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CCFF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CC99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EEEEE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EEEEEE"/>
    </style:style>
    <style:style style:name="ce9" style:family="table-cell" style:parent-style-name="Default" style:data-style-name="N4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0" style:family="table-cell" style:parent-style-name="Default" style:data-style-name="N2"/>
    <style:style style:name="ce11" style:family="table-cell" style:parent-style-name="Default" style:data-style-name="N3"/>
    <style:style style:name="ce12" style:family="table-cell" style:parent-style-name="Default" style:data-style-name="N36">
      <style:table-cell-properties fo:background-color="transparent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3">
      <style:text-properties fo:font-weight="bold" style:font-weight-asian="bold" style:font-weight-complex="bold"/>
    </style:style>
    <style:style style:name="ce15" style:family="table-cell" style:parent-style-name="Default" style:data-style-name="N4"/>
    <style:style style:name="ce16" style:family="table-cell" style:parent-style-name="Default" style:data-style-name="N37"/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38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38"/>
    <style:style style:name="ce20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</style:style>
    <style:style style:name="ce21" style:family="table-cell" style:parent-style-name="Default" style:data-style-name="N4">
      <style:table-cell-properties fo:border="thin solid #000000" style:vertical-align="automatic" fo:background-color="#FFFF99" style:repeat-content="false"/>
      <style:paragraph-properties fo:text-align="center"/>
    </style:style>
    <style:style style:name="ce22" style:family="table-cell" style:parent-style-name="Default" style:data-style-name="N39">
      <style:table-cell-properties fo:border="thin solid #000000" style:vertical-align="automatic" fo:background-color="#FFFF99" style:repeat-content="false"/>
      <style:paragraph-properties fo:text-align="center"/>
    </style:style>
    <style:style style:name="ce23" style:family="table-cell" style:parent-style-name="Default" style:data-style-name="N3">
      <style:table-cell-properties fo:border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4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39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7" style:family="table-cell" style:parent-style-name="Default" style:data-style-name="N3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9" style:family="table-cell" style:parent-style-name="Default" style:data-style-name="N4">
      <style:text-properties fo:font-weight="bold" style:font-weight-asian="bold" style:font-weight-complex="bold"/>
    </style:style>
    <style:style style:name="ce30" style:family="table-cell" style:parent-style-name="Default" style:data-style-name="N14">
      <style:text-properties fo:font-weight="bold" style:font-weight-asian="bold" style:font-weight-complex="bold"/>
    </style:style>
    <style:style style:name="ce31" style:family="table-cell" style:parent-style-name="Default" style:data-style-name="N39">
      <style:table-cell-properties fo:border="thin solid #000000" style:vertical-align="automatic" style:repeat-content="false"/>
      <style:paragraph-properties fo:text-align="center"/>
    </style:style>
    <style:style style:name="ce32" style:family="table-cell" style:parent-style-name="Default" style:data-style-name="N39"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39"/>
    <style:style style:name="ce35" style:family="table-cell" style:parent-style-name="Default" style:data-style-name="N0">
      <style:table-cell-properties fo:border="thin solid #000000"/>
    </style:style>
    <style:style style:name="ce36" style:family="table-cell" style:parent-style-name="Default" style:data-style-name="N3">
      <style:table-cell-properties fo:border="thin solid #000000"/>
      <style:text-properties fo:font-weight="bold" style:font-weight-asian="bold" style:font-weight-complex="bold"/>
    </style:style>
    <style:style style:name="ce37" style:family="table-cell" style:parent-style-name="Default" style:data-style-name="N37">
      <style:table-cell-properties fo:border="thin solid #000000"/>
    </style:style>
    <style:style style:name="ce38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9" style:family="table-cell" style:parent-style-name="Default" style:data-style-name="N14">
      <style:table-cell-properties fo:border="thin solid #000000"/>
    </style:style>
    <style:style style:name="ce40" style:family="table-cell" style:parent-style-name="Default" style:data-style-name="N39">
      <style:table-cell-properties style:vertical-align="automatic" style:repeat-content="false"/>
      <style:paragraph-properties fo:text-align="center"/>
    </style:style>
    <style:style style:name="ce41" style:family="table-cell" style:parent-style-name="Default" style:data-style-name="N38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ackground-color="transparent"/>
    </style:style>
    <style:style style:name="ce43" style:family="table-cell" style:parent-style-name="Percent" style:data-style-name="N13">
      <style:text-properties fo:color="#000000" style:font-name="Liberation Sans" style:font-name-asian="Liberation Sans" style:font-name-complex="Liberation Sans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51354166666667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666875cm"/>
    </style:style>
    <style:style style:name="co6" style:family="table-column">
      <style:table-column-properties fo:break-before="auto" style:column-width="3.095625cm"/>
    </style:style>
    <style:style style:name="co7" style:family="table-column">
      <style:table-column-properties fo:break-before="auto" style:column-width="2.75166666666667cm"/>
    </style:style>
    <style:style style:name="co8" style:family="table-column">
      <style:table-column-properties fo:break-before="auto" style:column-width="4.048125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48708333333333cm"/>
    </style:style>
    <style:style style:name="co11" style:family="table-column">
      <style:table-column-properties fo:break-before="auto" style:column-width="3.254375cm"/>
    </style:style>
    <style:style style:name="co12" style:family="table-column">
      <style:table-column-properties fo:break-before="auto" style:column-width="5.3975cm"/>
    </style:style>
    <style:style style:name="co13" style:family="table-column">
      <style:table-column-properties fo:break-before="auto" style:column-width="2.8575cm"/>
    </style:style>
    <style:style style:name="co14" style:family="table-column">
      <style:table-column-properties fo:break-before="auto" style:column-width="3.889375cm"/>
    </style:style>
    <style:style style:name="co15" style:family="table-column">
      <style:table-column-properties fo:break-before="auto" style:column-width="2.32833333333333cm"/>
    </style:style>
    <style:style style:name="co16" style:family="table-column">
      <style:table-column-properties fo:break-before="auto" style:column-width="1.3758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7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cell-content()!=0" style:apply-style-name="cf1"/>
    </style:style>
    <style:style style:name="ce45" style:family="table-cell" style:parent-style-name="Default" style:data-style-name="N3">
      <style:map style:condition="of:cell-content()&lt;0" style:apply-style-name="cf2"/>
    </style:style>
    <style:style style:name="ce46" style:family="table-cell" style:parent-style-name="Default" style:data-style-name="N36">
      <style:table-cell-properties fo:background-color="transparent"/>
      <style:map style:condition="of:cell-content()&lt;0" style:apply-style-name="cf2"/>
      <style:map style:condition="of:cell-content-is-between(0.15,0.3)" style:apply-style-name="cf1"/>
      <style:map style:condition="of:cell-content()&gt;0.3" style:apply-style-name="cf3"/>
    </style:style>
    <style:style style:name="ce47" style:family="table-cell" style:parent-style-name="Default" style:data-style-name="N2">
      <style:map style:condition="of:cell-content()&lt;0.1" style:apply-style-name="cf2"/>
      <style:map style:condition="of:cell-content()&gt;=0.1" style:apply-style-name="cf1"/>
    </style:style>
    <style:style style:name="ce48" style:family="table-cell" style:parent-style-name="Default" style:data-style-name="N36">
      <style:table-cell-properties fo:background-color="transparent"/>
      <style:map style:condition="of:cell-content()&lt;0.1" style:apply-style-name="cf2"/>
      <style:map style:condition="of:cell-content()&gt;=0.1" style:apply-style-name="cf1"/>
    </style:style>
    <style:style style:name="ce49" style:family="table-cell" style:parent-style-name="Default" style:data-style-name="N2">
      <style:map style:condition="of:cell-content()&lt;0.1" style:apply-style-name="cf2"/>
      <style:map style:condition="of:cell-content()&gt;=0.1" style:apply-style-name="cf1"/>
    </style:style>
    <style:style style:name="ce50" style:family="table-cell" style:parent-style-name="Default" style:data-style-name="N38">
      <style:map style:condition="of:cell-content()&lt;0.1" style:apply-style-name="cf2"/>
      <style:map style:condition="of:cell-content()&gt;=0.1" style:apply-style-name="cf1"/>
    </style:style>
    <style:style style:name="ce51" style:family="table-cell" style:parent-style-name="Default" style:data-style-name="N3">
      <style:map style:condition="of:cell-content()=0" style:apply-style-name="cf2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1" table:number-columns-repeated="3" table:default-cell-style-name="ce1"/>
        <table:table-column table:style-name="co8" table:default-cell-style-name="ce1"/>
        <table:table-column table:style-name="co1" table:number-columns-repeated="13" table:default-cell-style-name="ce1"/>
        <table:table-column table:style-name="co9" table:number-columns-repeated="16352" table:default-cell-style-name="ce1"/>
        <table:table-row table:style-name="ro1">
          <table:table-cell office:value-type="string" table:style-name="ce2">
            <text:p>Total Lose</text:p>
          </table:table-cell>
          <table:table-cell office:value-type="string" table:style-name="ce2">
            <text:p>Total Win</text:p>
          </table:table-cell>
          <table:table-cell office:value-type="string" table:style-name="ce2">
            <text:p>Profit</text:p>
          </table:table-cell>
          <table:table-cell office:value-type="string" table:style-name="ce2">
            <text:p>Err_Tot_Lose</text:p>
          </table:table-cell>
          <table:table-cell office:value-type="string" table:style-name="ce2">
            <text:p>Err_Tot_Win</text:p>
          </table:table-cell>
          <table:table-cell office:value-type="string" table:style-name="ce2">
            <text:p>Err_Win</text:p>
          </table:table-cell>
          <table:table-cell office:value-type="string" table:style-name="ce2">
            <text:p>Err_Profit</text:p>
          </table:table-cell>
          <table:table-cell office:value-type="string" table:style-name="ce3">
            <text:p>Win rate</text:p>
          </table:table-cell>
          <table:table-cell office:value-type="string" table:style-name="ce4">
            <text:p>Rate</text:p>
          </table:table-cell>
          <table:table-cell office:value-type="string" table:style-name="ce3">
            <text:p>Profit_Rate</text:p>
          </table:table-cell>
          <table:table-cell office:value-type="string" table:style-name="ce3">
            <text:p>Ref</text:p>
          </table:table-cell>
          <table:table-cell office:value-type="string" table:style-name="ce3">
            <text:p>Ref</text:p>
          </table:table-cell>
          <table:table-cell office:value-type="string" table:style-name="ce3">
            <text:p>Err_P_Rate</text:p>
          </table:table-cell>
          <table:table-cell office:value-type="string" table:style-name="ce5">
            <text:p>Both &gt;0%</text:p>
          </table:table-cell>
          <table:table-cell office:value-type="string" table:style-name="ce2">
            <text:p>Maximum Lose</text:p>
          </table:table-cell>
          <table:table-cell office:value-type="string" table:style-name="ce6">
            <text:p>History</text:p>
          </table:table-cell>
          <table:table-cell office:value-type="string" table:style-name="ce2">
            <text:p>Prev 15 Avg</text:p>
          </table:table-cell>
          <table:table-cell table:style-name="ce1"/>
          <table:table-cell office:value-type="string" table:style-name="ce2">
            <text:p>Total Game</text:p>
          </table:table-cell>
          <table:table-cell office:value-type="string" table:style-name="ce2">
            <text:p>Bet</text:p>
          </table:table-cell>
          <table:table-cell table:style-name="ce1"/>
          <table:table-cell table:style-name="ce7"/>
          <table:table-cell office:value-type="string" table:style-name="ce7">
            <text:p>Net Profit</text:p>
          </table:table-cell>
          <table:table-cell office:value-type="string" table:style-name="ce7">
            <text:p>Current</text:p>
          </table:table-cell>
          <table:table-cell table:style-name="ce1"/>
          <table:table-cell office:value-type="string" table:style-name="ce1">
            <text:p>Origin</text:p>
          </table:table-cell>
          <table:table-cell office:value-type="string" table:style-name="ce1">
            <text:p>Fee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BTC</text:p>
          </table:table-cell>
          <table:table-cell office:value-type="string" table:style-name="ce1">
            <text:p>NetworkFee</text:p>
          </table:table-cell>
          <table:table-cell office:value-type="string" table:style-name="ce1">
            <text:p>Deposit</text:p>
          </table:table-cell>
          <table:table-cell office:value-type="string" table:style-name="ce1">
            <text:p>Deposit Bit</text:p>
          </table:table-cell>
          <table:table-cell table:number-columns-repeated="16352"/>
        </table:table-row>
        <table:table-row table:style-name="ro1">
          <table:table-cell table:number-columns-repeated="5" table:style-name="ce2"/>
          <table:table-cell office:value-type="float" office:value="0.8" table:style-name="ce2">
            <text:p>0.8</text:p>
          </table:table-cell>
          <table:table-cell table:number-columns-repeated="9" table:style-name="ce2"/>
          <table:table-cell office:value-type="float" office:value="5" table:formula="of:=COUNT([Sheet1.P3:.P342400])" table:style-name="ce8">
            <text:p>5</text:p>
          </table:table-cell>
          <table:table-cell table:style-name="ce2"/>
          <table:table-cell table:style-name="ce1"/>
          <table:table-cell table:number-columns-repeated="2" table:style-name="ce2"/>
          <table:table-cell table:style-name="ce1"/>
          <table:table-cell office:value-type="time" office:time-value="PT4H55M0S" table:style-name="ce9">
            <text:p>04:55:00 AM</text:p>
          </table:table-cell>
          <table:table-cell office:value-type="float" office:value="4834.99" table:style-name="ce7">
            <text:p>4834.99</text:p>
          </table:table-cell>
          <table:table-cell office:value-type="float" office:value="69554.28" table:style-name="ce7">
            <text:p>69554.28</text:p>
          </table:table-cell>
          <table:table-cell office:value-type="string" table:style-name="ce1">
            <text:p>Debit</text:p>
          </table:table-cell>
          <table:table-cell office:value-type="float" office:value="16" table:style-name="ce1">
            <text:p>16</text:p>
          </table:table-cell>
          <table:table-cell office:value-type="float" office:value="1.49" table:style-name="ce1">
            <text:p>1.49</text:p>
          </table:table-cell>
          <table:table-cell office:value-type="float" office:value="17.489999999999998" table:formula="of:=[Sheet1.Z2]+[Sheet1.AA2]" table:style-name="ce1">
            <text:p>17.49</text:p>
          </table:table-cell>
          <table:table-cell office:value-type="float" office:value="6.3858600000000001E-3" table:style-name="ce7">
            <text:p>0.00638586</text:p>
          </table:table-cell>
          <table:table-cell office:value-type="float" office:value="8.7854999999999997E-4" table:style-name="ce7">
            <text:p>0.00087855</text:p>
          </table:table-cell>
          <table:table-cell office:value-type="float" office:value="5.5073100000000005E-3" table:formula="of:=[Sheet1.AC2]-[Sheet1.AD2]" table:style-name="ce1">
            <text:p>0.00550731</text:p>
          </table:table-cell>
          <table:table-cell office:value-type="float" office:value="5507.31" table:formula="of:=[Sheet1.AE2]*1000000" table:style-name="ce1">
            <text:p>5507.31</text:p>
          </table:table-cell>
          <table:table-cell table:number-columns-repeated="16352"/>
        </table:table-row>
        <table:table-row table:style-name="ro1">
          <table:table-cell office:value-type="float" office:value="40" table:formula="of:=[Sheet1.$S$3]*(1-[Sheet1.H3])" table:style-name="ce10">
            <text:p>40.00</text:p>
          </table:table-cell>
          <table:table-cell office:value-type="float" office:value="60" table:formula="of:=[Sheet1.$S$3]*[Sheet1.H3]" table:style-name="ce10">
            <text:p>60.00</text:p>
          </table:table-cell>
          <table:table-cell office:value-type="float" office:value="-16999.999999999996" table:formula="of:=[Sheet1.$T$3]*([Sheet1.I3]-1)*[Sheet1.B3]-[Sheet1.$T$3]*[Sheet1.A3]" table:style-name="ce45">
            <text:p>-17,000</text:p>
          </table:table-cell>
          <table:table-cell office:value-type="float" office:value="52" table:formula="of:=[Sheet1.$S$3]*(1-[Sheet1.F3])" table:style-name="ce10">
            <text:p>52.00</text:p>
          </table:table-cell>
          <table:table-cell office:value-type="float" office:value="48" table:formula="of:=[Sheet1.$S$3]*[Sheet1.F3]" table:style-name="ce10">
            <text:p>48.00</text:p>
          </table:table-cell>
          <table:table-cell office:value-type="float" office:value="0.48" table:formula="of:=[Sheet1.H3]*[Sheet1.$F$2]" table:style-name="ce10">
            <text:p>0.48</text:p>
          </table:table-cell>
          <table:table-cell office:value-type="float" office:value="-23600" table:formula="of:=[Sheet1.$T$3]*([Sheet1.I3]-1)*[Sheet1.E3]-[Sheet1.$T$3]*[Sheet1.D3]" table:style-name="ce11">
            <text:p>-23,600</text:p>
          </table:table-cell>
          <table:table-cell office:value-type="float" office:value="0.6" table:formula="of:=COUNTIF([Sheet1.$P$3:.$P$106001];&quot;&gt;&quot;&amp;[Sheet1.I3])/[Sheet1.$P$2]" table:style-name="ce47">
            <text:p>0.60</text:p>
          </table:table-cell>
          <table:table-cell office:value-type="float" office:value="1.1000000000000001" table:style-name="ce4">
            <text:p>1.1</text:p>
          </table:table-cell>
          <table:table-cell office:value-type="percentage" office:value="-0.33999999999999991" table:formula="of:=[Sheet1.C3]/([Sheet1.$T$3]*[Sheet1.$S$3])" table:style-name="ce46">
            <text:p>-34.0%</text:p>
          </table:table-cell>
          <table:table-cell table:style-name="ce46"/>
          <table:table-cell table:style-name="ce46"/>
          <table:table-cell office:value-type="percentage" office:value="-0.47199999999999998" table:formula="of:=[Sheet1.G3]/([Sheet1.$T$3]*[Sheet1.$S$3])" table:style-name="ce48">
            <text:p>-47.2%</text:p>
          </table:table-cell>
          <table:table-cell office:value-type="float" office:value="0" table:formula="of:=IF([Sheet1.J3]&gt;0;IF([Sheet1.M3]&gt;0;&quot;good&quot;;0);0)" table:style-name="ce44">
            <text:p>0</text:p>
          </table:table-cell>
          <table:table-cell office:value-type="float" office:value="20000" table:formula="of:=[Sheet1.A3]*[Sheet1.$T$3]" table:style-name="ce14">
            <text:p>20,000</text:p>
          </table:table-cell>
          <table:table-cell office:value-type="float" office:value="1.98" table:style-name="ce1">
            <text:p>1.98</text:p>
          </table:table-cell>
          <table:table-cell table:number-columns-repeated="2" table:style-name="ce1"/>
          <table:table-cell office:value-type="float" office:value="100" table:style-name="ce2">
            <text:p>100</text:p>
          </table:table-cell>
          <table:table-cell office:value-type="float" office:value="500" table:style-name="ce2">
            <text:p>500</text:p>
          </table:table-cell>
          <table:table-cell table:style-name="ce7"/>
          <table:table-cell office:value-type="time" office:time-value="PT5H42M0S" table:style-name="ce9">
            <text:p>05:42:00 AM</text:p>
          </table:table-cell>
          <table:table-cell office:value-type="float" office:value="11251" table:style-name="ce7">
            <text:p>11251</text:p>
          </table:table-cell>
          <table:table-cell office:value-type="float" office:value="75970.759999999995" table:style-name="ce7">
            <text:p>75970.76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5.98" table:style-name="ce1">
            <text:p>5.98</text:p>
          </table:table-cell>
          <table:table-cell office:value-type="float" office:value="155.97999999999999" table:formula="of:=[Sheet1.Z3]+[Sheet1.AA3]" table:style-name="ce1">
            <text:p>155.98</text:p>
          </table:table-cell>
          <table:table-cell office:value-type="float" office:value="6.0090400000000002E-2" table:style-name="ce7">
            <text:p>0.0600904</text:p>
          </table:table-cell>
          <table:table-cell office:value-type="float" office:value="8.7842000000000475E-4" table:formula="of:=[Sheet1.AC3]-[Sheet1.AE3]" table:style-name="ce7">
            <text:p>0.00087842</text:p>
          </table:table-cell>
          <table:table-cell office:value-type="float" office:value="5.9211979999999997E-2" table:style-name="ce1">
            <text:p>0.05921198</text:p>
          </table:table-cell>
          <table:table-cell office:value-type="float" office:value="59211.979999999996" table:formula="of:=[Sheet1.AE3]*1000000" table:style-name="ce1">
            <text:p>59211.98</text:p>
          </table:table-cell>
          <table:table-cell table:number-columns-repeated="16352"/>
        </table:table-row>
        <table:table-row table:style-name="ro1">
          <table:table-cell office:value-type="float" office:value="40" table:formula="of:=[Sheet1.$S$3]*(1-[Sheet1.H4])" table:style-name="ce10">
            <text:p>40.00</text:p>
          </table:table-cell>
          <table:table-cell office:value-type="float" office:value="60" table:formula="of:=[Sheet1.$S$3]*[Sheet1.H4]" table:style-name="ce10">
            <text:p>60.00</text:p>
          </table:table-cell>
          <table:table-cell office:value-type="float" office:value="-14000.000000000002" table:formula="of:=[Sheet1.$T$3]*([Sheet1.I4]-1)*[Sheet1.B4]-[Sheet1.$T$3]*[Sheet1.A4]" table:style-name="ce45">
            <text:p>-14,000</text:p>
          </table:table-cell>
          <table:table-cell office:value-type="float" office:value="52" table:formula="of:=[Sheet1.$S$3]*(1-[Sheet1.F4])" table:style-name="ce10">
            <text:p>52.00</text:p>
          </table:table-cell>
          <table:table-cell office:value-type="float" office:value="48" table:formula="of:=[Sheet1.$S$3]*[Sheet1.F4]" table:style-name="ce10">
            <text:p>48.00</text:p>
          </table:table-cell>
          <table:table-cell office:value-type="float" office:value="0.48" table:formula="of:=[Sheet1.H4]*[Sheet1.$F$2]" table:style-name="ce10">
            <text:p>0.48</text:p>
          </table:table-cell>
          <table:table-cell office:value-type="float" office:value="-21200" table:formula="of:=[Sheet1.$T$3]*([Sheet1.I4]-1)*[Sheet1.E4]-[Sheet1.$T$3]*[Sheet1.D4]" table:style-name="ce11">
            <text:p>-21,200</text:p>
          </table:table-cell>
          <table:table-cell office:value-type="float" office:value="0.6" table:formula="of:=COUNTIF([Sheet1.$P$3:.$P$106001];&quot;&gt;&quot;&amp;[Sheet1.I4])/[Sheet1.$P$2]" table:style-name="ce47">
            <text:p>0.60</text:p>
          </table:table-cell>
          <table:table-cell office:value-type="float" office:value="1.2" table:style-name="ce4">
            <text:p>1.2</text:p>
          </table:table-cell>
          <table:table-cell office:value-type="percentage" office:value="-0.28000000000000003" table:formula="of:=[Sheet1.C4]/([Sheet1.$T$3]*[Sheet1.$S$3])" table:style-name="ce46">
            <text:p>-28.0%</text:p>
          </table:table-cell>
          <table:table-cell table:style-name="ce46"/>
          <table:table-cell table:style-name="ce46"/>
          <table:table-cell office:value-type="percentage" office:value="-0.42399999999999999" table:formula="of:=[Sheet1.G4]/([Sheet1.$T$3]*[Sheet1.$S$3])" table:style-name="ce48">
            <text:p>-42.4%</text:p>
          </table:table-cell>
          <table:table-cell office:value-type="float" office:value="0" table:formula="of:=IF([Sheet1.J4]&gt;0;IF([Sheet1.M4]&gt;0;&quot;good&quot;;0);0)" table:style-name="ce44">
            <text:p>0</text:p>
          </table:table-cell>
          <table:table-cell office:value-type="float" office:value="20000" table:formula="of:=[Sheet1.A4]*[Sheet1.$T$3]" table:style-name="ce14">
            <text:p>20,000</text:p>
          </table:table-cell>
          <table:table-cell office:value-type="float" office:value="1.02" table:style-name="ce1">
            <text:p>1.02</text:p>
          </table:table-cell>
          <table:table-cell table:number-columns-repeated="4" table:style-name="ce1"/>
          <table:table-cell office:value-type="float" office:value="973" table:style-name="ce1">
            <text:p>973</text:p>
          </table:table-cell>
          <table:table-cell table:style-name="ce1"/>
          <table:table-cell office:value-type="float" office:value="-39187.75" table:style-name="ce7">
            <text:p>-39187.75</text:p>
          </table:table-cell>
          <table:table-cell office:value-type="float" office:value="25516" table:style-name="ce1">
            <text:p>25516</text:p>
          </table:table-cell>
          <table:table-cell table:number-columns-repeated="16360" table:style-name="ce1"/>
        </table:table-row>
        <table:table-row table:style-name="ro1">
          <table:table-cell office:value-type="float" office:value="40" table:formula="of:=[Sheet1.$S$3]*(1-[Sheet1.H5])" table:style-name="ce10">
            <text:p>40.00</text:p>
          </table:table-cell>
          <table:table-cell office:value-type="float" office:value="60" table:formula="of:=[Sheet1.$S$3]*[Sheet1.H5]" table:style-name="ce10">
            <text:p>60.00</text:p>
          </table:table-cell>
          <table:table-cell office:value-type="float" office:value="-10999.999999999998" table:formula="of:=[Sheet1.$T$3]*([Sheet1.I5]-1)*[Sheet1.B5]-[Sheet1.$T$3]*[Sheet1.A5]" table:style-name="ce45">
            <text:p>-11,000</text:p>
          </table:table-cell>
          <table:table-cell office:value-type="float" office:value="52" table:formula="of:=[Sheet1.$S$3]*(1-[Sheet1.F5])" table:style-name="ce10">
            <text:p>52.00</text:p>
          </table:table-cell>
          <table:table-cell office:value-type="float" office:value="48" table:formula="of:=[Sheet1.$S$3]*[Sheet1.F5]" table:style-name="ce10">
            <text:p>48.00</text:p>
          </table:table-cell>
          <table:table-cell office:value-type="float" office:value="0.48" table:formula="of:=[Sheet1.H5]*[Sheet1.$F$2]" table:style-name="ce10">
            <text:p>0.48</text:p>
          </table:table-cell>
          <table:table-cell office:value-type="float" office:value="-18800" table:formula="of:=[Sheet1.$T$3]*([Sheet1.I5]-1)*[Sheet1.E5]-[Sheet1.$T$3]*[Sheet1.D5]" table:style-name="ce11">
            <text:p>-18,800</text:p>
          </table:table-cell>
          <table:table-cell office:value-type="float" office:value="0.6" table:formula="of:=COUNTIF([Sheet1.$P$3:.$P$106001];&quot;&gt;&quot;&amp;[Sheet1.I5])/[Sheet1.$P$2]" table:style-name="ce47">
            <text:p>0.60</text:p>
          </table:table-cell>
          <table:table-cell office:value-type="float" office:value="1.3" table:style-name="ce4">
            <text:p>1.3</text:p>
          </table:table-cell>
          <table:table-cell office:value-type="percentage" office:value="-0.21999999999999997" table:formula="of:=[Sheet1.C5]/([Sheet1.$T$3]*[Sheet1.$S$3])" table:style-name="ce46">
            <text:p>-22.0%</text:p>
          </table:table-cell>
          <table:table-cell table:style-name="ce46"/>
          <table:table-cell table:style-name="ce46"/>
          <table:table-cell office:value-type="percentage" office:value="-0.376" table:formula="of:=[Sheet1.G5]/([Sheet1.$T$3]*[Sheet1.$S$3])" table:style-name="ce48">
            <text:p>-37.6%</text:p>
          </table:table-cell>
          <table:table-cell office:value-type="float" office:value="0" table:formula="of:=IF([Sheet1.J5]&gt;0;IF([Sheet1.M5]&gt;0;&quot;good&quot;;0);0)" table:style-name="ce44">
            <text:p>0</text:p>
          </table:table-cell>
          <table:table-cell office:value-type="float" office:value="20000" table:formula="of:=[Sheet1.A5]*[Sheet1.$T$3]" table:style-name="ce14">
            <text:p>20,000</text:p>
          </table:table-cell>
          <table:table-cell office:value-type="float" office:value="2.4900000000000002" table:style-name="ce1">
            <text:p>2.49</text:p>
          </table:table-cell>
          <table:table-cell table:number-columns-repeated="13" table:style-name="ce1"/>
          <table:table-cell office:value-type="float" office:value="878.55" table:formula="of:=[Sheet1.AD2]*1000000" table:style-name="ce1">
            <text:p>878.55</text:p>
          </table:table-cell>
          <table:table-cell table:number-columns-repeated="16354" table:style-name="ce1"/>
        </table:table-row>
        <table:table-row table:style-name="ro1">
          <table:table-cell office:value-type="float" office:value="40" table:formula="of:=[Sheet1.$S$3]*(1-[Sheet1.H6])" table:style-name="ce10">
            <text:p>40.00</text:p>
          </table:table-cell>
          <table:table-cell office:value-type="float" office:value="60" table:formula="of:=[Sheet1.$S$3]*[Sheet1.H6]" table:style-name="ce10">
            <text:p>60.00</text:p>
          </table:table-cell>
          <table:table-cell office:value-type="float" office:value="-8000.0000000000036" table:formula="of:=[Sheet1.$T$3]*([Sheet1.I6]-1)*[Sheet1.B6]-[Sheet1.$T$3]*[Sheet1.A6]" table:style-name="ce45">
            <text:p>-8,000</text:p>
          </table:table-cell>
          <table:table-cell office:value-type="float" office:value="52" table:formula="of:=[Sheet1.$S$3]*(1-[Sheet1.F6])" table:style-name="ce10">
            <text:p>52.00</text:p>
          </table:table-cell>
          <table:table-cell office:value-type="float" office:value="48" table:formula="of:=[Sheet1.$S$3]*[Sheet1.F6]" table:style-name="ce10">
            <text:p>48.00</text:p>
          </table:table-cell>
          <table:table-cell office:value-type="float" office:value="0.48" table:formula="of:=[Sheet1.H6]*[Sheet1.$F$2]" table:style-name="ce10">
            <text:p>0.48</text:p>
          </table:table-cell>
          <table:table-cell office:value-type="float" office:value="-16400.000000000004" table:formula="of:=[Sheet1.$T$3]*([Sheet1.I6]-1)*[Sheet1.E6]-[Sheet1.$T$3]*[Sheet1.D6]" table:style-name="ce11">
            <text:p>-16,400</text:p>
          </table:table-cell>
          <table:table-cell office:value-type="float" office:value="0.6" table:formula="of:=COUNTIF([Sheet1.$P$3:.$P$106001];&quot;&gt;&quot;&amp;[Sheet1.I6])/[Sheet1.$P$2]" table:style-name="ce47">
            <text:p>0.60</text:p>
          </table:table-cell>
          <table:table-cell office:value-type="float" office:value="1.4" table:style-name="ce4">
            <text:p>1.4</text:p>
          </table:table-cell>
          <table:table-cell office:value-type="percentage" office:value="-0.16000000000000009" table:formula="of:=[Sheet1.C6]/([Sheet1.$T$3]*[Sheet1.$S$3])" table:style-name="ce46">
            <text:p>-16.0%</text:p>
          </table:table-cell>
          <table:table-cell table:style-name="ce46"/>
          <table:table-cell table:style-name="ce46"/>
          <table:table-cell office:value-type="percentage" office:value="-0.32800000000000007" table:formula="of:=[Sheet1.G6]/([Sheet1.$T$3]*[Sheet1.$S$3])" table:style-name="ce48">
            <text:p>-32.8%</text:p>
          </table:table-cell>
          <table:table-cell office:value-type="float" office:value="0" table:formula="of:=IF([Sheet1.J6]&gt;0;IF([Sheet1.M6]&gt;0;&quot;good&quot;;0);0)" table:style-name="ce44">
            <text:p>0</text:p>
          </table:table-cell>
          <table:table-cell office:value-type="float" office:value="20000" table:formula="of:=[Sheet1.A6]*[Sheet1.$T$3]" table:style-name="ce14">
            <text:p>20,000</text:p>
          </table:table-cell>
          <table:table-cell office:value-type="float" office:value="1.76" table:style-name="ce1">
            <text:p>1.76</text:p>
          </table:table-cell>
          <table:table-cell table:number-columns-repeated="16368" table:style-name="ce1"/>
        </table:table-row>
        <table:table-row table:style-name="ro1">
          <table:table-cell office:value-type="float" office:value="40" table:formula="of:=[Sheet1.$S$3]*(1-[Sheet1.H7])" table:style-name="ce10">
            <text:p>40.00</text:p>
          </table:table-cell>
          <table:table-cell office:value-type="float" office:value="60" table:formula="of:=[Sheet1.$S$3]*[Sheet1.H7]" table:style-name="ce10">
            <text:p>60.00</text:p>
          </table:table-cell>
          <table:table-cell office:value-type="float" office:value="-5000" table:formula="of:=[Sheet1.$T$3]*([Sheet1.I7]-1)*[Sheet1.B7]-[Sheet1.$T$3]*[Sheet1.A7]" table:style-name="ce45">
            <text:p>-5,000</text:p>
          </table:table-cell>
          <table:table-cell office:value-type="float" office:value="52" table:formula="of:=[Sheet1.$S$3]*(1-[Sheet1.F7])" table:style-name="ce10">
            <text:p>52.00</text:p>
          </table:table-cell>
          <table:table-cell office:value-type="float" office:value="48" table:formula="of:=[Sheet1.$S$3]*[Sheet1.F7]" table:style-name="ce10">
            <text:p>48.00</text:p>
          </table:table-cell>
          <table:table-cell office:value-type="float" office:value="0.48" table:formula="of:=[Sheet1.H7]*[Sheet1.$F$2]" table:style-name="ce10">
            <text:p>0.48</text:p>
          </table:table-cell>
          <table:table-cell office:value-type="float" office:value="-14000" table:formula="of:=[Sheet1.$T$3]*([Sheet1.I7]-1)*[Sheet1.E7]-[Sheet1.$T$3]*[Sheet1.D7]" table:style-name="ce11">
            <text:p>-14,000</text:p>
          </table:table-cell>
          <table:table-cell office:value-type="float" office:value="0.6" table:formula="of:=COUNTIF([Sheet1.$P$3:.$P$106001];&quot;&gt;&quot;&amp;[Sheet1.I7])/[Sheet1.$P$2]" table:style-name="ce47">
            <text:p>0.60</text:p>
          </table:table-cell>
          <table:table-cell office:value-type="float" office:value="1.5" table:style-name="ce4">
            <text:p>1.5</text:p>
          </table:table-cell>
          <table:table-cell office:value-type="percentage" office:value="-0.1" table:formula="of:=[Sheet1.C7]/([Sheet1.$T$3]*[Sheet1.$S$3])" table:style-name="ce46">
            <text:p>-10.0%</text:p>
          </table:table-cell>
          <table:table-cell table:style-name="ce46"/>
          <table:table-cell table:style-name="ce46"/>
          <table:table-cell office:value-type="percentage" office:value="-0.28000000000000003" table:formula="of:=[Sheet1.G7]/([Sheet1.$T$3]*[Sheet1.$S$3])" table:style-name="ce48">
            <text:p>-28.0%</text:p>
          </table:table-cell>
          <table:table-cell office:value-type="float" office:value="0" table:formula="of:=IF([Sheet1.J7]&gt;0;IF([Sheet1.M7]&gt;0;&quot;good&quot;;0);0)" table:style-name="ce44">
            <text:p>0</text:p>
          </table:table-cell>
          <table:table-cell office:value-type="float" office:value="20000" table:formula="of:=[Sheet1.A7]*[Sheet1.$T$3]" table:style-name="ce14">
            <text:p>20,000</text:p>
          </table:table-cell>
          <table:table-cell office:value-type="float" office:value="1.02" table:style-name="ce1">
            <text:p>1.02</text:p>
          </table:table-cell>
          <table:table-cell table:number-columns-repeated="13" table:style-name="ce1"/>
          <table:table-cell table:style-name="ce7"/>
          <table:table-cell table:number-columns-repeated="16354" table:style-name="ce1"/>
        </table:table-row>
        <table:table-row table:style-name="ro1">
          <table:table-cell office:value-type="float" office:value="40" table:formula="of:=[Sheet1.$S$3]*(1-[Sheet1.H8])" table:style-name="ce10">
            <text:p>40.00</text:p>
          </table:table-cell>
          <table:table-cell office:value-type="float" office:value="60" table:formula="of:=[Sheet1.$S$3]*[Sheet1.H8]" table:style-name="ce10">
            <text:p>60.00</text:p>
          </table:table-cell>
          <table:table-cell office:value-type="float" office:value="-1999.9999999999964" table:formula="of:=[Sheet1.$T$3]*([Sheet1.I8]-1)*[Sheet1.B8]-[Sheet1.$T$3]*[Sheet1.A8]" table:style-name="ce45">
            <text:p>-2,000</text:p>
          </table:table-cell>
          <table:table-cell office:value-type="float" office:value="52" table:formula="of:=[Sheet1.$S$3]*(1-[Sheet1.F8])" table:style-name="ce10">
            <text:p>52.00</text:p>
          </table:table-cell>
          <table:table-cell office:value-type="float" office:value="48" table:formula="of:=[Sheet1.$S$3]*[Sheet1.F8]" table:style-name="ce10">
            <text:p>48.00</text:p>
          </table:table-cell>
          <table:table-cell office:value-type="float" office:value="0.48" table:formula="of:=[Sheet1.H8]*[Sheet1.$F$2]" table:style-name="ce10">
            <text:p>0.48</text:p>
          </table:table-cell>
          <table:table-cell office:value-type="float" office:value="-11599.999999999996" table:formula="of:=[Sheet1.$T$3]*([Sheet1.I8]-1)*[Sheet1.E8]-[Sheet1.$T$3]*[Sheet1.D8]" table:style-name="ce11">
            <text:p>-11,600</text:p>
          </table:table-cell>
          <table:table-cell office:value-type="float" office:value="0.6" table:formula="of:=COUNTIF([Sheet1.$P$3:.$P$106001];&quot;&gt;&quot;&amp;[Sheet1.I8])/[Sheet1.$P$2]" table:style-name="ce47">
            <text:p>0.60</text:p>
          </table:table-cell>
          <table:table-cell office:value-type="float" office:value="1.6" table:style-name="ce4">
            <text:p>1.6</text:p>
          </table:table-cell>
          <table:table-cell office:value-type="percentage" office:value="-3.9999999999999925E-2" table:formula="of:=[Sheet1.C8]/([Sheet1.$T$3]*[Sheet1.$S$3])" table:style-name="ce46">
            <text:p>-4.0%</text:p>
          </table:table-cell>
          <table:table-cell table:style-name="ce46"/>
          <table:table-cell table:style-name="ce46"/>
          <table:table-cell office:value-type="percentage" office:value="-0.23199999999999993" table:formula="of:=[Sheet1.G8]/([Sheet1.$T$3]*[Sheet1.$S$3])" table:style-name="ce48">
            <text:p>-23.2%</text:p>
          </table:table-cell>
          <table:table-cell office:value-type="float" office:value="0" table:formula="of:=IF([Sheet1.J8]&gt;0;IF([Sheet1.M8]&gt;0;&quot;good&quot;;0);0)" table:style-name="ce44">
            <text:p>0</text:p>
          </table:table-cell>
          <table:table-cell office:value-type="float" office:value="20000" table:formula="of:=[Sheet1.A8]*[Sheet1.$T$3]" table:style-name="ce14">
            <text:p>20,000</text:p>
          </table:table-cell>
          <table:table-cell table:number-columns-repeated="3" table:style-name="ce1"/>
          <table:table-cell office:value-type="string" table:style-name="ce2">
            <text:p>USD/1BTC</text:p>
          </table:table-cell>
          <table:table-cell table:number-columns-repeated="16365" table:style-name="ce1"/>
        </table:table-row>
        <table:table-row table:style-name="ro1">
          <table:table-cell office:value-type="float" office:value="40" table:formula="of:=[Sheet1.$S$3]*(1-[Sheet1.H9])" table:style-name="ce10">
            <text:p>40.00</text:p>
          </table:table-cell>
          <table:table-cell office:value-type="float" office:value="60" table:formula="of:=[Sheet1.$S$3]*[Sheet1.H9]" table:style-name="ce10">
            <text:p>60.00</text:p>
          </table:table-cell>
          <table:table-cell office:value-type="float" office:value="1000" table:formula="of:=[Sheet1.$T$3]*([Sheet1.I9]-1)*[Sheet1.B9]-[Sheet1.$T$3]*[Sheet1.A9]" table:style-name="ce45">
            <text:p>1,000</text:p>
          </table:table-cell>
          <table:table-cell office:value-type="float" office:value="52" table:formula="of:=[Sheet1.$S$3]*(1-[Sheet1.F9])" table:style-name="ce10">
            <text:p>52.00</text:p>
          </table:table-cell>
          <table:table-cell office:value-type="float" office:value="48" table:formula="of:=[Sheet1.$S$3]*[Sheet1.F9]" table:style-name="ce10">
            <text:p>48.00</text:p>
          </table:table-cell>
          <table:table-cell office:value-type="float" office:value="0.48" table:formula="of:=[Sheet1.H9]*[Sheet1.$F$2]" table:style-name="ce10">
            <text:p>0.48</text:p>
          </table:table-cell>
          <table:table-cell office:value-type="float" office:value="-9200" table:formula="of:=[Sheet1.$T$3]*([Sheet1.I9]-1)*[Sheet1.E9]-[Sheet1.$T$3]*[Sheet1.D9]" table:style-name="ce11">
            <text:p>-9,200</text:p>
          </table:table-cell>
          <table:table-cell office:value-type="float" office:value="0.6" table:formula="of:=COUNTIF([Sheet1.$P$3:.$P$106001];&quot;&gt;&quot;&amp;[Sheet1.I9])/[Sheet1.$P$2]" table:style-name="ce47">
            <text:p>0.60</text:p>
          </table:table-cell>
          <table:table-cell office:value-type="float" office:value="1.7" table:style-name="ce4">
            <text:p>1.7</text:p>
          </table:table-cell>
          <table:table-cell office:value-type="percentage" office:value="0.02" table:formula="of:=[Sheet1.C9]/([Sheet1.$T$3]*[Sheet1.$S$3])" table:style-name="ce46">
            <text:p>2.0%</text:p>
          </table:table-cell>
          <table:table-cell table:style-name="ce46"/>
          <table:table-cell table:style-name="ce46"/>
          <table:table-cell office:value-type="percentage" office:value="-0.184" table:formula="of:=[Sheet1.G9]/([Sheet1.$T$3]*[Sheet1.$S$3])" table:style-name="ce48">
            <text:p>-18.4%</text:p>
          </table:table-cell>
          <table:table-cell office:value-type="float" office:value="0" table:formula="of:=IF([Sheet1.J9]&gt;0;IF([Sheet1.M9]&gt;0;&quot;good&quot;;0);0)" table:style-name="ce44">
            <text:p>0</text:p>
          </table:table-cell>
          <table:table-cell office:value-type="float" office:value="20000" table:formula="of:=[Sheet1.A9]*[Sheet1.$T$3]" table:style-name="ce14">
            <text:p>20,000</text:p>
          </table:table-cell>
          <table:table-cell table:number-columns-repeated="3" table:style-name="ce1"/>
          <table:table-cell office:value-type="float" office:value="2495" table:style-name="ce2">
            <text:p>2495</text:p>
          </table:table-cell>
          <table:table-cell table:number-columns-repeated="16365" table:style-name="ce1"/>
        </table:table-row>
        <table:table-row table:style-name="ro1">
          <table:table-cell office:value-type="float" office:value="60" table:formula="of:=[Sheet1.$S$3]*(1-[Sheet1.H10])" table:style-name="ce10">
            <text:p>60.00</text:p>
          </table:table-cell>
          <table:table-cell office:value-type="float" office:value="40" table:formula="of:=[Sheet1.$S$3]*[Sheet1.H10]" table:style-name="ce10">
            <text:p>40.00</text:p>
          </table:table-cell>
          <table:table-cell office:value-type="float" office:value="-14000" table:formula="of:=[Sheet1.$T$3]*([Sheet1.I10]-1)*[Sheet1.B10]-[Sheet1.$T$3]*[Sheet1.A10]" table:style-name="ce45">
            <text:p>-14,000</text:p>
          </table:table-cell>
          <table:table-cell office:value-type="float" office:value="68" table:formula="of:=[Sheet1.$S$3]*(1-[Sheet1.F10])" table:style-name="ce10">
            <text:p>68.00</text:p>
          </table:table-cell>
          <table:table-cell office:value-type="float" office:value="32.000000000000007" table:formula="of:=[Sheet1.$S$3]*[Sheet1.F10]" table:style-name="ce10">
            <text:p>32.00</text:p>
          </table:table-cell>
          <table:table-cell office:value-type="float" office:value="0.32000000000000006" table:formula="of:=[Sheet1.H10]*[Sheet1.$F$2]" table:style-name="ce10">
            <text:p>0.32</text:p>
          </table:table-cell>
          <table:table-cell office:value-type="float" office:value="-21199.999999999996" table:formula="of:=[Sheet1.$T$3]*([Sheet1.I10]-1)*[Sheet1.E10]-[Sheet1.$T$3]*[Sheet1.D10]" table:style-name="ce11">
            <text:p>-21,200</text:p>
          </table:table-cell>
          <table:table-cell office:value-type="float" office:value="0.4" table:formula="of:=COUNTIF([Sheet1.$P$3:.$P$106001];&quot;&gt;&quot;&amp;[Sheet1.I10])/[Sheet1.$P$2]" table:style-name="ce47">
            <text:p>0.40</text:p>
          </table:table-cell>
          <table:table-cell office:value-type="float" office:value="1.8" table:style-name="ce4">
            <text:p>1.8</text:p>
          </table:table-cell>
          <table:table-cell office:value-type="percentage" office:value="-0.28000000000000003" table:formula="of:=[Sheet1.C10]/([Sheet1.$T$3]*[Sheet1.$S$3])" table:style-name="ce46">
            <text:p>-28.0%</text:p>
          </table:table-cell>
          <table:table-cell table:style-name="ce46"/>
          <table:table-cell table:style-name="ce46"/>
          <table:table-cell office:value-type="percentage" office:value="-0.42399999999999993" table:formula="of:=[Sheet1.G10]/([Sheet1.$T$3]*[Sheet1.$S$3])" table:style-name="ce48">
            <text:p>-42.4%</text:p>
          </table:table-cell>
          <table:table-cell office:value-type="float" office:value="0" table:formula="of:=IF([Sheet1.J10]&gt;0;IF([Sheet1.M10]&gt;0;&quot;good&quot;;0);0)" table:style-name="ce44">
            <text:p>0</text:p>
          </table:table-cell>
          <table:table-cell office:value-type="float" office:value="30000" table:formula="of:=[Sheet1.A10]*[Sheet1.$T$3]" table:style-name="ce14">
            <text:p>30,000</text:p>
          </table:table-cell>
          <table:table-cell table:number-columns-repeated="3" table:style-name="ce1"/>
          <table:table-cell office:value-type="string" table:style-name="ce2">
            <text:p>USD/1Bit</text:p>
          </table:table-cell>
          <table:table-cell table:number-columns-repeated="7" table:style-name="ce1"/>
          <table:table-cell office:value-type="string" table:style-name="ce1">
            <text:p>Deposit ToT</text:p>
          </table:table-cell>
          <table:table-cell office:value-type="float" office:value="173.47" table:formula="of:=SUM([Sheet1.AB2:.AB9])" table:style-name="ce1">
            <text:p>173.47</text:p>
          </table:table-cell>
          <table:table-cell office:value-type="float" office:value="64719.289999999994" table:formula="of:=SUM([Sheet1.AF2:.AF3])" table:style-name="ce1">
            <text:p>64719.29</text:p>
          </table:table-cell>
          <table:table-cell table:number-columns-repeated="16355" table:style-name="ce1"/>
        </table:table-row>
        <table:table-row table:style-name="ro1">
          <table:table-cell office:value-type="float" office:value="60" table:formula="of:=[Sheet1.$S$3]*(1-[Sheet1.H11])" table:style-name="ce10">
            <text:p>60.00</text:p>
          </table:table-cell>
          <table:table-cell office:value-type="float" office:value="40" table:formula="of:=[Sheet1.$S$3]*[Sheet1.H11]" table:style-name="ce10">
            <text:p>40.00</text:p>
          </table:table-cell>
          <table:table-cell office:value-type="float" office:value="-12000.000000000004" table:formula="of:=[Sheet1.$T$3]*([Sheet1.I11]-1)*[Sheet1.B11]-[Sheet1.$T$3]*[Sheet1.A11]" table:style-name="ce45">
            <text:p>-12,000</text:p>
          </table:table-cell>
          <table:table-cell office:value-type="float" office:value="68" table:formula="of:=[Sheet1.$S$3]*(1-[Sheet1.F11])" table:style-name="ce10">
            <text:p>68.00</text:p>
          </table:table-cell>
          <table:table-cell office:value-type="float" office:value="32.000000000000007" table:formula="of:=[Sheet1.$S$3]*[Sheet1.F11]" table:style-name="ce10">
            <text:p>32.00</text:p>
          </table:table-cell>
          <table:table-cell office:value-type="float" office:value="0.32000000000000006" table:formula="of:=[Sheet1.H11]*[Sheet1.$F$2]" table:style-name="ce10">
            <text:p>0.32</text:p>
          </table:table-cell>
          <table:table-cell office:value-type="float" office:value="-19600" table:formula="of:=[Sheet1.$T$3]*([Sheet1.I11]-1)*[Sheet1.E11]-[Sheet1.$T$3]*[Sheet1.D11]" table:style-name="ce11">
            <text:p>-19,600</text:p>
          </table:table-cell>
          <table:table-cell office:value-type="float" office:value="0.4" table:formula="of:=COUNTIF([Sheet1.$P$3:.$P$106001];&quot;&gt;&quot;&amp;[Sheet1.I11])/[Sheet1.$P$2]" table:style-name="ce47">
            <text:p>0.40</text:p>
          </table:table-cell>
          <table:table-cell office:value-type="float" office:value="1.9" table:style-name="ce4">
            <text:p>1.9</text:p>
          </table:table-cell>
          <table:table-cell office:value-type="percentage" office:value="-0.24000000000000007" table:formula="of:=[Sheet1.C11]/([Sheet1.$T$3]*[Sheet1.$S$3])" table:style-name="ce46">
            <text:p>-24.0%</text:p>
          </table:table-cell>
          <table:table-cell table:style-name="ce46"/>
          <table:table-cell table:style-name="ce46"/>
          <table:table-cell office:value-type="percentage" office:value="-0.39200000000000002" table:formula="of:=[Sheet1.G11]/([Sheet1.$T$3]*[Sheet1.$S$3])" table:style-name="ce48">
            <text:p>-39.2%</text:p>
          </table:table-cell>
          <table:table-cell office:value-type="float" office:value="0" table:formula="of:=IF([Sheet1.J11]&gt;0;IF([Sheet1.M11]&gt;0;&quot;good&quot;;0);0)" table:style-name="ce44">
            <text:p>0</text:p>
          </table:table-cell>
          <table:table-cell office:value-type="float" office:value="30000" table:formula="of:=[Sheet1.A11]*[Sheet1.$T$3]" table:style-name="ce14">
            <text:p>30,000</text:p>
          </table:table-cell>
          <table:table-cell table:number-columns-repeated="3" table:style-name="ce1"/>
          <table:table-cell office:value-type="float" office:value="2.4949999999999998E-3" table:formula="of:=[Sheet1.S9]/1000000" table:style-name="ce2">
            <text:p>0.002495</text:p>
          </table:table-cell>
          <table:table-cell table:number-columns-repeated="5" table:style-name="ce1"/>
          <table:table-cell table:style-name="ce7"/>
          <table:table-cell table:style-name="ce1"/>
          <table:table-cell office:value-type="string" table:style-name="ce1">
            <text:p>Current Bit</text:p>
          </table:table-cell>
          <table:table-cell office:value-type="float" office:value="28000" table:style-name="ce1">
            <text:p>28000</text:p>
          </table:table-cell>
          <table:table-cell table:number-columns-repeated="16356" table:style-name="ce1"/>
        </table:table-row>
        <table:table-row table:style-name="ro1">
          <table:table-cell office:value-type="float" office:value="80" table:formula="of:=[Sheet1.$S$3]*(1-[Sheet1.H12])" table:style-name="ce10">
            <text:p>80.00</text:p>
          </table:table-cell>
          <table:table-cell office:value-type="float" office:value="20" table:formula="of:=[Sheet1.$S$3]*[Sheet1.H12]" table:style-name="ce10">
            <text:p>20.00</text:p>
          </table:table-cell>
          <table:table-cell office:value-type="float" office:value="-30000" table:formula="of:=[Sheet1.$T$3]*([Sheet1.I12]-1)*[Sheet1.B12]-[Sheet1.$T$3]*[Sheet1.A12]" table:style-name="ce45">
            <text:p>-30,000</text:p>
          </table:table-cell>
          <table:table-cell office:value-type="float" office:value="84" table:formula="of:=[Sheet1.$S$3]*(1-[Sheet1.F12])" table:style-name="ce10">
            <text:p>84.00</text:p>
          </table:table-cell>
          <table:table-cell office:value-type="float" office:value="16.000000000000004" table:formula="of:=[Sheet1.$S$3]*[Sheet1.F12]" table:style-name="ce10">
            <text:p>16.00</text:p>
          </table:table-cell>
          <table:table-cell office:value-type="float" office:value="0.16000000000000003" table:formula="of:=[Sheet1.H12]*[Sheet1.$F$2]" table:style-name="ce10">
            <text:p>0.16</text:p>
          </table:table-cell>
          <table:table-cell office:value-type="float" office:value="-34000" table:formula="of:=[Sheet1.$T$3]*([Sheet1.I12]-1)*[Sheet1.E12]-[Sheet1.$T$3]*[Sheet1.D12]" table:style-name="ce11">
            <text:p>-34,000</text:p>
          </table:table-cell>
          <table:table-cell office:value-type="float" office:value="0.2" table:formula="of:=COUNTIF([Sheet1.$P$3:.$P$106001];&quot;&gt;&quot;&amp;[Sheet1.I12])/[Sheet1.$P$2]" table:style-name="ce47">
            <text:p>0.20</text:p>
          </table:table-cell>
          <table:table-cell office:value-type="float" office:value="2" table:style-name="ce4">
            <text:p>2</text:p>
          </table:table-cell>
          <table:table-cell office:value-type="percentage" office:value="-0.6" table:formula="of:=[Sheet1.C12]/([Sheet1.$T$3]*[Sheet1.$S$3])" table:style-name="ce46">
            <text:p>-60.0%</text:p>
          </table:table-cell>
          <table:table-cell table:style-name="ce46"/>
          <table:table-cell table:style-name="ce46"/>
          <table:table-cell office:value-type="percentage" office:value="-0.68" table:formula="of:=[Sheet1.G12]/([Sheet1.$T$3]*[Sheet1.$S$3])" table:style-name="ce48">
            <text:p>-68.0%</text:p>
          </table:table-cell>
          <table:table-cell office:value-type="float" office:value="0" table:formula="of:=IF([Sheet1.J12]&gt;0;IF([Sheet1.M12]&gt;0;&quot;good&quot;;0);0)" table:style-name="ce44">
            <text:p>0</text:p>
          </table:table-cell>
          <table:table-cell office:value-type="float" office:value="40000" table:formula="of:=[Sheet1.A12]*[Sheet1.$T$3]" table:style-name="ce14">
            <text:p>40,000</text:p>
          </table:table-cell>
          <table:table-cell table:number-columns-repeated="9" table:style-name="ce1"/>
          <table:table-cell table:style-name="ce7"/>
          <table:table-cell table:style-name="ce1"/>
          <table:table-cell office:value-type="string" table:style-name="ce1">
            <text:p>Withdraw Bit</text:p>
          </table:table-cell>
          <table:table-cell office:value-type="float" office:value="27900" table:formula="of:=[Sheet1.AB11]-100" table:style-name="ce1">
            <text:p>27900</text:p>
          </table:table-cell>
          <table:table-cell table:number-columns-repeated="16356" table:style-name="ce1"/>
        </table:table-row>
        <table:table-row table:style-name="ro1">
          <table:table-cell office:value-type="float" office:value="80" table:formula="of:=[Sheet1.$S$3]*(1-[Sheet1.H13])" table:style-name="ce10">
            <text:p>80.00</text:p>
          </table:table-cell>
          <table:table-cell office:value-type="float" office:value="20" table:formula="of:=[Sheet1.$S$3]*[Sheet1.H13]" table:style-name="ce10">
            <text:p>20.00</text:p>
          </table:table-cell>
          <table:table-cell office:value-type="float" office:value="-29000" table:formula="of:=[Sheet1.$T$3]*([Sheet1.I13]-1)*[Sheet1.B13]-[Sheet1.$T$3]*[Sheet1.A13]" table:style-name="ce45">
            <text:p>-29,000</text:p>
          </table:table-cell>
          <table:table-cell office:value-type="float" office:value="84" table:formula="of:=[Sheet1.$S$3]*(1-[Sheet1.F13])" table:style-name="ce10">
            <text:p>84.00</text:p>
          </table:table-cell>
          <table:table-cell office:value-type="float" office:value="16.000000000000004" table:formula="of:=[Sheet1.$S$3]*[Sheet1.F13]" table:style-name="ce10">
            <text:p>16.00</text:p>
          </table:table-cell>
          <table:table-cell office:value-type="float" office:value="0.16000000000000003" table:formula="of:=[Sheet1.H13]*[Sheet1.$F$2]" table:style-name="ce10">
            <text:p>0.16</text:p>
          </table:table-cell>
          <table:table-cell office:value-type="float" office:value="-33200" table:formula="of:=[Sheet1.$T$3]*([Sheet1.I13]-1)*[Sheet1.E13]-[Sheet1.$T$3]*[Sheet1.D13]" table:style-name="ce11">
            <text:p>-33,200</text:p>
          </table:table-cell>
          <table:table-cell office:value-type="float" office:value="0.2" table:formula="of:=COUNTIF([Sheet1.$P$3:.$P$106001];&quot;&gt;&quot;&amp;[Sheet1.I13])/[Sheet1.$P$2]" table:style-name="ce47">
            <text:p>0.20</text:p>
          </table:table-cell>
          <table:table-cell office:value-type="float" office:value="2.1" table:style-name="ce4">
            <text:p>2.1</text:p>
          </table:table-cell>
          <table:table-cell office:value-type="percentage" office:value="-0.57999999999999996" table:formula="of:=[Sheet1.C13]/([Sheet1.$T$3]*[Sheet1.$S$3])" table:style-name="ce46">
            <text:p>-58.0%</text:p>
          </table:table-cell>
          <table:table-cell table:style-name="ce46"/>
          <table:table-cell table:style-name="ce46"/>
          <table:table-cell office:value-type="percentage" office:value="-0.66400000000000003" table:formula="of:=[Sheet1.G13]/([Sheet1.$T$3]*[Sheet1.$S$3])" table:style-name="ce48">
            <text:p>-66.4%</text:p>
          </table:table-cell>
          <table:table-cell office:value-type="float" office:value="0" table:formula="of:=IF([Sheet1.J13]&gt;0;IF([Sheet1.M13]&gt;0;&quot;good&quot;;0);0)" table:style-name="ce44">
            <text:p>0</text:p>
          </table:table-cell>
          <table:table-cell office:value-type="float" office:value="40000" table:formula="of:=[Sheet1.A13]*[Sheet1.$T$3]" table:style-name="ce14">
            <text:p>40,000</text:p>
          </table:table-cell>
          <table:table-cell table:style-name="ce1"/>
          <table:table-cell table:style-name="ce15"/>
          <table:table-cell table:style-name="ce1"/>
          <table:table-cell office:value-type="string" table:style-name="ce2">
            <text:p>https://www.bustabit.com</text:p>
          </table:table-cell>
          <table:table-cell table:number-columns-repeated="5" table:style-name="ce1"/>
          <table:table-cell table:style-name="ce7"/>
          <table:table-cell table:style-name="ce1"/>
          <table:table-cell office:value-type="string" table:style-name="ce1">
            <text:p>Net Fee</text:p>
          </table:table-cell>
          <table:table-cell office:value-type="float" office:value="27021.579999999994" table:formula="of:=[Sheet1.AB12]-([Sheet1.AD3]*1000000)" table:style-name="ce1">
            <text:p>27021.58</text:p>
          </table:table-cell>
          <table:table-cell table:number-columns-repeated="16356" table:style-name="ce1"/>
        </table:table-row>
        <table:table-row table:style-name="ro1">
          <table:table-cell office:value-type="float" office:value="80" table:formula="of:=[Sheet1.$S$3]*(1-[Sheet1.H14])" table:style-name="ce10">
            <text:p>80.00</text:p>
          </table:table-cell>
          <table:table-cell office:value-type="float" office:value="20" table:formula="of:=[Sheet1.$S$3]*[Sheet1.H14]" table:style-name="ce10">
            <text:p>20.00</text:p>
          </table:table-cell>
          <table:table-cell office:value-type="float" office:value="-28000" table:formula="of:=[Sheet1.$T$3]*([Sheet1.I14]-1)*[Sheet1.B14]-[Sheet1.$T$3]*[Sheet1.A14]" table:style-name="ce45">
            <text:p>-28,000</text:p>
          </table:table-cell>
          <table:table-cell office:value-type="float" office:value="84" table:formula="of:=[Sheet1.$S$3]*(1-[Sheet1.F14])" table:style-name="ce10">
            <text:p>84.00</text:p>
          </table:table-cell>
          <table:table-cell office:value-type="float" office:value="16.000000000000004" table:formula="of:=[Sheet1.$S$3]*[Sheet1.F14]" table:style-name="ce10">
            <text:p>16.00</text:p>
          </table:table-cell>
          <table:table-cell office:value-type="float" office:value="0.16000000000000003" table:formula="of:=[Sheet1.H14]*[Sheet1.$F$2]" table:style-name="ce10">
            <text:p>0.16</text:p>
          </table:table-cell>
          <table:table-cell office:value-type="float" office:value="-32399.999999999996" table:formula="of:=[Sheet1.$T$3]*([Sheet1.I14]-1)*[Sheet1.E14]-[Sheet1.$T$3]*[Sheet1.D14]" table:style-name="ce11">
            <text:p>-32,400</text:p>
          </table:table-cell>
          <table:table-cell office:value-type="float" office:value="0.2" table:formula="of:=COUNTIF([Sheet1.$P$3:.$P$106001];&quot;&gt;&quot;&amp;[Sheet1.I14])/[Sheet1.$P$2]" table:style-name="ce47">
            <text:p>0.20</text:p>
          </table:table-cell>
          <table:table-cell office:value-type="float" office:value="2.2000000000000002" table:style-name="ce4">
            <text:p>2.2</text:p>
          </table:table-cell>
          <table:table-cell office:value-type="percentage" office:value="-0.56000000000000005" table:formula="of:=[Sheet1.C14]/([Sheet1.$T$3]*[Sheet1.$S$3])" table:style-name="ce46">
            <text:p>-56.0%</text:p>
          </table:table-cell>
          <table:table-cell table:style-name="ce46"/>
          <table:table-cell table:style-name="ce46"/>
          <table:table-cell office:value-type="percentage" office:value="-0.64799999999999991" table:formula="of:=[Sheet1.G14]/([Sheet1.$T$3]*[Sheet1.$S$3])" table:style-name="ce48">
            <text:p>-64.8%</text:p>
          </table:table-cell>
          <table:table-cell office:value-type="float" office:value="0" table:formula="of:=IF([Sheet1.J14]&gt;0;IF([Sheet1.M14]&gt;0;&quot;good&quot;;0);0)" table:style-name="ce44">
            <text:p>0</text:p>
          </table:table-cell>
          <table:table-cell office:value-type="float" office:value="40000" table:formula="of:=[Sheet1.A14]*[Sheet1.$T$3]" table:style-name="ce14">
            <text:p>40,000</text:p>
          </table:table-cell>
          <table:table-cell table:style-name="ce1"/>
          <table:table-cell table:style-name="ce15"/>
          <table:table-cell table:style-name="ce1"/>
          <table:table-cell office:value-type="string" table:style-name="ce2">
            <text:p>heyman</text:p>
          </table:table-cell>
          <table:table-cell table:number-columns-repeated="5" table:style-name="ce1"/>
          <table:table-cell table:style-name="ce7"/>
          <table:table-cell table:style-name="ce1"/>
          <table:table-cell office:value-type="string" table:style-name="ce1">
            <text:p>USD/BTC</text:p>
          </table:table-cell>
          <table:table-cell office:value-type="string" table:style-name="ce1">
            <text:p>2500</text:p>
          </table:table-cell>
          <table:table-cell table:number-columns-repeated="16356" table:style-name="ce1"/>
        </table:table-row>
        <table:table-row table:style-name="ro1">
          <table:table-cell office:value-type="float" office:value="80" table:formula="of:=[Sheet1.$S$3]*(1-[Sheet1.H15])" table:style-name="ce10">
            <text:p>80.00</text:p>
          </table:table-cell>
          <table:table-cell office:value-type="float" office:value="20" table:formula="of:=[Sheet1.$S$3]*[Sheet1.H15]" table:style-name="ce10">
            <text:p>20.00</text:p>
          </table:table-cell>
          <table:table-cell office:value-type="float" office:value="-27000" table:formula="of:=[Sheet1.$T$3]*([Sheet1.I15]-1)*[Sheet1.B15]-[Sheet1.$T$3]*[Sheet1.A15]" table:style-name="ce45">
            <text:p>-27,000</text:p>
          </table:table-cell>
          <table:table-cell office:value-type="float" office:value="84" table:formula="of:=[Sheet1.$S$3]*(1-[Sheet1.F15])" table:style-name="ce10">
            <text:p>84.00</text:p>
          </table:table-cell>
          <table:table-cell office:value-type="float" office:value="16.000000000000004" table:formula="of:=[Sheet1.$S$3]*[Sheet1.F15]" table:style-name="ce10">
            <text:p>16.00</text:p>
          </table:table-cell>
          <table:table-cell office:value-type="float" office:value="0.16000000000000003" table:formula="of:=[Sheet1.H15]*[Sheet1.$F$2]" table:style-name="ce10">
            <text:p>0.16</text:p>
          </table:table-cell>
          <table:table-cell office:value-type="float" office:value="-31600" table:formula="of:=[Sheet1.$T$3]*([Sheet1.I15]-1)*[Sheet1.E15]-[Sheet1.$T$3]*[Sheet1.D15]" table:style-name="ce11">
            <text:p>-31,600</text:p>
          </table:table-cell>
          <table:table-cell office:value-type="float" office:value="0.2" table:formula="of:=COUNTIF([Sheet1.$P$3:.$P$106001];&quot;&gt;&quot;&amp;[Sheet1.I15])/[Sheet1.$P$2]" table:style-name="ce47">
            <text:p>0.20</text:p>
          </table:table-cell>
          <table:table-cell office:value-type="float" office:value="2.2999999999999998" table:style-name="ce4">
            <text:p>2.3</text:p>
          </table:table-cell>
          <table:table-cell office:value-type="percentage" office:value="-0.54" table:formula="of:=[Sheet1.C15]/([Sheet1.$T$3]*[Sheet1.$S$3])" table:style-name="ce46">
            <text:p>-54.0%</text:p>
          </table:table-cell>
          <table:table-cell table:style-name="ce46"/>
          <table:table-cell table:style-name="ce46"/>
          <table:table-cell office:value-type="percentage" office:value="-0.63200000000000001" table:formula="of:=[Sheet1.G15]/([Sheet1.$T$3]*[Sheet1.$S$3])" table:style-name="ce48">
            <text:p>-63.2%</text:p>
          </table:table-cell>
          <table:table-cell office:value-type="float" office:value="0" table:formula="of:=IF([Sheet1.J15]&gt;0;IF([Sheet1.M15]&gt;0;&quot;good&quot;;0);0)" table:style-name="ce44">
            <text:p>0</text:p>
          </table:table-cell>
          <table:table-cell office:value-type="float" office:value="40000" table:formula="of:=[Sheet1.A15]*[Sheet1.$T$3]" table:style-name="ce14">
            <text:p>40,000</text:p>
          </table:table-cell>
          <table:table-cell table:style-name="ce1"/>
          <table:table-cell table:style-name="ce15"/>
          <table:table-cell table:style-name="ce1"/>
          <table:table-cell office:value-type="string" table:style-name="ce2">
            <text:p>NaeiA65P5MJ</text:p>
          </table:table-cell>
          <table:table-cell table:number-columns-repeated="5" table:style-name="ce1"/>
          <table:table-cell table:style-name="ce7"/>
          <table:table-cell table:style-name="ce1"/>
          <table:table-cell office:value-type="string" table:style-name="ce1">
            <text:p>Current USD</text:p>
          </table:table-cell>
          <table:table-cell office:value-type="float" office:value="67.553949999999986" table:formula="of:=[Sheet1.AB13]/1000000*[Sheet1.AB14]" table:style-name="ce1">
            <text:p>67.55395</text:p>
          </table:table-cell>
          <table:table-cell table:number-columns-repeated="16356" table:style-name="ce1"/>
        </table:table-row>
        <table:table-row table:style-name="ro1">
          <table:table-cell office:value-type="float" office:value="80" table:formula="of:=[Sheet1.$S$3]*(1-[Sheet1.H16])" table:style-name="ce10">
            <text:p>80.00</text:p>
          </table:table-cell>
          <table:table-cell office:value-type="float" office:value="20" table:formula="of:=[Sheet1.$S$3]*[Sheet1.H16]" table:style-name="ce10">
            <text:p>20.00</text:p>
          </table:table-cell>
          <table:table-cell office:value-type="float" office:value="-26000" table:formula="of:=[Sheet1.$T$3]*([Sheet1.I16]-1)*[Sheet1.B16]-[Sheet1.$T$3]*[Sheet1.A16]" table:style-name="ce45">
            <text:p>-26,000</text:p>
          </table:table-cell>
          <table:table-cell office:value-type="float" office:value="84" table:formula="of:=[Sheet1.$S$3]*(1-[Sheet1.F16])" table:style-name="ce10">
            <text:p>84.00</text:p>
          </table:table-cell>
          <table:table-cell office:value-type="float" office:value="16.000000000000004" table:formula="of:=[Sheet1.$S$3]*[Sheet1.F16]" table:style-name="ce10">
            <text:p>16.00</text:p>
          </table:table-cell>
          <table:table-cell office:value-type="float" office:value="0.16000000000000003" table:formula="of:=[Sheet1.H16]*[Sheet1.$F$2]" table:style-name="ce10">
            <text:p>0.16</text:p>
          </table:table-cell>
          <table:table-cell office:value-type="float" office:value="-30800" table:formula="of:=[Sheet1.$T$3]*([Sheet1.I16]-1)*[Sheet1.E16]-[Sheet1.$T$3]*[Sheet1.D16]" table:style-name="ce11">
            <text:p>-30,800</text:p>
          </table:table-cell>
          <table:table-cell office:value-type="float" office:value="0.2" table:formula="of:=COUNTIF([Sheet1.$P$3:.$P$106001];&quot;&gt;&quot;&amp;[Sheet1.I16])/[Sheet1.$P$2]" table:style-name="ce47">
            <text:p>0.20</text:p>
          </table:table-cell>
          <table:table-cell office:value-type="float" office:value="2.4" table:style-name="ce4">
            <text:p>2.4</text:p>
          </table:table-cell>
          <table:table-cell office:value-type="percentage" office:value="-0.52" table:formula="of:=[Sheet1.C16]/([Sheet1.$T$3]*[Sheet1.$S$3])" table:style-name="ce46">
            <text:p>-52.0%</text:p>
          </table:table-cell>
          <table:table-cell table:style-name="ce46"/>
          <table:table-cell table:style-name="ce46"/>
          <table:table-cell office:value-type="percentage" office:value="-0.61599999999999999" table:formula="of:=[Sheet1.G16]/([Sheet1.$T$3]*[Sheet1.$S$3])" table:style-name="ce48">
            <text:p>-61.6%</text:p>
          </table:table-cell>
          <table:table-cell office:value-type="float" office:value="0" table:formula="of:=IF([Sheet1.J16]&gt;0;IF([Sheet1.M16]&gt;0;&quot;good&quot;;0);0)" table:style-name="ce44">
            <text:p>0</text:p>
          </table:table-cell>
          <table:table-cell office:value-type="float" office:value="40000" table:formula="of:=[Sheet1.A16]*[Sheet1.$T$3]" table:style-name="ce14">
            <text:p>40,000</text:p>
          </table:table-cell>
          <table:table-cell table:style-name="ce1"/>
          <table:table-cell table:style-name="ce15"/>
          <table:table-cell table:number-columns-repeated="7" table:style-name="ce1"/>
          <table:table-cell table:style-name="ce7"/>
          <table:table-cell table:style-name="ce1"/>
          <table:table-cell office:value-type="string" table:style-name="ce1">
            <text:p>Profit USD</text:p>
          </table:table-cell>
          <table:table-cell office:value-type="float" office:value="-105.91605000000001" table:formula="of:=[Sheet1.AB15]-[Sheet1.AB10]" table:style-name="ce1">
            <text:p>-105.91605</text:p>
          </table:table-cell>
          <table:table-cell table:number-columns-repeated="16356" table:style-name="ce1"/>
        </table:table-row>
        <table:table-row table:style-name="ro1">
          <table:table-cell office:value-type="float" office:value="100" table:formula="of:=[Sheet1.$S$3]*(1-[Sheet1.H17])" table:style-name="ce10">
            <text:p>100.00</text:p>
          </table:table-cell>
          <table:table-cell office:value-type="float" office:value="0" table:formula="of:=[Sheet1.$S$3]*[Sheet1.H17]" table:style-name="ce10">
            <text:p>0.00</text:p>
          </table:table-cell>
          <table:table-cell office:value-type="float" office:value="-50000" table:formula="of:=[Sheet1.$T$3]*([Sheet1.I17]-1)*[Sheet1.B17]-[Sheet1.$T$3]*[Sheet1.A17]" table:style-name="ce45">
            <text:p>-50,000</text:p>
          </table:table-cell>
          <table:table-cell office:value-type="float" office:value="100" table:formula="of:=[Sheet1.$S$3]*(1-[Sheet1.F17])" table:style-name="ce10">
            <text:p>100.00</text:p>
          </table:table-cell>
          <table:table-cell office:value-type="float" office:value="0" table:formula="of:=[Sheet1.$S$3]*[Sheet1.F17]" table:style-name="ce10">
            <text:p>0.00</text:p>
          </table:table-cell>
          <table:table-cell office:value-type="float" office:value="0" table:formula="of:=[Sheet1.H17]*[Sheet1.$F$2]" table:style-name="ce10">
            <text:p>0.00</text:p>
          </table:table-cell>
          <table:table-cell office:value-type="float" office:value="-50000" table:formula="of:=[Sheet1.$T$3]*([Sheet1.I17]-1)*[Sheet1.E17]-[Sheet1.$T$3]*[Sheet1.D17]" table:style-name="ce11">
            <text:p>-50,000</text:p>
          </table:table-cell>
          <table:table-cell office:value-type="float" office:value="0" table:formula="of:=COUNTIF([Sheet1.$P$3:.$P$106001];&quot;&gt;&quot;&amp;[Sheet1.I17])/[Sheet1.$P$2]" table:style-name="ce47">
            <text:p>0.00</text:p>
          </table:table-cell>
          <table:table-cell office:value-type="float" office:value="2.5" table:style-name="ce4">
            <text:p>2.5</text:p>
          </table:table-cell>
          <table:table-cell office:value-type="percentage" office:value="-1" table:formula="of:=[Sheet1.C17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7]/([Sheet1.$T$3]*[Sheet1.$S$3])" table:style-name="ce48">
            <text:p>-100.0%</text:p>
          </table:table-cell>
          <table:table-cell office:value-type="float" office:value="0" table:formula="of:=IF([Sheet1.J17]&gt;0;IF([Sheet1.M17]&gt;0;&quot;good&quot;;0);0)" table:style-name="ce44">
            <text:p>0</text:p>
          </table:table-cell>
          <table:table-cell office:value-type="float" office:value="50000" table:formula="of:=[Sheet1.A17]*[Sheet1.$T$3]" table:style-name="ce14">
            <text:p>50,000</text:p>
          </table:table-cell>
          <table:table-cell table:style-name="ce1"/>
          <table:table-cell office:value-type="float" office:value="1.6539999999999999" table:formula="of:=AVERAGE([Sheet1.P3:.P17])" table:style-name="ce15">
            <text:p>1.65</text:p>
          </table:table-cell>
          <table:table-cell table:number-columns-repeated="7" table:style-name="ce1"/>
          <table:table-cell table:style-name="ce7"/>
          <table:table-cell table:number-columns-repeated="16359" table:style-name="ce1"/>
        </table:table-row>
        <table:table-row table:style-name="ro1">
          <table:table-cell office:value-type="float" office:value="100" table:formula="of:=[Sheet1.$S$3]*(1-[Sheet1.H18])" table:style-name="ce10">
            <text:p>100.00</text:p>
          </table:table-cell>
          <table:table-cell office:value-type="float" office:value="0" table:formula="of:=[Sheet1.$S$3]*[Sheet1.H18]" table:style-name="ce10">
            <text:p>0.00</text:p>
          </table:table-cell>
          <table:table-cell office:value-type="float" office:value="-50000" table:formula="of:=[Sheet1.$T$3]*([Sheet1.I18]-1)*[Sheet1.B18]-[Sheet1.$T$3]*[Sheet1.A18]" table:style-name="ce45">
            <text:p>-50,000</text:p>
          </table:table-cell>
          <table:table-cell office:value-type="float" office:value="100" table:formula="of:=[Sheet1.$S$3]*(1-[Sheet1.F18])" table:style-name="ce10">
            <text:p>100.00</text:p>
          </table:table-cell>
          <table:table-cell office:value-type="float" office:value="0" table:formula="of:=[Sheet1.$S$3]*[Sheet1.F18]" table:style-name="ce10">
            <text:p>0.00</text:p>
          </table:table-cell>
          <table:table-cell office:value-type="float" office:value="0" table:formula="of:=[Sheet1.H18]*[Sheet1.$F$2]" table:style-name="ce10">
            <text:p>0.00</text:p>
          </table:table-cell>
          <table:table-cell office:value-type="float" office:value="-50000" table:formula="of:=[Sheet1.$T$3]*([Sheet1.I18]-1)*[Sheet1.E18]-[Sheet1.$T$3]*[Sheet1.D18]" table:style-name="ce11">
            <text:p>-50,000</text:p>
          </table:table-cell>
          <table:table-cell office:value-type="float" office:value="0" table:formula="of:=COUNTIF([Sheet1.$P$3:.$P$106001];&quot;&gt;&quot;&amp;[Sheet1.I18])/[Sheet1.$P$2]" table:style-name="ce47">
            <text:p>0.00</text:p>
          </table:table-cell>
          <table:table-cell office:value-type="float" office:value="2.6" table:style-name="ce4">
            <text:p>2.6</text:p>
          </table:table-cell>
          <table:table-cell office:value-type="percentage" office:value="-1" table:formula="of:=[Sheet1.C18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8]/([Sheet1.$T$3]*[Sheet1.$S$3])" table:style-name="ce48">
            <text:p>-100.0%</text:p>
          </table:table-cell>
          <table:table-cell office:value-type="float" office:value="0" table:formula="of:=IF([Sheet1.J18]&gt;0;IF([Sheet1.M18]&gt;0;&quot;good&quot;;0);0)" table:style-name="ce44">
            <text:p>0</text:p>
          </table:table-cell>
          <table:table-cell office:value-type="float" office:value="50000" table:formula="of:=[Sheet1.A18]*[Sheet1.$T$3]" table:style-name="ce14">
            <text:p>50,000</text:p>
          </table:table-cell>
          <table:table-cell table:style-name="ce1"/>
          <table:table-cell office:value-type="float" office:value="1.5725000000000002" table:formula="of:=AVERAGE([Sheet1.P4:.P18])" table:style-name="ce15">
            <text:p>1.57</text:p>
          </table:table-cell>
          <table:table-cell table:number-columns-repeated="7" table:style-name="ce1"/>
          <table:table-cell table:style-name="ce7"/>
          <table:table-cell table:number-columns-repeated="16359" table:style-name="ce1"/>
        </table:table-row>
        <table:table-row table:style-name="ro1">
          <table:table-cell office:value-type="float" office:value="100" table:formula="of:=[Sheet1.$S$3]*(1-[Sheet1.H19])" table:style-name="ce10">
            <text:p>100.00</text:p>
          </table:table-cell>
          <table:table-cell office:value-type="float" office:value="0" table:formula="of:=[Sheet1.$S$3]*[Sheet1.H19]" table:style-name="ce10">
            <text:p>0.00</text:p>
          </table:table-cell>
          <table:table-cell office:value-type="float" office:value="-50000" table:formula="of:=[Sheet1.$T$3]*([Sheet1.I19]-1)*[Sheet1.B19]-[Sheet1.$T$3]*[Sheet1.A19]" table:style-name="ce45">
            <text:p>-50,000</text:p>
          </table:table-cell>
          <table:table-cell office:value-type="float" office:value="100" table:formula="of:=[Sheet1.$S$3]*(1-[Sheet1.F19])" table:style-name="ce10">
            <text:p>100.00</text:p>
          </table:table-cell>
          <table:table-cell office:value-type="float" office:value="0" table:formula="of:=[Sheet1.$S$3]*[Sheet1.F19]" table:style-name="ce10">
            <text:p>0.00</text:p>
          </table:table-cell>
          <table:table-cell office:value-type="float" office:value="0" table:formula="of:=[Sheet1.H19]*[Sheet1.$F$2]" table:style-name="ce10">
            <text:p>0.00</text:p>
          </table:table-cell>
          <table:table-cell office:value-type="float" office:value="-50000" table:formula="of:=[Sheet1.$T$3]*([Sheet1.I19]-1)*[Sheet1.E19]-[Sheet1.$T$3]*[Sheet1.D19]" table:style-name="ce11">
            <text:p>-50,000</text:p>
          </table:table-cell>
          <table:table-cell office:value-type="float" office:value="0" table:formula="of:=COUNTIF([Sheet1.$P$3:.$P$106001];&quot;&gt;&quot;&amp;[Sheet1.I19])/[Sheet1.$P$2]" table:style-name="ce47">
            <text:p>0.00</text:p>
          </table:table-cell>
          <table:table-cell office:value-type="float" office:value="2.7" table:style-name="ce4">
            <text:p>2.7</text:p>
          </table:table-cell>
          <table:table-cell office:value-type="percentage" office:value="-1" table:formula="of:=[Sheet1.C19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9]/([Sheet1.$T$3]*[Sheet1.$S$3])" table:style-name="ce48">
            <text:p>-100.0%</text:p>
          </table:table-cell>
          <table:table-cell office:value-type="float" office:value="0" table:formula="of:=IF([Sheet1.J19]&gt;0;IF([Sheet1.M19]&gt;0;&quot;good&quot;;0);0)" table:style-name="ce44">
            <text:p>0</text:p>
          </table:table-cell>
          <table:table-cell office:value-type="float" office:value="50000" table:formula="of:=[Sheet1.A19]*[Sheet1.$T$3]" table:style-name="ce14">
            <text:p>50,000</text:p>
          </table:table-cell>
          <table:table-cell table:style-name="ce1"/>
          <table:table-cell office:value-type="float" office:value="1.7566666666666666" table:formula="of:=AVERAGE([Sheet1.P5:.P19])" table:style-name="ce15">
            <text:p>1.76</text:p>
          </table:table-cell>
          <table:table-cell table:style-name="ce1"/>
          <table:table-cell table:style-name="ce2"/>
          <table:table-cell table:number-columns-repeated="5" table:style-name="ce1"/>
          <table:table-cell table:style-name="ce7"/>
          <table:table-cell table:style-name="ce1"/>
          <table:table-cell office:value-type="string" table:style-name="ce1">
            <text:p>https://www.bustabit.com</text:p>
          </table:table-cell>
          <table:table-cell table:number-columns-repeated="16357"/>
        </table:table-row>
        <table:table-row table:style-name="ro1">
          <table:table-cell office:value-type="float" office:value="100" table:formula="of:=[Sheet1.$S$3]*(1-[Sheet1.H20])" table:style-name="ce10">
            <text:p>100.00</text:p>
          </table:table-cell>
          <table:table-cell office:value-type="float" office:value="0" table:formula="of:=[Sheet1.$S$3]*[Sheet1.H20]" table:style-name="ce10">
            <text:p>0.00</text:p>
          </table:table-cell>
          <table:table-cell office:value-type="float" office:value="-50000" table:formula="of:=[Sheet1.$T$3]*([Sheet1.I20]-1)*[Sheet1.B20]-[Sheet1.$T$3]*[Sheet1.A20]" table:style-name="ce45">
            <text:p>-50,000</text:p>
          </table:table-cell>
          <table:table-cell office:value-type="float" office:value="100" table:formula="of:=[Sheet1.$S$3]*(1-[Sheet1.F20])" table:style-name="ce10">
            <text:p>100.00</text:p>
          </table:table-cell>
          <table:table-cell office:value-type="float" office:value="0" table:formula="of:=[Sheet1.$S$3]*[Sheet1.F20]" table:style-name="ce10">
            <text:p>0.00</text:p>
          </table:table-cell>
          <table:table-cell office:value-type="float" office:value="0" table:formula="of:=[Sheet1.H20]*[Sheet1.$F$2]" table:style-name="ce10">
            <text:p>0.00</text:p>
          </table:table-cell>
          <table:table-cell office:value-type="float" office:value="-50000" table:formula="of:=[Sheet1.$T$3]*([Sheet1.I20]-1)*[Sheet1.E20]-[Sheet1.$T$3]*[Sheet1.D20]" table:style-name="ce11">
            <text:p>-50,000</text:p>
          </table:table-cell>
          <table:table-cell office:value-type="float" office:value="0" table:formula="of:=COUNTIF([Sheet1.$P$3:.$P$106001];&quot;&gt;&quot;&amp;[Sheet1.I20])/[Sheet1.$P$2]" table:style-name="ce47">
            <text:p>0.00</text:p>
          </table:table-cell>
          <table:table-cell office:value-type="float" office:value="2.8" table:style-name="ce4">
            <text:p>2.8</text:p>
          </table:table-cell>
          <table:table-cell office:value-type="percentage" office:value="-1" table:formula="of:=[Sheet1.C20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0]/([Sheet1.$T$3]*[Sheet1.$S$3])" table:style-name="ce48">
            <text:p>-100.0%</text:p>
          </table:table-cell>
          <table:table-cell office:value-type="float" office:value="0" table:formula="of:=IF([Sheet1.J20]&gt;0;IF([Sheet1.M20]&gt;0;&quot;good&quot;;0);0)" table:style-name="ce44">
            <text:p>0</text:p>
          </table:table-cell>
          <table:table-cell office:value-type="float" office:value="50000" table:formula="of:=[Sheet1.A20]*[Sheet1.$T$3]" table:style-name="ce14">
            <text:p>50,000</text:p>
          </table:table-cell>
          <table:table-cell table:style-name="ce1"/>
          <table:table-cell office:value-type="float" office:value="1.3900000000000001" table:formula="of:=AVERAGE([Sheet1.P6:.P20])" table:style-name="ce15">
            <text:p>1.39</text:p>
          </table:table-cell>
          <table:table-cell table:number-columns-repeated="7" table:style-name="ce1"/>
          <table:table-cell table:style-name="ce7"/>
          <table:table-cell table:style-name="ce1"/>
          <table:table-cell office:value-type="string" table:style-name="ce1">
            <text:p>heyman</text:p>
          </table:table-cell>
          <table:table-cell table:number-columns-repeated="16357"/>
        </table:table-row>
        <table:table-row table:style-name="ro1">
          <table:table-cell office:value-type="float" office:value="100" table:formula="of:=[Sheet1.$S$3]*(1-[Sheet1.H21])" table:style-name="ce10">
            <text:p>100.00</text:p>
          </table:table-cell>
          <table:table-cell office:value-type="float" office:value="0" table:formula="of:=[Sheet1.$S$3]*[Sheet1.H21]" table:style-name="ce10">
            <text:p>0.00</text:p>
          </table:table-cell>
          <table:table-cell office:value-type="float" office:value="-50000" table:formula="of:=[Sheet1.$T$3]*([Sheet1.I21]-1)*[Sheet1.B21]-[Sheet1.$T$3]*[Sheet1.A21]" table:style-name="ce45">
            <text:p>-50,000</text:p>
          </table:table-cell>
          <table:table-cell office:value-type="float" office:value="100" table:formula="of:=[Sheet1.$S$3]*(1-[Sheet1.F21])" table:style-name="ce10">
            <text:p>100.00</text:p>
          </table:table-cell>
          <table:table-cell office:value-type="float" office:value="0" table:formula="of:=[Sheet1.$S$3]*[Sheet1.F21]" table:style-name="ce10">
            <text:p>0.00</text:p>
          </table:table-cell>
          <table:table-cell office:value-type="float" office:value="0" table:formula="of:=[Sheet1.H21]*[Sheet1.$F$2]" table:style-name="ce10">
            <text:p>0.00</text:p>
          </table:table-cell>
          <table:table-cell office:value-type="float" office:value="-50000" table:formula="of:=[Sheet1.$T$3]*([Sheet1.I21]-1)*[Sheet1.E21]-[Sheet1.$T$3]*[Sheet1.D21]" table:style-name="ce11">
            <text:p>-50,000</text:p>
          </table:table-cell>
          <table:table-cell office:value-type="float" office:value="0" table:formula="of:=COUNTIF([Sheet1.$P$3:.$P$106001];&quot;&gt;&quot;&amp;[Sheet1.I21])/[Sheet1.$P$2]" table:style-name="ce47">
            <text:p>0.00</text:p>
          </table:table-cell>
          <table:table-cell office:value-type="float" office:value="2.9" table:style-name="ce4">
            <text:p>2.9</text:p>
          </table:table-cell>
          <table:table-cell office:value-type="percentage" office:value="-1" table:formula="of:=[Sheet1.C21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1]/([Sheet1.$T$3]*[Sheet1.$S$3])" table:style-name="ce48">
            <text:p>-100.0%</text:p>
          </table:table-cell>
          <table:table-cell office:value-type="float" office:value="0" table:formula="of:=IF([Sheet1.J21]&gt;0;IF([Sheet1.M21]&gt;0;&quot;good&quot;;0);0)" table:style-name="ce44">
            <text:p>0</text:p>
          </table:table-cell>
          <table:table-cell office:value-type="float" office:value="50000" table:formula="of:=[Sheet1.A21]*[Sheet1.$T$3]" table:style-name="ce14">
            <text:p>50,000</text:p>
          </table:table-cell>
          <table:table-cell table:style-name="ce1"/>
          <table:table-cell office:value-type="float" office:value="1.02" table:formula="of:=AVERAGE([Sheet1.P7:.P21])" table:style-name="ce15">
            <text:p>1.02</text:p>
          </table:table-cell>
          <table:table-cell table:number-columns-repeated="7" table:style-name="ce1"/>
          <table:table-cell table:style-name="ce7"/>
          <table:table-cell table:style-name="ce1"/>
          <table:table-cell office:value-type="string" table:style-name="ce1">
            <text:p>NaeiA65P5MJ</text:p>
          </table:table-cell>
          <table:table-cell table:number-columns-repeated="16357"/>
        </table:table-row>
        <table:table-row table:style-name="ro2">
          <table:table-cell office:value-type="float" office:value="100" table:formula="of:=[Sheet1.$S$3]*(1-[Sheet1.H22])" table:style-name="ce10">
            <text:p>100.00</text:p>
          </table:table-cell>
          <table:table-cell office:value-type="float" office:value="0" table:formula="of:=[Sheet1.$S$3]*[Sheet1.H22]" table:style-name="ce10">
            <text:p>0.00</text:p>
          </table:table-cell>
          <table:table-cell office:value-type="float" office:value="-50000" table:formula="of:=[Sheet1.$T$3]*([Sheet1.I22]-1)*[Sheet1.B22]-[Sheet1.$T$3]*[Sheet1.A22]" table:style-name="ce45">
            <text:p>-50,000</text:p>
          </table:table-cell>
          <table:table-cell office:value-type="float" office:value="100" table:formula="of:=[Sheet1.$S$3]*(1-[Sheet1.F22])" table:style-name="ce10">
            <text:p>100.00</text:p>
          </table:table-cell>
          <table:table-cell office:value-type="float" office:value="0" table:formula="of:=[Sheet1.$S$3]*[Sheet1.F22]" table:style-name="ce10">
            <text:p>0.00</text:p>
          </table:table-cell>
          <table:table-cell office:value-type="float" office:value="0" table:formula="of:=[Sheet1.H22]*[Sheet1.$F$2]" table:style-name="ce10">
            <text:p>0.00</text:p>
          </table:table-cell>
          <table:table-cell office:value-type="float" office:value="-50000" table:formula="of:=[Sheet1.$T$3]*([Sheet1.I22]-1)*[Sheet1.E22]-[Sheet1.$T$3]*[Sheet1.D22]" table:style-name="ce11">
            <text:p>-50,000</text:p>
          </table:table-cell>
          <table:table-cell office:value-type="float" office:value="0" table:formula="of:=COUNTIF([Sheet1.$P$3:.$P$106001];&quot;&gt;&quot;&amp;[Sheet1.I22])/[Sheet1.$P$2]" table:style-name="ce47">
            <text:p>0.00</text:p>
          </table:table-cell>
          <table:table-cell office:value-type="float" office:value="3" table:style-name="ce4">
            <text:p>3</text:p>
          </table:table-cell>
          <table:table-cell office:value-type="percentage" office:value="-1" table:formula="of:=[Sheet1.C22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2]/([Sheet1.$T$3]*[Sheet1.$S$3])" table:style-name="ce48">
            <text:p>-100.0%</text:p>
          </table:table-cell>
          <table:table-cell office:value-type="float" office:value="0" table:formula="of:=IF([Sheet1.J22]&gt;0;IF([Sheet1.M22]&gt;0;&quot;good&quot;;0);0)" table:style-name="ce44">
            <text:p>0</text:p>
          </table:table-cell>
          <table:table-cell office:value-type="float" office:value="50000" table:formula="of:=[Sheet1.A22]*[Sheet1.$T$3]" table:style-name="ce14">
            <text:p>50,000</text:p>
          </table:table-cell>
          <table:table-cell table:style-name="ce1"/>
          <table:table-cell office:value-type="float" office:value="0" table:formula="of:=AVERAGE([Sheet1.P8:.P22])" table:style-name="ce15">
            <text:p>#DIV/0!</text:p>
          </table:table-cell>
          <table:table-cell table:style-name="ce1"/>
          <table:table-cell office:value-type="string" table:style-name="ce1">
            <text:p>지난 100개 기록을 봐야할듯</text:p>
          </table:table-cell>
          <table:table-cell table:number-columns-repeated="5" table:style-name="ce1"/>
          <table:table-cell office:value-type="string" table:style-name="ce1">
            <text:p>.</text:p>
          </table:table-cell>
          <table:table-cell table:number-columns-repeated="16359" table:style-name="ce1"/>
        </table:table-row>
        <table:table-row table:style-name="ro1">
          <table:table-cell office:value-type="float" office:value="100" table:formula="of:=[Sheet1.$S$3]*(1-[Sheet1.H23])" table:style-name="ce10">
            <text:p>100.00</text:p>
          </table:table-cell>
          <table:table-cell office:value-type="float" office:value="0" table:formula="of:=[Sheet1.$S$3]*[Sheet1.H23]" table:style-name="ce10">
            <text:p>0.00</text:p>
          </table:table-cell>
          <table:table-cell office:value-type="float" office:value="-50000" table:formula="of:=[Sheet1.$T$3]*([Sheet1.I23]-1)*[Sheet1.B23]-[Sheet1.$T$3]*[Sheet1.A23]" table:style-name="ce45">
            <text:p>-50,000</text:p>
          </table:table-cell>
          <table:table-cell office:value-type="float" office:value="100" table:formula="of:=[Sheet1.$S$3]*(1-[Sheet1.F23])" table:style-name="ce10">
            <text:p>100.00</text:p>
          </table:table-cell>
          <table:table-cell office:value-type="float" office:value="0" table:formula="of:=[Sheet1.$S$3]*[Sheet1.F23]" table:style-name="ce10">
            <text:p>0.00</text:p>
          </table:table-cell>
          <table:table-cell office:value-type="float" office:value="0" table:formula="of:=[Sheet1.H23]*[Sheet1.$F$2]" table:style-name="ce10">
            <text:p>0.00</text:p>
          </table:table-cell>
          <table:table-cell office:value-type="float" office:value="-50000" table:formula="of:=[Sheet1.$T$3]*([Sheet1.I23]-1)*[Sheet1.E23]-[Sheet1.$T$3]*[Sheet1.D23]" table:style-name="ce11">
            <text:p>-50,000</text:p>
          </table:table-cell>
          <table:table-cell office:value-type="float" office:value="0" table:formula="of:=COUNTIF([Sheet1.$P$3:.$P$106001];&quot;&gt;&quot;&amp;[Sheet1.I23])/[Sheet1.$P$2]" table:style-name="ce47">
            <text:p>0.00</text:p>
          </table:table-cell>
          <table:table-cell office:value-type="float" office:value="3.1" table:style-name="ce4">
            <text:p>3.1</text:p>
          </table:table-cell>
          <table:table-cell office:value-type="percentage" office:value="-1" table:formula="of:=[Sheet1.C23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3]/([Sheet1.$T$3]*[Sheet1.$S$3])" table:style-name="ce48">
            <text:p>-100.0%</text:p>
          </table:table-cell>
          <table:table-cell office:value-type="float" office:value="0" table:formula="of:=IF([Sheet1.J23]&gt;0;IF([Sheet1.M23]&gt;0;&quot;good&quot;;0);0)" table:style-name="ce44">
            <text:p>0</text:p>
          </table:table-cell>
          <table:table-cell office:value-type="float" office:value="50000" table:formula="of:=[Sheet1.A23]*[Sheet1.$T$3]" table:style-name="ce14">
            <text:p>50,000</text:p>
          </table:table-cell>
          <table:table-cell table:style-name="ce1"/>
          <table:table-cell office:value-type="float" office:value="0" table:formula="of:=AVERAGE([Sheet1.P9:.P23])" table:style-name="ce15">
            <text:p>#DIV/0!</text:p>
          </table:table-cell>
          <table:table-cell table:style-name="ce1"/>
          <table:table-cell office:value-type="string" table:style-name="ce1">
            <text:p>지난 50개 평균 &gt;= 목표 배당률</text:p>
          </table:table-cell>
          <table:table-cell table:number-columns-repeated="5" table:style-name="ce1"/>
          <table:table-cell table:style-name="ce7"/>
          <table:table-cell table:number-columns-repeated="16359" table:style-name="ce1"/>
        </table:table-row>
        <table:table-row table:style-name="ro3">
          <table:table-cell office:value-type="float" office:value="100" table:formula="of:=[Sheet1.$S$3]*(1-[Sheet1.H24])" table:style-name="ce10">
            <text:p>100.00</text:p>
          </table:table-cell>
          <table:table-cell office:value-type="float" office:value="0" table:formula="of:=[Sheet1.$S$3]*[Sheet1.H24]" table:style-name="ce10">
            <text:p>0.00</text:p>
          </table:table-cell>
          <table:table-cell office:value-type="float" office:value="-50000" table:formula="of:=[Sheet1.$T$3]*([Sheet1.I24]-1)*[Sheet1.B24]-[Sheet1.$T$3]*[Sheet1.A24]" table:style-name="ce45">
            <text:p>-50,000</text:p>
          </table:table-cell>
          <table:table-cell office:value-type="float" office:value="100" table:formula="of:=[Sheet1.$S$3]*(1-[Sheet1.F24])" table:style-name="ce10">
            <text:p>100.00</text:p>
          </table:table-cell>
          <table:table-cell office:value-type="float" office:value="0" table:formula="of:=[Sheet1.$S$3]*[Sheet1.F24]" table:style-name="ce10">
            <text:p>0.00</text:p>
          </table:table-cell>
          <table:table-cell office:value-type="float" office:value="0" table:formula="of:=[Sheet1.H24]*[Sheet1.$F$2]" table:style-name="ce10">
            <text:p>0.00</text:p>
          </table:table-cell>
          <table:table-cell office:value-type="float" office:value="-50000" table:formula="of:=[Sheet1.$T$3]*([Sheet1.I24]-1)*[Sheet1.E24]-[Sheet1.$T$3]*[Sheet1.D24]" table:style-name="ce11">
            <text:p>-50,000</text:p>
          </table:table-cell>
          <table:table-cell office:value-type="float" office:value="0" table:formula="of:=COUNTIF([Sheet1.$P$3:.$P$106001];&quot;&gt;&quot;&amp;[Sheet1.I24])/[Sheet1.$P$2]" table:style-name="ce47">
            <text:p>0.00</text:p>
          </table:table-cell>
          <table:table-cell office:value-type="float" office:value="3.2" table:style-name="ce4">
            <text:p>3.2</text:p>
          </table:table-cell>
          <table:table-cell office:value-type="percentage" office:value="-1" table:formula="of:=[Sheet1.C24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4]/([Sheet1.$T$3]*[Sheet1.$S$3])" table:style-name="ce48">
            <text:p>-100.0%</text:p>
          </table:table-cell>
          <table:table-cell office:value-type="float" office:value="0" table:formula="of:=IF([Sheet1.J24]&gt;0;IF([Sheet1.M24]&gt;0;&quot;good&quot;;0);0)" table:style-name="ce44">
            <text:p>0</text:p>
          </table:table-cell>
          <table:table-cell office:value-type="float" office:value="50000" table:formula="of:=[Sheet1.A24]*[Sheet1.$T$3]" table:style-name="ce14">
            <text:p>50,000</text:p>
          </table:table-cell>
          <table:table-cell table:style-name="ce1"/>
          <table:table-cell office:value-type="float" office:value="0" table:formula="of:=AVERAGE([Sheet1.P10:.P24])" table:style-name="ce15">
            <text:p>#DIV/0!</text:p>
          </table:table-cell>
          <table:table-cell table:style-name="ce1"/>
          <table:table-cell office:value-type="string" table:style-name="ce1">
            <text:p>Win Rate 0.1 이상인거</text:p>
          </table:table-cell>
          <table:table-cell table:number-columns-repeated="7" table:style-name="ce1"/>
          <table:table-cell office:value-type="string" table:style-name="ce1">
            <text:p><text:span text:style-name="T1">SELECT * FROM max_table INTO OUTFILE '/var/lib/mysql-files/max0709.csv' FIELDS TERMINATED BY ',' LINES TERMINATED BY '\n';</text:span></text:p>
          </table:table-cell>
          <table:table-cell table:number-columns-repeated="16357"/>
        </table:table-row>
        <table:table-row table:style-name="ro1">
          <table:table-cell office:value-type="float" office:value="100" table:formula="of:=[Sheet1.$S$3]*(1-[Sheet1.H25])" table:style-name="ce10">
            <text:p>100.00</text:p>
          </table:table-cell>
          <table:table-cell office:value-type="float" office:value="0" table:formula="of:=[Sheet1.$S$3]*[Sheet1.H25]" table:style-name="ce10">
            <text:p>0.00</text:p>
          </table:table-cell>
          <table:table-cell office:value-type="float" office:value="-50000" table:formula="of:=[Sheet1.$T$3]*([Sheet1.I25]-1)*[Sheet1.B25]-[Sheet1.$T$3]*[Sheet1.A25]" table:style-name="ce45">
            <text:p>-50,000</text:p>
          </table:table-cell>
          <table:table-cell office:value-type="float" office:value="100" table:formula="of:=[Sheet1.$S$3]*(1-[Sheet1.F25])" table:style-name="ce10">
            <text:p>100.00</text:p>
          </table:table-cell>
          <table:table-cell office:value-type="float" office:value="0" table:formula="of:=[Sheet1.$S$3]*[Sheet1.F25]" table:style-name="ce10">
            <text:p>0.00</text:p>
          </table:table-cell>
          <table:table-cell office:value-type="float" office:value="0" table:formula="of:=[Sheet1.H25]*[Sheet1.$F$2]" table:style-name="ce10">
            <text:p>0.00</text:p>
          </table:table-cell>
          <table:table-cell office:value-type="float" office:value="-50000" table:formula="of:=[Sheet1.$T$3]*([Sheet1.I25]-1)*[Sheet1.E25]-[Sheet1.$T$3]*[Sheet1.D25]" table:style-name="ce11">
            <text:p>-50,000</text:p>
          </table:table-cell>
          <table:table-cell office:value-type="float" office:value="0" table:formula="of:=COUNTIF([Sheet1.$P$3:.$P$106001];&quot;&gt;&quot;&amp;[Sheet1.I25])/[Sheet1.$P$2]" table:style-name="ce47">
            <text:p>0.00</text:p>
          </table:table-cell>
          <table:table-cell office:value-type="float" office:value="3.3" table:style-name="ce4">
            <text:p>3.3</text:p>
          </table:table-cell>
          <table:table-cell office:value-type="percentage" office:value="-1" table:formula="of:=[Sheet1.C25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5]/([Sheet1.$T$3]*[Sheet1.$S$3])" table:style-name="ce48">
            <text:p>-100.0%</text:p>
          </table:table-cell>
          <table:table-cell office:value-type="float" office:value="0" table:formula="of:=IF([Sheet1.J25]&gt;0;IF([Sheet1.M25]&gt;0;&quot;good&quot;;0);0)" table:style-name="ce44">
            <text:p>0</text:p>
          </table:table-cell>
          <table:table-cell office:value-type="float" office:value="50000" table:formula="of:=[Sheet1.A25]*[Sheet1.$T$3]" table:style-name="ce14">
            <text:p>50,000</text:p>
          </table:table-cell>
          <table:table-cell table:style-name="ce1"/>
          <table:table-cell office:value-type="float" office:value="0" table:formula="of:=AVERAGE([Sheet1.P11:.P25])" table:style-name="ce15">
            <text:p>#DIV/0!</text:p>
          </table:table-cell>
          <table:table-cell table:style-name="ce1"/>
          <table:table-cell office:value-type="string" table:style-name="ce1">
            <text:p>Both Good 인거</text:p>
          </table:table-cell>
          <table:table-cell table:number-columns-repeated="7" table:style-name="ce1"/>
          <table:table-cell office:value-type="string" table:style-name="ce1">
            <text:p>SELECT game, replace(game,',','') FROM record order by game INTO OUTFILE '/var/lib/mysql-files/orders.csv' FIELDS TERMINATED BY ',' LINES TERMINATED BY '\n';</text:p>
          </table:table-cell>
          <table:table-cell table:number-columns-repeated="16357"/>
        </table:table-row>
        <table:table-row table:style-name="ro1">
          <table:table-cell office:value-type="float" office:value="70" table:formula="of:=[Sheet1.$S$3]*(1-[Sheet1.H26])" table:style-name="ce10">
            <text:p>70.00</text:p>
          </table:table-cell>
          <table:table-cell office:value-type="float" office:value="30" table:formula="of:=[Sheet1.$S$3]*[Sheet1.H26]" table:style-name="ce10">
            <text:p>30.00</text:p>
          </table:table-cell>
          <table:table-cell office:value-type="float" office:value="1000" table:formula="of:=[Sheet1.$T$3]*([Sheet1.I26]-1)*[Sheet1.B26]-[Sheet1.$T$3]*[Sheet1.A26]" table:style-name="ce45">
            <text:p>1,000</text:p>
          </table:table-cell>
          <table:table-cell office:value-type="float" office:value="76" table:formula="of:=[Sheet1.$S$3]*(1-[Sheet1.F26])" table:style-name="ce10">
            <text:p>76.00</text:p>
          </table:table-cell>
          <table:table-cell office:value-type="float" office:value="24" table:formula="of:=[Sheet1.$S$3]*[Sheet1.F26]" table:style-name="ce10">
            <text:p>24.00</text:p>
          </table:table-cell>
          <table:table-cell office:value-type="float" office:value="0.24" table:formula="of:=[Sheet1.H26]*[Sheet1.$F$2]" table:style-name="ce10">
            <text:p>0.24</text:p>
          </table:table-cell>
          <table:table-cell office:value-type="float" office:value="-9200" table:formula="of:=[Sheet1.$T$3]*([Sheet1.I26]-1)*[Sheet1.E26]-[Sheet1.$T$3]*[Sheet1.D26]" table:style-name="ce11">
            <text:p>-9,200</text:p>
          </table:table-cell>
          <table:table-cell office:value-type="float" office:value="0.3" table:style-name="ce47">
            <text:p>0.30</text:p>
          </table:table-cell>
          <table:table-cell office:value-type="float" office:value="3.4" table:style-name="ce4">
            <text:p>3.4</text:p>
          </table:table-cell>
          <table:table-cell office:value-type="percentage" office:value="0.02" table:formula="of:=[Sheet1.C26]/([Sheet1.$T$3]*[Sheet1.$S$3])" table:style-name="ce46">
            <text:p>2.0%</text:p>
          </table:table-cell>
          <table:table-cell table:style-name="ce46"/>
          <table:table-cell table:style-name="ce46"/>
          <table:table-cell office:value-type="percentage" office:value="-0.184" table:formula="of:=[Sheet1.G26]/([Sheet1.$T$3]*[Sheet1.$S$3])" table:style-name="ce48">
            <text:p>-18.4%</text:p>
          </table:table-cell>
          <table:table-cell office:value-type="float" office:value="0" table:formula="of:=IF([Sheet1.J26]&gt;0;IF([Sheet1.M26]&gt;0;&quot;good&quot;;0);0)" table:style-name="ce44">
            <text:p>0</text:p>
          </table:table-cell>
          <table:table-cell office:value-type="float" office:value="35000" table:formula="of:=[Sheet1.A26]*[Sheet1.$T$3]" table:style-name="ce14">
            <text:p>35,000</text:p>
          </table:table-cell>
          <table:table-cell table:style-name="ce1"/>
          <table:table-cell office:value-type="float" office:value="0" table:formula="of:=AVERAGE([Sheet1.P12:.P26])" table:style-name="ce15">
            <text:p>#DIV/0!</text:p>
          </table:table-cell>
          <table:table-cell table:style-name="ce1"/>
          <table:table-cell office:value-type="string" table:style-name="ce1">
            <text:p>실제 실행간 목표Profit의 2~2.5배 나올시 중단</text:p>
          </table:table-cell>
          <table:table-cell table:number-columns-repeated="16365" table:style-name="ce1"/>
        </table:table-row>
        <table:table-row table:style-name="ro1">
          <table:table-cell office:value-type="float" office:value="100" table:formula="of:=[Sheet1.$S$3]*(1-[Sheet1.H27])" table:style-name="ce10">
            <text:p>100.00</text:p>
          </table:table-cell>
          <table:table-cell office:value-type="float" office:value="0" table:formula="of:=[Sheet1.$S$3]*[Sheet1.H27]" table:style-name="ce10">
            <text:p>0.00</text:p>
          </table:table-cell>
          <table:table-cell office:value-type="float" office:value="-50000" table:formula="of:=[Sheet1.$T$3]*([Sheet1.I27]-1)*[Sheet1.B27]-[Sheet1.$T$3]*[Sheet1.A27]" table:style-name="ce45">
            <text:p>-50,000</text:p>
          </table:table-cell>
          <table:table-cell office:value-type="float" office:value="100" table:formula="of:=[Sheet1.$S$3]*(1-[Sheet1.F27])" table:style-name="ce10">
            <text:p>100.00</text:p>
          </table:table-cell>
          <table:table-cell office:value-type="float" office:value="0" table:formula="of:=[Sheet1.$S$3]*[Sheet1.F27]" table:style-name="ce10">
            <text:p>0.00</text:p>
          </table:table-cell>
          <table:table-cell office:value-type="float" office:value="0" table:formula="of:=[Sheet1.H27]*[Sheet1.$F$2]" table:style-name="ce10">
            <text:p>0.00</text:p>
          </table:table-cell>
          <table:table-cell office:value-type="float" office:value="-50000" table:formula="of:=[Sheet1.$T$3]*([Sheet1.I27]-1)*[Sheet1.E27]-[Sheet1.$T$3]*[Sheet1.D27]" table:style-name="ce11">
            <text:p>-50,000</text:p>
          </table:table-cell>
          <table:table-cell office:value-type="float" office:value="0" table:formula="of:=COUNTIF([Sheet1.$P$3:.$P$106001];&quot;&gt;&quot;&amp;[Sheet1.I27])/[Sheet1.$P$2]" table:style-name="ce47">
            <text:p>0.00</text:p>
          </table:table-cell>
          <table:table-cell office:value-type="float" office:value="3.5" table:style-name="ce4">
            <text:p>3.5</text:p>
          </table:table-cell>
          <table:table-cell office:value-type="percentage" office:value="-1" table:formula="of:=[Sheet1.C27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7]/([Sheet1.$T$3]*[Sheet1.$S$3])" table:style-name="ce48">
            <text:p>-100.0%</text:p>
          </table:table-cell>
          <table:table-cell office:value-type="float" office:value="0" table:formula="of:=IF([Sheet1.J27]&gt;0;IF([Sheet1.M27]&gt;0;&quot;good&quot;;0);0)" table:style-name="ce44">
            <text:p>0</text:p>
          </table:table-cell>
          <table:table-cell office:value-type="float" office:value="50000" table:formula="of:=[Sheet1.A27]*[Sheet1.$T$3]" table:style-name="ce14">
            <text:p>50,000</text:p>
          </table:table-cell>
          <table:table-cell table:style-name="ce1"/>
          <table:table-cell office:value-type="float" office:value="0" table:formula="of:=AVERAGE([Sheet1.P13:.P27])" table:style-name="ce15">
            <text:p>#DIV/0!</text:p>
          </table:table-cell>
          <table:table-cell table:style-name="ce1"/>
          <table:table-cell office:value-type="string" table:style-name="ce1">
            <text:p>실제 실행간 승수가 초반에 채워지면 중단</text:p>
          </table:table-cell>
          <table:table-cell table:number-columns-repeated="5" table:style-name="ce1"/>
          <table:table-cell table:style-name="ce7"/>
          <table:table-cell table:number-columns-repeated="16359" table:style-name="ce1"/>
        </table:table-row>
        <table:table-row table:style-name="ro1">
          <table:table-cell office:value-type="float" office:value="100" table:formula="of:=[Sheet1.$S$3]*(1-[Sheet1.H28])" table:style-name="ce10">
            <text:p>100.00</text:p>
          </table:table-cell>
          <table:table-cell office:value-type="float" office:value="0" table:formula="of:=[Sheet1.$S$3]*[Sheet1.H28]" table:style-name="ce10">
            <text:p>0.00</text:p>
          </table:table-cell>
          <table:table-cell office:value-type="float" office:value="-50000" table:formula="of:=[Sheet1.$T$3]*([Sheet1.I28]-1)*[Sheet1.B28]-[Sheet1.$T$3]*[Sheet1.A28]" table:style-name="ce45">
            <text:p>-50,000</text:p>
          </table:table-cell>
          <table:table-cell office:value-type="float" office:value="100" table:formula="of:=[Sheet1.$S$3]*(1-[Sheet1.F28])" table:style-name="ce10">
            <text:p>100.00</text:p>
          </table:table-cell>
          <table:table-cell office:value-type="float" office:value="0" table:formula="of:=[Sheet1.$S$3]*[Sheet1.F28]" table:style-name="ce10">
            <text:p>0.00</text:p>
          </table:table-cell>
          <table:table-cell office:value-type="float" office:value="0" table:formula="of:=[Sheet1.H28]*[Sheet1.$F$2]" table:style-name="ce10">
            <text:p>0.00</text:p>
          </table:table-cell>
          <table:table-cell office:value-type="float" office:value="-50000" table:formula="of:=[Sheet1.$T$3]*([Sheet1.I28]-1)*[Sheet1.E28]-[Sheet1.$T$3]*[Sheet1.D28]" table:style-name="ce11">
            <text:p>-50,000</text:p>
          </table:table-cell>
          <table:table-cell office:value-type="float" office:value="0" table:formula="of:=COUNTIF([Sheet1.$P$3:.$P$106001];&quot;&gt;&quot;&amp;[Sheet1.I28])/[Sheet1.$P$2]" table:style-name="ce47">
            <text:p>0.00</text:p>
          </table:table-cell>
          <table:table-cell office:value-type="float" office:value="3.6" table:style-name="ce4">
            <text:p>3.6</text:p>
          </table:table-cell>
          <table:table-cell office:value-type="percentage" office:value="-1" table:formula="of:=[Sheet1.C28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8]/([Sheet1.$T$3]*[Sheet1.$S$3])" table:style-name="ce48">
            <text:p>-100.0%</text:p>
          </table:table-cell>
          <table:table-cell office:value-type="float" office:value="0" table:formula="of:=IF([Sheet1.J28]&gt;0;IF([Sheet1.M28]&gt;0;&quot;good&quot;;0);0)" table:style-name="ce44">
            <text:p>0</text:p>
          </table:table-cell>
          <table:table-cell office:value-type="float" office:value="50000" table:formula="of:=[Sheet1.A28]*[Sheet1.$T$3]" table:style-name="ce14">
            <text:p>50,000</text:p>
          </table:table-cell>
          <table:table-cell table:style-name="ce1"/>
          <table:table-cell office:value-type="float" office:value="0" table:formula="of:=AVERAGE([Sheet1.P14:.P28])" table:style-name="ce15">
            <text:p>#DIV/0!</text:p>
          </table:table-cell>
          <table:table-cell table:style-name="ce1"/>
          <table:table-cell office:value-type="string" table:style-name="ce1">
            <text:p>주변에 Good이 3개씩 위아래</text:p>
          </table:table-cell>
          <table:table-cell table:number-columns-repeated="16365" table:style-name="ce1"/>
        </table:table-row>
        <table:table-row table:style-name="ro1">
          <table:table-cell office:value-type="float" office:value="100" table:formula="of:=[Sheet1.$S$3]*(1-[Sheet1.H29])" table:style-name="ce10">
            <text:p>100.00</text:p>
          </table:table-cell>
          <table:table-cell office:value-type="float" office:value="0" table:formula="of:=[Sheet1.$S$3]*[Sheet1.H29]" table:style-name="ce10">
            <text:p>0.00</text:p>
          </table:table-cell>
          <table:table-cell office:value-type="float" office:value="-50000" table:formula="of:=[Sheet1.$T$3]*([Sheet1.I29]-1)*[Sheet1.B29]-[Sheet1.$T$3]*[Sheet1.A29]" table:style-name="ce45">
            <text:p>-50,000</text:p>
          </table:table-cell>
          <table:table-cell office:value-type="float" office:value="100" table:formula="of:=[Sheet1.$S$3]*(1-[Sheet1.F29])" table:style-name="ce10">
            <text:p>100.00</text:p>
          </table:table-cell>
          <table:table-cell office:value-type="float" office:value="0" table:formula="of:=[Sheet1.$S$3]*[Sheet1.F29]" table:style-name="ce10">
            <text:p>0.00</text:p>
          </table:table-cell>
          <table:table-cell office:value-type="float" office:value="0" table:formula="of:=[Sheet1.H29]*[Sheet1.$F$2]" table:style-name="ce10">
            <text:p>0.00</text:p>
          </table:table-cell>
          <table:table-cell office:value-type="float" office:value="-50000" table:formula="of:=[Sheet1.$T$3]*([Sheet1.I29]-1)*[Sheet1.E29]-[Sheet1.$T$3]*[Sheet1.D29]" table:style-name="ce11">
            <text:p>-50,000</text:p>
          </table:table-cell>
          <table:table-cell office:value-type="float" office:value="0" table:formula="of:=COUNTIF([Sheet1.$P$3:.$P$106001];&quot;&gt;&quot;&amp;[Sheet1.I29])/[Sheet1.$P$2]" table:style-name="ce47">
            <text:p>0.00</text:p>
          </table:table-cell>
          <table:table-cell office:value-type="float" office:value="3.7" table:style-name="ce4">
            <text:p>3.7</text:p>
          </table:table-cell>
          <table:table-cell office:value-type="percentage" office:value="-1" table:formula="of:=[Sheet1.C29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9]/([Sheet1.$T$3]*[Sheet1.$S$3])" table:style-name="ce48">
            <text:p>-100.0%</text:p>
          </table:table-cell>
          <table:table-cell office:value-type="float" office:value="0" table:formula="of:=IF([Sheet1.J29]&gt;0;IF([Sheet1.M29]&gt;0;&quot;good&quot;;0);0)" table:style-name="ce44">
            <text:p>0</text:p>
          </table:table-cell>
          <table:table-cell office:value-type="float" office:value="50000" table:formula="of:=[Sheet1.A29]*[Sheet1.$T$3]" table:style-name="ce14">
            <text:p>50,000</text:p>
          </table:table-cell>
          <table:table-cell table:style-name="ce1"/>
          <table:table-cell office:value-type="float" office:value="0" table:formula="of:=AVERAGE([Sheet1.P15:.P29])" table:style-name="ce15">
            <text:p>#DIV/0!</text:p>
          </table:table-cell>
          <table:table-cell table:number-columns-repeated="16367" table:style-name="ce1"/>
        </table:table-row>
        <table:table-row table:style-name="ro1">
          <table:table-cell office:value-type="float" office:value="100" table:formula="of:=[Sheet1.$S$3]*(1-[Sheet1.H30])" table:style-name="ce10">
            <text:p>100.00</text:p>
          </table:table-cell>
          <table:table-cell office:value-type="float" office:value="0" table:formula="of:=[Sheet1.$S$3]*[Sheet1.H30]" table:style-name="ce10">
            <text:p>0.00</text:p>
          </table:table-cell>
          <table:table-cell office:value-type="float" office:value="-50000" table:formula="of:=[Sheet1.$T$3]*([Sheet1.I30]-1)*[Sheet1.B30]-[Sheet1.$T$3]*[Sheet1.A30]" table:style-name="ce45">
            <text:p>-50,000</text:p>
          </table:table-cell>
          <table:table-cell office:value-type="float" office:value="100" table:formula="of:=[Sheet1.$S$3]*(1-[Sheet1.F30])" table:style-name="ce10">
            <text:p>100.00</text:p>
          </table:table-cell>
          <table:table-cell office:value-type="float" office:value="0" table:formula="of:=[Sheet1.$S$3]*[Sheet1.F30]" table:style-name="ce10">
            <text:p>0.00</text:p>
          </table:table-cell>
          <table:table-cell office:value-type="float" office:value="0" table:formula="of:=[Sheet1.H30]*[Sheet1.$F$2]" table:style-name="ce10">
            <text:p>0.00</text:p>
          </table:table-cell>
          <table:table-cell office:value-type="float" office:value="-50000" table:formula="of:=[Sheet1.$T$3]*([Sheet1.I30]-1)*[Sheet1.E30]-[Sheet1.$T$3]*[Sheet1.D30]" table:style-name="ce11">
            <text:p>-50,000</text:p>
          </table:table-cell>
          <table:table-cell office:value-type="float" office:value="0" table:formula="of:=COUNTIF([Sheet1.$P$3:.$P$106001];&quot;&gt;&quot;&amp;[Sheet1.I30])/[Sheet1.$P$2]" table:style-name="ce47">
            <text:p>0.00</text:p>
          </table:table-cell>
          <table:table-cell office:value-type="float" office:value="3.8" table:style-name="ce4">
            <text:p>3.8</text:p>
          </table:table-cell>
          <table:table-cell office:value-type="percentage" office:value="-1" table:formula="of:=[Sheet1.C30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0]/([Sheet1.$T$3]*[Sheet1.$S$3])" table:style-name="ce48">
            <text:p>-100.0%</text:p>
          </table:table-cell>
          <table:table-cell office:value-type="float" office:value="0" table:formula="of:=IF([Sheet1.J30]&gt;0;IF([Sheet1.M30]&gt;0;&quot;good&quot;;0);0)" table:style-name="ce44">
            <text:p>0</text:p>
          </table:table-cell>
          <table:table-cell office:value-type="float" office:value="50000" table:formula="of:=[Sheet1.A30]*[Sheet1.$T$3]" table:style-name="ce14">
            <text:p>50,000</text:p>
          </table:table-cell>
          <table:table-cell table:style-name="ce1"/>
          <table:table-cell office:value-type="float" office:value="0" table:formula="of:=AVERAGE([Sheet1.P16:.P30])" table:style-name="ce15">
            <text:p>#DIV/0!</text:p>
          </table:table-cell>
          <table:table-cell table:number-columns-repeated="16367" table:style-name="ce1"/>
        </table:table-row>
        <table:table-row table:style-name="ro1">
          <table:table-cell office:value-type="float" office:value="100" table:formula="of:=[Sheet1.$S$3]*(1-[Sheet1.H31])" table:style-name="ce10">
            <text:p>100.00</text:p>
          </table:table-cell>
          <table:table-cell office:value-type="float" office:value="0" table:formula="of:=[Sheet1.$S$3]*[Sheet1.H31]" table:style-name="ce10">
            <text:p>0.00</text:p>
          </table:table-cell>
          <table:table-cell office:value-type="float" office:value="-50000" table:formula="of:=[Sheet1.$T$3]*([Sheet1.I31]-1)*[Sheet1.B31]-[Sheet1.$T$3]*[Sheet1.A31]" table:style-name="ce45">
            <text:p>-50,000</text:p>
          </table:table-cell>
          <table:table-cell office:value-type="float" office:value="100" table:formula="of:=[Sheet1.$S$3]*(1-[Sheet1.F31])" table:style-name="ce10">
            <text:p>100.00</text:p>
          </table:table-cell>
          <table:table-cell office:value-type="float" office:value="0" table:formula="of:=[Sheet1.$S$3]*[Sheet1.F31]" table:style-name="ce10">
            <text:p>0.00</text:p>
          </table:table-cell>
          <table:table-cell office:value-type="float" office:value="0" table:formula="of:=[Sheet1.H31]*[Sheet1.$F$2]" table:style-name="ce10">
            <text:p>0.00</text:p>
          </table:table-cell>
          <table:table-cell office:value-type="float" office:value="-50000" table:formula="of:=[Sheet1.$T$3]*([Sheet1.I31]-1)*[Sheet1.E31]-[Sheet1.$T$3]*[Sheet1.D31]" table:style-name="ce11">
            <text:p>-50,000</text:p>
          </table:table-cell>
          <table:table-cell office:value-type="float" office:value="0" table:formula="of:=COUNTIF([Sheet1.$P$3:.$P$106001];&quot;&gt;&quot;&amp;[Sheet1.I31])/[Sheet1.$P$2]" table:style-name="ce47">
            <text:p>0.00</text:p>
          </table:table-cell>
          <table:table-cell office:value-type="float" office:value="3.9" table:style-name="ce4">
            <text:p>3.9</text:p>
          </table:table-cell>
          <table:table-cell office:value-type="percentage" office:value="-1" table:formula="of:=[Sheet1.C31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1]/([Sheet1.$T$3]*[Sheet1.$S$3])" table:style-name="ce48">
            <text:p>-100.0%</text:p>
          </table:table-cell>
          <table:table-cell office:value-type="float" office:value="0" table:formula="of:=IF([Sheet1.J31]&gt;0;IF([Sheet1.M31]&gt;0;&quot;good&quot;;0);0)" table:style-name="ce44">
            <text:p>0</text:p>
          </table:table-cell>
          <table:table-cell office:value-type="float" office:value="50000" table:formula="of:=[Sheet1.A31]*[Sheet1.$T$3]" table:style-name="ce14">
            <text:p>50,000</text:p>
          </table:table-cell>
          <table:table-cell table:style-name="ce1"/>
          <table:table-cell office:value-type="float" office:value="0" table:formula="of:=AVERAGE([Sheet1.P17:.P31])" table:style-name="ce15">
            <text:p>#DIV/0!</text:p>
          </table:table-cell>
          <table:table-cell table:number-columns-repeated="16367" table:style-name="ce1"/>
        </table:table-row>
        <table:table-row table:style-name="ro1">
          <table:table-cell office:value-type="float" office:value="100" table:formula="of:=[Sheet1.$S$3]*(1-[Sheet1.H32])" table:style-name="ce10">
            <text:p>100.00</text:p>
          </table:table-cell>
          <table:table-cell office:value-type="float" office:value="0" table:formula="of:=[Sheet1.$S$3]*[Sheet1.H32]" table:style-name="ce10">
            <text:p>0.00</text:p>
          </table:table-cell>
          <table:table-cell office:value-type="float" office:value="-50000" table:formula="of:=[Sheet1.$T$3]*([Sheet1.I32]-1)*[Sheet1.B32]-[Sheet1.$T$3]*[Sheet1.A32]" table:style-name="ce45">
            <text:p>-50,000</text:p>
          </table:table-cell>
          <table:table-cell office:value-type="float" office:value="100" table:formula="of:=[Sheet1.$S$3]*(1-[Sheet1.F32])" table:style-name="ce10">
            <text:p>100.00</text:p>
          </table:table-cell>
          <table:table-cell office:value-type="float" office:value="0" table:formula="of:=[Sheet1.$S$3]*[Sheet1.F32]" table:style-name="ce10">
            <text:p>0.00</text:p>
          </table:table-cell>
          <table:table-cell office:value-type="float" office:value="0" table:formula="of:=[Sheet1.H32]*[Sheet1.$F$2]" table:style-name="ce10">
            <text:p>0.00</text:p>
          </table:table-cell>
          <table:table-cell office:value-type="float" office:value="-50000" table:formula="of:=[Sheet1.$T$3]*([Sheet1.I32]-1)*[Sheet1.E32]-[Sheet1.$T$3]*[Sheet1.D32]" table:style-name="ce11">
            <text:p>-50,000</text:p>
          </table:table-cell>
          <table:table-cell office:value-type="float" office:value="0" table:formula="of:=COUNTIF([Sheet1.$P$3:.$P$106001];&quot;&gt;&quot;&amp;[Sheet1.I32])/[Sheet1.$P$2]" table:style-name="ce47">
            <text:p>0.00</text:p>
          </table:table-cell>
          <table:table-cell office:value-type="float" office:value="4" table:style-name="ce4">
            <text:p>4</text:p>
          </table:table-cell>
          <table:table-cell office:value-type="percentage" office:value="-1" table:formula="of:=[Sheet1.C32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2]/([Sheet1.$T$3]*[Sheet1.$S$3])" table:style-name="ce48">
            <text:p>-100.0%</text:p>
          </table:table-cell>
          <table:table-cell office:value-type="float" office:value="0" table:formula="of:=IF([Sheet1.J32]&gt;0;IF([Sheet1.M32]&gt;0;&quot;good&quot;;0);0)" table:style-name="ce44">
            <text:p>0</text:p>
          </table:table-cell>
          <table:table-cell office:value-type="float" office:value="50000" table:formula="of:=[Sheet1.A32]*[Sheet1.$T$3]" table:style-name="ce14">
            <text:p>50,000</text:p>
          </table:table-cell>
          <table:table-cell table:style-name="ce1"/>
          <table:table-cell office:value-type="float" office:value="0" table:formula="of:=AVERAGE([Sheet1.P18:.P32])" table:style-name="ce15">
            <text:p>#DIV/0!</text:p>
          </table:table-cell>
          <table:table-cell table:style-name="ce1"/>
          <table:table-cell office:value-type="string" table:style-name="ce1">
            <text:p>최대 횟수차면</text:p>
          </table:table-cell>
          <table:table-cell table:number-columns-repeated="7" table:style-name="ce1"/>
          <table:table-cell office:value-type="string" table:style-name="ce1">
            <text:p>sudo ssh -i ./hong.pem ec2-user@ec2-54-242-161-63.compute-1.amazonaws.com</text:p>
          </table:table-cell>
          <table:table-cell table:number-columns-repeated="16357"/>
        </table:table-row>
        <table:table-row table:style-name="ro1">
          <table:table-cell office:value-type="float" office:value="100" table:formula="of:=[Sheet1.$S$3]*(1-[Sheet1.H33])" table:style-name="ce10">
            <text:p>100.00</text:p>
          </table:table-cell>
          <table:table-cell office:value-type="float" office:value="0" table:formula="of:=[Sheet1.$S$3]*[Sheet1.H33]" table:style-name="ce10">
            <text:p>0.00</text:p>
          </table:table-cell>
          <table:table-cell office:value-type="float" office:value="-50000" table:formula="of:=[Sheet1.$T$3]*([Sheet1.I33]-1)*[Sheet1.B33]-[Sheet1.$T$3]*[Sheet1.A33]" table:style-name="ce45">
            <text:p>-50,000</text:p>
          </table:table-cell>
          <table:table-cell office:value-type="float" office:value="100" table:formula="of:=[Sheet1.$S$3]*(1-[Sheet1.F33])" table:style-name="ce10">
            <text:p>100.00</text:p>
          </table:table-cell>
          <table:table-cell office:value-type="float" office:value="0" table:formula="of:=[Sheet1.$S$3]*[Sheet1.F33]" table:style-name="ce10">
            <text:p>0.00</text:p>
          </table:table-cell>
          <table:table-cell office:value-type="float" office:value="0" table:formula="of:=[Sheet1.H33]*[Sheet1.$F$2]" table:style-name="ce10">
            <text:p>0.00</text:p>
          </table:table-cell>
          <table:table-cell office:value-type="float" office:value="-50000" table:formula="of:=[Sheet1.$T$3]*([Sheet1.I33]-1)*[Sheet1.E33]-[Sheet1.$T$3]*[Sheet1.D33]" table:style-name="ce11">
            <text:p>-50,000</text:p>
          </table:table-cell>
          <table:table-cell office:value-type="float" office:value="0" table:formula="of:=COUNTIF([Sheet1.$P$3:.$P$106001];&quot;&gt;&quot;&amp;[Sheet1.I33])/[Sheet1.$P$2]" table:style-name="ce47">
            <text:p>0.00</text:p>
          </table:table-cell>
          <table:table-cell office:value-type="float" office:value="4.0999999999999996" table:style-name="ce4">
            <text:p>4.1</text:p>
          </table:table-cell>
          <table:table-cell office:value-type="percentage" office:value="-1" table:formula="of:=[Sheet1.C33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3]/([Sheet1.$T$3]*[Sheet1.$S$3])" table:style-name="ce48">
            <text:p>-100.0%</text:p>
          </table:table-cell>
          <table:table-cell office:value-type="float" office:value="0" table:formula="of:=IF([Sheet1.J33]&gt;0;IF([Sheet1.M33]&gt;0;&quot;good&quot;;0);0)" table:style-name="ce44">
            <text:p>0</text:p>
          </table:table-cell>
          <table:table-cell office:value-type="float" office:value="50000" table:formula="of:=[Sheet1.A33]*[Sheet1.$T$3]" table:style-name="ce14">
            <text:p>50,000</text:p>
          </table:table-cell>
          <table:table-cell table:style-name="ce1"/>
          <table:table-cell office:value-type="float" office:value="0" table:formula="of:=AVERAGE([Sheet1.P19:.P33])" table:style-name="ce15">
            <text:p>#DIV/0!</text:p>
          </table:table-cell>
          <table:table-cell table:style-name="ce1"/>
          <table:table-cell office:value-type="string" table:style-name="ce1">
            <text:p>그다음번은 올인</text:p>
          </table:table-cell>
          <table:table-cell table:number-columns-repeated="16365"/>
        </table:table-row>
        <table:table-row table:style-name="ro1">
          <table:table-cell office:value-type="float" office:value="100" table:formula="of:=[Sheet1.$S$3]*(1-[Sheet1.H34])" table:style-name="ce10">
            <text:p>100.00</text:p>
          </table:table-cell>
          <table:table-cell office:value-type="float" office:value="0" table:formula="of:=[Sheet1.$S$3]*[Sheet1.H34]" table:style-name="ce10">
            <text:p>0.00</text:p>
          </table:table-cell>
          <table:table-cell office:value-type="float" office:value="-50000" table:formula="of:=[Sheet1.$T$3]*([Sheet1.I34]-1)*[Sheet1.B34]-[Sheet1.$T$3]*[Sheet1.A34]" table:style-name="ce45">
            <text:p>-50,000</text:p>
          </table:table-cell>
          <table:table-cell office:value-type="float" office:value="100" table:formula="of:=[Sheet1.$S$3]*(1-[Sheet1.F34])" table:style-name="ce10">
            <text:p>100.00</text:p>
          </table:table-cell>
          <table:table-cell office:value-type="float" office:value="0" table:formula="of:=[Sheet1.$S$3]*[Sheet1.F34]" table:style-name="ce10">
            <text:p>0.00</text:p>
          </table:table-cell>
          <table:table-cell office:value-type="float" office:value="0" table:formula="of:=[Sheet1.H34]*[Sheet1.$F$2]" table:style-name="ce10">
            <text:p>0.00</text:p>
          </table:table-cell>
          <table:table-cell office:value-type="float" office:value="-50000" table:formula="of:=[Sheet1.$T$3]*([Sheet1.I34]-1)*[Sheet1.E34]-[Sheet1.$T$3]*[Sheet1.D34]" table:style-name="ce11">
            <text:p>-50,000</text:p>
          </table:table-cell>
          <table:table-cell office:value-type="float" office:value="0" table:formula="of:=COUNTIF([Sheet1.$P$3:.$P$106001];&quot;&gt;&quot;&amp;[Sheet1.I34])/[Sheet1.$P$2]" table:style-name="ce47">
            <text:p>0.00</text:p>
          </table:table-cell>
          <table:table-cell office:value-type="float" office:value="4.2" table:style-name="ce4">
            <text:p>4.2</text:p>
          </table:table-cell>
          <table:table-cell office:value-type="percentage" office:value="-1" table:formula="of:=[Sheet1.C34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4]/([Sheet1.$T$3]*[Sheet1.$S$3])" table:style-name="ce48">
            <text:p>-100.0%</text:p>
          </table:table-cell>
          <table:table-cell office:value-type="float" office:value="0" table:formula="of:=IF([Sheet1.J34]&gt;0;IF([Sheet1.M34]&gt;0;&quot;good&quot;;0);0)" table:style-name="ce44">
            <text:p>0</text:p>
          </table:table-cell>
          <table:table-cell office:value-type="float" office:value="50000" table:formula="of:=[Sheet1.A34]*[Sheet1.$T$3]" table:style-name="ce14">
            <text:p>50,000</text:p>
          </table:table-cell>
          <table:table-cell table:style-name="ce1"/>
          <table:table-cell office:value-type="float" office:value="0" table:formula="of:=AVERAGE([Sheet1.P20:.P34])" table:style-name="ce15">
            <text:p>#DIV/0!</text:p>
          </table:table-cell>
          <table:table-cell table:style-name="ce1"/>
          <table:table-cell office:value-type="string" table:style-name="ce11">
            <text:p>또는 최적 투자금 얼마?</text:p>
          </table:table-cell>
          <table:table-cell table:number-columns-repeated="16365"/>
        </table:table-row>
        <table:table-row table:style-name="ro1">
          <table:table-cell office:value-type="float" office:value="100" table:formula="of:=[Sheet1.$S$3]*(1-[Sheet1.H35])" table:style-name="ce10">
            <text:p>100.00</text:p>
          </table:table-cell>
          <table:table-cell office:value-type="float" office:value="0" table:formula="of:=[Sheet1.$S$3]*[Sheet1.H35]" table:style-name="ce10">
            <text:p>0.00</text:p>
          </table:table-cell>
          <table:table-cell office:value-type="float" office:value="-50000" table:formula="of:=[Sheet1.$T$3]*([Sheet1.I35]-1)*[Sheet1.B35]-[Sheet1.$T$3]*[Sheet1.A35]" table:style-name="ce45">
            <text:p>-50,000</text:p>
          </table:table-cell>
          <table:table-cell office:value-type="float" office:value="100" table:formula="of:=[Sheet1.$S$3]*(1-[Sheet1.F35])" table:style-name="ce10">
            <text:p>100.00</text:p>
          </table:table-cell>
          <table:table-cell office:value-type="float" office:value="0" table:formula="of:=[Sheet1.$S$3]*[Sheet1.F35]" table:style-name="ce10">
            <text:p>0.00</text:p>
          </table:table-cell>
          <table:table-cell office:value-type="float" office:value="0" table:formula="of:=[Sheet1.H35]*[Sheet1.$F$2]" table:style-name="ce10">
            <text:p>0.00</text:p>
          </table:table-cell>
          <table:table-cell office:value-type="float" office:value="-50000" table:formula="of:=[Sheet1.$T$3]*([Sheet1.I35]-1)*[Sheet1.E35]-[Sheet1.$T$3]*[Sheet1.D35]" table:style-name="ce11">
            <text:p>-50,000</text:p>
          </table:table-cell>
          <table:table-cell office:value-type="float" office:value="0" table:formula="of:=COUNTIF([Sheet1.$P$3:.$P$106001];&quot;&gt;&quot;&amp;[Sheet1.I35])/[Sheet1.$P$2]" table:style-name="ce47">
            <text:p>0.00</text:p>
          </table:table-cell>
          <table:table-cell office:value-type="float" office:value="4.3" table:style-name="ce4">
            <text:p>4.3</text:p>
          </table:table-cell>
          <table:table-cell office:value-type="percentage" office:value="-1" table:formula="of:=[Sheet1.C35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5]/([Sheet1.$T$3]*[Sheet1.$S$3])" table:style-name="ce48">
            <text:p>-100.0%</text:p>
          </table:table-cell>
          <table:table-cell office:value-type="float" office:value="0" table:formula="of:=IF([Sheet1.J35]&gt;0;IF([Sheet1.M35]&gt;0;&quot;good&quot;;0);0)" table:style-name="ce44">
            <text:p>0</text:p>
          </table:table-cell>
          <table:table-cell office:value-type="float" office:value="50000" table:formula="of:=[Sheet1.A35]*[Sheet1.$T$3]" table:style-name="ce14">
            <text:p>50,000</text:p>
          </table:table-cell>
          <table:table-cell table:style-name="ce1"/>
          <table:table-cell office:value-type="float" office:value="0" table:formula="of:=AVERAGE([Sheet1.P21:.P35])" table:style-name="ce15">
            <text:p>#DIV/0!</text:p>
          </table:table-cell>
          <table:table-cell table:style-name="ce1"/>
          <table:table-cell table:style-name="ce11"/>
          <table:table-cell table:number-columns-repeated="16365"/>
        </table:table-row>
        <table:table-row table:style-name="ro1">
          <table:table-cell office:value-type="float" office:value="100" table:formula="of:=[Sheet1.$S$3]*(1-[Sheet1.H36])" table:style-name="ce10">
            <text:p>100.00</text:p>
          </table:table-cell>
          <table:table-cell office:value-type="float" office:value="0" table:formula="of:=[Sheet1.$S$3]*[Sheet1.H36]" table:style-name="ce10">
            <text:p>0.00</text:p>
          </table:table-cell>
          <table:table-cell office:value-type="float" office:value="-50000" table:formula="of:=[Sheet1.$T$3]*([Sheet1.I36]-1)*[Sheet1.B36]-[Sheet1.$T$3]*[Sheet1.A36]" table:style-name="ce45">
            <text:p>-50,000</text:p>
          </table:table-cell>
          <table:table-cell office:value-type="float" office:value="100" table:formula="of:=[Sheet1.$S$3]*(1-[Sheet1.F36])" table:style-name="ce10">
            <text:p>100.00</text:p>
          </table:table-cell>
          <table:table-cell office:value-type="float" office:value="0" table:formula="of:=[Sheet1.$S$3]*[Sheet1.F36]" table:style-name="ce10">
            <text:p>0.00</text:p>
          </table:table-cell>
          <table:table-cell office:value-type="float" office:value="0" table:formula="of:=[Sheet1.H36]*[Sheet1.$F$2]" table:style-name="ce10">
            <text:p>0.00</text:p>
          </table:table-cell>
          <table:table-cell office:value-type="float" office:value="-50000" table:formula="of:=[Sheet1.$T$3]*([Sheet1.I36]-1)*[Sheet1.E36]-[Sheet1.$T$3]*[Sheet1.D36]" table:style-name="ce11">
            <text:p>-50,000</text:p>
          </table:table-cell>
          <table:table-cell office:value-type="float" office:value="0" table:formula="of:=COUNTIF([Sheet1.$P$3:.$P$106001];&quot;&gt;&quot;&amp;[Sheet1.I36])/[Sheet1.$P$2]" table:style-name="ce47">
            <text:p>0.00</text:p>
          </table:table-cell>
          <table:table-cell office:value-type="float" office:value="4.4000000000000004" table:style-name="ce4">
            <text:p>4.4</text:p>
          </table:table-cell>
          <table:table-cell office:value-type="percentage" office:value="-1" table:formula="of:=[Sheet1.C36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6]/([Sheet1.$T$3]*[Sheet1.$S$3])" table:style-name="ce48">
            <text:p>-100.0%</text:p>
          </table:table-cell>
          <table:table-cell office:value-type="float" office:value="0" table:formula="of:=IF([Sheet1.J36]&gt;0;IF([Sheet1.M36]&gt;0;&quot;good&quot;;0);0)" table:style-name="ce44">
            <text:p>0</text:p>
          </table:table-cell>
          <table:table-cell office:value-type="float" office:value="50000" table:formula="of:=[Sheet1.A36]*[Sheet1.$T$3]" table:style-name="ce14">
            <text:p>50,000</text:p>
          </table:table-cell>
          <table:table-cell table:style-name="ce1"/>
          <table:table-cell office:value-type="float" office:value="0" table:formula="of:=AVERAGE([Sheet1.P22:.P36])" table:style-name="ce15">
            <text:p>#DIV/0!</text:p>
          </table:table-cell>
          <table:table-cell table:style-name="ce1"/>
          <table:table-cell table:style-name="ce11"/>
          <table:table-cell table:number-columns-repeated="16365"/>
        </table:table-row>
        <table:table-row table:style-name="ro1">
          <table:table-cell office:value-type="float" office:value="100" table:formula="of:=[Sheet1.$S$3]*(1-[Sheet1.H37])" table:style-name="ce10">
            <text:p>100.00</text:p>
          </table:table-cell>
          <table:table-cell office:value-type="float" office:value="0" table:formula="of:=[Sheet1.$S$3]*[Sheet1.H37]" table:style-name="ce10">
            <text:p>0.00</text:p>
          </table:table-cell>
          <table:table-cell office:value-type="float" office:value="-50000" table:formula="of:=[Sheet1.$T$3]*([Sheet1.I37]-1)*[Sheet1.B37]-[Sheet1.$T$3]*[Sheet1.A37]" table:style-name="ce45">
            <text:p>-50,000</text:p>
          </table:table-cell>
          <table:table-cell office:value-type="float" office:value="100" table:formula="of:=[Sheet1.$S$3]*(1-[Sheet1.F37])" table:style-name="ce10">
            <text:p>100.00</text:p>
          </table:table-cell>
          <table:table-cell office:value-type="float" office:value="0" table:formula="of:=[Sheet1.$S$3]*[Sheet1.F37]" table:style-name="ce10">
            <text:p>0.00</text:p>
          </table:table-cell>
          <table:table-cell office:value-type="float" office:value="0" table:formula="of:=[Sheet1.H37]*[Sheet1.$F$2]" table:style-name="ce10">
            <text:p>0.00</text:p>
          </table:table-cell>
          <table:table-cell office:value-type="float" office:value="-50000" table:formula="of:=[Sheet1.$T$3]*([Sheet1.I37]-1)*[Sheet1.E37]-[Sheet1.$T$3]*[Sheet1.D37]" table:style-name="ce11">
            <text:p>-50,000</text:p>
          </table:table-cell>
          <table:table-cell office:value-type="float" office:value="0" table:formula="of:=COUNTIF([Sheet1.$P$3:.$P$106001];&quot;&gt;&quot;&amp;[Sheet1.I37])/[Sheet1.$P$2]" table:style-name="ce47">
            <text:p>0.00</text:p>
          </table:table-cell>
          <table:table-cell office:value-type="float" office:value="4.5" table:style-name="ce4">
            <text:p>4.5</text:p>
          </table:table-cell>
          <table:table-cell office:value-type="percentage" office:value="-1" table:formula="of:=[Sheet1.C37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7]/([Sheet1.$T$3]*[Sheet1.$S$3])" table:style-name="ce48">
            <text:p>-100.0%</text:p>
          </table:table-cell>
          <table:table-cell office:value-type="float" office:value="0" table:formula="of:=IF([Sheet1.J37]&gt;0;IF([Sheet1.M37]&gt;0;&quot;good&quot;;0);0)" table:style-name="ce44">
            <text:p>0</text:p>
          </table:table-cell>
          <table:table-cell office:value-type="float" office:value="50000" table:formula="of:=[Sheet1.A37]*[Sheet1.$T$3]" table:style-name="ce14">
            <text:p>50,000</text:p>
          </table:table-cell>
          <table:table-cell table:style-name="ce1"/>
          <table:table-cell office:value-type="float" office:value="0" table:formula="of:=AVERAGE([Sheet1.P23:.P37])" table:style-name="ce15">
            <text:p>#DIV/0!</text:p>
          </table:table-cell>
          <table:table-cell table:style-name="ce1"/>
          <table:table-cell office:value-type="string" table:style-name="ce11">
            <text:p>간격 확률 이용해서</text:p>
          </table:table-cell>
          <table:table-cell table:number-columns-repeated="16365"/>
        </table:table-row>
        <table:table-row table:style-name="ro1">
          <table:table-cell office:value-type="float" office:value="100" table:formula="of:=[Sheet1.$S$3]*(1-[Sheet1.H38])" table:style-name="ce10">
            <text:p>100.00</text:p>
          </table:table-cell>
          <table:table-cell office:value-type="float" office:value="0" table:formula="of:=[Sheet1.$S$3]*[Sheet1.H38]" table:style-name="ce10">
            <text:p>0.00</text:p>
          </table:table-cell>
          <table:table-cell office:value-type="float" office:value="-50000" table:formula="of:=[Sheet1.$T$3]*([Sheet1.I38]-1)*[Sheet1.B38]-[Sheet1.$T$3]*[Sheet1.A38]" table:style-name="ce45">
            <text:p>-50,000</text:p>
          </table:table-cell>
          <table:table-cell office:value-type="float" office:value="100" table:formula="of:=[Sheet1.$S$3]*(1-[Sheet1.F38])" table:style-name="ce10">
            <text:p>100.00</text:p>
          </table:table-cell>
          <table:table-cell office:value-type="float" office:value="0" table:formula="of:=[Sheet1.$S$3]*[Sheet1.F38]" table:style-name="ce10">
            <text:p>0.00</text:p>
          </table:table-cell>
          <table:table-cell office:value-type="float" office:value="0" table:formula="of:=[Sheet1.H38]*[Sheet1.$F$2]" table:style-name="ce10">
            <text:p>0.00</text:p>
          </table:table-cell>
          <table:table-cell office:value-type="float" office:value="-50000" table:formula="of:=[Sheet1.$T$3]*([Sheet1.I38]-1)*[Sheet1.E38]-[Sheet1.$T$3]*[Sheet1.D38]" table:style-name="ce11">
            <text:p>-50,000</text:p>
          </table:table-cell>
          <table:table-cell office:value-type="float" office:value="0" table:formula="of:=COUNTIF([Sheet1.$P$3:.$P$106001];&quot;&gt;&quot;&amp;[Sheet1.I38])/[Sheet1.$P$2]" table:style-name="ce47">
            <text:p>0.00</text:p>
          </table:table-cell>
          <table:table-cell office:value-type="float" office:value="4.5999999999999996" table:style-name="ce4">
            <text:p>4.6</text:p>
          </table:table-cell>
          <table:table-cell office:value-type="percentage" office:value="-1" table:formula="of:=[Sheet1.C38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8]/([Sheet1.$T$3]*[Sheet1.$S$3])" table:style-name="ce48">
            <text:p>-100.0%</text:p>
          </table:table-cell>
          <table:table-cell office:value-type="float" office:value="0" table:formula="of:=IF([Sheet1.J38]&gt;0;IF([Sheet1.M38]&gt;0;&quot;good&quot;;0);0)" table:style-name="ce44">
            <text:p>0</text:p>
          </table:table-cell>
          <table:table-cell office:value-type="float" office:value="50000" table:formula="of:=[Sheet1.A38]*[Sheet1.$T$3]" table:style-name="ce14">
            <text:p>50,000</text:p>
          </table:table-cell>
          <table:table-cell table:style-name="ce1"/>
          <table:table-cell office:value-type="float" office:value="0" table:formula="of:=AVERAGE([Sheet1.P24:.P38])" table:style-name="ce15">
            <text:p>#DIV/0!</text:p>
          </table:table-cell>
          <table:table-cell table:style-name="ce1"/>
          <table:table-cell office:value-type="string" table:style-name="ce11">
            <text:p>높은 배율</text:p>
          </table:table-cell>
          <table:table-cell table:number-columns-repeated="16365"/>
        </table:table-row>
        <table:table-row table:style-name="ro1">
          <table:table-cell office:value-type="float" office:value="100" table:formula="of:=[Sheet1.$S$3]*(1-[Sheet1.H39])" table:style-name="ce10">
            <text:p>100.00</text:p>
          </table:table-cell>
          <table:table-cell office:value-type="float" office:value="0" table:formula="of:=[Sheet1.$S$3]*[Sheet1.H39]" table:style-name="ce10">
            <text:p>0.00</text:p>
          </table:table-cell>
          <table:table-cell office:value-type="float" office:value="-50000" table:formula="of:=[Sheet1.$T$3]*([Sheet1.I39]-1)*[Sheet1.B39]-[Sheet1.$T$3]*[Sheet1.A39]" table:style-name="ce45">
            <text:p>-50,000</text:p>
          </table:table-cell>
          <table:table-cell office:value-type="float" office:value="100" table:formula="of:=[Sheet1.$S$3]*(1-[Sheet1.F39])" table:style-name="ce10">
            <text:p>100.00</text:p>
          </table:table-cell>
          <table:table-cell office:value-type="float" office:value="0" table:formula="of:=[Sheet1.$S$3]*[Sheet1.F39]" table:style-name="ce10">
            <text:p>0.00</text:p>
          </table:table-cell>
          <table:table-cell office:value-type="float" office:value="0" table:formula="of:=[Sheet1.H39]*[Sheet1.$F$2]" table:style-name="ce10">
            <text:p>0.00</text:p>
          </table:table-cell>
          <table:table-cell office:value-type="float" office:value="-50000" table:formula="of:=[Sheet1.$T$3]*([Sheet1.I39]-1)*[Sheet1.E39]-[Sheet1.$T$3]*[Sheet1.D39]" table:style-name="ce11">
            <text:p>-50,000</text:p>
          </table:table-cell>
          <table:table-cell office:value-type="float" office:value="0" table:formula="of:=COUNTIF([Sheet1.$P$3:.$P$106001];&quot;&gt;&quot;&amp;[Sheet1.I39])/[Sheet1.$P$2]" table:style-name="ce47">
            <text:p>0.00</text:p>
          </table:table-cell>
          <table:table-cell office:value-type="float" office:value="4.7" table:style-name="ce4">
            <text:p>4.7</text:p>
          </table:table-cell>
          <table:table-cell office:value-type="percentage" office:value="-1" table:formula="of:=[Sheet1.C39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9]/([Sheet1.$T$3]*[Sheet1.$S$3])" table:style-name="ce48">
            <text:p>-100.0%</text:p>
          </table:table-cell>
          <table:table-cell office:value-type="float" office:value="0" table:formula="of:=IF([Sheet1.J39]&gt;0;IF([Sheet1.M39]&gt;0;&quot;good&quot;;0);0)" table:style-name="ce44">
            <text:p>0</text:p>
          </table:table-cell>
          <table:table-cell office:value-type="float" office:value="50000" table:formula="of:=[Sheet1.A39]*[Sheet1.$T$3]" table:style-name="ce14">
            <text:p>50,000</text:p>
          </table:table-cell>
          <table:table-cell table:style-name="ce1"/>
          <table:table-cell office:value-type="float" office:value="0" table:formula="of:=AVERAGE([Sheet1.P25:.P39])" table:style-name="ce15">
            <text:p>#DIV/0!</text:p>
          </table:table-cell>
          <table:table-cell table:style-name="ce1"/>
          <table:table-cell office:value-type="string" table:style-name="ce11">
            <text:p>낮은 회복율로</text:p>
          </table:table-cell>
          <table:table-cell table:number-columns-repeated="16365"/>
        </table:table-row>
        <table:table-row table:style-name="ro1">
          <table:table-cell office:value-type="float" office:value="100" table:formula="of:=[Sheet1.$S$3]*(1-[Sheet1.H40])" table:style-name="ce10">
            <text:p>100.00</text:p>
          </table:table-cell>
          <table:table-cell office:value-type="float" office:value="0" table:formula="of:=[Sheet1.$S$3]*[Sheet1.H40]" table:style-name="ce10">
            <text:p>0.00</text:p>
          </table:table-cell>
          <table:table-cell office:value-type="float" office:value="-50000" table:formula="of:=[Sheet1.$T$3]*([Sheet1.I40]-1)*[Sheet1.B40]-[Sheet1.$T$3]*[Sheet1.A40]" table:style-name="ce45">
            <text:p>-50,000</text:p>
          </table:table-cell>
          <table:table-cell office:value-type="float" office:value="100" table:formula="of:=[Sheet1.$S$3]*(1-[Sheet1.F40])" table:style-name="ce10">
            <text:p>100.00</text:p>
          </table:table-cell>
          <table:table-cell office:value-type="float" office:value="0" table:formula="of:=[Sheet1.$S$3]*[Sheet1.F40]" table:style-name="ce10">
            <text:p>0.00</text:p>
          </table:table-cell>
          <table:table-cell office:value-type="float" office:value="0" table:formula="of:=[Sheet1.H40]*[Sheet1.$F$2]" table:style-name="ce10">
            <text:p>0.00</text:p>
          </table:table-cell>
          <table:table-cell office:value-type="float" office:value="-50000" table:formula="of:=[Sheet1.$T$3]*([Sheet1.I40]-1)*[Sheet1.E40]-[Sheet1.$T$3]*[Sheet1.D40]" table:style-name="ce11">
            <text:p>-50,000</text:p>
          </table:table-cell>
          <table:table-cell office:value-type="float" office:value="0" table:formula="of:=COUNTIF([Sheet1.$P$3:.$P$106001];&quot;&gt;&quot;&amp;[Sheet1.I40])/[Sheet1.$P$2]" table:style-name="ce47">
            <text:p>0.00</text:p>
          </table:table-cell>
          <table:table-cell office:value-type="float" office:value="4.8" table:style-name="ce4">
            <text:p>4.8</text:p>
          </table:table-cell>
          <table:table-cell office:value-type="percentage" office:value="-1" table:formula="of:=[Sheet1.C40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40]/([Sheet1.$T$3]*[Sheet1.$S$3])" table:style-name="ce48">
            <text:p>-100.0%</text:p>
          </table:table-cell>
          <table:table-cell office:value-type="float" office:value="0" table:formula="of:=IF([Sheet1.J40]&gt;0;IF([Sheet1.M40]&gt;0;&quot;good&quot;;0);0)" table:style-name="ce44">
            <text:p>0</text:p>
          </table:table-cell>
          <table:table-cell office:value-type="float" office:value="50000" table:formula="of:=[Sheet1.A40]*[Sheet1.$T$3]" table:style-name="ce14">
            <text:p>50,000</text:p>
          </table:table-cell>
          <table:table-cell table:style-name="ce1"/>
          <table:table-cell office:value-type="float" office:value="0" table:formula="of:=AVERAGE([Sheet1.P26:.P40])" table:style-name="ce15">
            <text:p>#DIV/0!</text:p>
          </table:table-cell>
          <table:table-cell table:style-name="ce1"/>
          <table:table-cell office:value-type="string" table:style-name="ce11">
            <text:p>더 볼 수 있을듯</text:p>
          </table:table-cell>
          <table:table-cell table:number-columns-repeated="16365"/>
        </table:table-row>
        <table:table-row table:style-name="ro1">
          <table:table-cell office:value-type="float" office:value="100" table:formula="of:=[Sheet1.$S$3]*(1-[Sheet1.H41])" table:style-name="ce10">
            <text:p>100.00</text:p>
          </table:table-cell>
          <table:table-cell office:value-type="float" office:value="0" table:formula="of:=[Sheet1.$S$3]*[Sheet1.H41]" table:style-name="ce10">
            <text:p>0.00</text:p>
          </table:table-cell>
          <table:table-cell office:value-type="float" office:value="-50000" table:formula="of:=[Sheet1.$T$3]*([Sheet1.I41]-1)*[Sheet1.B41]-[Sheet1.$T$3]*[Sheet1.A41]" table:style-name="ce45">
            <text:p>-50,000</text:p>
          </table:table-cell>
          <table:table-cell office:value-type="float" office:value="100" table:formula="of:=[Sheet1.$S$3]*(1-[Sheet1.F41])" table:style-name="ce10">
            <text:p>100.00</text:p>
          </table:table-cell>
          <table:table-cell office:value-type="float" office:value="0" table:formula="of:=[Sheet1.$S$3]*[Sheet1.F41]" table:style-name="ce10">
            <text:p>0.00</text:p>
          </table:table-cell>
          <table:table-cell office:value-type="float" office:value="0" table:formula="of:=[Sheet1.H41]*[Sheet1.$F$2]" table:style-name="ce10">
            <text:p>0.00</text:p>
          </table:table-cell>
          <table:table-cell office:value-type="float" office:value="-50000" table:formula="of:=[Sheet1.$T$3]*([Sheet1.I41]-1)*[Sheet1.E41]-[Sheet1.$T$3]*[Sheet1.D41]" table:style-name="ce11">
            <text:p>-50,000</text:p>
          </table:table-cell>
          <table:table-cell office:value-type="float" office:value="0" table:formula="of:=COUNTIF([Sheet1.$P$3:.$P$106001];&quot;&gt;&quot;&amp;[Sheet1.I41])/[Sheet1.$P$2]" table:style-name="ce47">
            <text:p>0.00</text:p>
          </table:table-cell>
          <table:table-cell office:value-type="float" office:value="4.9000000000000004" table:style-name="ce4">
            <text:p>4.9</text:p>
          </table:table-cell>
          <table:table-cell office:value-type="percentage" office:value="-1" table:formula="of:=[Sheet1.C41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41]/([Sheet1.$T$3]*[Sheet1.$S$3])" table:style-name="ce48">
            <text:p>-100.0%</text:p>
          </table:table-cell>
          <table:table-cell office:value-type="float" office:value="0" table:formula="of:=IF([Sheet1.J41]&gt;0;IF([Sheet1.M41]&gt;0;&quot;good&quot;;0);0)" table:style-name="ce44">
            <text:p>0</text:p>
          </table:table-cell>
          <table:table-cell office:value-type="float" office:value="50000" table:formula="of:=[Sheet1.A41]*[Sheet1.$T$3]" table:style-name="ce14">
            <text:p>50,000</text:p>
          </table:table-cell>
          <table:table-cell table:style-name="ce1"/>
          <table:table-cell office:value-type="float" office:value="0" table:formula="of:=AVERAGE([Sheet1.P27:.P41])" table:style-name="ce15">
            <text:p>#DIV/0!</text:p>
          </table:table-cell>
          <table:table-cell table:style-name="ce1"/>
          <table:table-cell office:value-type="string" table:style-name="ce11">
            <text:p>더 많은 자료 필요</text:p>
          </table:table-cell>
          <table:table-cell table:number-columns-repeated="16365"/>
        </table:table-row>
        <table:table-row table:style-name="ro1">
          <table:table-cell office:value-type="float" office:value="100" table:formula="of:=[Sheet1.$S$3]*(1-[Sheet1.H42])" table:style-name="ce10">
            <text:p>100.00</text:p>
          </table:table-cell>
          <table:table-cell office:value-type="float" office:value="0" table:formula="of:=[Sheet1.$S$3]*[Sheet1.H42]" table:style-name="ce10">
            <text:p>0.00</text:p>
          </table:table-cell>
          <table:table-cell office:value-type="float" office:value="-50000" table:formula="of:=[Sheet1.$T$3]*([Sheet1.I42]-1)*[Sheet1.B42]-[Sheet1.$T$3]*[Sheet1.A42]" table:style-name="ce45">
            <text:p>-50,000</text:p>
          </table:table-cell>
          <table:table-cell office:value-type="float" office:value="100" table:formula="of:=[Sheet1.$S$3]*(1-[Sheet1.F42])" table:style-name="ce10">
            <text:p>100.00</text:p>
          </table:table-cell>
          <table:table-cell office:value-type="float" office:value="0" table:formula="of:=[Sheet1.$S$3]*[Sheet1.F42]" table:style-name="ce10">
            <text:p>0.00</text:p>
          </table:table-cell>
          <table:table-cell office:value-type="float" office:value="0" table:formula="of:=[Sheet1.H42]*[Sheet1.$F$2]" table:style-name="ce10">
            <text:p>0.00</text:p>
          </table:table-cell>
          <table:table-cell office:value-type="float" office:value="-50000" table:formula="of:=[Sheet1.$T$3]*([Sheet1.I42]-1)*[Sheet1.E42]-[Sheet1.$T$3]*[Sheet1.D42]" table:style-name="ce11">
            <text:p>-50,000</text:p>
          </table:table-cell>
          <table:table-cell office:value-type="float" office:value="0" table:formula="of:=COUNTIF([Sheet1.$P$3:.$P$106001];&quot;&gt;&quot;&amp;[Sheet1.I42])/[Sheet1.$P$2]" table:style-name="ce47">
            <text:p>0.00</text:p>
          </table:table-cell>
          <table:table-cell office:value-type="float" office:value="5" table:style-name="ce4">
            <text:p>5</text:p>
          </table:table-cell>
          <table:table-cell office:value-type="percentage" office:value="-1" table:formula="of:=[Sheet1.C42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42]/([Sheet1.$T$3]*[Sheet1.$S$3])" table:style-name="ce48">
            <text:p>-100.0%</text:p>
          </table:table-cell>
          <table:table-cell office:value-type="float" office:value="0" table:formula="of:=IF([Sheet1.J42]&gt;0;IF([Sheet1.M42]&gt;0;&quot;good&quot;;0);0)" table:style-name="ce44">
            <text:p>0</text:p>
          </table:table-cell>
          <table:table-cell office:value-type="float" office:value="50000" table:formula="of:=[Sheet1.A42]*[Sheet1.$T$3]" table:style-name="ce14">
            <text:p>50,000</text:p>
          </table:table-cell>
          <table:table-cell table:style-name="ce1"/>
          <table:table-cell office:value-type="float" office:value="0" table:formula="of:=AVERAGE([Sheet1.P28:.P42])" table:style-name="ce15">
            <text:p>#DIV/0!</text:p>
          </table:table-cell>
          <table:table-cell table:style-name="ce1"/>
          <table:table-cell table:style-name="ce2"/>
          <table:table-cell table:number-columns-repeated="16365"/>
        </table:table-row>
        <table:table-row table:style-name="ro1">
          <table:table-cell office:value-type="float" office:value="100" table:formula="of:=[Sheet1.$S$3]*(1-[Sheet1.H43])" table:style-name="ce10">
            <text:p>100.00</text:p>
          </table:table-cell>
          <table:table-cell office:value-type="float" office:value="0" table:formula="of:=[Sheet1.$S$3]*[Sheet1.H43]" table:style-name="ce10">
            <text:p>0.00</text:p>
          </table:table-cell>
          <table:table-cell office:value-type="float" office:value="-50000" table:formula="of:=[Sheet1.$T$3]*([Sheet1.I43]-1)*[Sheet1.B43]-[Sheet1.$T$3]*[Sheet1.A43]" table:style-name="ce45">
            <text:p>-50,000</text:p>
          </table:table-cell>
          <table:table-cell office:value-type="float" office:value="100" table:formula="of:=[Sheet1.$S$3]*(1-[Sheet1.F43])" table:style-name="ce10">
            <text:p>100.00</text:p>
          </table:table-cell>
          <table:table-cell office:value-type="float" office:value="0" table:formula="of:=[Sheet1.$S$3]*[Sheet1.F43]" table:style-name="ce10">
            <text:p>0.00</text:p>
          </table:table-cell>
          <table:table-cell office:value-type="float" office:value="0" table:formula="of:=[Sheet1.H43]*[Sheet1.$F$2]" table:style-name="ce10">
            <text:p>0.00</text:p>
          </table:table-cell>
          <table:table-cell office:value-type="float" office:value="-50000" table:formula="of:=[Sheet1.$T$3]*([Sheet1.I43]-1)*[Sheet1.E43]-[Sheet1.$T$3]*[Sheet1.D43]" table:style-name="ce11">
            <text:p>-50,000</text:p>
          </table:table-cell>
          <table:table-cell office:value-type="float" office:value="0" table:formula="of:=COUNTIF([Sheet1.$P$3:.$P$106001];&quot;&gt;&quot;&amp;[Sheet1.I43])/[Sheet1.$P$2]" table:style-name="ce47">
            <text:p>0.00</text:p>
          </table:table-cell>
          <table:table-cell office:value-type="float" office:value="5.0999999999999996" table:style-name="ce4">
            <text:p>5.1</text:p>
          </table:table-cell>
          <table:table-cell office:value-type="percentage" office:value="-1" table:formula="of:=[Sheet1.C43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43]/([Sheet1.$T$3]*[Sheet1.$S$3])" table:style-name="ce48">
            <text:p>-100.0%</text:p>
          </table:table-cell>
          <table:table-cell office:value-type="float" office:value="0" table:formula="of:=IF([Sheet1.J43]&gt;0;IF([Sheet1.M43]&gt;0;&quot;good&quot;;0);0)" table:style-name="ce44">
            <text:p>0</text:p>
          </table:table-cell>
          <table:table-cell office:value-type="float" office:value="50000" table:formula="of:=[Sheet1.A43]*[Sheet1.$T$3]" table:style-name="ce14">
            <text:p>50,000</text:p>
          </table:table-cell>
          <table:table-cell table:style-name="ce1"/>
          <table:table-cell office:value-type="float" office:value="0" table:formula="of:=AVERAGE([Sheet1.P29:.P43])" table:style-name="ce15">
            <text:p>#DIV/0!</text:p>
          </table:table-cell>
          <table:table-cell table:style-name="ce1"/>
          <table:table-cell table:style-name="ce2"/>
          <table:table-cell table:number-columns-repeated="16365"/>
        </table:table-row>
        <table:table-row table:style-name="ro1">
          <table:table-cell office:value-type="float" office:value="100" table:formula="of:=[Sheet1.$S$3]*(1-[Sheet1.H44])" table:style-name="ce10">
            <text:p>100.00</text:p>
          </table:table-cell>
          <table:table-cell office:value-type="float" office:value="0" table:formula="of:=[Sheet1.$S$3]*[Sheet1.H44]" table:style-name="ce10">
            <text:p>0.00</text:p>
          </table:table-cell>
          <table:table-cell office:value-type="float" office:value="-50000" table:formula="of:=[Sheet1.$T$3]*([Sheet1.I44]-1)*[Sheet1.B44]-[Sheet1.$T$3]*[Sheet1.A44]" table:style-name="ce45">
            <text:p>-50,000</text:p>
          </table:table-cell>
          <table:table-cell office:value-type="float" office:value="100" table:formula="of:=[Sheet1.$S$3]*(1-[Sheet1.F44])" table:style-name="ce10">
            <text:p>100.00</text:p>
          </table:table-cell>
          <table:table-cell office:value-type="float" office:value="0" table:formula="of:=[Sheet1.$S$3]*[Sheet1.F44]" table:style-name="ce10">
            <text:p>0.00</text:p>
          </table:table-cell>
          <table:table-cell office:value-type="float" office:value="0" table:formula="of:=[Sheet1.H44]*[Sheet1.$F$2]" table:style-name="ce10">
            <text:p>0.00</text:p>
          </table:table-cell>
          <table:table-cell office:value-type="float" office:value="-50000" table:formula="of:=[Sheet1.$T$3]*([Sheet1.I44]-1)*[Sheet1.E44]-[Sheet1.$T$3]*[Sheet1.D44]" table:style-name="ce11">
            <text:p>-50,000</text:p>
          </table:table-cell>
          <table:table-cell office:value-type="float" office:value="0" table:formula="of:=COUNTIF([Sheet1.$P$3:.$P$106001];&quot;&gt;&quot;&amp;[Sheet1.I44])/[Sheet1.$P$2]" table:style-name="ce47">
            <text:p>0.00</text:p>
          </table:table-cell>
          <table:table-cell office:value-type="float" office:value="5.2" table:style-name="ce4">
            <text:p>5.2</text:p>
          </table:table-cell>
          <table:table-cell office:value-type="percentage" office:value="-1" table:formula="of:=[Sheet1.C44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44]/([Sheet1.$T$3]*[Sheet1.$S$3])" table:style-name="ce48">
            <text:p>-100.0%</text:p>
          </table:table-cell>
          <table:table-cell office:value-type="float" office:value="0" table:formula="of:=IF([Sheet1.J44]&gt;0;IF([Sheet1.M44]&gt;0;&quot;good&quot;;0);0)" table:style-name="ce44">
            <text:p>0</text:p>
          </table:table-cell>
          <table:table-cell office:value-type="float" office:value="50000" table:formula="of:=[Sheet1.A44]*[Sheet1.$T$3]" table:style-name="ce14">
            <text:p>50,000</text:p>
          </table:table-cell>
          <table:table-cell table:style-name="ce1"/>
          <table:table-cell office:value-type="float" office:value="0" table:formula="of:=AVERAGE([Sheet1.P30:.P44])" table:style-name="ce15">
            <text:p>#DIV/0!</text:p>
          </table:table-cell>
          <table:table-cell table:style-name="ce1"/>
          <table:table-cell table:style-name="ce2"/>
          <table:table-cell table:number-columns-repeated="16365"/>
        </table:table-row>
        <table:table-row table:style-name="ro1">
          <table:table-cell office:value-type="float" office:value="100" table:formula="of:=[Sheet1.$S$3]*(1-[Sheet1.H45])" table:style-name="ce10">
            <text:p>100.00</text:p>
          </table:table-cell>
          <table:table-cell office:value-type="float" office:value="0" table:formula="of:=[Sheet1.$S$3]*[Sheet1.H45]" table:style-name="ce10">
            <text:p>0.00</text:p>
          </table:table-cell>
          <table:table-cell office:value-type="float" office:value="-50000" table:formula="of:=[Sheet1.$T$3]*([Sheet1.I45]-1)*[Sheet1.B45]-[Sheet1.$T$3]*[Sheet1.A45]" table:style-name="ce45">
            <text:p>-50,000</text:p>
          </table:table-cell>
          <table:table-cell office:value-type="float" office:value="100" table:formula="of:=[Sheet1.$S$3]*(1-[Sheet1.F45])" table:style-name="ce10">
            <text:p>100.00</text:p>
          </table:table-cell>
          <table:table-cell office:value-type="float" office:value="0" table:formula="of:=[Sheet1.$S$3]*[Sheet1.F45]" table:style-name="ce10">
            <text:p>0.00</text:p>
          </table:table-cell>
          <table:table-cell office:value-type="float" office:value="0" table:formula="of:=[Sheet1.H45]*[Sheet1.$F$2]" table:style-name="ce10">
            <text:p>0.00</text:p>
          </table:table-cell>
          <table:table-cell office:value-type="float" office:value="-50000" table:formula="of:=[Sheet1.$T$3]*([Sheet1.I45]-1)*[Sheet1.E45]-[Sheet1.$T$3]*[Sheet1.D45]" table:style-name="ce11">
            <text:p>-50,000</text:p>
          </table:table-cell>
          <table:table-cell office:value-type="float" office:value="0" table:formula="of:=COUNTIF([Sheet1.$P$3:.$P$106001];&quot;&gt;&quot;&amp;[Sheet1.I45])/[Sheet1.$P$2]" table:style-name="ce47">
            <text:p>0.00</text:p>
          </table:table-cell>
          <table:table-cell office:value-type="float" office:value="5.3" table:style-name="ce4">
            <text:p>5.3</text:p>
          </table:table-cell>
          <table:table-cell office:value-type="percentage" office:value="-1" table:formula="of:=[Sheet1.C45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45]/([Sheet1.$T$3]*[Sheet1.$S$3])" table:style-name="ce48">
            <text:p>-100.0%</text:p>
          </table:table-cell>
          <table:table-cell office:value-type="float" office:value="0" table:formula="of:=IF([Sheet1.J45]&gt;0;IF([Sheet1.M45]&gt;0;&quot;good&quot;;0);0)" table:style-name="ce44">
            <text:p>0</text:p>
          </table:table-cell>
          <table:table-cell office:value-type="float" office:value="50000" table:formula="of:=[Sheet1.A45]*[Sheet1.$T$3]" table:style-name="ce14">
            <text:p>50,000</text:p>
          </table:table-cell>
          <table:table-cell table:style-name="ce1"/>
          <table:table-cell office:value-type="float" office:value="0" table:formula="of:=AVERAGE([Sheet1.P31:.P45])" table:style-name="ce15">
            <text:p>#DIV/0!</text:p>
          </table:table-cell>
          <table:table-cell table:style-name="ce1"/>
          <table:table-cell table:style-name="ce2"/>
          <table:table-cell table:number-columns-repeated="16365"/>
        </table:table-row>
        <table:table-row table:style-name="ro1">
          <table:table-cell office:value-type="float" office:value="100" table:formula="of:=[Sheet1.$S$3]*(1-[Sheet1.H46])" table:style-name="ce10">
            <text:p>100.00</text:p>
          </table:table-cell>
          <table:table-cell office:value-type="float" office:value="0" table:formula="of:=[Sheet1.$S$3]*[Sheet1.H46]" table:style-name="ce10">
            <text:p>0.00</text:p>
          </table:table-cell>
          <table:table-cell office:value-type="float" office:value="-50000" table:formula="of:=[Sheet1.$T$3]*([Sheet1.I46]-1)*[Sheet1.B46]-[Sheet1.$T$3]*[Sheet1.A46]" table:style-name="ce45">
            <text:p>-50,000</text:p>
          </table:table-cell>
          <table:table-cell office:value-type="float" office:value="100" table:formula="of:=[Sheet1.$S$3]*(1-[Sheet1.F46])" table:style-name="ce10">
            <text:p>100.00</text:p>
          </table:table-cell>
          <table:table-cell office:value-type="float" office:value="0" table:formula="of:=[Sheet1.$S$3]*[Sheet1.F46]" table:style-name="ce10">
            <text:p>0.00</text:p>
          </table:table-cell>
          <table:table-cell office:value-type="float" office:value="0" table:formula="of:=[Sheet1.H46]*[Sheet1.$F$2]" table:style-name="ce10">
            <text:p>0.00</text:p>
          </table:table-cell>
          <table:table-cell office:value-type="float" office:value="-50000" table:formula="of:=[Sheet1.$T$3]*([Sheet1.I46]-1)*[Sheet1.E46]-[Sheet1.$T$3]*[Sheet1.D46]" table:style-name="ce11">
            <text:p>-50,000</text:p>
          </table:table-cell>
          <table:table-cell office:value-type="float" office:value="0" table:formula="of:=COUNTIF([Sheet1.$P$3:.$P$106001];&quot;&gt;&quot;&amp;[Sheet1.I46])/[Sheet1.$P$2]" table:style-name="ce47">
            <text:p>0.00</text:p>
          </table:table-cell>
          <table:table-cell office:value-type="float" office:value="5.4" table:style-name="ce4">
            <text:p>5.4</text:p>
          </table:table-cell>
          <table:table-cell office:value-type="percentage" office:value="-1" table:formula="of:=[Sheet1.C46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46]/([Sheet1.$T$3]*[Sheet1.$S$3])" table:style-name="ce48">
            <text:p>-100.0%</text:p>
          </table:table-cell>
          <table:table-cell office:value-type="float" office:value="0" table:formula="of:=IF([Sheet1.J46]&gt;0;IF([Sheet1.M46]&gt;0;&quot;good&quot;;0);0)" table:style-name="ce44">
            <text:p>0</text:p>
          </table:table-cell>
          <table:table-cell office:value-type="float" office:value="50000" table:formula="of:=[Sheet1.A46]*[Sheet1.$T$3]" table:style-name="ce14">
            <text:p>50,000</text:p>
          </table:table-cell>
          <table:table-cell table:style-name="ce1"/>
          <table:table-cell office:value-type="float" office:value="0" table:formula="of:=AVERAGE([Sheet1.P32:.P46])" table:style-name="ce15">
            <text:p>#DIV/0!</text:p>
          </table:table-cell>
          <table:table-cell table:style-name="ce1"/>
          <table:table-cell table:style-name="ce2"/>
          <table:table-cell table:number-columns-repeated="16365"/>
        </table:table-row>
        <table:table-row table:style-name="ro1">
          <table:table-cell office:value-type="float" office:value="100" table:formula="of:=[Sheet1.$S$3]*(1-[Sheet1.H47])" table:style-name="ce10">
            <text:p>100.00</text:p>
          </table:table-cell>
          <table:table-cell office:value-type="float" office:value="0" table:formula="of:=[Sheet1.$S$3]*[Sheet1.H47]" table:style-name="ce10">
            <text:p>0.00</text:p>
          </table:table-cell>
          <table:table-cell office:value-type="float" office:value="-50000" table:formula="of:=[Sheet1.$T$3]*([Sheet1.I47]-1)*[Sheet1.B47]-[Sheet1.$T$3]*[Sheet1.A47]" table:style-name="ce45">
            <text:p>-50,000</text:p>
          </table:table-cell>
          <table:table-cell office:value-type="float" office:value="100" table:formula="of:=[Sheet1.$S$3]*(1-[Sheet1.F47])" table:style-name="ce10">
            <text:p>100.00</text:p>
          </table:table-cell>
          <table:table-cell office:value-type="float" office:value="0" table:formula="of:=[Sheet1.$S$3]*[Sheet1.F47]" table:style-name="ce10">
            <text:p>0.00</text:p>
          </table:table-cell>
          <table:table-cell office:value-type="float" office:value="0" table:formula="of:=[Sheet1.H47]*[Sheet1.$F$2]" table:style-name="ce10">
            <text:p>0.00</text:p>
          </table:table-cell>
          <table:table-cell office:value-type="float" office:value="-50000" table:formula="of:=[Sheet1.$T$3]*([Sheet1.I47]-1)*[Sheet1.E47]-[Sheet1.$T$3]*[Sheet1.D47]" table:style-name="ce11">
            <text:p>-50,000</text:p>
          </table:table-cell>
          <table:table-cell office:value-type="float" office:value="0" table:formula="of:=COUNTIF([Sheet1.$P$3:.$P$106001];&quot;&gt;&quot;&amp;[Sheet1.I47])/[Sheet1.$P$2]" table:style-name="ce47">
            <text:p>0.00</text:p>
          </table:table-cell>
          <table:table-cell office:value-type="float" office:value="5.5" table:style-name="ce4">
            <text:p>5.5</text:p>
          </table:table-cell>
          <table:table-cell office:value-type="percentage" office:value="-1" table:formula="of:=[Sheet1.C47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47]/([Sheet1.$T$3]*[Sheet1.$S$3])" table:style-name="ce48">
            <text:p>-100.0%</text:p>
          </table:table-cell>
          <table:table-cell office:value-type="float" office:value="0" table:formula="of:=IF([Sheet1.J47]&gt;0;IF([Sheet1.M47]&gt;0;&quot;good&quot;;0);0)" table:style-name="ce44">
            <text:p>0</text:p>
          </table:table-cell>
          <table:table-cell office:value-type="float" office:value="50000" table:formula="of:=[Sheet1.A47]*[Sheet1.$T$3]" table:style-name="ce14">
            <text:p>50,000</text:p>
          </table:table-cell>
          <table:table-cell table:style-name="ce1"/>
          <table:table-cell office:value-type="float" office:value="0" table:formula="of:=AVERAGE([Sheet1.P33:.P47])" table:style-name="ce15">
            <text:p>#DIV/0!</text:p>
          </table:table-cell>
          <table:table-cell table:style-name="ce1"/>
          <table:table-cell table:style-name="ce2"/>
          <table:table-cell table:number-columns-repeated="16365"/>
        </table:table-row>
        <table:table-row table:style-name="ro1">
          <table:table-cell office:value-type="float" office:value="100" table:formula="of:=[Sheet1.$S$3]*(1-[Sheet1.H48])" table:style-name="ce10">
            <text:p>100.00</text:p>
          </table:table-cell>
          <table:table-cell office:value-type="float" office:value="0" table:formula="of:=[Sheet1.$S$3]*[Sheet1.H48]" table:style-name="ce10">
            <text:p>0.00</text:p>
          </table:table-cell>
          <table:table-cell office:value-type="float" office:value="-50000" table:formula="of:=[Sheet1.$T$3]*([Sheet1.I48]-1)*[Sheet1.B48]-[Sheet1.$T$3]*[Sheet1.A48]" table:style-name="ce45">
            <text:p>-50,000</text:p>
          </table:table-cell>
          <table:table-cell office:value-type="float" office:value="100" table:formula="of:=[Sheet1.$S$3]*(1-[Sheet1.F48])" table:style-name="ce10">
            <text:p>100.00</text:p>
          </table:table-cell>
          <table:table-cell office:value-type="float" office:value="0" table:formula="of:=[Sheet1.$S$3]*[Sheet1.F48]" table:style-name="ce10">
            <text:p>0.00</text:p>
          </table:table-cell>
          <table:table-cell office:value-type="float" office:value="0" table:formula="of:=[Sheet1.H48]*[Sheet1.$F$2]" table:style-name="ce10">
            <text:p>0.00</text:p>
          </table:table-cell>
          <table:table-cell office:value-type="float" office:value="-50000" table:formula="of:=[Sheet1.$T$3]*([Sheet1.I48]-1)*[Sheet1.E48]-[Sheet1.$T$3]*[Sheet1.D48]" table:style-name="ce11">
            <text:p>-50,000</text:p>
          </table:table-cell>
          <table:table-cell office:value-type="float" office:value="0" table:formula="of:=COUNTIF([Sheet1.$P$3:.$P$106001];&quot;&gt;&quot;&amp;[Sheet1.I48])/[Sheet1.$P$2]" table:style-name="ce47">
            <text:p>0.00</text:p>
          </table:table-cell>
          <table:table-cell office:value-type="float" office:value="5.6" table:style-name="ce4">
            <text:p>5.6</text:p>
          </table:table-cell>
          <table:table-cell office:value-type="percentage" office:value="-1" table:formula="of:=[Sheet1.C48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48]/([Sheet1.$T$3]*[Sheet1.$S$3])" table:style-name="ce48">
            <text:p>-100.0%</text:p>
          </table:table-cell>
          <table:table-cell office:value-type="float" office:value="0" table:formula="of:=IF([Sheet1.J48]&gt;0;IF([Sheet1.M48]&gt;0;&quot;good&quot;;0);0)" table:style-name="ce44">
            <text:p>0</text:p>
          </table:table-cell>
          <table:table-cell office:value-type="float" office:value="50000" table:formula="of:=[Sheet1.A48]*[Sheet1.$T$3]" table:style-name="ce14">
            <text:p>50,000</text:p>
          </table:table-cell>
          <table:table-cell table:style-name="ce1"/>
          <table:table-cell office:value-type="float" office:value="0" table:formula="of:=AVERAGE([Sheet1.P34:.P48])" table:style-name="ce15">
            <text:p>#DIV/0!</text:p>
          </table:table-cell>
          <table:table-cell table:style-name="ce1"/>
          <table:table-cell table:style-name="ce2"/>
          <table:table-cell table:number-columns-repeated="16365"/>
        </table:table-row>
        <table:table-row table:style-name="ro1">
          <table:table-cell office:value-type="float" office:value="100" table:formula="of:=[Sheet1.$S$3]*(1-[Sheet1.H49])" table:style-name="ce10">
            <text:p>100.00</text:p>
          </table:table-cell>
          <table:table-cell office:value-type="float" office:value="0" table:formula="of:=[Sheet1.$S$3]*[Sheet1.H49]" table:style-name="ce10">
            <text:p>0.00</text:p>
          </table:table-cell>
          <table:table-cell office:value-type="float" office:value="-50000" table:formula="of:=[Sheet1.$T$3]*([Sheet1.I49]-1)*[Sheet1.B49]-[Sheet1.$T$3]*[Sheet1.A49]" table:style-name="ce45">
            <text:p>-50,000</text:p>
          </table:table-cell>
          <table:table-cell office:value-type="float" office:value="100" table:formula="of:=[Sheet1.$S$3]*(1-[Sheet1.F49])" table:style-name="ce10">
            <text:p>100.00</text:p>
          </table:table-cell>
          <table:table-cell office:value-type="float" office:value="0" table:formula="of:=[Sheet1.$S$3]*[Sheet1.F49]" table:style-name="ce10">
            <text:p>0.00</text:p>
          </table:table-cell>
          <table:table-cell office:value-type="float" office:value="0" table:formula="of:=[Sheet1.H49]*[Sheet1.$F$2]" table:style-name="ce10">
            <text:p>0.00</text:p>
          </table:table-cell>
          <table:table-cell office:value-type="float" office:value="-50000" table:formula="of:=[Sheet1.$T$3]*([Sheet1.I49]-1)*[Sheet1.E49]-[Sheet1.$T$3]*[Sheet1.D49]" table:style-name="ce11">
            <text:p>-50,000</text:p>
          </table:table-cell>
          <table:table-cell office:value-type="float" office:value="0" table:formula="of:=COUNTIF([Sheet1.$P$3:.$P$106001];&quot;&gt;&quot;&amp;[Sheet1.I49])/[Sheet1.$P$2]" table:style-name="ce47">
            <text:p>0.00</text:p>
          </table:table-cell>
          <table:table-cell office:value-type="float" office:value="5.7" table:style-name="ce4">
            <text:p>5.7</text:p>
          </table:table-cell>
          <table:table-cell office:value-type="percentage" office:value="-1" table:formula="of:=[Sheet1.C49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49]/([Sheet1.$T$3]*[Sheet1.$S$3])" table:style-name="ce48">
            <text:p>-100.0%</text:p>
          </table:table-cell>
          <table:table-cell office:value-type="float" office:value="0" table:formula="of:=IF([Sheet1.J49]&gt;0;IF([Sheet1.M49]&gt;0;&quot;good&quot;;0);0)" table:style-name="ce44">
            <text:p>0</text:p>
          </table:table-cell>
          <table:table-cell office:value-type="float" office:value="50000" table:formula="of:=[Sheet1.A49]*[Sheet1.$T$3]" table:style-name="ce14">
            <text:p>50,000</text:p>
          </table:table-cell>
          <table:table-cell table:style-name="ce1"/>
          <table:table-cell office:value-type="float" office:value="0" table:formula="of:=AVERAGE([Sheet1.P35:.P49])" table:style-name="ce15">
            <text:p>#DIV/0!</text:p>
          </table:table-cell>
          <table:table-cell table:style-name="ce1"/>
          <table:table-cell table:style-name="ce2"/>
          <table:table-cell table:number-columns-repeated="16365" table:style-name="ce1"/>
        </table:table-row>
        <table:table-row table:style-name="ro1">
          <table:table-cell office:value-type="float" office:value="100" table:formula="of:=[Sheet1.$S$3]*(1-[Sheet1.H50])" table:style-name="ce10">
            <text:p>100.00</text:p>
          </table:table-cell>
          <table:table-cell office:value-type="float" office:value="0" table:formula="of:=[Sheet1.$S$3]*[Sheet1.H50]" table:style-name="ce10">
            <text:p>0.00</text:p>
          </table:table-cell>
          <table:table-cell office:value-type="float" office:value="-50000" table:formula="of:=[Sheet1.$T$3]*([Sheet1.I50]-1)*[Sheet1.B50]-[Sheet1.$T$3]*[Sheet1.A50]" table:style-name="ce45">
            <text:p>-50,000</text:p>
          </table:table-cell>
          <table:table-cell office:value-type="float" office:value="100" table:formula="of:=[Sheet1.$S$3]*(1-[Sheet1.F50])" table:style-name="ce10">
            <text:p>100.00</text:p>
          </table:table-cell>
          <table:table-cell office:value-type="float" office:value="0" table:formula="of:=[Sheet1.$S$3]*[Sheet1.F50]" table:style-name="ce10">
            <text:p>0.00</text:p>
          </table:table-cell>
          <table:table-cell office:value-type="float" office:value="0" table:formula="of:=[Sheet1.H50]*[Sheet1.$F$2]" table:style-name="ce10">
            <text:p>0.00</text:p>
          </table:table-cell>
          <table:table-cell office:value-type="float" office:value="-50000" table:formula="of:=[Sheet1.$T$3]*([Sheet1.I50]-1)*[Sheet1.E50]-[Sheet1.$T$3]*[Sheet1.D50]" table:style-name="ce11">
            <text:p>-50,000</text:p>
          </table:table-cell>
          <table:table-cell office:value-type="float" office:value="0" table:formula="of:=COUNTIF([Sheet1.$P$3:.$P$106001];&quot;&gt;&quot;&amp;[Sheet1.I50])/[Sheet1.$P$2]" table:style-name="ce47">
            <text:p>0.00</text:p>
          </table:table-cell>
          <table:table-cell office:value-type="float" office:value="5.8" table:style-name="ce4">
            <text:p>5.8</text:p>
          </table:table-cell>
          <table:table-cell office:value-type="percentage" office:value="-1" table:formula="of:=[Sheet1.C50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50]/([Sheet1.$T$3]*[Sheet1.$S$3])" table:style-name="ce48">
            <text:p>-100.0%</text:p>
          </table:table-cell>
          <table:table-cell office:value-type="float" office:value="0" table:formula="of:=IF([Sheet1.J50]&gt;0;IF([Sheet1.M50]&gt;0;&quot;good&quot;;0);0)" table:style-name="ce44">
            <text:p>0</text:p>
          </table:table-cell>
          <table:table-cell office:value-type="float" office:value="50000" table:formula="of:=[Sheet1.A50]*[Sheet1.$T$3]" table:style-name="ce14">
            <text:p>50,000</text:p>
          </table:table-cell>
          <table:table-cell table:style-name="ce1"/>
          <table:table-cell office:value-type="float" office:value="0" table:formula="of:=AVERAGE([Sheet1.P36:.P50])" table:style-name="ce15">
            <text:p>#DIV/0!</text:p>
          </table:table-cell>
          <table:table-cell table:style-name="ce1"/>
          <table:table-cell table:style-name="ce2"/>
          <table:table-cell table:number-columns-repeated="16365" table:style-name="ce1"/>
        </table:table-row>
        <table:table-row table:style-name="ro1">
          <table:table-cell office:value-type="float" office:value="100" table:formula="of:=[Sheet1.$S$3]*(1-[Sheet1.H51])" table:style-name="ce10">
            <text:p>100.00</text:p>
          </table:table-cell>
          <table:table-cell office:value-type="float" office:value="0" table:formula="of:=[Sheet1.$S$3]*[Sheet1.H51]" table:style-name="ce10">
            <text:p>0.00</text:p>
          </table:table-cell>
          <table:table-cell office:value-type="float" office:value="-50000" table:formula="of:=[Sheet1.$T$3]*([Sheet1.I51]-1)*[Sheet1.B51]-[Sheet1.$T$3]*[Sheet1.A51]" table:style-name="ce45">
            <text:p>-50,000</text:p>
          </table:table-cell>
          <table:table-cell office:value-type="float" office:value="100" table:formula="of:=[Sheet1.$S$3]*(1-[Sheet1.F51])" table:style-name="ce10">
            <text:p>100.00</text:p>
          </table:table-cell>
          <table:table-cell office:value-type="float" office:value="0" table:formula="of:=[Sheet1.$S$3]*[Sheet1.F51]" table:style-name="ce10">
            <text:p>0.00</text:p>
          </table:table-cell>
          <table:table-cell office:value-type="float" office:value="0" table:formula="of:=[Sheet1.H51]*[Sheet1.$F$2]" table:style-name="ce10">
            <text:p>0.00</text:p>
          </table:table-cell>
          <table:table-cell office:value-type="float" office:value="-50000" table:formula="of:=[Sheet1.$T$3]*([Sheet1.I51]-1)*[Sheet1.E51]-[Sheet1.$T$3]*[Sheet1.D51]" table:style-name="ce11">
            <text:p>-50,000</text:p>
          </table:table-cell>
          <table:table-cell office:value-type="float" office:value="0" table:formula="of:=COUNTIF([Sheet1.$P$3:.$P$106001];&quot;&gt;&quot;&amp;[Sheet1.I51])/[Sheet1.$P$2]" table:style-name="ce47">
            <text:p>0.00</text:p>
          </table:table-cell>
          <table:table-cell office:value-type="float" office:value="5.9" table:style-name="ce4">
            <text:p>5.9</text:p>
          </table:table-cell>
          <table:table-cell office:value-type="percentage" office:value="-1" table:formula="of:=[Sheet1.C51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51]/([Sheet1.$T$3]*[Sheet1.$S$3])" table:style-name="ce48">
            <text:p>-100.0%</text:p>
          </table:table-cell>
          <table:table-cell office:value-type="float" office:value="0" table:formula="of:=IF([Sheet1.J51]&gt;0;IF([Sheet1.M51]&gt;0;&quot;good&quot;;0);0)" table:style-name="ce44">
            <text:p>0</text:p>
          </table:table-cell>
          <table:table-cell office:value-type="float" office:value="50000" table:formula="of:=[Sheet1.A51]*[Sheet1.$T$3]" table:style-name="ce14">
            <text:p>50,000</text:p>
          </table:table-cell>
          <table:table-cell table:style-name="ce1"/>
          <table:table-cell office:value-type="float" office:value="0" table:formula="of:=AVERAGE([Sheet1.P37:.P51])" table:style-name="ce15">
            <text:p>#DIV/0!</text:p>
          </table:table-cell>
          <table:table-cell table:style-name="ce1"/>
          <table:table-cell table:style-name="ce2"/>
          <table:table-cell table:number-columns-repeated="16365" table:style-name="ce1"/>
        </table:table-row>
        <table:table-row table:style-name="ro1">
          <table:table-cell office:value-type="float" office:value="100" table:formula="of:=[Sheet1.$S$3]*(1-[Sheet1.H52])" table:style-name="ce10">
            <text:p>100.00</text:p>
          </table:table-cell>
          <table:table-cell office:value-type="float" office:value="0" table:formula="of:=[Sheet1.$S$3]*[Sheet1.H52]" table:style-name="ce10">
            <text:p>0.00</text:p>
          </table:table-cell>
          <table:table-cell office:value-type="float" office:value="-50000" table:formula="of:=[Sheet1.$T$3]*([Sheet1.I52]-1)*[Sheet1.B52]-[Sheet1.$T$3]*[Sheet1.A52]" table:style-name="ce45">
            <text:p>-50,000</text:p>
          </table:table-cell>
          <table:table-cell office:value-type="float" office:value="100" table:formula="of:=[Sheet1.$S$3]*(1-[Sheet1.F52])" table:style-name="ce10">
            <text:p>100.00</text:p>
          </table:table-cell>
          <table:table-cell office:value-type="float" office:value="0" table:formula="of:=[Sheet1.$S$3]*[Sheet1.F52]" table:style-name="ce10">
            <text:p>0.00</text:p>
          </table:table-cell>
          <table:table-cell office:value-type="float" office:value="0" table:formula="of:=[Sheet1.H52]*[Sheet1.$F$2]" table:style-name="ce10">
            <text:p>0.00</text:p>
          </table:table-cell>
          <table:table-cell office:value-type="float" office:value="-50000" table:formula="of:=[Sheet1.$T$3]*([Sheet1.I52]-1)*[Sheet1.E52]-[Sheet1.$T$3]*[Sheet1.D52]" table:style-name="ce11">
            <text:p>-50,000</text:p>
          </table:table-cell>
          <table:table-cell office:value-type="float" office:value="0" table:formula="of:=COUNTIF([Sheet1.$P$3:.$P$106001];&quot;&gt;&quot;&amp;[Sheet1.I52])/[Sheet1.$P$2]" table:style-name="ce47">
            <text:p>0.00</text:p>
          </table:table-cell>
          <table:table-cell office:value-type="float" office:value="6" table:style-name="ce4">
            <text:p>6</text:p>
          </table:table-cell>
          <table:table-cell office:value-type="percentage" office:value="-1" table:formula="of:=[Sheet1.C52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52]/([Sheet1.$T$3]*[Sheet1.$S$3])" table:style-name="ce48">
            <text:p>-100.0%</text:p>
          </table:table-cell>
          <table:table-cell office:value-type="float" office:value="0" table:formula="of:=IF([Sheet1.J52]&gt;0;IF([Sheet1.M52]&gt;0;&quot;good&quot;;0);0)" table:style-name="ce44">
            <text:p>0</text:p>
          </table:table-cell>
          <table:table-cell office:value-type="float" office:value="50000" table:formula="of:=[Sheet1.A52]*[Sheet1.$T$3]" table:style-name="ce14">
            <text:p>50,000</text:p>
          </table:table-cell>
          <table:table-cell table:style-name="ce1"/>
          <table:table-cell office:value-type="float" office:value="0" table:formula="of:=AVERAGE([Sheet1.P38:.P52])" table:style-name="ce15">
            <text:p>#DIV/0!</text:p>
          </table:table-cell>
          <table:table-cell table:style-name="ce1"/>
          <table:table-cell table:style-name="ce2"/>
          <table:table-cell table:number-columns-repeated="16365" table:style-name="ce1"/>
        </table:table-row>
        <table:table-row table:style-name="ro1">
          <table:table-cell office:value-type="float" office:value="100" table:formula="of:=[Sheet1.$S$3]*(1-[Sheet1.H53])" table:style-name="ce10">
            <text:p>100.00</text:p>
          </table:table-cell>
          <table:table-cell office:value-type="float" office:value="0" table:formula="of:=[Sheet1.$S$3]*[Sheet1.H53]" table:style-name="ce10">
            <text:p>0.00</text:p>
          </table:table-cell>
          <table:table-cell office:value-type="float" office:value="-50000" table:formula="of:=[Sheet1.$T$3]*([Sheet1.I53]-1)*[Sheet1.B53]-[Sheet1.$T$3]*[Sheet1.A53]" table:style-name="ce45">
            <text:p>-50,000</text:p>
          </table:table-cell>
          <table:table-cell office:value-type="float" office:value="100" table:formula="of:=[Sheet1.$S$3]*(1-[Sheet1.F53])" table:style-name="ce10">
            <text:p>100.00</text:p>
          </table:table-cell>
          <table:table-cell office:value-type="float" office:value="0" table:formula="of:=[Sheet1.$S$3]*[Sheet1.F53]" table:style-name="ce10">
            <text:p>0.00</text:p>
          </table:table-cell>
          <table:table-cell office:value-type="float" office:value="0" table:formula="of:=[Sheet1.H53]*[Sheet1.$F$2]" table:style-name="ce10">
            <text:p>0.00</text:p>
          </table:table-cell>
          <table:table-cell office:value-type="float" office:value="-50000" table:formula="of:=[Sheet1.$T$3]*([Sheet1.I53]-1)*[Sheet1.E53]-[Sheet1.$T$3]*[Sheet1.D53]" table:style-name="ce11">
            <text:p>-50,000</text:p>
          </table:table-cell>
          <table:table-cell office:value-type="float" office:value="0" table:formula="of:=COUNTIF([Sheet1.$P$3:.$P$106001];&quot;&gt;&quot;&amp;[Sheet1.I53])/[Sheet1.$P$2]" table:style-name="ce47">
            <text:p>0.00</text:p>
          </table:table-cell>
          <table:table-cell office:value-type="float" office:value="6.0999999999999899" table:style-name="ce4">
            <text:p>6.1</text:p>
          </table:table-cell>
          <table:table-cell office:value-type="percentage" office:value="-1" table:formula="of:=[Sheet1.C53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53]/([Sheet1.$T$3]*[Sheet1.$S$3])" table:style-name="ce48">
            <text:p>-100.0%</text:p>
          </table:table-cell>
          <table:table-cell office:value-type="float" office:value="0" table:formula="of:=IF([Sheet1.J53]&gt;0;IF([Sheet1.M53]&gt;0;&quot;good&quot;;0);0)" table:style-name="ce44">
            <text:p>0</text:p>
          </table:table-cell>
          <table:table-cell office:value-type="float" office:value="50000" table:formula="of:=[Sheet1.A53]*[Sheet1.$T$3]" table:style-name="ce14">
            <text:p>50,000</text:p>
          </table:table-cell>
          <table:table-cell table:style-name="ce1"/>
          <table:table-cell office:value-type="float" office:value="0" table:formula="of:=AVERAGE([Sheet1.P39:.P53])" table:style-name="ce15">
            <text:p>#DIV/0!</text:p>
          </table:table-cell>
          <table:table-cell table:style-name="ce1"/>
          <table:table-cell table:style-name="ce2"/>
          <table:table-cell table:number-columns-repeated="16365" table:style-name="ce1"/>
        </table:table-row>
        <table:table-row table:style-name="ro1">
          <table:table-cell office:value-type="float" office:value="100" table:formula="of:=[Sheet1.$S$3]*(1-[Sheet1.H54])" table:style-name="ce10">
            <text:p>100.00</text:p>
          </table:table-cell>
          <table:table-cell office:value-type="float" office:value="0" table:formula="of:=[Sheet1.$S$3]*[Sheet1.H54]" table:style-name="ce10">
            <text:p>0.00</text:p>
          </table:table-cell>
          <table:table-cell office:value-type="float" office:value="-50000" table:formula="of:=[Sheet1.$T$3]*([Sheet1.I54]-1)*[Sheet1.B54]-[Sheet1.$T$3]*[Sheet1.A54]" table:style-name="ce45">
            <text:p>-50,000</text:p>
          </table:table-cell>
          <table:table-cell office:value-type="float" office:value="100" table:formula="of:=[Sheet1.$S$3]*(1-[Sheet1.F54])" table:style-name="ce10">
            <text:p>100.00</text:p>
          </table:table-cell>
          <table:table-cell office:value-type="float" office:value="0" table:formula="of:=[Sheet1.$S$3]*[Sheet1.F54]" table:style-name="ce10">
            <text:p>0.00</text:p>
          </table:table-cell>
          <table:table-cell office:value-type="float" office:value="0" table:formula="of:=[Sheet1.H54]*[Sheet1.$F$2]" table:style-name="ce10">
            <text:p>0.00</text:p>
          </table:table-cell>
          <table:table-cell office:value-type="float" office:value="-50000" table:formula="of:=[Sheet1.$T$3]*([Sheet1.I54]-1)*[Sheet1.E54]-[Sheet1.$T$3]*[Sheet1.D54]" table:style-name="ce11">
            <text:p>-50,000</text:p>
          </table:table-cell>
          <table:table-cell office:value-type="float" office:value="0" table:formula="of:=COUNTIF([Sheet1.$P$3:.$P$106001];&quot;&gt;&quot;&amp;[Sheet1.I54])/[Sheet1.$P$2]" table:style-name="ce47">
            <text:p>0.00</text:p>
          </table:table-cell>
          <table:table-cell office:value-type="float" office:value="6.1999999999999904" table:style-name="ce4">
            <text:p>6.2</text:p>
          </table:table-cell>
          <table:table-cell office:value-type="percentage" office:value="-1" table:formula="of:=[Sheet1.C54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54]/([Sheet1.$T$3]*[Sheet1.$S$3])" table:style-name="ce48">
            <text:p>-100.0%</text:p>
          </table:table-cell>
          <table:table-cell office:value-type="float" office:value="0" table:formula="of:=IF([Sheet1.J54]&gt;0;IF([Sheet1.M54]&gt;0;&quot;good&quot;;0);0)" table:style-name="ce44">
            <text:p>0</text:p>
          </table:table-cell>
          <table:table-cell office:value-type="float" office:value="50000" table:formula="of:=[Sheet1.A54]*[Sheet1.$T$3]" table:style-name="ce14">
            <text:p>50,000</text:p>
          </table:table-cell>
          <table:table-cell table:style-name="ce1"/>
          <table:table-cell office:value-type="float" office:value="0" table:formula="of:=AVERAGE([Sheet1.P40:.P54])" table:style-name="ce15">
            <text:p>#DIV/0!</text:p>
          </table:table-cell>
          <table:table-cell table:style-name="ce1"/>
          <table:table-cell table:style-name="ce2"/>
          <table:table-cell table:number-columns-repeated="16365" table:style-name="ce1"/>
        </table:table-row>
        <table:table-row table:style-name="ro1">
          <table:table-cell office:value-type="float" office:value="100" table:formula="of:=[Sheet1.$S$3]*(1-[Sheet1.H55])" table:style-name="ce10">
            <text:p>100.00</text:p>
          </table:table-cell>
          <table:table-cell office:value-type="float" office:value="0" table:formula="of:=[Sheet1.$S$3]*[Sheet1.H55]" table:style-name="ce10">
            <text:p>0.00</text:p>
          </table:table-cell>
          <table:table-cell office:value-type="float" office:value="-50000" table:formula="of:=[Sheet1.$T$3]*([Sheet1.I55]-1)*[Sheet1.B55]-[Sheet1.$T$3]*[Sheet1.A55]" table:style-name="ce45">
            <text:p>-50,000</text:p>
          </table:table-cell>
          <table:table-cell office:value-type="float" office:value="100" table:formula="of:=[Sheet1.$S$3]*(1-[Sheet1.F55])" table:style-name="ce10">
            <text:p>100.00</text:p>
          </table:table-cell>
          <table:table-cell office:value-type="float" office:value="0" table:formula="of:=[Sheet1.$S$3]*[Sheet1.F55]" table:style-name="ce10">
            <text:p>0.00</text:p>
          </table:table-cell>
          <table:table-cell office:value-type="float" office:value="0" table:formula="of:=[Sheet1.H55]*[Sheet1.$F$2]" table:style-name="ce10">
            <text:p>0.00</text:p>
          </table:table-cell>
          <table:table-cell office:value-type="float" office:value="-50000" table:formula="of:=[Sheet1.$T$3]*([Sheet1.I55]-1)*[Sheet1.E55]-[Sheet1.$T$3]*[Sheet1.D55]" table:style-name="ce11">
            <text:p>-50,000</text:p>
          </table:table-cell>
          <table:table-cell office:value-type="float" office:value="0" table:formula="of:=COUNTIF([Sheet1.$P$3:.$P$106001];&quot;&gt;&quot;&amp;[Sheet1.I55])/[Sheet1.$P$2]" table:style-name="ce47">
            <text:p>0.00</text:p>
          </table:table-cell>
          <table:table-cell office:value-type="float" office:value="6.3" table:style-name="ce4">
            <text:p>6.3</text:p>
          </table:table-cell>
          <table:table-cell office:value-type="percentage" office:value="-1" table:formula="of:=[Sheet1.C55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55]/([Sheet1.$T$3]*[Sheet1.$S$3])" table:style-name="ce48">
            <text:p>-100.0%</text:p>
          </table:table-cell>
          <table:table-cell office:value-type="float" office:value="0" table:formula="of:=IF([Sheet1.J55]&gt;0;IF([Sheet1.M55]&gt;0;&quot;good&quot;;0);0)" table:style-name="ce44">
            <text:p>0</text:p>
          </table:table-cell>
          <table:table-cell office:value-type="float" office:value="50000" table:formula="of:=[Sheet1.A55]*[Sheet1.$T$3]" table:style-name="ce14">
            <text:p>50,000</text:p>
          </table:table-cell>
          <table:table-cell table:style-name="ce1"/>
          <table:table-cell office:value-type="float" office:value="0" table:formula="of:=AVERAGE([Sheet1.P41:.P55])" table:style-name="ce15">
            <text:p>#DIV/0!</text:p>
          </table:table-cell>
          <table:table-cell table:style-name="ce1"/>
          <table:table-cell table:style-name="ce2"/>
          <table:table-cell table:style-name="ce1"/>
          <table:table-cell table:number-columns-repeated="5" table:style-name="ce7"/>
          <table:table-cell table:number-columns-repeated="16359"/>
        </table:table-row>
        <table:table-row table:style-name="ro1">
          <table:table-cell office:value-type="float" office:value="100" table:formula="of:=[Sheet1.$S$3]*(1-[Sheet1.H56])" table:style-name="ce10">
            <text:p>100.00</text:p>
          </table:table-cell>
          <table:table-cell office:value-type="float" office:value="0" table:formula="of:=[Sheet1.$S$3]*[Sheet1.H56]" table:style-name="ce10">
            <text:p>0.00</text:p>
          </table:table-cell>
          <table:table-cell office:value-type="float" office:value="-50000" table:formula="of:=[Sheet1.$T$3]*([Sheet1.I56]-1)*[Sheet1.B56]-[Sheet1.$T$3]*[Sheet1.A56]" table:style-name="ce45">
            <text:p>-50,000</text:p>
          </table:table-cell>
          <table:table-cell office:value-type="float" office:value="100" table:formula="of:=[Sheet1.$S$3]*(1-[Sheet1.F56])" table:style-name="ce10">
            <text:p>100.00</text:p>
          </table:table-cell>
          <table:table-cell office:value-type="float" office:value="0" table:formula="of:=[Sheet1.$S$3]*[Sheet1.F56]" table:style-name="ce10">
            <text:p>0.00</text:p>
          </table:table-cell>
          <table:table-cell office:value-type="float" office:value="0" table:formula="of:=[Sheet1.H56]*[Sheet1.$F$2]" table:style-name="ce10">
            <text:p>0.00</text:p>
          </table:table-cell>
          <table:table-cell office:value-type="float" office:value="-50000" table:formula="of:=[Sheet1.$T$3]*([Sheet1.I56]-1)*[Sheet1.E56]-[Sheet1.$T$3]*[Sheet1.D56]" table:style-name="ce11">
            <text:p>-50,000</text:p>
          </table:table-cell>
          <table:table-cell office:value-type="float" office:value="0" table:formula="of:=COUNTIF([Sheet1.$P$3:.$P$106001];&quot;&gt;&quot;&amp;[Sheet1.I56])/[Sheet1.$P$2]" table:style-name="ce47">
            <text:p>0.00</text:p>
          </table:table-cell>
          <table:table-cell office:value-type="float" office:value="6.4" table:style-name="ce4">
            <text:p>6.4</text:p>
          </table:table-cell>
          <table:table-cell office:value-type="percentage" office:value="-1" table:formula="of:=[Sheet1.C56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56]/([Sheet1.$T$3]*[Sheet1.$S$3])" table:style-name="ce48">
            <text:p>-100.0%</text:p>
          </table:table-cell>
          <table:table-cell office:value-type="float" office:value="0" table:formula="of:=IF([Sheet1.J56]&gt;0;IF([Sheet1.M56]&gt;0;&quot;good&quot;;0);0)" table:style-name="ce44">
            <text:p>0</text:p>
          </table:table-cell>
          <table:table-cell office:value-type="float" office:value="50000" table:formula="of:=[Sheet1.A56]*[Sheet1.$T$3]" table:style-name="ce14">
            <text:p>50,000</text:p>
          </table:table-cell>
          <table:table-cell table:style-name="ce1"/>
          <table:table-cell office:value-type="float" office:value="0" table:formula="of:=AVERAGE([Sheet1.P42:.P56])" table:style-name="ce15">
            <text:p>#DIV/0!</text:p>
          </table:table-cell>
          <table:table-cell table:style-name="ce1"/>
          <table:table-cell table:style-name="ce2"/>
          <table:table-cell table:number-columns-repeated="16365" table:style-name="ce1"/>
        </table:table-row>
        <table:table-row table:style-name="ro1">
          <table:table-cell office:value-type="float" office:value="100" table:formula="of:=[Sheet1.$S$3]*(1-[Sheet1.H57])" table:style-name="ce10">
            <text:p>100.00</text:p>
          </table:table-cell>
          <table:table-cell office:value-type="float" office:value="0" table:formula="of:=[Sheet1.$S$3]*[Sheet1.H57]" table:style-name="ce10">
            <text:p>0.00</text:p>
          </table:table-cell>
          <table:table-cell office:value-type="float" office:value="-50000" table:formula="of:=[Sheet1.$T$3]*([Sheet1.I57]-1)*[Sheet1.B57]-[Sheet1.$T$3]*[Sheet1.A57]" table:style-name="ce45">
            <text:p>-50,000</text:p>
          </table:table-cell>
          <table:table-cell office:value-type="float" office:value="100" table:formula="of:=[Sheet1.$S$3]*(1-[Sheet1.F57])" table:style-name="ce10">
            <text:p>100.00</text:p>
          </table:table-cell>
          <table:table-cell office:value-type="float" office:value="0" table:formula="of:=[Sheet1.$S$3]*[Sheet1.F57]" table:style-name="ce10">
            <text:p>0.00</text:p>
          </table:table-cell>
          <table:table-cell office:value-type="float" office:value="0" table:formula="of:=[Sheet1.H57]*[Sheet1.$F$2]" table:style-name="ce10">
            <text:p>0.00</text:p>
          </table:table-cell>
          <table:table-cell office:value-type="float" office:value="-50000" table:formula="of:=[Sheet1.$T$3]*([Sheet1.I57]-1)*[Sheet1.E57]-[Sheet1.$T$3]*[Sheet1.D57]" table:style-name="ce11">
            <text:p>-50,000</text:p>
          </table:table-cell>
          <table:table-cell office:value-type="float" office:value="0" table:formula="of:=COUNTIF([Sheet1.$P$3:.$P$106001];&quot;&gt;&quot;&amp;[Sheet1.I57])/[Sheet1.$P$2]" table:style-name="ce47">
            <text:p>0.00</text:p>
          </table:table-cell>
          <table:table-cell office:value-type="float" office:value="6.5" table:style-name="ce4">
            <text:p>6.5</text:p>
          </table:table-cell>
          <table:table-cell office:value-type="percentage" office:value="-1" table:formula="of:=[Sheet1.C57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57]/([Sheet1.$T$3]*[Sheet1.$S$3])" table:style-name="ce48">
            <text:p>-100.0%</text:p>
          </table:table-cell>
          <table:table-cell office:value-type="float" office:value="0" table:formula="of:=IF([Sheet1.J57]&gt;0;IF([Sheet1.M57]&gt;0;&quot;good&quot;;0);0)" table:style-name="ce44">
            <text:p>0</text:p>
          </table:table-cell>
          <table:table-cell office:value-type="float" office:value="50000" table:formula="of:=[Sheet1.A57]*[Sheet1.$T$3]" table:style-name="ce14">
            <text:p>50,000</text:p>
          </table:table-cell>
          <table:table-cell table:style-name="ce1"/>
          <table:table-cell office:value-type="float" office:value="0" table:formula="of:=AVERAGE([Sheet1.P43:.P57])" table:style-name="ce15">
            <text:p>#DIV/0!</text:p>
          </table:table-cell>
          <table:table-cell table:style-name="ce1"/>
          <table:table-cell table:style-name="ce2"/>
          <table:table-cell table:number-columns-repeated="16365" table:style-name="ce1"/>
        </table:table-row>
        <table:table-row table:style-name="ro1">
          <table:table-cell office:value-type="float" office:value="100" table:formula="of:=[Sheet1.$S$3]*(1-[Sheet1.H58])" table:style-name="ce10">
            <text:p>100.00</text:p>
          </table:table-cell>
          <table:table-cell office:value-type="float" office:value="0" table:formula="of:=[Sheet1.$S$3]*[Sheet1.H58]" table:style-name="ce10">
            <text:p>0.00</text:p>
          </table:table-cell>
          <table:table-cell office:value-type="float" office:value="-50000" table:formula="of:=[Sheet1.$T$3]*([Sheet1.I58]-1)*[Sheet1.B58]-[Sheet1.$T$3]*[Sheet1.A58]" table:style-name="ce45">
            <text:p>-50,000</text:p>
          </table:table-cell>
          <table:table-cell office:value-type="float" office:value="100" table:formula="of:=[Sheet1.$S$3]*(1-[Sheet1.F58])" table:style-name="ce10">
            <text:p>100.00</text:p>
          </table:table-cell>
          <table:table-cell office:value-type="float" office:value="0" table:formula="of:=[Sheet1.$S$3]*[Sheet1.F58]" table:style-name="ce10">
            <text:p>0.00</text:p>
          </table:table-cell>
          <table:table-cell office:value-type="float" office:value="0" table:formula="of:=[Sheet1.H58]*[Sheet1.$F$2]" table:style-name="ce10">
            <text:p>0.00</text:p>
          </table:table-cell>
          <table:table-cell office:value-type="float" office:value="-50000" table:formula="of:=[Sheet1.$T$3]*([Sheet1.I58]-1)*[Sheet1.E58]-[Sheet1.$T$3]*[Sheet1.D58]" table:style-name="ce11">
            <text:p>-50,000</text:p>
          </table:table-cell>
          <table:table-cell office:value-type="float" office:value="0" table:formula="of:=COUNTIF([Sheet1.$P$3:.$P$106001];&quot;&gt;&quot;&amp;[Sheet1.I58])/[Sheet1.$P$2]" table:style-name="ce47">
            <text:p>0.00</text:p>
          </table:table-cell>
          <table:table-cell office:value-type="float" office:value="6.5999999999999899" table:style-name="ce4">
            <text:p>6.6</text:p>
          </table:table-cell>
          <table:table-cell office:value-type="percentage" office:value="-1" table:formula="of:=[Sheet1.C58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58]/([Sheet1.$T$3]*[Sheet1.$S$3])" table:style-name="ce48">
            <text:p>-100.0%</text:p>
          </table:table-cell>
          <table:table-cell office:value-type="float" office:value="0" table:formula="of:=IF([Sheet1.J58]&gt;0;IF([Sheet1.M58]&gt;0;&quot;good&quot;;0);0)" table:style-name="ce44">
            <text:p>0</text:p>
          </table:table-cell>
          <table:table-cell office:value-type="float" office:value="50000" table:formula="of:=[Sheet1.A58]*[Sheet1.$T$3]" table:style-name="ce14">
            <text:p>50,000</text:p>
          </table:table-cell>
          <table:table-cell table:style-name="ce1"/>
          <table:table-cell office:value-type="float" office:value="0" table:formula="of:=AVERAGE([Sheet1.P44:.P58])" table:style-name="ce15">
            <text:p>#DIV/0!</text:p>
          </table:table-cell>
          <table:table-cell table:style-name="ce1"/>
          <table:table-cell table:style-name="ce2"/>
          <table:table-cell table:number-columns-repeated="16365" table:style-name="ce1"/>
        </table:table-row>
        <table:table-row table:style-name="ro1">
          <table:table-cell office:value-type="float" office:value="100" table:formula="of:=[Sheet1.$S$3]*(1-[Sheet1.H59])" table:style-name="ce10">
            <text:p>100.00</text:p>
          </table:table-cell>
          <table:table-cell office:value-type="float" office:value="0" table:formula="of:=[Sheet1.$S$3]*[Sheet1.H59]" table:style-name="ce10">
            <text:p>0.00</text:p>
          </table:table-cell>
          <table:table-cell office:value-type="float" office:value="-50000" table:formula="of:=[Sheet1.$T$3]*([Sheet1.I59]-1)*[Sheet1.B59]-[Sheet1.$T$3]*[Sheet1.A59]" table:style-name="ce45">
            <text:p>-50,000</text:p>
          </table:table-cell>
          <table:table-cell office:value-type="float" office:value="100" table:formula="of:=[Sheet1.$S$3]*(1-[Sheet1.F59])" table:style-name="ce10">
            <text:p>100.00</text:p>
          </table:table-cell>
          <table:table-cell office:value-type="float" office:value="0" table:formula="of:=[Sheet1.$S$3]*[Sheet1.F59]" table:style-name="ce10">
            <text:p>0.00</text:p>
          </table:table-cell>
          <table:table-cell office:value-type="float" office:value="0" table:formula="of:=[Sheet1.H59]*[Sheet1.$F$2]" table:style-name="ce10">
            <text:p>0.00</text:p>
          </table:table-cell>
          <table:table-cell office:value-type="float" office:value="-50000" table:formula="of:=[Sheet1.$T$3]*([Sheet1.I59]-1)*[Sheet1.E59]-[Sheet1.$T$3]*[Sheet1.D59]" table:style-name="ce11">
            <text:p>-50,000</text:p>
          </table:table-cell>
          <table:table-cell office:value-type="float" office:value="0" table:formula="of:=COUNTIF([Sheet1.$P$3:.$P$106001];&quot;&gt;&quot;&amp;[Sheet1.I59])/[Sheet1.$P$2]" table:style-name="ce47">
            <text:p>0.00</text:p>
          </table:table-cell>
          <table:table-cell office:value-type="float" office:value="6.6999999999999904" table:style-name="ce4">
            <text:p>6.7</text:p>
          </table:table-cell>
          <table:table-cell office:value-type="percentage" office:value="-1" table:formula="of:=[Sheet1.C59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59]/([Sheet1.$T$3]*[Sheet1.$S$3])" table:style-name="ce48">
            <text:p>-100.0%</text:p>
          </table:table-cell>
          <table:table-cell office:value-type="float" office:value="0" table:formula="of:=IF([Sheet1.J59]&gt;0;IF([Sheet1.M59]&gt;0;&quot;good&quot;;0);0)" table:style-name="ce44">
            <text:p>0</text:p>
          </table:table-cell>
          <table:table-cell office:value-type="float" office:value="50000" table:formula="of:=[Sheet1.A59]*[Sheet1.$T$3]" table:style-name="ce14">
            <text:p>50,000</text:p>
          </table:table-cell>
          <table:table-cell table:style-name="ce1"/>
          <table:table-cell office:value-type="float" office:value="0" table:formula="of:=AVERAGE([Sheet1.P45:.P59])" table:style-name="ce15">
            <text:p>#DIV/0!</text:p>
          </table:table-cell>
          <table:table-cell table:style-name="ce1"/>
          <table:table-cell table:style-name="ce2"/>
          <table:table-cell table:number-columns-repeated="16365" table:style-name="ce1"/>
        </table:table-row>
        <table:table-row table:style-name="ro1">
          <table:table-cell office:value-type="float" office:value="100" table:formula="of:=[Sheet1.$S$3]*(1-[Sheet1.H60])" table:style-name="ce10">
            <text:p>100.00</text:p>
          </table:table-cell>
          <table:table-cell office:value-type="float" office:value="0" table:formula="of:=[Sheet1.$S$3]*[Sheet1.H60]" table:style-name="ce10">
            <text:p>0.00</text:p>
          </table:table-cell>
          <table:table-cell office:value-type="float" office:value="-50000" table:formula="of:=[Sheet1.$T$3]*([Sheet1.I60]-1)*[Sheet1.B60]-[Sheet1.$T$3]*[Sheet1.A60]" table:style-name="ce45">
            <text:p>-50,000</text:p>
          </table:table-cell>
          <table:table-cell office:value-type="float" office:value="100" table:formula="of:=[Sheet1.$S$3]*(1-[Sheet1.F60])" table:style-name="ce10">
            <text:p>100.00</text:p>
          </table:table-cell>
          <table:table-cell office:value-type="float" office:value="0" table:formula="of:=[Sheet1.$S$3]*[Sheet1.F60]" table:style-name="ce10">
            <text:p>0.00</text:p>
          </table:table-cell>
          <table:table-cell office:value-type="float" office:value="0" table:formula="of:=[Sheet1.H60]*[Sheet1.$F$2]" table:style-name="ce10">
            <text:p>0.00</text:p>
          </table:table-cell>
          <table:table-cell office:value-type="float" office:value="-50000" table:formula="of:=[Sheet1.$T$3]*([Sheet1.I60]-1)*[Sheet1.E60]-[Sheet1.$T$3]*[Sheet1.D60]" table:style-name="ce11">
            <text:p>-50,000</text:p>
          </table:table-cell>
          <table:table-cell office:value-type="float" office:value="0" table:formula="of:=COUNTIF([Sheet1.$P$3:.$P$106001];&quot;&gt;&quot;&amp;[Sheet1.I60])/[Sheet1.$P$2]" table:style-name="ce47">
            <text:p>0.00</text:p>
          </table:table-cell>
          <table:table-cell office:value-type="float" office:value="6.7999999999999901" table:style-name="ce4">
            <text:p>6.8</text:p>
          </table:table-cell>
          <table:table-cell office:value-type="percentage" office:value="-1" table:formula="of:=[Sheet1.C60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60]/([Sheet1.$T$3]*[Sheet1.$S$3])" table:style-name="ce48">
            <text:p>-100.0%</text:p>
          </table:table-cell>
          <table:table-cell office:value-type="float" office:value="0" table:formula="of:=IF([Sheet1.J60]&gt;0;IF([Sheet1.M60]&gt;0;&quot;good&quot;;0);0)" table:style-name="ce44">
            <text:p>0</text:p>
          </table:table-cell>
          <table:table-cell office:value-type="float" office:value="50000" table:formula="of:=[Sheet1.A60]*[Sheet1.$T$3]" table:style-name="ce14">
            <text:p>50,000</text:p>
          </table:table-cell>
          <table:table-cell table:style-name="ce1"/>
          <table:table-cell office:value-type="float" office:value="0" table:formula="of:=AVERAGE([Sheet1.P46:.P60])" table:style-name="ce15">
            <text:p>#DIV/0!</text:p>
          </table:table-cell>
          <table:table-cell table:style-name="ce1"/>
          <table:table-cell table:style-name="ce2"/>
          <table:table-cell table:number-columns-repeated="16365" table:style-name="ce1"/>
        </table:table-row>
        <table:table-row table:style-name="ro1">
          <table:table-cell office:value-type="float" office:value="100" table:formula="of:=[Sheet1.$S$3]*(1-[Sheet1.H61])" table:style-name="ce10">
            <text:p>100.00</text:p>
          </table:table-cell>
          <table:table-cell office:value-type="float" office:value="0" table:formula="of:=[Sheet1.$S$3]*[Sheet1.H61]" table:style-name="ce10">
            <text:p>0.00</text:p>
          </table:table-cell>
          <table:table-cell office:value-type="float" office:value="-50000" table:formula="of:=[Sheet1.$T$3]*([Sheet1.I61]-1)*[Sheet1.B61]-[Sheet1.$T$3]*[Sheet1.A61]" table:style-name="ce45">
            <text:p>-50,000</text:p>
          </table:table-cell>
          <table:table-cell office:value-type="float" office:value="100" table:formula="of:=[Sheet1.$S$3]*(1-[Sheet1.F61])" table:style-name="ce10">
            <text:p>100.00</text:p>
          </table:table-cell>
          <table:table-cell office:value-type="float" office:value="0" table:formula="of:=[Sheet1.$S$3]*[Sheet1.F61]" table:style-name="ce10">
            <text:p>0.00</text:p>
          </table:table-cell>
          <table:table-cell office:value-type="float" office:value="0" table:formula="of:=[Sheet1.H61]*[Sheet1.$F$2]" table:style-name="ce10">
            <text:p>0.00</text:p>
          </table:table-cell>
          <table:table-cell office:value-type="float" office:value="-50000" table:formula="of:=[Sheet1.$T$3]*([Sheet1.I61]-1)*[Sheet1.E61]-[Sheet1.$T$3]*[Sheet1.D61]" table:style-name="ce11">
            <text:p>-50,000</text:p>
          </table:table-cell>
          <table:table-cell office:value-type="float" office:value="0" table:formula="of:=COUNTIF([Sheet1.$P$3:.$P$106001];&quot;&gt;&quot;&amp;[Sheet1.I61])/[Sheet1.$P$2]" table:style-name="ce47">
            <text:p>0.00</text:p>
          </table:table-cell>
          <table:table-cell office:value-type="float" office:value="6.8999999999999897" table:style-name="ce4">
            <text:p>6.9</text:p>
          </table:table-cell>
          <table:table-cell office:value-type="percentage" office:value="-1" table:formula="of:=[Sheet1.C61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61]/([Sheet1.$T$3]*[Sheet1.$S$3])" table:style-name="ce48">
            <text:p>-100.0%</text:p>
          </table:table-cell>
          <table:table-cell office:value-type="float" office:value="0" table:formula="of:=IF([Sheet1.J61]&gt;0;IF([Sheet1.M61]&gt;0;&quot;good&quot;;0);0)" table:style-name="ce44">
            <text:p>0</text:p>
          </table:table-cell>
          <table:table-cell office:value-type="float" office:value="50000" table:formula="of:=[Sheet1.A61]*[Sheet1.$T$3]" table:style-name="ce14">
            <text:p>50,000</text:p>
          </table:table-cell>
          <table:table-cell table:style-name="ce1"/>
          <table:table-cell office:value-type="float" office:value="0" table:formula="of:=AVERAGE([Sheet1.P47:.P61])" table:style-name="ce15">
            <text:p>#DIV/0!</text:p>
          </table:table-cell>
          <table:table-cell table:style-name="ce1"/>
          <table:table-cell table:style-name="ce2"/>
          <table:table-cell table:number-columns-repeated="16365" table:style-name="ce1"/>
        </table:table-row>
        <table:table-row table:style-name="ro1">
          <table:table-cell office:value-type="float" office:value="100" table:formula="of:=[Sheet1.$S$3]*(1-[Sheet1.H62])" table:style-name="ce10">
            <text:p>100.00</text:p>
          </table:table-cell>
          <table:table-cell office:value-type="float" office:value="0" table:formula="of:=[Sheet1.$S$3]*[Sheet1.H62]" table:style-name="ce10">
            <text:p>0.00</text:p>
          </table:table-cell>
          <table:table-cell office:value-type="float" office:value="-50000" table:formula="of:=[Sheet1.$T$3]*([Sheet1.I62]-1)*[Sheet1.B62]-[Sheet1.$T$3]*[Sheet1.A62]" table:style-name="ce45">
            <text:p>-50,000</text:p>
          </table:table-cell>
          <table:table-cell office:value-type="float" office:value="100" table:formula="of:=[Sheet1.$S$3]*(1-[Sheet1.F62])" table:style-name="ce10">
            <text:p>100.00</text:p>
          </table:table-cell>
          <table:table-cell office:value-type="float" office:value="0" table:formula="of:=[Sheet1.$S$3]*[Sheet1.F62]" table:style-name="ce10">
            <text:p>0.00</text:p>
          </table:table-cell>
          <table:table-cell office:value-type="float" office:value="0" table:formula="of:=[Sheet1.H62]*[Sheet1.$F$2]" table:style-name="ce10">
            <text:p>0.00</text:p>
          </table:table-cell>
          <table:table-cell office:value-type="float" office:value="-50000" table:formula="of:=[Sheet1.$T$3]*([Sheet1.I62]-1)*[Sheet1.E62]-[Sheet1.$T$3]*[Sheet1.D62]" table:style-name="ce11">
            <text:p>-50,000</text:p>
          </table:table-cell>
          <table:table-cell office:value-type="float" office:value="0" table:formula="of:=COUNTIF([Sheet1.$P$3:.$P$106001];&quot;&gt;&quot;&amp;[Sheet1.I62])/[Sheet1.$P$2]" table:style-name="ce47">
            <text:p>0.00</text:p>
          </table:table-cell>
          <table:table-cell office:value-type="float" office:value="7" table:style-name="ce4">
            <text:p>7</text:p>
          </table:table-cell>
          <table:table-cell office:value-type="percentage" office:value="-1" table:formula="of:=[Sheet1.C62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62]/([Sheet1.$T$3]*[Sheet1.$S$3])" table:style-name="ce48">
            <text:p>-100.0%</text:p>
          </table:table-cell>
          <table:table-cell office:value-type="float" office:value="0" table:formula="of:=IF([Sheet1.J62]&gt;0;IF([Sheet1.M62]&gt;0;&quot;good&quot;;0);0)" table:style-name="ce44">
            <text:p>0</text:p>
          </table:table-cell>
          <table:table-cell office:value-type="float" office:value="50000" table:formula="of:=[Sheet1.A62]*[Sheet1.$T$3]" table:style-name="ce14">
            <text:p>50,000</text:p>
          </table:table-cell>
          <table:table-cell table:style-name="ce1"/>
          <table:table-cell office:value-type="float" office:value="0" table:formula="of:=AVERAGE([Sheet1.P48:.P62])" table:style-name="ce15">
            <text:p>#DIV/0!</text:p>
          </table:table-cell>
          <table:table-cell table:style-name="ce1"/>
          <table:table-cell table:style-name="ce2"/>
          <table:table-cell table:number-columns-repeated="16365" table:style-name="ce1"/>
        </table:table-row>
        <table:table-row table:style-name="ro1">
          <table:table-cell office:value-type="float" office:value="100" table:formula="of:=[Sheet1.$S$3]*(1-[Sheet1.H63])" table:style-name="ce10">
            <text:p>100.00</text:p>
          </table:table-cell>
          <table:table-cell office:value-type="float" office:value="0" table:formula="of:=[Sheet1.$S$3]*[Sheet1.H63]" table:style-name="ce10">
            <text:p>0.00</text:p>
          </table:table-cell>
          <table:table-cell office:value-type="float" office:value="-50000" table:formula="of:=[Sheet1.$T$3]*([Sheet1.I63]-1)*[Sheet1.B63]-[Sheet1.$T$3]*[Sheet1.A63]" table:style-name="ce45">
            <text:p>-50,000</text:p>
          </table:table-cell>
          <table:table-cell office:value-type="float" office:value="100" table:formula="of:=[Sheet1.$S$3]*(1-[Sheet1.F63])" table:style-name="ce10">
            <text:p>100.00</text:p>
          </table:table-cell>
          <table:table-cell office:value-type="float" office:value="0" table:formula="of:=[Sheet1.$S$3]*[Sheet1.F63]" table:style-name="ce10">
            <text:p>0.00</text:p>
          </table:table-cell>
          <table:table-cell office:value-type="float" office:value="0" table:formula="of:=[Sheet1.H63]*[Sheet1.$F$2]" table:style-name="ce10">
            <text:p>0.00</text:p>
          </table:table-cell>
          <table:table-cell office:value-type="float" office:value="-50000" table:formula="of:=[Sheet1.$T$3]*([Sheet1.I63]-1)*[Sheet1.E63]-[Sheet1.$T$3]*[Sheet1.D63]" table:style-name="ce11">
            <text:p>-50,000</text:p>
          </table:table-cell>
          <table:table-cell office:value-type="float" office:value="0" table:formula="of:=COUNTIF([Sheet1.$P$3:.$P$106001];&quot;&gt;&quot;&amp;[Sheet1.I63])/[Sheet1.$P$2]" table:style-name="ce47">
            <text:p>0.00</text:p>
          </table:table-cell>
          <table:table-cell office:value-type="float" office:value="7.0999999999999899" table:style-name="ce4">
            <text:p>7.1</text:p>
          </table:table-cell>
          <table:table-cell office:value-type="percentage" office:value="-1" table:formula="of:=[Sheet1.C63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63]/([Sheet1.$T$3]*[Sheet1.$S$3])" table:style-name="ce48">
            <text:p>-100.0%</text:p>
          </table:table-cell>
          <table:table-cell office:value-type="float" office:value="0" table:formula="of:=IF([Sheet1.J63]&gt;0;IF([Sheet1.M63]&gt;0;&quot;good&quot;;0);0)" table:style-name="ce44">
            <text:p>0</text:p>
          </table:table-cell>
          <table:table-cell office:value-type="float" office:value="50000" table:formula="of:=[Sheet1.A63]*[Sheet1.$T$3]" table:style-name="ce14">
            <text:p>50,000</text:p>
          </table:table-cell>
          <table:table-cell table:style-name="ce1"/>
          <table:table-cell office:value-type="float" office:value="0" table:formula="of:=AVERAGE([Sheet1.P49:.P63])" table:style-name="ce15">
            <text:p>#DIV/0!</text:p>
          </table:table-cell>
          <table:table-cell table:style-name="ce1"/>
          <table:table-cell table:style-name="ce2"/>
          <table:table-cell table:number-columns-repeated="16365" table:style-name="ce1"/>
        </table:table-row>
        <table:table-row table:style-name="ro1">
          <table:table-cell office:value-type="float" office:value="100" table:formula="of:=[Sheet1.$S$3]*(1-[Sheet1.H64])" table:style-name="ce10">
            <text:p>100.00</text:p>
          </table:table-cell>
          <table:table-cell office:value-type="float" office:value="0" table:formula="of:=[Sheet1.$S$3]*[Sheet1.H64]" table:style-name="ce10">
            <text:p>0.00</text:p>
          </table:table-cell>
          <table:table-cell office:value-type="float" office:value="-50000" table:formula="of:=[Sheet1.$T$3]*([Sheet1.I64]-1)*[Sheet1.B64]-[Sheet1.$T$3]*[Sheet1.A64]" table:style-name="ce45">
            <text:p>-50,000</text:p>
          </table:table-cell>
          <table:table-cell office:value-type="float" office:value="100" table:formula="of:=[Sheet1.$S$3]*(1-[Sheet1.F64])" table:style-name="ce10">
            <text:p>100.00</text:p>
          </table:table-cell>
          <table:table-cell office:value-type="float" office:value="0" table:formula="of:=[Sheet1.$S$3]*[Sheet1.F64]" table:style-name="ce10">
            <text:p>0.00</text:p>
          </table:table-cell>
          <table:table-cell office:value-type="float" office:value="0" table:formula="of:=[Sheet1.H64]*[Sheet1.$F$2]" table:style-name="ce10">
            <text:p>0.00</text:p>
          </table:table-cell>
          <table:table-cell office:value-type="float" office:value="-50000" table:formula="of:=[Sheet1.$T$3]*([Sheet1.I64]-1)*[Sheet1.E64]-[Sheet1.$T$3]*[Sheet1.D64]" table:style-name="ce11">
            <text:p>-50,000</text:p>
          </table:table-cell>
          <table:table-cell office:value-type="float" office:value="0" table:formula="of:=COUNTIF([Sheet1.$P$3:.$P$106001];&quot;&gt;&quot;&amp;[Sheet1.I64])/[Sheet1.$P$2]" table:style-name="ce47">
            <text:p>0.00</text:p>
          </table:table-cell>
          <table:table-cell office:value-type="float" office:value="7.1999999999999904" table:style-name="ce4">
            <text:p>7.2</text:p>
          </table:table-cell>
          <table:table-cell office:value-type="percentage" office:value="-1" table:formula="of:=[Sheet1.C64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64]/([Sheet1.$T$3]*[Sheet1.$S$3])" table:style-name="ce48">
            <text:p>-100.0%</text:p>
          </table:table-cell>
          <table:table-cell office:value-type="float" office:value="0" table:formula="of:=IF([Sheet1.J64]&gt;0;IF([Sheet1.M64]&gt;0;&quot;good&quot;;0);0)" table:style-name="ce44">
            <text:p>0</text:p>
          </table:table-cell>
          <table:table-cell office:value-type="float" office:value="50000" table:formula="of:=[Sheet1.A64]*[Sheet1.$T$3]" table:style-name="ce14">
            <text:p>50,000</text:p>
          </table:table-cell>
          <table:table-cell table:style-name="ce1"/>
          <table:table-cell office:value-type="float" office:value="0" table:formula="of:=AVERAGE([Sheet1.P50:.P64])" table:style-name="ce15">
            <text:p>#DIV/0!</text:p>
          </table:table-cell>
          <table:table-cell table:style-name="ce1"/>
          <table:table-cell table:style-name="ce2"/>
          <table:table-cell table:number-columns-repeated="16365" table:style-name="ce1"/>
        </table:table-row>
        <table:table-row table:style-name="ro1">
          <table:table-cell office:value-type="float" office:value="100" table:formula="of:=[Sheet1.$S$3]*(1-[Sheet1.H65])" table:style-name="ce10">
            <text:p>100.00</text:p>
          </table:table-cell>
          <table:table-cell office:value-type="float" office:value="0" table:formula="of:=[Sheet1.$S$3]*[Sheet1.H65]" table:style-name="ce10">
            <text:p>0.00</text:p>
          </table:table-cell>
          <table:table-cell office:value-type="float" office:value="-50000" table:formula="of:=[Sheet1.$T$3]*([Sheet1.I65]-1)*[Sheet1.B65]-[Sheet1.$T$3]*[Sheet1.A65]" table:style-name="ce45">
            <text:p>-50,000</text:p>
          </table:table-cell>
          <table:table-cell office:value-type="float" office:value="100" table:formula="of:=[Sheet1.$S$3]*(1-[Sheet1.F65])" table:style-name="ce10">
            <text:p>100.00</text:p>
          </table:table-cell>
          <table:table-cell office:value-type="float" office:value="0" table:formula="of:=[Sheet1.$S$3]*[Sheet1.F65]" table:style-name="ce10">
            <text:p>0.00</text:p>
          </table:table-cell>
          <table:table-cell office:value-type="float" office:value="0" table:formula="of:=[Sheet1.H65]*[Sheet1.$F$2]" table:style-name="ce10">
            <text:p>0.00</text:p>
          </table:table-cell>
          <table:table-cell office:value-type="float" office:value="-50000" table:formula="of:=[Sheet1.$T$3]*([Sheet1.I65]-1)*[Sheet1.E65]-[Sheet1.$T$3]*[Sheet1.D65]" table:style-name="ce11">
            <text:p>-50,000</text:p>
          </table:table-cell>
          <table:table-cell office:value-type="float" office:value="0" table:formula="of:=COUNTIF([Sheet1.$P$3:.$P$106001];&quot;&gt;&quot;&amp;[Sheet1.I65])/[Sheet1.$P$2]" table:style-name="ce47">
            <text:p>0.00</text:p>
          </table:table-cell>
          <table:table-cell office:value-type="float" office:value="7.2999999999999901" table:style-name="ce4">
            <text:p>7.3</text:p>
          </table:table-cell>
          <table:table-cell office:value-type="percentage" office:value="-1" table:formula="of:=[Sheet1.C65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65]/([Sheet1.$T$3]*[Sheet1.$S$3])" table:style-name="ce48">
            <text:p>-100.0%</text:p>
          </table:table-cell>
          <table:table-cell office:value-type="float" office:value="0" table:formula="of:=IF([Sheet1.J65]&gt;0;IF([Sheet1.M65]&gt;0;&quot;good&quot;;0);0)" table:style-name="ce44">
            <text:p>0</text:p>
          </table:table-cell>
          <table:table-cell office:value-type="float" office:value="50000" table:formula="of:=[Sheet1.A65]*[Sheet1.$T$3]" table:style-name="ce14">
            <text:p>50,000</text:p>
          </table:table-cell>
          <table:table-cell table:style-name="ce1"/>
          <table:table-cell office:value-type="float" office:value="0" table:formula="of:=AVERAGE([Sheet1.P51:.P65])" table:style-name="ce15">
            <text:p>#DIV/0!</text:p>
          </table:table-cell>
          <table:table-cell table:style-name="ce1"/>
          <table:table-cell table:style-name="ce2"/>
          <table:table-cell table:number-columns-repeated="16365"/>
        </table:table-row>
        <table:table-row table:style-name="ro1">
          <table:table-cell office:value-type="float" office:value="100" table:formula="of:=[Sheet1.$S$3]*(1-[Sheet1.H66])" table:style-name="ce10">
            <text:p>100.00</text:p>
          </table:table-cell>
          <table:table-cell office:value-type="float" office:value="0" table:formula="of:=[Sheet1.$S$3]*[Sheet1.H66]" table:style-name="ce10">
            <text:p>0.00</text:p>
          </table:table-cell>
          <table:table-cell office:value-type="float" office:value="-50000" table:formula="of:=[Sheet1.$T$3]*([Sheet1.I66]-1)*[Sheet1.B66]-[Sheet1.$T$3]*[Sheet1.A66]" table:style-name="ce45">
            <text:p>-50,000</text:p>
          </table:table-cell>
          <table:table-cell office:value-type="float" office:value="100" table:formula="of:=[Sheet1.$S$3]*(1-[Sheet1.F66])" table:style-name="ce10">
            <text:p>100.00</text:p>
          </table:table-cell>
          <table:table-cell office:value-type="float" office:value="0" table:formula="of:=[Sheet1.$S$3]*[Sheet1.F66]" table:style-name="ce10">
            <text:p>0.00</text:p>
          </table:table-cell>
          <table:table-cell office:value-type="float" office:value="0" table:formula="of:=[Sheet1.H66]*[Sheet1.$F$2]" table:style-name="ce10">
            <text:p>0.00</text:p>
          </table:table-cell>
          <table:table-cell office:value-type="float" office:value="-50000" table:formula="of:=[Sheet1.$T$3]*([Sheet1.I66]-1)*[Sheet1.E66]-[Sheet1.$T$3]*[Sheet1.D66]" table:style-name="ce11">
            <text:p>-50,000</text:p>
          </table:table-cell>
          <table:table-cell office:value-type="float" office:value="0" table:formula="of:=COUNTIF([Sheet1.$P$3:.$P$106001];&quot;&gt;&quot;&amp;[Sheet1.I66])/[Sheet1.$P$2]" table:style-name="ce47">
            <text:p>0.00</text:p>
          </table:table-cell>
          <table:table-cell office:value-type="float" office:value="7.3999999999999897" table:style-name="ce4">
            <text:p>7.4</text:p>
          </table:table-cell>
          <table:table-cell office:value-type="percentage" office:value="-1" table:formula="of:=[Sheet1.C66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66]/([Sheet1.$T$3]*[Sheet1.$S$3])" table:style-name="ce48">
            <text:p>-100.0%</text:p>
          </table:table-cell>
          <table:table-cell office:value-type="float" office:value="0" table:formula="of:=IF([Sheet1.J66]&gt;0;IF([Sheet1.M66]&gt;0;&quot;good&quot;;0);0)" table:style-name="ce44">
            <text:p>0</text:p>
          </table:table-cell>
          <table:table-cell office:value-type="float" office:value="50000" table:formula="of:=[Sheet1.A66]*[Sheet1.$T$3]" table:style-name="ce14">
            <text:p>50,000</text:p>
          </table:table-cell>
          <table:table-cell table:style-name="ce1"/>
          <table:table-cell office:value-type="float" office:value="0" table:formula="of:=AVERAGE([Sheet1.P52:.P66])" table:style-name="ce15">
            <text:p>#DIV/0!</text:p>
          </table:table-cell>
          <table:table-cell table:style-name="ce1"/>
          <table:table-cell table:style-name="ce2"/>
          <table:table-cell table:number-columns-repeated="16365"/>
        </table:table-row>
        <table:table-row table:style-name="ro1">
          <table:table-cell office:value-type="float" office:value="100" table:formula="of:=[Sheet1.$S$3]*(1-[Sheet1.H67])" table:style-name="ce10">
            <text:p>100.00</text:p>
          </table:table-cell>
          <table:table-cell office:value-type="float" office:value="0" table:formula="of:=[Sheet1.$S$3]*[Sheet1.H67]" table:style-name="ce10">
            <text:p>0.00</text:p>
          </table:table-cell>
          <table:table-cell office:value-type="float" office:value="-50000" table:formula="of:=[Sheet1.$T$3]*([Sheet1.I67]-1)*[Sheet1.B67]-[Sheet1.$T$3]*[Sheet1.A67]" table:style-name="ce45">
            <text:p>-50,000</text:p>
          </table:table-cell>
          <table:table-cell office:value-type="float" office:value="100" table:formula="of:=[Sheet1.$S$3]*(1-[Sheet1.F67])" table:style-name="ce10">
            <text:p>100.00</text:p>
          </table:table-cell>
          <table:table-cell office:value-type="float" office:value="0" table:formula="of:=[Sheet1.$S$3]*[Sheet1.F67]" table:style-name="ce10">
            <text:p>0.00</text:p>
          </table:table-cell>
          <table:table-cell office:value-type="float" office:value="0" table:formula="of:=[Sheet1.H67]*[Sheet1.$F$2]" table:style-name="ce10">
            <text:p>0.00</text:p>
          </table:table-cell>
          <table:table-cell office:value-type="float" office:value="-50000" table:formula="of:=[Sheet1.$T$3]*([Sheet1.I67]-1)*[Sheet1.E67]-[Sheet1.$T$3]*[Sheet1.D67]" table:style-name="ce11">
            <text:p>-50,000</text:p>
          </table:table-cell>
          <table:table-cell office:value-type="float" office:value="0" table:formula="of:=COUNTIF([Sheet1.$P$3:.$P$106001];&quot;&gt;&quot;&amp;[Sheet1.I67])/[Sheet1.$P$2]" table:style-name="ce47">
            <text:p>0.00</text:p>
          </table:table-cell>
          <table:table-cell office:value-type="float" office:value="7.4999999999999902" table:style-name="ce4">
            <text:p>7.5</text:p>
          </table:table-cell>
          <table:table-cell office:value-type="percentage" office:value="-1" table:formula="of:=[Sheet1.C67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67]/([Sheet1.$T$3]*[Sheet1.$S$3])" table:style-name="ce48">
            <text:p>-100.0%</text:p>
          </table:table-cell>
          <table:table-cell office:value-type="float" office:value="0" table:formula="of:=IF([Sheet1.J67]&gt;0;IF([Sheet1.M67]&gt;0;&quot;good&quot;;0);0)" table:style-name="ce44">
            <text:p>0</text:p>
          </table:table-cell>
          <table:table-cell office:value-type="float" office:value="50000" table:formula="of:=[Sheet1.A67]*[Sheet1.$T$3]" table:style-name="ce14">
            <text:p>50,000</text:p>
          </table:table-cell>
          <table:table-cell table:style-name="ce1"/>
          <table:table-cell office:value-type="float" office:value="0" table:formula="of:=AVERAGE([Sheet1.P53:.P67])" table:style-name="ce15">
            <text:p>#DIV/0!</text:p>
          </table:table-cell>
          <table:table-cell table:style-name="ce1"/>
          <table:table-cell table:style-name="ce2"/>
          <table:table-cell table:number-columns-repeated="16365"/>
        </table:table-row>
        <table:table-row table:style-name="ro1">
          <table:table-cell office:value-type="float" office:value="100" table:formula="of:=[Sheet1.$S$3]*(1-[Sheet1.H68])" table:style-name="ce10">
            <text:p>100.00</text:p>
          </table:table-cell>
          <table:table-cell office:value-type="float" office:value="0" table:formula="of:=[Sheet1.$S$3]*[Sheet1.H68]" table:style-name="ce10">
            <text:p>0.00</text:p>
          </table:table-cell>
          <table:table-cell office:value-type="float" office:value="-50000" table:formula="of:=[Sheet1.$T$3]*([Sheet1.I68]-1)*[Sheet1.B68]-[Sheet1.$T$3]*[Sheet1.A68]" table:style-name="ce45">
            <text:p>-50,000</text:p>
          </table:table-cell>
          <table:table-cell office:value-type="float" office:value="100" table:formula="of:=[Sheet1.$S$3]*(1-[Sheet1.F68])" table:style-name="ce10">
            <text:p>100.00</text:p>
          </table:table-cell>
          <table:table-cell office:value-type="float" office:value="0" table:formula="of:=[Sheet1.$S$3]*[Sheet1.F68]" table:style-name="ce10">
            <text:p>0.00</text:p>
          </table:table-cell>
          <table:table-cell office:value-type="float" office:value="0" table:formula="of:=[Sheet1.H68]*[Sheet1.$F$2]" table:style-name="ce10">
            <text:p>0.00</text:p>
          </table:table-cell>
          <table:table-cell office:value-type="float" office:value="-50000" table:formula="of:=[Sheet1.$T$3]*([Sheet1.I68]-1)*[Sheet1.E68]-[Sheet1.$T$3]*[Sheet1.D68]" table:style-name="ce11">
            <text:p>-50,000</text:p>
          </table:table-cell>
          <table:table-cell office:value-type="float" office:value="0" table:formula="of:=COUNTIF([Sheet1.$P$3:.$P$106001];&quot;&gt;&quot;&amp;[Sheet1.I68])/[Sheet1.$P$2]" table:style-name="ce47">
            <text:p>0.00</text:p>
          </table:table-cell>
          <table:table-cell office:value-type="float" office:value="7.5999999999999899" table:style-name="ce4">
            <text:p>7.6</text:p>
          </table:table-cell>
          <table:table-cell office:value-type="percentage" office:value="-1" table:formula="of:=[Sheet1.C68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68]/([Sheet1.$T$3]*[Sheet1.$S$3])" table:style-name="ce48">
            <text:p>-100.0%</text:p>
          </table:table-cell>
          <table:table-cell office:value-type="float" office:value="0" table:formula="of:=IF([Sheet1.J68]&gt;0;IF([Sheet1.M68]&gt;0;&quot;good&quot;;0);0)" table:style-name="ce44">
            <text:p>0</text:p>
          </table:table-cell>
          <table:table-cell office:value-type="float" office:value="50000" table:formula="of:=[Sheet1.A68]*[Sheet1.$T$3]" table:style-name="ce14">
            <text:p>50,000</text:p>
          </table:table-cell>
          <table:table-cell table:style-name="ce1"/>
          <table:table-cell office:value-type="float" office:value="0" table:formula="of:=AVERAGE([Sheet1.P54:.P68])" table:style-name="ce15">
            <text:p>#DIV/0!</text:p>
          </table:table-cell>
          <table:table-cell table:style-name="ce1"/>
          <table:table-cell table:style-name="ce2"/>
          <table:table-cell table:number-columns-repeated="16365"/>
        </table:table-row>
        <table:table-row table:style-name="ro1">
          <table:table-cell office:value-type="float" office:value="100" table:formula="of:=[Sheet1.$S$3]*(1-[Sheet1.H69])" table:style-name="ce10">
            <text:p>100.00</text:p>
          </table:table-cell>
          <table:table-cell office:value-type="float" office:value="0" table:formula="of:=[Sheet1.$S$3]*[Sheet1.H69]" table:style-name="ce10">
            <text:p>0.00</text:p>
          </table:table-cell>
          <table:table-cell office:value-type="float" office:value="-50000" table:formula="of:=[Sheet1.$T$3]*([Sheet1.I69]-1)*[Sheet1.B69]-[Sheet1.$T$3]*[Sheet1.A69]" table:style-name="ce45">
            <text:p>-50,000</text:p>
          </table:table-cell>
          <table:table-cell office:value-type="float" office:value="100" table:formula="of:=[Sheet1.$S$3]*(1-[Sheet1.F69])" table:style-name="ce10">
            <text:p>100.00</text:p>
          </table:table-cell>
          <table:table-cell office:value-type="float" office:value="0" table:formula="of:=[Sheet1.$S$3]*[Sheet1.F69]" table:style-name="ce10">
            <text:p>0.00</text:p>
          </table:table-cell>
          <table:table-cell office:value-type="float" office:value="0" table:formula="of:=[Sheet1.H69]*[Sheet1.$F$2]" table:style-name="ce10">
            <text:p>0.00</text:p>
          </table:table-cell>
          <table:table-cell office:value-type="float" office:value="-50000" table:formula="of:=[Sheet1.$T$3]*([Sheet1.I69]-1)*[Sheet1.E69]-[Sheet1.$T$3]*[Sheet1.D69]" table:style-name="ce11">
            <text:p>-50,000</text:p>
          </table:table-cell>
          <table:table-cell office:value-type="float" office:value="0" table:formula="of:=COUNTIF([Sheet1.$P$3:.$P$106001];&quot;&gt;&quot;&amp;[Sheet1.I69])/[Sheet1.$P$2]" table:style-name="ce47">
            <text:p>0.00</text:p>
          </table:table-cell>
          <table:table-cell office:value-type="float" office:value="7.6999999999999904" table:style-name="ce4">
            <text:p>7.7</text:p>
          </table:table-cell>
          <table:table-cell office:value-type="percentage" office:value="-1" table:formula="of:=[Sheet1.C69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69]/([Sheet1.$T$3]*[Sheet1.$S$3])" table:style-name="ce48">
            <text:p>-100.0%</text:p>
          </table:table-cell>
          <table:table-cell office:value-type="float" office:value="0" table:formula="of:=IF([Sheet1.J69]&gt;0;IF([Sheet1.M69]&gt;0;&quot;good&quot;;0);0)" table:style-name="ce44">
            <text:p>0</text:p>
          </table:table-cell>
          <table:table-cell office:value-type="float" office:value="50000" table:formula="of:=[Sheet1.A69]*[Sheet1.$T$3]" table:style-name="ce14">
            <text:p>50,000</text:p>
          </table:table-cell>
          <table:table-cell table:style-name="ce1"/>
          <table:table-cell office:value-type="float" office:value="0" table:formula="of:=AVERAGE([Sheet1.P55:.P69])" table:style-name="ce15">
            <text:p>#DIV/0!</text:p>
          </table:table-cell>
          <table:table-cell table:style-name="ce1"/>
          <table:table-cell table:style-name="ce2"/>
          <table:table-cell table:number-columns-repeated="16365"/>
        </table:table-row>
        <table:table-row table:style-name="ro1">
          <table:table-cell office:value-type="float" office:value="100" table:formula="of:=[Sheet1.$S$3]*(1-[Sheet1.H70])" table:style-name="ce10">
            <text:p>100.00</text:p>
          </table:table-cell>
          <table:table-cell office:value-type="float" office:value="0" table:formula="of:=[Sheet1.$S$3]*[Sheet1.H70]" table:style-name="ce10">
            <text:p>0.00</text:p>
          </table:table-cell>
          <table:table-cell office:value-type="float" office:value="-50000" table:formula="of:=[Sheet1.$T$3]*([Sheet1.I70]-1)*[Sheet1.B70]-[Sheet1.$T$3]*[Sheet1.A70]" table:style-name="ce45">
            <text:p>-50,000</text:p>
          </table:table-cell>
          <table:table-cell office:value-type="float" office:value="100" table:formula="of:=[Sheet1.$S$3]*(1-[Sheet1.F70])" table:style-name="ce10">
            <text:p>100.00</text:p>
          </table:table-cell>
          <table:table-cell office:value-type="float" office:value="0" table:formula="of:=[Sheet1.$S$3]*[Sheet1.F70]" table:style-name="ce10">
            <text:p>0.00</text:p>
          </table:table-cell>
          <table:table-cell office:value-type="float" office:value="0" table:formula="of:=[Sheet1.H70]*[Sheet1.$F$2]" table:style-name="ce10">
            <text:p>0.00</text:p>
          </table:table-cell>
          <table:table-cell office:value-type="float" office:value="-50000" table:formula="of:=[Sheet1.$T$3]*([Sheet1.I70]-1)*[Sheet1.E70]-[Sheet1.$T$3]*[Sheet1.D70]" table:style-name="ce11">
            <text:p>-50,000</text:p>
          </table:table-cell>
          <table:table-cell office:value-type="float" office:value="0" table:formula="of:=COUNTIF([Sheet1.$P$3:.$P$106001];&quot;&gt;&quot;&amp;[Sheet1.I70])/[Sheet1.$P$2]" table:style-name="ce47">
            <text:p>0.00</text:p>
          </table:table-cell>
          <table:table-cell office:value-type="float" office:value="7.7999999999999901" table:style-name="ce4">
            <text:p>7.8</text:p>
          </table:table-cell>
          <table:table-cell office:value-type="percentage" office:value="-1" table:formula="of:=[Sheet1.C70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70]/([Sheet1.$T$3]*[Sheet1.$S$3])" table:style-name="ce48">
            <text:p>-100.0%</text:p>
          </table:table-cell>
          <table:table-cell office:value-type="float" office:value="0" table:formula="of:=IF([Sheet1.J70]&gt;0;IF([Sheet1.M70]&gt;0;&quot;good&quot;;0);0)" table:style-name="ce44">
            <text:p>0</text:p>
          </table:table-cell>
          <table:table-cell office:value-type="float" office:value="50000" table:formula="of:=[Sheet1.A70]*[Sheet1.$T$3]" table:style-name="ce14">
            <text:p>50,000</text:p>
          </table:table-cell>
          <table:table-cell table:style-name="ce1"/>
          <table:table-cell office:value-type="float" office:value="0" table:formula="of:=AVERAGE([Sheet1.P56:.P70])" table:style-name="ce15">
            <text:p>#DIV/0!</text:p>
          </table:table-cell>
          <table:table-cell table:style-name="ce1"/>
          <table:table-cell table:style-name="ce2"/>
          <table:table-cell table:number-columns-repeated="16365"/>
        </table:table-row>
        <table:table-row table:style-name="ro1">
          <table:table-cell office:value-type="float" office:value="100" table:formula="of:=[Sheet1.$S$3]*(1-[Sheet1.H71])" table:style-name="ce10">
            <text:p>100.00</text:p>
          </table:table-cell>
          <table:table-cell office:value-type="float" office:value="0" table:formula="of:=[Sheet1.$S$3]*[Sheet1.H71]" table:style-name="ce10">
            <text:p>0.00</text:p>
          </table:table-cell>
          <table:table-cell office:value-type="float" office:value="-50000" table:formula="of:=[Sheet1.$T$3]*([Sheet1.I71]-1)*[Sheet1.B71]-[Sheet1.$T$3]*[Sheet1.A71]" table:style-name="ce45">
            <text:p>-50,000</text:p>
          </table:table-cell>
          <table:table-cell office:value-type="float" office:value="100" table:formula="of:=[Sheet1.$S$3]*(1-[Sheet1.F71])" table:style-name="ce10">
            <text:p>100.00</text:p>
          </table:table-cell>
          <table:table-cell office:value-type="float" office:value="0" table:formula="of:=[Sheet1.$S$3]*[Sheet1.F71]" table:style-name="ce10">
            <text:p>0.00</text:p>
          </table:table-cell>
          <table:table-cell office:value-type="float" office:value="0" table:formula="of:=[Sheet1.H71]*[Sheet1.$F$2]" table:style-name="ce10">
            <text:p>0.00</text:p>
          </table:table-cell>
          <table:table-cell office:value-type="float" office:value="-50000" table:formula="of:=[Sheet1.$T$3]*([Sheet1.I71]-1)*[Sheet1.E71]-[Sheet1.$T$3]*[Sheet1.D71]" table:style-name="ce11">
            <text:p>-50,000</text:p>
          </table:table-cell>
          <table:table-cell office:value-type="float" office:value="0" table:formula="of:=COUNTIF([Sheet1.$P$3:.$P$106001];&quot;&gt;&quot;&amp;[Sheet1.I71])/[Sheet1.$P$2]" table:style-name="ce47">
            <text:p>0.00</text:p>
          </table:table-cell>
          <table:table-cell office:value-type="float" office:value="7.8999999999999897" table:style-name="ce4">
            <text:p>7.9</text:p>
          </table:table-cell>
          <table:table-cell office:value-type="percentage" office:value="-1" table:formula="of:=[Sheet1.C71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71]/([Sheet1.$T$3]*[Sheet1.$S$3])" table:style-name="ce48">
            <text:p>-100.0%</text:p>
          </table:table-cell>
          <table:table-cell office:value-type="float" office:value="0" table:formula="of:=IF([Sheet1.J71]&gt;0;IF([Sheet1.M71]&gt;0;&quot;good&quot;;0);0)" table:style-name="ce44">
            <text:p>0</text:p>
          </table:table-cell>
          <table:table-cell office:value-type="float" office:value="50000" table:formula="of:=[Sheet1.A71]*[Sheet1.$T$3]" table:style-name="ce14">
            <text:p>50,000</text:p>
          </table:table-cell>
          <table:table-cell table:style-name="ce1"/>
          <table:table-cell office:value-type="float" office:value="0" table:formula="of:=AVERAGE([Sheet1.P57:.P71])" table:style-name="ce15">
            <text:p>#DIV/0!</text:p>
          </table:table-cell>
          <table:table-cell table:style-name="ce1"/>
          <table:table-cell table:style-name="ce2"/>
          <table:table-cell table:number-columns-repeated="16365"/>
        </table:table-row>
        <table:table-row table:style-name="ro1">
          <table:table-cell office:value-type="float" office:value="100" table:formula="of:=[Sheet1.$S$3]*(1-[Sheet1.H72])" table:style-name="ce10">
            <text:p>100.00</text:p>
          </table:table-cell>
          <table:table-cell office:value-type="float" office:value="0" table:formula="of:=[Sheet1.$S$3]*[Sheet1.H72]" table:style-name="ce10">
            <text:p>0.00</text:p>
          </table:table-cell>
          <table:table-cell office:value-type="float" office:value="-50000" table:formula="of:=[Sheet1.$T$3]*([Sheet1.I72]-1)*[Sheet1.B72]-[Sheet1.$T$3]*[Sheet1.A72]" table:style-name="ce45">
            <text:p>-50,000</text:p>
          </table:table-cell>
          <table:table-cell office:value-type="float" office:value="100" table:formula="of:=[Sheet1.$S$3]*(1-[Sheet1.F72])" table:style-name="ce10">
            <text:p>100.00</text:p>
          </table:table-cell>
          <table:table-cell office:value-type="float" office:value="0" table:formula="of:=[Sheet1.$S$3]*[Sheet1.F72]" table:style-name="ce10">
            <text:p>0.00</text:p>
          </table:table-cell>
          <table:table-cell office:value-type="float" office:value="0" table:formula="of:=[Sheet1.H72]*[Sheet1.$F$2]" table:style-name="ce10">
            <text:p>0.00</text:p>
          </table:table-cell>
          <table:table-cell office:value-type="float" office:value="-50000" table:formula="of:=[Sheet1.$T$3]*([Sheet1.I72]-1)*[Sheet1.E72]-[Sheet1.$T$3]*[Sheet1.D72]" table:style-name="ce11">
            <text:p>-50,000</text:p>
          </table:table-cell>
          <table:table-cell office:value-type="float" office:value="0" table:formula="of:=COUNTIF([Sheet1.$P$3:.$P$106001];&quot;&gt;&quot;&amp;[Sheet1.I72])/[Sheet1.$P$2]" table:style-name="ce47">
            <text:p>0.00</text:p>
          </table:table-cell>
          <table:table-cell office:value-type="float" office:value="8" table:style-name="ce4">
            <text:p>8</text:p>
          </table:table-cell>
          <table:table-cell office:value-type="percentage" office:value="-1" table:formula="of:=[Sheet1.C72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72]/([Sheet1.$T$3]*[Sheet1.$S$3])" table:style-name="ce48">
            <text:p>-100.0%</text:p>
          </table:table-cell>
          <table:table-cell office:value-type="float" office:value="0" table:formula="of:=IF([Sheet1.J72]&gt;0;IF([Sheet1.M72]&gt;0;&quot;good&quot;;0);0)" table:style-name="ce44">
            <text:p>0</text:p>
          </table:table-cell>
          <table:table-cell office:value-type="float" office:value="50000" table:formula="of:=[Sheet1.A72]*[Sheet1.$T$3]" table:style-name="ce14">
            <text:p>50,000</text:p>
          </table:table-cell>
          <table:table-cell table:style-name="ce1"/>
          <table:table-cell office:value-type="float" office:value="0" table:formula="of:=AVERAGE([Sheet1.P58:.P72])" table:style-name="ce15">
            <text:p>#DIV/0!</text:p>
          </table:table-cell>
          <table:table-cell table:style-name="ce1"/>
          <table:table-cell table:style-name="ce2"/>
          <table:table-cell table:number-columns-repeated="16365"/>
        </table:table-row>
        <table:table-row table:style-name="ro1">
          <table:table-cell office:value-type="float" office:value="100" table:formula="of:=[Sheet1.$S$3]*(1-[Sheet1.H73])" table:style-name="ce10">
            <text:p>100.00</text:p>
          </table:table-cell>
          <table:table-cell office:value-type="float" office:value="0" table:formula="of:=[Sheet1.$S$3]*[Sheet1.H73]" table:style-name="ce10">
            <text:p>0.00</text:p>
          </table:table-cell>
          <table:table-cell office:value-type="float" office:value="-50000" table:formula="of:=[Sheet1.$T$3]*([Sheet1.I73]-1)*[Sheet1.B73]-[Sheet1.$T$3]*[Sheet1.A73]" table:style-name="ce45">
            <text:p>-50,000</text:p>
          </table:table-cell>
          <table:table-cell office:value-type="float" office:value="100" table:formula="of:=[Sheet1.$S$3]*(1-[Sheet1.F73])" table:style-name="ce10">
            <text:p>100.00</text:p>
          </table:table-cell>
          <table:table-cell office:value-type="float" office:value="0" table:formula="of:=[Sheet1.$S$3]*[Sheet1.F73]" table:style-name="ce10">
            <text:p>0.00</text:p>
          </table:table-cell>
          <table:table-cell office:value-type="float" office:value="0" table:formula="of:=[Sheet1.H73]*[Sheet1.$F$2]" table:style-name="ce10">
            <text:p>0.00</text:p>
          </table:table-cell>
          <table:table-cell office:value-type="float" office:value="-50000" table:formula="of:=[Sheet1.$T$3]*([Sheet1.I73]-1)*[Sheet1.E73]-[Sheet1.$T$3]*[Sheet1.D73]" table:style-name="ce11">
            <text:p>-50,000</text:p>
          </table:table-cell>
          <table:table-cell office:value-type="float" office:value="0" table:formula="of:=COUNTIF([Sheet1.$P$3:.$P$106001];&quot;&gt;&quot;&amp;[Sheet1.I73])/[Sheet1.$P$2]" table:style-name="ce47">
            <text:p>0.00</text:p>
          </table:table-cell>
          <table:table-cell office:value-type="float" office:value="8.0999999999999908" table:style-name="ce4">
            <text:p>8.1</text:p>
          </table:table-cell>
          <table:table-cell office:value-type="percentage" office:value="-1" table:formula="of:=[Sheet1.C73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73]/([Sheet1.$T$3]*[Sheet1.$S$3])" table:style-name="ce48">
            <text:p>-100.0%</text:p>
          </table:table-cell>
          <table:table-cell office:value-type="float" office:value="0" table:formula="of:=IF([Sheet1.J73]&gt;0;IF([Sheet1.M73]&gt;0;&quot;good&quot;;0);0)" table:style-name="ce44">
            <text:p>0</text:p>
          </table:table-cell>
          <table:table-cell office:value-type="float" office:value="50000" table:formula="of:=[Sheet1.A73]*[Sheet1.$T$3]" table:style-name="ce14">
            <text:p>50,000</text:p>
          </table:table-cell>
          <table:table-cell table:style-name="ce1"/>
          <table:table-cell office:value-type="float" office:value="0" table:formula="of:=AVERAGE([Sheet1.P59:.P73])" table:style-name="ce15">
            <text:p>#DIV/0!</text:p>
          </table:table-cell>
          <table:table-cell table:style-name="ce1"/>
          <table:table-cell table:style-name="ce2"/>
          <table:table-cell table:number-columns-repeated="16365"/>
        </table:table-row>
        <table:table-row table:style-name="ro1">
          <table:table-cell office:value-type="float" office:value="100" table:formula="of:=[Sheet1.$S$3]*(1-[Sheet1.H74])" table:style-name="ce10">
            <text:p>100.00</text:p>
          </table:table-cell>
          <table:table-cell office:value-type="float" office:value="0" table:formula="of:=[Sheet1.$S$3]*[Sheet1.H74]" table:style-name="ce10">
            <text:p>0.00</text:p>
          </table:table-cell>
          <table:table-cell office:value-type="float" office:value="-50000" table:formula="of:=[Sheet1.$T$3]*([Sheet1.I74]-1)*[Sheet1.B74]-[Sheet1.$T$3]*[Sheet1.A74]" table:style-name="ce45">
            <text:p>-50,000</text:p>
          </table:table-cell>
          <table:table-cell office:value-type="float" office:value="100" table:formula="of:=[Sheet1.$S$3]*(1-[Sheet1.F74])" table:style-name="ce10">
            <text:p>100.00</text:p>
          </table:table-cell>
          <table:table-cell office:value-type="float" office:value="0" table:formula="of:=[Sheet1.$S$3]*[Sheet1.F74]" table:style-name="ce10">
            <text:p>0.00</text:p>
          </table:table-cell>
          <table:table-cell office:value-type="float" office:value="0" table:formula="of:=[Sheet1.H74]*[Sheet1.$F$2]" table:style-name="ce10">
            <text:p>0.00</text:p>
          </table:table-cell>
          <table:table-cell office:value-type="float" office:value="-50000" table:formula="of:=[Sheet1.$T$3]*([Sheet1.I74]-1)*[Sheet1.E74]-[Sheet1.$T$3]*[Sheet1.D74]" table:style-name="ce11">
            <text:p>-50,000</text:p>
          </table:table-cell>
          <table:table-cell office:value-type="float" office:value="0" table:formula="of:=COUNTIF([Sheet1.$P$3:.$P$106001];&quot;&gt;&quot;&amp;[Sheet1.I74])/[Sheet1.$P$2]" table:style-name="ce47">
            <text:p>0.00</text:p>
          </table:table-cell>
          <table:table-cell office:value-type="float" office:value="8.1999999999999904" table:style-name="ce4">
            <text:p>8.2</text:p>
          </table:table-cell>
          <table:table-cell office:value-type="percentage" office:value="-1" table:formula="of:=[Sheet1.C74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74]/([Sheet1.$T$3]*[Sheet1.$S$3])" table:style-name="ce48">
            <text:p>-100.0%</text:p>
          </table:table-cell>
          <table:table-cell office:value-type="float" office:value="0" table:formula="of:=IF([Sheet1.J74]&gt;0;IF([Sheet1.M74]&gt;0;&quot;good&quot;;0);0)" table:style-name="ce44">
            <text:p>0</text:p>
          </table:table-cell>
          <table:table-cell office:value-type="float" office:value="50000" table:formula="of:=[Sheet1.A74]*[Sheet1.$T$3]" table:style-name="ce14">
            <text:p>50,000</text:p>
          </table:table-cell>
          <table:table-cell table:style-name="ce1"/>
          <table:table-cell office:value-type="float" office:value="0" table:formula="of:=AVERAGE([Sheet1.P60:.P74])" table:style-name="ce15">
            <text:p>#DIV/0!</text:p>
          </table:table-cell>
          <table:table-cell table:style-name="ce1"/>
          <table:table-cell table:style-name="ce2"/>
          <table:table-cell table:number-columns-repeated="16365"/>
        </table:table-row>
        <table:table-row table:style-name="ro1">
          <table:table-cell office:value-type="float" office:value="100" table:formula="of:=[Sheet1.$S$3]*(1-[Sheet1.H75])" table:style-name="ce10">
            <text:p>100.00</text:p>
          </table:table-cell>
          <table:table-cell office:value-type="float" office:value="0" table:formula="of:=[Sheet1.$S$3]*[Sheet1.H75]" table:style-name="ce10">
            <text:p>0.00</text:p>
          </table:table-cell>
          <table:table-cell office:value-type="float" office:value="-50000" table:formula="of:=[Sheet1.$T$3]*([Sheet1.I75]-1)*[Sheet1.B75]-[Sheet1.$T$3]*[Sheet1.A75]" table:style-name="ce45">
            <text:p>-50,000</text:p>
          </table:table-cell>
          <table:table-cell office:value-type="float" office:value="100" table:formula="of:=[Sheet1.$S$3]*(1-[Sheet1.F75])" table:style-name="ce10">
            <text:p>100.00</text:p>
          </table:table-cell>
          <table:table-cell office:value-type="float" office:value="0" table:formula="of:=[Sheet1.$S$3]*[Sheet1.F75]" table:style-name="ce10">
            <text:p>0.00</text:p>
          </table:table-cell>
          <table:table-cell office:value-type="float" office:value="0" table:formula="of:=[Sheet1.H75]*[Sheet1.$F$2]" table:style-name="ce10">
            <text:p>0.00</text:p>
          </table:table-cell>
          <table:table-cell office:value-type="float" office:value="-50000" table:formula="of:=[Sheet1.$T$3]*([Sheet1.I75]-1)*[Sheet1.E75]-[Sheet1.$T$3]*[Sheet1.D75]" table:style-name="ce11">
            <text:p>-50,000</text:p>
          </table:table-cell>
          <table:table-cell office:value-type="float" office:value="0" table:formula="of:=COUNTIF([Sheet1.$P$3:.$P$106001];&quot;&gt;&quot;&amp;[Sheet1.I75])/[Sheet1.$P$2]" table:style-name="ce47">
            <text:p>0.00</text:p>
          </table:table-cell>
          <table:table-cell office:value-type="float" office:value="8.2999999999999901" table:style-name="ce4">
            <text:p>8.3</text:p>
          </table:table-cell>
          <table:table-cell office:value-type="percentage" office:value="-1" table:formula="of:=[Sheet1.C75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75]/([Sheet1.$T$3]*[Sheet1.$S$3])" table:style-name="ce48">
            <text:p>-100.0%</text:p>
          </table:table-cell>
          <table:table-cell office:value-type="float" office:value="0" table:formula="of:=IF([Sheet1.J75]&gt;0;IF([Sheet1.M75]&gt;0;&quot;good&quot;;0);0)" table:style-name="ce44">
            <text:p>0</text:p>
          </table:table-cell>
          <table:table-cell office:value-type="float" office:value="50000" table:formula="of:=[Sheet1.A75]*[Sheet1.$T$3]" table:style-name="ce14">
            <text:p>50,000</text:p>
          </table:table-cell>
          <table:table-cell table:style-name="ce1"/>
          <table:table-cell office:value-type="float" office:value="0" table:formula="of:=AVERAGE([Sheet1.P61:.P75])" table:style-name="ce15">
            <text:p>#DIV/0!</text:p>
          </table:table-cell>
          <table:table-cell table:style-name="ce1"/>
          <table:table-cell table:style-name="ce2"/>
          <table:table-cell table:number-columns-repeated="16365"/>
        </table:table-row>
        <table:table-row table:style-name="ro1">
          <table:table-cell office:value-type="float" office:value="100" table:formula="of:=[Sheet1.$S$3]*(1-[Sheet1.H76])" table:style-name="ce10">
            <text:p>100.00</text:p>
          </table:table-cell>
          <table:table-cell office:value-type="float" office:value="0" table:formula="of:=[Sheet1.$S$3]*[Sheet1.H76]" table:style-name="ce10">
            <text:p>0.00</text:p>
          </table:table-cell>
          <table:table-cell office:value-type="float" office:value="-50000" table:formula="of:=[Sheet1.$T$3]*([Sheet1.I76]-1)*[Sheet1.B76]-[Sheet1.$T$3]*[Sheet1.A76]" table:style-name="ce45">
            <text:p>-50,000</text:p>
          </table:table-cell>
          <table:table-cell office:value-type="float" office:value="100" table:formula="of:=[Sheet1.$S$3]*(1-[Sheet1.F76])" table:style-name="ce10">
            <text:p>100.00</text:p>
          </table:table-cell>
          <table:table-cell office:value-type="float" office:value="0" table:formula="of:=[Sheet1.$S$3]*[Sheet1.F76]" table:style-name="ce10">
            <text:p>0.00</text:p>
          </table:table-cell>
          <table:table-cell office:value-type="float" office:value="0" table:formula="of:=[Sheet1.H76]*[Sheet1.$F$2]" table:style-name="ce10">
            <text:p>0.00</text:p>
          </table:table-cell>
          <table:table-cell office:value-type="float" office:value="-50000" table:formula="of:=[Sheet1.$T$3]*([Sheet1.I76]-1)*[Sheet1.E76]-[Sheet1.$T$3]*[Sheet1.D76]" table:style-name="ce11">
            <text:p>-50,000</text:p>
          </table:table-cell>
          <table:table-cell office:value-type="float" office:value="0" table:formula="of:=COUNTIF([Sheet1.$P$3:.$P$106001];&quot;&gt;&quot;&amp;[Sheet1.I76])/[Sheet1.$P$2]" table:style-name="ce47">
            <text:p>0.00</text:p>
          </table:table-cell>
          <table:table-cell office:value-type="float" office:value="8.3999999999999897" table:style-name="ce4">
            <text:p>8.4</text:p>
          </table:table-cell>
          <table:table-cell office:value-type="percentage" office:value="-1" table:formula="of:=[Sheet1.C76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76]/([Sheet1.$T$3]*[Sheet1.$S$3])" table:style-name="ce48">
            <text:p>-100.0%</text:p>
          </table:table-cell>
          <table:table-cell office:value-type="float" office:value="0" table:formula="of:=IF([Sheet1.J76]&gt;0;IF([Sheet1.M76]&gt;0;&quot;good&quot;;0);0)" table:style-name="ce44">
            <text:p>0</text:p>
          </table:table-cell>
          <table:table-cell office:value-type="float" office:value="50000" table:formula="of:=[Sheet1.A76]*[Sheet1.$T$3]" table:style-name="ce14">
            <text:p>50,000</text:p>
          </table:table-cell>
          <table:table-cell table:style-name="ce1"/>
          <table:table-cell office:value-type="float" office:value="0" table:formula="of:=AVERAGE([Sheet1.P62:.P76])" table:style-name="ce15">
            <text:p>#DIV/0!</text:p>
          </table:table-cell>
          <table:table-cell table:style-name="ce1"/>
          <table:table-cell table:style-name="ce2"/>
          <table:table-cell table:number-columns-repeated="16365"/>
        </table:table-row>
        <table:table-row table:style-name="ro1">
          <table:table-cell office:value-type="float" office:value="100" table:formula="of:=[Sheet1.$S$3]*(1-[Sheet1.H77])" table:style-name="ce10">
            <text:p>100.00</text:p>
          </table:table-cell>
          <table:table-cell office:value-type="float" office:value="0" table:formula="of:=[Sheet1.$S$3]*[Sheet1.H77]" table:style-name="ce10">
            <text:p>0.00</text:p>
          </table:table-cell>
          <table:table-cell office:value-type="float" office:value="-50000" table:formula="of:=[Sheet1.$T$3]*([Sheet1.I77]-1)*[Sheet1.B77]-[Sheet1.$T$3]*[Sheet1.A77]" table:style-name="ce45">
            <text:p>-50,000</text:p>
          </table:table-cell>
          <table:table-cell office:value-type="float" office:value="100" table:formula="of:=[Sheet1.$S$3]*(1-[Sheet1.F77])" table:style-name="ce10">
            <text:p>100.00</text:p>
          </table:table-cell>
          <table:table-cell office:value-type="float" office:value="0" table:formula="of:=[Sheet1.$S$3]*[Sheet1.F77]" table:style-name="ce10">
            <text:p>0.00</text:p>
          </table:table-cell>
          <table:table-cell office:value-type="float" office:value="0" table:formula="of:=[Sheet1.H77]*[Sheet1.$F$2]" table:style-name="ce10">
            <text:p>0.00</text:p>
          </table:table-cell>
          <table:table-cell office:value-type="float" office:value="-50000" table:formula="of:=[Sheet1.$T$3]*([Sheet1.I77]-1)*[Sheet1.E77]-[Sheet1.$T$3]*[Sheet1.D77]" table:style-name="ce11">
            <text:p>-50,000</text:p>
          </table:table-cell>
          <table:table-cell office:value-type="float" office:value="0" table:formula="of:=COUNTIF([Sheet1.$P$3:.$P$106001];&quot;&gt;&quot;&amp;[Sheet1.I77])/[Sheet1.$P$2]" table:style-name="ce47">
            <text:p>0.00</text:p>
          </table:table-cell>
          <table:table-cell office:value-type="float" office:value="8.4999999999999893" table:style-name="ce4">
            <text:p>8.5</text:p>
          </table:table-cell>
          <table:table-cell office:value-type="percentage" office:value="-1" table:formula="of:=[Sheet1.C77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77]/([Sheet1.$T$3]*[Sheet1.$S$3])" table:style-name="ce48">
            <text:p>-100.0%</text:p>
          </table:table-cell>
          <table:table-cell office:value-type="float" office:value="0" table:formula="of:=IF([Sheet1.J77]&gt;0;IF([Sheet1.M77]&gt;0;&quot;good&quot;;0);0)" table:style-name="ce44">
            <text:p>0</text:p>
          </table:table-cell>
          <table:table-cell office:value-type="float" office:value="50000" table:formula="of:=[Sheet1.A77]*[Sheet1.$T$3]" table:style-name="ce14">
            <text:p>50,000</text:p>
          </table:table-cell>
          <table:table-cell table:style-name="ce1"/>
          <table:table-cell office:value-type="float" office:value="0" table:formula="of:=AVERAGE([Sheet1.P63:.P77])" table:style-name="ce15">
            <text:p>#DIV/0!</text:p>
          </table:table-cell>
          <table:table-cell table:number-columns-repeated="16367" table:style-name="ce1"/>
        </table:table-row>
        <table:table-row table:style-name="ro1">
          <table:table-cell office:value-type="float" office:value="100" table:formula="of:=[Sheet1.$S$3]*(1-[Sheet1.H78])" table:style-name="ce10">
            <text:p>100.00</text:p>
          </table:table-cell>
          <table:table-cell office:value-type="float" office:value="0" table:formula="of:=[Sheet1.$S$3]*[Sheet1.H78]" table:style-name="ce10">
            <text:p>0.00</text:p>
          </table:table-cell>
          <table:table-cell office:value-type="float" office:value="-50000" table:formula="of:=[Sheet1.$T$3]*([Sheet1.I78]-1)*[Sheet1.B78]-[Sheet1.$T$3]*[Sheet1.A78]" table:style-name="ce45">
            <text:p>-50,000</text:p>
          </table:table-cell>
          <table:table-cell office:value-type="float" office:value="100" table:formula="of:=[Sheet1.$S$3]*(1-[Sheet1.F78])" table:style-name="ce10">
            <text:p>100.00</text:p>
          </table:table-cell>
          <table:table-cell office:value-type="float" office:value="0" table:formula="of:=[Sheet1.$S$3]*[Sheet1.F78]" table:style-name="ce10">
            <text:p>0.00</text:p>
          </table:table-cell>
          <table:table-cell office:value-type="float" office:value="0" table:formula="of:=[Sheet1.H78]*[Sheet1.$F$2]" table:style-name="ce10">
            <text:p>0.00</text:p>
          </table:table-cell>
          <table:table-cell office:value-type="float" office:value="-50000" table:formula="of:=[Sheet1.$T$3]*([Sheet1.I78]-1)*[Sheet1.E78]-[Sheet1.$T$3]*[Sheet1.D78]" table:style-name="ce11">
            <text:p>-50,000</text:p>
          </table:table-cell>
          <table:table-cell office:value-type="float" office:value="0" table:formula="of:=COUNTIF([Sheet1.$P$3:.$P$106001];&quot;&gt;&quot;&amp;[Sheet1.I78])/[Sheet1.$P$2]" table:style-name="ce47">
            <text:p>0.00</text:p>
          </table:table-cell>
          <table:table-cell office:value-type="float" office:value="8.5999999999999908" table:style-name="ce4">
            <text:p>8.6</text:p>
          </table:table-cell>
          <table:table-cell office:value-type="percentage" office:value="-1" table:formula="of:=[Sheet1.C78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78]/([Sheet1.$T$3]*[Sheet1.$S$3])" table:style-name="ce48">
            <text:p>-100.0%</text:p>
          </table:table-cell>
          <table:table-cell office:value-type="float" office:value="0" table:formula="of:=IF([Sheet1.J78]&gt;0;IF([Sheet1.M78]&gt;0;&quot;good&quot;;0);0)" table:style-name="ce44">
            <text:p>0</text:p>
          </table:table-cell>
          <table:table-cell office:value-type="float" office:value="50000" table:formula="of:=[Sheet1.A78]*[Sheet1.$T$3]" table:style-name="ce14">
            <text:p>50,000</text:p>
          </table:table-cell>
          <table:table-cell table:style-name="ce1"/>
          <table:table-cell office:value-type="float" office:value="0" table:formula="of:=AVERAGE([Sheet1.P64:.P78])" table:style-name="ce15">
            <text:p>#DIV/0!</text:p>
          </table:table-cell>
          <table:table-cell table:number-columns-repeated="16367" table:style-name="ce1"/>
        </table:table-row>
        <table:table-row table:style-name="ro1">
          <table:table-cell office:value-type="float" office:value="100" table:formula="of:=[Sheet1.$S$3]*(1-[Sheet1.H79])" table:style-name="ce10">
            <text:p>100.00</text:p>
          </table:table-cell>
          <table:table-cell office:value-type="float" office:value="0" table:formula="of:=[Sheet1.$S$3]*[Sheet1.H79]" table:style-name="ce10">
            <text:p>0.00</text:p>
          </table:table-cell>
          <table:table-cell office:value-type="float" office:value="-50000" table:formula="of:=[Sheet1.$T$3]*([Sheet1.I79]-1)*[Sheet1.B79]-[Sheet1.$T$3]*[Sheet1.A79]" table:style-name="ce45">
            <text:p>-50,000</text:p>
          </table:table-cell>
          <table:table-cell office:value-type="float" office:value="100" table:formula="of:=[Sheet1.$S$3]*(1-[Sheet1.F79])" table:style-name="ce10">
            <text:p>100.00</text:p>
          </table:table-cell>
          <table:table-cell office:value-type="float" office:value="0" table:formula="of:=[Sheet1.$S$3]*[Sheet1.F79]" table:style-name="ce10">
            <text:p>0.00</text:p>
          </table:table-cell>
          <table:table-cell office:value-type="float" office:value="0" table:formula="of:=[Sheet1.H79]*[Sheet1.$F$2]" table:style-name="ce10">
            <text:p>0.00</text:p>
          </table:table-cell>
          <table:table-cell office:value-type="float" office:value="-50000" table:formula="of:=[Sheet1.$T$3]*([Sheet1.I79]-1)*[Sheet1.E79]-[Sheet1.$T$3]*[Sheet1.D79]" table:style-name="ce11">
            <text:p>-50,000</text:p>
          </table:table-cell>
          <table:table-cell office:value-type="float" office:value="0" table:formula="of:=COUNTIF([Sheet1.$P$3:.$P$106001];&quot;&gt;&quot;&amp;[Sheet1.I79])/[Sheet1.$P$2]" table:style-name="ce47">
            <text:p>0.00</text:p>
          </table:table-cell>
          <table:table-cell office:value-type="float" office:value="8.6999999999999904" table:style-name="ce4">
            <text:p>8.7</text:p>
          </table:table-cell>
          <table:table-cell office:value-type="percentage" office:value="-1" table:formula="of:=[Sheet1.C79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79]/([Sheet1.$T$3]*[Sheet1.$S$3])" table:style-name="ce48">
            <text:p>-100.0%</text:p>
          </table:table-cell>
          <table:table-cell office:value-type="float" office:value="0" table:formula="of:=IF([Sheet1.J79]&gt;0;IF([Sheet1.M79]&gt;0;&quot;good&quot;;0);0)" table:style-name="ce44">
            <text:p>0</text:p>
          </table:table-cell>
          <table:table-cell office:value-type="float" office:value="50000" table:formula="of:=[Sheet1.A79]*[Sheet1.$T$3]" table:style-name="ce14">
            <text:p>50,000</text:p>
          </table:table-cell>
          <table:table-cell table:style-name="ce1"/>
          <table:table-cell office:value-type="float" office:value="0" table:formula="of:=AVERAGE([Sheet1.P65:.P79])" table:style-name="ce15">
            <text:p>#DIV/0!</text:p>
          </table:table-cell>
          <table:table-cell table:number-columns-repeated="16367" table:style-name="ce1"/>
        </table:table-row>
        <table:table-row table:style-name="ro1">
          <table:table-cell office:value-type="float" office:value="100" table:formula="of:=[Sheet1.$S$3]*(1-[Sheet1.H80])" table:style-name="ce10">
            <text:p>100.00</text:p>
          </table:table-cell>
          <table:table-cell office:value-type="float" office:value="0" table:formula="of:=[Sheet1.$S$3]*[Sheet1.H80]" table:style-name="ce10">
            <text:p>0.00</text:p>
          </table:table-cell>
          <table:table-cell office:value-type="float" office:value="-50000" table:formula="of:=[Sheet1.$T$3]*([Sheet1.I80]-1)*[Sheet1.B80]-[Sheet1.$T$3]*[Sheet1.A80]" table:style-name="ce45">
            <text:p>-50,000</text:p>
          </table:table-cell>
          <table:table-cell office:value-type="float" office:value="100" table:formula="of:=[Sheet1.$S$3]*(1-[Sheet1.F80])" table:style-name="ce10">
            <text:p>100.00</text:p>
          </table:table-cell>
          <table:table-cell office:value-type="float" office:value="0" table:formula="of:=[Sheet1.$S$3]*[Sheet1.F80]" table:style-name="ce10">
            <text:p>0.00</text:p>
          </table:table-cell>
          <table:table-cell office:value-type="float" office:value="0" table:formula="of:=[Sheet1.H80]*[Sheet1.$F$2]" table:style-name="ce10">
            <text:p>0.00</text:p>
          </table:table-cell>
          <table:table-cell office:value-type="float" office:value="-50000" table:formula="of:=[Sheet1.$T$3]*([Sheet1.I80]-1)*[Sheet1.E80]-[Sheet1.$T$3]*[Sheet1.D80]" table:style-name="ce11">
            <text:p>-50,000</text:p>
          </table:table-cell>
          <table:table-cell office:value-type="float" office:value="0" table:formula="of:=COUNTIF([Sheet1.$P$3:.$P$106001];&quot;&gt;&quot;&amp;[Sheet1.I80])/[Sheet1.$P$2]" table:style-name="ce47">
            <text:p>0.00</text:p>
          </table:table-cell>
          <table:table-cell office:value-type="float" office:value="8.7999999999999901" table:style-name="ce4">
            <text:p>8.8</text:p>
          </table:table-cell>
          <table:table-cell office:value-type="percentage" office:value="-1" table:formula="of:=[Sheet1.C80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80]/([Sheet1.$T$3]*[Sheet1.$S$3])" table:style-name="ce48">
            <text:p>-100.0%</text:p>
          </table:table-cell>
          <table:table-cell office:value-type="float" office:value="0" table:formula="of:=IF([Sheet1.J80]&gt;0;IF([Sheet1.M80]&gt;0;&quot;good&quot;;0);0)" table:style-name="ce44">
            <text:p>0</text:p>
          </table:table-cell>
          <table:table-cell office:value-type="float" office:value="50000" table:formula="of:=[Sheet1.A80]*[Sheet1.$T$3]" table:style-name="ce14">
            <text:p>50,000</text:p>
          </table:table-cell>
          <table:table-cell table:style-name="ce1"/>
          <table:table-cell office:value-type="float" office:value="0" table:formula="of:=AVERAGE([Sheet1.P66:.P80])" table:style-name="ce15">
            <text:p>#DIV/0!</text:p>
          </table:table-cell>
          <table:table-cell table:number-columns-repeated="16367" table:style-name="ce1"/>
        </table:table-row>
        <table:table-row table:style-name="ro1">
          <table:table-cell office:value-type="float" office:value="100" table:formula="of:=[Sheet1.$S$3]*(1-[Sheet1.H81])" table:style-name="ce10">
            <text:p>100.00</text:p>
          </table:table-cell>
          <table:table-cell office:value-type="float" office:value="0" table:formula="of:=[Sheet1.$S$3]*[Sheet1.H81]" table:style-name="ce10">
            <text:p>0.00</text:p>
          </table:table-cell>
          <table:table-cell office:value-type="float" office:value="-50000" table:formula="of:=[Sheet1.$T$3]*([Sheet1.I81]-1)*[Sheet1.B81]-[Sheet1.$T$3]*[Sheet1.A81]" table:style-name="ce45">
            <text:p>-50,000</text:p>
          </table:table-cell>
          <table:table-cell office:value-type="float" office:value="100" table:formula="of:=[Sheet1.$S$3]*(1-[Sheet1.F81])" table:style-name="ce10">
            <text:p>100.00</text:p>
          </table:table-cell>
          <table:table-cell office:value-type="float" office:value="0" table:formula="of:=[Sheet1.$S$3]*[Sheet1.F81]" table:style-name="ce10">
            <text:p>0.00</text:p>
          </table:table-cell>
          <table:table-cell office:value-type="float" office:value="0" table:formula="of:=[Sheet1.H81]*[Sheet1.$F$2]" table:style-name="ce10">
            <text:p>0.00</text:p>
          </table:table-cell>
          <table:table-cell office:value-type="float" office:value="-50000" table:formula="of:=[Sheet1.$T$3]*([Sheet1.I81]-1)*[Sheet1.E81]-[Sheet1.$T$3]*[Sheet1.D81]" table:style-name="ce11">
            <text:p>-50,000</text:p>
          </table:table-cell>
          <table:table-cell office:value-type="float" office:value="0" table:formula="of:=COUNTIF([Sheet1.$P$3:.$P$106001];&quot;&gt;&quot;&amp;[Sheet1.I81])/[Sheet1.$P$2]" table:style-name="ce47">
            <text:p>0.00</text:p>
          </table:table-cell>
          <table:table-cell office:value-type="float" office:value="8.8999999999999897" table:style-name="ce4">
            <text:p>8.9</text:p>
          </table:table-cell>
          <table:table-cell office:value-type="percentage" office:value="-1" table:formula="of:=[Sheet1.C81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81]/([Sheet1.$T$3]*[Sheet1.$S$3])" table:style-name="ce48">
            <text:p>-100.0%</text:p>
          </table:table-cell>
          <table:table-cell office:value-type="float" office:value="0" table:formula="of:=IF([Sheet1.J81]&gt;0;IF([Sheet1.M81]&gt;0;&quot;good&quot;;0);0)" table:style-name="ce44">
            <text:p>0</text:p>
          </table:table-cell>
          <table:table-cell office:value-type="float" office:value="50000" table:formula="of:=[Sheet1.A81]*[Sheet1.$T$3]" table:style-name="ce14">
            <text:p>50,000</text:p>
          </table:table-cell>
          <table:table-cell table:style-name="ce1"/>
          <table:table-cell office:value-type="float" office:value="0" table:formula="of:=AVERAGE([Sheet1.P67:.P81])" table:style-name="ce15">
            <text:p>#DIV/0!</text:p>
          </table:table-cell>
          <table:table-cell table:number-columns-repeated="16367" table:style-name="ce1"/>
        </table:table-row>
        <table:table-row table:style-name="ro1">
          <table:table-cell office:value-type="float" office:value="100" table:formula="of:=[Sheet1.$S$3]*(1-[Sheet1.H82])" table:style-name="ce10">
            <text:p>100.00</text:p>
          </table:table-cell>
          <table:table-cell office:value-type="float" office:value="0" table:formula="of:=[Sheet1.$S$3]*[Sheet1.H82]" table:style-name="ce10">
            <text:p>0.00</text:p>
          </table:table-cell>
          <table:table-cell office:value-type="float" office:value="-50000" table:formula="of:=[Sheet1.$T$3]*([Sheet1.I82]-1)*[Sheet1.B82]-[Sheet1.$T$3]*[Sheet1.A82]" table:style-name="ce45">
            <text:p>-50,000</text:p>
          </table:table-cell>
          <table:table-cell office:value-type="float" office:value="100" table:formula="of:=[Sheet1.$S$3]*(1-[Sheet1.F82])" table:style-name="ce10">
            <text:p>100.00</text:p>
          </table:table-cell>
          <table:table-cell office:value-type="float" office:value="0" table:formula="of:=[Sheet1.$S$3]*[Sheet1.F82]" table:style-name="ce10">
            <text:p>0.00</text:p>
          </table:table-cell>
          <table:table-cell office:value-type="float" office:value="0" table:formula="of:=[Sheet1.H82]*[Sheet1.$F$2]" table:style-name="ce10">
            <text:p>0.00</text:p>
          </table:table-cell>
          <table:table-cell office:value-type="float" office:value="-50000" table:formula="of:=[Sheet1.$T$3]*([Sheet1.I82]-1)*[Sheet1.E82]-[Sheet1.$T$3]*[Sheet1.D82]" table:style-name="ce11">
            <text:p>-50,000</text:p>
          </table:table-cell>
          <table:table-cell office:value-type="float" office:value="0" table:formula="of:=COUNTIF([Sheet1.$P$3:.$P$106001];&quot;&gt;&quot;&amp;[Sheet1.I82])/[Sheet1.$P$2]" table:style-name="ce47">
            <text:p>0.00</text:p>
          </table:table-cell>
          <table:table-cell office:value-type="float" office:value="9" table:style-name="ce4">
            <text:p>9</text:p>
          </table:table-cell>
          <table:table-cell office:value-type="percentage" office:value="-1" table:formula="of:=[Sheet1.C82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82]/([Sheet1.$T$3]*[Sheet1.$S$3])" table:style-name="ce48">
            <text:p>-100.0%</text:p>
          </table:table-cell>
          <table:table-cell office:value-type="float" office:value="0" table:formula="of:=IF([Sheet1.J82]&gt;0;IF([Sheet1.M82]&gt;0;&quot;good&quot;;0);0)" table:style-name="ce44">
            <text:p>0</text:p>
          </table:table-cell>
          <table:table-cell office:value-type="float" office:value="50000" table:formula="of:=[Sheet1.A82]*[Sheet1.$T$3]" table:style-name="ce14">
            <text:p>50,000</text:p>
          </table:table-cell>
          <table:table-cell table:style-name="ce1"/>
          <table:table-cell office:value-type="float" office:value="0" table:formula="of:=AVERAGE([Sheet1.P68:.P82])" table:style-name="ce15">
            <text:p>#DIV/0!</text:p>
          </table:table-cell>
          <table:table-cell table:number-columns-repeated="16367" table:style-name="ce1"/>
        </table:table-row>
        <table:table-row table:style-name="ro1">
          <table:table-cell office:value-type="float" office:value="100" table:formula="of:=[Sheet1.$S$3]*(1-[Sheet1.H83])" table:style-name="ce10">
            <text:p>100.00</text:p>
          </table:table-cell>
          <table:table-cell office:value-type="float" office:value="0" table:formula="of:=[Sheet1.$S$3]*[Sheet1.H83]" table:style-name="ce10">
            <text:p>0.00</text:p>
          </table:table-cell>
          <table:table-cell office:value-type="float" office:value="-50000" table:formula="of:=[Sheet1.$T$3]*([Sheet1.I83]-1)*[Sheet1.B83]-[Sheet1.$T$3]*[Sheet1.A83]" table:style-name="ce45">
            <text:p>-50,000</text:p>
          </table:table-cell>
          <table:table-cell office:value-type="float" office:value="100" table:formula="of:=[Sheet1.$S$3]*(1-[Sheet1.F83])" table:style-name="ce10">
            <text:p>100.00</text:p>
          </table:table-cell>
          <table:table-cell office:value-type="float" office:value="0" table:formula="of:=[Sheet1.$S$3]*[Sheet1.F83]" table:style-name="ce10">
            <text:p>0.00</text:p>
          </table:table-cell>
          <table:table-cell office:value-type="float" office:value="0" table:formula="of:=[Sheet1.H83]*[Sheet1.$F$2]" table:style-name="ce10">
            <text:p>0.00</text:p>
          </table:table-cell>
          <table:table-cell office:value-type="float" office:value="-50000" table:formula="of:=[Sheet1.$T$3]*([Sheet1.I83]-1)*[Sheet1.E83]-[Sheet1.$T$3]*[Sheet1.D83]" table:style-name="ce11">
            <text:p>-50,000</text:p>
          </table:table-cell>
          <table:table-cell office:value-type="float" office:value="0" table:formula="of:=COUNTIF([Sheet1.$P$3:.$P$106001];&quot;&gt;&quot;&amp;[Sheet1.I83])/[Sheet1.$P$2]" table:style-name="ce47">
            <text:p>0.00</text:p>
          </table:table-cell>
          <table:table-cell office:value-type="float" office:value="9.0999999999999908" table:style-name="ce4">
            <text:p>9.1</text:p>
          </table:table-cell>
          <table:table-cell office:value-type="percentage" office:value="-1" table:formula="of:=[Sheet1.C83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83]/([Sheet1.$T$3]*[Sheet1.$S$3])" table:style-name="ce48">
            <text:p>-100.0%</text:p>
          </table:table-cell>
          <table:table-cell office:value-type="float" office:value="0" table:formula="of:=IF([Sheet1.J83]&gt;0;IF([Sheet1.M83]&gt;0;&quot;good&quot;;0);0)" table:style-name="ce44">
            <text:p>0</text:p>
          </table:table-cell>
          <table:table-cell office:value-type="float" office:value="50000" table:formula="of:=[Sheet1.A83]*[Sheet1.$T$3]" table:style-name="ce14">
            <text:p>50,000</text:p>
          </table:table-cell>
          <table:table-cell table:style-name="ce1"/>
          <table:table-cell office:value-type="float" office:value="0" table:formula="of:=AVERAGE([Sheet1.P69:.P83])" table:style-name="ce15">
            <text:p>#DIV/0!</text:p>
          </table:table-cell>
          <table:table-cell table:number-columns-repeated="16367" table:style-name="ce1"/>
        </table:table-row>
        <table:table-row table:style-name="ro1">
          <table:table-cell office:value-type="float" office:value="100" table:formula="of:=[Sheet1.$S$3]*(1-[Sheet1.H84])" table:style-name="ce10">
            <text:p>100.00</text:p>
          </table:table-cell>
          <table:table-cell office:value-type="float" office:value="0" table:formula="of:=[Sheet1.$S$3]*[Sheet1.H84]" table:style-name="ce10">
            <text:p>0.00</text:p>
          </table:table-cell>
          <table:table-cell office:value-type="float" office:value="-50000" table:formula="of:=[Sheet1.$T$3]*([Sheet1.I84]-1)*[Sheet1.B84]-[Sheet1.$T$3]*[Sheet1.A84]" table:style-name="ce45">
            <text:p>-50,000</text:p>
          </table:table-cell>
          <table:table-cell office:value-type="float" office:value="100" table:formula="of:=[Sheet1.$S$3]*(1-[Sheet1.F84])" table:style-name="ce10">
            <text:p>100.00</text:p>
          </table:table-cell>
          <table:table-cell office:value-type="float" office:value="0" table:formula="of:=[Sheet1.$S$3]*[Sheet1.F84]" table:style-name="ce10">
            <text:p>0.00</text:p>
          </table:table-cell>
          <table:table-cell office:value-type="float" office:value="0" table:formula="of:=[Sheet1.H84]*[Sheet1.$F$2]" table:style-name="ce10">
            <text:p>0.00</text:p>
          </table:table-cell>
          <table:table-cell office:value-type="float" office:value="-50000" table:formula="of:=[Sheet1.$T$3]*([Sheet1.I84]-1)*[Sheet1.E84]-[Sheet1.$T$3]*[Sheet1.D84]" table:style-name="ce11">
            <text:p>-50,000</text:p>
          </table:table-cell>
          <table:table-cell office:value-type="float" office:value="0" table:formula="of:=COUNTIF([Sheet1.$P$3:.$P$106001];&quot;&gt;&quot;&amp;[Sheet1.I84])/[Sheet1.$P$2]" table:style-name="ce47">
            <text:p>0.00</text:p>
          </table:table-cell>
          <table:table-cell office:value-type="float" office:value="9.1999999999999904" table:style-name="ce4">
            <text:p>9.2</text:p>
          </table:table-cell>
          <table:table-cell office:value-type="percentage" office:value="-1" table:formula="of:=[Sheet1.C84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84]/([Sheet1.$T$3]*[Sheet1.$S$3])" table:style-name="ce48">
            <text:p>-100.0%</text:p>
          </table:table-cell>
          <table:table-cell office:value-type="float" office:value="0" table:formula="of:=IF([Sheet1.J84]&gt;0;IF([Sheet1.M84]&gt;0;&quot;good&quot;;0);0)" table:style-name="ce44">
            <text:p>0</text:p>
          </table:table-cell>
          <table:table-cell office:value-type="float" office:value="50000" table:formula="of:=[Sheet1.A84]*[Sheet1.$T$3]" table:style-name="ce14">
            <text:p>50,000</text:p>
          </table:table-cell>
          <table:table-cell table:style-name="ce1"/>
          <table:table-cell office:value-type="float" office:value="0" table:formula="of:=AVERAGE([Sheet1.P70:.P84])" table:style-name="ce15">
            <text:p>#DIV/0!</text:p>
          </table:table-cell>
          <table:table-cell table:number-columns-repeated="16367" table:style-name="ce1"/>
        </table:table-row>
        <table:table-row table:style-name="ro1">
          <table:table-cell office:value-type="float" office:value="100" table:formula="of:=[Sheet1.$S$3]*(1-[Sheet1.H85])" table:style-name="ce10">
            <text:p>100.00</text:p>
          </table:table-cell>
          <table:table-cell office:value-type="float" office:value="0" table:formula="of:=[Sheet1.$S$3]*[Sheet1.H85]" table:style-name="ce10">
            <text:p>0.00</text:p>
          </table:table-cell>
          <table:table-cell office:value-type="float" office:value="-50000" table:formula="of:=[Sheet1.$T$3]*([Sheet1.I85]-1)*[Sheet1.B85]-[Sheet1.$T$3]*[Sheet1.A85]" table:style-name="ce45">
            <text:p>-50,000</text:p>
          </table:table-cell>
          <table:table-cell office:value-type="float" office:value="100" table:formula="of:=[Sheet1.$S$3]*(1-[Sheet1.F85])" table:style-name="ce10">
            <text:p>100.00</text:p>
          </table:table-cell>
          <table:table-cell office:value-type="float" office:value="0" table:formula="of:=[Sheet1.$S$3]*[Sheet1.F85]" table:style-name="ce10">
            <text:p>0.00</text:p>
          </table:table-cell>
          <table:table-cell office:value-type="float" office:value="0" table:formula="of:=[Sheet1.H85]*[Sheet1.$F$2]" table:style-name="ce10">
            <text:p>0.00</text:p>
          </table:table-cell>
          <table:table-cell office:value-type="float" office:value="-50000" table:formula="of:=[Sheet1.$T$3]*([Sheet1.I85]-1)*[Sheet1.E85]-[Sheet1.$T$3]*[Sheet1.D85]" table:style-name="ce11">
            <text:p>-50,000</text:p>
          </table:table-cell>
          <table:table-cell office:value-type="float" office:value="0" table:formula="of:=COUNTIF([Sheet1.$P$3:.$P$106001];&quot;&gt;&quot;&amp;[Sheet1.I85])/[Sheet1.$P$2]" table:style-name="ce47">
            <text:p>0.00</text:p>
          </table:table-cell>
          <table:table-cell office:value-type="float" office:value="9.2999999999999901" table:style-name="ce4">
            <text:p>9.3</text:p>
          </table:table-cell>
          <table:table-cell office:value-type="percentage" office:value="-1" table:formula="of:=[Sheet1.C85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85]/([Sheet1.$T$3]*[Sheet1.$S$3])" table:style-name="ce48">
            <text:p>-100.0%</text:p>
          </table:table-cell>
          <table:table-cell office:value-type="float" office:value="0" table:formula="of:=IF([Sheet1.J85]&gt;0;IF([Sheet1.M85]&gt;0;&quot;good&quot;;0);0)" table:style-name="ce44">
            <text:p>0</text:p>
          </table:table-cell>
          <table:table-cell office:value-type="float" office:value="50000" table:formula="of:=[Sheet1.A85]*[Sheet1.$T$3]" table:style-name="ce14">
            <text:p>50,000</text:p>
          </table:table-cell>
          <table:table-cell table:style-name="ce1"/>
          <table:table-cell office:value-type="float" office:value="0" table:formula="of:=AVERAGE([Sheet1.P71:.P85])" table:style-name="ce15">
            <text:p>#DIV/0!</text:p>
          </table:table-cell>
          <table:table-cell table:number-columns-repeated="16367" table:style-name="ce1"/>
        </table:table-row>
        <table:table-row table:style-name="ro1">
          <table:table-cell office:value-type="float" office:value="100" table:formula="of:=[Sheet1.$S$3]*(1-[Sheet1.H86])" table:style-name="ce10">
            <text:p>100.00</text:p>
          </table:table-cell>
          <table:table-cell office:value-type="float" office:value="0" table:formula="of:=[Sheet1.$S$3]*[Sheet1.H86]" table:style-name="ce10">
            <text:p>0.00</text:p>
          </table:table-cell>
          <table:table-cell office:value-type="float" office:value="-50000" table:formula="of:=[Sheet1.$T$3]*([Sheet1.I86]-1)*[Sheet1.B86]-[Sheet1.$T$3]*[Sheet1.A86]" table:style-name="ce45">
            <text:p>-50,000</text:p>
          </table:table-cell>
          <table:table-cell office:value-type="float" office:value="100" table:formula="of:=[Sheet1.$S$3]*(1-[Sheet1.F86])" table:style-name="ce10">
            <text:p>100.00</text:p>
          </table:table-cell>
          <table:table-cell office:value-type="float" office:value="0" table:formula="of:=[Sheet1.$S$3]*[Sheet1.F86]" table:style-name="ce10">
            <text:p>0.00</text:p>
          </table:table-cell>
          <table:table-cell office:value-type="float" office:value="0" table:formula="of:=[Sheet1.H86]*[Sheet1.$F$2]" table:style-name="ce10">
            <text:p>0.00</text:p>
          </table:table-cell>
          <table:table-cell office:value-type="float" office:value="-50000" table:formula="of:=[Sheet1.$T$3]*([Sheet1.I86]-1)*[Sheet1.E86]-[Sheet1.$T$3]*[Sheet1.D86]" table:style-name="ce11">
            <text:p>-50,000</text:p>
          </table:table-cell>
          <table:table-cell office:value-type="float" office:value="0" table:formula="of:=COUNTIF([Sheet1.$P$3:.$P$106001];&quot;&gt;&quot;&amp;[Sheet1.I86])/[Sheet1.$P$2]" table:style-name="ce47">
            <text:p>0.00</text:p>
          </table:table-cell>
          <table:table-cell office:value-type="float" office:value="9.3999999999999897" table:style-name="ce4">
            <text:p>9.4</text:p>
          </table:table-cell>
          <table:table-cell office:value-type="percentage" office:value="-1" table:formula="of:=[Sheet1.C86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86]/([Sheet1.$T$3]*[Sheet1.$S$3])" table:style-name="ce48">
            <text:p>-100.0%</text:p>
          </table:table-cell>
          <table:table-cell office:value-type="float" office:value="0" table:formula="of:=IF([Sheet1.J86]&gt;0;IF([Sheet1.M86]&gt;0;&quot;good&quot;;0);0)" table:style-name="ce44">
            <text:p>0</text:p>
          </table:table-cell>
          <table:table-cell office:value-type="float" office:value="50000" table:formula="of:=[Sheet1.A86]*[Sheet1.$T$3]" table:style-name="ce14">
            <text:p>50,000</text:p>
          </table:table-cell>
          <table:table-cell table:style-name="ce1"/>
          <table:table-cell office:value-type="float" office:value="0" table:formula="of:=AVERAGE([Sheet1.P72:.P86])" table:style-name="ce15">
            <text:p>#DIV/0!</text:p>
          </table:table-cell>
          <table:table-cell table:number-columns-repeated="16367" table:style-name="ce1"/>
        </table:table-row>
        <table:table-row table:style-name="ro1">
          <table:table-cell office:value-type="float" office:value="100" table:formula="of:=[Sheet1.$S$3]*(1-[Sheet1.H87])" table:style-name="ce10">
            <text:p>100.00</text:p>
          </table:table-cell>
          <table:table-cell office:value-type="float" office:value="0" table:formula="of:=[Sheet1.$S$3]*[Sheet1.H87]" table:style-name="ce10">
            <text:p>0.00</text:p>
          </table:table-cell>
          <table:table-cell office:value-type="float" office:value="-50000" table:formula="of:=[Sheet1.$T$3]*([Sheet1.I87]-1)*[Sheet1.B87]-[Sheet1.$T$3]*[Sheet1.A87]" table:style-name="ce45">
            <text:p>-50,000</text:p>
          </table:table-cell>
          <table:table-cell office:value-type="float" office:value="100" table:formula="of:=[Sheet1.$S$3]*(1-[Sheet1.F87])" table:style-name="ce10">
            <text:p>100.00</text:p>
          </table:table-cell>
          <table:table-cell office:value-type="float" office:value="0" table:formula="of:=[Sheet1.$S$3]*[Sheet1.F87]" table:style-name="ce10">
            <text:p>0.00</text:p>
          </table:table-cell>
          <table:table-cell office:value-type="float" office:value="0" table:formula="of:=[Sheet1.H87]*[Sheet1.$F$2]" table:style-name="ce10">
            <text:p>0.00</text:p>
          </table:table-cell>
          <table:table-cell office:value-type="float" office:value="-50000" table:formula="of:=[Sheet1.$T$3]*([Sheet1.I87]-1)*[Sheet1.E87]-[Sheet1.$T$3]*[Sheet1.D87]" table:style-name="ce11">
            <text:p>-50,000</text:p>
          </table:table-cell>
          <table:table-cell office:value-type="float" office:value="0" table:formula="of:=COUNTIF([Sheet1.$P$3:.$P$106001];&quot;&gt;&quot;&amp;[Sheet1.I87])/[Sheet1.$P$2]" table:style-name="ce47">
            <text:p>0.00</text:p>
          </table:table-cell>
          <table:table-cell office:value-type="float" office:value="9.4999999999999893" table:style-name="ce4">
            <text:p>9.5</text:p>
          </table:table-cell>
          <table:table-cell office:value-type="percentage" office:value="-1" table:formula="of:=[Sheet1.C87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87]/([Sheet1.$T$3]*[Sheet1.$S$3])" table:style-name="ce48">
            <text:p>-100.0%</text:p>
          </table:table-cell>
          <table:table-cell office:value-type="float" office:value="0" table:formula="of:=IF([Sheet1.J87]&gt;0;IF([Sheet1.M87]&gt;0;&quot;good&quot;;0);0)" table:style-name="ce44">
            <text:p>0</text:p>
          </table:table-cell>
          <table:table-cell office:value-type="float" office:value="50000" table:formula="of:=[Sheet1.A87]*[Sheet1.$T$3]" table:style-name="ce14">
            <text:p>50,000</text:p>
          </table:table-cell>
          <table:table-cell table:style-name="ce1"/>
          <table:table-cell office:value-type="float" office:value="0" table:formula="of:=AVERAGE([Sheet1.P73:.P87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88])" table:style-name="ce10">
            <text:p>100.00</text:p>
          </table:table-cell>
          <table:table-cell office:value-type="float" office:value="0" table:formula="of:=[Sheet1.$S$3]*[Sheet1.H88]" table:style-name="ce10">
            <text:p>0.00</text:p>
          </table:table-cell>
          <table:table-cell office:value-type="float" office:value="-50000" table:formula="of:=[Sheet1.$T$3]*([Sheet1.I88]-1)*[Sheet1.B88]-[Sheet1.$T$3]*[Sheet1.A88]" table:style-name="ce45">
            <text:p>-50,000</text:p>
          </table:table-cell>
          <table:table-cell office:value-type="float" office:value="100" table:formula="of:=[Sheet1.$S$3]*(1-[Sheet1.F88])" table:style-name="ce10">
            <text:p>100.00</text:p>
          </table:table-cell>
          <table:table-cell office:value-type="float" office:value="0" table:formula="of:=[Sheet1.$S$3]*[Sheet1.F88]" table:style-name="ce10">
            <text:p>0.00</text:p>
          </table:table-cell>
          <table:table-cell office:value-type="float" office:value="0" table:formula="of:=[Sheet1.H88]*[Sheet1.$F$2]" table:style-name="ce10">
            <text:p>0.00</text:p>
          </table:table-cell>
          <table:table-cell office:value-type="float" office:value="-50000" table:formula="of:=[Sheet1.$T$3]*([Sheet1.I88]-1)*[Sheet1.E88]-[Sheet1.$T$3]*[Sheet1.D88]" table:style-name="ce11">
            <text:p>-50,000</text:p>
          </table:table-cell>
          <table:table-cell office:value-type="float" office:value="0" table:formula="of:=COUNTIF([Sheet1.$P$3:.$P$106001];&quot;&gt;&quot;&amp;[Sheet1.I88])/[Sheet1.$P$2]" table:style-name="ce47">
            <text:p>0.00</text:p>
          </table:table-cell>
          <table:table-cell office:value-type="float" office:value="9.5999999999999908" table:style-name="ce4">
            <text:p>9.6</text:p>
          </table:table-cell>
          <table:table-cell office:value-type="percentage" office:value="-1" table:formula="of:=[Sheet1.C88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88]/([Sheet1.$T$3]*[Sheet1.$S$3])" table:style-name="ce48">
            <text:p>-100.0%</text:p>
          </table:table-cell>
          <table:table-cell office:value-type="float" office:value="0" table:formula="of:=IF([Sheet1.J88]&gt;0;IF([Sheet1.M88]&gt;0;&quot;good&quot;;0);0)" table:style-name="ce44">
            <text:p>0</text:p>
          </table:table-cell>
          <table:table-cell office:value-type="float" office:value="50000" table:formula="of:=[Sheet1.A88]*[Sheet1.$T$3]" table:style-name="ce14">
            <text:p>50,000</text:p>
          </table:table-cell>
          <table:table-cell table:style-name="ce1"/>
          <table:table-cell office:value-type="float" office:value="0" table:formula="of:=AVERAGE([Sheet1.P74:.P88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89])" table:style-name="ce10">
            <text:p>100.00</text:p>
          </table:table-cell>
          <table:table-cell office:value-type="float" office:value="0" table:formula="of:=[Sheet1.$S$3]*[Sheet1.H89]" table:style-name="ce10">
            <text:p>0.00</text:p>
          </table:table-cell>
          <table:table-cell office:value-type="float" office:value="-50000" table:formula="of:=[Sheet1.$T$3]*([Sheet1.I89]-1)*[Sheet1.B89]-[Sheet1.$T$3]*[Sheet1.A89]" table:style-name="ce45">
            <text:p>-50,000</text:p>
          </table:table-cell>
          <table:table-cell office:value-type="float" office:value="100" table:formula="of:=[Sheet1.$S$3]*(1-[Sheet1.F89])" table:style-name="ce10">
            <text:p>100.00</text:p>
          </table:table-cell>
          <table:table-cell office:value-type="float" office:value="0" table:formula="of:=[Sheet1.$S$3]*[Sheet1.F89]" table:style-name="ce10">
            <text:p>0.00</text:p>
          </table:table-cell>
          <table:table-cell office:value-type="float" office:value="0" table:formula="of:=[Sheet1.H89]*[Sheet1.$F$2]" table:style-name="ce10">
            <text:p>0.00</text:p>
          </table:table-cell>
          <table:table-cell office:value-type="float" office:value="-50000" table:formula="of:=[Sheet1.$T$3]*([Sheet1.I89]-1)*[Sheet1.E89]-[Sheet1.$T$3]*[Sheet1.D89]" table:style-name="ce11">
            <text:p>-50,000</text:p>
          </table:table-cell>
          <table:table-cell office:value-type="float" office:value="0" table:formula="of:=COUNTIF([Sheet1.$P$3:.$P$106001];&quot;&gt;&quot;&amp;[Sheet1.I89])/[Sheet1.$P$2]" table:style-name="ce47">
            <text:p>0.00</text:p>
          </table:table-cell>
          <table:table-cell office:value-type="float" office:value="9.6999999999999904" table:style-name="ce4">
            <text:p>9.7</text:p>
          </table:table-cell>
          <table:table-cell office:value-type="percentage" office:value="-1" table:formula="of:=[Sheet1.C89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89]/([Sheet1.$T$3]*[Sheet1.$S$3])" table:style-name="ce48">
            <text:p>-100.0%</text:p>
          </table:table-cell>
          <table:table-cell office:value-type="float" office:value="0" table:formula="of:=IF([Sheet1.J89]&gt;0;IF([Sheet1.M89]&gt;0;&quot;good&quot;;0);0)" table:style-name="ce44">
            <text:p>0</text:p>
          </table:table-cell>
          <table:table-cell office:value-type="float" office:value="50000" table:formula="of:=[Sheet1.A89]*[Sheet1.$T$3]" table:style-name="ce14">
            <text:p>50,000</text:p>
          </table:table-cell>
          <table:table-cell table:style-name="ce1"/>
          <table:table-cell office:value-type="float" office:value="0" table:formula="of:=AVERAGE([Sheet1.P75:.P89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90])" table:style-name="ce10">
            <text:p>100.00</text:p>
          </table:table-cell>
          <table:table-cell office:value-type="float" office:value="0" table:formula="of:=[Sheet1.$S$3]*[Sheet1.H90]" table:style-name="ce10">
            <text:p>0.00</text:p>
          </table:table-cell>
          <table:table-cell office:value-type="float" office:value="-50000" table:formula="of:=[Sheet1.$T$3]*([Sheet1.I90]-1)*[Sheet1.B90]-[Sheet1.$T$3]*[Sheet1.A90]" table:style-name="ce45">
            <text:p>-50,000</text:p>
          </table:table-cell>
          <table:table-cell office:value-type="float" office:value="100" table:formula="of:=[Sheet1.$S$3]*(1-[Sheet1.F90])" table:style-name="ce10">
            <text:p>100.00</text:p>
          </table:table-cell>
          <table:table-cell office:value-type="float" office:value="0" table:formula="of:=[Sheet1.$S$3]*[Sheet1.F90]" table:style-name="ce10">
            <text:p>0.00</text:p>
          </table:table-cell>
          <table:table-cell office:value-type="float" office:value="0" table:formula="of:=[Sheet1.H90]*[Sheet1.$F$2]" table:style-name="ce10">
            <text:p>0.00</text:p>
          </table:table-cell>
          <table:table-cell office:value-type="float" office:value="-50000" table:formula="of:=[Sheet1.$T$3]*([Sheet1.I90]-1)*[Sheet1.E90]-[Sheet1.$T$3]*[Sheet1.D90]" table:style-name="ce11">
            <text:p>-50,000</text:p>
          </table:table-cell>
          <table:table-cell office:value-type="float" office:value="0" table:formula="of:=COUNTIF([Sheet1.$P$3:.$P$106001];&quot;&gt;&quot;&amp;[Sheet1.I90])/[Sheet1.$P$2]" table:style-name="ce47">
            <text:p>0.00</text:p>
          </table:table-cell>
          <table:table-cell office:value-type="float" office:value="9.7999999999999901" table:style-name="ce4">
            <text:p>9.8</text:p>
          </table:table-cell>
          <table:table-cell office:value-type="percentage" office:value="-1" table:formula="of:=[Sheet1.C90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90]/([Sheet1.$T$3]*[Sheet1.$S$3])" table:style-name="ce48">
            <text:p>-100.0%</text:p>
          </table:table-cell>
          <table:table-cell office:value-type="float" office:value="0" table:formula="of:=IF([Sheet1.J90]&gt;0;IF([Sheet1.M90]&gt;0;&quot;good&quot;;0);0)" table:style-name="ce44">
            <text:p>0</text:p>
          </table:table-cell>
          <table:table-cell office:value-type="float" office:value="50000" table:formula="of:=[Sheet1.A90]*[Sheet1.$T$3]" table:style-name="ce14">
            <text:p>50,000</text:p>
          </table:table-cell>
          <table:table-cell table:style-name="ce1"/>
          <table:table-cell office:value-type="float" office:value="0" table:formula="of:=AVERAGE([Sheet1.P76:.P90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91])" table:style-name="ce10">
            <text:p>100.00</text:p>
          </table:table-cell>
          <table:table-cell office:value-type="float" office:value="0" table:formula="of:=[Sheet1.$S$3]*[Sheet1.H91]" table:style-name="ce10">
            <text:p>0.00</text:p>
          </table:table-cell>
          <table:table-cell office:value-type="float" office:value="-50000" table:formula="of:=[Sheet1.$T$3]*([Sheet1.I91]-1)*[Sheet1.B91]-[Sheet1.$T$3]*[Sheet1.A91]" table:style-name="ce45">
            <text:p>-50,000</text:p>
          </table:table-cell>
          <table:table-cell office:value-type="float" office:value="100" table:formula="of:=[Sheet1.$S$3]*(1-[Sheet1.F91])" table:style-name="ce10">
            <text:p>100.00</text:p>
          </table:table-cell>
          <table:table-cell office:value-type="float" office:value="0" table:formula="of:=[Sheet1.$S$3]*[Sheet1.F91]" table:style-name="ce10">
            <text:p>0.00</text:p>
          </table:table-cell>
          <table:table-cell office:value-type="float" office:value="0" table:formula="of:=[Sheet1.H91]*[Sheet1.$F$2]" table:style-name="ce10">
            <text:p>0.00</text:p>
          </table:table-cell>
          <table:table-cell office:value-type="float" office:value="-50000" table:formula="of:=[Sheet1.$T$3]*([Sheet1.I91]-1)*[Sheet1.E91]-[Sheet1.$T$3]*[Sheet1.D91]" table:style-name="ce11">
            <text:p>-50,000</text:p>
          </table:table-cell>
          <table:table-cell office:value-type="float" office:value="0" table:formula="of:=COUNTIF([Sheet1.$P$3:.$P$106001];&quot;&gt;&quot;&amp;[Sheet1.I91])/[Sheet1.$P$2]" table:style-name="ce47">
            <text:p>0.00</text:p>
          </table:table-cell>
          <table:table-cell office:value-type="float" office:value="9.8999999999999897" table:style-name="ce4">
            <text:p>9.9</text:p>
          </table:table-cell>
          <table:table-cell office:value-type="percentage" office:value="-1" table:formula="of:=[Sheet1.C91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91]/([Sheet1.$T$3]*[Sheet1.$S$3])" table:style-name="ce48">
            <text:p>-100.0%</text:p>
          </table:table-cell>
          <table:table-cell office:value-type="float" office:value="0" table:formula="of:=IF([Sheet1.J91]&gt;0;IF([Sheet1.M91]&gt;0;&quot;good&quot;;0);0)" table:style-name="ce44">
            <text:p>0</text:p>
          </table:table-cell>
          <table:table-cell office:value-type="float" office:value="50000" table:formula="of:=[Sheet1.A91]*[Sheet1.$T$3]" table:style-name="ce14">
            <text:p>50,000</text:p>
          </table:table-cell>
          <table:table-cell table:style-name="ce1"/>
          <table:table-cell office:value-type="float" office:value="0" table:formula="of:=AVERAGE([Sheet1.P77:.P91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92])" table:style-name="ce10">
            <text:p>100.00</text:p>
          </table:table-cell>
          <table:table-cell office:value-type="float" office:value="0" table:formula="of:=[Sheet1.$S$3]*[Sheet1.H92]" table:style-name="ce10">
            <text:p>0.00</text:p>
          </table:table-cell>
          <table:table-cell office:value-type="float" office:value="-50000" table:formula="of:=[Sheet1.$T$3]*([Sheet1.I92]-1)*[Sheet1.B92]-[Sheet1.$T$3]*[Sheet1.A92]" table:style-name="ce45">
            <text:p>-50,000</text:p>
          </table:table-cell>
          <table:table-cell office:value-type="float" office:value="100" table:formula="of:=[Sheet1.$S$3]*(1-[Sheet1.F92])" table:style-name="ce10">
            <text:p>100.00</text:p>
          </table:table-cell>
          <table:table-cell office:value-type="float" office:value="0" table:formula="of:=[Sheet1.$S$3]*[Sheet1.F92]" table:style-name="ce10">
            <text:p>0.00</text:p>
          </table:table-cell>
          <table:table-cell office:value-type="float" office:value="0" table:formula="of:=[Sheet1.H92]*[Sheet1.$F$2]" table:style-name="ce10">
            <text:p>0.00</text:p>
          </table:table-cell>
          <table:table-cell office:value-type="float" office:value="-50000" table:formula="of:=[Sheet1.$T$3]*([Sheet1.I92]-1)*[Sheet1.E92]-[Sheet1.$T$3]*[Sheet1.D92]" table:style-name="ce11">
            <text:p>-50,000</text:p>
          </table:table-cell>
          <table:table-cell office:value-type="float" office:value="0" table:formula="of:=COUNTIF([Sheet1.$P$3:.$P$106001];&quot;&gt;&quot;&amp;[Sheet1.I92])/[Sheet1.$P$2]" table:style-name="ce47">
            <text:p>0.00</text:p>
          </table:table-cell>
          <table:table-cell office:value-type="float" office:value="10" table:style-name="ce4">
            <text:p>10</text:p>
          </table:table-cell>
          <table:table-cell office:value-type="percentage" office:value="-1" table:formula="of:=[Sheet1.C92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92]/([Sheet1.$T$3]*[Sheet1.$S$3])" table:style-name="ce48">
            <text:p>-100.0%</text:p>
          </table:table-cell>
          <table:table-cell office:value-type="float" office:value="0" table:formula="of:=IF([Sheet1.J92]&gt;0;IF([Sheet1.M92]&gt;0;&quot;good&quot;;0);0)" table:style-name="ce44">
            <text:p>0</text:p>
          </table:table-cell>
          <table:table-cell office:value-type="float" office:value="50000" table:formula="of:=[Sheet1.A92]*[Sheet1.$T$3]" table:style-name="ce14">
            <text:p>50,000</text:p>
          </table:table-cell>
          <table:table-cell table:style-name="ce1"/>
          <table:table-cell office:value-type="float" office:value="0" table:formula="of:=AVERAGE([Sheet1.P78:.P92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93])" table:style-name="ce10">
            <text:p>100.00</text:p>
          </table:table-cell>
          <table:table-cell office:value-type="float" office:value="0" table:formula="of:=[Sheet1.$S$3]*[Sheet1.H93]" table:style-name="ce10">
            <text:p>0.00</text:p>
          </table:table-cell>
          <table:table-cell office:value-type="float" office:value="-50000" table:formula="of:=[Sheet1.$T$3]*([Sheet1.I93]-1)*[Sheet1.B93]-[Sheet1.$T$3]*[Sheet1.A93]" table:style-name="ce45">
            <text:p>-50,000</text:p>
          </table:table-cell>
          <table:table-cell office:value-type="float" office:value="100" table:formula="of:=[Sheet1.$S$3]*(1-[Sheet1.F93])" table:style-name="ce10">
            <text:p>100.00</text:p>
          </table:table-cell>
          <table:table-cell office:value-type="float" office:value="0" table:formula="of:=[Sheet1.$S$3]*[Sheet1.F93]" table:style-name="ce10">
            <text:p>0.00</text:p>
          </table:table-cell>
          <table:table-cell office:value-type="float" office:value="0" table:formula="of:=[Sheet1.H93]*[Sheet1.$F$2]" table:style-name="ce10">
            <text:p>0.00</text:p>
          </table:table-cell>
          <table:table-cell office:value-type="float" office:value="-50000" table:formula="of:=[Sheet1.$T$3]*([Sheet1.I93]-1)*[Sheet1.E93]-[Sheet1.$T$3]*[Sheet1.D93]" table:style-name="ce11">
            <text:p>-50,000</text:p>
          </table:table-cell>
          <table:table-cell office:value-type="float" office:value="0" table:formula="of:=COUNTIF([Sheet1.$P$3:.$P$106001];&quot;&gt;&quot;&amp;[Sheet1.I93])/[Sheet1.$P$2]" table:style-name="ce47">
            <text:p>0.00</text:p>
          </table:table-cell>
          <table:table-cell office:value-type="float" office:value="10.1" table:style-name="ce4">
            <text:p>10.1</text:p>
          </table:table-cell>
          <table:table-cell office:value-type="percentage" office:value="-1" table:formula="of:=[Sheet1.C93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93]/([Sheet1.$T$3]*[Sheet1.$S$3])" table:style-name="ce48">
            <text:p>-100.0%</text:p>
          </table:table-cell>
          <table:table-cell office:value-type="float" office:value="0" table:formula="of:=IF([Sheet1.J93]&gt;0;IF([Sheet1.M93]&gt;0;&quot;good&quot;;0);0)" table:style-name="ce44">
            <text:p>0</text:p>
          </table:table-cell>
          <table:table-cell office:value-type="float" office:value="50000" table:formula="of:=[Sheet1.A93]*[Sheet1.$T$3]" table:style-name="ce14">
            <text:p>50,000</text:p>
          </table:table-cell>
          <table:table-cell table:style-name="ce1"/>
          <table:table-cell office:value-type="float" office:value="0" table:formula="of:=AVERAGE([Sheet1.P79:.P93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94])" table:style-name="ce10">
            <text:p>100.00</text:p>
          </table:table-cell>
          <table:table-cell office:value-type="float" office:value="0" table:formula="of:=[Sheet1.$S$3]*[Sheet1.H94]" table:style-name="ce10">
            <text:p>0.00</text:p>
          </table:table-cell>
          <table:table-cell office:value-type="float" office:value="-50000" table:formula="of:=[Sheet1.$T$3]*([Sheet1.I94]-1)*[Sheet1.B94]-[Sheet1.$T$3]*[Sheet1.A94]" table:style-name="ce45">
            <text:p>-50,000</text:p>
          </table:table-cell>
          <table:table-cell office:value-type="float" office:value="100" table:formula="of:=[Sheet1.$S$3]*(1-[Sheet1.F94])" table:style-name="ce10">
            <text:p>100.00</text:p>
          </table:table-cell>
          <table:table-cell office:value-type="float" office:value="0" table:formula="of:=[Sheet1.$S$3]*[Sheet1.F94]" table:style-name="ce10">
            <text:p>0.00</text:p>
          </table:table-cell>
          <table:table-cell office:value-type="float" office:value="0" table:formula="of:=[Sheet1.H94]*[Sheet1.$F$2]" table:style-name="ce10">
            <text:p>0.00</text:p>
          </table:table-cell>
          <table:table-cell office:value-type="float" office:value="-50000" table:formula="of:=[Sheet1.$T$3]*([Sheet1.I94]-1)*[Sheet1.E94]-[Sheet1.$T$3]*[Sheet1.D94]" table:style-name="ce11">
            <text:p>-50,000</text:p>
          </table:table-cell>
          <table:table-cell office:value-type="float" office:value="0" table:formula="of:=COUNTIF([Sheet1.$P$3:.$P$106001];&quot;&gt;&quot;&amp;[Sheet1.I94])/[Sheet1.$P$2]" table:style-name="ce47">
            <text:p>0.00</text:p>
          </table:table-cell>
          <table:table-cell office:value-type="float" office:value="10.199999999999999" table:style-name="ce4">
            <text:p>10.2</text:p>
          </table:table-cell>
          <table:table-cell office:value-type="percentage" office:value="-1" table:formula="of:=[Sheet1.C94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94]/([Sheet1.$T$3]*[Sheet1.$S$3])" table:style-name="ce48">
            <text:p>-100.0%</text:p>
          </table:table-cell>
          <table:table-cell office:value-type="float" office:value="0" table:formula="of:=IF([Sheet1.J94]&gt;0;IF([Sheet1.M94]&gt;0;&quot;good&quot;;0);0)" table:style-name="ce44">
            <text:p>0</text:p>
          </table:table-cell>
          <table:table-cell office:value-type="float" office:value="50000" table:formula="of:=[Sheet1.A94]*[Sheet1.$T$3]" table:style-name="ce14">
            <text:p>50,000</text:p>
          </table:table-cell>
          <table:table-cell table:style-name="ce1"/>
          <table:table-cell office:value-type="float" office:value="0" table:formula="of:=AVERAGE([Sheet1.P80:.P94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95])" table:style-name="ce10">
            <text:p>100.00</text:p>
          </table:table-cell>
          <table:table-cell office:value-type="float" office:value="0" table:formula="of:=[Sheet1.$S$3]*[Sheet1.H95]" table:style-name="ce10">
            <text:p>0.00</text:p>
          </table:table-cell>
          <table:table-cell office:value-type="float" office:value="-50000" table:formula="of:=[Sheet1.$T$3]*([Sheet1.I95]-1)*[Sheet1.B95]-[Sheet1.$T$3]*[Sheet1.A95]" table:style-name="ce45">
            <text:p>-50,000</text:p>
          </table:table-cell>
          <table:table-cell office:value-type="float" office:value="100" table:formula="of:=[Sheet1.$S$3]*(1-[Sheet1.F95])" table:style-name="ce10">
            <text:p>100.00</text:p>
          </table:table-cell>
          <table:table-cell office:value-type="float" office:value="0" table:formula="of:=[Sheet1.$S$3]*[Sheet1.F95]" table:style-name="ce10">
            <text:p>0.00</text:p>
          </table:table-cell>
          <table:table-cell office:value-type="float" office:value="0" table:formula="of:=[Sheet1.H95]*[Sheet1.$F$2]" table:style-name="ce10">
            <text:p>0.00</text:p>
          </table:table-cell>
          <table:table-cell office:value-type="float" office:value="-50000" table:formula="of:=[Sheet1.$T$3]*([Sheet1.I95]-1)*[Sheet1.E95]-[Sheet1.$T$3]*[Sheet1.D95]" table:style-name="ce11">
            <text:p>-50,000</text:p>
          </table:table-cell>
          <table:table-cell office:value-type="float" office:value="0" table:formula="of:=COUNTIF([Sheet1.$P$3:.$P$106001];&quot;&gt;&quot;&amp;[Sheet1.I95])/[Sheet1.$P$2]" table:style-name="ce47">
            <text:p>0.00</text:p>
          </table:table-cell>
          <table:table-cell office:value-type="float" office:value="10.3" table:style-name="ce4">
            <text:p>10.3</text:p>
          </table:table-cell>
          <table:table-cell office:value-type="percentage" office:value="-1" table:formula="of:=[Sheet1.C95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95]/([Sheet1.$T$3]*[Sheet1.$S$3])" table:style-name="ce48">
            <text:p>-100.0%</text:p>
          </table:table-cell>
          <table:table-cell office:value-type="float" office:value="0" table:formula="of:=IF([Sheet1.J95]&gt;0;IF([Sheet1.M95]&gt;0;&quot;good&quot;;0);0)" table:style-name="ce44">
            <text:p>0</text:p>
          </table:table-cell>
          <table:table-cell office:value-type="float" office:value="50000" table:formula="of:=[Sheet1.A95]*[Sheet1.$T$3]" table:style-name="ce14">
            <text:p>50,000</text:p>
          </table:table-cell>
          <table:table-cell table:style-name="ce1"/>
          <table:table-cell office:value-type="float" office:value="0" table:formula="of:=AVERAGE([Sheet1.P81:.P95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96])" table:style-name="ce10">
            <text:p>100.00</text:p>
          </table:table-cell>
          <table:table-cell office:value-type="float" office:value="0" table:formula="of:=[Sheet1.$S$3]*[Sheet1.H96]" table:style-name="ce10">
            <text:p>0.00</text:p>
          </table:table-cell>
          <table:table-cell office:value-type="float" office:value="-50000" table:formula="of:=[Sheet1.$T$3]*([Sheet1.I96]-1)*[Sheet1.B96]-[Sheet1.$T$3]*[Sheet1.A96]" table:style-name="ce45">
            <text:p>-50,000</text:p>
          </table:table-cell>
          <table:table-cell office:value-type="float" office:value="100" table:formula="of:=[Sheet1.$S$3]*(1-[Sheet1.F96])" table:style-name="ce10">
            <text:p>100.00</text:p>
          </table:table-cell>
          <table:table-cell office:value-type="float" office:value="0" table:formula="of:=[Sheet1.$S$3]*[Sheet1.F96]" table:style-name="ce10">
            <text:p>0.00</text:p>
          </table:table-cell>
          <table:table-cell office:value-type="float" office:value="0" table:formula="of:=[Sheet1.H96]*[Sheet1.$F$2]" table:style-name="ce10">
            <text:p>0.00</text:p>
          </table:table-cell>
          <table:table-cell office:value-type="float" office:value="-50000" table:formula="of:=[Sheet1.$T$3]*([Sheet1.I96]-1)*[Sheet1.E96]-[Sheet1.$T$3]*[Sheet1.D96]" table:style-name="ce11">
            <text:p>-50,000</text:p>
          </table:table-cell>
          <table:table-cell office:value-type="float" office:value="0" table:formula="of:=COUNTIF([Sheet1.$P$3:.$P$106001];&quot;&gt;&quot;&amp;[Sheet1.I96])/[Sheet1.$P$2]" table:style-name="ce47">
            <text:p>0.00</text:p>
          </table:table-cell>
          <table:table-cell office:value-type="float" office:value="10.4" table:style-name="ce4">
            <text:p>10.4</text:p>
          </table:table-cell>
          <table:table-cell office:value-type="percentage" office:value="-1" table:formula="of:=[Sheet1.C96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96]/([Sheet1.$T$3]*[Sheet1.$S$3])" table:style-name="ce48">
            <text:p>-100.0%</text:p>
          </table:table-cell>
          <table:table-cell office:value-type="float" office:value="0" table:formula="of:=IF([Sheet1.J96]&gt;0;IF([Sheet1.M96]&gt;0;&quot;good&quot;;0);0)" table:style-name="ce44">
            <text:p>0</text:p>
          </table:table-cell>
          <table:table-cell office:value-type="float" office:value="50000" table:formula="of:=[Sheet1.A96]*[Sheet1.$T$3]" table:style-name="ce14">
            <text:p>50,000</text:p>
          </table:table-cell>
          <table:table-cell table:style-name="ce1"/>
          <table:table-cell office:value-type="float" office:value="0" table:formula="of:=AVERAGE([Sheet1.P82:.P96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97])" table:style-name="ce10">
            <text:p>100.00</text:p>
          </table:table-cell>
          <table:table-cell office:value-type="float" office:value="0" table:formula="of:=[Sheet1.$S$3]*[Sheet1.H97]" table:style-name="ce10">
            <text:p>0.00</text:p>
          </table:table-cell>
          <table:table-cell office:value-type="float" office:value="-50000" table:formula="of:=[Sheet1.$T$3]*([Sheet1.I97]-1)*[Sheet1.B97]-[Sheet1.$T$3]*[Sheet1.A97]" table:style-name="ce45">
            <text:p>-50,000</text:p>
          </table:table-cell>
          <table:table-cell office:value-type="float" office:value="100" table:formula="of:=[Sheet1.$S$3]*(1-[Sheet1.F97])" table:style-name="ce10">
            <text:p>100.00</text:p>
          </table:table-cell>
          <table:table-cell office:value-type="float" office:value="0" table:formula="of:=[Sheet1.$S$3]*[Sheet1.F97]" table:style-name="ce10">
            <text:p>0.00</text:p>
          </table:table-cell>
          <table:table-cell office:value-type="float" office:value="0" table:formula="of:=[Sheet1.H97]*[Sheet1.$F$2]" table:style-name="ce10">
            <text:p>0.00</text:p>
          </table:table-cell>
          <table:table-cell office:value-type="float" office:value="-50000" table:formula="of:=[Sheet1.$T$3]*([Sheet1.I97]-1)*[Sheet1.E97]-[Sheet1.$T$3]*[Sheet1.D97]" table:style-name="ce11">
            <text:p>-50,000</text:p>
          </table:table-cell>
          <table:table-cell office:value-type="float" office:value="0" table:formula="of:=COUNTIF([Sheet1.$P$3:.$P$106001];&quot;&gt;&quot;&amp;[Sheet1.I97])/[Sheet1.$P$2]" table:style-name="ce47">
            <text:p>0.00</text:p>
          </table:table-cell>
          <table:table-cell office:value-type="float" office:value="10.5" table:style-name="ce4">
            <text:p>10.5</text:p>
          </table:table-cell>
          <table:table-cell office:value-type="percentage" office:value="-1" table:formula="of:=[Sheet1.C97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97]/([Sheet1.$T$3]*[Sheet1.$S$3])" table:style-name="ce48">
            <text:p>-100.0%</text:p>
          </table:table-cell>
          <table:table-cell office:value-type="float" office:value="0" table:formula="of:=IF([Sheet1.J97]&gt;0;IF([Sheet1.M97]&gt;0;&quot;good&quot;;0);0)" table:style-name="ce44">
            <text:p>0</text:p>
          </table:table-cell>
          <table:table-cell office:value-type="float" office:value="50000" table:formula="of:=[Sheet1.A97]*[Sheet1.$T$3]" table:style-name="ce14">
            <text:p>50,000</text:p>
          </table:table-cell>
          <table:table-cell table:style-name="ce1"/>
          <table:table-cell office:value-type="float" office:value="0" table:formula="of:=AVERAGE([Sheet1.P83:.P97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98])" table:style-name="ce10">
            <text:p>100.00</text:p>
          </table:table-cell>
          <table:table-cell office:value-type="float" office:value="0" table:formula="of:=[Sheet1.$S$3]*[Sheet1.H98]" table:style-name="ce10">
            <text:p>0.00</text:p>
          </table:table-cell>
          <table:table-cell office:value-type="float" office:value="-50000" table:formula="of:=[Sheet1.$T$3]*([Sheet1.I98]-1)*[Sheet1.B98]-[Sheet1.$T$3]*[Sheet1.A98]" table:style-name="ce45">
            <text:p>-50,000</text:p>
          </table:table-cell>
          <table:table-cell office:value-type="float" office:value="100" table:formula="of:=[Sheet1.$S$3]*(1-[Sheet1.F98])" table:style-name="ce10">
            <text:p>100.00</text:p>
          </table:table-cell>
          <table:table-cell office:value-type="float" office:value="0" table:formula="of:=[Sheet1.$S$3]*[Sheet1.F98]" table:style-name="ce10">
            <text:p>0.00</text:p>
          </table:table-cell>
          <table:table-cell office:value-type="float" office:value="0" table:formula="of:=[Sheet1.H98]*[Sheet1.$F$2]" table:style-name="ce10">
            <text:p>0.00</text:p>
          </table:table-cell>
          <table:table-cell office:value-type="float" office:value="-50000" table:formula="of:=[Sheet1.$T$3]*([Sheet1.I98]-1)*[Sheet1.E98]-[Sheet1.$T$3]*[Sheet1.D98]" table:style-name="ce11">
            <text:p>-50,000</text:p>
          </table:table-cell>
          <table:table-cell office:value-type="float" office:value="0" table:formula="of:=COUNTIF([Sheet1.$P$3:.$P$106001];&quot;&gt;&quot;&amp;[Sheet1.I98])/[Sheet1.$P$2]" table:style-name="ce47">
            <text:p>0.00</text:p>
          </table:table-cell>
          <table:table-cell office:value-type="float" office:value="10.6" table:style-name="ce4">
            <text:p>10.6</text:p>
          </table:table-cell>
          <table:table-cell office:value-type="percentage" office:value="-1" table:formula="of:=[Sheet1.C98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98]/([Sheet1.$T$3]*[Sheet1.$S$3])" table:style-name="ce48">
            <text:p>-100.0%</text:p>
          </table:table-cell>
          <table:table-cell office:value-type="float" office:value="0" table:formula="of:=IF([Sheet1.J98]&gt;0;IF([Sheet1.M98]&gt;0;&quot;good&quot;;0);0)" table:style-name="ce44">
            <text:p>0</text:p>
          </table:table-cell>
          <table:table-cell office:value-type="float" office:value="50000" table:formula="of:=[Sheet1.A98]*[Sheet1.$T$3]" table:style-name="ce14">
            <text:p>50,000</text:p>
          </table:table-cell>
          <table:table-cell table:style-name="ce1"/>
          <table:table-cell office:value-type="float" office:value="0" table:formula="of:=AVERAGE([Sheet1.P84:.P98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99])" table:style-name="ce10">
            <text:p>100.00</text:p>
          </table:table-cell>
          <table:table-cell office:value-type="float" office:value="0" table:formula="of:=[Sheet1.$S$3]*[Sheet1.H99]" table:style-name="ce10">
            <text:p>0.00</text:p>
          </table:table-cell>
          <table:table-cell office:value-type="float" office:value="-50000" table:formula="of:=[Sheet1.$T$3]*([Sheet1.I99]-1)*[Sheet1.B99]-[Sheet1.$T$3]*[Sheet1.A99]" table:style-name="ce45">
            <text:p>-50,000</text:p>
          </table:table-cell>
          <table:table-cell office:value-type="float" office:value="100" table:formula="of:=[Sheet1.$S$3]*(1-[Sheet1.F99])" table:style-name="ce10">
            <text:p>100.00</text:p>
          </table:table-cell>
          <table:table-cell office:value-type="float" office:value="0" table:formula="of:=[Sheet1.$S$3]*[Sheet1.F99]" table:style-name="ce10">
            <text:p>0.00</text:p>
          </table:table-cell>
          <table:table-cell office:value-type="float" office:value="0" table:formula="of:=[Sheet1.H99]*[Sheet1.$F$2]" table:style-name="ce10">
            <text:p>0.00</text:p>
          </table:table-cell>
          <table:table-cell office:value-type="float" office:value="-50000" table:formula="of:=[Sheet1.$T$3]*([Sheet1.I99]-1)*[Sheet1.E99]-[Sheet1.$T$3]*[Sheet1.D99]" table:style-name="ce11">
            <text:p>-50,000</text:p>
          </table:table-cell>
          <table:table-cell office:value-type="float" office:value="0" table:formula="of:=COUNTIF([Sheet1.$P$3:.$P$106001];&quot;&gt;&quot;&amp;[Sheet1.I99])/[Sheet1.$P$2]" table:style-name="ce47">
            <text:p>0.00</text:p>
          </table:table-cell>
          <table:table-cell office:value-type="float" office:value="10.7" table:style-name="ce4">
            <text:p>10.7</text:p>
          </table:table-cell>
          <table:table-cell office:value-type="percentage" office:value="-1" table:formula="of:=[Sheet1.C99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99]/([Sheet1.$T$3]*[Sheet1.$S$3])" table:style-name="ce48">
            <text:p>-100.0%</text:p>
          </table:table-cell>
          <table:table-cell office:value-type="float" office:value="0" table:formula="of:=IF([Sheet1.J99]&gt;0;IF([Sheet1.M99]&gt;0;&quot;good&quot;;0);0)" table:style-name="ce44">
            <text:p>0</text:p>
          </table:table-cell>
          <table:table-cell office:value-type="float" office:value="50000" table:formula="of:=[Sheet1.A99]*[Sheet1.$T$3]" table:style-name="ce14">
            <text:p>50,000</text:p>
          </table:table-cell>
          <table:table-cell table:style-name="ce1"/>
          <table:table-cell office:value-type="float" office:value="0" table:formula="of:=AVERAGE([Sheet1.P85:.P99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00])" table:style-name="ce10">
            <text:p>100.00</text:p>
          </table:table-cell>
          <table:table-cell office:value-type="float" office:value="0" table:formula="of:=[Sheet1.$S$3]*[Sheet1.H100]" table:style-name="ce10">
            <text:p>0.00</text:p>
          </table:table-cell>
          <table:table-cell office:value-type="float" office:value="-50000" table:formula="of:=[Sheet1.$T$3]*([Sheet1.I100]-1)*[Sheet1.B100]-[Sheet1.$T$3]*[Sheet1.A100]" table:style-name="ce45">
            <text:p>-50,000</text:p>
          </table:table-cell>
          <table:table-cell office:value-type="float" office:value="100" table:formula="of:=[Sheet1.$S$3]*(1-[Sheet1.F100])" table:style-name="ce10">
            <text:p>100.00</text:p>
          </table:table-cell>
          <table:table-cell office:value-type="float" office:value="0" table:formula="of:=[Sheet1.$S$3]*[Sheet1.F100]" table:style-name="ce10">
            <text:p>0.00</text:p>
          </table:table-cell>
          <table:table-cell office:value-type="float" office:value="0" table:formula="of:=[Sheet1.H100]*[Sheet1.$F$2]" table:style-name="ce10">
            <text:p>0.00</text:p>
          </table:table-cell>
          <table:table-cell office:value-type="float" office:value="-50000" table:formula="of:=[Sheet1.$T$3]*([Sheet1.I100]-1)*[Sheet1.E100]-[Sheet1.$T$3]*[Sheet1.D100]" table:style-name="ce11">
            <text:p>-50,000</text:p>
          </table:table-cell>
          <table:table-cell office:value-type="float" office:value="0" table:formula="of:=COUNTIF([Sheet1.$P$3:.$P$106001];&quot;&gt;&quot;&amp;[Sheet1.I100])/[Sheet1.$P$2]" table:style-name="ce47">
            <text:p>0.00</text:p>
          </table:table-cell>
          <table:table-cell office:value-type="float" office:value="10.8" table:style-name="ce4">
            <text:p>10.8</text:p>
          </table:table-cell>
          <table:table-cell office:value-type="percentage" office:value="-1" table:formula="of:=[Sheet1.C100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00]/([Sheet1.$T$3]*[Sheet1.$S$3])" table:style-name="ce48">
            <text:p>-100.0%</text:p>
          </table:table-cell>
          <table:table-cell office:value-type="float" office:value="0" table:formula="of:=IF([Sheet1.J100]&gt;0;IF([Sheet1.M100]&gt;0;&quot;good&quot;;0);0)" table:style-name="ce44">
            <text:p>0</text:p>
          </table:table-cell>
          <table:table-cell office:value-type="float" office:value="50000" table:formula="of:=[Sheet1.A100]*[Sheet1.$T$3]" table:style-name="ce14">
            <text:p>50,000</text:p>
          </table:table-cell>
          <table:table-cell table:style-name="ce1"/>
          <table:table-cell office:value-type="float" office:value="0" table:formula="of:=AVERAGE([Sheet1.P86:.P100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01])" table:style-name="ce10">
            <text:p>100.00</text:p>
          </table:table-cell>
          <table:table-cell office:value-type="float" office:value="0" table:formula="of:=[Sheet1.$S$3]*[Sheet1.H101]" table:style-name="ce10">
            <text:p>0.00</text:p>
          </table:table-cell>
          <table:table-cell office:value-type="float" office:value="-50000" table:formula="of:=[Sheet1.$T$3]*([Sheet1.I101]-1)*[Sheet1.B101]-[Sheet1.$T$3]*[Sheet1.A101]" table:style-name="ce45">
            <text:p>-50,000</text:p>
          </table:table-cell>
          <table:table-cell office:value-type="float" office:value="100" table:formula="of:=[Sheet1.$S$3]*(1-[Sheet1.F101])" table:style-name="ce10">
            <text:p>100.00</text:p>
          </table:table-cell>
          <table:table-cell office:value-type="float" office:value="0" table:formula="of:=[Sheet1.$S$3]*[Sheet1.F101]" table:style-name="ce10">
            <text:p>0.00</text:p>
          </table:table-cell>
          <table:table-cell office:value-type="float" office:value="0" table:formula="of:=[Sheet1.H101]*[Sheet1.$F$2]" table:style-name="ce10">
            <text:p>0.00</text:p>
          </table:table-cell>
          <table:table-cell office:value-type="float" office:value="-50000" table:formula="of:=[Sheet1.$T$3]*([Sheet1.I101]-1)*[Sheet1.E101]-[Sheet1.$T$3]*[Sheet1.D101]" table:style-name="ce11">
            <text:p>-50,000</text:p>
          </table:table-cell>
          <table:table-cell office:value-type="float" office:value="0" table:formula="of:=COUNTIF([Sheet1.$P$3:.$P$106001];&quot;&gt;&quot;&amp;[Sheet1.I101])/[Sheet1.$P$2]" table:style-name="ce47">
            <text:p>0.00</text:p>
          </table:table-cell>
          <table:table-cell office:value-type="float" office:value="10.9" table:style-name="ce4">
            <text:p>10.9</text:p>
          </table:table-cell>
          <table:table-cell office:value-type="percentage" office:value="-1" table:formula="of:=[Sheet1.C101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01]/([Sheet1.$T$3]*[Sheet1.$S$3])" table:style-name="ce48">
            <text:p>-100.0%</text:p>
          </table:table-cell>
          <table:table-cell office:value-type="float" office:value="0" table:formula="of:=IF([Sheet1.J101]&gt;0;IF([Sheet1.M101]&gt;0;&quot;good&quot;;0);0)" table:style-name="ce44">
            <text:p>0</text:p>
          </table:table-cell>
          <table:table-cell office:value-type="float" office:value="50000" table:formula="of:=[Sheet1.A101]*[Sheet1.$T$3]" table:style-name="ce14">
            <text:p>50,000</text:p>
          </table:table-cell>
          <table:table-cell table:style-name="ce1"/>
          <table:table-cell office:value-type="float" office:value="0" table:formula="of:=AVERAGE([Sheet1.P87:.P101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02])" table:style-name="ce10">
            <text:p>100.00</text:p>
          </table:table-cell>
          <table:table-cell office:value-type="float" office:value="0" table:formula="of:=[Sheet1.$S$3]*[Sheet1.H102]" table:style-name="ce10">
            <text:p>0.00</text:p>
          </table:table-cell>
          <table:table-cell office:value-type="float" office:value="-50000" table:formula="of:=[Sheet1.$T$3]*([Sheet1.I102]-1)*[Sheet1.B102]-[Sheet1.$T$3]*[Sheet1.A102]" table:style-name="ce45">
            <text:p>-50,000</text:p>
          </table:table-cell>
          <table:table-cell office:value-type="float" office:value="100" table:formula="of:=[Sheet1.$S$3]*(1-[Sheet1.F102])" table:style-name="ce10">
            <text:p>100.00</text:p>
          </table:table-cell>
          <table:table-cell office:value-type="float" office:value="0" table:formula="of:=[Sheet1.$S$3]*[Sheet1.F102]" table:style-name="ce10">
            <text:p>0.00</text:p>
          </table:table-cell>
          <table:table-cell office:value-type="float" office:value="0" table:formula="of:=[Sheet1.H102]*[Sheet1.$F$2]" table:style-name="ce10">
            <text:p>0.00</text:p>
          </table:table-cell>
          <table:table-cell office:value-type="float" office:value="-50000" table:formula="of:=[Sheet1.$T$3]*([Sheet1.I102]-1)*[Sheet1.E102]-[Sheet1.$T$3]*[Sheet1.D102]" table:style-name="ce11">
            <text:p>-50,000</text:p>
          </table:table-cell>
          <table:table-cell office:value-type="float" office:value="0" table:formula="of:=COUNTIF([Sheet1.$P$3:.$P$106001];&quot;&gt;&quot;&amp;[Sheet1.I102])/[Sheet1.$P$2]" table:style-name="ce47">
            <text:p>0.00</text:p>
          </table:table-cell>
          <table:table-cell office:value-type="float" office:value="11" table:style-name="ce4">
            <text:p>11</text:p>
          </table:table-cell>
          <table:table-cell office:value-type="percentage" office:value="-1" table:formula="of:=[Sheet1.C102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02]/([Sheet1.$T$3]*[Sheet1.$S$3])" table:style-name="ce48">
            <text:p>-100.0%</text:p>
          </table:table-cell>
          <table:table-cell office:value-type="float" office:value="0" table:formula="of:=IF([Sheet1.J102]&gt;0;IF([Sheet1.M102]&gt;0;&quot;good&quot;;0);0)" table:style-name="ce44">
            <text:p>0</text:p>
          </table:table-cell>
          <table:table-cell office:value-type="float" office:value="50000" table:formula="of:=[Sheet1.A102]*[Sheet1.$T$3]" table:style-name="ce14">
            <text:p>50,000</text:p>
          </table:table-cell>
          <table:table-cell table:style-name="ce1"/>
          <table:table-cell office:value-type="float" office:value="0" table:formula="of:=AVERAGE([Sheet1.P88:.P102])" table:style-name="ce15">
            <text:p>#DIV/0!</text:p>
          </table:table-cell>
          <table:table-cell table:number-columns-repeated="16367" table:style-name="ce1"/>
        </table:table-row>
        <table:table-row table:style-name="ro1">
          <table:table-cell office:value-type="float" office:value="100" table:formula="of:=[Sheet1.$S$3]*(1-[Sheet1.H103])" table:style-name="ce10">
            <text:p>100.00</text:p>
          </table:table-cell>
          <table:table-cell office:value-type="float" office:value="0" table:formula="of:=[Sheet1.$S$3]*[Sheet1.H103]" table:style-name="ce10">
            <text:p>0.00</text:p>
          </table:table-cell>
          <table:table-cell office:value-type="float" office:value="-50000" table:formula="of:=[Sheet1.$T$3]*([Sheet1.I103]-1)*[Sheet1.B103]-[Sheet1.$T$3]*[Sheet1.A103]" table:style-name="ce45">
            <text:p>-50,000</text:p>
          </table:table-cell>
          <table:table-cell office:value-type="float" office:value="100" table:formula="of:=[Sheet1.$S$3]*(1-[Sheet1.F103])" table:style-name="ce10">
            <text:p>100.00</text:p>
          </table:table-cell>
          <table:table-cell office:value-type="float" office:value="0" table:formula="of:=[Sheet1.$S$3]*[Sheet1.F103]" table:style-name="ce10">
            <text:p>0.00</text:p>
          </table:table-cell>
          <table:table-cell office:value-type="float" office:value="0" table:formula="of:=[Sheet1.H103]*[Sheet1.$F$2]" table:style-name="ce10">
            <text:p>0.00</text:p>
          </table:table-cell>
          <table:table-cell office:value-type="float" office:value="-50000" table:formula="of:=[Sheet1.$T$3]*([Sheet1.I103]-1)*[Sheet1.E103]-[Sheet1.$T$3]*[Sheet1.D103]" table:style-name="ce11">
            <text:p>-50,000</text:p>
          </table:table-cell>
          <table:table-cell office:value-type="float" office:value="0" table:formula="of:=COUNTIF([Sheet1.$P$3:.$P$106001];&quot;&gt;&quot;&amp;[Sheet1.I103])/[Sheet1.$P$2]" table:style-name="ce47">
            <text:p>0.00</text:p>
          </table:table-cell>
          <table:table-cell office:value-type="float" office:value="11.1" table:style-name="ce4">
            <text:p>11.1</text:p>
          </table:table-cell>
          <table:table-cell office:value-type="percentage" office:value="-1" table:formula="of:=[Sheet1.C103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03]/([Sheet1.$T$3]*[Sheet1.$S$3])" table:style-name="ce48">
            <text:p>-100.0%</text:p>
          </table:table-cell>
          <table:table-cell office:value-type="float" office:value="0" table:formula="of:=IF([Sheet1.J103]&gt;0;IF([Sheet1.M103]&gt;0;&quot;good&quot;;0);0)" table:style-name="ce44">
            <text:p>0</text:p>
          </table:table-cell>
          <table:table-cell office:value-type="float" office:value="50000" table:formula="of:=[Sheet1.A103]*[Sheet1.$T$3]" table:style-name="ce14">
            <text:p>50,000</text:p>
          </table:table-cell>
          <table:table-cell table:style-name="ce1"/>
          <table:table-cell office:value-type="float" office:value="0" table:formula="of:=AVERAGE([Sheet1.P89:.P103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04])" table:style-name="ce10">
            <text:p>100.00</text:p>
          </table:table-cell>
          <table:table-cell office:value-type="float" office:value="0" table:formula="of:=[Sheet1.$S$3]*[Sheet1.H104]" table:style-name="ce10">
            <text:p>0.00</text:p>
          </table:table-cell>
          <table:table-cell office:value-type="float" office:value="-50000" table:formula="of:=[Sheet1.$T$3]*([Sheet1.I104]-1)*[Sheet1.B104]-[Sheet1.$T$3]*[Sheet1.A104]" table:style-name="ce45">
            <text:p>-50,000</text:p>
          </table:table-cell>
          <table:table-cell office:value-type="float" office:value="100" table:formula="of:=[Sheet1.$S$3]*(1-[Sheet1.F104])" table:style-name="ce10">
            <text:p>100.00</text:p>
          </table:table-cell>
          <table:table-cell office:value-type="float" office:value="0" table:formula="of:=[Sheet1.$S$3]*[Sheet1.F104]" table:style-name="ce10">
            <text:p>0.00</text:p>
          </table:table-cell>
          <table:table-cell office:value-type="float" office:value="0" table:formula="of:=[Sheet1.H104]*[Sheet1.$F$2]" table:style-name="ce10">
            <text:p>0.00</text:p>
          </table:table-cell>
          <table:table-cell office:value-type="float" office:value="-50000" table:formula="of:=[Sheet1.$T$3]*([Sheet1.I104]-1)*[Sheet1.E104]-[Sheet1.$T$3]*[Sheet1.D104]" table:style-name="ce11">
            <text:p>-50,000</text:p>
          </table:table-cell>
          <table:table-cell office:value-type="float" office:value="0" table:formula="of:=COUNTIF([Sheet1.$P$3:.$P$106001];&quot;&gt;&quot;&amp;[Sheet1.I104])/[Sheet1.$P$2]" table:style-name="ce47">
            <text:p>0.00</text:p>
          </table:table-cell>
          <table:table-cell office:value-type="float" office:value="11.2" table:style-name="ce4">
            <text:p>11.2</text:p>
          </table:table-cell>
          <table:table-cell office:value-type="percentage" office:value="-1" table:formula="of:=[Sheet1.C104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04]/([Sheet1.$T$3]*[Sheet1.$S$3])" table:style-name="ce48">
            <text:p>-100.0%</text:p>
          </table:table-cell>
          <table:table-cell office:value-type="float" office:value="0" table:formula="of:=IF([Sheet1.J104]&gt;0;IF([Sheet1.M104]&gt;0;&quot;good&quot;;0);0)" table:style-name="ce44">
            <text:p>0</text:p>
          </table:table-cell>
          <table:table-cell office:value-type="float" office:value="50000" table:formula="of:=[Sheet1.A104]*[Sheet1.$T$3]" table:style-name="ce14">
            <text:p>50,000</text:p>
          </table:table-cell>
          <table:table-cell table:style-name="ce1"/>
          <table:table-cell office:value-type="float" office:value="0" table:formula="of:=AVERAGE([Sheet1.P90:.P104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05])" table:style-name="ce10">
            <text:p>100.00</text:p>
          </table:table-cell>
          <table:table-cell office:value-type="float" office:value="0" table:formula="of:=[Sheet1.$S$3]*[Sheet1.H105]" table:style-name="ce10">
            <text:p>0.00</text:p>
          </table:table-cell>
          <table:table-cell office:value-type="float" office:value="-50000" table:formula="of:=[Sheet1.$T$3]*([Sheet1.I105]-1)*[Sheet1.B105]-[Sheet1.$T$3]*[Sheet1.A105]" table:style-name="ce45">
            <text:p>-50,000</text:p>
          </table:table-cell>
          <table:table-cell office:value-type="float" office:value="100" table:formula="of:=[Sheet1.$S$3]*(1-[Sheet1.F105])" table:style-name="ce10">
            <text:p>100.00</text:p>
          </table:table-cell>
          <table:table-cell office:value-type="float" office:value="0" table:formula="of:=[Sheet1.$S$3]*[Sheet1.F105]" table:style-name="ce10">
            <text:p>0.00</text:p>
          </table:table-cell>
          <table:table-cell office:value-type="float" office:value="0" table:formula="of:=[Sheet1.H105]*[Sheet1.$F$2]" table:style-name="ce10">
            <text:p>0.00</text:p>
          </table:table-cell>
          <table:table-cell office:value-type="float" office:value="-50000" table:formula="of:=[Sheet1.$T$3]*([Sheet1.I105]-1)*[Sheet1.E105]-[Sheet1.$T$3]*[Sheet1.D105]" table:style-name="ce11">
            <text:p>-50,000</text:p>
          </table:table-cell>
          <table:table-cell office:value-type="float" office:value="0" table:formula="of:=COUNTIF([Sheet1.$P$3:.$P$106001];&quot;&gt;&quot;&amp;[Sheet1.I105])/[Sheet1.$P$2]" table:style-name="ce47">
            <text:p>0.00</text:p>
          </table:table-cell>
          <table:table-cell office:value-type="float" office:value="11.3" table:style-name="ce4">
            <text:p>11.3</text:p>
          </table:table-cell>
          <table:table-cell office:value-type="percentage" office:value="-1" table:formula="of:=[Sheet1.C105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05]/([Sheet1.$T$3]*[Sheet1.$S$3])" table:style-name="ce48">
            <text:p>-100.0%</text:p>
          </table:table-cell>
          <table:table-cell office:value-type="float" office:value="0" table:formula="of:=IF([Sheet1.J105]&gt;0;IF([Sheet1.M105]&gt;0;&quot;good&quot;;0);0)" table:style-name="ce44">
            <text:p>0</text:p>
          </table:table-cell>
          <table:table-cell office:value-type="float" office:value="50000" table:formula="of:=[Sheet1.A105]*[Sheet1.$T$3]" table:style-name="ce14">
            <text:p>50,000</text:p>
          </table:table-cell>
          <table:table-cell table:style-name="ce1"/>
          <table:table-cell office:value-type="float" office:value="0" table:formula="of:=AVERAGE([Sheet1.P91:.P105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06])" table:style-name="ce10">
            <text:p>100.00</text:p>
          </table:table-cell>
          <table:table-cell office:value-type="float" office:value="0" table:formula="of:=[Sheet1.$S$3]*[Sheet1.H106]" table:style-name="ce10">
            <text:p>0.00</text:p>
          </table:table-cell>
          <table:table-cell office:value-type="float" office:value="-50000" table:formula="of:=[Sheet1.$T$3]*([Sheet1.I106]-1)*[Sheet1.B106]-[Sheet1.$T$3]*[Sheet1.A106]" table:style-name="ce45">
            <text:p>-50,000</text:p>
          </table:table-cell>
          <table:table-cell office:value-type="float" office:value="100" table:formula="of:=[Sheet1.$S$3]*(1-[Sheet1.F106])" table:style-name="ce10">
            <text:p>100.00</text:p>
          </table:table-cell>
          <table:table-cell office:value-type="float" office:value="0" table:formula="of:=[Sheet1.$S$3]*[Sheet1.F106]" table:style-name="ce10">
            <text:p>0.00</text:p>
          </table:table-cell>
          <table:table-cell office:value-type="float" office:value="0" table:formula="of:=[Sheet1.H106]*[Sheet1.$F$2]" table:style-name="ce10">
            <text:p>0.00</text:p>
          </table:table-cell>
          <table:table-cell office:value-type="float" office:value="-50000" table:formula="of:=[Sheet1.$T$3]*([Sheet1.I106]-1)*[Sheet1.E106]-[Sheet1.$T$3]*[Sheet1.D106]" table:style-name="ce11">
            <text:p>-50,000</text:p>
          </table:table-cell>
          <table:table-cell office:value-type="float" office:value="0" table:formula="of:=COUNTIF([Sheet1.$P$3:.$P$106001];&quot;&gt;&quot;&amp;[Sheet1.I106])/[Sheet1.$P$2]" table:style-name="ce47">
            <text:p>0.00</text:p>
          </table:table-cell>
          <table:table-cell office:value-type="float" office:value="11.4" table:style-name="ce4">
            <text:p>11.4</text:p>
          </table:table-cell>
          <table:table-cell office:value-type="percentage" office:value="-1" table:formula="of:=[Sheet1.C106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06]/([Sheet1.$T$3]*[Sheet1.$S$3])" table:style-name="ce48">
            <text:p>-100.0%</text:p>
          </table:table-cell>
          <table:table-cell office:value-type="float" office:value="0" table:formula="of:=IF([Sheet1.J106]&gt;0;IF([Sheet1.M106]&gt;0;&quot;good&quot;;0);0)" table:style-name="ce44">
            <text:p>0</text:p>
          </table:table-cell>
          <table:table-cell office:value-type="float" office:value="50000" table:formula="of:=[Sheet1.A106]*[Sheet1.$T$3]" table:style-name="ce14">
            <text:p>50,000</text:p>
          </table:table-cell>
          <table:table-cell table:style-name="ce1"/>
          <table:table-cell office:value-type="float" office:value="0" table:formula="of:=AVERAGE([Sheet1.P92:.P106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07])" table:style-name="ce10">
            <text:p>100.00</text:p>
          </table:table-cell>
          <table:table-cell office:value-type="float" office:value="0" table:formula="of:=[Sheet1.$S$3]*[Sheet1.H107]" table:style-name="ce10">
            <text:p>0.00</text:p>
          </table:table-cell>
          <table:table-cell office:value-type="float" office:value="-50000" table:formula="of:=[Sheet1.$T$3]*([Sheet1.I107]-1)*[Sheet1.B107]-[Sheet1.$T$3]*[Sheet1.A107]" table:style-name="ce45">
            <text:p>-50,000</text:p>
          </table:table-cell>
          <table:table-cell office:value-type="float" office:value="100" table:formula="of:=[Sheet1.$S$3]*(1-[Sheet1.F107])" table:style-name="ce10">
            <text:p>100.00</text:p>
          </table:table-cell>
          <table:table-cell office:value-type="float" office:value="0" table:formula="of:=[Sheet1.$S$3]*[Sheet1.F107]" table:style-name="ce10">
            <text:p>0.00</text:p>
          </table:table-cell>
          <table:table-cell office:value-type="float" office:value="0" table:formula="of:=[Sheet1.H107]*[Sheet1.$F$2]" table:style-name="ce10">
            <text:p>0.00</text:p>
          </table:table-cell>
          <table:table-cell office:value-type="float" office:value="-50000" table:formula="of:=[Sheet1.$T$3]*([Sheet1.I107]-1)*[Sheet1.E107]-[Sheet1.$T$3]*[Sheet1.D107]" table:style-name="ce11">
            <text:p>-50,000</text:p>
          </table:table-cell>
          <table:table-cell office:value-type="float" office:value="0" table:formula="of:=COUNTIF([Sheet1.$P$3:.$P$106001];&quot;&gt;&quot;&amp;[Sheet1.I107])/[Sheet1.$P$2]" table:style-name="ce47">
            <text:p>0.00</text:p>
          </table:table-cell>
          <table:table-cell office:value-type="float" office:value="11.5" table:style-name="ce4">
            <text:p>11.5</text:p>
          </table:table-cell>
          <table:table-cell office:value-type="percentage" office:value="-1" table:formula="of:=[Sheet1.C107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07]/([Sheet1.$T$3]*[Sheet1.$S$3])" table:style-name="ce48">
            <text:p>-100.0%</text:p>
          </table:table-cell>
          <table:table-cell office:value-type="float" office:value="0" table:formula="of:=IF([Sheet1.J107]&gt;0;IF([Sheet1.M107]&gt;0;&quot;good&quot;;0);0)" table:style-name="ce44">
            <text:p>0</text:p>
          </table:table-cell>
          <table:table-cell office:value-type="float" office:value="50000" table:formula="of:=[Sheet1.A107]*[Sheet1.$T$3]" table:style-name="ce14">
            <text:p>50,000</text:p>
          </table:table-cell>
          <table:table-cell table:style-name="ce1"/>
          <table:table-cell office:value-type="float" office:value="0" table:formula="of:=AVERAGE([Sheet1.P93:.P107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08])" table:style-name="ce10">
            <text:p>100.00</text:p>
          </table:table-cell>
          <table:table-cell office:value-type="float" office:value="0" table:formula="of:=[Sheet1.$S$3]*[Sheet1.H108]" table:style-name="ce10">
            <text:p>0.00</text:p>
          </table:table-cell>
          <table:table-cell office:value-type="float" office:value="-50000" table:formula="of:=[Sheet1.$T$3]*([Sheet1.I108]-1)*[Sheet1.B108]-[Sheet1.$T$3]*[Sheet1.A108]" table:style-name="ce45">
            <text:p>-50,000</text:p>
          </table:table-cell>
          <table:table-cell office:value-type="float" office:value="100" table:formula="of:=[Sheet1.$S$3]*(1-[Sheet1.F108])" table:style-name="ce10">
            <text:p>100.00</text:p>
          </table:table-cell>
          <table:table-cell office:value-type="float" office:value="0" table:formula="of:=[Sheet1.$S$3]*[Sheet1.F108]" table:style-name="ce10">
            <text:p>0.00</text:p>
          </table:table-cell>
          <table:table-cell office:value-type="float" office:value="0" table:formula="of:=[Sheet1.H108]*[Sheet1.$F$2]" table:style-name="ce10">
            <text:p>0.00</text:p>
          </table:table-cell>
          <table:table-cell office:value-type="float" office:value="-50000" table:formula="of:=[Sheet1.$T$3]*([Sheet1.I108]-1)*[Sheet1.E108]-[Sheet1.$T$3]*[Sheet1.D108]" table:style-name="ce11">
            <text:p>-50,000</text:p>
          </table:table-cell>
          <table:table-cell office:value-type="float" office:value="0" table:formula="of:=COUNTIF([Sheet1.$P$3:.$P$106001];&quot;&gt;&quot;&amp;[Sheet1.I108])/[Sheet1.$P$2]" table:style-name="ce47">
            <text:p>0.00</text:p>
          </table:table-cell>
          <table:table-cell office:value-type="float" office:value="11.6" table:style-name="ce4">
            <text:p>11.6</text:p>
          </table:table-cell>
          <table:table-cell office:value-type="percentage" office:value="-1" table:formula="of:=[Sheet1.C108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08]/([Sheet1.$T$3]*[Sheet1.$S$3])" table:style-name="ce48">
            <text:p>-100.0%</text:p>
          </table:table-cell>
          <table:table-cell office:value-type="float" office:value="0" table:formula="of:=IF([Sheet1.J108]&gt;0;IF([Sheet1.M108]&gt;0;&quot;good&quot;;0);0)" table:style-name="ce44">
            <text:p>0</text:p>
          </table:table-cell>
          <table:table-cell office:value-type="float" office:value="50000" table:formula="of:=[Sheet1.A108]*[Sheet1.$T$3]" table:style-name="ce14">
            <text:p>50,000</text:p>
          </table:table-cell>
          <table:table-cell table:style-name="ce1"/>
          <table:table-cell office:value-type="float" office:value="0" table:formula="of:=AVERAGE([Sheet1.P94:.P108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09])" table:style-name="ce10">
            <text:p>100.00</text:p>
          </table:table-cell>
          <table:table-cell office:value-type="float" office:value="0" table:formula="of:=[Sheet1.$S$3]*[Sheet1.H109]" table:style-name="ce10">
            <text:p>0.00</text:p>
          </table:table-cell>
          <table:table-cell office:value-type="float" office:value="-50000" table:formula="of:=[Sheet1.$T$3]*([Sheet1.I109]-1)*[Sheet1.B109]-[Sheet1.$T$3]*[Sheet1.A109]" table:style-name="ce45">
            <text:p>-50,000</text:p>
          </table:table-cell>
          <table:table-cell office:value-type="float" office:value="100" table:formula="of:=[Sheet1.$S$3]*(1-[Sheet1.F109])" table:style-name="ce10">
            <text:p>100.00</text:p>
          </table:table-cell>
          <table:table-cell office:value-type="float" office:value="0" table:formula="of:=[Sheet1.$S$3]*[Sheet1.F109]" table:style-name="ce10">
            <text:p>0.00</text:p>
          </table:table-cell>
          <table:table-cell office:value-type="float" office:value="0" table:formula="of:=[Sheet1.H109]*[Sheet1.$F$2]" table:style-name="ce10">
            <text:p>0.00</text:p>
          </table:table-cell>
          <table:table-cell office:value-type="float" office:value="-50000" table:formula="of:=[Sheet1.$T$3]*([Sheet1.I109]-1)*[Sheet1.E109]-[Sheet1.$T$3]*[Sheet1.D109]" table:style-name="ce11">
            <text:p>-50,000</text:p>
          </table:table-cell>
          <table:table-cell office:value-type="float" office:value="0" table:formula="of:=COUNTIF([Sheet1.$P$3:.$P$106001];&quot;&gt;&quot;&amp;[Sheet1.I109])/[Sheet1.$P$2]" table:style-name="ce47">
            <text:p>0.00</text:p>
          </table:table-cell>
          <table:table-cell office:value-type="float" office:value="11.7" table:style-name="ce4">
            <text:p>11.7</text:p>
          </table:table-cell>
          <table:table-cell office:value-type="percentage" office:value="-1" table:formula="of:=[Sheet1.C109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09]/([Sheet1.$T$3]*[Sheet1.$S$3])" table:style-name="ce48">
            <text:p>-100.0%</text:p>
          </table:table-cell>
          <table:table-cell office:value-type="float" office:value="0" table:formula="of:=IF([Sheet1.J109]&gt;0;IF([Sheet1.M109]&gt;0;&quot;good&quot;;0);0)" table:style-name="ce44">
            <text:p>0</text:p>
          </table:table-cell>
          <table:table-cell office:value-type="float" office:value="50000" table:formula="of:=[Sheet1.A109]*[Sheet1.$T$3]" table:style-name="ce14">
            <text:p>50,000</text:p>
          </table:table-cell>
          <table:table-cell table:style-name="ce1"/>
          <table:table-cell office:value-type="float" office:value="0" table:formula="of:=AVERAGE([Sheet1.P95:.P109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10])" table:style-name="ce10">
            <text:p>100.00</text:p>
          </table:table-cell>
          <table:table-cell office:value-type="float" office:value="0" table:formula="of:=[Sheet1.$S$3]*[Sheet1.H110]" table:style-name="ce10">
            <text:p>0.00</text:p>
          </table:table-cell>
          <table:table-cell office:value-type="float" office:value="-50000" table:formula="of:=[Sheet1.$T$3]*([Sheet1.I110]-1)*[Sheet1.B110]-[Sheet1.$T$3]*[Sheet1.A110]" table:style-name="ce45">
            <text:p>-50,000</text:p>
          </table:table-cell>
          <table:table-cell office:value-type="float" office:value="100" table:formula="of:=[Sheet1.$S$3]*(1-[Sheet1.F110])" table:style-name="ce10">
            <text:p>100.00</text:p>
          </table:table-cell>
          <table:table-cell office:value-type="float" office:value="0" table:formula="of:=[Sheet1.$S$3]*[Sheet1.F110]" table:style-name="ce10">
            <text:p>0.00</text:p>
          </table:table-cell>
          <table:table-cell office:value-type="float" office:value="0" table:formula="of:=[Sheet1.H110]*[Sheet1.$F$2]" table:style-name="ce10">
            <text:p>0.00</text:p>
          </table:table-cell>
          <table:table-cell office:value-type="float" office:value="-50000" table:formula="of:=[Sheet1.$T$3]*([Sheet1.I110]-1)*[Sheet1.E110]-[Sheet1.$T$3]*[Sheet1.D110]" table:style-name="ce11">
            <text:p>-50,000</text:p>
          </table:table-cell>
          <table:table-cell office:value-type="float" office:value="0" table:formula="of:=COUNTIF([Sheet1.$P$3:.$P$106001];&quot;&gt;&quot;&amp;[Sheet1.I110])/[Sheet1.$P$2]" table:style-name="ce47">
            <text:p>0.00</text:p>
          </table:table-cell>
          <table:table-cell office:value-type="float" office:value="11.8" table:style-name="ce4">
            <text:p>11.8</text:p>
          </table:table-cell>
          <table:table-cell office:value-type="percentage" office:value="-1" table:formula="of:=[Sheet1.C110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10]/([Sheet1.$T$3]*[Sheet1.$S$3])" table:style-name="ce48">
            <text:p>-100.0%</text:p>
          </table:table-cell>
          <table:table-cell office:value-type="float" office:value="0" table:formula="of:=IF([Sheet1.J110]&gt;0;IF([Sheet1.M110]&gt;0;&quot;good&quot;;0);0)" table:style-name="ce44">
            <text:p>0</text:p>
          </table:table-cell>
          <table:table-cell office:value-type="float" office:value="50000" table:formula="of:=[Sheet1.A110]*[Sheet1.$T$3]" table:style-name="ce14">
            <text:p>50,000</text:p>
          </table:table-cell>
          <table:table-cell table:style-name="ce1"/>
          <table:table-cell office:value-type="float" office:value="0" table:formula="of:=AVERAGE([Sheet1.P96:.P110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11])" table:style-name="ce10">
            <text:p>100.00</text:p>
          </table:table-cell>
          <table:table-cell office:value-type="float" office:value="0" table:formula="of:=[Sheet1.$S$3]*[Sheet1.H111]" table:style-name="ce10">
            <text:p>0.00</text:p>
          </table:table-cell>
          <table:table-cell office:value-type="float" office:value="-50000" table:formula="of:=[Sheet1.$T$3]*([Sheet1.I111]-1)*[Sheet1.B111]-[Sheet1.$T$3]*[Sheet1.A111]" table:style-name="ce45">
            <text:p>-50,000</text:p>
          </table:table-cell>
          <table:table-cell office:value-type="float" office:value="100" table:formula="of:=[Sheet1.$S$3]*(1-[Sheet1.F111])" table:style-name="ce10">
            <text:p>100.00</text:p>
          </table:table-cell>
          <table:table-cell office:value-type="float" office:value="0" table:formula="of:=[Sheet1.$S$3]*[Sheet1.F111]" table:style-name="ce10">
            <text:p>0.00</text:p>
          </table:table-cell>
          <table:table-cell office:value-type="float" office:value="0" table:formula="of:=[Sheet1.H111]*[Sheet1.$F$2]" table:style-name="ce10">
            <text:p>0.00</text:p>
          </table:table-cell>
          <table:table-cell office:value-type="float" office:value="-50000" table:formula="of:=[Sheet1.$T$3]*([Sheet1.I111]-1)*[Sheet1.E111]-[Sheet1.$T$3]*[Sheet1.D111]" table:style-name="ce11">
            <text:p>-50,000</text:p>
          </table:table-cell>
          <table:table-cell office:value-type="float" office:value="0" table:formula="of:=COUNTIF([Sheet1.$P$3:.$P$106001];&quot;&gt;&quot;&amp;[Sheet1.I111])/[Sheet1.$P$2]" table:style-name="ce47">
            <text:p>0.00</text:p>
          </table:table-cell>
          <table:table-cell office:value-type="float" office:value="11.9" table:style-name="ce4">
            <text:p>11.9</text:p>
          </table:table-cell>
          <table:table-cell office:value-type="percentage" office:value="-1" table:formula="of:=[Sheet1.C111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11]/([Sheet1.$T$3]*[Sheet1.$S$3])" table:style-name="ce48">
            <text:p>-100.0%</text:p>
          </table:table-cell>
          <table:table-cell office:value-type="float" office:value="0" table:formula="of:=IF([Sheet1.J111]&gt;0;IF([Sheet1.M111]&gt;0;&quot;good&quot;;0);0)" table:style-name="ce44">
            <text:p>0</text:p>
          </table:table-cell>
          <table:table-cell office:value-type="float" office:value="50000" table:formula="of:=[Sheet1.A111]*[Sheet1.$T$3]" table:style-name="ce14">
            <text:p>50,000</text:p>
          </table:table-cell>
          <table:table-cell table:style-name="ce1"/>
          <table:table-cell office:value-type="float" office:value="0" table:formula="of:=AVERAGE([Sheet1.P97:.P111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12])" table:style-name="ce10">
            <text:p>100.00</text:p>
          </table:table-cell>
          <table:table-cell office:value-type="float" office:value="0" table:formula="of:=[Sheet1.$S$3]*[Sheet1.H112]" table:style-name="ce10">
            <text:p>0.00</text:p>
          </table:table-cell>
          <table:table-cell office:value-type="float" office:value="-50000" table:formula="of:=[Sheet1.$T$3]*([Sheet1.I112]-1)*[Sheet1.B112]-[Sheet1.$T$3]*[Sheet1.A112]" table:style-name="ce45">
            <text:p>-50,000</text:p>
          </table:table-cell>
          <table:table-cell office:value-type="float" office:value="100" table:formula="of:=[Sheet1.$S$3]*(1-[Sheet1.F112])" table:style-name="ce10">
            <text:p>100.00</text:p>
          </table:table-cell>
          <table:table-cell office:value-type="float" office:value="0" table:formula="of:=[Sheet1.$S$3]*[Sheet1.F112]" table:style-name="ce10">
            <text:p>0.00</text:p>
          </table:table-cell>
          <table:table-cell office:value-type="float" office:value="0" table:formula="of:=[Sheet1.H112]*[Sheet1.$F$2]" table:style-name="ce10">
            <text:p>0.00</text:p>
          </table:table-cell>
          <table:table-cell office:value-type="float" office:value="-50000" table:formula="of:=[Sheet1.$T$3]*([Sheet1.I112]-1)*[Sheet1.E112]-[Sheet1.$T$3]*[Sheet1.D112]" table:style-name="ce11">
            <text:p>-50,000</text:p>
          </table:table-cell>
          <table:table-cell office:value-type="float" office:value="0" table:formula="of:=COUNTIF([Sheet1.$P$3:.$P$106001];&quot;&gt;&quot;&amp;[Sheet1.I112])/[Sheet1.$P$2]" table:style-name="ce47">
            <text:p>0.00</text:p>
          </table:table-cell>
          <table:table-cell office:value-type="float" office:value="12" table:style-name="ce4">
            <text:p>12</text:p>
          </table:table-cell>
          <table:table-cell office:value-type="percentage" office:value="-1" table:formula="of:=[Sheet1.C112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12]/([Sheet1.$T$3]*[Sheet1.$S$3])" table:style-name="ce48">
            <text:p>-100.0%</text:p>
          </table:table-cell>
          <table:table-cell office:value-type="float" office:value="0" table:formula="of:=IF([Sheet1.J112]&gt;0;IF([Sheet1.M112]&gt;0;&quot;good&quot;;0);0)" table:style-name="ce44">
            <text:p>0</text:p>
          </table:table-cell>
          <table:table-cell office:value-type="float" office:value="50000" table:formula="of:=[Sheet1.A112]*[Sheet1.$T$3]" table:style-name="ce14">
            <text:p>50,000</text:p>
          </table:table-cell>
          <table:table-cell table:style-name="ce1"/>
          <table:table-cell office:value-type="float" office:value="0" table:formula="of:=AVERAGE([Sheet1.P98:.P112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13])" table:style-name="ce10">
            <text:p>100.00</text:p>
          </table:table-cell>
          <table:table-cell office:value-type="float" office:value="0" table:formula="of:=[Sheet1.$S$3]*[Sheet1.H113]" table:style-name="ce10">
            <text:p>0.00</text:p>
          </table:table-cell>
          <table:table-cell office:value-type="float" office:value="-50000" table:formula="of:=[Sheet1.$T$3]*([Sheet1.I113]-1)*[Sheet1.B113]-[Sheet1.$T$3]*[Sheet1.A113]" table:style-name="ce45">
            <text:p>-50,000</text:p>
          </table:table-cell>
          <table:table-cell office:value-type="float" office:value="100" table:formula="of:=[Sheet1.$S$3]*(1-[Sheet1.F113])" table:style-name="ce10">
            <text:p>100.00</text:p>
          </table:table-cell>
          <table:table-cell office:value-type="float" office:value="0" table:formula="of:=[Sheet1.$S$3]*[Sheet1.F113]" table:style-name="ce10">
            <text:p>0.00</text:p>
          </table:table-cell>
          <table:table-cell office:value-type="float" office:value="0" table:formula="of:=[Sheet1.H113]*[Sheet1.$F$2]" table:style-name="ce10">
            <text:p>0.00</text:p>
          </table:table-cell>
          <table:table-cell office:value-type="float" office:value="-50000" table:formula="of:=[Sheet1.$T$3]*([Sheet1.I113]-1)*[Sheet1.E113]-[Sheet1.$T$3]*[Sheet1.D113]" table:style-name="ce11">
            <text:p>-50,000</text:p>
          </table:table-cell>
          <table:table-cell office:value-type="float" office:value="0" table:formula="of:=COUNTIF([Sheet1.$P$3:.$P$106001];&quot;&gt;&quot;&amp;[Sheet1.I113])/[Sheet1.$P$2]" table:style-name="ce47">
            <text:p>0.00</text:p>
          </table:table-cell>
          <table:table-cell office:value-type="float" office:value="12.1" table:style-name="ce4">
            <text:p>12.1</text:p>
          </table:table-cell>
          <table:table-cell office:value-type="percentage" office:value="-1" table:formula="of:=[Sheet1.C113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13]/([Sheet1.$T$3]*[Sheet1.$S$3])" table:style-name="ce48">
            <text:p>-100.0%</text:p>
          </table:table-cell>
          <table:table-cell office:value-type="float" office:value="0" table:formula="of:=IF([Sheet1.J113]&gt;0;IF([Sheet1.M113]&gt;0;&quot;good&quot;;0);0)" table:style-name="ce44">
            <text:p>0</text:p>
          </table:table-cell>
          <table:table-cell office:value-type="float" office:value="50000" table:formula="of:=[Sheet1.A113]*[Sheet1.$T$3]" table:style-name="ce14">
            <text:p>50,000</text:p>
          </table:table-cell>
          <table:table-cell table:style-name="ce1"/>
          <table:table-cell office:value-type="float" office:value="0" table:formula="of:=AVERAGE([Sheet1.P99:.P113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14])" table:style-name="ce10">
            <text:p>100.00</text:p>
          </table:table-cell>
          <table:table-cell office:value-type="float" office:value="0" table:formula="of:=[Sheet1.$S$3]*[Sheet1.H114]" table:style-name="ce10">
            <text:p>0.00</text:p>
          </table:table-cell>
          <table:table-cell office:value-type="float" office:value="-50000" table:formula="of:=[Sheet1.$T$3]*([Sheet1.I114]-1)*[Sheet1.B114]-[Sheet1.$T$3]*[Sheet1.A114]" table:style-name="ce45">
            <text:p>-50,000</text:p>
          </table:table-cell>
          <table:table-cell office:value-type="float" office:value="100" table:formula="of:=[Sheet1.$S$3]*(1-[Sheet1.F114])" table:style-name="ce10">
            <text:p>100.00</text:p>
          </table:table-cell>
          <table:table-cell office:value-type="float" office:value="0" table:formula="of:=[Sheet1.$S$3]*[Sheet1.F114]" table:style-name="ce10">
            <text:p>0.00</text:p>
          </table:table-cell>
          <table:table-cell office:value-type="float" office:value="0" table:formula="of:=[Sheet1.H114]*[Sheet1.$F$2]" table:style-name="ce10">
            <text:p>0.00</text:p>
          </table:table-cell>
          <table:table-cell office:value-type="float" office:value="-50000" table:formula="of:=[Sheet1.$T$3]*([Sheet1.I114]-1)*[Sheet1.E114]-[Sheet1.$T$3]*[Sheet1.D114]" table:style-name="ce11">
            <text:p>-50,000</text:p>
          </table:table-cell>
          <table:table-cell office:value-type="float" office:value="0" table:formula="of:=COUNTIF([Sheet1.$P$3:.$P$106001];&quot;&gt;&quot;&amp;[Sheet1.I114])/[Sheet1.$P$2]" table:style-name="ce47">
            <text:p>0.00</text:p>
          </table:table-cell>
          <table:table-cell office:value-type="float" office:value="12.2" table:style-name="ce4">
            <text:p>12.2</text:p>
          </table:table-cell>
          <table:table-cell office:value-type="percentage" office:value="-1" table:formula="of:=[Sheet1.C114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14]/([Sheet1.$T$3]*[Sheet1.$S$3])" table:style-name="ce48">
            <text:p>-100.0%</text:p>
          </table:table-cell>
          <table:table-cell office:value-type="float" office:value="0" table:formula="of:=IF([Sheet1.J114]&gt;0;IF([Sheet1.M114]&gt;0;&quot;good&quot;;0);0)" table:style-name="ce44">
            <text:p>0</text:p>
          </table:table-cell>
          <table:table-cell office:value-type="float" office:value="50000" table:formula="of:=[Sheet1.A114]*[Sheet1.$T$3]" table:style-name="ce14">
            <text:p>50,000</text:p>
          </table:table-cell>
          <table:table-cell table:style-name="ce1"/>
          <table:table-cell office:value-type="float" office:value="0" table:formula="of:=AVERAGE([Sheet1.P100:.P114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15])" table:style-name="ce10">
            <text:p>100.00</text:p>
          </table:table-cell>
          <table:table-cell office:value-type="float" office:value="0" table:formula="of:=[Sheet1.$S$3]*[Sheet1.H115]" table:style-name="ce10">
            <text:p>0.00</text:p>
          </table:table-cell>
          <table:table-cell office:value-type="float" office:value="-50000" table:formula="of:=[Sheet1.$T$3]*([Sheet1.I115]-1)*[Sheet1.B115]-[Sheet1.$T$3]*[Sheet1.A115]" table:style-name="ce45">
            <text:p>-50,000</text:p>
          </table:table-cell>
          <table:table-cell office:value-type="float" office:value="100" table:formula="of:=[Sheet1.$S$3]*(1-[Sheet1.F115])" table:style-name="ce10">
            <text:p>100.00</text:p>
          </table:table-cell>
          <table:table-cell office:value-type="float" office:value="0" table:formula="of:=[Sheet1.$S$3]*[Sheet1.F115]" table:style-name="ce10">
            <text:p>0.00</text:p>
          </table:table-cell>
          <table:table-cell office:value-type="float" office:value="0" table:formula="of:=[Sheet1.H115]*[Sheet1.$F$2]" table:style-name="ce10">
            <text:p>0.00</text:p>
          </table:table-cell>
          <table:table-cell office:value-type="float" office:value="-50000" table:formula="of:=[Sheet1.$T$3]*([Sheet1.I115]-1)*[Sheet1.E115]-[Sheet1.$T$3]*[Sheet1.D115]" table:style-name="ce11">
            <text:p>-50,000</text:p>
          </table:table-cell>
          <table:table-cell office:value-type="float" office:value="0" table:formula="of:=COUNTIF([Sheet1.$P$3:.$P$106001];&quot;&gt;&quot;&amp;[Sheet1.I115])/[Sheet1.$P$2]" table:style-name="ce47">
            <text:p>0.00</text:p>
          </table:table-cell>
          <table:table-cell office:value-type="float" office:value="12.3" table:style-name="ce4">
            <text:p>12.3</text:p>
          </table:table-cell>
          <table:table-cell office:value-type="percentage" office:value="-1" table:formula="of:=[Sheet1.C115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15]/([Sheet1.$T$3]*[Sheet1.$S$3])" table:style-name="ce48">
            <text:p>-100.0%</text:p>
          </table:table-cell>
          <table:table-cell office:value-type="float" office:value="0" table:formula="of:=IF([Sheet1.J115]&gt;0;IF([Sheet1.M115]&gt;0;&quot;good&quot;;0);0)" table:style-name="ce44">
            <text:p>0</text:p>
          </table:table-cell>
          <table:table-cell office:value-type="float" office:value="50000" table:formula="of:=[Sheet1.A115]*[Sheet1.$T$3]" table:style-name="ce14">
            <text:p>50,000</text:p>
          </table:table-cell>
          <table:table-cell table:style-name="ce1"/>
          <table:table-cell office:value-type="float" office:value="0" table:formula="of:=AVERAGE([Sheet1.P101:.P115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16])" table:style-name="ce10">
            <text:p>100.00</text:p>
          </table:table-cell>
          <table:table-cell office:value-type="float" office:value="0" table:formula="of:=[Sheet1.$S$3]*[Sheet1.H116]" table:style-name="ce10">
            <text:p>0.00</text:p>
          </table:table-cell>
          <table:table-cell office:value-type="float" office:value="-50000" table:formula="of:=[Sheet1.$T$3]*([Sheet1.I116]-1)*[Sheet1.B116]-[Sheet1.$T$3]*[Sheet1.A116]" table:style-name="ce45">
            <text:p>-50,000</text:p>
          </table:table-cell>
          <table:table-cell office:value-type="float" office:value="100" table:formula="of:=[Sheet1.$S$3]*(1-[Sheet1.F116])" table:style-name="ce10">
            <text:p>100.00</text:p>
          </table:table-cell>
          <table:table-cell office:value-type="float" office:value="0" table:formula="of:=[Sheet1.$S$3]*[Sheet1.F116]" table:style-name="ce10">
            <text:p>0.00</text:p>
          </table:table-cell>
          <table:table-cell office:value-type="float" office:value="0" table:formula="of:=[Sheet1.H116]*[Sheet1.$F$2]" table:style-name="ce10">
            <text:p>0.00</text:p>
          </table:table-cell>
          <table:table-cell office:value-type="float" office:value="-50000" table:formula="of:=[Sheet1.$T$3]*([Sheet1.I116]-1)*[Sheet1.E116]-[Sheet1.$T$3]*[Sheet1.D116]" table:style-name="ce11">
            <text:p>-50,000</text:p>
          </table:table-cell>
          <table:table-cell office:value-type="float" office:value="0" table:formula="of:=COUNTIF([Sheet1.$P$3:.$P$106001];&quot;&gt;&quot;&amp;[Sheet1.I116])/[Sheet1.$P$2]" table:style-name="ce47">
            <text:p>0.00</text:p>
          </table:table-cell>
          <table:table-cell office:value-type="float" office:value="12.4" table:style-name="ce4">
            <text:p>12.4</text:p>
          </table:table-cell>
          <table:table-cell office:value-type="percentage" office:value="-1" table:formula="of:=[Sheet1.C116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16]/([Sheet1.$T$3]*[Sheet1.$S$3])" table:style-name="ce48">
            <text:p>-100.0%</text:p>
          </table:table-cell>
          <table:table-cell office:value-type="float" office:value="0" table:formula="of:=IF([Sheet1.J116]&gt;0;IF([Sheet1.M116]&gt;0;&quot;good&quot;;0);0)" table:style-name="ce44">
            <text:p>0</text:p>
          </table:table-cell>
          <table:table-cell office:value-type="float" office:value="50000" table:formula="of:=[Sheet1.A116]*[Sheet1.$T$3]" table:style-name="ce14">
            <text:p>50,000</text:p>
          </table:table-cell>
          <table:table-cell table:style-name="ce1"/>
          <table:table-cell office:value-type="float" office:value="0" table:formula="of:=AVERAGE([Sheet1.P102:.P116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17])" table:style-name="ce10">
            <text:p>100.00</text:p>
          </table:table-cell>
          <table:table-cell office:value-type="float" office:value="0" table:formula="of:=[Sheet1.$S$3]*[Sheet1.H117]" table:style-name="ce10">
            <text:p>0.00</text:p>
          </table:table-cell>
          <table:table-cell office:value-type="float" office:value="-50000" table:formula="of:=[Sheet1.$T$3]*([Sheet1.I117]-1)*[Sheet1.B117]-[Sheet1.$T$3]*[Sheet1.A117]" table:style-name="ce45">
            <text:p>-50,000</text:p>
          </table:table-cell>
          <table:table-cell office:value-type="float" office:value="100" table:formula="of:=[Sheet1.$S$3]*(1-[Sheet1.F117])" table:style-name="ce10">
            <text:p>100.00</text:p>
          </table:table-cell>
          <table:table-cell office:value-type="float" office:value="0" table:formula="of:=[Sheet1.$S$3]*[Sheet1.F117]" table:style-name="ce10">
            <text:p>0.00</text:p>
          </table:table-cell>
          <table:table-cell office:value-type="float" office:value="0" table:formula="of:=[Sheet1.H117]*[Sheet1.$F$2]" table:style-name="ce10">
            <text:p>0.00</text:p>
          </table:table-cell>
          <table:table-cell office:value-type="float" office:value="-50000" table:formula="of:=[Sheet1.$T$3]*([Sheet1.I117]-1)*[Sheet1.E117]-[Sheet1.$T$3]*[Sheet1.D117]" table:style-name="ce11">
            <text:p>-50,000</text:p>
          </table:table-cell>
          <table:table-cell office:value-type="float" office:value="0" table:formula="of:=COUNTIF([Sheet1.$P$3:.$P$106001];&quot;&gt;&quot;&amp;[Sheet1.I117])/[Sheet1.$P$2]" table:style-name="ce47">
            <text:p>0.00</text:p>
          </table:table-cell>
          <table:table-cell office:value-type="float" office:value="12.5" table:style-name="ce4">
            <text:p>12.5</text:p>
          </table:table-cell>
          <table:table-cell office:value-type="percentage" office:value="-1" table:formula="of:=[Sheet1.C117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17]/([Sheet1.$T$3]*[Sheet1.$S$3])" table:style-name="ce48">
            <text:p>-100.0%</text:p>
          </table:table-cell>
          <table:table-cell office:value-type="float" office:value="0" table:formula="of:=IF([Sheet1.J117]&gt;0;IF([Sheet1.M117]&gt;0;&quot;good&quot;;0);0)" table:style-name="ce44">
            <text:p>0</text:p>
          </table:table-cell>
          <table:table-cell office:value-type="float" office:value="50000" table:formula="of:=[Sheet1.A117]*[Sheet1.$T$3]" table:style-name="ce14">
            <text:p>50,000</text:p>
          </table:table-cell>
          <table:table-cell table:style-name="ce1"/>
          <table:table-cell office:value-type="float" office:value="0" table:formula="of:=AVERAGE([Sheet1.P103:.P117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18])" table:style-name="ce10">
            <text:p>100.00</text:p>
          </table:table-cell>
          <table:table-cell office:value-type="float" office:value="0" table:formula="of:=[Sheet1.$S$3]*[Sheet1.H118]" table:style-name="ce10">
            <text:p>0.00</text:p>
          </table:table-cell>
          <table:table-cell office:value-type="float" office:value="-50000" table:formula="of:=[Sheet1.$T$3]*([Sheet1.I118]-1)*[Sheet1.B118]-[Sheet1.$T$3]*[Sheet1.A118]" table:style-name="ce45">
            <text:p>-50,000</text:p>
          </table:table-cell>
          <table:table-cell office:value-type="float" office:value="100" table:formula="of:=[Sheet1.$S$3]*(1-[Sheet1.F118])" table:style-name="ce10">
            <text:p>100.00</text:p>
          </table:table-cell>
          <table:table-cell office:value-type="float" office:value="0" table:formula="of:=[Sheet1.$S$3]*[Sheet1.F118]" table:style-name="ce10">
            <text:p>0.00</text:p>
          </table:table-cell>
          <table:table-cell office:value-type="float" office:value="0" table:formula="of:=[Sheet1.H118]*[Sheet1.$F$2]" table:style-name="ce10">
            <text:p>0.00</text:p>
          </table:table-cell>
          <table:table-cell office:value-type="float" office:value="-50000" table:formula="of:=[Sheet1.$T$3]*([Sheet1.I118]-1)*[Sheet1.E118]-[Sheet1.$T$3]*[Sheet1.D118]" table:style-name="ce11">
            <text:p>-50,000</text:p>
          </table:table-cell>
          <table:table-cell office:value-type="float" office:value="0" table:formula="of:=COUNTIF([Sheet1.$P$3:.$P$106001];&quot;&gt;&quot;&amp;[Sheet1.I118])/[Sheet1.$P$2]" table:style-name="ce47">
            <text:p>0.00</text:p>
          </table:table-cell>
          <table:table-cell office:value-type="float" office:value="12.6" table:style-name="ce4">
            <text:p>12.6</text:p>
          </table:table-cell>
          <table:table-cell office:value-type="percentage" office:value="-1" table:formula="of:=[Sheet1.C118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18]/([Sheet1.$T$3]*[Sheet1.$S$3])" table:style-name="ce48">
            <text:p>-100.0%</text:p>
          </table:table-cell>
          <table:table-cell office:value-type="float" office:value="0" table:formula="of:=IF([Sheet1.J118]&gt;0;IF([Sheet1.M118]&gt;0;&quot;good&quot;;0);0)" table:style-name="ce44">
            <text:p>0</text:p>
          </table:table-cell>
          <table:table-cell office:value-type="float" office:value="50000" table:formula="of:=[Sheet1.A118]*[Sheet1.$T$3]" table:style-name="ce14">
            <text:p>50,000</text:p>
          </table:table-cell>
          <table:table-cell table:style-name="ce1"/>
          <table:table-cell office:value-type="float" office:value="0" table:formula="of:=AVERAGE([Sheet1.P104:.P118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19])" table:style-name="ce10">
            <text:p>100.00</text:p>
          </table:table-cell>
          <table:table-cell office:value-type="float" office:value="0" table:formula="of:=[Sheet1.$S$3]*[Sheet1.H119]" table:style-name="ce10">
            <text:p>0.00</text:p>
          </table:table-cell>
          <table:table-cell office:value-type="float" office:value="-50000" table:formula="of:=[Sheet1.$T$3]*([Sheet1.I119]-1)*[Sheet1.B119]-[Sheet1.$T$3]*[Sheet1.A119]" table:style-name="ce45">
            <text:p>-50,000</text:p>
          </table:table-cell>
          <table:table-cell office:value-type="float" office:value="100" table:formula="of:=[Sheet1.$S$3]*(1-[Sheet1.F119])" table:style-name="ce10">
            <text:p>100.00</text:p>
          </table:table-cell>
          <table:table-cell office:value-type="float" office:value="0" table:formula="of:=[Sheet1.$S$3]*[Sheet1.F119]" table:style-name="ce10">
            <text:p>0.00</text:p>
          </table:table-cell>
          <table:table-cell office:value-type="float" office:value="0" table:formula="of:=[Sheet1.H119]*[Sheet1.$F$2]" table:style-name="ce10">
            <text:p>0.00</text:p>
          </table:table-cell>
          <table:table-cell office:value-type="float" office:value="-50000" table:formula="of:=[Sheet1.$T$3]*([Sheet1.I119]-1)*[Sheet1.E119]-[Sheet1.$T$3]*[Sheet1.D119]" table:style-name="ce11">
            <text:p>-50,000</text:p>
          </table:table-cell>
          <table:table-cell office:value-type="float" office:value="0" table:formula="of:=COUNTIF([Sheet1.$P$3:.$P$106001];&quot;&gt;&quot;&amp;[Sheet1.I119])/[Sheet1.$P$2]" table:style-name="ce47">
            <text:p>0.00</text:p>
          </table:table-cell>
          <table:table-cell office:value-type="float" office:value="12.7" table:style-name="ce4">
            <text:p>12.7</text:p>
          </table:table-cell>
          <table:table-cell office:value-type="percentage" office:value="-1" table:formula="of:=[Sheet1.C119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19]/([Sheet1.$T$3]*[Sheet1.$S$3])" table:style-name="ce48">
            <text:p>-100.0%</text:p>
          </table:table-cell>
          <table:table-cell office:value-type="float" office:value="0" table:formula="of:=IF([Sheet1.J119]&gt;0;IF([Sheet1.M119]&gt;0;&quot;good&quot;;0);0)" table:style-name="ce44">
            <text:p>0</text:p>
          </table:table-cell>
          <table:table-cell office:value-type="float" office:value="50000" table:formula="of:=[Sheet1.A119]*[Sheet1.$T$3]" table:style-name="ce14">
            <text:p>50,000</text:p>
          </table:table-cell>
          <table:table-cell table:style-name="ce1"/>
          <table:table-cell office:value-type="float" office:value="0" table:formula="of:=AVERAGE([Sheet1.P105:.P119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20])" table:style-name="ce10">
            <text:p>100.00</text:p>
          </table:table-cell>
          <table:table-cell office:value-type="float" office:value="0" table:formula="of:=[Sheet1.$S$3]*[Sheet1.H120]" table:style-name="ce10">
            <text:p>0.00</text:p>
          </table:table-cell>
          <table:table-cell office:value-type="float" office:value="-50000" table:formula="of:=[Sheet1.$T$3]*([Sheet1.I120]-1)*[Sheet1.B120]-[Sheet1.$T$3]*[Sheet1.A120]" table:style-name="ce45">
            <text:p>-50,000</text:p>
          </table:table-cell>
          <table:table-cell office:value-type="float" office:value="100" table:formula="of:=[Sheet1.$S$3]*(1-[Sheet1.F120])" table:style-name="ce10">
            <text:p>100.00</text:p>
          </table:table-cell>
          <table:table-cell office:value-type="float" office:value="0" table:formula="of:=[Sheet1.$S$3]*[Sheet1.F120]" table:style-name="ce10">
            <text:p>0.00</text:p>
          </table:table-cell>
          <table:table-cell office:value-type="float" office:value="0" table:formula="of:=[Sheet1.H120]*[Sheet1.$F$2]" table:style-name="ce10">
            <text:p>0.00</text:p>
          </table:table-cell>
          <table:table-cell office:value-type="float" office:value="-50000" table:formula="of:=[Sheet1.$T$3]*([Sheet1.I120]-1)*[Sheet1.E120]-[Sheet1.$T$3]*[Sheet1.D120]" table:style-name="ce11">
            <text:p>-50,000</text:p>
          </table:table-cell>
          <table:table-cell office:value-type="float" office:value="0" table:formula="of:=COUNTIF([Sheet1.$P$3:.$P$106001];&quot;&gt;&quot;&amp;[Sheet1.I120])/[Sheet1.$P$2]" table:style-name="ce47">
            <text:p>0.00</text:p>
          </table:table-cell>
          <table:table-cell office:value-type="float" office:value="12.8" table:style-name="ce4">
            <text:p>12.8</text:p>
          </table:table-cell>
          <table:table-cell office:value-type="percentage" office:value="-1" table:formula="of:=[Sheet1.C120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20]/([Sheet1.$T$3]*[Sheet1.$S$3])" table:style-name="ce48">
            <text:p>-100.0%</text:p>
          </table:table-cell>
          <table:table-cell office:value-type="float" office:value="0" table:formula="of:=IF([Sheet1.J120]&gt;0;IF([Sheet1.M120]&gt;0;&quot;good&quot;;0);0)" table:style-name="ce44">
            <text:p>0</text:p>
          </table:table-cell>
          <table:table-cell office:value-type="float" office:value="50000" table:formula="of:=[Sheet1.A120]*[Sheet1.$T$3]" table:style-name="ce14">
            <text:p>50,000</text:p>
          </table:table-cell>
          <table:table-cell table:style-name="ce1"/>
          <table:table-cell office:value-type="float" office:value="0" table:formula="of:=AVERAGE([Sheet1.P106:.P120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21])" table:style-name="ce10">
            <text:p>100.00</text:p>
          </table:table-cell>
          <table:table-cell office:value-type="float" office:value="0" table:formula="of:=[Sheet1.$S$3]*[Sheet1.H121]" table:style-name="ce10">
            <text:p>0.00</text:p>
          </table:table-cell>
          <table:table-cell office:value-type="float" office:value="-50000" table:formula="of:=[Sheet1.$T$3]*([Sheet1.I121]-1)*[Sheet1.B121]-[Sheet1.$T$3]*[Sheet1.A121]" table:style-name="ce45">
            <text:p>-50,000</text:p>
          </table:table-cell>
          <table:table-cell office:value-type="float" office:value="100" table:formula="of:=[Sheet1.$S$3]*(1-[Sheet1.F121])" table:style-name="ce10">
            <text:p>100.00</text:p>
          </table:table-cell>
          <table:table-cell office:value-type="float" office:value="0" table:formula="of:=[Sheet1.$S$3]*[Sheet1.F121]" table:style-name="ce10">
            <text:p>0.00</text:p>
          </table:table-cell>
          <table:table-cell office:value-type="float" office:value="0" table:formula="of:=[Sheet1.H121]*[Sheet1.$F$2]" table:style-name="ce10">
            <text:p>0.00</text:p>
          </table:table-cell>
          <table:table-cell office:value-type="float" office:value="-50000" table:formula="of:=[Sheet1.$T$3]*([Sheet1.I121]-1)*[Sheet1.E121]-[Sheet1.$T$3]*[Sheet1.D121]" table:style-name="ce11">
            <text:p>-50,000</text:p>
          </table:table-cell>
          <table:table-cell office:value-type="float" office:value="0" table:formula="of:=COUNTIF([Sheet1.$P$3:.$P$106001];&quot;&gt;&quot;&amp;[Sheet1.I121])/[Sheet1.$P$2]" table:style-name="ce47">
            <text:p>0.00</text:p>
          </table:table-cell>
          <table:table-cell office:value-type="float" office:value="12.9" table:style-name="ce4">
            <text:p>12.9</text:p>
          </table:table-cell>
          <table:table-cell office:value-type="percentage" office:value="-1" table:formula="of:=[Sheet1.C121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21]/([Sheet1.$T$3]*[Sheet1.$S$3])" table:style-name="ce48">
            <text:p>-100.0%</text:p>
          </table:table-cell>
          <table:table-cell office:value-type="float" office:value="0" table:formula="of:=IF([Sheet1.J121]&gt;0;IF([Sheet1.M121]&gt;0;&quot;good&quot;;0);0)" table:style-name="ce44">
            <text:p>0</text:p>
          </table:table-cell>
          <table:table-cell office:value-type="float" office:value="50000" table:formula="of:=[Sheet1.A121]*[Sheet1.$T$3]" table:style-name="ce14">
            <text:p>50,000</text:p>
          </table:table-cell>
          <table:table-cell table:style-name="ce1"/>
          <table:table-cell office:value-type="float" office:value="0" table:formula="of:=AVERAGE([Sheet1.P107:.P121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22])" table:style-name="ce10">
            <text:p>100.00</text:p>
          </table:table-cell>
          <table:table-cell office:value-type="float" office:value="0" table:formula="of:=[Sheet1.$S$3]*[Sheet1.H122]" table:style-name="ce10">
            <text:p>0.00</text:p>
          </table:table-cell>
          <table:table-cell office:value-type="float" office:value="-50000" table:formula="of:=[Sheet1.$T$3]*([Sheet1.I122]-1)*[Sheet1.B122]-[Sheet1.$T$3]*[Sheet1.A122]" table:style-name="ce45">
            <text:p>-50,000</text:p>
          </table:table-cell>
          <table:table-cell office:value-type="float" office:value="100" table:formula="of:=[Sheet1.$S$3]*(1-[Sheet1.F122])" table:style-name="ce10">
            <text:p>100.00</text:p>
          </table:table-cell>
          <table:table-cell office:value-type="float" office:value="0" table:formula="of:=[Sheet1.$S$3]*[Sheet1.F122]" table:style-name="ce10">
            <text:p>0.00</text:p>
          </table:table-cell>
          <table:table-cell office:value-type="float" office:value="0" table:formula="of:=[Sheet1.H122]*[Sheet1.$F$2]" table:style-name="ce10">
            <text:p>0.00</text:p>
          </table:table-cell>
          <table:table-cell office:value-type="float" office:value="-50000" table:formula="of:=[Sheet1.$T$3]*([Sheet1.I122]-1)*[Sheet1.E122]-[Sheet1.$T$3]*[Sheet1.D122]" table:style-name="ce11">
            <text:p>-50,000</text:p>
          </table:table-cell>
          <table:table-cell office:value-type="float" office:value="0" table:formula="of:=COUNTIF([Sheet1.$P$3:.$P$106001];&quot;&gt;&quot;&amp;[Sheet1.I122])/[Sheet1.$P$2]" table:style-name="ce47">
            <text:p>0.00</text:p>
          </table:table-cell>
          <table:table-cell office:value-type="float" office:value="13" table:style-name="ce4">
            <text:p>13</text:p>
          </table:table-cell>
          <table:table-cell office:value-type="percentage" office:value="-1" table:formula="of:=[Sheet1.C122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22]/([Sheet1.$T$3]*[Sheet1.$S$3])" table:style-name="ce48">
            <text:p>-100.0%</text:p>
          </table:table-cell>
          <table:table-cell office:value-type="float" office:value="0" table:formula="of:=IF([Sheet1.J122]&gt;0;IF([Sheet1.M122]&gt;0;&quot;good&quot;;0);0)" table:style-name="ce44">
            <text:p>0</text:p>
          </table:table-cell>
          <table:table-cell office:value-type="float" office:value="50000" table:formula="of:=[Sheet1.A122]*[Sheet1.$T$3]" table:style-name="ce14">
            <text:p>50,000</text:p>
          </table:table-cell>
          <table:table-cell table:style-name="ce1"/>
          <table:table-cell office:value-type="float" office:value="0" table:formula="of:=AVERAGE([Sheet1.P108:.P122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23])" table:style-name="ce10">
            <text:p>100.00</text:p>
          </table:table-cell>
          <table:table-cell office:value-type="float" office:value="0" table:formula="of:=[Sheet1.$S$3]*[Sheet1.H123]" table:style-name="ce10">
            <text:p>0.00</text:p>
          </table:table-cell>
          <table:table-cell office:value-type="float" office:value="-50000" table:formula="of:=[Sheet1.$T$3]*([Sheet1.I123]-1)*[Sheet1.B123]-[Sheet1.$T$3]*[Sheet1.A123]" table:style-name="ce45">
            <text:p>-50,000</text:p>
          </table:table-cell>
          <table:table-cell office:value-type="float" office:value="100" table:formula="of:=[Sheet1.$S$3]*(1-[Sheet1.F123])" table:style-name="ce10">
            <text:p>100.00</text:p>
          </table:table-cell>
          <table:table-cell office:value-type="float" office:value="0" table:formula="of:=[Sheet1.$S$3]*[Sheet1.F123]" table:style-name="ce10">
            <text:p>0.00</text:p>
          </table:table-cell>
          <table:table-cell office:value-type="float" office:value="0" table:formula="of:=[Sheet1.H123]*[Sheet1.$F$2]" table:style-name="ce10">
            <text:p>0.00</text:p>
          </table:table-cell>
          <table:table-cell office:value-type="float" office:value="-50000" table:formula="of:=[Sheet1.$T$3]*([Sheet1.I123]-1)*[Sheet1.E123]-[Sheet1.$T$3]*[Sheet1.D123]" table:style-name="ce11">
            <text:p>-50,000</text:p>
          </table:table-cell>
          <table:table-cell office:value-type="float" office:value="0" table:formula="of:=COUNTIF([Sheet1.$P$3:.$P$106001];&quot;&gt;&quot;&amp;[Sheet1.I123])/[Sheet1.$P$2]" table:style-name="ce47">
            <text:p>0.00</text:p>
          </table:table-cell>
          <table:table-cell office:value-type="float" office:value="13.1" table:style-name="ce4">
            <text:p>13.1</text:p>
          </table:table-cell>
          <table:table-cell office:value-type="percentage" office:value="-1" table:formula="of:=[Sheet1.C123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23]/([Sheet1.$T$3]*[Sheet1.$S$3])" table:style-name="ce48">
            <text:p>-100.0%</text:p>
          </table:table-cell>
          <table:table-cell office:value-type="float" office:value="0" table:formula="of:=IF([Sheet1.J123]&gt;0;IF([Sheet1.M123]&gt;0;&quot;good&quot;;0);0)" table:style-name="ce44">
            <text:p>0</text:p>
          </table:table-cell>
          <table:table-cell office:value-type="float" office:value="50000" table:formula="of:=[Sheet1.A123]*[Sheet1.$T$3]" table:style-name="ce14">
            <text:p>50,000</text:p>
          </table:table-cell>
          <table:table-cell table:style-name="ce1"/>
          <table:table-cell office:value-type="float" office:value="0" table:formula="of:=AVERAGE([Sheet1.P109:.P123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24])" table:style-name="ce10">
            <text:p>100.00</text:p>
          </table:table-cell>
          <table:table-cell office:value-type="float" office:value="0" table:formula="of:=[Sheet1.$S$3]*[Sheet1.H124]" table:style-name="ce10">
            <text:p>0.00</text:p>
          </table:table-cell>
          <table:table-cell office:value-type="float" office:value="-50000" table:formula="of:=[Sheet1.$T$3]*([Sheet1.I124]-1)*[Sheet1.B124]-[Sheet1.$T$3]*[Sheet1.A124]" table:style-name="ce45">
            <text:p>-50,000</text:p>
          </table:table-cell>
          <table:table-cell office:value-type="float" office:value="100" table:formula="of:=[Sheet1.$S$3]*(1-[Sheet1.F124])" table:style-name="ce10">
            <text:p>100.00</text:p>
          </table:table-cell>
          <table:table-cell office:value-type="float" office:value="0" table:formula="of:=[Sheet1.$S$3]*[Sheet1.F124]" table:style-name="ce10">
            <text:p>0.00</text:p>
          </table:table-cell>
          <table:table-cell office:value-type="float" office:value="0" table:formula="of:=[Sheet1.H124]*[Sheet1.$F$2]" table:style-name="ce10">
            <text:p>0.00</text:p>
          </table:table-cell>
          <table:table-cell office:value-type="float" office:value="-50000" table:formula="of:=[Sheet1.$T$3]*([Sheet1.I124]-1)*[Sheet1.E124]-[Sheet1.$T$3]*[Sheet1.D124]" table:style-name="ce11">
            <text:p>-50,000</text:p>
          </table:table-cell>
          <table:table-cell office:value-type="float" office:value="0" table:formula="of:=COUNTIF([Sheet1.$P$3:.$P$106001];&quot;&gt;&quot;&amp;[Sheet1.I124])/[Sheet1.$P$2]" table:style-name="ce47">
            <text:p>0.00</text:p>
          </table:table-cell>
          <table:table-cell office:value-type="float" office:value="13.2" table:style-name="ce4">
            <text:p>13.2</text:p>
          </table:table-cell>
          <table:table-cell office:value-type="percentage" office:value="-1" table:formula="of:=[Sheet1.C124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24]/([Sheet1.$T$3]*[Sheet1.$S$3])" table:style-name="ce48">
            <text:p>-100.0%</text:p>
          </table:table-cell>
          <table:table-cell office:value-type="float" office:value="0" table:formula="of:=IF([Sheet1.J124]&gt;0;IF([Sheet1.M124]&gt;0;&quot;good&quot;;0);0)" table:style-name="ce44">
            <text:p>0</text:p>
          </table:table-cell>
          <table:table-cell office:value-type="float" office:value="50000" table:formula="of:=[Sheet1.A124]*[Sheet1.$T$3]" table:style-name="ce14">
            <text:p>50,000</text:p>
          </table:table-cell>
          <table:table-cell table:style-name="ce1"/>
          <table:table-cell office:value-type="float" office:value="0" table:formula="of:=AVERAGE([Sheet1.P110:.P124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25])" table:style-name="ce10">
            <text:p>100.00</text:p>
          </table:table-cell>
          <table:table-cell office:value-type="float" office:value="0" table:formula="of:=[Sheet1.$S$3]*[Sheet1.H125]" table:style-name="ce10">
            <text:p>0.00</text:p>
          </table:table-cell>
          <table:table-cell office:value-type="float" office:value="-50000" table:formula="of:=[Sheet1.$T$3]*([Sheet1.I125]-1)*[Sheet1.B125]-[Sheet1.$T$3]*[Sheet1.A125]" table:style-name="ce45">
            <text:p>-50,000</text:p>
          </table:table-cell>
          <table:table-cell office:value-type="float" office:value="100" table:formula="of:=[Sheet1.$S$3]*(1-[Sheet1.F125])" table:style-name="ce10">
            <text:p>100.00</text:p>
          </table:table-cell>
          <table:table-cell office:value-type="float" office:value="0" table:formula="of:=[Sheet1.$S$3]*[Sheet1.F125]" table:style-name="ce10">
            <text:p>0.00</text:p>
          </table:table-cell>
          <table:table-cell office:value-type="float" office:value="0" table:formula="of:=[Sheet1.H125]*[Sheet1.$F$2]" table:style-name="ce10">
            <text:p>0.00</text:p>
          </table:table-cell>
          <table:table-cell office:value-type="float" office:value="-50000" table:formula="of:=[Sheet1.$T$3]*([Sheet1.I125]-1)*[Sheet1.E125]-[Sheet1.$T$3]*[Sheet1.D125]" table:style-name="ce11">
            <text:p>-50,000</text:p>
          </table:table-cell>
          <table:table-cell office:value-type="float" office:value="0" table:formula="of:=COUNTIF([Sheet1.$P$3:.$P$106001];&quot;&gt;&quot;&amp;[Sheet1.I125])/[Sheet1.$P$2]" table:style-name="ce47">
            <text:p>0.00</text:p>
          </table:table-cell>
          <table:table-cell office:value-type="float" office:value="13.3" table:style-name="ce4">
            <text:p>13.3</text:p>
          </table:table-cell>
          <table:table-cell office:value-type="percentage" office:value="-1" table:formula="of:=[Sheet1.C125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25]/([Sheet1.$T$3]*[Sheet1.$S$3])" table:style-name="ce48">
            <text:p>-100.0%</text:p>
          </table:table-cell>
          <table:table-cell office:value-type="float" office:value="0" table:formula="of:=IF([Sheet1.J125]&gt;0;IF([Sheet1.M125]&gt;0;&quot;good&quot;;0);0)" table:style-name="ce44">
            <text:p>0</text:p>
          </table:table-cell>
          <table:table-cell office:value-type="float" office:value="50000" table:formula="of:=[Sheet1.A125]*[Sheet1.$T$3]" table:style-name="ce14">
            <text:p>50,000</text:p>
          </table:table-cell>
          <table:table-cell table:style-name="ce1"/>
          <table:table-cell office:value-type="float" office:value="0" table:formula="of:=AVERAGE([Sheet1.P111:.P125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26])" table:style-name="ce10">
            <text:p>100.00</text:p>
          </table:table-cell>
          <table:table-cell office:value-type="float" office:value="0" table:formula="of:=[Sheet1.$S$3]*[Sheet1.H126]" table:style-name="ce10">
            <text:p>0.00</text:p>
          </table:table-cell>
          <table:table-cell office:value-type="float" office:value="-50000" table:formula="of:=[Sheet1.$T$3]*([Sheet1.I126]-1)*[Sheet1.B126]-[Sheet1.$T$3]*[Sheet1.A126]" table:style-name="ce45">
            <text:p>-50,000</text:p>
          </table:table-cell>
          <table:table-cell office:value-type="float" office:value="100" table:formula="of:=[Sheet1.$S$3]*(1-[Sheet1.F126])" table:style-name="ce10">
            <text:p>100.00</text:p>
          </table:table-cell>
          <table:table-cell office:value-type="float" office:value="0" table:formula="of:=[Sheet1.$S$3]*[Sheet1.F126]" table:style-name="ce10">
            <text:p>0.00</text:p>
          </table:table-cell>
          <table:table-cell office:value-type="float" office:value="0" table:formula="of:=[Sheet1.H126]*[Sheet1.$F$2]" table:style-name="ce10">
            <text:p>0.00</text:p>
          </table:table-cell>
          <table:table-cell office:value-type="float" office:value="-50000" table:formula="of:=[Sheet1.$T$3]*([Sheet1.I126]-1)*[Sheet1.E126]-[Sheet1.$T$3]*[Sheet1.D126]" table:style-name="ce11">
            <text:p>-50,000</text:p>
          </table:table-cell>
          <table:table-cell office:value-type="float" office:value="0" table:formula="of:=COUNTIF([Sheet1.$P$3:.$P$106001];&quot;&gt;&quot;&amp;[Sheet1.I126])/[Sheet1.$P$2]" table:style-name="ce47">
            <text:p>0.00</text:p>
          </table:table-cell>
          <table:table-cell office:value-type="float" office:value="13.4" table:style-name="ce4">
            <text:p>13.4</text:p>
          </table:table-cell>
          <table:table-cell office:value-type="percentage" office:value="-1" table:formula="of:=[Sheet1.C126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26]/([Sheet1.$T$3]*[Sheet1.$S$3])" table:style-name="ce48">
            <text:p>-100.0%</text:p>
          </table:table-cell>
          <table:table-cell office:value-type="float" office:value="0" table:formula="of:=IF([Sheet1.J126]&gt;0;IF([Sheet1.M126]&gt;0;&quot;good&quot;;0);0)" table:style-name="ce44">
            <text:p>0</text:p>
          </table:table-cell>
          <table:table-cell office:value-type="float" office:value="50000" table:formula="of:=[Sheet1.A126]*[Sheet1.$T$3]" table:style-name="ce14">
            <text:p>50,000</text:p>
          </table:table-cell>
          <table:table-cell table:style-name="ce1"/>
          <table:table-cell office:value-type="float" office:value="0" table:formula="of:=AVERAGE([Sheet1.P112:.P126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27])" table:style-name="ce10">
            <text:p>100.00</text:p>
          </table:table-cell>
          <table:table-cell office:value-type="float" office:value="0" table:formula="of:=[Sheet1.$S$3]*[Sheet1.H127]" table:style-name="ce10">
            <text:p>0.00</text:p>
          </table:table-cell>
          <table:table-cell office:value-type="float" office:value="-50000" table:formula="of:=[Sheet1.$T$3]*([Sheet1.I127]-1)*[Sheet1.B127]-[Sheet1.$T$3]*[Sheet1.A127]" table:style-name="ce45">
            <text:p>-50,000</text:p>
          </table:table-cell>
          <table:table-cell office:value-type="float" office:value="100" table:formula="of:=[Sheet1.$S$3]*(1-[Sheet1.F127])" table:style-name="ce10">
            <text:p>100.00</text:p>
          </table:table-cell>
          <table:table-cell office:value-type="float" office:value="0" table:formula="of:=[Sheet1.$S$3]*[Sheet1.F127]" table:style-name="ce10">
            <text:p>0.00</text:p>
          </table:table-cell>
          <table:table-cell office:value-type="float" office:value="0" table:formula="of:=[Sheet1.H127]*[Sheet1.$F$2]" table:style-name="ce10">
            <text:p>0.00</text:p>
          </table:table-cell>
          <table:table-cell office:value-type="float" office:value="-50000" table:formula="of:=[Sheet1.$T$3]*([Sheet1.I127]-1)*[Sheet1.E127]-[Sheet1.$T$3]*[Sheet1.D127]" table:style-name="ce11">
            <text:p>-50,000</text:p>
          </table:table-cell>
          <table:table-cell office:value-type="float" office:value="0" table:formula="of:=COUNTIF([Sheet1.$P$3:.$P$106001];&quot;&gt;&quot;&amp;[Sheet1.I127])/[Sheet1.$P$2]" table:style-name="ce47">
            <text:p>0.00</text:p>
          </table:table-cell>
          <table:table-cell office:value-type="float" office:value="13.5" table:style-name="ce4">
            <text:p>13.5</text:p>
          </table:table-cell>
          <table:table-cell office:value-type="percentage" office:value="-1" table:formula="of:=[Sheet1.C127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27]/([Sheet1.$T$3]*[Sheet1.$S$3])" table:style-name="ce48">
            <text:p>-100.0%</text:p>
          </table:table-cell>
          <table:table-cell office:value-type="float" office:value="0" table:formula="of:=IF([Sheet1.J127]&gt;0;IF([Sheet1.M127]&gt;0;&quot;good&quot;;0);0)" table:style-name="ce44">
            <text:p>0</text:p>
          </table:table-cell>
          <table:table-cell office:value-type="float" office:value="50000" table:formula="of:=[Sheet1.A127]*[Sheet1.$T$3]" table:style-name="ce14">
            <text:p>50,000</text:p>
          </table:table-cell>
          <table:table-cell table:style-name="ce1"/>
          <table:table-cell office:value-type="float" office:value="0" table:formula="of:=AVERAGE([Sheet1.P113:.P127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28])" table:style-name="ce10">
            <text:p>100.00</text:p>
          </table:table-cell>
          <table:table-cell office:value-type="float" office:value="0" table:formula="of:=[Sheet1.$S$3]*[Sheet1.H128]" table:style-name="ce10">
            <text:p>0.00</text:p>
          </table:table-cell>
          <table:table-cell office:value-type="float" office:value="-50000" table:formula="of:=[Sheet1.$T$3]*([Sheet1.I128]-1)*[Sheet1.B128]-[Sheet1.$T$3]*[Sheet1.A128]" table:style-name="ce45">
            <text:p>-50,000</text:p>
          </table:table-cell>
          <table:table-cell office:value-type="float" office:value="100" table:formula="of:=[Sheet1.$S$3]*(1-[Sheet1.F128])" table:style-name="ce10">
            <text:p>100.00</text:p>
          </table:table-cell>
          <table:table-cell office:value-type="float" office:value="0" table:formula="of:=[Sheet1.$S$3]*[Sheet1.F128]" table:style-name="ce10">
            <text:p>0.00</text:p>
          </table:table-cell>
          <table:table-cell office:value-type="float" office:value="0" table:formula="of:=[Sheet1.H128]*[Sheet1.$F$2]" table:style-name="ce10">
            <text:p>0.00</text:p>
          </table:table-cell>
          <table:table-cell office:value-type="float" office:value="-50000" table:formula="of:=[Sheet1.$T$3]*([Sheet1.I128]-1)*[Sheet1.E128]-[Sheet1.$T$3]*[Sheet1.D128]" table:style-name="ce11">
            <text:p>-50,000</text:p>
          </table:table-cell>
          <table:table-cell office:value-type="float" office:value="0" table:formula="of:=COUNTIF([Sheet1.$P$3:.$P$106001];&quot;&gt;&quot;&amp;[Sheet1.I128])/[Sheet1.$P$2]" table:style-name="ce47">
            <text:p>0.00</text:p>
          </table:table-cell>
          <table:table-cell office:value-type="float" office:value="13.6" table:style-name="ce4">
            <text:p>13.6</text:p>
          </table:table-cell>
          <table:table-cell office:value-type="percentage" office:value="-1" table:formula="of:=[Sheet1.C128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28]/([Sheet1.$T$3]*[Sheet1.$S$3])" table:style-name="ce48">
            <text:p>-100.0%</text:p>
          </table:table-cell>
          <table:table-cell office:value-type="float" office:value="0" table:formula="of:=IF([Sheet1.J128]&gt;0;IF([Sheet1.M128]&gt;0;&quot;good&quot;;0);0)" table:style-name="ce44">
            <text:p>0</text:p>
          </table:table-cell>
          <table:table-cell office:value-type="float" office:value="50000" table:formula="of:=[Sheet1.A128]*[Sheet1.$T$3]" table:style-name="ce14">
            <text:p>50,000</text:p>
          </table:table-cell>
          <table:table-cell table:style-name="ce1"/>
          <table:table-cell office:value-type="float" office:value="0" table:formula="of:=AVERAGE([Sheet1.P114:.P128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29])" table:style-name="ce10">
            <text:p>100.00</text:p>
          </table:table-cell>
          <table:table-cell office:value-type="float" office:value="0" table:formula="of:=[Sheet1.$S$3]*[Sheet1.H129]" table:style-name="ce10">
            <text:p>0.00</text:p>
          </table:table-cell>
          <table:table-cell office:value-type="float" office:value="-50000" table:formula="of:=[Sheet1.$T$3]*([Sheet1.I129]-1)*[Sheet1.B129]-[Sheet1.$T$3]*[Sheet1.A129]" table:style-name="ce45">
            <text:p>-50,000</text:p>
          </table:table-cell>
          <table:table-cell office:value-type="float" office:value="100" table:formula="of:=[Sheet1.$S$3]*(1-[Sheet1.F129])" table:style-name="ce10">
            <text:p>100.00</text:p>
          </table:table-cell>
          <table:table-cell office:value-type="float" office:value="0" table:formula="of:=[Sheet1.$S$3]*[Sheet1.F129]" table:style-name="ce10">
            <text:p>0.00</text:p>
          </table:table-cell>
          <table:table-cell office:value-type="float" office:value="0" table:formula="of:=[Sheet1.H129]*[Sheet1.$F$2]" table:style-name="ce10">
            <text:p>0.00</text:p>
          </table:table-cell>
          <table:table-cell office:value-type="float" office:value="-50000" table:formula="of:=[Sheet1.$T$3]*([Sheet1.I129]-1)*[Sheet1.E129]-[Sheet1.$T$3]*[Sheet1.D129]" table:style-name="ce11">
            <text:p>-50,000</text:p>
          </table:table-cell>
          <table:table-cell office:value-type="float" office:value="0" table:formula="of:=COUNTIF([Sheet1.$P$3:.$P$106001];&quot;&gt;&quot;&amp;[Sheet1.I129])/[Sheet1.$P$2]" table:style-name="ce47">
            <text:p>0.00</text:p>
          </table:table-cell>
          <table:table-cell office:value-type="float" office:value="13.7" table:style-name="ce4">
            <text:p>13.7</text:p>
          </table:table-cell>
          <table:table-cell office:value-type="percentage" office:value="-1" table:formula="of:=[Sheet1.C129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29]/([Sheet1.$T$3]*[Sheet1.$S$3])" table:style-name="ce48">
            <text:p>-100.0%</text:p>
          </table:table-cell>
          <table:table-cell office:value-type="float" office:value="0" table:formula="of:=IF([Sheet1.J129]&gt;0;IF([Sheet1.M129]&gt;0;&quot;good&quot;;0);0)" table:style-name="ce44">
            <text:p>0</text:p>
          </table:table-cell>
          <table:table-cell office:value-type="float" office:value="50000" table:formula="of:=[Sheet1.A129]*[Sheet1.$T$3]" table:style-name="ce14">
            <text:p>50,000</text:p>
          </table:table-cell>
          <table:table-cell table:style-name="ce1"/>
          <table:table-cell office:value-type="float" office:value="0" table:formula="of:=AVERAGE([Sheet1.P115:.P129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30])" table:style-name="ce10">
            <text:p>100.00</text:p>
          </table:table-cell>
          <table:table-cell office:value-type="float" office:value="0" table:formula="of:=[Sheet1.$S$3]*[Sheet1.H130]" table:style-name="ce10">
            <text:p>0.00</text:p>
          </table:table-cell>
          <table:table-cell office:value-type="float" office:value="-50000" table:formula="of:=[Sheet1.$T$3]*([Sheet1.I130]-1)*[Sheet1.B130]-[Sheet1.$T$3]*[Sheet1.A130]" table:style-name="ce45">
            <text:p>-50,000</text:p>
          </table:table-cell>
          <table:table-cell office:value-type="float" office:value="100" table:formula="of:=[Sheet1.$S$3]*(1-[Sheet1.F130])" table:style-name="ce10">
            <text:p>100.00</text:p>
          </table:table-cell>
          <table:table-cell office:value-type="float" office:value="0" table:formula="of:=[Sheet1.$S$3]*[Sheet1.F130]" table:style-name="ce10">
            <text:p>0.00</text:p>
          </table:table-cell>
          <table:table-cell office:value-type="float" office:value="0" table:formula="of:=[Sheet1.H130]*[Sheet1.$F$2]" table:style-name="ce10">
            <text:p>0.00</text:p>
          </table:table-cell>
          <table:table-cell office:value-type="float" office:value="-50000" table:formula="of:=[Sheet1.$T$3]*([Sheet1.I130]-1)*[Sheet1.E130]-[Sheet1.$T$3]*[Sheet1.D130]" table:style-name="ce11">
            <text:p>-50,000</text:p>
          </table:table-cell>
          <table:table-cell office:value-type="float" office:value="0" table:formula="of:=COUNTIF([Sheet1.$P$3:.$P$106001];&quot;&gt;&quot;&amp;[Sheet1.I130])/[Sheet1.$P$2]" table:style-name="ce47">
            <text:p>0.00</text:p>
          </table:table-cell>
          <table:table-cell office:value-type="float" office:value="13.8" table:style-name="ce4">
            <text:p>13.8</text:p>
          </table:table-cell>
          <table:table-cell office:value-type="percentage" office:value="-1" table:formula="of:=[Sheet1.C130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30]/([Sheet1.$T$3]*[Sheet1.$S$3])" table:style-name="ce48">
            <text:p>-100.0%</text:p>
          </table:table-cell>
          <table:table-cell office:value-type="float" office:value="0" table:formula="of:=IF([Sheet1.J130]&gt;0;IF([Sheet1.M130]&gt;0;&quot;good&quot;;0);0)" table:style-name="ce44">
            <text:p>0</text:p>
          </table:table-cell>
          <table:table-cell office:value-type="float" office:value="50000" table:formula="of:=[Sheet1.A130]*[Sheet1.$T$3]" table:style-name="ce14">
            <text:p>50,000</text:p>
          </table:table-cell>
          <table:table-cell table:style-name="ce1"/>
          <table:table-cell office:value-type="float" office:value="0" table:formula="of:=AVERAGE([Sheet1.P116:.P130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31])" table:style-name="ce10">
            <text:p>100.00</text:p>
          </table:table-cell>
          <table:table-cell office:value-type="float" office:value="0" table:formula="of:=[Sheet1.$S$3]*[Sheet1.H131]" table:style-name="ce10">
            <text:p>0.00</text:p>
          </table:table-cell>
          <table:table-cell office:value-type="float" office:value="-50000" table:formula="of:=[Sheet1.$T$3]*([Sheet1.I131]-1)*[Sheet1.B131]-[Sheet1.$T$3]*[Sheet1.A131]" table:style-name="ce45">
            <text:p>-50,000</text:p>
          </table:table-cell>
          <table:table-cell office:value-type="float" office:value="100" table:formula="of:=[Sheet1.$S$3]*(1-[Sheet1.F131])" table:style-name="ce10">
            <text:p>100.00</text:p>
          </table:table-cell>
          <table:table-cell office:value-type="float" office:value="0" table:formula="of:=[Sheet1.$S$3]*[Sheet1.F131]" table:style-name="ce10">
            <text:p>0.00</text:p>
          </table:table-cell>
          <table:table-cell office:value-type="float" office:value="0" table:formula="of:=[Sheet1.H131]*[Sheet1.$F$2]" table:style-name="ce10">
            <text:p>0.00</text:p>
          </table:table-cell>
          <table:table-cell office:value-type="float" office:value="-50000" table:formula="of:=[Sheet1.$T$3]*([Sheet1.I131]-1)*[Sheet1.E131]-[Sheet1.$T$3]*[Sheet1.D131]" table:style-name="ce11">
            <text:p>-50,000</text:p>
          </table:table-cell>
          <table:table-cell office:value-type="float" office:value="0" table:formula="of:=COUNTIF([Sheet1.$P$3:.$P$106001];&quot;&gt;&quot;&amp;[Sheet1.I131])/[Sheet1.$P$2]" table:style-name="ce47">
            <text:p>0.00</text:p>
          </table:table-cell>
          <table:table-cell office:value-type="float" office:value="13.9" table:style-name="ce4">
            <text:p>13.9</text:p>
          </table:table-cell>
          <table:table-cell office:value-type="percentage" office:value="-1" table:formula="of:=[Sheet1.C131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31]/([Sheet1.$T$3]*[Sheet1.$S$3])" table:style-name="ce48">
            <text:p>-100.0%</text:p>
          </table:table-cell>
          <table:table-cell office:value-type="float" office:value="0" table:formula="of:=IF([Sheet1.J131]&gt;0;IF([Sheet1.M131]&gt;0;&quot;good&quot;;0);0)" table:style-name="ce44">
            <text:p>0</text:p>
          </table:table-cell>
          <table:table-cell office:value-type="float" office:value="50000" table:formula="of:=[Sheet1.A131]*[Sheet1.$T$3]" table:style-name="ce14">
            <text:p>50,000</text:p>
          </table:table-cell>
          <table:table-cell table:style-name="ce1"/>
          <table:table-cell office:value-type="float" office:value="0" table:formula="of:=AVERAGE([Sheet1.P117:.P131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32])" table:style-name="ce10">
            <text:p>100.00</text:p>
          </table:table-cell>
          <table:table-cell office:value-type="float" office:value="0" table:formula="of:=[Sheet1.$S$3]*[Sheet1.H132]" table:style-name="ce10">
            <text:p>0.00</text:p>
          </table:table-cell>
          <table:table-cell office:value-type="float" office:value="-50000" table:formula="of:=[Sheet1.$T$3]*([Sheet1.I132]-1)*[Sheet1.B132]-[Sheet1.$T$3]*[Sheet1.A132]" table:style-name="ce45">
            <text:p>-50,000</text:p>
          </table:table-cell>
          <table:table-cell office:value-type="float" office:value="100" table:formula="of:=[Sheet1.$S$3]*(1-[Sheet1.F132])" table:style-name="ce10">
            <text:p>100.00</text:p>
          </table:table-cell>
          <table:table-cell office:value-type="float" office:value="0" table:formula="of:=[Sheet1.$S$3]*[Sheet1.F132]" table:style-name="ce10">
            <text:p>0.00</text:p>
          </table:table-cell>
          <table:table-cell office:value-type="float" office:value="0" table:formula="of:=[Sheet1.H132]*[Sheet1.$F$2]" table:style-name="ce10">
            <text:p>0.00</text:p>
          </table:table-cell>
          <table:table-cell office:value-type="float" office:value="-50000" table:formula="of:=[Sheet1.$T$3]*([Sheet1.I132]-1)*[Sheet1.E132]-[Sheet1.$T$3]*[Sheet1.D132]" table:style-name="ce11">
            <text:p>-50,000</text:p>
          </table:table-cell>
          <table:table-cell office:value-type="float" office:value="0" table:formula="of:=COUNTIF([Sheet1.$P$3:.$P$106001];&quot;&gt;&quot;&amp;[Sheet1.I132])/[Sheet1.$P$2]" table:style-name="ce47">
            <text:p>0.00</text:p>
          </table:table-cell>
          <table:table-cell office:value-type="float" office:value="14" table:style-name="ce4">
            <text:p>14</text:p>
          </table:table-cell>
          <table:table-cell office:value-type="percentage" office:value="-1" table:formula="of:=[Sheet1.C132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32]/([Sheet1.$T$3]*[Sheet1.$S$3])" table:style-name="ce48">
            <text:p>-100.0%</text:p>
          </table:table-cell>
          <table:table-cell office:value-type="float" office:value="0" table:formula="of:=IF([Sheet1.J132]&gt;0;IF([Sheet1.M132]&gt;0;&quot;good&quot;;0);0)" table:style-name="ce44">
            <text:p>0</text:p>
          </table:table-cell>
          <table:table-cell office:value-type="float" office:value="50000" table:formula="of:=[Sheet1.A132]*[Sheet1.$T$3]" table:style-name="ce14">
            <text:p>50,000</text:p>
          </table:table-cell>
          <table:table-cell table:style-name="ce1"/>
          <table:table-cell office:value-type="float" office:value="0" table:formula="of:=AVERAGE([Sheet1.P118:.P132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33])" table:style-name="ce10">
            <text:p>100.00</text:p>
          </table:table-cell>
          <table:table-cell office:value-type="float" office:value="0" table:formula="of:=[Sheet1.$S$3]*[Sheet1.H133]" table:style-name="ce10">
            <text:p>0.00</text:p>
          </table:table-cell>
          <table:table-cell office:value-type="float" office:value="-50000" table:formula="of:=[Sheet1.$T$3]*([Sheet1.I133]-1)*[Sheet1.B133]-[Sheet1.$T$3]*[Sheet1.A133]" table:style-name="ce45">
            <text:p>-50,000</text:p>
          </table:table-cell>
          <table:table-cell office:value-type="float" office:value="100" table:formula="of:=[Sheet1.$S$3]*(1-[Sheet1.F133])" table:style-name="ce10">
            <text:p>100.00</text:p>
          </table:table-cell>
          <table:table-cell office:value-type="float" office:value="0" table:formula="of:=[Sheet1.$S$3]*[Sheet1.F133]" table:style-name="ce10">
            <text:p>0.00</text:p>
          </table:table-cell>
          <table:table-cell office:value-type="float" office:value="0" table:formula="of:=[Sheet1.H133]*[Sheet1.$F$2]" table:style-name="ce10">
            <text:p>0.00</text:p>
          </table:table-cell>
          <table:table-cell office:value-type="float" office:value="-50000" table:formula="of:=[Sheet1.$T$3]*([Sheet1.I133]-1)*[Sheet1.E133]-[Sheet1.$T$3]*[Sheet1.D133]" table:style-name="ce11">
            <text:p>-50,000</text:p>
          </table:table-cell>
          <table:table-cell office:value-type="float" office:value="0" table:formula="of:=COUNTIF([Sheet1.$P$3:.$P$106001];&quot;&gt;&quot;&amp;[Sheet1.I133])/[Sheet1.$P$2]" table:style-name="ce47">
            <text:p>0.00</text:p>
          </table:table-cell>
          <table:table-cell office:value-type="float" office:value="14.1" table:style-name="ce4">
            <text:p>14.1</text:p>
          </table:table-cell>
          <table:table-cell office:value-type="percentage" office:value="-1" table:formula="of:=[Sheet1.C133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33]/([Sheet1.$T$3]*[Sheet1.$S$3])" table:style-name="ce48">
            <text:p>-100.0%</text:p>
          </table:table-cell>
          <table:table-cell office:value-type="float" office:value="0" table:formula="of:=IF([Sheet1.J133]&gt;0;IF([Sheet1.M133]&gt;0;&quot;good&quot;;0);0)" table:style-name="ce44">
            <text:p>0</text:p>
          </table:table-cell>
          <table:table-cell office:value-type="float" office:value="50000" table:formula="of:=[Sheet1.A133]*[Sheet1.$T$3]" table:style-name="ce14">
            <text:p>50,000</text:p>
          </table:table-cell>
          <table:table-cell table:style-name="ce1"/>
          <table:table-cell office:value-type="float" office:value="0" table:formula="of:=AVERAGE([Sheet1.P119:.P133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34])" table:style-name="ce10">
            <text:p>100.00</text:p>
          </table:table-cell>
          <table:table-cell office:value-type="float" office:value="0" table:formula="of:=[Sheet1.$S$3]*[Sheet1.H134]" table:style-name="ce10">
            <text:p>0.00</text:p>
          </table:table-cell>
          <table:table-cell office:value-type="float" office:value="-50000" table:formula="of:=[Sheet1.$T$3]*([Sheet1.I134]-1)*[Sheet1.B134]-[Sheet1.$T$3]*[Sheet1.A134]" table:style-name="ce45">
            <text:p>-50,000</text:p>
          </table:table-cell>
          <table:table-cell office:value-type="float" office:value="100" table:formula="of:=[Sheet1.$S$3]*(1-[Sheet1.F134])" table:style-name="ce10">
            <text:p>100.00</text:p>
          </table:table-cell>
          <table:table-cell office:value-type="float" office:value="0" table:formula="of:=[Sheet1.$S$3]*[Sheet1.F134]" table:style-name="ce10">
            <text:p>0.00</text:p>
          </table:table-cell>
          <table:table-cell office:value-type="float" office:value="0" table:formula="of:=[Sheet1.H134]*[Sheet1.$F$2]" table:style-name="ce10">
            <text:p>0.00</text:p>
          </table:table-cell>
          <table:table-cell office:value-type="float" office:value="-50000" table:formula="of:=[Sheet1.$T$3]*([Sheet1.I134]-1)*[Sheet1.E134]-[Sheet1.$T$3]*[Sheet1.D134]" table:style-name="ce11">
            <text:p>-50,000</text:p>
          </table:table-cell>
          <table:table-cell office:value-type="float" office:value="0" table:formula="of:=COUNTIF([Sheet1.$P$3:.$P$106001];&quot;&gt;&quot;&amp;[Sheet1.I134])/[Sheet1.$P$2]" table:style-name="ce47">
            <text:p>0.00</text:p>
          </table:table-cell>
          <table:table-cell office:value-type="float" office:value="14.2" table:style-name="ce4">
            <text:p>14.2</text:p>
          </table:table-cell>
          <table:table-cell office:value-type="percentage" office:value="-1" table:formula="of:=[Sheet1.C134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34]/([Sheet1.$T$3]*[Sheet1.$S$3])" table:style-name="ce48">
            <text:p>-100.0%</text:p>
          </table:table-cell>
          <table:table-cell office:value-type="float" office:value="0" table:formula="of:=IF([Sheet1.J134]&gt;0;IF([Sheet1.M134]&gt;0;&quot;good&quot;;0);0)" table:style-name="ce44">
            <text:p>0</text:p>
          </table:table-cell>
          <table:table-cell office:value-type="float" office:value="50000" table:formula="of:=[Sheet1.A134]*[Sheet1.$T$3]" table:style-name="ce14">
            <text:p>50,000</text:p>
          </table:table-cell>
          <table:table-cell table:style-name="ce1"/>
          <table:table-cell office:value-type="float" office:value="0" table:formula="of:=AVERAGE([Sheet1.P120:.P134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35])" table:style-name="ce10">
            <text:p>100.00</text:p>
          </table:table-cell>
          <table:table-cell office:value-type="float" office:value="0" table:formula="of:=[Sheet1.$S$3]*[Sheet1.H135]" table:style-name="ce10">
            <text:p>0.00</text:p>
          </table:table-cell>
          <table:table-cell office:value-type="float" office:value="-50000" table:formula="of:=[Sheet1.$T$3]*([Sheet1.I135]-1)*[Sheet1.B135]-[Sheet1.$T$3]*[Sheet1.A135]" table:style-name="ce45">
            <text:p>-50,000</text:p>
          </table:table-cell>
          <table:table-cell office:value-type="float" office:value="100" table:formula="of:=[Sheet1.$S$3]*(1-[Sheet1.F135])" table:style-name="ce10">
            <text:p>100.00</text:p>
          </table:table-cell>
          <table:table-cell office:value-type="float" office:value="0" table:formula="of:=[Sheet1.$S$3]*[Sheet1.F135]" table:style-name="ce10">
            <text:p>0.00</text:p>
          </table:table-cell>
          <table:table-cell office:value-type="float" office:value="0" table:formula="of:=[Sheet1.H135]*[Sheet1.$F$2]" table:style-name="ce10">
            <text:p>0.00</text:p>
          </table:table-cell>
          <table:table-cell office:value-type="float" office:value="-50000" table:formula="of:=[Sheet1.$T$3]*([Sheet1.I135]-1)*[Sheet1.E135]-[Sheet1.$T$3]*[Sheet1.D135]" table:style-name="ce11">
            <text:p>-50,000</text:p>
          </table:table-cell>
          <table:table-cell office:value-type="float" office:value="0" table:formula="of:=COUNTIF([Sheet1.$P$3:.$P$106001];&quot;&gt;&quot;&amp;[Sheet1.I135])/[Sheet1.$P$2]" table:style-name="ce47">
            <text:p>0.00</text:p>
          </table:table-cell>
          <table:table-cell office:value-type="float" office:value="14.3" table:style-name="ce4">
            <text:p>14.3</text:p>
          </table:table-cell>
          <table:table-cell office:value-type="percentage" office:value="-1" table:formula="of:=[Sheet1.C135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35]/([Sheet1.$T$3]*[Sheet1.$S$3])" table:style-name="ce48">
            <text:p>-100.0%</text:p>
          </table:table-cell>
          <table:table-cell office:value-type="float" office:value="0" table:formula="of:=IF([Sheet1.J135]&gt;0;IF([Sheet1.M135]&gt;0;&quot;good&quot;;0);0)" table:style-name="ce44">
            <text:p>0</text:p>
          </table:table-cell>
          <table:table-cell office:value-type="float" office:value="50000" table:formula="of:=[Sheet1.A135]*[Sheet1.$T$3]" table:style-name="ce14">
            <text:p>50,000</text:p>
          </table:table-cell>
          <table:table-cell table:style-name="ce1"/>
          <table:table-cell office:value-type="float" office:value="0" table:formula="of:=AVERAGE([Sheet1.P121:.P135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36])" table:style-name="ce10">
            <text:p>100.00</text:p>
          </table:table-cell>
          <table:table-cell office:value-type="float" office:value="0" table:formula="of:=[Sheet1.$S$3]*[Sheet1.H136]" table:style-name="ce10">
            <text:p>0.00</text:p>
          </table:table-cell>
          <table:table-cell office:value-type="float" office:value="-50000" table:formula="of:=[Sheet1.$T$3]*([Sheet1.I136]-1)*[Sheet1.B136]-[Sheet1.$T$3]*[Sheet1.A136]" table:style-name="ce45">
            <text:p>-50,000</text:p>
          </table:table-cell>
          <table:table-cell office:value-type="float" office:value="100" table:formula="of:=[Sheet1.$S$3]*(1-[Sheet1.F136])" table:style-name="ce10">
            <text:p>100.00</text:p>
          </table:table-cell>
          <table:table-cell office:value-type="float" office:value="0" table:formula="of:=[Sheet1.$S$3]*[Sheet1.F136]" table:style-name="ce10">
            <text:p>0.00</text:p>
          </table:table-cell>
          <table:table-cell office:value-type="float" office:value="0" table:formula="of:=[Sheet1.H136]*[Sheet1.$F$2]" table:style-name="ce10">
            <text:p>0.00</text:p>
          </table:table-cell>
          <table:table-cell office:value-type="float" office:value="-50000" table:formula="of:=[Sheet1.$T$3]*([Sheet1.I136]-1)*[Sheet1.E136]-[Sheet1.$T$3]*[Sheet1.D136]" table:style-name="ce11">
            <text:p>-50,000</text:p>
          </table:table-cell>
          <table:table-cell office:value-type="float" office:value="0" table:formula="of:=COUNTIF([Sheet1.$P$3:.$P$106001];&quot;&gt;&quot;&amp;[Sheet1.I136])/[Sheet1.$P$2]" table:style-name="ce47">
            <text:p>0.00</text:p>
          </table:table-cell>
          <table:table-cell office:value-type="float" office:value="14.4" table:style-name="ce4">
            <text:p>14.4</text:p>
          </table:table-cell>
          <table:table-cell office:value-type="percentage" office:value="-1" table:formula="of:=[Sheet1.C136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36]/([Sheet1.$T$3]*[Sheet1.$S$3])" table:style-name="ce48">
            <text:p>-100.0%</text:p>
          </table:table-cell>
          <table:table-cell office:value-type="float" office:value="0" table:formula="of:=IF([Sheet1.J136]&gt;0;IF([Sheet1.M136]&gt;0;&quot;good&quot;;0);0)" table:style-name="ce44">
            <text:p>0</text:p>
          </table:table-cell>
          <table:table-cell office:value-type="float" office:value="50000" table:formula="of:=[Sheet1.A136]*[Sheet1.$T$3]" table:style-name="ce14">
            <text:p>50,000</text:p>
          </table:table-cell>
          <table:table-cell table:style-name="ce1"/>
          <table:table-cell office:value-type="float" office:value="0" table:formula="of:=AVERAGE([Sheet1.P122:.P136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37])" table:style-name="ce10">
            <text:p>100.00</text:p>
          </table:table-cell>
          <table:table-cell office:value-type="float" office:value="0" table:formula="of:=[Sheet1.$S$3]*[Sheet1.H137]" table:style-name="ce10">
            <text:p>0.00</text:p>
          </table:table-cell>
          <table:table-cell office:value-type="float" office:value="-50000" table:formula="of:=[Sheet1.$T$3]*([Sheet1.I137]-1)*[Sheet1.B137]-[Sheet1.$T$3]*[Sheet1.A137]" table:style-name="ce45">
            <text:p>-50,000</text:p>
          </table:table-cell>
          <table:table-cell office:value-type="float" office:value="100" table:formula="of:=[Sheet1.$S$3]*(1-[Sheet1.F137])" table:style-name="ce10">
            <text:p>100.00</text:p>
          </table:table-cell>
          <table:table-cell office:value-type="float" office:value="0" table:formula="of:=[Sheet1.$S$3]*[Sheet1.F137]" table:style-name="ce10">
            <text:p>0.00</text:p>
          </table:table-cell>
          <table:table-cell office:value-type="float" office:value="0" table:formula="of:=[Sheet1.H137]*[Sheet1.$F$2]" table:style-name="ce10">
            <text:p>0.00</text:p>
          </table:table-cell>
          <table:table-cell office:value-type="float" office:value="-50000" table:formula="of:=[Sheet1.$T$3]*([Sheet1.I137]-1)*[Sheet1.E137]-[Sheet1.$T$3]*[Sheet1.D137]" table:style-name="ce11">
            <text:p>-50,000</text:p>
          </table:table-cell>
          <table:table-cell office:value-type="float" office:value="0" table:formula="of:=COUNTIF([Sheet1.$P$3:.$P$106001];&quot;&gt;&quot;&amp;[Sheet1.I137])/[Sheet1.$P$2]" table:style-name="ce47">
            <text:p>0.00</text:p>
          </table:table-cell>
          <table:table-cell office:value-type="float" office:value="14.5" table:style-name="ce4">
            <text:p>14.5</text:p>
          </table:table-cell>
          <table:table-cell office:value-type="percentage" office:value="-1" table:formula="of:=[Sheet1.C137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37]/([Sheet1.$T$3]*[Sheet1.$S$3])" table:style-name="ce48">
            <text:p>-100.0%</text:p>
          </table:table-cell>
          <table:table-cell office:value-type="float" office:value="0" table:formula="of:=IF([Sheet1.J137]&gt;0;IF([Sheet1.M137]&gt;0;&quot;good&quot;;0);0)" table:style-name="ce44">
            <text:p>0</text:p>
          </table:table-cell>
          <table:table-cell office:value-type="float" office:value="50000" table:formula="of:=[Sheet1.A137]*[Sheet1.$T$3]" table:style-name="ce14">
            <text:p>50,000</text:p>
          </table:table-cell>
          <table:table-cell table:style-name="ce1"/>
          <table:table-cell office:value-type="float" office:value="0" table:formula="of:=AVERAGE([Sheet1.P123:.P137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38])" table:style-name="ce10">
            <text:p>100.00</text:p>
          </table:table-cell>
          <table:table-cell office:value-type="float" office:value="0" table:formula="of:=[Sheet1.$S$3]*[Sheet1.H138]" table:style-name="ce10">
            <text:p>0.00</text:p>
          </table:table-cell>
          <table:table-cell office:value-type="float" office:value="-50000" table:formula="of:=[Sheet1.$T$3]*([Sheet1.I138]-1)*[Sheet1.B138]-[Sheet1.$T$3]*[Sheet1.A138]" table:style-name="ce45">
            <text:p>-50,000</text:p>
          </table:table-cell>
          <table:table-cell office:value-type="float" office:value="100" table:formula="of:=[Sheet1.$S$3]*(1-[Sheet1.F138])" table:style-name="ce10">
            <text:p>100.00</text:p>
          </table:table-cell>
          <table:table-cell office:value-type="float" office:value="0" table:formula="of:=[Sheet1.$S$3]*[Sheet1.F138]" table:style-name="ce10">
            <text:p>0.00</text:p>
          </table:table-cell>
          <table:table-cell office:value-type="float" office:value="0" table:formula="of:=[Sheet1.H138]*[Sheet1.$F$2]" table:style-name="ce10">
            <text:p>0.00</text:p>
          </table:table-cell>
          <table:table-cell office:value-type="float" office:value="-50000" table:formula="of:=[Sheet1.$T$3]*([Sheet1.I138]-1)*[Sheet1.E138]-[Sheet1.$T$3]*[Sheet1.D138]" table:style-name="ce11">
            <text:p>-50,000</text:p>
          </table:table-cell>
          <table:table-cell office:value-type="float" office:value="0" table:formula="of:=COUNTIF([Sheet1.$P$3:.$P$106001];&quot;&gt;&quot;&amp;[Sheet1.I138])/[Sheet1.$P$2]" table:style-name="ce47">
            <text:p>0.00</text:p>
          </table:table-cell>
          <table:table-cell office:value-type="float" office:value="14.6" table:style-name="ce4">
            <text:p>14.6</text:p>
          </table:table-cell>
          <table:table-cell office:value-type="percentage" office:value="-1" table:formula="of:=[Sheet1.C138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38]/([Sheet1.$T$3]*[Sheet1.$S$3])" table:style-name="ce48">
            <text:p>-100.0%</text:p>
          </table:table-cell>
          <table:table-cell office:value-type="float" office:value="0" table:formula="of:=IF([Sheet1.J138]&gt;0;IF([Sheet1.M138]&gt;0;&quot;good&quot;;0);0)" table:style-name="ce44">
            <text:p>0</text:p>
          </table:table-cell>
          <table:table-cell office:value-type="float" office:value="50000" table:formula="of:=[Sheet1.A138]*[Sheet1.$T$3]" table:style-name="ce14">
            <text:p>50,000</text:p>
          </table:table-cell>
          <table:table-cell table:style-name="ce1"/>
          <table:table-cell office:value-type="float" office:value="0" table:formula="of:=AVERAGE([Sheet1.P124:.P138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39])" table:style-name="ce10">
            <text:p>100.00</text:p>
          </table:table-cell>
          <table:table-cell office:value-type="float" office:value="0" table:formula="of:=[Sheet1.$S$3]*[Sheet1.H139]" table:style-name="ce10">
            <text:p>0.00</text:p>
          </table:table-cell>
          <table:table-cell office:value-type="float" office:value="-50000" table:formula="of:=[Sheet1.$T$3]*([Sheet1.I139]-1)*[Sheet1.B139]-[Sheet1.$T$3]*[Sheet1.A139]" table:style-name="ce45">
            <text:p>-50,000</text:p>
          </table:table-cell>
          <table:table-cell office:value-type="float" office:value="100" table:formula="of:=[Sheet1.$S$3]*(1-[Sheet1.F139])" table:style-name="ce10">
            <text:p>100.00</text:p>
          </table:table-cell>
          <table:table-cell office:value-type="float" office:value="0" table:formula="of:=[Sheet1.$S$3]*[Sheet1.F139]" table:style-name="ce10">
            <text:p>0.00</text:p>
          </table:table-cell>
          <table:table-cell office:value-type="float" office:value="0" table:formula="of:=[Sheet1.H139]*[Sheet1.$F$2]" table:style-name="ce10">
            <text:p>0.00</text:p>
          </table:table-cell>
          <table:table-cell office:value-type="float" office:value="-50000" table:formula="of:=[Sheet1.$T$3]*([Sheet1.I139]-1)*[Sheet1.E139]-[Sheet1.$T$3]*[Sheet1.D139]" table:style-name="ce11">
            <text:p>-50,000</text:p>
          </table:table-cell>
          <table:table-cell office:value-type="float" office:value="0" table:formula="of:=COUNTIF([Sheet1.$P$3:.$P$106001];&quot;&gt;&quot;&amp;[Sheet1.I139])/[Sheet1.$P$2]" table:style-name="ce47">
            <text:p>0.00</text:p>
          </table:table-cell>
          <table:table-cell office:value-type="float" office:value="14.7" table:style-name="ce4">
            <text:p>14.7</text:p>
          </table:table-cell>
          <table:table-cell office:value-type="percentage" office:value="-1" table:formula="of:=[Sheet1.C139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39]/([Sheet1.$T$3]*[Sheet1.$S$3])" table:style-name="ce48">
            <text:p>-100.0%</text:p>
          </table:table-cell>
          <table:table-cell office:value-type="float" office:value="0" table:formula="of:=IF([Sheet1.J139]&gt;0;IF([Sheet1.M139]&gt;0;&quot;good&quot;;0);0)" table:style-name="ce44">
            <text:p>0</text:p>
          </table:table-cell>
          <table:table-cell office:value-type="float" office:value="50000" table:formula="of:=[Sheet1.A139]*[Sheet1.$T$3]" table:style-name="ce14">
            <text:p>50,000</text:p>
          </table:table-cell>
          <table:table-cell table:style-name="ce1"/>
          <table:table-cell office:value-type="float" office:value="0" table:formula="of:=AVERAGE([Sheet1.P125:.P139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40])" table:style-name="ce10">
            <text:p>100.00</text:p>
          </table:table-cell>
          <table:table-cell office:value-type="float" office:value="0" table:formula="of:=[Sheet1.$S$3]*[Sheet1.H140]" table:style-name="ce10">
            <text:p>0.00</text:p>
          </table:table-cell>
          <table:table-cell office:value-type="float" office:value="-50000" table:formula="of:=[Sheet1.$T$3]*([Sheet1.I140]-1)*[Sheet1.B140]-[Sheet1.$T$3]*[Sheet1.A140]" table:style-name="ce45">
            <text:p>-50,000</text:p>
          </table:table-cell>
          <table:table-cell office:value-type="float" office:value="100" table:formula="of:=[Sheet1.$S$3]*(1-[Sheet1.F140])" table:style-name="ce10">
            <text:p>100.00</text:p>
          </table:table-cell>
          <table:table-cell office:value-type="float" office:value="0" table:formula="of:=[Sheet1.$S$3]*[Sheet1.F140]" table:style-name="ce10">
            <text:p>0.00</text:p>
          </table:table-cell>
          <table:table-cell office:value-type="float" office:value="0" table:formula="of:=[Sheet1.H140]*[Sheet1.$F$2]" table:style-name="ce10">
            <text:p>0.00</text:p>
          </table:table-cell>
          <table:table-cell office:value-type="float" office:value="-50000" table:formula="of:=[Sheet1.$T$3]*([Sheet1.I140]-1)*[Sheet1.E140]-[Sheet1.$T$3]*[Sheet1.D140]" table:style-name="ce11">
            <text:p>-50,000</text:p>
          </table:table-cell>
          <table:table-cell office:value-type="float" office:value="0" table:formula="of:=COUNTIF([Sheet1.$P$3:.$P$106001];&quot;&gt;&quot;&amp;[Sheet1.I140])/[Sheet1.$P$2]" table:style-name="ce47">
            <text:p>0.00</text:p>
          </table:table-cell>
          <table:table-cell office:value-type="float" office:value="14.8" table:style-name="ce4">
            <text:p>14.8</text:p>
          </table:table-cell>
          <table:table-cell office:value-type="percentage" office:value="-1" table:formula="of:=[Sheet1.C140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40]/([Sheet1.$T$3]*[Sheet1.$S$3])" table:style-name="ce48">
            <text:p>-100.0%</text:p>
          </table:table-cell>
          <table:table-cell office:value-type="float" office:value="0" table:formula="of:=IF([Sheet1.J140]&gt;0;IF([Sheet1.M140]&gt;0;&quot;good&quot;;0);0)" table:style-name="ce44">
            <text:p>0</text:p>
          </table:table-cell>
          <table:table-cell office:value-type="float" office:value="50000" table:formula="of:=[Sheet1.A140]*[Sheet1.$T$3]" table:style-name="ce14">
            <text:p>50,000</text:p>
          </table:table-cell>
          <table:table-cell table:style-name="ce1"/>
          <table:table-cell office:value-type="float" office:value="0" table:formula="of:=AVERAGE([Sheet1.P126:.P140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41])" table:style-name="ce10">
            <text:p>100.00</text:p>
          </table:table-cell>
          <table:table-cell office:value-type="float" office:value="0" table:formula="of:=[Sheet1.$S$3]*[Sheet1.H141]" table:style-name="ce10">
            <text:p>0.00</text:p>
          </table:table-cell>
          <table:table-cell office:value-type="float" office:value="-50000" table:formula="of:=[Sheet1.$T$3]*([Sheet1.I141]-1)*[Sheet1.B141]-[Sheet1.$T$3]*[Sheet1.A141]" table:style-name="ce45">
            <text:p>-50,000</text:p>
          </table:table-cell>
          <table:table-cell office:value-type="float" office:value="100" table:formula="of:=[Sheet1.$S$3]*(1-[Sheet1.F141])" table:style-name="ce10">
            <text:p>100.00</text:p>
          </table:table-cell>
          <table:table-cell office:value-type="float" office:value="0" table:formula="of:=[Sheet1.$S$3]*[Sheet1.F141]" table:style-name="ce10">
            <text:p>0.00</text:p>
          </table:table-cell>
          <table:table-cell office:value-type="float" office:value="0" table:formula="of:=[Sheet1.H141]*[Sheet1.$F$2]" table:style-name="ce10">
            <text:p>0.00</text:p>
          </table:table-cell>
          <table:table-cell office:value-type="float" office:value="-50000" table:formula="of:=[Sheet1.$T$3]*([Sheet1.I141]-1)*[Sheet1.E141]-[Sheet1.$T$3]*[Sheet1.D141]" table:style-name="ce11">
            <text:p>-50,000</text:p>
          </table:table-cell>
          <table:table-cell office:value-type="float" office:value="0" table:formula="of:=COUNTIF([Sheet1.$P$3:.$P$106001];&quot;&gt;&quot;&amp;[Sheet1.I141])/[Sheet1.$P$2]" table:style-name="ce47">
            <text:p>0.00</text:p>
          </table:table-cell>
          <table:table-cell office:value-type="float" office:value="14.9" table:style-name="ce4">
            <text:p>14.9</text:p>
          </table:table-cell>
          <table:table-cell office:value-type="percentage" office:value="-1" table:formula="of:=[Sheet1.C141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41]/([Sheet1.$T$3]*[Sheet1.$S$3])" table:style-name="ce48">
            <text:p>-100.0%</text:p>
          </table:table-cell>
          <table:table-cell office:value-type="float" office:value="0" table:formula="of:=IF([Sheet1.J141]&gt;0;IF([Sheet1.M141]&gt;0;&quot;good&quot;;0);0)" table:style-name="ce44">
            <text:p>0</text:p>
          </table:table-cell>
          <table:table-cell office:value-type="float" office:value="50000" table:formula="of:=[Sheet1.A141]*[Sheet1.$T$3]" table:style-name="ce14">
            <text:p>50,000</text:p>
          </table:table-cell>
          <table:table-cell table:style-name="ce1"/>
          <table:table-cell office:value-type="float" office:value="0" table:formula="of:=AVERAGE([Sheet1.P127:.P141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42])" table:style-name="ce10">
            <text:p>100.00</text:p>
          </table:table-cell>
          <table:table-cell office:value-type="float" office:value="0" table:formula="of:=[Sheet1.$S$3]*[Sheet1.H142]" table:style-name="ce10">
            <text:p>0.00</text:p>
          </table:table-cell>
          <table:table-cell office:value-type="float" office:value="-50000" table:formula="of:=[Sheet1.$T$3]*([Sheet1.I142]-1)*[Sheet1.B142]-[Sheet1.$T$3]*[Sheet1.A142]" table:style-name="ce45">
            <text:p>-50,000</text:p>
          </table:table-cell>
          <table:table-cell office:value-type="float" office:value="100" table:formula="of:=[Sheet1.$S$3]*(1-[Sheet1.F142])" table:style-name="ce10">
            <text:p>100.00</text:p>
          </table:table-cell>
          <table:table-cell office:value-type="float" office:value="0" table:formula="of:=[Sheet1.$S$3]*[Sheet1.F142]" table:style-name="ce10">
            <text:p>0.00</text:p>
          </table:table-cell>
          <table:table-cell office:value-type="float" office:value="0" table:formula="of:=[Sheet1.H142]*[Sheet1.$F$2]" table:style-name="ce10">
            <text:p>0.00</text:p>
          </table:table-cell>
          <table:table-cell office:value-type="float" office:value="-50000" table:formula="of:=[Sheet1.$T$3]*([Sheet1.I142]-1)*[Sheet1.E142]-[Sheet1.$T$3]*[Sheet1.D142]" table:style-name="ce11">
            <text:p>-50,000</text:p>
          </table:table-cell>
          <table:table-cell office:value-type="float" office:value="0" table:formula="of:=COUNTIF([Sheet1.$P$3:.$P$106001];&quot;&gt;&quot;&amp;[Sheet1.I142])/[Sheet1.$P$2]" table:style-name="ce47">
            <text:p>0.00</text:p>
          </table:table-cell>
          <table:table-cell office:value-type="float" office:value="15" table:style-name="ce4">
            <text:p>15</text:p>
          </table:table-cell>
          <table:table-cell office:value-type="percentage" office:value="-1" table:formula="of:=[Sheet1.C142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42]/([Sheet1.$T$3]*[Sheet1.$S$3])" table:style-name="ce48">
            <text:p>-100.0%</text:p>
          </table:table-cell>
          <table:table-cell office:value-type="float" office:value="0" table:formula="of:=IF([Sheet1.J142]&gt;0;IF([Sheet1.M142]&gt;0;&quot;good&quot;;0);0)" table:style-name="ce44">
            <text:p>0</text:p>
          </table:table-cell>
          <table:table-cell office:value-type="float" office:value="50000" table:formula="of:=[Sheet1.A142]*[Sheet1.$T$3]" table:style-name="ce14">
            <text:p>50,000</text:p>
          </table:table-cell>
          <table:table-cell table:style-name="ce1"/>
          <table:table-cell office:value-type="float" office:value="0" table:formula="of:=AVERAGE([Sheet1.P128:.P142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43])" table:style-name="ce10">
            <text:p>100.00</text:p>
          </table:table-cell>
          <table:table-cell office:value-type="float" office:value="0" table:formula="of:=[Sheet1.$S$3]*[Sheet1.H143]" table:style-name="ce10">
            <text:p>0.00</text:p>
          </table:table-cell>
          <table:table-cell office:value-type="float" office:value="-50000" table:formula="of:=[Sheet1.$T$3]*([Sheet1.I143]-1)*[Sheet1.B143]-[Sheet1.$T$3]*[Sheet1.A143]" table:style-name="ce45">
            <text:p>-50,000</text:p>
          </table:table-cell>
          <table:table-cell office:value-type="float" office:value="100" table:formula="of:=[Sheet1.$S$3]*(1-[Sheet1.F143])" table:style-name="ce10">
            <text:p>100.00</text:p>
          </table:table-cell>
          <table:table-cell office:value-type="float" office:value="0" table:formula="of:=[Sheet1.$S$3]*[Sheet1.F143]" table:style-name="ce10">
            <text:p>0.00</text:p>
          </table:table-cell>
          <table:table-cell office:value-type="float" office:value="0" table:formula="of:=[Sheet1.H143]*[Sheet1.$F$2]" table:style-name="ce10">
            <text:p>0.00</text:p>
          </table:table-cell>
          <table:table-cell office:value-type="float" office:value="-50000" table:formula="of:=[Sheet1.$T$3]*([Sheet1.I143]-1)*[Sheet1.E143]-[Sheet1.$T$3]*[Sheet1.D143]" table:style-name="ce11">
            <text:p>-50,000</text:p>
          </table:table-cell>
          <table:table-cell office:value-type="float" office:value="0" table:formula="of:=COUNTIF([Sheet1.$P$3:.$P$106001];&quot;&gt;&quot;&amp;[Sheet1.I143])/[Sheet1.$P$2]" table:style-name="ce47">
            <text:p>0.00</text:p>
          </table:table-cell>
          <table:table-cell office:value-type="float" office:value="15.1" table:style-name="ce4">
            <text:p>15.1</text:p>
          </table:table-cell>
          <table:table-cell office:value-type="percentage" office:value="-1" table:formula="of:=[Sheet1.C143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43]/([Sheet1.$T$3]*[Sheet1.$S$3])" table:style-name="ce48">
            <text:p>-100.0%</text:p>
          </table:table-cell>
          <table:table-cell office:value-type="float" office:value="0" table:formula="of:=IF([Sheet1.J143]&gt;0;IF([Sheet1.M143]&gt;0;&quot;good&quot;;0);0)" table:style-name="ce44">
            <text:p>0</text:p>
          </table:table-cell>
          <table:table-cell office:value-type="float" office:value="50000" table:formula="of:=[Sheet1.A143]*[Sheet1.$T$3]" table:style-name="ce14">
            <text:p>50,000</text:p>
          </table:table-cell>
          <table:table-cell table:style-name="ce1"/>
          <table:table-cell office:value-type="float" office:value="0" table:formula="of:=AVERAGE([Sheet1.P129:.P143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44])" table:style-name="ce10">
            <text:p>100.00</text:p>
          </table:table-cell>
          <table:table-cell office:value-type="float" office:value="0" table:formula="of:=[Sheet1.$S$3]*[Sheet1.H144]" table:style-name="ce10">
            <text:p>0.00</text:p>
          </table:table-cell>
          <table:table-cell office:value-type="float" office:value="-50000" table:formula="of:=[Sheet1.$T$3]*([Sheet1.I144]-1)*[Sheet1.B144]-[Sheet1.$T$3]*[Sheet1.A144]" table:style-name="ce45">
            <text:p>-50,000</text:p>
          </table:table-cell>
          <table:table-cell office:value-type="float" office:value="100" table:formula="of:=[Sheet1.$S$3]*(1-[Sheet1.F144])" table:style-name="ce10">
            <text:p>100.00</text:p>
          </table:table-cell>
          <table:table-cell office:value-type="float" office:value="0" table:formula="of:=[Sheet1.$S$3]*[Sheet1.F144]" table:style-name="ce10">
            <text:p>0.00</text:p>
          </table:table-cell>
          <table:table-cell office:value-type="float" office:value="0" table:formula="of:=[Sheet1.H144]*[Sheet1.$F$2]" table:style-name="ce10">
            <text:p>0.00</text:p>
          </table:table-cell>
          <table:table-cell office:value-type="float" office:value="-50000" table:formula="of:=[Sheet1.$T$3]*([Sheet1.I144]-1)*[Sheet1.E144]-[Sheet1.$T$3]*[Sheet1.D144]" table:style-name="ce11">
            <text:p>-50,000</text:p>
          </table:table-cell>
          <table:table-cell office:value-type="float" office:value="0" table:formula="of:=COUNTIF([Sheet1.$P$3:.$P$106001];&quot;&gt;&quot;&amp;[Sheet1.I144])/[Sheet1.$P$2]" table:style-name="ce47">
            <text:p>0.00</text:p>
          </table:table-cell>
          <table:table-cell office:value-type="float" office:value="15.2" table:style-name="ce4">
            <text:p>15.2</text:p>
          </table:table-cell>
          <table:table-cell office:value-type="percentage" office:value="-1" table:formula="of:=[Sheet1.C144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44]/([Sheet1.$T$3]*[Sheet1.$S$3])" table:style-name="ce48">
            <text:p>-100.0%</text:p>
          </table:table-cell>
          <table:table-cell office:value-type="float" office:value="0" table:formula="of:=IF([Sheet1.J144]&gt;0;IF([Sheet1.M144]&gt;0;&quot;good&quot;;0);0)" table:style-name="ce44">
            <text:p>0</text:p>
          </table:table-cell>
          <table:table-cell office:value-type="float" office:value="50000" table:formula="of:=[Sheet1.A144]*[Sheet1.$T$3]" table:style-name="ce14">
            <text:p>50,000</text:p>
          </table:table-cell>
          <table:table-cell table:style-name="ce1"/>
          <table:table-cell office:value-type="float" office:value="0" table:formula="of:=AVERAGE([Sheet1.P130:.P144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45])" table:style-name="ce10">
            <text:p>100.00</text:p>
          </table:table-cell>
          <table:table-cell office:value-type="float" office:value="0" table:formula="of:=[Sheet1.$S$3]*[Sheet1.H145]" table:style-name="ce10">
            <text:p>0.00</text:p>
          </table:table-cell>
          <table:table-cell office:value-type="float" office:value="-50000" table:formula="of:=[Sheet1.$T$3]*([Sheet1.I145]-1)*[Sheet1.B145]-[Sheet1.$T$3]*[Sheet1.A145]" table:style-name="ce45">
            <text:p>-50,000</text:p>
          </table:table-cell>
          <table:table-cell office:value-type="float" office:value="100" table:formula="of:=[Sheet1.$S$3]*(1-[Sheet1.F145])" table:style-name="ce10">
            <text:p>100.00</text:p>
          </table:table-cell>
          <table:table-cell office:value-type="float" office:value="0" table:formula="of:=[Sheet1.$S$3]*[Sheet1.F145]" table:style-name="ce10">
            <text:p>0.00</text:p>
          </table:table-cell>
          <table:table-cell office:value-type="float" office:value="0" table:formula="of:=[Sheet1.H145]*[Sheet1.$F$2]" table:style-name="ce10">
            <text:p>0.00</text:p>
          </table:table-cell>
          <table:table-cell office:value-type="float" office:value="-50000" table:formula="of:=[Sheet1.$T$3]*([Sheet1.I145]-1)*[Sheet1.E145]-[Sheet1.$T$3]*[Sheet1.D145]" table:style-name="ce11">
            <text:p>-50,000</text:p>
          </table:table-cell>
          <table:table-cell office:value-type="float" office:value="0" table:formula="of:=COUNTIF([Sheet1.$P$3:.$P$106001];&quot;&gt;&quot;&amp;[Sheet1.I145])/[Sheet1.$P$2]" table:style-name="ce47">
            <text:p>0.00</text:p>
          </table:table-cell>
          <table:table-cell office:value-type="float" office:value="15.3" table:style-name="ce4">
            <text:p>15.3</text:p>
          </table:table-cell>
          <table:table-cell office:value-type="percentage" office:value="-1" table:formula="of:=[Sheet1.C145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45]/([Sheet1.$T$3]*[Sheet1.$S$3])" table:style-name="ce48">
            <text:p>-100.0%</text:p>
          </table:table-cell>
          <table:table-cell office:value-type="float" office:value="0" table:formula="of:=IF([Sheet1.J145]&gt;0;IF([Sheet1.M145]&gt;0;&quot;good&quot;;0);0)" table:style-name="ce44">
            <text:p>0</text:p>
          </table:table-cell>
          <table:table-cell office:value-type="float" office:value="50000" table:formula="of:=[Sheet1.A145]*[Sheet1.$T$3]" table:style-name="ce14">
            <text:p>50,000</text:p>
          </table:table-cell>
          <table:table-cell table:style-name="ce1"/>
          <table:table-cell office:value-type="float" office:value="0" table:formula="of:=AVERAGE([Sheet1.P131:.P145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46])" table:style-name="ce10">
            <text:p>100.00</text:p>
          </table:table-cell>
          <table:table-cell office:value-type="float" office:value="0" table:formula="of:=[Sheet1.$S$3]*[Sheet1.H146]" table:style-name="ce10">
            <text:p>0.00</text:p>
          </table:table-cell>
          <table:table-cell office:value-type="float" office:value="-50000" table:formula="of:=[Sheet1.$T$3]*([Sheet1.I146]-1)*[Sheet1.B146]-[Sheet1.$T$3]*[Sheet1.A146]" table:style-name="ce45">
            <text:p>-50,000</text:p>
          </table:table-cell>
          <table:table-cell office:value-type="float" office:value="100" table:formula="of:=[Sheet1.$S$3]*(1-[Sheet1.F146])" table:style-name="ce10">
            <text:p>100.00</text:p>
          </table:table-cell>
          <table:table-cell office:value-type="float" office:value="0" table:formula="of:=[Sheet1.$S$3]*[Sheet1.F146]" table:style-name="ce10">
            <text:p>0.00</text:p>
          </table:table-cell>
          <table:table-cell office:value-type="float" office:value="0" table:formula="of:=[Sheet1.H146]*[Sheet1.$F$2]" table:style-name="ce10">
            <text:p>0.00</text:p>
          </table:table-cell>
          <table:table-cell office:value-type="float" office:value="-50000" table:formula="of:=[Sheet1.$T$3]*([Sheet1.I146]-1)*[Sheet1.E146]-[Sheet1.$T$3]*[Sheet1.D146]" table:style-name="ce11">
            <text:p>-50,000</text:p>
          </table:table-cell>
          <table:table-cell office:value-type="float" office:value="0" table:formula="of:=COUNTIF([Sheet1.$P$3:.$P$106001];&quot;&gt;&quot;&amp;[Sheet1.I146])/[Sheet1.$P$2]" table:style-name="ce47">
            <text:p>0.00</text:p>
          </table:table-cell>
          <table:table-cell office:value-type="float" office:value="15.4" table:style-name="ce4">
            <text:p>15.4</text:p>
          </table:table-cell>
          <table:table-cell office:value-type="percentage" office:value="-1" table:formula="of:=[Sheet1.C146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46]/([Sheet1.$T$3]*[Sheet1.$S$3])" table:style-name="ce48">
            <text:p>-100.0%</text:p>
          </table:table-cell>
          <table:table-cell office:value-type="float" office:value="0" table:formula="of:=IF([Sheet1.J146]&gt;0;IF([Sheet1.M146]&gt;0;&quot;good&quot;;0);0)" table:style-name="ce44">
            <text:p>0</text:p>
          </table:table-cell>
          <table:table-cell office:value-type="float" office:value="50000" table:formula="of:=[Sheet1.A146]*[Sheet1.$T$3]" table:style-name="ce14">
            <text:p>50,000</text:p>
          </table:table-cell>
          <table:table-cell table:style-name="ce1"/>
          <table:table-cell office:value-type="float" office:value="0" table:formula="of:=AVERAGE([Sheet1.P132:.P146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47])" table:style-name="ce10">
            <text:p>100.00</text:p>
          </table:table-cell>
          <table:table-cell office:value-type="float" office:value="0" table:formula="of:=[Sheet1.$S$3]*[Sheet1.H147]" table:style-name="ce10">
            <text:p>0.00</text:p>
          </table:table-cell>
          <table:table-cell office:value-type="float" office:value="-50000" table:formula="of:=[Sheet1.$T$3]*([Sheet1.I147]-1)*[Sheet1.B147]-[Sheet1.$T$3]*[Sheet1.A147]" table:style-name="ce45">
            <text:p>-50,000</text:p>
          </table:table-cell>
          <table:table-cell office:value-type="float" office:value="100" table:formula="of:=[Sheet1.$S$3]*(1-[Sheet1.F147])" table:style-name="ce10">
            <text:p>100.00</text:p>
          </table:table-cell>
          <table:table-cell office:value-type="float" office:value="0" table:formula="of:=[Sheet1.$S$3]*[Sheet1.F147]" table:style-name="ce10">
            <text:p>0.00</text:p>
          </table:table-cell>
          <table:table-cell office:value-type="float" office:value="0" table:formula="of:=[Sheet1.H147]*[Sheet1.$F$2]" table:style-name="ce10">
            <text:p>0.00</text:p>
          </table:table-cell>
          <table:table-cell office:value-type="float" office:value="-50000" table:formula="of:=[Sheet1.$T$3]*([Sheet1.I147]-1)*[Sheet1.E147]-[Sheet1.$T$3]*[Sheet1.D147]" table:style-name="ce11">
            <text:p>-50,000</text:p>
          </table:table-cell>
          <table:table-cell office:value-type="float" office:value="0" table:formula="of:=COUNTIF([Sheet1.$P$3:.$P$106001];&quot;&gt;&quot;&amp;[Sheet1.I147])/[Sheet1.$P$2]" table:style-name="ce47">
            <text:p>0.00</text:p>
          </table:table-cell>
          <table:table-cell office:value-type="float" office:value="15.5" table:style-name="ce4">
            <text:p>15.5</text:p>
          </table:table-cell>
          <table:table-cell office:value-type="percentage" office:value="-1" table:formula="of:=[Sheet1.C147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47]/([Sheet1.$T$3]*[Sheet1.$S$3])" table:style-name="ce48">
            <text:p>-100.0%</text:p>
          </table:table-cell>
          <table:table-cell office:value-type="float" office:value="0" table:formula="of:=IF([Sheet1.J147]&gt;0;IF([Sheet1.M147]&gt;0;&quot;good&quot;;0);0)" table:style-name="ce44">
            <text:p>0</text:p>
          </table:table-cell>
          <table:table-cell office:value-type="float" office:value="50000" table:formula="of:=[Sheet1.A147]*[Sheet1.$T$3]" table:style-name="ce14">
            <text:p>50,000</text:p>
          </table:table-cell>
          <table:table-cell table:style-name="ce1"/>
          <table:table-cell office:value-type="float" office:value="0" table:formula="of:=AVERAGE([Sheet1.P133:.P147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48])" table:style-name="ce10">
            <text:p>100.00</text:p>
          </table:table-cell>
          <table:table-cell office:value-type="float" office:value="0" table:formula="of:=[Sheet1.$S$3]*[Sheet1.H148]" table:style-name="ce10">
            <text:p>0.00</text:p>
          </table:table-cell>
          <table:table-cell office:value-type="float" office:value="-50000" table:formula="of:=[Sheet1.$T$3]*([Sheet1.I148]-1)*[Sheet1.B148]-[Sheet1.$T$3]*[Sheet1.A148]" table:style-name="ce45">
            <text:p>-50,000</text:p>
          </table:table-cell>
          <table:table-cell office:value-type="float" office:value="100" table:formula="of:=[Sheet1.$S$3]*(1-[Sheet1.F148])" table:style-name="ce10">
            <text:p>100.00</text:p>
          </table:table-cell>
          <table:table-cell office:value-type="float" office:value="0" table:formula="of:=[Sheet1.$S$3]*[Sheet1.F148]" table:style-name="ce10">
            <text:p>0.00</text:p>
          </table:table-cell>
          <table:table-cell office:value-type="float" office:value="0" table:formula="of:=[Sheet1.H148]*[Sheet1.$F$2]" table:style-name="ce10">
            <text:p>0.00</text:p>
          </table:table-cell>
          <table:table-cell office:value-type="float" office:value="-50000" table:formula="of:=[Sheet1.$T$3]*([Sheet1.I148]-1)*[Sheet1.E148]-[Sheet1.$T$3]*[Sheet1.D148]" table:style-name="ce11">
            <text:p>-50,000</text:p>
          </table:table-cell>
          <table:table-cell office:value-type="float" office:value="0" table:formula="of:=COUNTIF([Sheet1.$P$3:.$P$106001];&quot;&gt;&quot;&amp;[Sheet1.I148])/[Sheet1.$P$2]" table:style-name="ce47">
            <text:p>0.00</text:p>
          </table:table-cell>
          <table:table-cell office:value-type="float" office:value="15.6" table:style-name="ce4">
            <text:p>15.6</text:p>
          </table:table-cell>
          <table:table-cell office:value-type="percentage" office:value="-1" table:formula="of:=[Sheet1.C148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48]/([Sheet1.$T$3]*[Sheet1.$S$3])" table:style-name="ce48">
            <text:p>-100.0%</text:p>
          </table:table-cell>
          <table:table-cell office:value-type="float" office:value="0" table:formula="of:=IF([Sheet1.J148]&gt;0;IF([Sheet1.M148]&gt;0;&quot;good&quot;;0);0)" table:style-name="ce44">
            <text:p>0</text:p>
          </table:table-cell>
          <table:table-cell office:value-type="float" office:value="50000" table:formula="of:=[Sheet1.A148]*[Sheet1.$T$3]" table:style-name="ce14">
            <text:p>50,000</text:p>
          </table:table-cell>
          <table:table-cell table:style-name="ce1"/>
          <table:table-cell office:value-type="float" office:value="0" table:formula="of:=AVERAGE([Sheet1.P134:.P148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49])" table:style-name="ce10">
            <text:p>100.00</text:p>
          </table:table-cell>
          <table:table-cell office:value-type="float" office:value="0" table:formula="of:=[Sheet1.$S$3]*[Sheet1.H149]" table:style-name="ce10">
            <text:p>0.00</text:p>
          </table:table-cell>
          <table:table-cell office:value-type="float" office:value="-50000" table:formula="of:=[Sheet1.$T$3]*([Sheet1.I149]-1)*[Sheet1.B149]-[Sheet1.$T$3]*[Sheet1.A149]" table:style-name="ce45">
            <text:p>-50,000</text:p>
          </table:table-cell>
          <table:table-cell office:value-type="float" office:value="100" table:formula="of:=[Sheet1.$S$3]*(1-[Sheet1.F149])" table:style-name="ce10">
            <text:p>100.00</text:p>
          </table:table-cell>
          <table:table-cell office:value-type="float" office:value="0" table:formula="of:=[Sheet1.$S$3]*[Sheet1.F149]" table:style-name="ce10">
            <text:p>0.00</text:p>
          </table:table-cell>
          <table:table-cell office:value-type="float" office:value="0" table:formula="of:=[Sheet1.H149]*[Sheet1.$F$2]" table:style-name="ce10">
            <text:p>0.00</text:p>
          </table:table-cell>
          <table:table-cell office:value-type="float" office:value="-50000" table:formula="of:=[Sheet1.$T$3]*([Sheet1.I149]-1)*[Sheet1.E149]-[Sheet1.$T$3]*[Sheet1.D149]" table:style-name="ce11">
            <text:p>-50,000</text:p>
          </table:table-cell>
          <table:table-cell office:value-type="float" office:value="0" table:formula="of:=COUNTIF([Sheet1.$P$3:.$P$106001];&quot;&gt;&quot;&amp;[Sheet1.I149])/[Sheet1.$P$2]" table:style-name="ce47">
            <text:p>0.00</text:p>
          </table:table-cell>
          <table:table-cell office:value-type="float" office:value="15.7" table:style-name="ce4">
            <text:p>15.7</text:p>
          </table:table-cell>
          <table:table-cell office:value-type="percentage" office:value="-1" table:formula="of:=[Sheet1.C149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49]/([Sheet1.$T$3]*[Sheet1.$S$3])" table:style-name="ce48">
            <text:p>-100.0%</text:p>
          </table:table-cell>
          <table:table-cell office:value-type="float" office:value="0" table:formula="of:=IF([Sheet1.J149]&gt;0;IF([Sheet1.M149]&gt;0;&quot;good&quot;;0);0)" table:style-name="ce44">
            <text:p>0</text:p>
          </table:table-cell>
          <table:table-cell office:value-type="float" office:value="50000" table:formula="of:=[Sheet1.A149]*[Sheet1.$T$3]" table:style-name="ce14">
            <text:p>50,000</text:p>
          </table:table-cell>
          <table:table-cell table:style-name="ce1"/>
          <table:table-cell office:value-type="float" office:value="0" table:formula="of:=AVERAGE([Sheet1.P135:.P149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50])" table:style-name="ce10">
            <text:p>100.00</text:p>
          </table:table-cell>
          <table:table-cell office:value-type="float" office:value="0" table:formula="of:=[Sheet1.$S$3]*[Sheet1.H150]" table:style-name="ce10">
            <text:p>0.00</text:p>
          </table:table-cell>
          <table:table-cell office:value-type="float" office:value="-50000" table:formula="of:=[Sheet1.$T$3]*([Sheet1.I150]-1)*[Sheet1.B150]-[Sheet1.$T$3]*[Sheet1.A150]" table:style-name="ce45">
            <text:p>-50,000</text:p>
          </table:table-cell>
          <table:table-cell office:value-type="float" office:value="100" table:formula="of:=[Sheet1.$S$3]*(1-[Sheet1.F150])" table:style-name="ce10">
            <text:p>100.00</text:p>
          </table:table-cell>
          <table:table-cell office:value-type="float" office:value="0" table:formula="of:=[Sheet1.$S$3]*[Sheet1.F150]" table:style-name="ce10">
            <text:p>0.00</text:p>
          </table:table-cell>
          <table:table-cell office:value-type="float" office:value="0" table:formula="of:=[Sheet1.H150]*[Sheet1.$F$2]" table:style-name="ce10">
            <text:p>0.00</text:p>
          </table:table-cell>
          <table:table-cell office:value-type="float" office:value="-50000" table:formula="of:=[Sheet1.$T$3]*([Sheet1.I150]-1)*[Sheet1.E150]-[Sheet1.$T$3]*[Sheet1.D150]" table:style-name="ce11">
            <text:p>-50,000</text:p>
          </table:table-cell>
          <table:table-cell office:value-type="float" office:value="0" table:formula="of:=COUNTIF([Sheet1.$P$3:.$P$106001];&quot;&gt;&quot;&amp;[Sheet1.I150])/[Sheet1.$P$2]" table:style-name="ce47">
            <text:p>0.00</text:p>
          </table:table-cell>
          <table:table-cell office:value-type="float" office:value="15.8" table:style-name="ce4">
            <text:p>15.8</text:p>
          </table:table-cell>
          <table:table-cell office:value-type="percentage" office:value="-1" table:formula="of:=[Sheet1.C150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50]/([Sheet1.$T$3]*[Sheet1.$S$3])" table:style-name="ce48">
            <text:p>-100.0%</text:p>
          </table:table-cell>
          <table:table-cell office:value-type="float" office:value="0" table:formula="of:=IF([Sheet1.J150]&gt;0;IF([Sheet1.M150]&gt;0;&quot;good&quot;;0);0)" table:style-name="ce44">
            <text:p>0</text:p>
          </table:table-cell>
          <table:table-cell office:value-type="float" office:value="50000" table:formula="of:=[Sheet1.A150]*[Sheet1.$T$3]" table:style-name="ce14">
            <text:p>50,000</text:p>
          </table:table-cell>
          <table:table-cell table:style-name="ce1"/>
          <table:table-cell office:value-type="float" office:value="0" table:formula="of:=AVERAGE([Sheet1.P136:.P150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51])" table:style-name="ce10">
            <text:p>100.00</text:p>
          </table:table-cell>
          <table:table-cell office:value-type="float" office:value="0" table:formula="of:=[Sheet1.$S$3]*[Sheet1.H151]" table:style-name="ce10">
            <text:p>0.00</text:p>
          </table:table-cell>
          <table:table-cell office:value-type="float" office:value="-50000" table:formula="of:=[Sheet1.$T$3]*([Sheet1.I151]-1)*[Sheet1.B151]-[Sheet1.$T$3]*[Sheet1.A151]" table:style-name="ce45">
            <text:p>-50,000</text:p>
          </table:table-cell>
          <table:table-cell office:value-type="float" office:value="100" table:formula="of:=[Sheet1.$S$3]*(1-[Sheet1.F151])" table:style-name="ce10">
            <text:p>100.00</text:p>
          </table:table-cell>
          <table:table-cell office:value-type="float" office:value="0" table:formula="of:=[Sheet1.$S$3]*[Sheet1.F151]" table:style-name="ce10">
            <text:p>0.00</text:p>
          </table:table-cell>
          <table:table-cell office:value-type="float" office:value="0" table:formula="of:=[Sheet1.H151]*[Sheet1.$F$2]" table:style-name="ce10">
            <text:p>0.00</text:p>
          </table:table-cell>
          <table:table-cell office:value-type="float" office:value="-50000" table:formula="of:=[Sheet1.$T$3]*([Sheet1.I151]-1)*[Sheet1.E151]-[Sheet1.$T$3]*[Sheet1.D151]" table:style-name="ce11">
            <text:p>-50,000</text:p>
          </table:table-cell>
          <table:table-cell office:value-type="float" office:value="0" table:formula="of:=COUNTIF([Sheet1.$P$3:.$P$106001];&quot;&gt;&quot;&amp;[Sheet1.I151])/[Sheet1.$P$2]" table:style-name="ce47">
            <text:p>0.00</text:p>
          </table:table-cell>
          <table:table-cell office:value-type="float" office:value="15.9" table:style-name="ce4">
            <text:p>15.9</text:p>
          </table:table-cell>
          <table:table-cell office:value-type="percentage" office:value="-1" table:formula="of:=[Sheet1.C151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51]/([Sheet1.$T$3]*[Sheet1.$S$3])" table:style-name="ce48">
            <text:p>-100.0%</text:p>
          </table:table-cell>
          <table:table-cell office:value-type="float" office:value="0" table:formula="of:=IF([Sheet1.J151]&gt;0;IF([Sheet1.M151]&gt;0;&quot;good&quot;;0);0)" table:style-name="ce44">
            <text:p>0</text:p>
          </table:table-cell>
          <table:table-cell office:value-type="float" office:value="50000" table:formula="of:=[Sheet1.A151]*[Sheet1.$T$3]" table:style-name="ce14">
            <text:p>50,000</text:p>
          </table:table-cell>
          <table:table-cell table:style-name="ce1"/>
          <table:table-cell office:value-type="float" office:value="0" table:formula="of:=AVERAGE([Sheet1.P137:.P151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52])" table:style-name="ce10">
            <text:p>100.00</text:p>
          </table:table-cell>
          <table:table-cell office:value-type="float" office:value="0" table:formula="of:=[Sheet1.$S$3]*[Sheet1.H152]" table:style-name="ce10">
            <text:p>0.00</text:p>
          </table:table-cell>
          <table:table-cell office:value-type="float" office:value="-50000" table:formula="of:=[Sheet1.$T$3]*([Sheet1.I152]-1)*[Sheet1.B152]-[Sheet1.$T$3]*[Sheet1.A152]" table:style-name="ce45">
            <text:p>-50,000</text:p>
          </table:table-cell>
          <table:table-cell office:value-type="float" office:value="100" table:formula="of:=[Sheet1.$S$3]*(1-[Sheet1.F152])" table:style-name="ce10">
            <text:p>100.00</text:p>
          </table:table-cell>
          <table:table-cell office:value-type="float" office:value="0" table:formula="of:=[Sheet1.$S$3]*[Sheet1.F152]" table:style-name="ce10">
            <text:p>0.00</text:p>
          </table:table-cell>
          <table:table-cell office:value-type="float" office:value="0" table:formula="of:=[Sheet1.H152]*[Sheet1.$F$2]" table:style-name="ce10">
            <text:p>0.00</text:p>
          </table:table-cell>
          <table:table-cell office:value-type="float" office:value="-50000" table:formula="of:=[Sheet1.$T$3]*([Sheet1.I152]-1)*[Sheet1.E152]-[Sheet1.$T$3]*[Sheet1.D152]" table:style-name="ce11">
            <text:p>-50,000</text:p>
          </table:table-cell>
          <table:table-cell office:value-type="float" office:value="0" table:formula="of:=COUNTIF([Sheet1.$P$3:.$P$106001];&quot;&gt;&quot;&amp;[Sheet1.I152])/[Sheet1.$P$2]" table:style-name="ce47">
            <text:p>0.00</text:p>
          </table:table-cell>
          <table:table-cell office:value-type="float" office:value="16" table:style-name="ce4">
            <text:p>16</text:p>
          </table:table-cell>
          <table:table-cell office:value-type="percentage" office:value="-1" table:formula="of:=[Sheet1.C152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52]/([Sheet1.$T$3]*[Sheet1.$S$3])" table:style-name="ce48">
            <text:p>-100.0%</text:p>
          </table:table-cell>
          <table:table-cell office:value-type="float" office:value="0" table:formula="of:=IF([Sheet1.J152]&gt;0;IF([Sheet1.M152]&gt;0;&quot;good&quot;;0);0)" table:style-name="ce44">
            <text:p>0</text:p>
          </table:table-cell>
          <table:table-cell office:value-type="float" office:value="50000" table:formula="of:=[Sheet1.A152]*[Sheet1.$T$3]" table:style-name="ce14">
            <text:p>50,000</text:p>
          </table:table-cell>
          <table:table-cell table:style-name="ce1"/>
          <table:table-cell office:value-type="float" office:value="0" table:formula="of:=AVERAGE([Sheet1.P138:.P152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53])" table:style-name="ce10">
            <text:p>100.00</text:p>
          </table:table-cell>
          <table:table-cell office:value-type="float" office:value="0" table:formula="of:=[Sheet1.$S$3]*[Sheet1.H153]" table:style-name="ce10">
            <text:p>0.00</text:p>
          </table:table-cell>
          <table:table-cell office:value-type="float" office:value="-50000" table:formula="of:=[Sheet1.$T$3]*([Sheet1.I153]-1)*[Sheet1.B153]-[Sheet1.$T$3]*[Sheet1.A153]" table:style-name="ce45">
            <text:p>-50,000</text:p>
          </table:table-cell>
          <table:table-cell office:value-type="float" office:value="100" table:formula="of:=[Sheet1.$S$3]*(1-[Sheet1.F153])" table:style-name="ce10">
            <text:p>100.00</text:p>
          </table:table-cell>
          <table:table-cell office:value-type="float" office:value="0" table:formula="of:=[Sheet1.$S$3]*[Sheet1.F153]" table:style-name="ce10">
            <text:p>0.00</text:p>
          </table:table-cell>
          <table:table-cell office:value-type="float" office:value="0" table:formula="of:=[Sheet1.H153]*[Sheet1.$F$2]" table:style-name="ce10">
            <text:p>0.00</text:p>
          </table:table-cell>
          <table:table-cell office:value-type="float" office:value="-50000" table:formula="of:=[Sheet1.$T$3]*([Sheet1.I153]-1)*[Sheet1.E153]-[Sheet1.$T$3]*[Sheet1.D153]" table:style-name="ce11">
            <text:p>-50,000</text:p>
          </table:table-cell>
          <table:table-cell office:value-type="float" office:value="0" table:formula="of:=COUNTIF([Sheet1.$P$3:.$P$106001];&quot;&gt;&quot;&amp;[Sheet1.I153])/[Sheet1.$P$2]" table:style-name="ce47">
            <text:p>0.00</text:p>
          </table:table-cell>
          <table:table-cell office:value-type="float" office:value="16.100000000000001" table:style-name="ce4">
            <text:p>16.1</text:p>
          </table:table-cell>
          <table:table-cell office:value-type="percentage" office:value="-1" table:formula="of:=[Sheet1.C153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53]/([Sheet1.$T$3]*[Sheet1.$S$3])" table:style-name="ce48">
            <text:p>-100.0%</text:p>
          </table:table-cell>
          <table:table-cell office:value-type="float" office:value="0" table:formula="of:=IF([Sheet1.J153]&gt;0;IF([Sheet1.M153]&gt;0;&quot;good&quot;;0);0)" table:style-name="ce44">
            <text:p>0</text:p>
          </table:table-cell>
          <table:table-cell office:value-type="float" office:value="50000" table:formula="of:=[Sheet1.A153]*[Sheet1.$T$3]" table:style-name="ce14">
            <text:p>50,000</text:p>
          </table:table-cell>
          <table:table-cell table:style-name="ce1"/>
          <table:table-cell office:value-type="float" office:value="0" table:formula="of:=AVERAGE([Sheet1.P139:.P153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54])" table:style-name="ce10">
            <text:p>100.00</text:p>
          </table:table-cell>
          <table:table-cell office:value-type="float" office:value="0" table:formula="of:=[Sheet1.$S$3]*[Sheet1.H154]" table:style-name="ce10">
            <text:p>0.00</text:p>
          </table:table-cell>
          <table:table-cell office:value-type="float" office:value="-50000" table:formula="of:=[Sheet1.$T$3]*([Sheet1.I154]-1)*[Sheet1.B154]-[Sheet1.$T$3]*[Sheet1.A154]" table:style-name="ce45">
            <text:p>-50,000</text:p>
          </table:table-cell>
          <table:table-cell office:value-type="float" office:value="100" table:formula="of:=[Sheet1.$S$3]*(1-[Sheet1.F154])" table:style-name="ce10">
            <text:p>100.00</text:p>
          </table:table-cell>
          <table:table-cell office:value-type="float" office:value="0" table:formula="of:=[Sheet1.$S$3]*[Sheet1.F154]" table:style-name="ce10">
            <text:p>0.00</text:p>
          </table:table-cell>
          <table:table-cell office:value-type="float" office:value="0" table:formula="of:=[Sheet1.H154]*[Sheet1.$F$2]" table:style-name="ce10">
            <text:p>0.00</text:p>
          </table:table-cell>
          <table:table-cell office:value-type="float" office:value="-50000" table:formula="of:=[Sheet1.$T$3]*([Sheet1.I154]-1)*[Sheet1.E154]-[Sheet1.$T$3]*[Sheet1.D154]" table:style-name="ce11">
            <text:p>-50,000</text:p>
          </table:table-cell>
          <table:table-cell office:value-type="float" office:value="0" table:formula="of:=COUNTIF([Sheet1.$P$3:.$P$106001];&quot;&gt;&quot;&amp;[Sheet1.I154])/[Sheet1.$P$2]" table:style-name="ce47">
            <text:p>0.00</text:p>
          </table:table-cell>
          <table:table-cell office:value-type="float" office:value="16.2" table:style-name="ce4">
            <text:p>16.2</text:p>
          </table:table-cell>
          <table:table-cell office:value-type="percentage" office:value="-1" table:formula="of:=[Sheet1.C154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54]/([Sheet1.$T$3]*[Sheet1.$S$3])" table:style-name="ce48">
            <text:p>-100.0%</text:p>
          </table:table-cell>
          <table:table-cell office:value-type="float" office:value="0" table:formula="of:=IF([Sheet1.J154]&gt;0;IF([Sheet1.M154]&gt;0;&quot;good&quot;;0);0)" table:style-name="ce44">
            <text:p>0</text:p>
          </table:table-cell>
          <table:table-cell office:value-type="float" office:value="50000" table:formula="of:=[Sheet1.A154]*[Sheet1.$T$3]" table:style-name="ce14">
            <text:p>50,000</text:p>
          </table:table-cell>
          <table:table-cell table:style-name="ce1"/>
          <table:table-cell office:value-type="float" office:value="0" table:formula="of:=AVERAGE([Sheet1.P140:.P154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55])" table:style-name="ce10">
            <text:p>100.00</text:p>
          </table:table-cell>
          <table:table-cell office:value-type="float" office:value="0" table:formula="of:=[Sheet1.$S$3]*[Sheet1.H155]" table:style-name="ce10">
            <text:p>0.00</text:p>
          </table:table-cell>
          <table:table-cell office:value-type="float" office:value="-50000" table:formula="of:=[Sheet1.$T$3]*([Sheet1.I155]-1)*[Sheet1.B155]-[Sheet1.$T$3]*[Sheet1.A155]" table:style-name="ce45">
            <text:p>-50,000</text:p>
          </table:table-cell>
          <table:table-cell office:value-type="float" office:value="100" table:formula="of:=[Sheet1.$S$3]*(1-[Sheet1.F155])" table:style-name="ce10">
            <text:p>100.00</text:p>
          </table:table-cell>
          <table:table-cell office:value-type="float" office:value="0" table:formula="of:=[Sheet1.$S$3]*[Sheet1.F155]" table:style-name="ce10">
            <text:p>0.00</text:p>
          </table:table-cell>
          <table:table-cell office:value-type="float" office:value="0" table:formula="of:=[Sheet1.H155]*[Sheet1.$F$2]" table:style-name="ce10">
            <text:p>0.00</text:p>
          </table:table-cell>
          <table:table-cell office:value-type="float" office:value="-50000" table:formula="of:=[Sheet1.$T$3]*([Sheet1.I155]-1)*[Sheet1.E155]-[Sheet1.$T$3]*[Sheet1.D155]" table:style-name="ce11">
            <text:p>-50,000</text:p>
          </table:table-cell>
          <table:table-cell office:value-type="float" office:value="0" table:formula="of:=COUNTIF([Sheet1.$P$3:.$P$106001];&quot;&gt;&quot;&amp;[Sheet1.I155])/[Sheet1.$P$2]" table:style-name="ce47">
            <text:p>0.00</text:p>
          </table:table-cell>
          <table:table-cell office:value-type="float" office:value="16.3" table:style-name="ce4">
            <text:p>16.3</text:p>
          </table:table-cell>
          <table:table-cell office:value-type="percentage" office:value="-1" table:formula="of:=[Sheet1.C155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55]/([Sheet1.$T$3]*[Sheet1.$S$3])" table:style-name="ce48">
            <text:p>-100.0%</text:p>
          </table:table-cell>
          <table:table-cell office:value-type="float" office:value="0" table:formula="of:=IF([Sheet1.J155]&gt;0;IF([Sheet1.M155]&gt;0;&quot;good&quot;;0);0)" table:style-name="ce44">
            <text:p>0</text:p>
          </table:table-cell>
          <table:table-cell office:value-type="float" office:value="50000" table:formula="of:=[Sheet1.A155]*[Sheet1.$T$3]" table:style-name="ce14">
            <text:p>50,000</text:p>
          </table:table-cell>
          <table:table-cell table:style-name="ce1"/>
          <table:table-cell office:value-type="float" office:value="0" table:formula="of:=AVERAGE([Sheet1.P141:.P155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56])" table:style-name="ce10">
            <text:p>100.00</text:p>
          </table:table-cell>
          <table:table-cell office:value-type="float" office:value="0" table:formula="of:=[Sheet1.$S$3]*[Sheet1.H156]" table:style-name="ce10">
            <text:p>0.00</text:p>
          </table:table-cell>
          <table:table-cell office:value-type="float" office:value="-50000" table:formula="of:=[Sheet1.$T$3]*([Sheet1.I156]-1)*[Sheet1.B156]-[Sheet1.$T$3]*[Sheet1.A156]" table:style-name="ce45">
            <text:p>-50,000</text:p>
          </table:table-cell>
          <table:table-cell office:value-type="float" office:value="100" table:formula="of:=[Sheet1.$S$3]*(1-[Sheet1.F156])" table:style-name="ce10">
            <text:p>100.00</text:p>
          </table:table-cell>
          <table:table-cell office:value-type="float" office:value="0" table:formula="of:=[Sheet1.$S$3]*[Sheet1.F156]" table:style-name="ce10">
            <text:p>0.00</text:p>
          </table:table-cell>
          <table:table-cell office:value-type="float" office:value="0" table:formula="of:=[Sheet1.H156]*[Sheet1.$F$2]" table:style-name="ce10">
            <text:p>0.00</text:p>
          </table:table-cell>
          <table:table-cell office:value-type="float" office:value="-50000" table:formula="of:=[Sheet1.$T$3]*([Sheet1.I156]-1)*[Sheet1.E156]-[Sheet1.$T$3]*[Sheet1.D156]" table:style-name="ce11">
            <text:p>-50,000</text:p>
          </table:table-cell>
          <table:table-cell office:value-type="float" office:value="0" table:formula="of:=COUNTIF([Sheet1.$P$3:.$P$106001];&quot;&gt;&quot;&amp;[Sheet1.I156])/[Sheet1.$P$2]" table:style-name="ce47">
            <text:p>0.00</text:p>
          </table:table-cell>
          <table:table-cell office:value-type="float" office:value="16.399999999999999" table:style-name="ce4">
            <text:p>16.4</text:p>
          </table:table-cell>
          <table:table-cell office:value-type="percentage" office:value="-1" table:formula="of:=[Sheet1.C156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56]/([Sheet1.$T$3]*[Sheet1.$S$3])" table:style-name="ce48">
            <text:p>-100.0%</text:p>
          </table:table-cell>
          <table:table-cell office:value-type="float" office:value="0" table:formula="of:=IF([Sheet1.J156]&gt;0;IF([Sheet1.M156]&gt;0;&quot;good&quot;;0);0)" table:style-name="ce44">
            <text:p>0</text:p>
          </table:table-cell>
          <table:table-cell office:value-type="float" office:value="50000" table:formula="of:=[Sheet1.A156]*[Sheet1.$T$3]" table:style-name="ce14">
            <text:p>50,000</text:p>
          </table:table-cell>
          <table:table-cell table:style-name="ce1"/>
          <table:table-cell office:value-type="float" office:value="0" table:formula="of:=AVERAGE([Sheet1.P142:.P156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57])" table:style-name="ce10">
            <text:p>100.00</text:p>
          </table:table-cell>
          <table:table-cell office:value-type="float" office:value="0" table:formula="of:=[Sheet1.$S$3]*[Sheet1.H157]" table:style-name="ce10">
            <text:p>0.00</text:p>
          </table:table-cell>
          <table:table-cell office:value-type="float" office:value="-50000" table:formula="of:=[Sheet1.$T$3]*([Sheet1.I157]-1)*[Sheet1.B157]-[Sheet1.$T$3]*[Sheet1.A157]" table:style-name="ce45">
            <text:p>-50,000</text:p>
          </table:table-cell>
          <table:table-cell office:value-type="float" office:value="100" table:formula="of:=[Sheet1.$S$3]*(1-[Sheet1.F157])" table:style-name="ce10">
            <text:p>100.00</text:p>
          </table:table-cell>
          <table:table-cell office:value-type="float" office:value="0" table:formula="of:=[Sheet1.$S$3]*[Sheet1.F157]" table:style-name="ce10">
            <text:p>0.00</text:p>
          </table:table-cell>
          <table:table-cell office:value-type="float" office:value="0" table:formula="of:=[Sheet1.H157]*[Sheet1.$F$2]" table:style-name="ce10">
            <text:p>0.00</text:p>
          </table:table-cell>
          <table:table-cell office:value-type="float" office:value="-50000" table:formula="of:=[Sheet1.$T$3]*([Sheet1.I157]-1)*[Sheet1.E157]-[Sheet1.$T$3]*[Sheet1.D157]" table:style-name="ce11">
            <text:p>-50,000</text:p>
          </table:table-cell>
          <table:table-cell office:value-type="float" office:value="0" table:formula="of:=COUNTIF([Sheet1.$P$3:.$P$106001];&quot;&gt;&quot;&amp;[Sheet1.I157])/[Sheet1.$P$2]" table:style-name="ce47">
            <text:p>0.00</text:p>
          </table:table-cell>
          <table:table-cell office:value-type="float" office:value="16.5" table:style-name="ce4">
            <text:p>16.5</text:p>
          </table:table-cell>
          <table:table-cell office:value-type="percentage" office:value="-1" table:formula="of:=[Sheet1.C157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57]/([Sheet1.$T$3]*[Sheet1.$S$3])" table:style-name="ce48">
            <text:p>-100.0%</text:p>
          </table:table-cell>
          <table:table-cell office:value-type="float" office:value="0" table:formula="of:=IF([Sheet1.J157]&gt;0;IF([Sheet1.M157]&gt;0;&quot;good&quot;;0);0)" table:style-name="ce44">
            <text:p>0</text:p>
          </table:table-cell>
          <table:table-cell office:value-type="float" office:value="50000" table:formula="of:=[Sheet1.A157]*[Sheet1.$T$3]" table:style-name="ce14">
            <text:p>50,000</text:p>
          </table:table-cell>
          <table:table-cell table:style-name="ce1"/>
          <table:table-cell office:value-type="float" office:value="0" table:formula="of:=AVERAGE([Sheet1.P143:.P157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58])" table:style-name="ce10">
            <text:p>100.00</text:p>
          </table:table-cell>
          <table:table-cell office:value-type="float" office:value="0" table:formula="of:=[Sheet1.$S$3]*[Sheet1.H158]" table:style-name="ce10">
            <text:p>0.00</text:p>
          </table:table-cell>
          <table:table-cell office:value-type="float" office:value="-50000" table:formula="of:=[Sheet1.$T$3]*([Sheet1.I158]-1)*[Sheet1.B158]-[Sheet1.$T$3]*[Sheet1.A158]" table:style-name="ce45">
            <text:p>-50,000</text:p>
          </table:table-cell>
          <table:table-cell office:value-type="float" office:value="100" table:formula="of:=[Sheet1.$S$3]*(1-[Sheet1.F158])" table:style-name="ce10">
            <text:p>100.00</text:p>
          </table:table-cell>
          <table:table-cell office:value-type="float" office:value="0" table:formula="of:=[Sheet1.$S$3]*[Sheet1.F158]" table:style-name="ce10">
            <text:p>0.00</text:p>
          </table:table-cell>
          <table:table-cell office:value-type="float" office:value="0" table:formula="of:=[Sheet1.H158]*[Sheet1.$F$2]" table:style-name="ce10">
            <text:p>0.00</text:p>
          </table:table-cell>
          <table:table-cell office:value-type="float" office:value="-50000" table:formula="of:=[Sheet1.$T$3]*([Sheet1.I158]-1)*[Sheet1.E158]-[Sheet1.$T$3]*[Sheet1.D158]" table:style-name="ce11">
            <text:p>-50,000</text:p>
          </table:table-cell>
          <table:table-cell office:value-type="float" office:value="0" table:formula="of:=COUNTIF([Sheet1.$P$3:.$P$106001];&quot;&gt;&quot;&amp;[Sheet1.I158])/[Sheet1.$P$2]" table:style-name="ce47">
            <text:p>0.00</text:p>
          </table:table-cell>
          <table:table-cell office:value-type="float" office:value="16.600000000000001" table:style-name="ce4">
            <text:p>16.6</text:p>
          </table:table-cell>
          <table:table-cell office:value-type="percentage" office:value="-1" table:formula="of:=[Sheet1.C158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58]/([Sheet1.$T$3]*[Sheet1.$S$3])" table:style-name="ce48">
            <text:p>-100.0%</text:p>
          </table:table-cell>
          <table:table-cell office:value-type="float" office:value="0" table:formula="of:=IF([Sheet1.J158]&gt;0;IF([Sheet1.M158]&gt;0;&quot;good&quot;;0);0)" table:style-name="ce44">
            <text:p>0</text:p>
          </table:table-cell>
          <table:table-cell office:value-type="float" office:value="50000" table:formula="of:=[Sheet1.A158]*[Sheet1.$T$3]" table:style-name="ce14">
            <text:p>50,000</text:p>
          </table:table-cell>
          <table:table-cell table:style-name="ce1"/>
          <table:table-cell office:value-type="float" office:value="0" table:formula="of:=AVERAGE([Sheet1.P144:.P158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59])" table:style-name="ce10">
            <text:p>100.00</text:p>
          </table:table-cell>
          <table:table-cell office:value-type="float" office:value="0" table:formula="of:=[Sheet1.$S$3]*[Sheet1.H159]" table:style-name="ce10">
            <text:p>0.00</text:p>
          </table:table-cell>
          <table:table-cell office:value-type="float" office:value="-50000" table:formula="of:=[Sheet1.$T$3]*([Sheet1.I159]-1)*[Sheet1.B159]-[Sheet1.$T$3]*[Sheet1.A159]" table:style-name="ce45">
            <text:p>-50,000</text:p>
          </table:table-cell>
          <table:table-cell office:value-type="float" office:value="100" table:formula="of:=[Sheet1.$S$3]*(1-[Sheet1.F159])" table:style-name="ce10">
            <text:p>100.00</text:p>
          </table:table-cell>
          <table:table-cell office:value-type="float" office:value="0" table:formula="of:=[Sheet1.$S$3]*[Sheet1.F159]" table:style-name="ce10">
            <text:p>0.00</text:p>
          </table:table-cell>
          <table:table-cell office:value-type="float" office:value="0" table:formula="of:=[Sheet1.H159]*[Sheet1.$F$2]" table:style-name="ce10">
            <text:p>0.00</text:p>
          </table:table-cell>
          <table:table-cell office:value-type="float" office:value="-50000" table:formula="of:=[Sheet1.$T$3]*([Sheet1.I159]-1)*[Sheet1.E159]-[Sheet1.$T$3]*[Sheet1.D159]" table:style-name="ce11">
            <text:p>-50,000</text:p>
          </table:table-cell>
          <table:table-cell office:value-type="float" office:value="0" table:formula="of:=COUNTIF([Sheet1.$P$3:.$P$106001];&quot;&gt;&quot;&amp;[Sheet1.I159])/[Sheet1.$P$2]" table:style-name="ce47">
            <text:p>0.00</text:p>
          </table:table-cell>
          <table:table-cell office:value-type="float" office:value="16.7" table:style-name="ce4">
            <text:p>16.7</text:p>
          </table:table-cell>
          <table:table-cell office:value-type="percentage" office:value="-1" table:formula="of:=[Sheet1.C159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59]/([Sheet1.$T$3]*[Sheet1.$S$3])" table:style-name="ce48">
            <text:p>-100.0%</text:p>
          </table:table-cell>
          <table:table-cell office:value-type="float" office:value="0" table:formula="of:=IF([Sheet1.J159]&gt;0;IF([Sheet1.M159]&gt;0;&quot;good&quot;;0);0)" table:style-name="ce44">
            <text:p>0</text:p>
          </table:table-cell>
          <table:table-cell office:value-type="float" office:value="50000" table:formula="of:=[Sheet1.A159]*[Sheet1.$T$3]" table:style-name="ce14">
            <text:p>50,000</text:p>
          </table:table-cell>
          <table:table-cell table:style-name="ce1"/>
          <table:table-cell office:value-type="float" office:value="0" table:formula="of:=AVERAGE([Sheet1.P145:.P159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60])" table:style-name="ce10">
            <text:p>100.00</text:p>
          </table:table-cell>
          <table:table-cell office:value-type="float" office:value="0" table:formula="of:=[Sheet1.$S$3]*[Sheet1.H160]" table:style-name="ce10">
            <text:p>0.00</text:p>
          </table:table-cell>
          <table:table-cell office:value-type="float" office:value="-50000" table:formula="of:=[Sheet1.$T$3]*([Sheet1.I160]-1)*[Sheet1.B160]-[Sheet1.$T$3]*[Sheet1.A160]" table:style-name="ce45">
            <text:p>-50,000</text:p>
          </table:table-cell>
          <table:table-cell office:value-type="float" office:value="100" table:formula="of:=[Sheet1.$S$3]*(1-[Sheet1.F160])" table:style-name="ce10">
            <text:p>100.00</text:p>
          </table:table-cell>
          <table:table-cell office:value-type="float" office:value="0" table:formula="of:=[Sheet1.$S$3]*[Sheet1.F160]" table:style-name="ce10">
            <text:p>0.00</text:p>
          </table:table-cell>
          <table:table-cell office:value-type="float" office:value="0" table:formula="of:=[Sheet1.H160]*[Sheet1.$F$2]" table:style-name="ce10">
            <text:p>0.00</text:p>
          </table:table-cell>
          <table:table-cell office:value-type="float" office:value="-50000" table:formula="of:=[Sheet1.$T$3]*([Sheet1.I160]-1)*[Sheet1.E160]-[Sheet1.$T$3]*[Sheet1.D160]" table:style-name="ce11">
            <text:p>-50,000</text:p>
          </table:table-cell>
          <table:table-cell office:value-type="float" office:value="0" table:formula="of:=COUNTIF([Sheet1.$P$3:.$P$106001];&quot;&gt;&quot;&amp;[Sheet1.I160])/[Sheet1.$P$2]" table:style-name="ce47">
            <text:p>0.00</text:p>
          </table:table-cell>
          <table:table-cell office:value-type="float" office:value="16.8" table:style-name="ce4">
            <text:p>16.8</text:p>
          </table:table-cell>
          <table:table-cell office:value-type="percentage" office:value="-1" table:formula="of:=[Sheet1.C160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60]/([Sheet1.$T$3]*[Sheet1.$S$3])" table:style-name="ce48">
            <text:p>-100.0%</text:p>
          </table:table-cell>
          <table:table-cell office:value-type="float" office:value="0" table:formula="of:=IF([Sheet1.J160]&gt;0;IF([Sheet1.M160]&gt;0;&quot;good&quot;;0);0)" table:style-name="ce44">
            <text:p>0</text:p>
          </table:table-cell>
          <table:table-cell office:value-type="float" office:value="50000" table:formula="of:=[Sheet1.A160]*[Sheet1.$T$3]" table:style-name="ce14">
            <text:p>50,000</text:p>
          </table:table-cell>
          <table:table-cell table:style-name="ce1"/>
          <table:table-cell office:value-type="float" office:value="0" table:formula="of:=AVERAGE([Sheet1.P146:.P160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61])" table:style-name="ce10">
            <text:p>100.00</text:p>
          </table:table-cell>
          <table:table-cell office:value-type="float" office:value="0" table:formula="of:=[Sheet1.$S$3]*[Sheet1.H161]" table:style-name="ce10">
            <text:p>0.00</text:p>
          </table:table-cell>
          <table:table-cell office:value-type="float" office:value="-50000" table:formula="of:=[Sheet1.$T$3]*([Sheet1.I161]-1)*[Sheet1.B161]-[Sheet1.$T$3]*[Sheet1.A161]" table:style-name="ce45">
            <text:p>-50,000</text:p>
          </table:table-cell>
          <table:table-cell office:value-type="float" office:value="100" table:formula="of:=[Sheet1.$S$3]*(1-[Sheet1.F161])" table:style-name="ce10">
            <text:p>100.00</text:p>
          </table:table-cell>
          <table:table-cell office:value-type="float" office:value="0" table:formula="of:=[Sheet1.$S$3]*[Sheet1.F161]" table:style-name="ce10">
            <text:p>0.00</text:p>
          </table:table-cell>
          <table:table-cell office:value-type="float" office:value="0" table:formula="of:=[Sheet1.H161]*[Sheet1.$F$2]" table:style-name="ce10">
            <text:p>0.00</text:p>
          </table:table-cell>
          <table:table-cell office:value-type="float" office:value="-50000" table:formula="of:=[Sheet1.$T$3]*([Sheet1.I161]-1)*[Sheet1.E161]-[Sheet1.$T$3]*[Sheet1.D161]" table:style-name="ce11">
            <text:p>-50,000</text:p>
          </table:table-cell>
          <table:table-cell office:value-type="float" office:value="0" table:formula="of:=COUNTIF([Sheet1.$P$3:.$P$106001];&quot;&gt;&quot;&amp;[Sheet1.I161])/[Sheet1.$P$2]" table:style-name="ce47">
            <text:p>0.00</text:p>
          </table:table-cell>
          <table:table-cell office:value-type="float" office:value="16.899999999999999" table:style-name="ce4">
            <text:p>16.9</text:p>
          </table:table-cell>
          <table:table-cell office:value-type="percentage" office:value="-1" table:formula="of:=[Sheet1.C161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61]/([Sheet1.$T$3]*[Sheet1.$S$3])" table:style-name="ce48">
            <text:p>-100.0%</text:p>
          </table:table-cell>
          <table:table-cell office:value-type="float" office:value="0" table:formula="of:=IF([Sheet1.J161]&gt;0;IF([Sheet1.M161]&gt;0;&quot;good&quot;;0);0)" table:style-name="ce44">
            <text:p>0</text:p>
          </table:table-cell>
          <table:table-cell office:value-type="float" office:value="50000" table:formula="of:=[Sheet1.A161]*[Sheet1.$T$3]" table:style-name="ce14">
            <text:p>50,000</text:p>
          </table:table-cell>
          <table:table-cell table:style-name="ce1"/>
          <table:table-cell office:value-type="float" office:value="0" table:formula="of:=AVERAGE([Sheet1.P147:.P161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62])" table:style-name="ce10">
            <text:p>100.00</text:p>
          </table:table-cell>
          <table:table-cell office:value-type="float" office:value="0" table:formula="of:=[Sheet1.$S$3]*[Sheet1.H162]" table:style-name="ce10">
            <text:p>0.00</text:p>
          </table:table-cell>
          <table:table-cell office:value-type="float" office:value="-50000" table:formula="of:=[Sheet1.$T$3]*([Sheet1.I162]-1)*[Sheet1.B162]-[Sheet1.$T$3]*[Sheet1.A162]" table:style-name="ce45">
            <text:p>-50,000</text:p>
          </table:table-cell>
          <table:table-cell office:value-type="float" office:value="100" table:formula="of:=[Sheet1.$S$3]*(1-[Sheet1.F162])" table:style-name="ce10">
            <text:p>100.00</text:p>
          </table:table-cell>
          <table:table-cell office:value-type="float" office:value="0" table:formula="of:=[Sheet1.$S$3]*[Sheet1.F162]" table:style-name="ce10">
            <text:p>0.00</text:p>
          </table:table-cell>
          <table:table-cell office:value-type="float" office:value="0" table:formula="of:=[Sheet1.H162]*[Sheet1.$F$2]" table:style-name="ce10">
            <text:p>0.00</text:p>
          </table:table-cell>
          <table:table-cell office:value-type="float" office:value="-50000" table:formula="of:=[Sheet1.$T$3]*([Sheet1.I162]-1)*[Sheet1.E162]-[Sheet1.$T$3]*[Sheet1.D162]" table:style-name="ce11">
            <text:p>-50,000</text:p>
          </table:table-cell>
          <table:table-cell office:value-type="float" office:value="0" table:formula="of:=COUNTIF([Sheet1.$P$3:.$P$106001];&quot;&gt;&quot;&amp;[Sheet1.I162])/[Sheet1.$P$2]" table:style-name="ce47">
            <text:p>0.00</text:p>
          </table:table-cell>
          <table:table-cell office:value-type="float" office:value="17" table:style-name="ce4">
            <text:p>17</text:p>
          </table:table-cell>
          <table:table-cell office:value-type="percentage" office:value="-1" table:formula="of:=[Sheet1.C162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62]/([Sheet1.$T$3]*[Sheet1.$S$3])" table:style-name="ce48">
            <text:p>-100.0%</text:p>
          </table:table-cell>
          <table:table-cell office:value-type="float" office:value="0" table:formula="of:=IF([Sheet1.J162]&gt;0;IF([Sheet1.M162]&gt;0;&quot;good&quot;;0);0)" table:style-name="ce44">
            <text:p>0</text:p>
          </table:table-cell>
          <table:table-cell office:value-type="float" office:value="50000" table:formula="of:=[Sheet1.A162]*[Sheet1.$T$3]" table:style-name="ce14">
            <text:p>50,000</text:p>
          </table:table-cell>
          <table:table-cell table:style-name="ce1"/>
          <table:table-cell office:value-type="float" office:value="0" table:formula="of:=AVERAGE([Sheet1.P148:.P162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63])" table:style-name="ce10">
            <text:p>100.00</text:p>
          </table:table-cell>
          <table:table-cell office:value-type="float" office:value="0" table:formula="of:=[Sheet1.$S$3]*[Sheet1.H163]" table:style-name="ce10">
            <text:p>0.00</text:p>
          </table:table-cell>
          <table:table-cell office:value-type="float" office:value="-50000" table:formula="of:=[Sheet1.$T$3]*([Sheet1.I163]-1)*[Sheet1.B163]-[Sheet1.$T$3]*[Sheet1.A163]" table:style-name="ce45">
            <text:p>-50,000</text:p>
          </table:table-cell>
          <table:table-cell office:value-type="float" office:value="100" table:formula="of:=[Sheet1.$S$3]*(1-[Sheet1.F163])" table:style-name="ce10">
            <text:p>100.00</text:p>
          </table:table-cell>
          <table:table-cell office:value-type="float" office:value="0" table:formula="of:=[Sheet1.$S$3]*[Sheet1.F163]" table:style-name="ce10">
            <text:p>0.00</text:p>
          </table:table-cell>
          <table:table-cell office:value-type="float" office:value="0" table:formula="of:=[Sheet1.H163]*[Sheet1.$F$2]" table:style-name="ce10">
            <text:p>0.00</text:p>
          </table:table-cell>
          <table:table-cell office:value-type="float" office:value="-50000" table:formula="of:=[Sheet1.$T$3]*([Sheet1.I163]-1)*[Sheet1.E163]-[Sheet1.$T$3]*[Sheet1.D163]" table:style-name="ce11">
            <text:p>-50,000</text:p>
          </table:table-cell>
          <table:table-cell office:value-type="float" office:value="0" table:formula="of:=COUNTIF([Sheet1.$P$3:.$P$106001];&quot;&gt;&quot;&amp;[Sheet1.I163])/[Sheet1.$P$2]" table:style-name="ce47">
            <text:p>0.00</text:p>
          </table:table-cell>
          <table:table-cell office:value-type="float" office:value="17.100000000000001" table:style-name="ce4">
            <text:p>17.1</text:p>
          </table:table-cell>
          <table:table-cell office:value-type="percentage" office:value="-1" table:formula="of:=[Sheet1.C163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63]/([Sheet1.$T$3]*[Sheet1.$S$3])" table:style-name="ce48">
            <text:p>-100.0%</text:p>
          </table:table-cell>
          <table:table-cell office:value-type="float" office:value="0" table:formula="of:=IF([Sheet1.J163]&gt;0;IF([Sheet1.M163]&gt;0;&quot;good&quot;;0);0)" table:style-name="ce44">
            <text:p>0</text:p>
          </table:table-cell>
          <table:table-cell office:value-type="float" office:value="50000" table:formula="of:=[Sheet1.A163]*[Sheet1.$T$3]" table:style-name="ce14">
            <text:p>50,000</text:p>
          </table:table-cell>
          <table:table-cell table:style-name="ce1"/>
          <table:table-cell office:value-type="float" office:value="0" table:formula="of:=AVERAGE([Sheet1.P149:.P163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64])" table:style-name="ce10">
            <text:p>100.00</text:p>
          </table:table-cell>
          <table:table-cell office:value-type="float" office:value="0" table:formula="of:=[Sheet1.$S$3]*[Sheet1.H164]" table:style-name="ce10">
            <text:p>0.00</text:p>
          </table:table-cell>
          <table:table-cell office:value-type="float" office:value="-50000" table:formula="of:=[Sheet1.$T$3]*([Sheet1.I164]-1)*[Sheet1.B164]-[Sheet1.$T$3]*[Sheet1.A164]" table:style-name="ce45">
            <text:p>-50,000</text:p>
          </table:table-cell>
          <table:table-cell office:value-type="float" office:value="100" table:formula="of:=[Sheet1.$S$3]*(1-[Sheet1.F164])" table:style-name="ce10">
            <text:p>100.00</text:p>
          </table:table-cell>
          <table:table-cell office:value-type="float" office:value="0" table:formula="of:=[Sheet1.$S$3]*[Sheet1.F164]" table:style-name="ce10">
            <text:p>0.00</text:p>
          </table:table-cell>
          <table:table-cell office:value-type="float" office:value="0" table:formula="of:=[Sheet1.H164]*[Sheet1.$F$2]" table:style-name="ce10">
            <text:p>0.00</text:p>
          </table:table-cell>
          <table:table-cell office:value-type="float" office:value="-50000" table:formula="of:=[Sheet1.$T$3]*([Sheet1.I164]-1)*[Sheet1.E164]-[Sheet1.$T$3]*[Sheet1.D164]" table:style-name="ce11">
            <text:p>-50,000</text:p>
          </table:table-cell>
          <table:table-cell office:value-type="float" office:value="0" table:formula="of:=COUNTIF([Sheet1.$P$3:.$P$106001];&quot;&gt;&quot;&amp;[Sheet1.I164])/[Sheet1.$P$2]" table:style-name="ce47">
            <text:p>0.00</text:p>
          </table:table-cell>
          <table:table-cell office:value-type="float" office:value="17.2" table:style-name="ce4">
            <text:p>17.2</text:p>
          </table:table-cell>
          <table:table-cell office:value-type="percentage" office:value="-1" table:formula="of:=[Sheet1.C164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64]/([Sheet1.$T$3]*[Sheet1.$S$3])" table:style-name="ce48">
            <text:p>-100.0%</text:p>
          </table:table-cell>
          <table:table-cell office:value-type="float" office:value="0" table:formula="of:=IF([Sheet1.J164]&gt;0;IF([Sheet1.M164]&gt;0;&quot;good&quot;;0);0)" table:style-name="ce44">
            <text:p>0</text:p>
          </table:table-cell>
          <table:table-cell office:value-type="float" office:value="50000" table:formula="of:=[Sheet1.A164]*[Sheet1.$T$3]" table:style-name="ce14">
            <text:p>50,000</text:p>
          </table:table-cell>
          <table:table-cell table:style-name="ce1"/>
          <table:table-cell office:value-type="float" office:value="0" table:formula="of:=AVERAGE([Sheet1.P150:.P164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65])" table:style-name="ce10">
            <text:p>100.00</text:p>
          </table:table-cell>
          <table:table-cell office:value-type="float" office:value="0" table:formula="of:=[Sheet1.$S$3]*[Sheet1.H165]" table:style-name="ce10">
            <text:p>0.00</text:p>
          </table:table-cell>
          <table:table-cell office:value-type="float" office:value="-50000" table:formula="of:=[Sheet1.$T$3]*([Sheet1.I165]-1)*[Sheet1.B165]-[Sheet1.$T$3]*[Sheet1.A165]" table:style-name="ce45">
            <text:p>-50,000</text:p>
          </table:table-cell>
          <table:table-cell office:value-type="float" office:value="100" table:formula="of:=[Sheet1.$S$3]*(1-[Sheet1.F165])" table:style-name="ce10">
            <text:p>100.00</text:p>
          </table:table-cell>
          <table:table-cell office:value-type="float" office:value="0" table:formula="of:=[Sheet1.$S$3]*[Sheet1.F165]" table:style-name="ce10">
            <text:p>0.00</text:p>
          </table:table-cell>
          <table:table-cell office:value-type="float" office:value="0" table:formula="of:=[Sheet1.H165]*[Sheet1.$F$2]" table:style-name="ce10">
            <text:p>0.00</text:p>
          </table:table-cell>
          <table:table-cell office:value-type="float" office:value="-50000" table:formula="of:=[Sheet1.$T$3]*([Sheet1.I165]-1)*[Sheet1.E165]-[Sheet1.$T$3]*[Sheet1.D165]" table:style-name="ce11">
            <text:p>-50,000</text:p>
          </table:table-cell>
          <table:table-cell office:value-type="float" office:value="0" table:formula="of:=COUNTIF([Sheet1.$P$3:.$P$106001];&quot;&gt;&quot;&amp;[Sheet1.I165])/[Sheet1.$P$2]" table:style-name="ce47">
            <text:p>0.00</text:p>
          </table:table-cell>
          <table:table-cell office:value-type="float" office:value="17.3" table:style-name="ce4">
            <text:p>17.3</text:p>
          </table:table-cell>
          <table:table-cell office:value-type="percentage" office:value="-1" table:formula="of:=[Sheet1.C165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65]/([Sheet1.$T$3]*[Sheet1.$S$3])" table:style-name="ce48">
            <text:p>-100.0%</text:p>
          </table:table-cell>
          <table:table-cell office:value-type="float" office:value="0" table:formula="of:=IF([Sheet1.J165]&gt;0;IF([Sheet1.M165]&gt;0;&quot;good&quot;;0);0)" table:style-name="ce44">
            <text:p>0</text:p>
          </table:table-cell>
          <table:table-cell office:value-type="float" office:value="50000" table:formula="of:=[Sheet1.A165]*[Sheet1.$T$3]" table:style-name="ce14">
            <text:p>50,000</text:p>
          </table:table-cell>
          <table:table-cell table:style-name="ce1"/>
          <table:table-cell office:value-type="float" office:value="0" table:formula="of:=AVERAGE([Sheet1.P151:.P165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66])" table:style-name="ce10">
            <text:p>100.00</text:p>
          </table:table-cell>
          <table:table-cell office:value-type="float" office:value="0" table:formula="of:=[Sheet1.$S$3]*[Sheet1.H166]" table:style-name="ce10">
            <text:p>0.00</text:p>
          </table:table-cell>
          <table:table-cell office:value-type="float" office:value="-50000" table:formula="of:=[Sheet1.$T$3]*([Sheet1.I166]-1)*[Sheet1.B166]-[Sheet1.$T$3]*[Sheet1.A166]" table:style-name="ce45">
            <text:p>-50,000</text:p>
          </table:table-cell>
          <table:table-cell office:value-type="float" office:value="100" table:formula="of:=[Sheet1.$S$3]*(1-[Sheet1.F166])" table:style-name="ce10">
            <text:p>100.00</text:p>
          </table:table-cell>
          <table:table-cell office:value-type="float" office:value="0" table:formula="of:=[Sheet1.$S$3]*[Sheet1.F166]" table:style-name="ce10">
            <text:p>0.00</text:p>
          </table:table-cell>
          <table:table-cell office:value-type="float" office:value="0" table:formula="of:=[Sheet1.H166]*[Sheet1.$F$2]" table:style-name="ce10">
            <text:p>0.00</text:p>
          </table:table-cell>
          <table:table-cell office:value-type="float" office:value="-50000" table:formula="of:=[Sheet1.$T$3]*([Sheet1.I166]-1)*[Sheet1.E166]-[Sheet1.$T$3]*[Sheet1.D166]" table:style-name="ce11">
            <text:p>-50,000</text:p>
          </table:table-cell>
          <table:table-cell office:value-type="float" office:value="0" table:formula="of:=COUNTIF([Sheet1.$P$3:.$P$106001];&quot;&gt;&quot;&amp;[Sheet1.I166])/[Sheet1.$P$2]" table:style-name="ce47">
            <text:p>0.00</text:p>
          </table:table-cell>
          <table:table-cell office:value-type="float" office:value="17.399999999999999" table:style-name="ce4">
            <text:p>17.4</text:p>
          </table:table-cell>
          <table:table-cell office:value-type="percentage" office:value="-1" table:formula="of:=[Sheet1.C166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66]/([Sheet1.$T$3]*[Sheet1.$S$3])" table:style-name="ce48">
            <text:p>-100.0%</text:p>
          </table:table-cell>
          <table:table-cell office:value-type="float" office:value="0" table:formula="of:=IF([Sheet1.J166]&gt;0;IF([Sheet1.M166]&gt;0;&quot;good&quot;;0);0)" table:style-name="ce44">
            <text:p>0</text:p>
          </table:table-cell>
          <table:table-cell office:value-type="float" office:value="50000" table:formula="of:=[Sheet1.A166]*[Sheet1.$T$3]" table:style-name="ce14">
            <text:p>50,000</text:p>
          </table:table-cell>
          <table:table-cell table:style-name="ce1"/>
          <table:table-cell office:value-type="float" office:value="0" table:formula="of:=AVERAGE([Sheet1.P152:.P166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67])" table:style-name="ce10">
            <text:p>100.00</text:p>
          </table:table-cell>
          <table:table-cell office:value-type="float" office:value="0" table:formula="of:=[Sheet1.$S$3]*[Sheet1.H167]" table:style-name="ce10">
            <text:p>0.00</text:p>
          </table:table-cell>
          <table:table-cell office:value-type="float" office:value="-50000" table:formula="of:=[Sheet1.$T$3]*([Sheet1.I167]-1)*[Sheet1.B167]-[Sheet1.$T$3]*[Sheet1.A167]" table:style-name="ce45">
            <text:p>-50,000</text:p>
          </table:table-cell>
          <table:table-cell office:value-type="float" office:value="100" table:formula="of:=[Sheet1.$S$3]*(1-[Sheet1.F167])" table:style-name="ce10">
            <text:p>100.00</text:p>
          </table:table-cell>
          <table:table-cell office:value-type="float" office:value="0" table:formula="of:=[Sheet1.$S$3]*[Sheet1.F167]" table:style-name="ce10">
            <text:p>0.00</text:p>
          </table:table-cell>
          <table:table-cell office:value-type="float" office:value="0" table:formula="of:=[Sheet1.H167]*[Sheet1.$F$2]" table:style-name="ce10">
            <text:p>0.00</text:p>
          </table:table-cell>
          <table:table-cell office:value-type="float" office:value="-50000" table:formula="of:=[Sheet1.$T$3]*([Sheet1.I167]-1)*[Sheet1.E167]-[Sheet1.$T$3]*[Sheet1.D167]" table:style-name="ce11">
            <text:p>-50,000</text:p>
          </table:table-cell>
          <table:table-cell office:value-type="float" office:value="0" table:formula="of:=COUNTIF([Sheet1.$P$3:.$P$106001];&quot;&gt;&quot;&amp;[Sheet1.I167])/[Sheet1.$P$2]" table:style-name="ce47">
            <text:p>0.00</text:p>
          </table:table-cell>
          <table:table-cell office:value-type="float" office:value="17.5" table:style-name="ce4">
            <text:p>17.5</text:p>
          </table:table-cell>
          <table:table-cell office:value-type="percentage" office:value="-1" table:formula="of:=[Sheet1.C167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67]/([Sheet1.$T$3]*[Sheet1.$S$3])" table:style-name="ce48">
            <text:p>-100.0%</text:p>
          </table:table-cell>
          <table:table-cell office:value-type="float" office:value="0" table:formula="of:=IF([Sheet1.J167]&gt;0;IF([Sheet1.M167]&gt;0;&quot;good&quot;;0);0)" table:style-name="ce44">
            <text:p>0</text:p>
          </table:table-cell>
          <table:table-cell office:value-type="float" office:value="50000" table:formula="of:=[Sheet1.A167]*[Sheet1.$T$3]" table:style-name="ce14">
            <text:p>50,000</text:p>
          </table:table-cell>
          <table:table-cell table:style-name="ce1"/>
          <table:table-cell office:value-type="float" office:value="0" table:formula="of:=AVERAGE([Sheet1.P153:.P167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68])" table:style-name="ce10">
            <text:p>100.00</text:p>
          </table:table-cell>
          <table:table-cell office:value-type="float" office:value="0" table:formula="of:=[Sheet1.$S$3]*[Sheet1.H168]" table:style-name="ce10">
            <text:p>0.00</text:p>
          </table:table-cell>
          <table:table-cell office:value-type="float" office:value="-50000" table:formula="of:=[Sheet1.$T$3]*([Sheet1.I168]-1)*[Sheet1.B168]-[Sheet1.$T$3]*[Sheet1.A168]" table:style-name="ce45">
            <text:p>-50,000</text:p>
          </table:table-cell>
          <table:table-cell office:value-type="float" office:value="100" table:formula="of:=[Sheet1.$S$3]*(1-[Sheet1.F168])" table:style-name="ce10">
            <text:p>100.00</text:p>
          </table:table-cell>
          <table:table-cell office:value-type="float" office:value="0" table:formula="of:=[Sheet1.$S$3]*[Sheet1.F168]" table:style-name="ce10">
            <text:p>0.00</text:p>
          </table:table-cell>
          <table:table-cell office:value-type="float" office:value="0" table:formula="of:=[Sheet1.H168]*[Sheet1.$F$2]" table:style-name="ce10">
            <text:p>0.00</text:p>
          </table:table-cell>
          <table:table-cell office:value-type="float" office:value="-50000" table:formula="of:=[Sheet1.$T$3]*([Sheet1.I168]-1)*[Sheet1.E168]-[Sheet1.$T$3]*[Sheet1.D168]" table:style-name="ce11">
            <text:p>-50,000</text:p>
          </table:table-cell>
          <table:table-cell office:value-type="float" office:value="0" table:formula="of:=COUNTIF([Sheet1.$P$3:.$P$106001];&quot;&gt;&quot;&amp;[Sheet1.I168])/[Sheet1.$P$2]" table:style-name="ce47">
            <text:p>0.00</text:p>
          </table:table-cell>
          <table:table-cell office:value-type="float" office:value="17.600000000000001" table:style-name="ce4">
            <text:p>17.6</text:p>
          </table:table-cell>
          <table:table-cell office:value-type="percentage" office:value="-1" table:formula="of:=[Sheet1.C168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68]/([Sheet1.$T$3]*[Sheet1.$S$3])" table:style-name="ce48">
            <text:p>-100.0%</text:p>
          </table:table-cell>
          <table:table-cell office:value-type="float" office:value="0" table:formula="of:=IF([Sheet1.J168]&gt;0;IF([Sheet1.M168]&gt;0;&quot;good&quot;;0);0)" table:style-name="ce44">
            <text:p>0</text:p>
          </table:table-cell>
          <table:table-cell office:value-type="float" office:value="50000" table:formula="of:=[Sheet1.A168]*[Sheet1.$T$3]" table:style-name="ce14">
            <text:p>50,000</text:p>
          </table:table-cell>
          <table:table-cell table:style-name="ce1"/>
          <table:table-cell office:value-type="float" office:value="0" table:formula="of:=AVERAGE([Sheet1.P154:.P168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69])" table:style-name="ce10">
            <text:p>100.00</text:p>
          </table:table-cell>
          <table:table-cell office:value-type="float" office:value="0" table:formula="of:=[Sheet1.$S$3]*[Sheet1.H169]" table:style-name="ce10">
            <text:p>0.00</text:p>
          </table:table-cell>
          <table:table-cell office:value-type="float" office:value="-50000" table:formula="of:=[Sheet1.$T$3]*([Sheet1.I169]-1)*[Sheet1.B169]-[Sheet1.$T$3]*[Sheet1.A169]" table:style-name="ce45">
            <text:p>-50,000</text:p>
          </table:table-cell>
          <table:table-cell office:value-type="float" office:value="100" table:formula="of:=[Sheet1.$S$3]*(1-[Sheet1.F169])" table:style-name="ce10">
            <text:p>100.00</text:p>
          </table:table-cell>
          <table:table-cell office:value-type="float" office:value="0" table:formula="of:=[Sheet1.$S$3]*[Sheet1.F169]" table:style-name="ce10">
            <text:p>0.00</text:p>
          </table:table-cell>
          <table:table-cell office:value-type="float" office:value="0" table:formula="of:=[Sheet1.H169]*[Sheet1.$F$2]" table:style-name="ce10">
            <text:p>0.00</text:p>
          </table:table-cell>
          <table:table-cell office:value-type="float" office:value="-50000" table:formula="of:=[Sheet1.$T$3]*([Sheet1.I169]-1)*[Sheet1.E169]-[Sheet1.$T$3]*[Sheet1.D169]" table:style-name="ce11">
            <text:p>-50,000</text:p>
          </table:table-cell>
          <table:table-cell office:value-type="float" office:value="0" table:formula="of:=COUNTIF([Sheet1.$P$3:.$P$106001];&quot;&gt;&quot;&amp;[Sheet1.I169])/[Sheet1.$P$2]" table:style-name="ce47">
            <text:p>0.00</text:p>
          </table:table-cell>
          <table:table-cell office:value-type="float" office:value="17.7" table:style-name="ce4">
            <text:p>17.7</text:p>
          </table:table-cell>
          <table:table-cell office:value-type="percentage" office:value="-1" table:formula="of:=[Sheet1.C169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69]/([Sheet1.$T$3]*[Sheet1.$S$3])" table:style-name="ce48">
            <text:p>-100.0%</text:p>
          </table:table-cell>
          <table:table-cell office:value-type="float" office:value="0" table:formula="of:=IF([Sheet1.J169]&gt;0;IF([Sheet1.M169]&gt;0;&quot;good&quot;;0);0)" table:style-name="ce44">
            <text:p>0</text:p>
          </table:table-cell>
          <table:table-cell office:value-type="float" office:value="50000" table:formula="of:=[Sheet1.A169]*[Sheet1.$T$3]" table:style-name="ce14">
            <text:p>50,000</text:p>
          </table:table-cell>
          <table:table-cell table:style-name="ce1"/>
          <table:table-cell office:value-type="float" office:value="0" table:formula="of:=AVERAGE([Sheet1.P155:.P169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70])" table:style-name="ce10">
            <text:p>100.00</text:p>
          </table:table-cell>
          <table:table-cell office:value-type="float" office:value="0" table:formula="of:=[Sheet1.$S$3]*[Sheet1.H170]" table:style-name="ce10">
            <text:p>0.00</text:p>
          </table:table-cell>
          <table:table-cell office:value-type="float" office:value="-50000" table:formula="of:=[Sheet1.$T$3]*([Sheet1.I170]-1)*[Sheet1.B170]-[Sheet1.$T$3]*[Sheet1.A170]" table:style-name="ce45">
            <text:p>-50,000</text:p>
          </table:table-cell>
          <table:table-cell office:value-type="float" office:value="100" table:formula="of:=[Sheet1.$S$3]*(1-[Sheet1.F170])" table:style-name="ce10">
            <text:p>100.00</text:p>
          </table:table-cell>
          <table:table-cell office:value-type="float" office:value="0" table:formula="of:=[Sheet1.$S$3]*[Sheet1.F170]" table:style-name="ce10">
            <text:p>0.00</text:p>
          </table:table-cell>
          <table:table-cell office:value-type="float" office:value="0" table:formula="of:=[Sheet1.H170]*[Sheet1.$F$2]" table:style-name="ce10">
            <text:p>0.00</text:p>
          </table:table-cell>
          <table:table-cell office:value-type="float" office:value="-50000" table:formula="of:=[Sheet1.$T$3]*([Sheet1.I170]-1)*[Sheet1.E170]-[Sheet1.$T$3]*[Sheet1.D170]" table:style-name="ce11">
            <text:p>-50,000</text:p>
          </table:table-cell>
          <table:table-cell office:value-type="float" office:value="0" table:formula="of:=COUNTIF([Sheet1.$P$3:.$P$106001];&quot;&gt;&quot;&amp;[Sheet1.I170])/[Sheet1.$P$2]" table:style-name="ce47">
            <text:p>0.00</text:p>
          </table:table-cell>
          <table:table-cell office:value-type="float" office:value="17.8" table:style-name="ce4">
            <text:p>17.8</text:p>
          </table:table-cell>
          <table:table-cell office:value-type="percentage" office:value="-1" table:formula="of:=[Sheet1.C170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70]/([Sheet1.$T$3]*[Sheet1.$S$3])" table:style-name="ce48">
            <text:p>-100.0%</text:p>
          </table:table-cell>
          <table:table-cell office:value-type="float" office:value="0" table:formula="of:=IF([Sheet1.J170]&gt;0;IF([Sheet1.M170]&gt;0;&quot;good&quot;;0);0)" table:style-name="ce44">
            <text:p>0</text:p>
          </table:table-cell>
          <table:table-cell office:value-type="float" office:value="50000" table:formula="of:=[Sheet1.A170]*[Sheet1.$T$3]" table:style-name="ce14">
            <text:p>50,000</text:p>
          </table:table-cell>
          <table:table-cell table:style-name="ce1"/>
          <table:table-cell office:value-type="float" office:value="0" table:formula="of:=AVERAGE([Sheet1.P156:.P170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71])" table:style-name="ce10">
            <text:p>100.00</text:p>
          </table:table-cell>
          <table:table-cell office:value-type="float" office:value="0" table:formula="of:=[Sheet1.$S$3]*[Sheet1.H171]" table:style-name="ce10">
            <text:p>0.00</text:p>
          </table:table-cell>
          <table:table-cell office:value-type="float" office:value="-50000" table:formula="of:=[Sheet1.$T$3]*([Sheet1.I171]-1)*[Sheet1.B171]-[Sheet1.$T$3]*[Sheet1.A171]" table:style-name="ce45">
            <text:p>-50,000</text:p>
          </table:table-cell>
          <table:table-cell office:value-type="float" office:value="100" table:formula="of:=[Sheet1.$S$3]*(1-[Sheet1.F171])" table:style-name="ce10">
            <text:p>100.00</text:p>
          </table:table-cell>
          <table:table-cell office:value-type="float" office:value="0" table:formula="of:=[Sheet1.$S$3]*[Sheet1.F171]" table:style-name="ce10">
            <text:p>0.00</text:p>
          </table:table-cell>
          <table:table-cell office:value-type="float" office:value="0" table:formula="of:=[Sheet1.H171]*[Sheet1.$F$2]" table:style-name="ce10">
            <text:p>0.00</text:p>
          </table:table-cell>
          <table:table-cell office:value-type="float" office:value="-50000" table:formula="of:=[Sheet1.$T$3]*([Sheet1.I171]-1)*[Sheet1.E171]-[Sheet1.$T$3]*[Sheet1.D171]" table:style-name="ce11">
            <text:p>-50,000</text:p>
          </table:table-cell>
          <table:table-cell office:value-type="float" office:value="0" table:formula="of:=COUNTIF([Sheet1.$P$3:.$P$106001];&quot;&gt;&quot;&amp;[Sheet1.I171])/[Sheet1.$P$2]" table:style-name="ce47">
            <text:p>0.00</text:p>
          </table:table-cell>
          <table:table-cell office:value-type="float" office:value="17.899999999999999" table:style-name="ce4">
            <text:p>17.9</text:p>
          </table:table-cell>
          <table:table-cell office:value-type="percentage" office:value="-1" table:formula="of:=[Sheet1.C171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71]/([Sheet1.$T$3]*[Sheet1.$S$3])" table:style-name="ce48">
            <text:p>-100.0%</text:p>
          </table:table-cell>
          <table:table-cell office:value-type="float" office:value="0" table:formula="of:=IF([Sheet1.J171]&gt;0;IF([Sheet1.M171]&gt;0;&quot;good&quot;;0);0)" table:style-name="ce44">
            <text:p>0</text:p>
          </table:table-cell>
          <table:table-cell office:value-type="float" office:value="50000" table:formula="of:=[Sheet1.A171]*[Sheet1.$T$3]" table:style-name="ce14">
            <text:p>50,000</text:p>
          </table:table-cell>
          <table:table-cell table:style-name="ce1"/>
          <table:table-cell office:value-type="float" office:value="0" table:formula="of:=AVERAGE([Sheet1.P157:.P171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72])" table:style-name="ce10">
            <text:p>100.00</text:p>
          </table:table-cell>
          <table:table-cell office:value-type="float" office:value="0" table:formula="of:=[Sheet1.$S$3]*[Sheet1.H172]" table:style-name="ce10">
            <text:p>0.00</text:p>
          </table:table-cell>
          <table:table-cell office:value-type="float" office:value="-50000" table:formula="of:=[Sheet1.$T$3]*([Sheet1.I172]-1)*[Sheet1.B172]-[Sheet1.$T$3]*[Sheet1.A172]" table:style-name="ce45">
            <text:p>-50,000</text:p>
          </table:table-cell>
          <table:table-cell office:value-type="float" office:value="100" table:formula="of:=[Sheet1.$S$3]*(1-[Sheet1.F172])" table:style-name="ce10">
            <text:p>100.00</text:p>
          </table:table-cell>
          <table:table-cell office:value-type="float" office:value="0" table:formula="of:=[Sheet1.$S$3]*[Sheet1.F172]" table:style-name="ce10">
            <text:p>0.00</text:p>
          </table:table-cell>
          <table:table-cell office:value-type="float" office:value="0" table:formula="of:=[Sheet1.H172]*[Sheet1.$F$2]" table:style-name="ce10">
            <text:p>0.00</text:p>
          </table:table-cell>
          <table:table-cell office:value-type="float" office:value="-50000" table:formula="of:=[Sheet1.$T$3]*([Sheet1.I172]-1)*[Sheet1.E172]-[Sheet1.$T$3]*[Sheet1.D172]" table:style-name="ce11">
            <text:p>-50,000</text:p>
          </table:table-cell>
          <table:table-cell office:value-type="float" office:value="0" table:formula="of:=COUNTIF([Sheet1.$P$3:.$P$106001];&quot;&gt;&quot;&amp;[Sheet1.I172])/[Sheet1.$P$2]" table:style-name="ce47">
            <text:p>0.00</text:p>
          </table:table-cell>
          <table:table-cell office:value-type="float" office:value="18" table:style-name="ce4">
            <text:p>18</text:p>
          </table:table-cell>
          <table:table-cell office:value-type="percentage" office:value="-1" table:formula="of:=[Sheet1.C172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72]/([Sheet1.$T$3]*[Sheet1.$S$3])" table:style-name="ce48">
            <text:p>-100.0%</text:p>
          </table:table-cell>
          <table:table-cell office:value-type="float" office:value="0" table:formula="of:=IF([Sheet1.J172]&gt;0;IF([Sheet1.M172]&gt;0;&quot;good&quot;;0);0)" table:style-name="ce44">
            <text:p>0</text:p>
          </table:table-cell>
          <table:table-cell office:value-type="float" office:value="50000" table:formula="of:=[Sheet1.A172]*[Sheet1.$T$3]" table:style-name="ce14">
            <text:p>50,000</text:p>
          </table:table-cell>
          <table:table-cell table:style-name="ce1"/>
          <table:table-cell office:value-type="float" office:value="0" table:formula="of:=AVERAGE([Sheet1.P158:.P172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73])" table:style-name="ce10">
            <text:p>100.00</text:p>
          </table:table-cell>
          <table:table-cell office:value-type="float" office:value="0" table:formula="of:=[Sheet1.$S$3]*[Sheet1.H173]" table:style-name="ce10">
            <text:p>0.00</text:p>
          </table:table-cell>
          <table:table-cell office:value-type="float" office:value="-50000" table:formula="of:=[Sheet1.$T$3]*([Sheet1.I173]-1)*[Sheet1.B173]-[Sheet1.$T$3]*[Sheet1.A173]" table:style-name="ce45">
            <text:p>-50,000</text:p>
          </table:table-cell>
          <table:table-cell office:value-type="float" office:value="100" table:formula="of:=[Sheet1.$S$3]*(1-[Sheet1.F173])" table:style-name="ce10">
            <text:p>100.00</text:p>
          </table:table-cell>
          <table:table-cell office:value-type="float" office:value="0" table:formula="of:=[Sheet1.$S$3]*[Sheet1.F173]" table:style-name="ce10">
            <text:p>0.00</text:p>
          </table:table-cell>
          <table:table-cell office:value-type="float" office:value="0" table:formula="of:=[Sheet1.H173]*[Sheet1.$F$2]" table:style-name="ce10">
            <text:p>0.00</text:p>
          </table:table-cell>
          <table:table-cell office:value-type="float" office:value="-50000" table:formula="of:=[Sheet1.$T$3]*([Sheet1.I173]-1)*[Sheet1.E173]-[Sheet1.$T$3]*[Sheet1.D173]" table:style-name="ce11">
            <text:p>-50,000</text:p>
          </table:table-cell>
          <table:table-cell office:value-type="float" office:value="0" table:formula="of:=COUNTIF([Sheet1.$P$3:.$P$106001];&quot;&gt;&quot;&amp;[Sheet1.I173])/[Sheet1.$P$2]" table:style-name="ce47">
            <text:p>0.00</text:p>
          </table:table-cell>
          <table:table-cell office:value-type="float" office:value="18.100000000000001" table:style-name="ce4">
            <text:p>18.1</text:p>
          </table:table-cell>
          <table:table-cell office:value-type="percentage" office:value="-1" table:formula="of:=[Sheet1.C173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73]/([Sheet1.$T$3]*[Sheet1.$S$3])" table:style-name="ce48">
            <text:p>-100.0%</text:p>
          </table:table-cell>
          <table:table-cell office:value-type="float" office:value="0" table:formula="of:=IF([Sheet1.J173]&gt;0;IF([Sheet1.M173]&gt;0;&quot;good&quot;;0);0)" table:style-name="ce44">
            <text:p>0</text:p>
          </table:table-cell>
          <table:table-cell office:value-type="float" office:value="50000" table:formula="of:=[Sheet1.A173]*[Sheet1.$T$3]" table:style-name="ce14">
            <text:p>50,000</text:p>
          </table:table-cell>
          <table:table-cell table:style-name="ce1"/>
          <table:table-cell office:value-type="float" office:value="0" table:formula="of:=AVERAGE([Sheet1.P159:.P173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74])" table:style-name="ce10">
            <text:p>100.00</text:p>
          </table:table-cell>
          <table:table-cell office:value-type="float" office:value="0" table:formula="of:=[Sheet1.$S$3]*[Sheet1.H174]" table:style-name="ce10">
            <text:p>0.00</text:p>
          </table:table-cell>
          <table:table-cell office:value-type="float" office:value="-50000" table:formula="of:=[Sheet1.$T$3]*([Sheet1.I174]-1)*[Sheet1.B174]-[Sheet1.$T$3]*[Sheet1.A174]" table:style-name="ce45">
            <text:p>-50,000</text:p>
          </table:table-cell>
          <table:table-cell office:value-type="float" office:value="100" table:formula="of:=[Sheet1.$S$3]*(1-[Sheet1.F174])" table:style-name="ce10">
            <text:p>100.00</text:p>
          </table:table-cell>
          <table:table-cell office:value-type="float" office:value="0" table:formula="of:=[Sheet1.$S$3]*[Sheet1.F174]" table:style-name="ce10">
            <text:p>0.00</text:p>
          </table:table-cell>
          <table:table-cell office:value-type="float" office:value="0" table:formula="of:=[Sheet1.H174]*[Sheet1.$F$2]" table:style-name="ce10">
            <text:p>0.00</text:p>
          </table:table-cell>
          <table:table-cell office:value-type="float" office:value="-50000" table:formula="of:=[Sheet1.$T$3]*([Sheet1.I174]-1)*[Sheet1.E174]-[Sheet1.$T$3]*[Sheet1.D174]" table:style-name="ce11">
            <text:p>-50,000</text:p>
          </table:table-cell>
          <table:table-cell office:value-type="float" office:value="0" table:formula="of:=COUNTIF([Sheet1.$P$3:.$P$106001];&quot;&gt;&quot;&amp;[Sheet1.I174])/[Sheet1.$P$2]" table:style-name="ce47">
            <text:p>0.00</text:p>
          </table:table-cell>
          <table:table-cell office:value-type="float" office:value="18.2" table:style-name="ce4">
            <text:p>18.2</text:p>
          </table:table-cell>
          <table:table-cell office:value-type="percentage" office:value="-1" table:formula="of:=[Sheet1.C174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74]/([Sheet1.$T$3]*[Sheet1.$S$3])" table:style-name="ce48">
            <text:p>-100.0%</text:p>
          </table:table-cell>
          <table:table-cell office:value-type="float" office:value="0" table:formula="of:=IF([Sheet1.J174]&gt;0;IF([Sheet1.M174]&gt;0;&quot;good&quot;;0);0)" table:style-name="ce44">
            <text:p>0</text:p>
          </table:table-cell>
          <table:table-cell office:value-type="float" office:value="50000" table:formula="of:=[Sheet1.A174]*[Sheet1.$T$3]" table:style-name="ce14">
            <text:p>50,000</text:p>
          </table:table-cell>
          <table:table-cell table:style-name="ce1"/>
          <table:table-cell office:value-type="float" office:value="0" table:formula="of:=AVERAGE([Sheet1.P160:.P174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75])" table:style-name="ce10">
            <text:p>100.00</text:p>
          </table:table-cell>
          <table:table-cell office:value-type="float" office:value="0" table:formula="of:=[Sheet1.$S$3]*[Sheet1.H175]" table:style-name="ce10">
            <text:p>0.00</text:p>
          </table:table-cell>
          <table:table-cell office:value-type="float" office:value="-50000" table:formula="of:=[Sheet1.$T$3]*([Sheet1.I175]-1)*[Sheet1.B175]-[Sheet1.$T$3]*[Sheet1.A175]" table:style-name="ce45">
            <text:p>-50,000</text:p>
          </table:table-cell>
          <table:table-cell office:value-type="float" office:value="100" table:formula="of:=[Sheet1.$S$3]*(1-[Sheet1.F175])" table:style-name="ce10">
            <text:p>100.00</text:p>
          </table:table-cell>
          <table:table-cell office:value-type="float" office:value="0" table:formula="of:=[Sheet1.$S$3]*[Sheet1.F175]" table:style-name="ce10">
            <text:p>0.00</text:p>
          </table:table-cell>
          <table:table-cell office:value-type="float" office:value="0" table:formula="of:=[Sheet1.H175]*[Sheet1.$F$2]" table:style-name="ce10">
            <text:p>0.00</text:p>
          </table:table-cell>
          <table:table-cell office:value-type="float" office:value="-50000" table:formula="of:=[Sheet1.$T$3]*([Sheet1.I175]-1)*[Sheet1.E175]-[Sheet1.$T$3]*[Sheet1.D175]" table:style-name="ce11">
            <text:p>-50,000</text:p>
          </table:table-cell>
          <table:table-cell office:value-type="float" office:value="0" table:formula="of:=COUNTIF([Sheet1.$P$3:.$P$106001];&quot;&gt;&quot;&amp;[Sheet1.I175])/[Sheet1.$P$2]" table:style-name="ce47">
            <text:p>0.00</text:p>
          </table:table-cell>
          <table:table-cell office:value-type="float" office:value="18.3" table:style-name="ce4">
            <text:p>18.3</text:p>
          </table:table-cell>
          <table:table-cell office:value-type="percentage" office:value="-1" table:formula="of:=[Sheet1.C175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75]/([Sheet1.$T$3]*[Sheet1.$S$3])" table:style-name="ce48">
            <text:p>-100.0%</text:p>
          </table:table-cell>
          <table:table-cell office:value-type="float" office:value="0" table:formula="of:=IF([Sheet1.J175]&gt;0;IF([Sheet1.M175]&gt;0;&quot;good&quot;;0);0)" table:style-name="ce44">
            <text:p>0</text:p>
          </table:table-cell>
          <table:table-cell office:value-type="float" office:value="50000" table:formula="of:=[Sheet1.A175]*[Sheet1.$T$3]" table:style-name="ce14">
            <text:p>50,000</text:p>
          </table:table-cell>
          <table:table-cell table:style-name="ce1"/>
          <table:table-cell office:value-type="float" office:value="0" table:formula="of:=AVERAGE([Sheet1.P161:.P175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76])" table:style-name="ce10">
            <text:p>100.00</text:p>
          </table:table-cell>
          <table:table-cell office:value-type="float" office:value="0" table:formula="of:=[Sheet1.$S$3]*[Sheet1.H176]" table:style-name="ce10">
            <text:p>0.00</text:p>
          </table:table-cell>
          <table:table-cell office:value-type="float" office:value="-50000" table:formula="of:=[Sheet1.$T$3]*([Sheet1.I176]-1)*[Sheet1.B176]-[Sheet1.$T$3]*[Sheet1.A176]" table:style-name="ce45">
            <text:p>-50,000</text:p>
          </table:table-cell>
          <table:table-cell office:value-type="float" office:value="100" table:formula="of:=[Sheet1.$S$3]*(1-[Sheet1.F176])" table:style-name="ce10">
            <text:p>100.00</text:p>
          </table:table-cell>
          <table:table-cell office:value-type="float" office:value="0" table:formula="of:=[Sheet1.$S$3]*[Sheet1.F176]" table:style-name="ce10">
            <text:p>0.00</text:p>
          </table:table-cell>
          <table:table-cell office:value-type="float" office:value="0" table:formula="of:=[Sheet1.H176]*[Sheet1.$F$2]" table:style-name="ce10">
            <text:p>0.00</text:p>
          </table:table-cell>
          <table:table-cell office:value-type="float" office:value="-50000" table:formula="of:=[Sheet1.$T$3]*([Sheet1.I176]-1)*[Sheet1.E176]-[Sheet1.$T$3]*[Sheet1.D176]" table:style-name="ce11">
            <text:p>-50,000</text:p>
          </table:table-cell>
          <table:table-cell office:value-type="float" office:value="0" table:formula="of:=COUNTIF([Sheet1.$P$3:.$P$106001];&quot;&gt;&quot;&amp;[Sheet1.I176])/[Sheet1.$P$2]" table:style-name="ce47">
            <text:p>0.00</text:p>
          </table:table-cell>
          <table:table-cell office:value-type="float" office:value="18.399999999999999" table:style-name="ce4">
            <text:p>18.4</text:p>
          </table:table-cell>
          <table:table-cell office:value-type="percentage" office:value="-1" table:formula="of:=[Sheet1.C176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76]/([Sheet1.$T$3]*[Sheet1.$S$3])" table:style-name="ce48">
            <text:p>-100.0%</text:p>
          </table:table-cell>
          <table:table-cell office:value-type="float" office:value="0" table:formula="of:=IF([Sheet1.J176]&gt;0;IF([Sheet1.M176]&gt;0;&quot;good&quot;;0);0)" table:style-name="ce44">
            <text:p>0</text:p>
          </table:table-cell>
          <table:table-cell office:value-type="float" office:value="50000" table:formula="of:=[Sheet1.A176]*[Sheet1.$T$3]" table:style-name="ce14">
            <text:p>50,000</text:p>
          </table:table-cell>
          <table:table-cell table:style-name="ce1"/>
          <table:table-cell office:value-type="float" office:value="0" table:formula="of:=AVERAGE([Sheet1.P162:.P176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77])" table:style-name="ce10">
            <text:p>100.00</text:p>
          </table:table-cell>
          <table:table-cell office:value-type="float" office:value="0" table:formula="of:=[Sheet1.$S$3]*[Sheet1.H177]" table:style-name="ce10">
            <text:p>0.00</text:p>
          </table:table-cell>
          <table:table-cell office:value-type="float" office:value="-50000" table:formula="of:=[Sheet1.$T$3]*([Sheet1.I177]-1)*[Sheet1.B177]-[Sheet1.$T$3]*[Sheet1.A177]" table:style-name="ce45">
            <text:p>-50,000</text:p>
          </table:table-cell>
          <table:table-cell office:value-type="float" office:value="100" table:formula="of:=[Sheet1.$S$3]*(1-[Sheet1.F177])" table:style-name="ce10">
            <text:p>100.00</text:p>
          </table:table-cell>
          <table:table-cell office:value-type="float" office:value="0" table:formula="of:=[Sheet1.$S$3]*[Sheet1.F177]" table:style-name="ce10">
            <text:p>0.00</text:p>
          </table:table-cell>
          <table:table-cell office:value-type="float" office:value="0" table:formula="of:=[Sheet1.H177]*[Sheet1.$F$2]" table:style-name="ce10">
            <text:p>0.00</text:p>
          </table:table-cell>
          <table:table-cell office:value-type="float" office:value="-50000" table:formula="of:=[Sheet1.$T$3]*([Sheet1.I177]-1)*[Sheet1.E177]-[Sheet1.$T$3]*[Sheet1.D177]" table:style-name="ce11">
            <text:p>-50,000</text:p>
          </table:table-cell>
          <table:table-cell office:value-type="float" office:value="0" table:formula="of:=COUNTIF([Sheet1.$P$3:.$P$106001];&quot;&gt;&quot;&amp;[Sheet1.I177])/[Sheet1.$P$2]" table:style-name="ce47">
            <text:p>0.00</text:p>
          </table:table-cell>
          <table:table-cell office:value-type="float" office:value="18.5" table:style-name="ce4">
            <text:p>18.5</text:p>
          </table:table-cell>
          <table:table-cell office:value-type="percentage" office:value="-1" table:formula="of:=[Sheet1.C177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77]/([Sheet1.$T$3]*[Sheet1.$S$3])" table:style-name="ce48">
            <text:p>-100.0%</text:p>
          </table:table-cell>
          <table:table-cell office:value-type="float" office:value="0" table:formula="of:=IF([Sheet1.J177]&gt;0;IF([Sheet1.M177]&gt;0;&quot;good&quot;;0);0)" table:style-name="ce44">
            <text:p>0</text:p>
          </table:table-cell>
          <table:table-cell office:value-type="float" office:value="50000" table:formula="of:=[Sheet1.A177]*[Sheet1.$T$3]" table:style-name="ce14">
            <text:p>50,000</text:p>
          </table:table-cell>
          <table:table-cell table:style-name="ce1"/>
          <table:table-cell office:value-type="float" office:value="0" table:formula="of:=AVERAGE([Sheet1.P163:.P177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78])" table:style-name="ce10">
            <text:p>100.00</text:p>
          </table:table-cell>
          <table:table-cell office:value-type="float" office:value="0" table:formula="of:=[Sheet1.$S$3]*[Sheet1.H178]" table:style-name="ce10">
            <text:p>0.00</text:p>
          </table:table-cell>
          <table:table-cell office:value-type="float" office:value="-50000" table:formula="of:=[Sheet1.$T$3]*([Sheet1.I178]-1)*[Sheet1.B178]-[Sheet1.$T$3]*[Sheet1.A178]" table:style-name="ce45">
            <text:p>-50,000</text:p>
          </table:table-cell>
          <table:table-cell office:value-type="float" office:value="100" table:formula="of:=[Sheet1.$S$3]*(1-[Sheet1.F178])" table:style-name="ce10">
            <text:p>100.00</text:p>
          </table:table-cell>
          <table:table-cell office:value-type="float" office:value="0" table:formula="of:=[Sheet1.$S$3]*[Sheet1.F178]" table:style-name="ce10">
            <text:p>0.00</text:p>
          </table:table-cell>
          <table:table-cell office:value-type="float" office:value="0" table:formula="of:=[Sheet1.H178]*[Sheet1.$F$2]" table:style-name="ce10">
            <text:p>0.00</text:p>
          </table:table-cell>
          <table:table-cell office:value-type="float" office:value="-50000" table:formula="of:=[Sheet1.$T$3]*([Sheet1.I178]-1)*[Sheet1.E178]-[Sheet1.$T$3]*[Sheet1.D178]" table:style-name="ce11">
            <text:p>-50,000</text:p>
          </table:table-cell>
          <table:table-cell office:value-type="float" office:value="0" table:formula="of:=COUNTIF([Sheet1.$P$3:.$P$106001];&quot;&gt;&quot;&amp;[Sheet1.I178])/[Sheet1.$P$2]" table:style-name="ce47">
            <text:p>0.00</text:p>
          </table:table-cell>
          <table:table-cell office:value-type="float" office:value="18.600000000000001" table:style-name="ce4">
            <text:p>18.6</text:p>
          </table:table-cell>
          <table:table-cell office:value-type="percentage" office:value="-1" table:formula="of:=[Sheet1.C178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78]/([Sheet1.$T$3]*[Sheet1.$S$3])" table:style-name="ce48">
            <text:p>-100.0%</text:p>
          </table:table-cell>
          <table:table-cell office:value-type="float" office:value="0" table:formula="of:=IF([Sheet1.J178]&gt;0;IF([Sheet1.M178]&gt;0;&quot;good&quot;;0);0)" table:style-name="ce44">
            <text:p>0</text:p>
          </table:table-cell>
          <table:table-cell office:value-type="float" office:value="50000" table:formula="of:=[Sheet1.A178]*[Sheet1.$T$3]" table:style-name="ce14">
            <text:p>50,000</text:p>
          </table:table-cell>
          <table:table-cell table:style-name="ce1"/>
          <table:table-cell office:value-type="float" office:value="0" table:formula="of:=AVERAGE([Sheet1.P164:.P178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79])" table:style-name="ce10">
            <text:p>100.00</text:p>
          </table:table-cell>
          <table:table-cell office:value-type="float" office:value="0" table:formula="of:=[Sheet1.$S$3]*[Sheet1.H179]" table:style-name="ce10">
            <text:p>0.00</text:p>
          </table:table-cell>
          <table:table-cell office:value-type="float" office:value="-50000" table:formula="of:=[Sheet1.$T$3]*([Sheet1.I179]-1)*[Sheet1.B179]-[Sheet1.$T$3]*[Sheet1.A179]" table:style-name="ce45">
            <text:p>-50,000</text:p>
          </table:table-cell>
          <table:table-cell office:value-type="float" office:value="100" table:formula="of:=[Sheet1.$S$3]*(1-[Sheet1.F179])" table:style-name="ce10">
            <text:p>100.00</text:p>
          </table:table-cell>
          <table:table-cell office:value-type="float" office:value="0" table:formula="of:=[Sheet1.$S$3]*[Sheet1.F179]" table:style-name="ce10">
            <text:p>0.00</text:p>
          </table:table-cell>
          <table:table-cell office:value-type="float" office:value="0" table:formula="of:=[Sheet1.H179]*[Sheet1.$F$2]" table:style-name="ce10">
            <text:p>0.00</text:p>
          </table:table-cell>
          <table:table-cell office:value-type="float" office:value="-50000" table:formula="of:=[Sheet1.$T$3]*([Sheet1.I179]-1)*[Sheet1.E179]-[Sheet1.$T$3]*[Sheet1.D179]" table:style-name="ce11">
            <text:p>-50,000</text:p>
          </table:table-cell>
          <table:table-cell office:value-type="float" office:value="0" table:formula="of:=COUNTIF([Sheet1.$P$3:.$P$106001];&quot;&gt;&quot;&amp;[Sheet1.I179])/[Sheet1.$P$2]" table:style-name="ce47">
            <text:p>0.00</text:p>
          </table:table-cell>
          <table:table-cell office:value-type="float" office:value="18.7" table:style-name="ce4">
            <text:p>18.7</text:p>
          </table:table-cell>
          <table:table-cell office:value-type="percentage" office:value="-1" table:formula="of:=[Sheet1.C179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79]/([Sheet1.$T$3]*[Sheet1.$S$3])" table:style-name="ce48">
            <text:p>-100.0%</text:p>
          </table:table-cell>
          <table:table-cell office:value-type="float" office:value="0" table:formula="of:=IF([Sheet1.J179]&gt;0;IF([Sheet1.M179]&gt;0;&quot;good&quot;;0);0)" table:style-name="ce44">
            <text:p>0</text:p>
          </table:table-cell>
          <table:table-cell office:value-type="float" office:value="50000" table:formula="of:=[Sheet1.A179]*[Sheet1.$T$3]" table:style-name="ce14">
            <text:p>50,000</text:p>
          </table:table-cell>
          <table:table-cell table:style-name="ce1"/>
          <table:table-cell office:value-type="float" office:value="0" table:formula="of:=AVERAGE([Sheet1.P165:.P179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80])" table:style-name="ce10">
            <text:p>100.00</text:p>
          </table:table-cell>
          <table:table-cell office:value-type="float" office:value="0" table:formula="of:=[Sheet1.$S$3]*[Sheet1.H180]" table:style-name="ce10">
            <text:p>0.00</text:p>
          </table:table-cell>
          <table:table-cell office:value-type="float" office:value="-50000" table:formula="of:=[Sheet1.$T$3]*([Sheet1.I180]-1)*[Sheet1.B180]-[Sheet1.$T$3]*[Sheet1.A180]" table:style-name="ce45">
            <text:p>-50,000</text:p>
          </table:table-cell>
          <table:table-cell office:value-type="float" office:value="100" table:formula="of:=[Sheet1.$S$3]*(1-[Sheet1.F180])" table:style-name="ce10">
            <text:p>100.00</text:p>
          </table:table-cell>
          <table:table-cell office:value-type="float" office:value="0" table:formula="of:=[Sheet1.$S$3]*[Sheet1.F180]" table:style-name="ce10">
            <text:p>0.00</text:p>
          </table:table-cell>
          <table:table-cell office:value-type="float" office:value="0" table:formula="of:=[Sheet1.H180]*[Sheet1.$F$2]" table:style-name="ce10">
            <text:p>0.00</text:p>
          </table:table-cell>
          <table:table-cell office:value-type="float" office:value="-50000" table:formula="of:=[Sheet1.$T$3]*([Sheet1.I180]-1)*[Sheet1.E180]-[Sheet1.$T$3]*[Sheet1.D180]" table:style-name="ce11">
            <text:p>-50,000</text:p>
          </table:table-cell>
          <table:table-cell office:value-type="float" office:value="0" table:formula="of:=COUNTIF([Sheet1.$P$3:.$P$106001];&quot;&gt;&quot;&amp;[Sheet1.I180])/[Sheet1.$P$2]" table:style-name="ce47">
            <text:p>0.00</text:p>
          </table:table-cell>
          <table:table-cell office:value-type="float" office:value="18.8" table:style-name="ce4">
            <text:p>18.8</text:p>
          </table:table-cell>
          <table:table-cell office:value-type="percentage" office:value="-1" table:formula="of:=[Sheet1.C180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80]/([Sheet1.$T$3]*[Sheet1.$S$3])" table:style-name="ce48">
            <text:p>-100.0%</text:p>
          </table:table-cell>
          <table:table-cell office:value-type="float" office:value="0" table:formula="of:=IF([Sheet1.J180]&gt;0;IF([Sheet1.M180]&gt;0;&quot;good&quot;;0);0)" table:style-name="ce44">
            <text:p>0</text:p>
          </table:table-cell>
          <table:table-cell office:value-type="float" office:value="50000" table:formula="of:=[Sheet1.A180]*[Sheet1.$T$3]" table:style-name="ce14">
            <text:p>50,000</text:p>
          </table:table-cell>
          <table:table-cell table:style-name="ce1"/>
          <table:table-cell office:value-type="float" office:value="0" table:formula="of:=AVERAGE([Sheet1.P166:.P180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81])" table:style-name="ce10">
            <text:p>100.00</text:p>
          </table:table-cell>
          <table:table-cell office:value-type="float" office:value="0" table:formula="of:=[Sheet1.$S$3]*[Sheet1.H181]" table:style-name="ce10">
            <text:p>0.00</text:p>
          </table:table-cell>
          <table:table-cell office:value-type="float" office:value="-50000" table:formula="of:=[Sheet1.$T$3]*([Sheet1.I181]-1)*[Sheet1.B181]-[Sheet1.$T$3]*[Sheet1.A181]" table:style-name="ce45">
            <text:p>-50,000</text:p>
          </table:table-cell>
          <table:table-cell office:value-type="float" office:value="100" table:formula="of:=[Sheet1.$S$3]*(1-[Sheet1.F181])" table:style-name="ce10">
            <text:p>100.00</text:p>
          </table:table-cell>
          <table:table-cell office:value-type="float" office:value="0" table:formula="of:=[Sheet1.$S$3]*[Sheet1.F181]" table:style-name="ce10">
            <text:p>0.00</text:p>
          </table:table-cell>
          <table:table-cell office:value-type="float" office:value="0" table:formula="of:=[Sheet1.H181]*[Sheet1.$F$2]" table:style-name="ce10">
            <text:p>0.00</text:p>
          </table:table-cell>
          <table:table-cell office:value-type="float" office:value="-50000" table:formula="of:=[Sheet1.$T$3]*([Sheet1.I181]-1)*[Sheet1.E181]-[Sheet1.$T$3]*[Sheet1.D181]" table:style-name="ce11">
            <text:p>-50,000</text:p>
          </table:table-cell>
          <table:table-cell office:value-type="float" office:value="0" table:formula="of:=COUNTIF([Sheet1.$P$3:.$P$106001];&quot;&gt;&quot;&amp;[Sheet1.I181])/[Sheet1.$P$2]" table:style-name="ce47">
            <text:p>0.00</text:p>
          </table:table-cell>
          <table:table-cell office:value-type="float" office:value="18.899999999999999" table:style-name="ce4">
            <text:p>18.9</text:p>
          </table:table-cell>
          <table:table-cell office:value-type="percentage" office:value="-1" table:formula="of:=[Sheet1.C181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81]/([Sheet1.$T$3]*[Sheet1.$S$3])" table:style-name="ce48">
            <text:p>-100.0%</text:p>
          </table:table-cell>
          <table:table-cell office:value-type="float" office:value="0" table:formula="of:=IF([Sheet1.J181]&gt;0;IF([Sheet1.M181]&gt;0;&quot;good&quot;;0);0)" table:style-name="ce44">
            <text:p>0</text:p>
          </table:table-cell>
          <table:table-cell office:value-type="float" office:value="50000" table:formula="of:=[Sheet1.A181]*[Sheet1.$T$3]" table:style-name="ce14">
            <text:p>50,000</text:p>
          </table:table-cell>
          <table:table-cell table:style-name="ce1"/>
          <table:table-cell office:value-type="float" office:value="0" table:formula="of:=AVERAGE([Sheet1.P167:.P181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82])" table:style-name="ce10">
            <text:p>100.00</text:p>
          </table:table-cell>
          <table:table-cell office:value-type="float" office:value="0" table:formula="of:=[Sheet1.$S$3]*[Sheet1.H182]" table:style-name="ce10">
            <text:p>0.00</text:p>
          </table:table-cell>
          <table:table-cell office:value-type="float" office:value="-50000" table:formula="of:=[Sheet1.$T$3]*([Sheet1.I182]-1)*[Sheet1.B182]-[Sheet1.$T$3]*[Sheet1.A182]" table:style-name="ce45">
            <text:p>-50,000</text:p>
          </table:table-cell>
          <table:table-cell office:value-type="float" office:value="100" table:formula="of:=[Sheet1.$S$3]*(1-[Sheet1.F182])" table:style-name="ce10">
            <text:p>100.00</text:p>
          </table:table-cell>
          <table:table-cell office:value-type="float" office:value="0" table:formula="of:=[Sheet1.$S$3]*[Sheet1.F182]" table:style-name="ce10">
            <text:p>0.00</text:p>
          </table:table-cell>
          <table:table-cell office:value-type="float" office:value="0" table:formula="of:=[Sheet1.H182]*[Sheet1.$F$2]" table:style-name="ce10">
            <text:p>0.00</text:p>
          </table:table-cell>
          <table:table-cell office:value-type="float" office:value="-50000" table:formula="of:=[Sheet1.$T$3]*([Sheet1.I182]-1)*[Sheet1.E182]-[Sheet1.$T$3]*[Sheet1.D182]" table:style-name="ce11">
            <text:p>-50,000</text:p>
          </table:table-cell>
          <table:table-cell office:value-type="float" office:value="0" table:formula="of:=COUNTIF([Sheet1.$P$3:.$P$106001];&quot;&gt;&quot;&amp;[Sheet1.I182])/[Sheet1.$P$2]" table:style-name="ce47">
            <text:p>0.00</text:p>
          </table:table-cell>
          <table:table-cell office:value-type="float" office:value="19" table:style-name="ce4">
            <text:p>19</text:p>
          </table:table-cell>
          <table:table-cell office:value-type="percentage" office:value="-1" table:formula="of:=[Sheet1.C182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82]/([Sheet1.$T$3]*[Sheet1.$S$3])" table:style-name="ce48">
            <text:p>-100.0%</text:p>
          </table:table-cell>
          <table:table-cell office:value-type="float" office:value="0" table:formula="of:=IF([Sheet1.J182]&gt;0;IF([Sheet1.M182]&gt;0;&quot;good&quot;;0);0)" table:style-name="ce44">
            <text:p>0</text:p>
          </table:table-cell>
          <table:table-cell office:value-type="float" office:value="50000" table:formula="of:=[Sheet1.A182]*[Sheet1.$T$3]" table:style-name="ce14">
            <text:p>50,000</text:p>
          </table:table-cell>
          <table:table-cell table:style-name="ce1"/>
          <table:table-cell office:value-type="float" office:value="0" table:formula="of:=AVERAGE([Sheet1.P168:.P182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83])" table:style-name="ce10">
            <text:p>100.00</text:p>
          </table:table-cell>
          <table:table-cell office:value-type="float" office:value="0" table:formula="of:=[Sheet1.$S$3]*[Sheet1.H183]" table:style-name="ce10">
            <text:p>0.00</text:p>
          </table:table-cell>
          <table:table-cell office:value-type="float" office:value="-50000" table:formula="of:=[Sheet1.$T$3]*([Sheet1.I183]-1)*[Sheet1.B183]-[Sheet1.$T$3]*[Sheet1.A183]" table:style-name="ce45">
            <text:p>-50,000</text:p>
          </table:table-cell>
          <table:table-cell office:value-type="float" office:value="100" table:formula="of:=[Sheet1.$S$3]*(1-[Sheet1.F183])" table:style-name="ce10">
            <text:p>100.00</text:p>
          </table:table-cell>
          <table:table-cell office:value-type="float" office:value="0" table:formula="of:=[Sheet1.$S$3]*[Sheet1.F183]" table:style-name="ce10">
            <text:p>0.00</text:p>
          </table:table-cell>
          <table:table-cell office:value-type="float" office:value="0" table:formula="of:=[Sheet1.H183]*[Sheet1.$F$2]" table:style-name="ce10">
            <text:p>0.00</text:p>
          </table:table-cell>
          <table:table-cell office:value-type="float" office:value="-50000" table:formula="of:=[Sheet1.$T$3]*([Sheet1.I183]-1)*[Sheet1.E183]-[Sheet1.$T$3]*[Sheet1.D183]" table:style-name="ce11">
            <text:p>-50,000</text:p>
          </table:table-cell>
          <table:table-cell office:value-type="float" office:value="0" table:formula="of:=COUNTIF([Sheet1.$P$3:.$P$106001];&quot;&gt;&quot;&amp;[Sheet1.I183])/[Sheet1.$P$2]" table:style-name="ce47">
            <text:p>0.00</text:p>
          </table:table-cell>
          <table:table-cell office:value-type="float" office:value="19.100000000000001" table:style-name="ce4">
            <text:p>19.1</text:p>
          </table:table-cell>
          <table:table-cell office:value-type="percentage" office:value="-1" table:formula="of:=[Sheet1.C183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83]/([Sheet1.$T$3]*[Sheet1.$S$3])" table:style-name="ce48">
            <text:p>-100.0%</text:p>
          </table:table-cell>
          <table:table-cell office:value-type="float" office:value="0" table:formula="of:=IF([Sheet1.J183]&gt;0;IF([Sheet1.M183]&gt;0;&quot;good&quot;;0);0)" table:style-name="ce44">
            <text:p>0</text:p>
          </table:table-cell>
          <table:table-cell office:value-type="float" office:value="50000" table:formula="of:=[Sheet1.A183]*[Sheet1.$T$3]" table:style-name="ce14">
            <text:p>50,000</text:p>
          </table:table-cell>
          <table:table-cell table:style-name="ce1"/>
          <table:table-cell office:value-type="float" office:value="0" table:formula="of:=AVERAGE([Sheet1.P169:.P183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84])" table:style-name="ce10">
            <text:p>100.00</text:p>
          </table:table-cell>
          <table:table-cell office:value-type="float" office:value="0" table:formula="of:=[Sheet1.$S$3]*[Sheet1.H184]" table:style-name="ce10">
            <text:p>0.00</text:p>
          </table:table-cell>
          <table:table-cell office:value-type="float" office:value="-50000" table:formula="of:=[Sheet1.$T$3]*([Sheet1.I184]-1)*[Sheet1.B184]-[Sheet1.$T$3]*[Sheet1.A184]" table:style-name="ce45">
            <text:p>-50,000</text:p>
          </table:table-cell>
          <table:table-cell office:value-type="float" office:value="100" table:formula="of:=[Sheet1.$S$3]*(1-[Sheet1.F184])" table:style-name="ce10">
            <text:p>100.00</text:p>
          </table:table-cell>
          <table:table-cell office:value-type="float" office:value="0" table:formula="of:=[Sheet1.$S$3]*[Sheet1.F184]" table:style-name="ce10">
            <text:p>0.00</text:p>
          </table:table-cell>
          <table:table-cell office:value-type="float" office:value="0" table:formula="of:=[Sheet1.H184]*[Sheet1.$F$2]" table:style-name="ce10">
            <text:p>0.00</text:p>
          </table:table-cell>
          <table:table-cell office:value-type="float" office:value="-50000" table:formula="of:=[Sheet1.$T$3]*([Sheet1.I184]-1)*[Sheet1.E184]-[Sheet1.$T$3]*[Sheet1.D184]" table:style-name="ce11">
            <text:p>-50,000</text:p>
          </table:table-cell>
          <table:table-cell office:value-type="float" office:value="0" table:formula="of:=COUNTIF([Sheet1.$P$3:.$P$106001];&quot;&gt;&quot;&amp;[Sheet1.I184])/[Sheet1.$P$2]" table:style-name="ce47">
            <text:p>0.00</text:p>
          </table:table-cell>
          <table:table-cell office:value-type="float" office:value="19.2" table:style-name="ce4">
            <text:p>19.2</text:p>
          </table:table-cell>
          <table:table-cell office:value-type="percentage" office:value="-1" table:formula="of:=[Sheet1.C184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84]/([Sheet1.$T$3]*[Sheet1.$S$3])" table:style-name="ce48">
            <text:p>-100.0%</text:p>
          </table:table-cell>
          <table:table-cell office:value-type="float" office:value="0" table:formula="of:=IF([Sheet1.J184]&gt;0;IF([Sheet1.M184]&gt;0;&quot;good&quot;;0);0)" table:style-name="ce44">
            <text:p>0</text:p>
          </table:table-cell>
          <table:table-cell office:value-type="float" office:value="50000" table:formula="of:=[Sheet1.A184]*[Sheet1.$T$3]" table:style-name="ce14">
            <text:p>50,000</text:p>
          </table:table-cell>
          <table:table-cell table:style-name="ce1"/>
          <table:table-cell office:value-type="float" office:value="0" table:formula="of:=AVERAGE([Sheet1.P170:.P184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85])" table:style-name="ce10">
            <text:p>100.00</text:p>
          </table:table-cell>
          <table:table-cell office:value-type="float" office:value="0" table:formula="of:=[Sheet1.$S$3]*[Sheet1.H185]" table:style-name="ce10">
            <text:p>0.00</text:p>
          </table:table-cell>
          <table:table-cell office:value-type="float" office:value="-50000" table:formula="of:=[Sheet1.$T$3]*([Sheet1.I185]-1)*[Sheet1.B185]-[Sheet1.$T$3]*[Sheet1.A185]" table:style-name="ce45">
            <text:p>-50,000</text:p>
          </table:table-cell>
          <table:table-cell office:value-type="float" office:value="100" table:formula="of:=[Sheet1.$S$3]*(1-[Sheet1.F185])" table:style-name="ce10">
            <text:p>100.00</text:p>
          </table:table-cell>
          <table:table-cell office:value-type="float" office:value="0" table:formula="of:=[Sheet1.$S$3]*[Sheet1.F185]" table:style-name="ce10">
            <text:p>0.00</text:p>
          </table:table-cell>
          <table:table-cell office:value-type="float" office:value="0" table:formula="of:=[Sheet1.H185]*[Sheet1.$F$2]" table:style-name="ce10">
            <text:p>0.00</text:p>
          </table:table-cell>
          <table:table-cell office:value-type="float" office:value="-50000" table:formula="of:=[Sheet1.$T$3]*([Sheet1.I185]-1)*[Sheet1.E185]-[Sheet1.$T$3]*[Sheet1.D185]" table:style-name="ce11">
            <text:p>-50,000</text:p>
          </table:table-cell>
          <table:table-cell office:value-type="float" office:value="0" table:formula="of:=COUNTIF([Sheet1.$P$3:.$P$106001];&quot;&gt;&quot;&amp;[Sheet1.I185])/[Sheet1.$P$2]" table:style-name="ce47">
            <text:p>0.00</text:p>
          </table:table-cell>
          <table:table-cell office:value-type="float" office:value="19.3" table:style-name="ce4">
            <text:p>19.3</text:p>
          </table:table-cell>
          <table:table-cell office:value-type="percentage" office:value="-1" table:formula="of:=[Sheet1.C185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85]/([Sheet1.$T$3]*[Sheet1.$S$3])" table:style-name="ce48">
            <text:p>-100.0%</text:p>
          </table:table-cell>
          <table:table-cell office:value-type="float" office:value="0" table:formula="of:=IF([Sheet1.J185]&gt;0;IF([Sheet1.M185]&gt;0;&quot;good&quot;;0);0)" table:style-name="ce44">
            <text:p>0</text:p>
          </table:table-cell>
          <table:table-cell office:value-type="float" office:value="50000" table:formula="of:=[Sheet1.A185]*[Sheet1.$T$3]" table:style-name="ce14">
            <text:p>50,000</text:p>
          </table:table-cell>
          <table:table-cell table:style-name="ce1"/>
          <table:table-cell office:value-type="float" office:value="0" table:formula="of:=AVERAGE([Sheet1.P171:.P185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86])" table:style-name="ce10">
            <text:p>100.00</text:p>
          </table:table-cell>
          <table:table-cell office:value-type="float" office:value="0" table:formula="of:=[Sheet1.$S$3]*[Sheet1.H186]" table:style-name="ce10">
            <text:p>0.00</text:p>
          </table:table-cell>
          <table:table-cell office:value-type="float" office:value="-50000" table:formula="of:=[Sheet1.$T$3]*([Sheet1.I186]-1)*[Sheet1.B186]-[Sheet1.$T$3]*[Sheet1.A186]" table:style-name="ce45">
            <text:p>-50,000</text:p>
          </table:table-cell>
          <table:table-cell office:value-type="float" office:value="100" table:formula="of:=[Sheet1.$S$3]*(1-[Sheet1.F186])" table:style-name="ce10">
            <text:p>100.00</text:p>
          </table:table-cell>
          <table:table-cell office:value-type="float" office:value="0" table:formula="of:=[Sheet1.$S$3]*[Sheet1.F186]" table:style-name="ce10">
            <text:p>0.00</text:p>
          </table:table-cell>
          <table:table-cell office:value-type="float" office:value="0" table:formula="of:=[Sheet1.H186]*[Sheet1.$F$2]" table:style-name="ce10">
            <text:p>0.00</text:p>
          </table:table-cell>
          <table:table-cell office:value-type="float" office:value="-50000" table:formula="of:=[Sheet1.$T$3]*([Sheet1.I186]-1)*[Sheet1.E186]-[Sheet1.$T$3]*[Sheet1.D186]" table:style-name="ce11">
            <text:p>-50,000</text:p>
          </table:table-cell>
          <table:table-cell office:value-type="float" office:value="0" table:formula="of:=COUNTIF([Sheet1.$P$3:.$P$106001];&quot;&gt;&quot;&amp;[Sheet1.I186])/[Sheet1.$P$2]" table:style-name="ce47">
            <text:p>0.00</text:p>
          </table:table-cell>
          <table:table-cell office:value-type="float" office:value="19.399999999999999" table:style-name="ce4">
            <text:p>19.4</text:p>
          </table:table-cell>
          <table:table-cell office:value-type="percentage" office:value="-1" table:formula="of:=[Sheet1.C186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86]/([Sheet1.$T$3]*[Sheet1.$S$3])" table:style-name="ce48">
            <text:p>-100.0%</text:p>
          </table:table-cell>
          <table:table-cell office:value-type="float" office:value="0" table:formula="of:=IF([Sheet1.J186]&gt;0;IF([Sheet1.M186]&gt;0;&quot;good&quot;;0);0)" table:style-name="ce44">
            <text:p>0</text:p>
          </table:table-cell>
          <table:table-cell office:value-type="float" office:value="50000" table:formula="of:=[Sheet1.A186]*[Sheet1.$T$3]" table:style-name="ce14">
            <text:p>50,000</text:p>
          </table:table-cell>
          <table:table-cell table:style-name="ce1"/>
          <table:table-cell office:value-type="float" office:value="0" table:formula="of:=AVERAGE([Sheet1.P172:.P186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87])" table:style-name="ce10">
            <text:p>100.00</text:p>
          </table:table-cell>
          <table:table-cell office:value-type="float" office:value="0" table:formula="of:=[Sheet1.$S$3]*[Sheet1.H187]" table:style-name="ce10">
            <text:p>0.00</text:p>
          </table:table-cell>
          <table:table-cell office:value-type="float" office:value="-50000" table:formula="of:=[Sheet1.$T$3]*([Sheet1.I187]-1)*[Sheet1.B187]-[Sheet1.$T$3]*[Sheet1.A187]" table:style-name="ce45">
            <text:p>-50,000</text:p>
          </table:table-cell>
          <table:table-cell office:value-type="float" office:value="100" table:formula="of:=[Sheet1.$S$3]*(1-[Sheet1.F187])" table:style-name="ce10">
            <text:p>100.00</text:p>
          </table:table-cell>
          <table:table-cell office:value-type="float" office:value="0" table:formula="of:=[Sheet1.$S$3]*[Sheet1.F187]" table:style-name="ce10">
            <text:p>0.00</text:p>
          </table:table-cell>
          <table:table-cell office:value-type="float" office:value="0" table:formula="of:=[Sheet1.H187]*[Sheet1.$F$2]" table:style-name="ce10">
            <text:p>0.00</text:p>
          </table:table-cell>
          <table:table-cell office:value-type="float" office:value="-50000" table:formula="of:=[Sheet1.$T$3]*([Sheet1.I187]-1)*[Sheet1.E187]-[Sheet1.$T$3]*[Sheet1.D187]" table:style-name="ce11">
            <text:p>-50,000</text:p>
          </table:table-cell>
          <table:table-cell office:value-type="float" office:value="0" table:formula="of:=COUNTIF([Sheet1.$P$3:.$P$106001];&quot;&gt;&quot;&amp;[Sheet1.I187])/[Sheet1.$P$2]" table:style-name="ce47">
            <text:p>0.00</text:p>
          </table:table-cell>
          <table:table-cell office:value-type="float" office:value="19.5" table:style-name="ce4">
            <text:p>19.5</text:p>
          </table:table-cell>
          <table:table-cell office:value-type="percentage" office:value="-1" table:formula="of:=[Sheet1.C187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87]/([Sheet1.$T$3]*[Sheet1.$S$3])" table:style-name="ce48">
            <text:p>-100.0%</text:p>
          </table:table-cell>
          <table:table-cell office:value-type="float" office:value="0" table:formula="of:=IF([Sheet1.J187]&gt;0;IF([Sheet1.M187]&gt;0;&quot;good&quot;;0);0)" table:style-name="ce44">
            <text:p>0</text:p>
          </table:table-cell>
          <table:table-cell office:value-type="float" office:value="50000" table:formula="of:=[Sheet1.A187]*[Sheet1.$T$3]" table:style-name="ce14">
            <text:p>50,000</text:p>
          </table:table-cell>
          <table:table-cell table:style-name="ce1"/>
          <table:table-cell office:value-type="float" office:value="0" table:formula="of:=AVERAGE([Sheet1.P173:.P187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88])" table:style-name="ce10">
            <text:p>100.00</text:p>
          </table:table-cell>
          <table:table-cell office:value-type="float" office:value="0" table:formula="of:=[Sheet1.$S$3]*[Sheet1.H188]" table:style-name="ce10">
            <text:p>0.00</text:p>
          </table:table-cell>
          <table:table-cell office:value-type="float" office:value="-50000" table:formula="of:=[Sheet1.$T$3]*([Sheet1.I188]-1)*[Sheet1.B188]-[Sheet1.$T$3]*[Sheet1.A188]" table:style-name="ce45">
            <text:p>-50,000</text:p>
          </table:table-cell>
          <table:table-cell office:value-type="float" office:value="100" table:formula="of:=[Sheet1.$S$3]*(1-[Sheet1.F188])" table:style-name="ce10">
            <text:p>100.00</text:p>
          </table:table-cell>
          <table:table-cell office:value-type="float" office:value="0" table:formula="of:=[Sheet1.$S$3]*[Sheet1.F188]" table:style-name="ce10">
            <text:p>0.00</text:p>
          </table:table-cell>
          <table:table-cell office:value-type="float" office:value="0" table:formula="of:=[Sheet1.H188]*[Sheet1.$F$2]" table:style-name="ce10">
            <text:p>0.00</text:p>
          </table:table-cell>
          <table:table-cell office:value-type="float" office:value="-50000" table:formula="of:=[Sheet1.$T$3]*([Sheet1.I188]-1)*[Sheet1.E188]-[Sheet1.$T$3]*[Sheet1.D188]" table:style-name="ce11">
            <text:p>-50,000</text:p>
          </table:table-cell>
          <table:table-cell office:value-type="float" office:value="0" table:formula="of:=COUNTIF([Sheet1.$P$3:.$P$106001];&quot;&gt;&quot;&amp;[Sheet1.I188])/[Sheet1.$P$2]" table:style-name="ce47">
            <text:p>0.00</text:p>
          </table:table-cell>
          <table:table-cell office:value-type="float" office:value="19.600000000000001" table:style-name="ce4">
            <text:p>19.6</text:p>
          </table:table-cell>
          <table:table-cell office:value-type="percentage" office:value="-1" table:formula="of:=[Sheet1.C188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88]/([Sheet1.$T$3]*[Sheet1.$S$3])" table:style-name="ce48">
            <text:p>-100.0%</text:p>
          </table:table-cell>
          <table:table-cell office:value-type="float" office:value="0" table:formula="of:=IF([Sheet1.J188]&gt;0;IF([Sheet1.M188]&gt;0;&quot;good&quot;;0);0)" table:style-name="ce44">
            <text:p>0</text:p>
          </table:table-cell>
          <table:table-cell office:value-type="float" office:value="50000" table:formula="of:=[Sheet1.A188]*[Sheet1.$T$3]" table:style-name="ce14">
            <text:p>50,000</text:p>
          </table:table-cell>
          <table:table-cell table:style-name="ce1"/>
          <table:table-cell office:value-type="float" office:value="0" table:formula="of:=AVERAGE([Sheet1.P174:.P188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89])" table:style-name="ce10">
            <text:p>100.00</text:p>
          </table:table-cell>
          <table:table-cell office:value-type="float" office:value="0" table:formula="of:=[Sheet1.$S$3]*[Sheet1.H189]" table:style-name="ce10">
            <text:p>0.00</text:p>
          </table:table-cell>
          <table:table-cell office:value-type="float" office:value="-50000" table:formula="of:=[Sheet1.$T$3]*([Sheet1.I189]-1)*[Sheet1.B189]-[Sheet1.$T$3]*[Sheet1.A189]" table:style-name="ce45">
            <text:p>-50,000</text:p>
          </table:table-cell>
          <table:table-cell office:value-type="float" office:value="100" table:formula="of:=[Sheet1.$S$3]*(1-[Sheet1.F189])" table:style-name="ce10">
            <text:p>100.00</text:p>
          </table:table-cell>
          <table:table-cell office:value-type="float" office:value="0" table:formula="of:=[Sheet1.$S$3]*[Sheet1.F189]" table:style-name="ce10">
            <text:p>0.00</text:p>
          </table:table-cell>
          <table:table-cell office:value-type="float" office:value="0" table:formula="of:=[Sheet1.H189]*[Sheet1.$F$2]" table:style-name="ce10">
            <text:p>0.00</text:p>
          </table:table-cell>
          <table:table-cell office:value-type="float" office:value="-50000" table:formula="of:=[Sheet1.$T$3]*([Sheet1.I189]-1)*[Sheet1.E189]-[Sheet1.$T$3]*[Sheet1.D189]" table:style-name="ce11">
            <text:p>-50,000</text:p>
          </table:table-cell>
          <table:table-cell office:value-type="float" office:value="0" table:formula="of:=COUNTIF([Sheet1.$P$3:.$P$106001];&quot;&gt;&quot;&amp;[Sheet1.I189])/[Sheet1.$P$2]" table:style-name="ce47">
            <text:p>0.00</text:p>
          </table:table-cell>
          <table:table-cell office:value-type="float" office:value="19.7" table:style-name="ce4">
            <text:p>19.7</text:p>
          </table:table-cell>
          <table:table-cell office:value-type="percentage" office:value="-1" table:formula="of:=[Sheet1.C189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89]/([Sheet1.$T$3]*[Sheet1.$S$3])" table:style-name="ce48">
            <text:p>-100.0%</text:p>
          </table:table-cell>
          <table:table-cell office:value-type="float" office:value="0" table:formula="of:=IF([Sheet1.J189]&gt;0;IF([Sheet1.M189]&gt;0;&quot;good&quot;;0);0)" table:style-name="ce44">
            <text:p>0</text:p>
          </table:table-cell>
          <table:table-cell office:value-type="float" office:value="50000" table:formula="of:=[Sheet1.A189]*[Sheet1.$T$3]" table:style-name="ce14">
            <text:p>50,000</text:p>
          </table:table-cell>
          <table:table-cell table:style-name="ce1"/>
          <table:table-cell office:value-type="float" office:value="0" table:formula="of:=AVERAGE([Sheet1.P175:.P189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90])" table:style-name="ce10">
            <text:p>100.00</text:p>
          </table:table-cell>
          <table:table-cell office:value-type="float" office:value="0" table:formula="of:=[Sheet1.$S$3]*[Sheet1.H190]" table:style-name="ce10">
            <text:p>0.00</text:p>
          </table:table-cell>
          <table:table-cell office:value-type="float" office:value="-50000" table:formula="of:=[Sheet1.$T$3]*([Sheet1.I190]-1)*[Sheet1.B190]-[Sheet1.$T$3]*[Sheet1.A190]" table:style-name="ce45">
            <text:p>-50,000</text:p>
          </table:table-cell>
          <table:table-cell office:value-type="float" office:value="100" table:formula="of:=[Sheet1.$S$3]*(1-[Sheet1.F190])" table:style-name="ce10">
            <text:p>100.00</text:p>
          </table:table-cell>
          <table:table-cell office:value-type="float" office:value="0" table:formula="of:=[Sheet1.$S$3]*[Sheet1.F190]" table:style-name="ce10">
            <text:p>0.00</text:p>
          </table:table-cell>
          <table:table-cell office:value-type="float" office:value="0" table:formula="of:=[Sheet1.H190]*[Sheet1.$F$2]" table:style-name="ce10">
            <text:p>0.00</text:p>
          </table:table-cell>
          <table:table-cell office:value-type="float" office:value="-50000" table:formula="of:=[Sheet1.$T$3]*([Sheet1.I190]-1)*[Sheet1.E190]-[Sheet1.$T$3]*[Sheet1.D190]" table:style-name="ce11">
            <text:p>-50,000</text:p>
          </table:table-cell>
          <table:table-cell office:value-type="float" office:value="0" table:formula="of:=COUNTIF([Sheet1.$P$3:.$P$106001];&quot;&gt;&quot;&amp;[Sheet1.I190])/[Sheet1.$P$2]" table:style-name="ce47">
            <text:p>0.00</text:p>
          </table:table-cell>
          <table:table-cell office:value-type="float" office:value="19.8" table:style-name="ce4">
            <text:p>19.8</text:p>
          </table:table-cell>
          <table:table-cell office:value-type="percentage" office:value="-1" table:formula="of:=[Sheet1.C190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90]/([Sheet1.$T$3]*[Sheet1.$S$3])" table:style-name="ce48">
            <text:p>-100.0%</text:p>
          </table:table-cell>
          <table:table-cell office:value-type="float" office:value="0" table:formula="of:=IF([Sheet1.J190]&gt;0;IF([Sheet1.M190]&gt;0;&quot;good&quot;;0);0)" table:style-name="ce44">
            <text:p>0</text:p>
          </table:table-cell>
          <table:table-cell office:value-type="float" office:value="50000" table:formula="of:=[Sheet1.A190]*[Sheet1.$T$3]" table:style-name="ce14">
            <text:p>50,000</text:p>
          </table:table-cell>
          <table:table-cell table:style-name="ce1"/>
          <table:table-cell office:value-type="float" office:value="0" table:formula="of:=AVERAGE([Sheet1.P176:.P190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91])" table:style-name="ce10">
            <text:p>100.00</text:p>
          </table:table-cell>
          <table:table-cell office:value-type="float" office:value="0" table:formula="of:=[Sheet1.$S$3]*[Sheet1.H191]" table:style-name="ce10">
            <text:p>0.00</text:p>
          </table:table-cell>
          <table:table-cell office:value-type="float" office:value="-50000" table:formula="of:=[Sheet1.$T$3]*([Sheet1.I191]-1)*[Sheet1.B191]-[Sheet1.$T$3]*[Sheet1.A191]" table:style-name="ce45">
            <text:p>-50,000</text:p>
          </table:table-cell>
          <table:table-cell office:value-type="float" office:value="100" table:formula="of:=[Sheet1.$S$3]*(1-[Sheet1.F191])" table:style-name="ce10">
            <text:p>100.00</text:p>
          </table:table-cell>
          <table:table-cell office:value-type="float" office:value="0" table:formula="of:=[Sheet1.$S$3]*[Sheet1.F191]" table:style-name="ce10">
            <text:p>0.00</text:p>
          </table:table-cell>
          <table:table-cell office:value-type="float" office:value="0" table:formula="of:=[Sheet1.H191]*[Sheet1.$F$2]" table:style-name="ce10">
            <text:p>0.00</text:p>
          </table:table-cell>
          <table:table-cell office:value-type="float" office:value="-50000" table:formula="of:=[Sheet1.$T$3]*([Sheet1.I191]-1)*[Sheet1.E191]-[Sheet1.$T$3]*[Sheet1.D191]" table:style-name="ce11">
            <text:p>-50,000</text:p>
          </table:table-cell>
          <table:table-cell office:value-type="float" office:value="0" table:formula="of:=COUNTIF([Sheet1.$P$3:.$P$106001];&quot;&gt;&quot;&amp;[Sheet1.I191])/[Sheet1.$P$2]" table:style-name="ce47">
            <text:p>0.00</text:p>
          </table:table-cell>
          <table:table-cell office:value-type="float" office:value="19.899999999999999" table:style-name="ce4">
            <text:p>19.9</text:p>
          </table:table-cell>
          <table:table-cell office:value-type="percentage" office:value="-1" table:formula="of:=[Sheet1.C191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91]/([Sheet1.$T$3]*[Sheet1.$S$3])" table:style-name="ce48">
            <text:p>-100.0%</text:p>
          </table:table-cell>
          <table:table-cell office:value-type="float" office:value="0" table:formula="of:=IF([Sheet1.J191]&gt;0;IF([Sheet1.M191]&gt;0;&quot;good&quot;;0);0)" table:style-name="ce44">
            <text:p>0</text:p>
          </table:table-cell>
          <table:table-cell office:value-type="float" office:value="50000" table:formula="of:=[Sheet1.A191]*[Sheet1.$T$3]" table:style-name="ce14">
            <text:p>50,000</text:p>
          </table:table-cell>
          <table:table-cell table:style-name="ce1"/>
          <table:table-cell office:value-type="float" office:value="0" table:formula="of:=AVERAGE([Sheet1.P177:.P191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92])" table:style-name="ce10">
            <text:p>100.00</text:p>
          </table:table-cell>
          <table:table-cell office:value-type="float" office:value="0" table:formula="of:=[Sheet1.$S$3]*[Sheet1.H192]" table:style-name="ce10">
            <text:p>0.00</text:p>
          </table:table-cell>
          <table:table-cell office:value-type="float" office:value="-50000" table:formula="of:=[Sheet1.$T$3]*([Sheet1.I192]-1)*[Sheet1.B192]-[Sheet1.$T$3]*[Sheet1.A192]" table:style-name="ce45">
            <text:p>-50,000</text:p>
          </table:table-cell>
          <table:table-cell office:value-type="float" office:value="100" table:formula="of:=[Sheet1.$S$3]*(1-[Sheet1.F192])" table:style-name="ce10">
            <text:p>100.00</text:p>
          </table:table-cell>
          <table:table-cell office:value-type="float" office:value="0" table:formula="of:=[Sheet1.$S$3]*[Sheet1.F192]" table:style-name="ce10">
            <text:p>0.00</text:p>
          </table:table-cell>
          <table:table-cell office:value-type="float" office:value="0" table:formula="of:=[Sheet1.H192]*[Sheet1.$F$2]" table:style-name="ce10">
            <text:p>0.00</text:p>
          </table:table-cell>
          <table:table-cell office:value-type="float" office:value="-50000" table:formula="of:=[Sheet1.$T$3]*([Sheet1.I192]-1)*[Sheet1.E192]-[Sheet1.$T$3]*[Sheet1.D192]" table:style-name="ce11">
            <text:p>-50,000</text:p>
          </table:table-cell>
          <table:table-cell office:value-type="float" office:value="0" table:formula="of:=COUNTIF([Sheet1.$P$3:.$P$106001];&quot;&gt;&quot;&amp;[Sheet1.I192])/[Sheet1.$P$2]" table:style-name="ce47">
            <text:p>0.00</text:p>
          </table:table-cell>
          <table:table-cell office:value-type="float" office:value="20" table:style-name="ce4">
            <text:p>20</text:p>
          </table:table-cell>
          <table:table-cell office:value-type="percentage" office:value="-1" table:formula="of:=[Sheet1.C192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92]/([Sheet1.$T$3]*[Sheet1.$S$3])" table:style-name="ce48">
            <text:p>-100.0%</text:p>
          </table:table-cell>
          <table:table-cell office:value-type="float" office:value="0" table:formula="of:=IF([Sheet1.J192]&gt;0;IF([Sheet1.M192]&gt;0;&quot;good&quot;;0);0)" table:style-name="ce44">
            <text:p>0</text:p>
          </table:table-cell>
          <table:table-cell office:value-type="float" office:value="50000" table:formula="of:=[Sheet1.A192]*[Sheet1.$T$3]" table:style-name="ce14">
            <text:p>50,000</text:p>
          </table:table-cell>
          <table:table-cell table:style-name="ce1"/>
          <table:table-cell office:value-type="float" office:value="0" table:formula="of:=AVERAGE([Sheet1.P178:.P192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93])" table:style-name="ce10">
            <text:p>100.00</text:p>
          </table:table-cell>
          <table:table-cell office:value-type="float" office:value="0" table:formula="of:=[Sheet1.$S$3]*[Sheet1.H193]" table:style-name="ce10">
            <text:p>0.00</text:p>
          </table:table-cell>
          <table:table-cell office:value-type="float" office:value="-50000" table:formula="of:=[Sheet1.$T$3]*([Sheet1.I193]-1)*[Sheet1.B193]-[Sheet1.$T$3]*[Sheet1.A193]" table:style-name="ce45">
            <text:p>-50,000</text:p>
          </table:table-cell>
          <table:table-cell office:value-type="float" office:value="100" table:formula="of:=[Sheet1.$S$3]*(1-[Sheet1.F193])" table:style-name="ce10">
            <text:p>100.00</text:p>
          </table:table-cell>
          <table:table-cell office:value-type="float" office:value="0" table:formula="of:=[Sheet1.$S$3]*[Sheet1.F193]" table:style-name="ce10">
            <text:p>0.00</text:p>
          </table:table-cell>
          <table:table-cell office:value-type="float" office:value="0" table:formula="of:=[Sheet1.H193]*[Sheet1.$F$2]" table:style-name="ce10">
            <text:p>0.00</text:p>
          </table:table-cell>
          <table:table-cell office:value-type="float" office:value="-50000" table:formula="of:=[Sheet1.$T$3]*([Sheet1.I193]-1)*[Sheet1.E193]-[Sheet1.$T$3]*[Sheet1.D193]" table:style-name="ce11">
            <text:p>-50,000</text:p>
          </table:table-cell>
          <table:table-cell office:value-type="float" office:value="0" table:formula="of:=COUNTIF([Sheet1.$P$3:.$P$106001];&quot;&gt;&quot;&amp;[Sheet1.I193])/[Sheet1.$P$2]" table:style-name="ce47">
            <text:p>0.00</text:p>
          </table:table-cell>
          <table:table-cell office:value-type="float" office:value="20.100000000000001" table:style-name="ce4">
            <text:p>20.1</text:p>
          </table:table-cell>
          <table:table-cell office:value-type="percentage" office:value="-1" table:formula="of:=[Sheet1.C193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93]/([Sheet1.$T$3]*[Sheet1.$S$3])" table:style-name="ce48">
            <text:p>-100.0%</text:p>
          </table:table-cell>
          <table:table-cell office:value-type="float" office:value="0" table:formula="of:=IF([Sheet1.J193]&gt;0;IF([Sheet1.M193]&gt;0;&quot;good&quot;;0);0)" table:style-name="ce44">
            <text:p>0</text:p>
          </table:table-cell>
          <table:table-cell office:value-type="float" office:value="50000" table:formula="of:=[Sheet1.A193]*[Sheet1.$T$3]" table:style-name="ce14">
            <text:p>50,000</text:p>
          </table:table-cell>
          <table:table-cell table:style-name="ce1"/>
          <table:table-cell office:value-type="float" office:value="0" table:formula="of:=AVERAGE([Sheet1.P179:.P193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94])" table:style-name="ce10">
            <text:p>100.00</text:p>
          </table:table-cell>
          <table:table-cell office:value-type="float" office:value="0" table:formula="of:=[Sheet1.$S$3]*[Sheet1.H194]" table:style-name="ce10">
            <text:p>0.00</text:p>
          </table:table-cell>
          <table:table-cell office:value-type="float" office:value="-50000" table:formula="of:=[Sheet1.$T$3]*([Sheet1.I194]-1)*[Sheet1.B194]-[Sheet1.$T$3]*[Sheet1.A194]" table:style-name="ce45">
            <text:p>-50,000</text:p>
          </table:table-cell>
          <table:table-cell office:value-type="float" office:value="100" table:formula="of:=[Sheet1.$S$3]*(1-[Sheet1.F194])" table:style-name="ce10">
            <text:p>100.00</text:p>
          </table:table-cell>
          <table:table-cell office:value-type="float" office:value="0" table:formula="of:=[Sheet1.$S$3]*[Sheet1.F194]" table:style-name="ce10">
            <text:p>0.00</text:p>
          </table:table-cell>
          <table:table-cell office:value-type="float" office:value="0" table:formula="of:=[Sheet1.H194]*[Sheet1.$F$2]" table:style-name="ce10">
            <text:p>0.00</text:p>
          </table:table-cell>
          <table:table-cell office:value-type="float" office:value="-50000" table:formula="of:=[Sheet1.$T$3]*([Sheet1.I194]-1)*[Sheet1.E194]-[Sheet1.$T$3]*[Sheet1.D194]" table:style-name="ce11">
            <text:p>-50,000</text:p>
          </table:table-cell>
          <table:table-cell office:value-type="float" office:value="0" table:formula="of:=COUNTIF([Sheet1.$P$3:.$P$106001];&quot;&gt;&quot;&amp;[Sheet1.I194])/[Sheet1.$P$2]" table:style-name="ce47">
            <text:p>0.00</text:p>
          </table:table-cell>
          <table:table-cell office:value-type="float" office:value="20.2" table:style-name="ce4">
            <text:p>20.2</text:p>
          </table:table-cell>
          <table:table-cell office:value-type="percentage" office:value="-1" table:formula="of:=[Sheet1.C194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94]/([Sheet1.$T$3]*[Sheet1.$S$3])" table:style-name="ce48">
            <text:p>-100.0%</text:p>
          </table:table-cell>
          <table:table-cell office:value-type="float" office:value="0" table:formula="of:=IF([Sheet1.J194]&gt;0;IF([Sheet1.M194]&gt;0;&quot;good&quot;;0);0)" table:style-name="ce44">
            <text:p>0</text:p>
          </table:table-cell>
          <table:table-cell office:value-type="float" office:value="50000" table:formula="of:=[Sheet1.A194]*[Sheet1.$T$3]" table:style-name="ce14">
            <text:p>50,000</text:p>
          </table:table-cell>
          <table:table-cell table:style-name="ce1"/>
          <table:table-cell office:value-type="float" office:value="0" table:formula="of:=AVERAGE([Sheet1.P180:.P194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95])" table:style-name="ce10">
            <text:p>100.00</text:p>
          </table:table-cell>
          <table:table-cell office:value-type="float" office:value="0" table:formula="of:=[Sheet1.$S$3]*[Sheet1.H195]" table:style-name="ce10">
            <text:p>0.00</text:p>
          </table:table-cell>
          <table:table-cell office:value-type="float" office:value="-50000" table:formula="of:=[Sheet1.$T$3]*([Sheet1.I195]-1)*[Sheet1.B195]-[Sheet1.$T$3]*[Sheet1.A195]" table:style-name="ce45">
            <text:p>-50,000</text:p>
          </table:table-cell>
          <table:table-cell office:value-type="float" office:value="100" table:formula="of:=[Sheet1.$S$3]*(1-[Sheet1.F195])" table:style-name="ce10">
            <text:p>100.00</text:p>
          </table:table-cell>
          <table:table-cell office:value-type="float" office:value="0" table:formula="of:=[Sheet1.$S$3]*[Sheet1.F195]" table:style-name="ce10">
            <text:p>0.00</text:p>
          </table:table-cell>
          <table:table-cell office:value-type="float" office:value="0" table:formula="of:=[Sheet1.H195]*[Sheet1.$F$2]" table:style-name="ce10">
            <text:p>0.00</text:p>
          </table:table-cell>
          <table:table-cell office:value-type="float" office:value="-50000" table:formula="of:=[Sheet1.$T$3]*([Sheet1.I195]-1)*[Sheet1.E195]-[Sheet1.$T$3]*[Sheet1.D195]" table:style-name="ce11">
            <text:p>-50,000</text:p>
          </table:table-cell>
          <table:table-cell office:value-type="float" office:value="0" table:formula="of:=COUNTIF([Sheet1.$P$3:.$P$106001];&quot;&gt;&quot;&amp;[Sheet1.I195])/[Sheet1.$P$2]" table:style-name="ce47">
            <text:p>0.00</text:p>
          </table:table-cell>
          <table:table-cell office:value-type="float" office:value="20.3" table:style-name="ce4">
            <text:p>20.3</text:p>
          </table:table-cell>
          <table:table-cell office:value-type="percentage" office:value="-1" table:formula="of:=[Sheet1.C195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95]/([Sheet1.$T$3]*[Sheet1.$S$3])" table:style-name="ce48">
            <text:p>-100.0%</text:p>
          </table:table-cell>
          <table:table-cell office:value-type="float" office:value="0" table:formula="of:=IF([Sheet1.J195]&gt;0;IF([Sheet1.M195]&gt;0;&quot;good&quot;;0);0)" table:style-name="ce44">
            <text:p>0</text:p>
          </table:table-cell>
          <table:table-cell office:value-type="float" office:value="50000" table:formula="of:=[Sheet1.A195]*[Sheet1.$T$3]" table:style-name="ce14">
            <text:p>50,000</text:p>
          </table:table-cell>
          <table:table-cell table:style-name="ce1"/>
          <table:table-cell office:value-type="float" office:value="0" table:formula="of:=AVERAGE([Sheet1.P181:.P195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96])" table:style-name="ce10">
            <text:p>100.00</text:p>
          </table:table-cell>
          <table:table-cell office:value-type="float" office:value="0" table:formula="of:=[Sheet1.$S$3]*[Sheet1.H196]" table:style-name="ce10">
            <text:p>0.00</text:p>
          </table:table-cell>
          <table:table-cell office:value-type="float" office:value="-50000" table:formula="of:=[Sheet1.$T$3]*([Sheet1.I196]-1)*[Sheet1.B196]-[Sheet1.$T$3]*[Sheet1.A196]" table:style-name="ce45">
            <text:p>-50,000</text:p>
          </table:table-cell>
          <table:table-cell office:value-type="float" office:value="100" table:formula="of:=[Sheet1.$S$3]*(1-[Sheet1.F196])" table:style-name="ce10">
            <text:p>100.00</text:p>
          </table:table-cell>
          <table:table-cell office:value-type="float" office:value="0" table:formula="of:=[Sheet1.$S$3]*[Sheet1.F196]" table:style-name="ce10">
            <text:p>0.00</text:p>
          </table:table-cell>
          <table:table-cell office:value-type="float" office:value="0" table:formula="of:=[Sheet1.H196]*[Sheet1.$F$2]" table:style-name="ce10">
            <text:p>0.00</text:p>
          </table:table-cell>
          <table:table-cell office:value-type="float" office:value="-50000" table:formula="of:=[Sheet1.$T$3]*([Sheet1.I196]-1)*[Sheet1.E196]-[Sheet1.$T$3]*[Sheet1.D196]" table:style-name="ce11">
            <text:p>-50,000</text:p>
          </table:table-cell>
          <table:table-cell office:value-type="float" office:value="0" table:formula="of:=COUNTIF([Sheet1.$P$3:.$P$106001];&quot;&gt;&quot;&amp;[Sheet1.I196])/[Sheet1.$P$2]" table:style-name="ce47">
            <text:p>0.00</text:p>
          </table:table-cell>
          <table:table-cell office:value-type="float" office:value="20.399999999999999" table:style-name="ce4">
            <text:p>20.4</text:p>
          </table:table-cell>
          <table:table-cell office:value-type="percentage" office:value="-1" table:formula="of:=[Sheet1.C196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96]/([Sheet1.$T$3]*[Sheet1.$S$3])" table:style-name="ce48">
            <text:p>-100.0%</text:p>
          </table:table-cell>
          <table:table-cell office:value-type="float" office:value="0" table:formula="of:=IF([Sheet1.J196]&gt;0;IF([Sheet1.M196]&gt;0;&quot;good&quot;;0);0)" table:style-name="ce44">
            <text:p>0</text:p>
          </table:table-cell>
          <table:table-cell office:value-type="float" office:value="50000" table:formula="of:=[Sheet1.A196]*[Sheet1.$T$3]" table:style-name="ce14">
            <text:p>50,000</text:p>
          </table:table-cell>
          <table:table-cell table:style-name="ce1"/>
          <table:table-cell office:value-type="float" office:value="0" table:formula="of:=AVERAGE([Sheet1.P182:.P196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97])" table:style-name="ce10">
            <text:p>100.00</text:p>
          </table:table-cell>
          <table:table-cell office:value-type="float" office:value="0" table:formula="of:=[Sheet1.$S$3]*[Sheet1.H197]" table:style-name="ce10">
            <text:p>0.00</text:p>
          </table:table-cell>
          <table:table-cell office:value-type="float" office:value="-50000" table:formula="of:=[Sheet1.$T$3]*([Sheet1.I197]-1)*[Sheet1.B197]-[Sheet1.$T$3]*[Sheet1.A197]" table:style-name="ce45">
            <text:p>-50,000</text:p>
          </table:table-cell>
          <table:table-cell office:value-type="float" office:value="100" table:formula="of:=[Sheet1.$S$3]*(1-[Sheet1.F197])" table:style-name="ce10">
            <text:p>100.00</text:p>
          </table:table-cell>
          <table:table-cell office:value-type="float" office:value="0" table:formula="of:=[Sheet1.$S$3]*[Sheet1.F197]" table:style-name="ce10">
            <text:p>0.00</text:p>
          </table:table-cell>
          <table:table-cell office:value-type="float" office:value="0" table:formula="of:=[Sheet1.H197]*[Sheet1.$F$2]" table:style-name="ce10">
            <text:p>0.00</text:p>
          </table:table-cell>
          <table:table-cell office:value-type="float" office:value="-50000" table:formula="of:=[Sheet1.$T$3]*([Sheet1.I197]-1)*[Sheet1.E197]-[Sheet1.$T$3]*[Sheet1.D197]" table:style-name="ce11">
            <text:p>-50,000</text:p>
          </table:table-cell>
          <table:table-cell office:value-type="float" office:value="0" table:formula="of:=COUNTIF([Sheet1.$P$3:.$P$106001];&quot;&gt;&quot;&amp;[Sheet1.I197])/[Sheet1.$P$2]" table:style-name="ce47">
            <text:p>0.00</text:p>
          </table:table-cell>
          <table:table-cell office:value-type="float" office:value="20.5" table:style-name="ce4">
            <text:p>20.5</text:p>
          </table:table-cell>
          <table:table-cell office:value-type="percentage" office:value="-1" table:formula="of:=[Sheet1.C197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97]/([Sheet1.$T$3]*[Sheet1.$S$3])" table:style-name="ce48">
            <text:p>-100.0%</text:p>
          </table:table-cell>
          <table:table-cell office:value-type="float" office:value="0" table:formula="of:=IF([Sheet1.J197]&gt;0;IF([Sheet1.M197]&gt;0;&quot;good&quot;;0);0)" table:style-name="ce44">
            <text:p>0</text:p>
          </table:table-cell>
          <table:table-cell office:value-type="float" office:value="50000" table:formula="of:=[Sheet1.A197]*[Sheet1.$T$3]" table:style-name="ce14">
            <text:p>50,000</text:p>
          </table:table-cell>
          <table:table-cell table:style-name="ce1"/>
          <table:table-cell office:value-type="float" office:value="0" table:formula="of:=AVERAGE([Sheet1.P183:.P197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98])" table:style-name="ce10">
            <text:p>100.00</text:p>
          </table:table-cell>
          <table:table-cell office:value-type="float" office:value="0" table:formula="of:=[Sheet1.$S$3]*[Sheet1.H198]" table:style-name="ce10">
            <text:p>0.00</text:p>
          </table:table-cell>
          <table:table-cell office:value-type="float" office:value="-50000" table:formula="of:=[Sheet1.$T$3]*([Sheet1.I198]-1)*[Sheet1.B198]-[Sheet1.$T$3]*[Sheet1.A198]" table:style-name="ce45">
            <text:p>-50,000</text:p>
          </table:table-cell>
          <table:table-cell office:value-type="float" office:value="100" table:formula="of:=[Sheet1.$S$3]*(1-[Sheet1.F198])" table:style-name="ce10">
            <text:p>100.00</text:p>
          </table:table-cell>
          <table:table-cell office:value-type="float" office:value="0" table:formula="of:=[Sheet1.$S$3]*[Sheet1.F198]" table:style-name="ce10">
            <text:p>0.00</text:p>
          </table:table-cell>
          <table:table-cell office:value-type="float" office:value="0" table:formula="of:=[Sheet1.H198]*[Sheet1.$F$2]" table:style-name="ce10">
            <text:p>0.00</text:p>
          </table:table-cell>
          <table:table-cell office:value-type="float" office:value="-50000" table:formula="of:=[Sheet1.$T$3]*([Sheet1.I198]-1)*[Sheet1.E198]-[Sheet1.$T$3]*[Sheet1.D198]" table:style-name="ce11">
            <text:p>-50,000</text:p>
          </table:table-cell>
          <table:table-cell office:value-type="float" office:value="0" table:formula="of:=COUNTIF([Sheet1.$P$3:.$P$106001];&quot;&gt;&quot;&amp;[Sheet1.I198])/[Sheet1.$P$2]" table:style-name="ce47">
            <text:p>0.00</text:p>
          </table:table-cell>
          <table:table-cell office:value-type="float" office:value="20.6" table:style-name="ce4">
            <text:p>20.6</text:p>
          </table:table-cell>
          <table:table-cell office:value-type="percentage" office:value="-1" table:formula="of:=[Sheet1.C198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98]/([Sheet1.$T$3]*[Sheet1.$S$3])" table:style-name="ce48">
            <text:p>-100.0%</text:p>
          </table:table-cell>
          <table:table-cell office:value-type="float" office:value="0" table:formula="of:=IF([Sheet1.J198]&gt;0;IF([Sheet1.M198]&gt;0;&quot;good&quot;;0);0)" table:style-name="ce44">
            <text:p>0</text:p>
          </table:table-cell>
          <table:table-cell office:value-type="float" office:value="50000" table:formula="of:=[Sheet1.A198]*[Sheet1.$T$3]" table:style-name="ce14">
            <text:p>50,000</text:p>
          </table:table-cell>
          <table:table-cell table:style-name="ce1"/>
          <table:table-cell office:value-type="float" office:value="0" table:formula="of:=AVERAGE([Sheet1.P184:.P198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199])" table:style-name="ce10">
            <text:p>100.00</text:p>
          </table:table-cell>
          <table:table-cell office:value-type="float" office:value="0" table:formula="of:=[Sheet1.$S$3]*[Sheet1.H199]" table:style-name="ce10">
            <text:p>0.00</text:p>
          </table:table-cell>
          <table:table-cell office:value-type="float" office:value="-50000" table:formula="of:=[Sheet1.$T$3]*([Sheet1.I199]-1)*[Sheet1.B199]-[Sheet1.$T$3]*[Sheet1.A199]" table:style-name="ce45">
            <text:p>-50,000</text:p>
          </table:table-cell>
          <table:table-cell office:value-type="float" office:value="100" table:formula="of:=[Sheet1.$S$3]*(1-[Sheet1.F199])" table:style-name="ce10">
            <text:p>100.00</text:p>
          </table:table-cell>
          <table:table-cell office:value-type="float" office:value="0" table:formula="of:=[Sheet1.$S$3]*[Sheet1.F199]" table:style-name="ce10">
            <text:p>0.00</text:p>
          </table:table-cell>
          <table:table-cell office:value-type="float" office:value="0" table:formula="of:=[Sheet1.H199]*[Sheet1.$F$2]" table:style-name="ce10">
            <text:p>0.00</text:p>
          </table:table-cell>
          <table:table-cell office:value-type="float" office:value="-50000" table:formula="of:=[Sheet1.$T$3]*([Sheet1.I199]-1)*[Sheet1.E199]-[Sheet1.$T$3]*[Sheet1.D199]" table:style-name="ce11">
            <text:p>-50,000</text:p>
          </table:table-cell>
          <table:table-cell office:value-type="float" office:value="0" table:formula="of:=COUNTIF([Sheet1.$P$3:.$P$106001];&quot;&gt;&quot;&amp;[Sheet1.I199])/[Sheet1.$P$2]" table:style-name="ce47">
            <text:p>0.00</text:p>
          </table:table-cell>
          <table:table-cell office:value-type="float" office:value="20.7" table:style-name="ce4">
            <text:p>20.7</text:p>
          </table:table-cell>
          <table:table-cell office:value-type="percentage" office:value="-1" table:formula="of:=[Sheet1.C199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199]/([Sheet1.$T$3]*[Sheet1.$S$3])" table:style-name="ce48">
            <text:p>-100.0%</text:p>
          </table:table-cell>
          <table:table-cell office:value-type="float" office:value="0" table:formula="of:=IF([Sheet1.J199]&gt;0;IF([Sheet1.M199]&gt;0;&quot;good&quot;;0);0)" table:style-name="ce44">
            <text:p>0</text:p>
          </table:table-cell>
          <table:table-cell office:value-type="float" office:value="50000" table:formula="of:=[Sheet1.A199]*[Sheet1.$T$3]" table:style-name="ce14">
            <text:p>50,000</text:p>
          </table:table-cell>
          <table:table-cell table:style-name="ce1"/>
          <table:table-cell office:value-type="float" office:value="0" table:formula="of:=AVERAGE([Sheet1.P185:.P199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00])" table:style-name="ce10">
            <text:p>100.00</text:p>
          </table:table-cell>
          <table:table-cell office:value-type="float" office:value="0" table:formula="of:=[Sheet1.$S$3]*[Sheet1.H200]" table:style-name="ce10">
            <text:p>0.00</text:p>
          </table:table-cell>
          <table:table-cell office:value-type="float" office:value="-50000" table:formula="of:=[Sheet1.$T$3]*([Sheet1.I200]-1)*[Sheet1.B200]-[Sheet1.$T$3]*[Sheet1.A200]" table:style-name="ce45">
            <text:p>-50,000</text:p>
          </table:table-cell>
          <table:table-cell office:value-type="float" office:value="100" table:formula="of:=[Sheet1.$S$3]*(1-[Sheet1.F200])" table:style-name="ce10">
            <text:p>100.00</text:p>
          </table:table-cell>
          <table:table-cell office:value-type="float" office:value="0" table:formula="of:=[Sheet1.$S$3]*[Sheet1.F200]" table:style-name="ce10">
            <text:p>0.00</text:p>
          </table:table-cell>
          <table:table-cell office:value-type="float" office:value="0" table:formula="of:=[Sheet1.H200]*[Sheet1.$F$2]" table:style-name="ce10">
            <text:p>0.00</text:p>
          </table:table-cell>
          <table:table-cell office:value-type="float" office:value="-50000" table:formula="of:=[Sheet1.$T$3]*([Sheet1.I200]-1)*[Sheet1.E200]-[Sheet1.$T$3]*[Sheet1.D200]" table:style-name="ce11">
            <text:p>-50,000</text:p>
          </table:table-cell>
          <table:table-cell office:value-type="float" office:value="0" table:formula="of:=COUNTIF([Sheet1.$P$3:.$P$106001];&quot;&gt;&quot;&amp;[Sheet1.I200])/[Sheet1.$P$2]" table:style-name="ce47">
            <text:p>0.00</text:p>
          </table:table-cell>
          <table:table-cell office:value-type="float" office:value="20.8" table:style-name="ce4">
            <text:p>20.8</text:p>
          </table:table-cell>
          <table:table-cell office:value-type="percentage" office:value="-1" table:formula="of:=[Sheet1.C200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00]/([Sheet1.$T$3]*[Sheet1.$S$3])" table:style-name="ce48">
            <text:p>-100.0%</text:p>
          </table:table-cell>
          <table:table-cell office:value-type="float" office:value="0" table:formula="of:=IF([Sheet1.J200]&gt;0;IF([Sheet1.M200]&gt;0;&quot;good&quot;;0);0)" table:style-name="ce44">
            <text:p>0</text:p>
          </table:table-cell>
          <table:table-cell office:value-type="float" office:value="50000" table:formula="of:=[Sheet1.A200]*[Sheet1.$T$3]" table:style-name="ce14">
            <text:p>50,000</text:p>
          </table:table-cell>
          <table:table-cell table:style-name="ce1"/>
          <table:table-cell office:value-type="float" office:value="0" table:formula="of:=AVERAGE([Sheet1.P186:.P200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01])" table:style-name="ce10">
            <text:p>100.00</text:p>
          </table:table-cell>
          <table:table-cell office:value-type="float" office:value="0" table:formula="of:=[Sheet1.$S$3]*[Sheet1.H201]" table:style-name="ce10">
            <text:p>0.00</text:p>
          </table:table-cell>
          <table:table-cell office:value-type="float" office:value="-50000" table:formula="of:=[Sheet1.$T$3]*([Sheet1.I201]-1)*[Sheet1.B201]-[Sheet1.$T$3]*[Sheet1.A201]" table:style-name="ce45">
            <text:p>-50,000</text:p>
          </table:table-cell>
          <table:table-cell office:value-type="float" office:value="100" table:formula="of:=[Sheet1.$S$3]*(1-[Sheet1.F201])" table:style-name="ce10">
            <text:p>100.00</text:p>
          </table:table-cell>
          <table:table-cell office:value-type="float" office:value="0" table:formula="of:=[Sheet1.$S$3]*[Sheet1.F201]" table:style-name="ce10">
            <text:p>0.00</text:p>
          </table:table-cell>
          <table:table-cell office:value-type="float" office:value="0" table:formula="of:=[Sheet1.H201]*[Sheet1.$F$2]" table:style-name="ce10">
            <text:p>0.00</text:p>
          </table:table-cell>
          <table:table-cell office:value-type="float" office:value="-50000" table:formula="of:=[Sheet1.$T$3]*([Sheet1.I201]-1)*[Sheet1.E201]-[Sheet1.$T$3]*[Sheet1.D201]" table:style-name="ce11">
            <text:p>-50,000</text:p>
          </table:table-cell>
          <table:table-cell office:value-type="float" office:value="0" table:formula="of:=COUNTIF([Sheet1.$P$3:.$P$106001];&quot;&gt;&quot;&amp;[Sheet1.I201])/[Sheet1.$P$2]" table:style-name="ce47">
            <text:p>0.00</text:p>
          </table:table-cell>
          <table:table-cell office:value-type="float" office:value="20.9" table:style-name="ce4">
            <text:p>20.9</text:p>
          </table:table-cell>
          <table:table-cell office:value-type="percentage" office:value="-1" table:formula="of:=[Sheet1.C201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01]/([Sheet1.$T$3]*[Sheet1.$S$3])" table:style-name="ce48">
            <text:p>-100.0%</text:p>
          </table:table-cell>
          <table:table-cell office:value-type="float" office:value="0" table:formula="of:=IF([Sheet1.J201]&gt;0;IF([Sheet1.M201]&gt;0;&quot;good&quot;;0);0)" table:style-name="ce44">
            <text:p>0</text:p>
          </table:table-cell>
          <table:table-cell office:value-type="float" office:value="50000" table:formula="of:=[Sheet1.A201]*[Sheet1.$T$3]" table:style-name="ce14">
            <text:p>50,000</text:p>
          </table:table-cell>
          <table:table-cell table:style-name="ce1"/>
          <table:table-cell office:value-type="float" office:value="0" table:formula="of:=AVERAGE([Sheet1.P187:.P201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02])" table:style-name="ce10">
            <text:p>100.00</text:p>
          </table:table-cell>
          <table:table-cell office:value-type="float" office:value="0" table:formula="of:=[Sheet1.$S$3]*[Sheet1.H202]" table:style-name="ce10">
            <text:p>0.00</text:p>
          </table:table-cell>
          <table:table-cell office:value-type="float" office:value="-50000" table:formula="of:=[Sheet1.$T$3]*([Sheet1.I202]-1)*[Sheet1.B202]-[Sheet1.$T$3]*[Sheet1.A202]" table:style-name="ce45">
            <text:p>-50,000</text:p>
          </table:table-cell>
          <table:table-cell office:value-type="float" office:value="100" table:formula="of:=[Sheet1.$S$3]*(1-[Sheet1.F202])" table:style-name="ce10">
            <text:p>100.00</text:p>
          </table:table-cell>
          <table:table-cell office:value-type="float" office:value="0" table:formula="of:=[Sheet1.$S$3]*[Sheet1.F202]" table:style-name="ce10">
            <text:p>0.00</text:p>
          </table:table-cell>
          <table:table-cell office:value-type="float" office:value="0" table:formula="of:=[Sheet1.H202]*[Sheet1.$F$2]" table:style-name="ce10">
            <text:p>0.00</text:p>
          </table:table-cell>
          <table:table-cell office:value-type="float" office:value="-50000" table:formula="of:=[Sheet1.$T$3]*([Sheet1.I202]-1)*[Sheet1.E202]-[Sheet1.$T$3]*[Sheet1.D202]" table:style-name="ce11">
            <text:p>-50,000</text:p>
          </table:table-cell>
          <table:table-cell office:value-type="float" office:value="0" table:formula="of:=COUNTIF([Sheet1.$P$3:.$P$106001];&quot;&gt;&quot;&amp;[Sheet1.I202])/[Sheet1.$P$2]" table:style-name="ce47">
            <text:p>0.00</text:p>
          </table:table-cell>
          <table:table-cell office:value-type="float" office:value="21" table:style-name="ce4">
            <text:p>21</text:p>
          </table:table-cell>
          <table:table-cell office:value-type="percentage" office:value="-1" table:formula="of:=[Sheet1.C202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02]/([Sheet1.$T$3]*[Sheet1.$S$3])" table:style-name="ce48">
            <text:p>-100.0%</text:p>
          </table:table-cell>
          <table:table-cell office:value-type="float" office:value="0" table:formula="of:=IF([Sheet1.J202]&gt;0;IF([Sheet1.M202]&gt;0;&quot;good&quot;;0);0)" table:style-name="ce44">
            <text:p>0</text:p>
          </table:table-cell>
          <table:table-cell office:value-type="float" office:value="50000" table:formula="of:=[Sheet1.A202]*[Sheet1.$T$3]" table:style-name="ce14">
            <text:p>50,000</text:p>
          </table:table-cell>
          <table:table-cell table:style-name="ce1"/>
          <table:table-cell office:value-type="float" office:value="0" table:formula="of:=AVERAGE([Sheet1.P188:.P202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03])" table:style-name="ce10">
            <text:p>100.00</text:p>
          </table:table-cell>
          <table:table-cell office:value-type="float" office:value="0" table:formula="of:=[Sheet1.$S$3]*[Sheet1.H203]" table:style-name="ce10">
            <text:p>0.00</text:p>
          </table:table-cell>
          <table:table-cell office:value-type="float" office:value="-50000" table:formula="of:=[Sheet1.$T$3]*([Sheet1.I203]-1)*[Sheet1.B203]-[Sheet1.$T$3]*[Sheet1.A203]" table:style-name="ce45">
            <text:p>-50,000</text:p>
          </table:table-cell>
          <table:table-cell office:value-type="float" office:value="100" table:formula="of:=[Sheet1.$S$3]*(1-[Sheet1.F203])" table:style-name="ce10">
            <text:p>100.00</text:p>
          </table:table-cell>
          <table:table-cell office:value-type="float" office:value="0" table:formula="of:=[Sheet1.$S$3]*[Sheet1.F203]" table:style-name="ce10">
            <text:p>0.00</text:p>
          </table:table-cell>
          <table:table-cell office:value-type="float" office:value="0" table:formula="of:=[Sheet1.H203]*[Sheet1.$F$2]" table:style-name="ce10">
            <text:p>0.00</text:p>
          </table:table-cell>
          <table:table-cell office:value-type="float" office:value="-50000" table:formula="of:=[Sheet1.$T$3]*([Sheet1.I203]-1)*[Sheet1.E203]-[Sheet1.$T$3]*[Sheet1.D203]" table:style-name="ce11">
            <text:p>-50,000</text:p>
          </table:table-cell>
          <table:table-cell office:value-type="float" office:value="0" table:formula="of:=COUNTIF([Sheet1.$P$3:.$P$106001];&quot;&gt;&quot;&amp;[Sheet1.I203])/[Sheet1.$P$2]" table:style-name="ce47">
            <text:p>0.00</text:p>
          </table:table-cell>
          <table:table-cell office:value-type="float" office:value="21.1" table:style-name="ce4">
            <text:p>21.1</text:p>
          </table:table-cell>
          <table:table-cell office:value-type="percentage" office:value="-1" table:formula="of:=[Sheet1.C203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03]/([Sheet1.$T$3]*[Sheet1.$S$3])" table:style-name="ce48">
            <text:p>-100.0%</text:p>
          </table:table-cell>
          <table:table-cell office:value-type="float" office:value="0" table:formula="of:=IF([Sheet1.J203]&gt;0;IF([Sheet1.M203]&gt;0;&quot;good&quot;;0);0)" table:style-name="ce44">
            <text:p>0</text:p>
          </table:table-cell>
          <table:table-cell office:value-type="float" office:value="50000" table:formula="of:=[Sheet1.A203]*[Sheet1.$T$3]" table:style-name="ce14">
            <text:p>50,000</text:p>
          </table:table-cell>
          <table:table-cell table:style-name="ce1"/>
          <table:table-cell office:value-type="float" office:value="0" table:formula="of:=AVERAGE([Sheet1.P189:.P203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04])" table:style-name="ce10">
            <text:p>100.00</text:p>
          </table:table-cell>
          <table:table-cell office:value-type="float" office:value="0" table:formula="of:=[Sheet1.$S$3]*[Sheet1.H204]" table:style-name="ce10">
            <text:p>0.00</text:p>
          </table:table-cell>
          <table:table-cell office:value-type="float" office:value="-50000" table:formula="of:=[Sheet1.$T$3]*([Sheet1.I204]-1)*[Sheet1.B204]-[Sheet1.$T$3]*[Sheet1.A204]" table:style-name="ce45">
            <text:p>-50,000</text:p>
          </table:table-cell>
          <table:table-cell office:value-type="float" office:value="100" table:formula="of:=[Sheet1.$S$3]*(1-[Sheet1.F204])" table:style-name="ce10">
            <text:p>100.00</text:p>
          </table:table-cell>
          <table:table-cell office:value-type="float" office:value="0" table:formula="of:=[Sheet1.$S$3]*[Sheet1.F204]" table:style-name="ce10">
            <text:p>0.00</text:p>
          </table:table-cell>
          <table:table-cell office:value-type="float" office:value="0" table:formula="of:=[Sheet1.H204]*[Sheet1.$F$2]" table:style-name="ce10">
            <text:p>0.00</text:p>
          </table:table-cell>
          <table:table-cell office:value-type="float" office:value="-50000" table:formula="of:=[Sheet1.$T$3]*([Sheet1.I204]-1)*[Sheet1.E204]-[Sheet1.$T$3]*[Sheet1.D204]" table:style-name="ce11">
            <text:p>-50,000</text:p>
          </table:table-cell>
          <table:table-cell office:value-type="float" office:value="0" table:formula="of:=COUNTIF([Sheet1.$P$3:.$P$106001];&quot;&gt;&quot;&amp;[Sheet1.I204])/[Sheet1.$P$2]" table:style-name="ce47">
            <text:p>0.00</text:p>
          </table:table-cell>
          <table:table-cell office:value-type="float" office:value="21.2" table:style-name="ce4">
            <text:p>21.2</text:p>
          </table:table-cell>
          <table:table-cell office:value-type="percentage" office:value="-1" table:formula="of:=[Sheet1.C204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04]/([Sheet1.$T$3]*[Sheet1.$S$3])" table:style-name="ce48">
            <text:p>-100.0%</text:p>
          </table:table-cell>
          <table:table-cell office:value-type="float" office:value="0" table:formula="of:=IF([Sheet1.J204]&gt;0;IF([Sheet1.M204]&gt;0;&quot;good&quot;;0);0)" table:style-name="ce44">
            <text:p>0</text:p>
          </table:table-cell>
          <table:table-cell office:value-type="float" office:value="50000" table:formula="of:=[Sheet1.A204]*[Sheet1.$T$3]" table:style-name="ce14">
            <text:p>50,000</text:p>
          </table:table-cell>
          <table:table-cell table:style-name="ce1"/>
          <table:table-cell office:value-type="float" office:value="0" table:formula="of:=AVERAGE([Sheet1.P190:.P204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05])" table:style-name="ce10">
            <text:p>100.00</text:p>
          </table:table-cell>
          <table:table-cell office:value-type="float" office:value="0" table:formula="of:=[Sheet1.$S$3]*[Sheet1.H205]" table:style-name="ce10">
            <text:p>0.00</text:p>
          </table:table-cell>
          <table:table-cell office:value-type="float" office:value="-50000" table:formula="of:=[Sheet1.$T$3]*([Sheet1.I205]-1)*[Sheet1.B205]-[Sheet1.$T$3]*[Sheet1.A205]" table:style-name="ce45">
            <text:p>-50,000</text:p>
          </table:table-cell>
          <table:table-cell office:value-type="float" office:value="100" table:formula="of:=[Sheet1.$S$3]*(1-[Sheet1.F205])" table:style-name="ce10">
            <text:p>100.00</text:p>
          </table:table-cell>
          <table:table-cell office:value-type="float" office:value="0" table:formula="of:=[Sheet1.$S$3]*[Sheet1.F205]" table:style-name="ce10">
            <text:p>0.00</text:p>
          </table:table-cell>
          <table:table-cell office:value-type="float" office:value="0" table:formula="of:=[Sheet1.H205]*[Sheet1.$F$2]" table:style-name="ce10">
            <text:p>0.00</text:p>
          </table:table-cell>
          <table:table-cell office:value-type="float" office:value="-50000" table:formula="of:=[Sheet1.$T$3]*([Sheet1.I205]-1)*[Sheet1.E205]-[Sheet1.$T$3]*[Sheet1.D205]" table:style-name="ce11">
            <text:p>-50,000</text:p>
          </table:table-cell>
          <table:table-cell office:value-type="float" office:value="0" table:formula="of:=COUNTIF([Sheet1.$P$3:.$P$106001];&quot;&gt;&quot;&amp;[Sheet1.I205])/[Sheet1.$P$2]" table:style-name="ce47">
            <text:p>0.00</text:p>
          </table:table-cell>
          <table:table-cell office:value-type="float" office:value="21.3" table:style-name="ce4">
            <text:p>21.3</text:p>
          </table:table-cell>
          <table:table-cell office:value-type="percentage" office:value="-1" table:formula="of:=[Sheet1.C205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05]/([Sheet1.$T$3]*[Sheet1.$S$3])" table:style-name="ce48">
            <text:p>-100.0%</text:p>
          </table:table-cell>
          <table:table-cell office:value-type="float" office:value="0" table:formula="of:=IF([Sheet1.J205]&gt;0;IF([Sheet1.M205]&gt;0;&quot;good&quot;;0);0)" table:style-name="ce44">
            <text:p>0</text:p>
          </table:table-cell>
          <table:table-cell office:value-type="float" office:value="50000" table:formula="of:=[Sheet1.A205]*[Sheet1.$T$3]" table:style-name="ce14">
            <text:p>50,000</text:p>
          </table:table-cell>
          <table:table-cell table:style-name="ce1"/>
          <table:table-cell office:value-type="float" office:value="0" table:formula="of:=AVERAGE([Sheet1.P191:.P205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06])" table:style-name="ce10">
            <text:p>100.00</text:p>
          </table:table-cell>
          <table:table-cell office:value-type="float" office:value="0" table:formula="of:=[Sheet1.$S$3]*[Sheet1.H206]" table:style-name="ce10">
            <text:p>0.00</text:p>
          </table:table-cell>
          <table:table-cell office:value-type="float" office:value="-50000" table:formula="of:=[Sheet1.$T$3]*([Sheet1.I206]-1)*[Sheet1.B206]-[Sheet1.$T$3]*[Sheet1.A206]" table:style-name="ce45">
            <text:p>-50,000</text:p>
          </table:table-cell>
          <table:table-cell office:value-type="float" office:value="100" table:formula="of:=[Sheet1.$S$3]*(1-[Sheet1.F206])" table:style-name="ce10">
            <text:p>100.00</text:p>
          </table:table-cell>
          <table:table-cell office:value-type="float" office:value="0" table:formula="of:=[Sheet1.$S$3]*[Sheet1.F206]" table:style-name="ce10">
            <text:p>0.00</text:p>
          </table:table-cell>
          <table:table-cell office:value-type="float" office:value="0" table:formula="of:=[Sheet1.H206]*[Sheet1.$F$2]" table:style-name="ce10">
            <text:p>0.00</text:p>
          </table:table-cell>
          <table:table-cell office:value-type="float" office:value="-50000" table:formula="of:=[Sheet1.$T$3]*([Sheet1.I206]-1)*[Sheet1.E206]-[Sheet1.$T$3]*[Sheet1.D206]" table:style-name="ce11">
            <text:p>-50,000</text:p>
          </table:table-cell>
          <table:table-cell office:value-type="float" office:value="0" table:formula="of:=COUNTIF([Sheet1.$P$3:.$P$106001];&quot;&gt;&quot;&amp;[Sheet1.I206])/[Sheet1.$P$2]" table:style-name="ce47">
            <text:p>0.00</text:p>
          </table:table-cell>
          <table:table-cell office:value-type="float" office:value="21.4" table:style-name="ce4">
            <text:p>21.4</text:p>
          </table:table-cell>
          <table:table-cell office:value-type="percentage" office:value="-1" table:formula="of:=[Sheet1.C206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06]/([Sheet1.$T$3]*[Sheet1.$S$3])" table:style-name="ce48">
            <text:p>-100.0%</text:p>
          </table:table-cell>
          <table:table-cell office:value-type="float" office:value="0" table:formula="of:=IF([Sheet1.J206]&gt;0;IF([Sheet1.M206]&gt;0;&quot;good&quot;;0);0)" table:style-name="ce44">
            <text:p>0</text:p>
          </table:table-cell>
          <table:table-cell office:value-type="float" office:value="50000" table:formula="of:=[Sheet1.A206]*[Sheet1.$T$3]" table:style-name="ce14">
            <text:p>50,000</text:p>
          </table:table-cell>
          <table:table-cell table:style-name="ce1"/>
          <table:table-cell office:value-type="float" office:value="0" table:formula="of:=AVERAGE([Sheet1.P192:.P206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07])" table:style-name="ce10">
            <text:p>100.00</text:p>
          </table:table-cell>
          <table:table-cell office:value-type="float" office:value="0" table:formula="of:=[Sheet1.$S$3]*[Sheet1.H207]" table:style-name="ce10">
            <text:p>0.00</text:p>
          </table:table-cell>
          <table:table-cell office:value-type="float" office:value="-50000" table:formula="of:=[Sheet1.$T$3]*([Sheet1.I207]-1)*[Sheet1.B207]-[Sheet1.$T$3]*[Sheet1.A207]" table:style-name="ce45">
            <text:p>-50,000</text:p>
          </table:table-cell>
          <table:table-cell office:value-type="float" office:value="100" table:formula="of:=[Sheet1.$S$3]*(1-[Sheet1.F207])" table:style-name="ce10">
            <text:p>100.00</text:p>
          </table:table-cell>
          <table:table-cell office:value-type="float" office:value="0" table:formula="of:=[Sheet1.$S$3]*[Sheet1.F207]" table:style-name="ce10">
            <text:p>0.00</text:p>
          </table:table-cell>
          <table:table-cell office:value-type="float" office:value="0" table:formula="of:=[Sheet1.H207]*[Sheet1.$F$2]" table:style-name="ce10">
            <text:p>0.00</text:p>
          </table:table-cell>
          <table:table-cell office:value-type="float" office:value="-50000" table:formula="of:=[Sheet1.$T$3]*([Sheet1.I207]-1)*[Sheet1.E207]-[Sheet1.$T$3]*[Sheet1.D207]" table:style-name="ce11">
            <text:p>-50,000</text:p>
          </table:table-cell>
          <table:table-cell office:value-type="float" office:value="0" table:formula="of:=COUNTIF([Sheet1.$P$3:.$P$106001];&quot;&gt;&quot;&amp;[Sheet1.I207])/[Sheet1.$P$2]" table:style-name="ce47">
            <text:p>0.00</text:p>
          </table:table-cell>
          <table:table-cell office:value-type="float" office:value="21.5" table:style-name="ce4">
            <text:p>21.5</text:p>
          </table:table-cell>
          <table:table-cell office:value-type="percentage" office:value="-1" table:formula="of:=[Sheet1.C207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07]/([Sheet1.$T$3]*[Sheet1.$S$3])" table:style-name="ce48">
            <text:p>-100.0%</text:p>
          </table:table-cell>
          <table:table-cell office:value-type="float" office:value="0" table:formula="of:=IF([Sheet1.J207]&gt;0;IF([Sheet1.M207]&gt;0;&quot;good&quot;;0);0)" table:style-name="ce44">
            <text:p>0</text:p>
          </table:table-cell>
          <table:table-cell office:value-type="float" office:value="50000" table:formula="of:=[Sheet1.A207]*[Sheet1.$T$3]" table:style-name="ce14">
            <text:p>50,000</text:p>
          </table:table-cell>
          <table:table-cell table:style-name="ce1"/>
          <table:table-cell office:value-type="float" office:value="0" table:formula="of:=AVERAGE([Sheet1.P193:.P207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08])" table:style-name="ce10">
            <text:p>100.00</text:p>
          </table:table-cell>
          <table:table-cell office:value-type="float" office:value="0" table:formula="of:=[Sheet1.$S$3]*[Sheet1.H208]" table:style-name="ce10">
            <text:p>0.00</text:p>
          </table:table-cell>
          <table:table-cell office:value-type="float" office:value="-50000" table:formula="of:=[Sheet1.$T$3]*([Sheet1.I208]-1)*[Sheet1.B208]-[Sheet1.$T$3]*[Sheet1.A208]" table:style-name="ce45">
            <text:p>-50,000</text:p>
          </table:table-cell>
          <table:table-cell office:value-type="float" office:value="100" table:formula="of:=[Sheet1.$S$3]*(1-[Sheet1.F208])" table:style-name="ce10">
            <text:p>100.00</text:p>
          </table:table-cell>
          <table:table-cell office:value-type="float" office:value="0" table:formula="of:=[Sheet1.$S$3]*[Sheet1.F208]" table:style-name="ce10">
            <text:p>0.00</text:p>
          </table:table-cell>
          <table:table-cell office:value-type="float" office:value="0" table:formula="of:=[Sheet1.H208]*[Sheet1.$F$2]" table:style-name="ce10">
            <text:p>0.00</text:p>
          </table:table-cell>
          <table:table-cell office:value-type="float" office:value="-50000" table:formula="of:=[Sheet1.$T$3]*([Sheet1.I208]-1)*[Sheet1.E208]-[Sheet1.$T$3]*[Sheet1.D208]" table:style-name="ce11">
            <text:p>-50,000</text:p>
          </table:table-cell>
          <table:table-cell office:value-type="float" office:value="0" table:formula="of:=COUNTIF([Sheet1.$P$3:.$P$106001];&quot;&gt;&quot;&amp;[Sheet1.I208])/[Sheet1.$P$2]" table:style-name="ce47">
            <text:p>0.00</text:p>
          </table:table-cell>
          <table:table-cell office:value-type="float" office:value="21.6" table:style-name="ce4">
            <text:p>21.6</text:p>
          </table:table-cell>
          <table:table-cell office:value-type="percentage" office:value="-1" table:formula="of:=[Sheet1.C208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08]/([Sheet1.$T$3]*[Sheet1.$S$3])" table:style-name="ce48">
            <text:p>-100.0%</text:p>
          </table:table-cell>
          <table:table-cell office:value-type="float" office:value="0" table:formula="of:=IF([Sheet1.J208]&gt;0;IF([Sheet1.M208]&gt;0;&quot;good&quot;;0);0)" table:style-name="ce44">
            <text:p>0</text:p>
          </table:table-cell>
          <table:table-cell office:value-type="float" office:value="50000" table:formula="of:=[Sheet1.A208]*[Sheet1.$T$3]" table:style-name="ce14">
            <text:p>50,000</text:p>
          </table:table-cell>
          <table:table-cell table:style-name="ce1"/>
          <table:table-cell office:value-type="float" office:value="0" table:formula="of:=AVERAGE([Sheet1.P194:.P208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09])" table:style-name="ce10">
            <text:p>100.00</text:p>
          </table:table-cell>
          <table:table-cell office:value-type="float" office:value="0" table:formula="of:=[Sheet1.$S$3]*[Sheet1.H209]" table:style-name="ce10">
            <text:p>0.00</text:p>
          </table:table-cell>
          <table:table-cell office:value-type="float" office:value="-50000" table:formula="of:=[Sheet1.$T$3]*([Sheet1.I209]-1)*[Sheet1.B209]-[Sheet1.$T$3]*[Sheet1.A209]" table:style-name="ce45">
            <text:p>-50,000</text:p>
          </table:table-cell>
          <table:table-cell office:value-type="float" office:value="100" table:formula="of:=[Sheet1.$S$3]*(1-[Sheet1.F209])" table:style-name="ce10">
            <text:p>100.00</text:p>
          </table:table-cell>
          <table:table-cell office:value-type="float" office:value="0" table:formula="of:=[Sheet1.$S$3]*[Sheet1.F209]" table:style-name="ce10">
            <text:p>0.00</text:p>
          </table:table-cell>
          <table:table-cell office:value-type="float" office:value="0" table:formula="of:=[Sheet1.H209]*[Sheet1.$F$2]" table:style-name="ce10">
            <text:p>0.00</text:p>
          </table:table-cell>
          <table:table-cell office:value-type="float" office:value="-50000" table:formula="of:=[Sheet1.$T$3]*([Sheet1.I209]-1)*[Sheet1.E209]-[Sheet1.$T$3]*[Sheet1.D209]" table:style-name="ce11">
            <text:p>-50,000</text:p>
          </table:table-cell>
          <table:table-cell office:value-type="float" office:value="0" table:formula="of:=COUNTIF([Sheet1.$P$3:.$P$106001];&quot;&gt;&quot;&amp;[Sheet1.I209])/[Sheet1.$P$2]" table:style-name="ce47">
            <text:p>0.00</text:p>
          </table:table-cell>
          <table:table-cell office:value-type="float" office:value="21.7" table:style-name="ce4">
            <text:p>21.7</text:p>
          </table:table-cell>
          <table:table-cell office:value-type="percentage" office:value="-1" table:formula="of:=[Sheet1.C209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09]/([Sheet1.$T$3]*[Sheet1.$S$3])" table:style-name="ce48">
            <text:p>-100.0%</text:p>
          </table:table-cell>
          <table:table-cell office:value-type="float" office:value="0" table:formula="of:=IF([Sheet1.J209]&gt;0;IF([Sheet1.M209]&gt;0;&quot;good&quot;;0);0)" table:style-name="ce44">
            <text:p>0</text:p>
          </table:table-cell>
          <table:table-cell office:value-type="float" office:value="50000" table:formula="of:=[Sheet1.A209]*[Sheet1.$T$3]" table:style-name="ce14">
            <text:p>50,000</text:p>
          </table:table-cell>
          <table:table-cell table:style-name="ce1"/>
          <table:table-cell office:value-type="float" office:value="0" table:formula="of:=AVERAGE([Sheet1.P195:.P209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10])" table:style-name="ce10">
            <text:p>100.00</text:p>
          </table:table-cell>
          <table:table-cell office:value-type="float" office:value="0" table:formula="of:=[Sheet1.$S$3]*[Sheet1.H210]" table:style-name="ce10">
            <text:p>0.00</text:p>
          </table:table-cell>
          <table:table-cell office:value-type="float" office:value="-50000" table:formula="of:=[Sheet1.$T$3]*([Sheet1.I210]-1)*[Sheet1.B210]-[Sheet1.$T$3]*[Sheet1.A210]" table:style-name="ce45">
            <text:p>-50,000</text:p>
          </table:table-cell>
          <table:table-cell office:value-type="float" office:value="100" table:formula="of:=[Sheet1.$S$3]*(1-[Sheet1.F210])" table:style-name="ce10">
            <text:p>100.00</text:p>
          </table:table-cell>
          <table:table-cell office:value-type="float" office:value="0" table:formula="of:=[Sheet1.$S$3]*[Sheet1.F210]" table:style-name="ce10">
            <text:p>0.00</text:p>
          </table:table-cell>
          <table:table-cell office:value-type="float" office:value="0" table:formula="of:=[Sheet1.H210]*[Sheet1.$F$2]" table:style-name="ce10">
            <text:p>0.00</text:p>
          </table:table-cell>
          <table:table-cell office:value-type="float" office:value="-50000" table:formula="of:=[Sheet1.$T$3]*([Sheet1.I210]-1)*[Sheet1.E210]-[Sheet1.$T$3]*[Sheet1.D210]" table:style-name="ce11">
            <text:p>-50,000</text:p>
          </table:table-cell>
          <table:table-cell office:value-type="float" office:value="0" table:formula="of:=COUNTIF([Sheet1.$P$3:.$P$106001];&quot;&gt;&quot;&amp;[Sheet1.I210])/[Sheet1.$P$2]" table:style-name="ce47">
            <text:p>0.00</text:p>
          </table:table-cell>
          <table:table-cell office:value-type="float" office:value="21.8" table:style-name="ce4">
            <text:p>21.8</text:p>
          </table:table-cell>
          <table:table-cell office:value-type="percentage" office:value="-1" table:formula="of:=[Sheet1.C210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10]/([Sheet1.$T$3]*[Sheet1.$S$3])" table:style-name="ce48">
            <text:p>-100.0%</text:p>
          </table:table-cell>
          <table:table-cell office:value-type="float" office:value="0" table:formula="of:=IF([Sheet1.J210]&gt;0;IF([Sheet1.M210]&gt;0;&quot;good&quot;;0);0)" table:style-name="ce44">
            <text:p>0</text:p>
          </table:table-cell>
          <table:table-cell office:value-type="float" office:value="50000" table:formula="of:=[Sheet1.A210]*[Sheet1.$T$3]" table:style-name="ce14">
            <text:p>50,000</text:p>
          </table:table-cell>
          <table:table-cell table:style-name="ce1"/>
          <table:table-cell office:value-type="float" office:value="0" table:formula="of:=AVERAGE([Sheet1.P196:.P210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11])" table:style-name="ce10">
            <text:p>100.00</text:p>
          </table:table-cell>
          <table:table-cell office:value-type="float" office:value="0" table:formula="of:=[Sheet1.$S$3]*[Sheet1.H211]" table:style-name="ce10">
            <text:p>0.00</text:p>
          </table:table-cell>
          <table:table-cell office:value-type="float" office:value="-50000" table:formula="of:=[Sheet1.$T$3]*([Sheet1.I211]-1)*[Sheet1.B211]-[Sheet1.$T$3]*[Sheet1.A211]" table:style-name="ce45">
            <text:p>-50,000</text:p>
          </table:table-cell>
          <table:table-cell office:value-type="float" office:value="100" table:formula="of:=[Sheet1.$S$3]*(1-[Sheet1.F211])" table:style-name="ce10">
            <text:p>100.00</text:p>
          </table:table-cell>
          <table:table-cell office:value-type="float" office:value="0" table:formula="of:=[Sheet1.$S$3]*[Sheet1.F211]" table:style-name="ce10">
            <text:p>0.00</text:p>
          </table:table-cell>
          <table:table-cell office:value-type="float" office:value="0" table:formula="of:=[Sheet1.H211]*[Sheet1.$F$2]" table:style-name="ce10">
            <text:p>0.00</text:p>
          </table:table-cell>
          <table:table-cell office:value-type="float" office:value="-50000" table:formula="of:=[Sheet1.$T$3]*([Sheet1.I211]-1)*[Sheet1.E211]-[Sheet1.$T$3]*[Sheet1.D211]" table:style-name="ce11">
            <text:p>-50,000</text:p>
          </table:table-cell>
          <table:table-cell office:value-type="float" office:value="0" table:formula="of:=COUNTIF([Sheet1.$P$3:.$P$106001];&quot;&gt;&quot;&amp;[Sheet1.I211])/[Sheet1.$P$2]" table:style-name="ce47">
            <text:p>0.00</text:p>
          </table:table-cell>
          <table:table-cell office:value-type="float" office:value="21.9" table:style-name="ce4">
            <text:p>21.9</text:p>
          </table:table-cell>
          <table:table-cell office:value-type="percentage" office:value="-1" table:formula="of:=[Sheet1.C211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11]/([Sheet1.$T$3]*[Sheet1.$S$3])" table:style-name="ce48">
            <text:p>-100.0%</text:p>
          </table:table-cell>
          <table:table-cell office:value-type="float" office:value="0" table:formula="of:=IF([Sheet1.J211]&gt;0;IF([Sheet1.M211]&gt;0;&quot;good&quot;;0);0)" table:style-name="ce44">
            <text:p>0</text:p>
          </table:table-cell>
          <table:table-cell office:value-type="float" office:value="50000" table:formula="of:=[Sheet1.A211]*[Sheet1.$T$3]" table:style-name="ce14">
            <text:p>50,000</text:p>
          </table:table-cell>
          <table:table-cell table:style-name="ce1"/>
          <table:table-cell office:value-type="float" office:value="0" table:formula="of:=AVERAGE([Sheet1.P197:.P211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12])" table:style-name="ce10">
            <text:p>100.00</text:p>
          </table:table-cell>
          <table:table-cell office:value-type="float" office:value="0" table:formula="of:=[Sheet1.$S$3]*[Sheet1.H212]" table:style-name="ce10">
            <text:p>0.00</text:p>
          </table:table-cell>
          <table:table-cell office:value-type="float" office:value="-50000" table:formula="of:=[Sheet1.$T$3]*([Sheet1.I212]-1)*[Sheet1.B212]-[Sheet1.$T$3]*[Sheet1.A212]" table:style-name="ce45">
            <text:p>-50,000</text:p>
          </table:table-cell>
          <table:table-cell office:value-type="float" office:value="100" table:formula="of:=[Sheet1.$S$3]*(1-[Sheet1.F212])" table:style-name="ce10">
            <text:p>100.00</text:p>
          </table:table-cell>
          <table:table-cell office:value-type="float" office:value="0" table:formula="of:=[Sheet1.$S$3]*[Sheet1.F212]" table:style-name="ce10">
            <text:p>0.00</text:p>
          </table:table-cell>
          <table:table-cell office:value-type="float" office:value="0" table:formula="of:=[Sheet1.H212]*[Sheet1.$F$2]" table:style-name="ce10">
            <text:p>0.00</text:p>
          </table:table-cell>
          <table:table-cell office:value-type="float" office:value="-50000" table:formula="of:=[Sheet1.$T$3]*([Sheet1.I212]-1)*[Sheet1.E212]-[Sheet1.$T$3]*[Sheet1.D212]" table:style-name="ce11">
            <text:p>-50,000</text:p>
          </table:table-cell>
          <table:table-cell office:value-type="float" office:value="0" table:formula="of:=COUNTIF([Sheet1.$P$3:.$P$106001];&quot;&gt;&quot;&amp;[Sheet1.I212])/[Sheet1.$P$2]" table:style-name="ce47">
            <text:p>0.00</text:p>
          </table:table-cell>
          <table:table-cell office:value-type="float" office:value="22" table:style-name="ce4">
            <text:p>22</text:p>
          </table:table-cell>
          <table:table-cell office:value-type="percentage" office:value="-1" table:formula="of:=[Sheet1.C212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12]/([Sheet1.$T$3]*[Sheet1.$S$3])" table:style-name="ce48">
            <text:p>-100.0%</text:p>
          </table:table-cell>
          <table:table-cell office:value-type="float" office:value="0" table:formula="of:=IF([Sheet1.J212]&gt;0;IF([Sheet1.M212]&gt;0;&quot;good&quot;;0);0)" table:style-name="ce44">
            <text:p>0</text:p>
          </table:table-cell>
          <table:table-cell office:value-type="float" office:value="50000" table:formula="of:=[Sheet1.A212]*[Sheet1.$T$3]" table:style-name="ce14">
            <text:p>50,000</text:p>
          </table:table-cell>
          <table:table-cell table:style-name="ce1"/>
          <table:table-cell office:value-type="float" office:value="0" table:formula="of:=AVERAGE([Sheet1.P198:.P212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13])" table:style-name="ce10">
            <text:p>100.00</text:p>
          </table:table-cell>
          <table:table-cell office:value-type="float" office:value="0" table:formula="of:=[Sheet1.$S$3]*[Sheet1.H213]" table:style-name="ce10">
            <text:p>0.00</text:p>
          </table:table-cell>
          <table:table-cell office:value-type="float" office:value="-50000" table:formula="of:=[Sheet1.$T$3]*([Sheet1.I213]-1)*[Sheet1.B213]-[Sheet1.$T$3]*[Sheet1.A213]" table:style-name="ce45">
            <text:p>-50,000</text:p>
          </table:table-cell>
          <table:table-cell office:value-type="float" office:value="100" table:formula="of:=[Sheet1.$S$3]*(1-[Sheet1.F213])" table:style-name="ce10">
            <text:p>100.00</text:p>
          </table:table-cell>
          <table:table-cell office:value-type="float" office:value="0" table:formula="of:=[Sheet1.$S$3]*[Sheet1.F213]" table:style-name="ce10">
            <text:p>0.00</text:p>
          </table:table-cell>
          <table:table-cell office:value-type="float" office:value="0" table:formula="of:=[Sheet1.H213]*[Sheet1.$F$2]" table:style-name="ce10">
            <text:p>0.00</text:p>
          </table:table-cell>
          <table:table-cell office:value-type="float" office:value="-50000" table:formula="of:=[Sheet1.$T$3]*([Sheet1.I213]-1)*[Sheet1.E213]-[Sheet1.$T$3]*[Sheet1.D213]" table:style-name="ce11">
            <text:p>-50,000</text:p>
          </table:table-cell>
          <table:table-cell office:value-type="float" office:value="0" table:formula="of:=COUNTIF([Sheet1.$P$3:.$P$106001];&quot;&gt;&quot;&amp;[Sheet1.I213])/[Sheet1.$P$2]" table:style-name="ce47">
            <text:p>0.00</text:p>
          </table:table-cell>
          <table:table-cell office:value-type="float" office:value="22.1" table:style-name="ce4">
            <text:p>22.1</text:p>
          </table:table-cell>
          <table:table-cell office:value-type="percentage" office:value="-1" table:formula="of:=[Sheet1.C213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13]/([Sheet1.$T$3]*[Sheet1.$S$3])" table:style-name="ce48">
            <text:p>-100.0%</text:p>
          </table:table-cell>
          <table:table-cell office:value-type="float" office:value="0" table:formula="of:=IF([Sheet1.J213]&gt;0;IF([Sheet1.M213]&gt;0;&quot;good&quot;;0);0)" table:style-name="ce44">
            <text:p>0</text:p>
          </table:table-cell>
          <table:table-cell office:value-type="float" office:value="50000" table:formula="of:=[Sheet1.A213]*[Sheet1.$T$3]" table:style-name="ce14">
            <text:p>50,000</text:p>
          </table:table-cell>
          <table:table-cell table:style-name="ce1"/>
          <table:table-cell office:value-type="float" office:value="0" table:formula="of:=AVERAGE([Sheet1.P199:.P213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14])" table:style-name="ce10">
            <text:p>100.00</text:p>
          </table:table-cell>
          <table:table-cell office:value-type="float" office:value="0" table:formula="of:=[Sheet1.$S$3]*[Sheet1.H214]" table:style-name="ce10">
            <text:p>0.00</text:p>
          </table:table-cell>
          <table:table-cell office:value-type="float" office:value="-50000" table:formula="of:=[Sheet1.$T$3]*([Sheet1.I214]-1)*[Sheet1.B214]-[Sheet1.$T$3]*[Sheet1.A214]" table:style-name="ce45">
            <text:p>-50,000</text:p>
          </table:table-cell>
          <table:table-cell office:value-type="float" office:value="100" table:formula="of:=[Sheet1.$S$3]*(1-[Sheet1.F214])" table:style-name="ce10">
            <text:p>100.00</text:p>
          </table:table-cell>
          <table:table-cell office:value-type="float" office:value="0" table:formula="of:=[Sheet1.$S$3]*[Sheet1.F214]" table:style-name="ce10">
            <text:p>0.00</text:p>
          </table:table-cell>
          <table:table-cell office:value-type="float" office:value="0" table:formula="of:=[Sheet1.H214]*[Sheet1.$F$2]" table:style-name="ce10">
            <text:p>0.00</text:p>
          </table:table-cell>
          <table:table-cell office:value-type="float" office:value="-50000" table:formula="of:=[Sheet1.$T$3]*([Sheet1.I214]-1)*[Sheet1.E214]-[Sheet1.$T$3]*[Sheet1.D214]" table:style-name="ce11">
            <text:p>-50,000</text:p>
          </table:table-cell>
          <table:table-cell office:value-type="float" office:value="0" table:formula="of:=COUNTIF([Sheet1.$P$3:.$P$106001];&quot;&gt;&quot;&amp;[Sheet1.I214])/[Sheet1.$P$2]" table:style-name="ce47">
            <text:p>0.00</text:p>
          </table:table-cell>
          <table:table-cell office:value-type="float" office:value="22.2" table:style-name="ce4">
            <text:p>22.2</text:p>
          </table:table-cell>
          <table:table-cell office:value-type="percentage" office:value="-1" table:formula="of:=[Sheet1.C214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14]/([Sheet1.$T$3]*[Sheet1.$S$3])" table:style-name="ce48">
            <text:p>-100.0%</text:p>
          </table:table-cell>
          <table:table-cell office:value-type="float" office:value="0" table:formula="of:=IF([Sheet1.J214]&gt;0;IF([Sheet1.M214]&gt;0;&quot;good&quot;;0);0)" table:style-name="ce44">
            <text:p>0</text:p>
          </table:table-cell>
          <table:table-cell office:value-type="float" office:value="50000" table:formula="of:=[Sheet1.A214]*[Sheet1.$T$3]" table:style-name="ce14">
            <text:p>50,000</text:p>
          </table:table-cell>
          <table:table-cell table:style-name="ce1"/>
          <table:table-cell office:value-type="float" office:value="0" table:formula="of:=AVERAGE([Sheet1.P200:.P214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15])" table:style-name="ce10">
            <text:p>100.00</text:p>
          </table:table-cell>
          <table:table-cell office:value-type="float" office:value="0" table:formula="of:=[Sheet1.$S$3]*[Sheet1.H215]" table:style-name="ce10">
            <text:p>0.00</text:p>
          </table:table-cell>
          <table:table-cell office:value-type="float" office:value="-50000" table:formula="of:=[Sheet1.$T$3]*([Sheet1.I215]-1)*[Sheet1.B215]-[Sheet1.$T$3]*[Sheet1.A215]" table:style-name="ce45">
            <text:p>-50,000</text:p>
          </table:table-cell>
          <table:table-cell office:value-type="float" office:value="100" table:formula="of:=[Sheet1.$S$3]*(1-[Sheet1.F215])" table:style-name="ce10">
            <text:p>100.00</text:p>
          </table:table-cell>
          <table:table-cell office:value-type="float" office:value="0" table:formula="of:=[Sheet1.$S$3]*[Sheet1.F215]" table:style-name="ce10">
            <text:p>0.00</text:p>
          </table:table-cell>
          <table:table-cell office:value-type="float" office:value="0" table:formula="of:=[Sheet1.H215]*[Sheet1.$F$2]" table:style-name="ce10">
            <text:p>0.00</text:p>
          </table:table-cell>
          <table:table-cell office:value-type="float" office:value="-50000" table:formula="of:=[Sheet1.$T$3]*([Sheet1.I215]-1)*[Sheet1.E215]-[Sheet1.$T$3]*[Sheet1.D215]" table:style-name="ce11">
            <text:p>-50,000</text:p>
          </table:table-cell>
          <table:table-cell office:value-type="float" office:value="0" table:formula="of:=COUNTIF([Sheet1.$P$3:.$P$106001];&quot;&gt;&quot;&amp;[Sheet1.I215])/[Sheet1.$P$2]" table:style-name="ce47">
            <text:p>0.00</text:p>
          </table:table-cell>
          <table:table-cell office:value-type="float" office:value="22.3" table:style-name="ce4">
            <text:p>22.3</text:p>
          </table:table-cell>
          <table:table-cell office:value-type="percentage" office:value="-1" table:formula="of:=[Sheet1.C215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15]/([Sheet1.$T$3]*[Sheet1.$S$3])" table:style-name="ce48">
            <text:p>-100.0%</text:p>
          </table:table-cell>
          <table:table-cell office:value-type="float" office:value="0" table:formula="of:=IF([Sheet1.J215]&gt;0;IF([Sheet1.M215]&gt;0;&quot;good&quot;;0);0)" table:style-name="ce44">
            <text:p>0</text:p>
          </table:table-cell>
          <table:table-cell office:value-type="float" office:value="50000" table:formula="of:=[Sheet1.A215]*[Sheet1.$T$3]" table:style-name="ce14">
            <text:p>50,000</text:p>
          </table:table-cell>
          <table:table-cell table:style-name="ce1"/>
          <table:table-cell office:value-type="float" office:value="0" table:formula="of:=AVERAGE([Sheet1.P201:.P215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16])" table:style-name="ce10">
            <text:p>100.00</text:p>
          </table:table-cell>
          <table:table-cell office:value-type="float" office:value="0" table:formula="of:=[Sheet1.$S$3]*[Sheet1.H216]" table:style-name="ce10">
            <text:p>0.00</text:p>
          </table:table-cell>
          <table:table-cell office:value-type="float" office:value="-50000" table:formula="of:=[Sheet1.$T$3]*([Sheet1.I216]-1)*[Sheet1.B216]-[Sheet1.$T$3]*[Sheet1.A216]" table:style-name="ce45">
            <text:p>-50,000</text:p>
          </table:table-cell>
          <table:table-cell office:value-type="float" office:value="100" table:formula="of:=[Sheet1.$S$3]*(1-[Sheet1.F216])" table:style-name="ce10">
            <text:p>100.00</text:p>
          </table:table-cell>
          <table:table-cell office:value-type="float" office:value="0" table:formula="of:=[Sheet1.$S$3]*[Sheet1.F216]" table:style-name="ce10">
            <text:p>0.00</text:p>
          </table:table-cell>
          <table:table-cell office:value-type="float" office:value="0" table:formula="of:=[Sheet1.H216]*[Sheet1.$F$2]" table:style-name="ce10">
            <text:p>0.00</text:p>
          </table:table-cell>
          <table:table-cell office:value-type="float" office:value="-50000" table:formula="of:=[Sheet1.$T$3]*([Sheet1.I216]-1)*[Sheet1.E216]-[Sheet1.$T$3]*[Sheet1.D216]" table:style-name="ce11">
            <text:p>-50,000</text:p>
          </table:table-cell>
          <table:table-cell office:value-type="float" office:value="0" table:formula="of:=COUNTIF([Sheet1.$P$3:.$P$106001];&quot;&gt;&quot;&amp;[Sheet1.I216])/[Sheet1.$P$2]" table:style-name="ce47">
            <text:p>0.00</text:p>
          </table:table-cell>
          <table:table-cell office:value-type="float" office:value="22.4" table:style-name="ce4">
            <text:p>22.4</text:p>
          </table:table-cell>
          <table:table-cell office:value-type="percentage" office:value="-1" table:formula="of:=[Sheet1.C216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16]/([Sheet1.$T$3]*[Sheet1.$S$3])" table:style-name="ce48">
            <text:p>-100.0%</text:p>
          </table:table-cell>
          <table:table-cell office:value-type="float" office:value="0" table:formula="of:=IF([Sheet1.J216]&gt;0;IF([Sheet1.M216]&gt;0;&quot;good&quot;;0);0)" table:style-name="ce44">
            <text:p>0</text:p>
          </table:table-cell>
          <table:table-cell office:value-type="float" office:value="50000" table:formula="of:=[Sheet1.A216]*[Sheet1.$T$3]" table:style-name="ce14">
            <text:p>50,000</text:p>
          </table:table-cell>
          <table:table-cell table:style-name="ce1"/>
          <table:table-cell office:value-type="float" office:value="0" table:formula="of:=AVERAGE([Sheet1.P202:.P216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17])" table:style-name="ce10">
            <text:p>100.00</text:p>
          </table:table-cell>
          <table:table-cell office:value-type="float" office:value="0" table:formula="of:=[Sheet1.$S$3]*[Sheet1.H217]" table:style-name="ce10">
            <text:p>0.00</text:p>
          </table:table-cell>
          <table:table-cell office:value-type="float" office:value="-50000" table:formula="of:=[Sheet1.$T$3]*([Sheet1.I217]-1)*[Sheet1.B217]-[Sheet1.$T$3]*[Sheet1.A217]" table:style-name="ce45">
            <text:p>-50,000</text:p>
          </table:table-cell>
          <table:table-cell office:value-type="float" office:value="100" table:formula="of:=[Sheet1.$S$3]*(1-[Sheet1.F217])" table:style-name="ce10">
            <text:p>100.00</text:p>
          </table:table-cell>
          <table:table-cell office:value-type="float" office:value="0" table:formula="of:=[Sheet1.$S$3]*[Sheet1.F217]" table:style-name="ce10">
            <text:p>0.00</text:p>
          </table:table-cell>
          <table:table-cell office:value-type="float" office:value="0" table:formula="of:=[Sheet1.H217]*[Sheet1.$F$2]" table:style-name="ce10">
            <text:p>0.00</text:p>
          </table:table-cell>
          <table:table-cell office:value-type="float" office:value="-50000" table:formula="of:=[Sheet1.$T$3]*([Sheet1.I217]-1)*[Sheet1.E217]-[Sheet1.$T$3]*[Sheet1.D217]" table:style-name="ce11">
            <text:p>-50,000</text:p>
          </table:table-cell>
          <table:table-cell office:value-type="float" office:value="0" table:formula="of:=COUNTIF([Sheet1.$P$3:.$P$106001];&quot;&gt;&quot;&amp;[Sheet1.I217])/[Sheet1.$P$2]" table:style-name="ce47">
            <text:p>0.00</text:p>
          </table:table-cell>
          <table:table-cell office:value-type="float" office:value="22.5" table:style-name="ce4">
            <text:p>22.5</text:p>
          </table:table-cell>
          <table:table-cell office:value-type="percentage" office:value="-1" table:formula="of:=[Sheet1.C217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17]/([Sheet1.$T$3]*[Sheet1.$S$3])" table:style-name="ce48">
            <text:p>-100.0%</text:p>
          </table:table-cell>
          <table:table-cell office:value-type="float" office:value="0" table:formula="of:=IF([Sheet1.J217]&gt;0;IF([Sheet1.M217]&gt;0;&quot;good&quot;;0);0)" table:style-name="ce44">
            <text:p>0</text:p>
          </table:table-cell>
          <table:table-cell office:value-type="float" office:value="50000" table:formula="of:=[Sheet1.A217]*[Sheet1.$T$3]" table:style-name="ce14">
            <text:p>50,000</text:p>
          </table:table-cell>
          <table:table-cell table:style-name="ce1"/>
          <table:table-cell office:value-type="float" office:value="0" table:formula="of:=AVERAGE([Sheet1.P203:.P217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18])" table:style-name="ce10">
            <text:p>100.00</text:p>
          </table:table-cell>
          <table:table-cell office:value-type="float" office:value="0" table:formula="of:=[Sheet1.$S$3]*[Sheet1.H218]" table:style-name="ce10">
            <text:p>0.00</text:p>
          </table:table-cell>
          <table:table-cell office:value-type="float" office:value="-50000" table:formula="of:=[Sheet1.$T$3]*([Sheet1.I218]-1)*[Sheet1.B218]-[Sheet1.$T$3]*[Sheet1.A218]" table:style-name="ce45">
            <text:p>-50,000</text:p>
          </table:table-cell>
          <table:table-cell office:value-type="float" office:value="100" table:formula="of:=[Sheet1.$S$3]*(1-[Sheet1.F218])" table:style-name="ce10">
            <text:p>100.00</text:p>
          </table:table-cell>
          <table:table-cell office:value-type="float" office:value="0" table:formula="of:=[Sheet1.$S$3]*[Sheet1.F218]" table:style-name="ce10">
            <text:p>0.00</text:p>
          </table:table-cell>
          <table:table-cell office:value-type="float" office:value="0" table:formula="of:=[Sheet1.H218]*[Sheet1.$F$2]" table:style-name="ce10">
            <text:p>0.00</text:p>
          </table:table-cell>
          <table:table-cell office:value-type="float" office:value="-50000" table:formula="of:=[Sheet1.$T$3]*([Sheet1.I218]-1)*[Sheet1.E218]-[Sheet1.$T$3]*[Sheet1.D218]" table:style-name="ce11">
            <text:p>-50,000</text:p>
          </table:table-cell>
          <table:table-cell office:value-type="float" office:value="0" table:formula="of:=COUNTIF([Sheet1.$P$3:.$P$106001];&quot;&gt;&quot;&amp;[Sheet1.I218])/[Sheet1.$P$2]" table:style-name="ce47">
            <text:p>0.00</text:p>
          </table:table-cell>
          <table:table-cell office:value-type="float" office:value="22.6" table:style-name="ce4">
            <text:p>22.6</text:p>
          </table:table-cell>
          <table:table-cell office:value-type="percentage" office:value="-1" table:formula="of:=[Sheet1.C218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18]/([Sheet1.$T$3]*[Sheet1.$S$3])" table:style-name="ce48">
            <text:p>-100.0%</text:p>
          </table:table-cell>
          <table:table-cell office:value-type="float" office:value="0" table:formula="of:=IF([Sheet1.J218]&gt;0;IF([Sheet1.M218]&gt;0;&quot;good&quot;;0);0)" table:style-name="ce44">
            <text:p>0</text:p>
          </table:table-cell>
          <table:table-cell office:value-type="float" office:value="50000" table:formula="of:=[Sheet1.A218]*[Sheet1.$T$3]" table:style-name="ce14">
            <text:p>50,000</text:p>
          </table:table-cell>
          <table:table-cell table:style-name="ce1"/>
          <table:table-cell office:value-type="float" office:value="0" table:formula="of:=AVERAGE([Sheet1.P204:.P218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19])" table:style-name="ce10">
            <text:p>100.00</text:p>
          </table:table-cell>
          <table:table-cell office:value-type="float" office:value="0" table:formula="of:=[Sheet1.$S$3]*[Sheet1.H219]" table:style-name="ce10">
            <text:p>0.00</text:p>
          </table:table-cell>
          <table:table-cell office:value-type="float" office:value="-50000" table:formula="of:=[Sheet1.$T$3]*([Sheet1.I219]-1)*[Sheet1.B219]-[Sheet1.$T$3]*[Sheet1.A219]" table:style-name="ce45">
            <text:p>-50,000</text:p>
          </table:table-cell>
          <table:table-cell office:value-type="float" office:value="100" table:formula="of:=[Sheet1.$S$3]*(1-[Sheet1.F219])" table:style-name="ce10">
            <text:p>100.00</text:p>
          </table:table-cell>
          <table:table-cell office:value-type="float" office:value="0" table:formula="of:=[Sheet1.$S$3]*[Sheet1.F219]" table:style-name="ce10">
            <text:p>0.00</text:p>
          </table:table-cell>
          <table:table-cell office:value-type="float" office:value="0" table:formula="of:=[Sheet1.H219]*[Sheet1.$F$2]" table:style-name="ce10">
            <text:p>0.00</text:p>
          </table:table-cell>
          <table:table-cell office:value-type="float" office:value="-50000" table:formula="of:=[Sheet1.$T$3]*([Sheet1.I219]-1)*[Sheet1.E219]-[Sheet1.$T$3]*[Sheet1.D219]" table:style-name="ce11">
            <text:p>-50,000</text:p>
          </table:table-cell>
          <table:table-cell office:value-type="float" office:value="0" table:formula="of:=COUNTIF([Sheet1.$P$3:.$P$106001];&quot;&gt;&quot;&amp;[Sheet1.I219])/[Sheet1.$P$2]" table:style-name="ce47">
            <text:p>0.00</text:p>
          </table:table-cell>
          <table:table-cell office:value-type="float" office:value="22.7" table:style-name="ce4">
            <text:p>22.7</text:p>
          </table:table-cell>
          <table:table-cell office:value-type="percentage" office:value="-1" table:formula="of:=[Sheet1.C219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19]/([Sheet1.$T$3]*[Sheet1.$S$3])" table:style-name="ce48">
            <text:p>-100.0%</text:p>
          </table:table-cell>
          <table:table-cell office:value-type="float" office:value="0" table:formula="of:=IF([Sheet1.J219]&gt;0;IF([Sheet1.M219]&gt;0;&quot;good&quot;;0);0)" table:style-name="ce44">
            <text:p>0</text:p>
          </table:table-cell>
          <table:table-cell office:value-type="float" office:value="50000" table:formula="of:=[Sheet1.A219]*[Sheet1.$T$3]" table:style-name="ce14">
            <text:p>50,000</text:p>
          </table:table-cell>
          <table:table-cell table:style-name="ce1"/>
          <table:table-cell office:value-type="float" office:value="0" table:formula="of:=AVERAGE([Sheet1.P205:.P219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20])" table:style-name="ce10">
            <text:p>100.00</text:p>
          </table:table-cell>
          <table:table-cell office:value-type="float" office:value="0" table:formula="of:=[Sheet1.$S$3]*[Sheet1.H220]" table:style-name="ce10">
            <text:p>0.00</text:p>
          </table:table-cell>
          <table:table-cell office:value-type="float" office:value="-50000" table:formula="of:=[Sheet1.$T$3]*([Sheet1.I220]-1)*[Sheet1.B220]-[Sheet1.$T$3]*[Sheet1.A220]" table:style-name="ce45">
            <text:p>-50,000</text:p>
          </table:table-cell>
          <table:table-cell office:value-type="float" office:value="100" table:formula="of:=[Sheet1.$S$3]*(1-[Sheet1.F220])" table:style-name="ce10">
            <text:p>100.00</text:p>
          </table:table-cell>
          <table:table-cell office:value-type="float" office:value="0" table:formula="of:=[Sheet1.$S$3]*[Sheet1.F220]" table:style-name="ce10">
            <text:p>0.00</text:p>
          </table:table-cell>
          <table:table-cell office:value-type="float" office:value="0" table:formula="of:=[Sheet1.H220]*[Sheet1.$F$2]" table:style-name="ce10">
            <text:p>0.00</text:p>
          </table:table-cell>
          <table:table-cell office:value-type="float" office:value="-50000" table:formula="of:=[Sheet1.$T$3]*([Sheet1.I220]-1)*[Sheet1.E220]-[Sheet1.$T$3]*[Sheet1.D220]" table:style-name="ce11">
            <text:p>-50,000</text:p>
          </table:table-cell>
          <table:table-cell office:value-type="float" office:value="0" table:formula="of:=COUNTIF([Sheet1.$P$3:.$P$106001];&quot;&gt;&quot;&amp;[Sheet1.I220])/[Sheet1.$P$2]" table:style-name="ce47">
            <text:p>0.00</text:p>
          </table:table-cell>
          <table:table-cell office:value-type="float" office:value="22.8" table:style-name="ce4">
            <text:p>22.8</text:p>
          </table:table-cell>
          <table:table-cell office:value-type="percentage" office:value="-1" table:formula="of:=[Sheet1.C220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20]/([Sheet1.$T$3]*[Sheet1.$S$3])" table:style-name="ce48">
            <text:p>-100.0%</text:p>
          </table:table-cell>
          <table:table-cell office:value-type="float" office:value="0" table:formula="of:=IF([Sheet1.J220]&gt;0;IF([Sheet1.M220]&gt;0;&quot;good&quot;;0);0)" table:style-name="ce44">
            <text:p>0</text:p>
          </table:table-cell>
          <table:table-cell office:value-type="float" office:value="50000" table:formula="of:=[Sheet1.A220]*[Sheet1.$T$3]" table:style-name="ce14">
            <text:p>50,000</text:p>
          </table:table-cell>
          <table:table-cell table:style-name="ce1"/>
          <table:table-cell office:value-type="float" office:value="0" table:formula="of:=AVERAGE([Sheet1.P206:.P220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21])" table:style-name="ce10">
            <text:p>100.00</text:p>
          </table:table-cell>
          <table:table-cell office:value-type="float" office:value="0" table:formula="of:=[Sheet1.$S$3]*[Sheet1.H221]" table:style-name="ce10">
            <text:p>0.00</text:p>
          </table:table-cell>
          <table:table-cell office:value-type="float" office:value="-50000" table:formula="of:=[Sheet1.$T$3]*([Sheet1.I221]-1)*[Sheet1.B221]-[Sheet1.$T$3]*[Sheet1.A221]" table:style-name="ce45">
            <text:p>-50,000</text:p>
          </table:table-cell>
          <table:table-cell office:value-type="float" office:value="100" table:formula="of:=[Sheet1.$S$3]*(1-[Sheet1.F221])" table:style-name="ce10">
            <text:p>100.00</text:p>
          </table:table-cell>
          <table:table-cell office:value-type="float" office:value="0" table:formula="of:=[Sheet1.$S$3]*[Sheet1.F221]" table:style-name="ce10">
            <text:p>0.00</text:p>
          </table:table-cell>
          <table:table-cell office:value-type="float" office:value="0" table:formula="of:=[Sheet1.H221]*[Sheet1.$F$2]" table:style-name="ce10">
            <text:p>0.00</text:p>
          </table:table-cell>
          <table:table-cell office:value-type="float" office:value="-50000" table:formula="of:=[Sheet1.$T$3]*([Sheet1.I221]-1)*[Sheet1.E221]-[Sheet1.$T$3]*[Sheet1.D221]" table:style-name="ce11">
            <text:p>-50,000</text:p>
          </table:table-cell>
          <table:table-cell office:value-type="float" office:value="0" table:formula="of:=COUNTIF([Sheet1.$P$3:.$P$106001];&quot;&gt;&quot;&amp;[Sheet1.I221])/[Sheet1.$P$2]" table:style-name="ce47">
            <text:p>0.00</text:p>
          </table:table-cell>
          <table:table-cell office:value-type="float" office:value="22.9" table:style-name="ce4">
            <text:p>22.9</text:p>
          </table:table-cell>
          <table:table-cell office:value-type="percentage" office:value="-1" table:formula="of:=[Sheet1.C221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21]/([Sheet1.$T$3]*[Sheet1.$S$3])" table:style-name="ce48">
            <text:p>-100.0%</text:p>
          </table:table-cell>
          <table:table-cell office:value-type="float" office:value="0" table:formula="of:=IF([Sheet1.J221]&gt;0;IF([Sheet1.M221]&gt;0;&quot;good&quot;;0);0)" table:style-name="ce44">
            <text:p>0</text:p>
          </table:table-cell>
          <table:table-cell office:value-type="float" office:value="50000" table:formula="of:=[Sheet1.A221]*[Sheet1.$T$3]" table:style-name="ce14">
            <text:p>50,000</text:p>
          </table:table-cell>
          <table:table-cell table:style-name="ce1"/>
          <table:table-cell office:value-type="float" office:value="0" table:formula="of:=AVERAGE([Sheet1.P207:.P221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22])" table:style-name="ce10">
            <text:p>100.00</text:p>
          </table:table-cell>
          <table:table-cell office:value-type="float" office:value="0" table:formula="of:=[Sheet1.$S$3]*[Sheet1.H222]" table:style-name="ce10">
            <text:p>0.00</text:p>
          </table:table-cell>
          <table:table-cell office:value-type="float" office:value="-50000" table:formula="of:=[Sheet1.$T$3]*([Sheet1.I222]-1)*[Sheet1.B222]-[Sheet1.$T$3]*[Sheet1.A222]" table:style-name="ce45">
            <text:p>-50,000</text:p>
          </table:table-cell>
          <table:table-cell office:value-type="float" office:value="100" table:formula="of:=[Sheet1.$S$3]*(1-[Sheet1.F222])" table:style-name="ce10">
            <text:p>100.00</text:p>
          </table:table-cell>
          <table:table-cell office:value-type="float" office:value="0" table:formula="of:=[Sheet1.$S$3]*[Sheet1.F222]" table:style-name="ce10">
            <text:p>0.00</text:p>
          </table:table-cell>
          <table:table-cell office:value-type="float" office:value="0" table:formula="of:=[Sheet1.H222]*[Sheet1.$F$2]" table:style-name="ce10">
            <text:p>0.00</text:p>
          </table:table-cell>
          <table:table-cell office:value-type="float" office:value="-50000" table:formula="of:=[Sheet1.$T$3]*([Sheet1.I222]-1)*[Sheet1.E222]-[Sheet1.$T$3]*[Sheet1.D222]" table:style-name="ce11">
            <text:p>-50,000</text:p>
          </table:table-cell>
          <table:table-cell office:value-type="float" office:value="0" table:formula="of:=COUNTIF([Sheet1.$P$3:.$P$106001];&quot;&gt;&quot;&amp;[Sheet1.I222])/[Sheet1.$P$2]" table:style-name="ce47">
            <text:p>0.00</text:p>
          </table:table-cell>
          <table:table-cell office:value-type="float" office:value="23" table:style-name="ce4">
            <text:p>23</text:p>
          </table:table-cell>
          <table:table-cell office:value-type="percentage" office:value="-1" table:formula="of:=[Sheet1.C222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22]/([Sheet1.$T$3]*[Sheet1.$S$3])" table:style-name="ce48">
            <text:p>-100.0%</text:p>
          </table:table-cell>
          <table:table-cell office:value-type="float" office:value="0" table:formula="of:=IF([Sheet1.J222]&gt;0;IF([Sheet1.M222]&gt;0;&quot;good&quot;;0);0)" table:style-name="ce44">
            <text:p>0</text:p>
          </table:table-cell>
          <table:table-cell office:value-type="float" office:value="50000" table:formula="of:=[Sheet1.A222]*[Sheet1.$T$3]" table:style-name="ce14">
            <text:p>50,000</text:p>
          </table:table-cell>
          <table:table-cell table:style-name="ce1"/>
          <table:table-cell office:value-type="float" office:value="0" table:formula="of:=AVERAGE([Sheet1.P208:.P222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23])" table:style-name="ce10">
            <text:p>100.00</text:p>
          </table:table-cell>
          <table:table-cell office:value-type="float" office:value="0" table:formula="of:=[Sheet1.$S$3]*[Sheet1.H223]" table:style-name="ce10">
            <text:p>0.00</text:p>
          </table:table-cell>
          <table:table-cell office:value-type="float" office:value="-50000" table:formula="of:=[Sheet1.$T$3]*([Sheet1.I223]-1)*[Sheet1.B223]-[Sheet1.$T$3]*[Sheet1.A223]" table:style-name="ce45">
            <text:p>-50,000</text:p>
          </table:table-cell>
          <table:table-cell office:value-type="float" office:value="100" table:formula="of:=[Sheet1.$S$3]*(1-[Sheet1.F223])" table:style-name="ce10">
            <text:p>100.00</text:p>
          </table:table-cell>
          <table:table-cell office:value-type="float" office:value="0" table:formula="of:=[Sheet1.$S$3]*[Sheet1.F223]" table:style-name="ce10">
            <text:p>0.00</text:p>
          </table:table-cell>
          <table:table-cell office:value-type="float" office:value="0" table:formula="of:=[Sheet1.H223]*[Sheet1.$F$2]" table:style-name="ce10">
            <text:p>0.00</text:p>
          </table:table-cell>
          <table:table-cell office:value-type="float" office:value="-50000" table:formula="of:=[Sheet1.$T$3]*([Sheet1.I223]-1)*[Sheet1.E223]-[Sheet1.$T$3]*[Sheet1.D223]" table:style-name="ce11">
            <text:p>-50,000</text:p>
          </table:table-cell>
          <table:table-cell office:value-type="float" office:value="0" table:formula="of:=COUNTIF([Sheet1.$P$3:.$P$106001];&quot;&gt;&quot;&amp;[Sheet1.I223])/[Sheet1.$P$2]" table:style-name="ce47">
            <text:p>0.00</text:p>
          </table:table-cell>
          <table:table-cell office:value-type="float" office:value="23.1" table:style-name="ce4">
            <text:p>23.1</text:p>
          </table:table-cell>
          <table:table-cell office:value-type="percentage" office:value="-1" table:formula="of:=[Sheet1.C223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23]/([Sheet1.$T$3]*[Sheet1.$S$3])" table:style-name="ce48">
            <text:p>-100.0%</text:p>
          </table:table-cell>
          <table:table-cell office:value-type="float" office:value="0" table:formula="of:=IF([Sheet1.J223]&gt;0;IF([Sheet1.M223]&gt;0;&quot;good&quot;;0);0)" table:style-name="ce44">
            <text:p>0</text:p>
          </table:table-cell>
          <table:table-cell office:value-type="float" office:value="50000" table:formula="of:=[Sheet1.A223]*[Sheet1.$T$3]" table:style-name="ce14">
            <text:p>50,000</text:p>
          </table:table-cell>
          <table:table-cell table:style-name="ce1"/>
          <table:table-cell office:value-type="float" office:value="0" table:formula="of:=AVERAGE([Sheet1.P209:.P223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24])" table:style-name="ce10">
            <text:p>100.00</text:p>
          </table:table-cell>
          <table:table-cell office:value-type="float" office:value="0" table:formula="of:=[Sheet1.$S$3]*[Sheet1.H224]" table:style-name="ce10">
            <text:p>0.00</text:p>
          </table:table-cell>
          <table:table-cell office:value-type="float" office:value="-50000" table:formula="of:=[Sheet1.$T$3]*([Sheet1.I224]-1)*[Sheet1.B224]-[Sheet1.$T$3]*[Sheet1.A224]" table:style-name="ce45">
            <text:p>-50,000</text:p>
          </table:table-cell>
          <table:table-cell office:value-type="float" office:value="100" table:formula="of:=[Sheet1.$S$3]*(1-[Sheet1.F224])" table:style-name="ce10">
            <text:p>100.00</text:p>
          </table:table-cell>
          <table:table-cell office:value-type="float" office:value="0" table:formula="of:=[Sheet1.$S$3]*[Sheet1.F224]" table:style-name="ce10">
            <text:p>0.00</text:p>
          </table:table-cell>
          <table:table-cell office:value-type="float" office:value="0" table:formula="of:=[Sheet1.H224]*[Sheet1.$F$2]" table:style-name="ce10">
            <text:p>0.00</text:p>
          </table:table-cell>
          <table:table-cell office:value-type="float" office:value="-50000" table:formula="of:=[Sheet1.$T$3]*([Sheet1.I224]-1)*[Sheet1.E224]-[Sheet1.$T$3]*[Sheet1.D224]" table:style-name="ce11">
            <text:p>-50,000</text:p>
          </table:table-cell>
          <table:table-cell office:value-type="float" office:value="0" table:formula="of:=COUNTIF([Sheet1.$P$3:.$P$106001];&quot;&gt;&quot;&amp;[Sheet1.I224])/[Sheet1.$P$2]" table:style-name="ce47">
            <text:p>0.00</text:p>
          </table:table-cell>
          <table:table-cell office:value-type="float" office:value="23.2" table:style-name="ce4">
            <text:p>23.2</text:p>
          </table:table-cell>
          <table:table-cell office:value-type="percentage" office:value="-1" table:formula="of:=[Sheet1.C224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24]/([Sheet1.$T$3]*[Sheet1.$S$3])" table:style-name="ce48">
            <text:p>-100.0%</text:p>
          </table:table-cell>
          <table:table-cell office:value-type="float" office:value="0" table:formula="of:=IF([Sheet1.J224]&gt;0;IF([Sheet1.M224]&gt;0;&quot;good&quot;;0);0)" table:style-name="ce44">
            <text:p>0</text:p>
          </table:table-cell>
          <table:table-cell office:value-type="float" office:value="50000" table:formula="of:=[Sheet1.A224]*[Sheet1.$T$3]" table:style-name="ce14">
            <text:p>50,000</text:p>
          </table:table-cell>
          <table:table-cell table:style-name="ce1"/>
          <table:table-cell office:value-type="float" office:value="0" table:formula="of:=AVERAGE([Sheet1.P210:.P224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25])" table:style-name="ce10">
            <text:p>100.00</text:p>
          </table:table-cell>
          <table:table-cell office:value-type="float" office:value="0" table:formula="of:=[Sheet1.$S$3]*[Sheet1.H225]" table:style-name="ce10">
            <text:p>0.00</text:p>
          </table:table-cell>
          <table:table-cell office:value-type="float" office:value="-50000" table:formula="of:=[Sheet1.$T$3]*([Sheet1.I225]-1)*[Sheet1.B225]-[Sheet1.$T$3]*[Sheet1.A225]" table:style-name="ce45">
            <text:p>-50,000</text:p>
          </table:table-cell>
          <table:table-cell office:value-type="float" office:value="100" table:formula="of:=[Sheet1.$S$3]*(1-[Sheet1.F225])" table:style-name="ce10">
            <text:p>100.00</text:p>
          </table:table-cell>
          <table:table-cell office:value-type="float" office:value="0" table:formula="of:=[Sheet1.$S$3]*[Sheet1.F225]" table:style-name="ce10">
            <text:p>0.00</text:p>
          </table:table-cell>
          <table:table-cell office:value-type="float" office:value="0" table:formula="of:=[Sheet1.H225]*[Sheet1.$F$2]" table:style-name="ce10">
            <text:p>0.00</text:p>
          </table:table-cell>
          <table:table-cell office:value-type="float" office:value="-50000" table:formula="of:=[Sheet1.$T$3]*([Sheet1.I225]-1)*[Sheet1.E225]-[Sheet1.$T$3]*[Sheet1.D225]" table:style-name="ce11">
            <text:p>-50,000</text:p>
          </table:table-cell>
          <table:table-cell office:value-type="float" office:value="0" table:formula="of:=COUNTIF([Sheet1.$P$3:.$P$106001];&quot;&gt;&quot;&amp;[Sheet1.I225])/[Sheet1.$P$2]" table:style-name="ce47">
            <text:p>0.00</text:p>
          </table:table-cell>
          <table:table-cell office:value-type="float" office:value="23.3" table:style-name="ce4">
            <text:p>23.3</text:p>
          </table:table-cell>
          <table:table-cell office:value-type="percentage" office:value="-1" table:formula="of:=[Sheet1.C225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25]/([Sheet1.$T$3]*[Sheet1.$S$3])" table:style-name="ce48">
            <text:p>-100.0%</text:p>
          </table:table-cell>
          <table:table-cell office:value-type="float" office:value="0" table:formula="of:=IF([Sheet1.J225]&gt;0;IF([Sheet1.M225]&gt;0;&quot;good&quot;;0);0)" table:style-name="ce44">
            <text:p>0</text:p>
          </table:table-cell>
          <table:table-cell office:value-type="float" office:value="50000" table:formula="of:=[Sheet1.A225]*[Sheet1.$T$3]" table:style-name="ce14">
            <text:p>50,000</text:p>
          </table:table-cell>
          <table:table-cell table:style-name="ce1"/>
          <table:table-cell office:value-type="float" office:value="0" table:formula="of:=AVERAGE([Sheet1.P211:.P225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26])" table:style-name="ce10">
            <text:p>100.00</text:p>
          </table:table-cell>
          <table:table-cell office:value-type="float" office:value="0" table:formula="of:=[Sheet1.$S$3]*[Sheet1.H226]" table:style-name="ce10">
            <text:p>0.00</text:p>
          </table:table-cell>
          <table:table-cell office:value-type="float" office:value="-50000" table:formula="of:=[Sheet1.$T$3]*([Sheet1.I226]-1)*[Sheet1.B226]-[Sheet1.$T$3]*[Sheet1.A226]" table:style-name="ce45">
            <text:p>-50,000</text:p>
          </table:table-cell>
          <table:table-cell office:value-type="float" office:value="100" table:formula="of:=[Sheet1.$S$3]*(1-[Sheet1.F226])" table:style-name="ce10">
            <text:p>100.00</text:p>
          </table:table-cell>
          <table:table-cell office:value-type="float" office:value="0" table:formula="of:=[Sheet1.$S$3]*[Sheet1.F226]" table:style-name="ce10">
            <text:p>0.00</text:p>
          </table:table-cell>
          <table:table-cell office:value-type="float" office:value="0" table:formula="of:=[Sheet1.H226]*[Sheet1.$F$2]" table:style-name="ce10">
            <text:p>0.00</text:p>
          </table:table-cell>
          <table:table-cell office:value-type="float" office:value="-50000" table:formula="of:=[Sheet1.$T$3]*([Sheet1.I226]-1)*[Sheet1.E226]-[Sheet1.$T$3]*[Sheet1.D226]" table:style-name="ce11">
            <text:p>-50,000</text:p>
          </table:table-cell>
          <table:table-cell office:value-type="float" office:value="0" table:formula="of:=COUNTIF([Sheet1.$P$3:.$P$106001];&quot;&gt;&quot;&amp;[Sheet1.I226])/[Sheet1.$P$2]" table:style-name="ce47">
            <text:p>0.00</text:p>
          </table:table-cell>
          <table:table-cell office:value-type="float" office:value="23.4" table:style-name="ce4">
            <text:p>23.4</text:p>
          </table:table-cell>
          <table:table-cell office:value-type="percentage" office:value="-1" table:formula="of:=[Sheet1.C226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26]/([Sheet1.$T$3]*[Sheet1.$S$3])" table:style-name="ce48">
            <text:p>-100.0%</text:p>
          </table:table-cell>
          <table:table-cell office:value-type="float" office:value="0" table:formula="of:=IF([Sheet1.J226]&gt;0;IF([Sheet1.M226]&gt;0;&quot;good&quot;;0);0)" table:style-name="ce44">
            <text:p>0</text:p>
          </table:table-cell>
          <table:table-cell office:value-type="float" office:value="50000" table:formula="of:=[Sheet1.A226]*[Sheet1.$T$3]" table:style-name="ce14">
            <text:p>50,000</text:p>
          </table:table-cell>
          <table:table-cell table:style-name="ce1"/>
          <table:table-cell office:value-type="float" office:value="0" table:formula="of:=AVERAGE([Sheet1.P212:.P226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27])" table:style-name="ce10">
            <text:p>100.00</text:p>
          </table:table-cell>
          <table:table-cell office:value-type="float" office:value="0" table:formula="of:=[Sheet1.$S$3]*[Sheet1.H227]" table:style-name="ce10">
            <text:p>0.00</text:p>
          </table:table-cell>
          <table:table-cell office:value-type="float" office:value="-50000" table:formula="of:=[Sheet1.$T$3]*([Sheet1.I227]-1)*[Sheet1.B227]-[Sheet1.$T$3]*[Sheet1.A227]" table:style-name="ce45">
            <text:p>-50,000</text:p>
          </table:table-cell>
          <table:table-cell office:value-type="float" office:value="100" table:formula="of:=[Sheet1.$S$3]*(1-[Sheet1.F227])" table:style-name="ce10">
            <text:p>100.00</text:p>
          </table:table-cell>
          <table:table-cell office:value-type="float" office:value="0" table:formula="of:=[Sheet1.$S$3]*[Sheet1.F227]" table:style-name="ce10">
            <text:p>0.00</text:p>
          </table:table-cell>
          <table:table-cell office:value-type="float" office:value="0" table:formula="of:=[Sheet1.H227]*[Sheet1.$F$2]" table:style-name="ce10">
            <text:p>0.00</text:p>
          </table:table-cell>
          <table:table-cell office:value-type="float" office:value="-50000" table:formula="of:=[Sheet1.$T$3]*([Sheet1.I227]-1)*[Sheet1.E227]-[Sheet1.$T$3]*[Sheet1.D227]" table:style-name="ce11">
            <text:p>-50,000</text:p>
          </table:table-cell>
          <table:table-cell office:value-type="float" office:value="0" table:formula="of:=COUNTIF([Sheet1.$P$3:.$P$106001];&quot;&gt;&quot;&amp;[Sheet1.I227])/[Sheet1.$P$2]" table:style-name="ce47">
            <text:p>0.00</text:p>
          </table:table-cell>
          <table:table-cell office:value-type="float" office:value="23.5" table:style-name="ce4">
            <text:p>23.5</text:p>
          </table:table-cell>
          <table:table-cell office:value-type="percentage" office:value="-1" table:formula="of:=[Sheet1.C227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27]/([Sheet1.$T$3]*[Sheet1.$S$3])" table:style-name="ce48">
            <text:p>-100.0%</text:p>
          </table:table-cell>
          <table:table-cell office:value-type="float" office:value="0" table:formula="of:=IF([Sheet1.J227]&gt;0;IF([Sheet1.M227]&gt;0;&quot;good&quot;;0);0)" table:style-name="ce44">
            <text:p>0</text:p>
          </table:table-cell>
          <table:table-cell office:value-type="float" office:value="50000" table:formula="of:=[Sheet1.A227]*[Sheet1.$T$3]" table:style-name="ce14">
            <text:p>50,000</text:p>
          </table:table-cell>
          <table:table-cell table:style-name="ce1"/>
          <table:table-cell office:value-type="float" office:value="0" table:formula="of:=AVERAGE([Sheet1.P213:.P227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28])" table:style-name="ce10">
            <text:p>100.00</text:p>
          </table:table-cell>
          <table:table-cell office:value-type="float" office:value="0" table:formula="of:=[Sheet1.$S$3]*[Sheet1.H228]" table:style-name="ce10">
            <text:p>0.00</text:p>
          </table:table-cell>
          <table:table-cell office:value-type="float" office:value="-50000" table:formula="of:=[Sheet1.$T$3]*([Sheet1.I228]-1)*[Sheet1.B228]-[Sheet1.$T$3]*[Sheet1.A228]" table:style-name="ce45">
            <text:p>-50,000</text:p>
          </table:table-cell>
          <table:table-cell office:value-type="float" office:value="100" table:formula="of:=[Sheet1.$S$3]*(1-[Sheet1.F228])" table:style-name="ce10">
            <text:p>100.00</text:p>
          </table:table-cell>
          <table:table-cell office:value-type="float" office:value="0" table:formula="of:=[Sheet1.$S$3]*[Sheet1.F228]" table:style-name="ce10">
            <text:p>0.00</text:p>
          </table:table-cell>
          <table:table-cell office:value-type="float" office:value="0" table:formula="of:=[Sheet1.H228]*[Sheet1.$F$2]" table:style-name="ce10">
            <text:p>0.00</text:p>
          </table:table-cell>
          <table:table-cell office:value-type="float" office:value="-50000" table:formula="of:=[Sheet1.$T$3]*([Sheet1.I228]-1)*[Sheet1.E228]-[Sheet1.$T$3]*[Sheet1.D228]" table:style-name="ce11">
            <text:p>-50,000</text:p>
          </table:table-cell>
          <table:table-cell office:value-type="float" office:value="0" table:formula="of:=COUNTIF([Sheet1.$P$3:.$P$106001];&quot;&gt;&quot;&amp;[Sheet1.I228])/[Sheet1.$P$2]" table:style-name="ce47">
            <text:p>0.00</text:p>
          </table:table-cell>
          <table:table-cell office:value-type="float" office:value="23.6" table:style-name="ce4">
            <text:p>23.6</text:p>
          </table:table-cell>
          <table:table-cell office:value-type="percentage" office:value="-1" table:formula="of:=[Sheet1.C228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28]/([Sheet1.$T$3]*[Sheet1.$S$3])" table:style-name="ce48">
            <text:p>-100.0%</text:p>
          </table:table-cell>
          <table:table-cell office:value-type="float" office:value="0" table:formula="of:=IF([Sheet1.J228]&gt;0;IF([Sheet1.M228]&gt;0;&quot;good&quot;;0);0)" table:style-name="ce44">
            <text:p>0</text:p>
          </table:table-cell>
          <table:table-cell office:value-type="float" office:value="50000" table:formula="of:=[Sheet1.A228]*[Sheet1.$T$3]" table:style-name="ce14">
            <text:p>50,000</text:p>
          </table:table-cell>
          <table:table-cell table:style-name="ce1"/>
          <table:table-cell office:value-type="float" office:value="0" table:formula="of:=AVERAGE([Sheet1.P214:.P228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29])" table:style-name="ce10">
            <text:p>100.00</text:p>
          </table:table-cell>
          <table:table-cell office:value-type="float" office:value="0" table:formula="of:=[Sheet1.$S$3]*[Sheet1.H229]" table:style-name="ce10">
            <text:p>0.00</text:p>
          </table:table-cell>
          <table:table-cell office:value-type="float" office:value="-50000" table:formula="of:=[Sheet1.$T$3]*([Sheet1.I229]-1)*[Sheet1.B229]-[Sheet1.$T$3]*[Sheet1.A229]" table:style-name="ce45">
            <text:p>-50,000</text:p>
          </table:table-cell>
          <table:table-cell office:value-type="float" office:value="100" table:formula="of:=[Sheet1.$S$3]*(1-[Sheet1.F229])" table:style-name="ce10">
            <text:p>100.00</text:p>
          </table:table-cell>
          <table:table-cell office:value-type="float" office:value="0" table:formula="of:=[Sheet1.$S$3]*[Sheet1.F229]" table:style-name="ce10">
            <text:p>0.00</text:p>
          </table:table-cell>
          <table:table-cell office:value-type="float" office:value="0" table:formula="of:=[Sheet1.H229]*[Sheet1.$F$2]" table:style-name="ce10">
            <text:p>0.00</text:p>
          </table:table-cell>
          <table:table-cell office:value-type="float" office:value="-50000" table:formula="of:=[Sheet1.$T$3]*([Sheet1.I229]-1)*[Sheet1.E229]-[Sheet1.$T$3]*[Sheet1.D229]" table:style-name="ce11">
            <text:p>-50,000</text:p>
          </table:table-cell>
          <table:table-cell office:value-type="float" office:value="0" table:formula="of:=COUNTIF([Sheet1.$P$3:.$P$106001];&quot;&gt;&quot;&amp;[Sheet1.I229])/[Sheet1.$P$2]" table:style-name="ce47">
            <text:p>0.00</text:p>
          </table:table-cell>
          <table:table-cell office:value-type="float" office:value="23.7" table:style-name="ce4">
            <text:p>23.7</text:p>
          </table:table-cell>
          <table:table-cell office:value-type="percentage" office:value="-1" table:formula="of:=[Sheet1.C229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29]/([Sheet1.$T$3]*[Sheet1.$S$3])" table:style-name="ce48">
            <text:p>-100.0%</text:p>
          </table:table-cell>
          <table:table-cell office:value-type="float" office:value="0" table:formula="of:=IF([Sheet1.J229]&gt;0;IF([Sheet1.M229]&gt;0;&quot;good&quot;;0);0)" table:style-name="ce44">
            <text:p>0</text:p>
          </table:table-cell>
          <table:table-cell office:value-type="float" office:value="50000" table:formula="of:=[Sheet1.A229]*[Sheet1.$T$3]" table:style-name="ce14">
            <text:p>50,000</text:p>
          </table:table-cell>
          <table:table-cell table:style-name="ce1"/>
          <table:table-cell office:value-type="float" office:value="0" table:formula="of:=AVERAGE([Sheet1.P215:.P229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30])" table:style-name="ce10">
            <text:p>100.00</text:p>
          </table:table-cell>
          <table:table-cell office:value-type="float" office:value="0" table:formula="of:=[Sheet1.$S$3]*[Sheet1.H230]" table:style-name="ce10">
            <text:p>0.00</text:p>
          </table:table-cell>
          <table:table-cell office:value-type="float" office:value="-50000" table:formula="of:=[Sheet1.$T$3]*([Sheet1.I230]-1)*[Sheet1.B230]-[Sheet1.$T$3]*[Sheet1.A230]" table:style-name="ce45">
            <text:p>-50,000</text:p>
          </table:table-cell>
          <table:table-cell office:value-type="float" office:value="100" table:formula="of:=[Sheet1.$S$3]*(1-[Sheet1.F230])" table:style-name="ce10">
            <text:p>100.00</text:p>
          </table:table-cell>
          <table:table-cell office:value-type="float" office:value="0" table:formula="of:=[Sheet1.$S$3]*[Sheet1.F230]" table:style-name="ce10">
            <text:p>0.00</text:p>
          </table:table-cell>
          <table:table-cell office:value-type="float" office:value="0" table:formula="of:=[Sheet1.H230]*[Sheet1.$F$2]" table:style-name="ce10">
            <text:p>0.00</text:p>
          </table:table-cell>
          <table:table-cell office:value-type="float" office:value="-50000" table:formula="of:=[Sheet1.$T$3]*([Sheet1.I230]-1)*[Sheet1.E230]-[Sheet1.$T$3]*[Sheet1.D230]" table:style-name="ce11">
            <text:p>-50,000</text:p>
          </table:table-cell>
          <table:table-cell office:value-type="float" office:value="0" table:formula="of:=COUNTIF([Sheet1.$P$3:.$P$106001];&quot;&gt;&quot;&amp;[Sheet1.I230])/[Sheet1.$P$2]" table:style-name="ce47">
            <text:p>0.00</text:p>
          </table:table-cell>
          <table:table-cell office:value-type="float" office:value="23.8" table:style-name="ce4">
            <text:p>23.8</text:p>
          </table:table-cell>
          <table:table-cell office:value-type="percentage" office:value="-1" table:formula="of:=[Sheet1.C230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30]/([Sheet1.$T$3]*[Sheet1.$S$3])" table:style-name="ce48">
            <text:p>-100.0%</text:p>
          </table:table-cell>
          <table:table-cell office:value-type="float" office:value="0" table:formula="of:=IF([Sheet1.J230]&gt;0;IF([Sheet1.M230]&gt;0;&quot;good&quot;;0);0)" table:style-name="ce44">
            <text:p>0</text:p>
          </table:table-cell>
          <table:table-cell office:value-type="float" office:value="50000" table:formula="of:=[Sheet1.A230]*[Sheet1.$T$3]" table:style-name="ce14">
            <text:p>50,000</text:p>
          </table:table-cell>
          <table:table-cell table:style-name="ce1"/>
          <table:table-cell office:value-type="float" office:value="0" table:formula="of:=AVERAGE([Sheet1.P216:.P230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31])" table:style-name="ce10">
            <text:p>100.00</text:p>
          </table:table-cell>
          <table:table-cell office:value-type="float" office:value="0" table:formula="of:=[Sheet1.$S$3]*[Sheet1.H231]" table:style-name="ce10">
            <text:p>0.00</text:p>
          </table:table-cell>
          <table:table-cell office:value-type="float" office:value="-50000" table:formula="of:=[Sheet1.$T$3]*([Sheet1.I231]-1)*[Sheet1.B231]-[Sheet1.$T$3]*[Sheet1.A231]" table:style-name="ce45">
            <text:p>-50,000</text:p>
          </table:table-cell>
          <table:table-cell office:value-type="float" office:value="100" table:formula="of:=[Sheet1.$S$3]*(1-[Sheet1.F231])" table:style-name="ce10">
            <text:p>100.00</text:p>
          </table:table-cell>
          <table:table-cell office:value-type="float" office:value="0" table:formula="of:=[Sheet1.$S$3]*[Sheet1.F231]" table:style-name="ce10">
            <text:p>0.00</text:p>
          </table:table-cell>
          <table:table-cell office:value-type="float" office:value="0" table:formula="of:=[Sheet1.H231]*[Sheet1.$F$2]" table:style-name="ce10">
            <text:p>0.00</text:p>
          </table:table-cell>
          <table:table-cell office:value-type="float" office:value="-50000" table:formula="of:=[Sheet1.$T$3]*([Sheet1.I231]-1)*[Sheet1.E231]-[Sheet1.$T$3]*[Sheet1.D231]" table:style-name="ce11">
            <text:p>-50,000</text:p>
          </table:table-cell>
          <table:table-cell office:value-type="float" office:value="0" table:formula="of:=COUNTIF([Sheet1.$P$3:.$P$106001];&quot;&gt;&quot;&amp;[Sheet1.I231])/[Sheet1.$P$2]" table:style-name="ce47">
            <text:p>0.00</text:p>
          </table:table-cell>
          <table:table-cell office:value-type="float" office:value="23.9" table:style-name="ce4">
            <text:p>23.9</text:p>
          </table:table-cell>
          <table:table-cell office:value-type="percentage" office:value="-1" table:formula="of:=[Sheet1.C231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31]/([Sheet1.$T$3]*[Sheet1.$S$3])" table:style-name="ce48">
            <text:p>-100.0%</text:p>
          </table:table-cell>
          <table:table-cell office:value-type="float" office:value="0" table:formula="of:=IF([Sheet1.J231]&gt;0;IF([Sheet1.M231]&gt;0;&quot;good&quot;;0);0)" table:style-name="ce44">
            <text:p>0</text:p>
          </table:table-cell>
          <table:table-cell office:value-type="float" office:value="50000" table:formula="of:=[Sheet1.A231]*[Sheet1.$T$3]" table:style-name="ce14">
            <text:p>50,000</text:p>
          </table:table-cell>
          <table:table-cell table:style-name="ce1"/>
          <table:table-cell office:value-type="float" office:value="0" table:formula="of:=AVERAGE([Sheet1.P217:.P231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32])" table:style-name="ce10">
            <text:p>100.00</text:p>
          </table:table-cell>
          <table:table-cell office:value-type="float" office:value="0" table:formula="of:=[Sheet1.$S$3]*[Sheet1.H232]" table:style-name="ce10">
            <text:p>0.00</text:p>
          </table:table-cell>
          <table:table-cell office:value-type="float" office:value="-50000" table:formula="of:=[Sheet1.$T$3]*([Sheet1.I232]-1)*[Sheet1.B232]-[Sheet1.$T$3]*[Sheet1.A232]" table:style-name="ce45">
            <text:p>-50,000</text:p>
          </table:table-cell>
          <table:table-cell office:value-type="float" office:value="100" table:formula="of:=[Sheet1.$S$3]*(1-[Sheet1.F232])" table:style-name="ce10">
            <text:p>100.00</text:p>
          </table:table-cell>
          <table:table-cell office:value-type="float" office:value="0" table:formula="of:=[Sheet1.$S$3]*[Sheet1.F232]" table:style-name="ce10">
            <text:p>0.00</text:p>
          </table:table-cell>
          <table:table-cell office:value-type="float" office:value="0" table:formula="of:=[Sheet1.H232]*[Sheet1.$F$2]" table:style-name="ce10">
            <text:p>0.00</text:p>
          </table:table-cell>
          <table:table-cell office:value-type="float" office:value="-50000" table:formula="of:=[Sheet1.$T$3]*([Sheet1.I232]-1)*[Sheet1.E232]-[Sheet1.$T$3]*[Sheet1.D232]" table:style-name="ce11">
            <text:p>-50,000</text:p>
          </table:table-cell>
          <table:table-cell office:value-type="float" office:value="0" table:formula="of:=COUNTIF([Sheet1.$P$3:.$P$106001];&quot;&gt;&quot;&amp;[Sheet1.I232])/[Sheet1.$P$2]" table:style-name="ce47">
            <text:p>0.00</text:p>
          </table:table-cell>
          <table:table-cell office:value-type="float" office:value="24" table:style-name="ce4">
            <text:p>24</text:p>
          </table:table-cell>
          <table:table-cell office:value-type="percentage" office:value="-1" table:formula="of:=[Sheet1.C232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32]/([Sheet1.$T$3]*[Sheet1.$S$3])" table:style-name="ce48">
            <text:p>-100.0%</text:p>
          </table:table-cell>
          <table:table-cell office:value-type="float" office:value="0" table:formula="of:=IF([Sheet1.J232]&gt;0;IF([Sheet1.M232]&gt;0;&quot;good&quot;;0);0)" table:style-name="ce44">
            <text:p>0</text:p>
          </table:table-cell>
          <table:table-cell office:value-type="float" office:value="50000" table:formula="of:=[Sheet1.A232]*[Sheet1.$T$3]" table:style-name="ce14">
            <text:p>50,000</text:p>
          </table:table-cell>
          <table:table-cell table:style-name="ce1"/>
          <table:table-cell office:value-type="float" office:value="0" table:formula="of:=AVERAGE([Sheet1.P218:.P232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33])" table:style-name="ce10">
            <text:p>100.00</text:p>
          </table:table-cell>
          <table:table-cell office:value-type="float" office:value="0" table:formula="of:=[Sheet1.$S$3]*[Sheet1.H233]" table:style-name="ce10">
            <text:p>0.00</text:p>
          </table:table-cell>
          <table:table-cell office:value-type="float" office:value="-50000" table:formula="of:=[Sheet1.$T$3]*([Sheet1.I233]-1)*[Sheet1.B233]-[Sheet1.$T$3]*[Sheet1.A233]" table:style-name="ce45">
            <text:p>-50,000</text:p>
          </table:table-cell>
          <table:table-cell office:value-type="float" office:value="100" table:formula="of:=[Sheet1.$S$3]*(1-[Sheet1.F233])" table:style-name="ce10">
            <text:p>100.00</text:p>
          </table:table-cell>
          <table:table-cell office:value-type="float" office:value="0" table:formula="of:=[Sheet1.$S$3]*[Sheet1.F233]" table:style-name="ce10">
            <text:p>0.00</text:p>
          </table:table-cell>
          <table:table-cell office:value-type="float" office:value="0" table:formula="of:=[Sheet1.H233]*[Sheet1.$F$2]" table:style-name="ce10">
            <text:p>0.00</text:p>
          </table:table-cell>
          <table:table-cell office:value-type="float" office:value="-50000" table:formula="of:=[Sheet1.$T$3]*([Sheet1.I233]-1)*[Sheet1.E233]-[Sheet1.$T$3]*[Sheet1.D233]" table:style-name="ce11">
            <text:p>-50,000</text:p>
          </table:table-cell>
          <table:table-cell office:value-type="float" office:value="0" table:formula="of:=COUNTIF([Sheet1.$P$3:.$P$106001];&quot;&gt;&quot;&amp;[Sheet1.I233])/[Sheet1.$P$2]" table:style-name="ce47">
            <text:p>0.00</text:p>
          </table:table-cell>
          <table:table-cell office:value-type="float" office:value="24.1" table:style-name="ce4">
            <text:p>24.1</text:p>
          </table:table-cell>
          <table:table-cell office:value-type="percentage" office:value="-1" table:formula="of:=[Sheet1.C233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33]/([Sheet1.$T$3]*[Sheet1.$S$3])" table:style-name="ce48">
            <text:p>-100.0%</text:p>
          </table:table-cell>
          <table:table-cell office:value-type="float" office:value="0" table:formula="of:=IF([Sheet1.J233]&gt;0;IF([Sheet1.M233]&gt;0;&quot;good&quot;;0);0)" table:style-name="ce44">
            <text:p>0</text:p>
          </table:table-cell>
          <table:table-cell office:value-type="float" office:value="50000" table:formula="of:=[Sheet1.A233]*[Sheet1.$T$3]" table:style-name="ce14">
            <text:p>50,000</text:p>
          </table:table-cell>
          <table:table-cell table:style-name="ce1"/>
          <table:table-cell office:value-type="float" office:value="0" table:formula="of:=AVERAGE([Sheet1.P219:.P233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34])" table:style-name="ce10">
            <text:p>100.00</text:p>
          </table:table-cell>
          <table:table-cell office:value-type="float" office:value="0" table:formula="of:=[Sheet1.$S$3]*[Sheet1.H234]" table:style-name="ce10">
            <text:p>0.00</text:p>
          </table:table-cell>
          <table:table-cell office:value-type="float" office:value="-50000" table:formula="of:=[Sheet1.$T$3]*([Sheet1.I234]-1)*[Sheet1.B234]-[Sheet1.$T$3]*[Sheet1.A234]" table:style-name="ce45">
            <text:p>-50,000</text:p>
          </table:table-cell>
          <table:table-cell office:value-type="float" office:value="100" table:formula="of:=[Sheet1.$S$3]*(1-[Sheet1.F234])" table:style-name="ce10">
            <text:p>100.00</text:p>
          </table:table-cell>
          <table:table-cell office:value-type="float" office:value="0" table:formula="of:=[Sheet1.$S$3]*[Sheet1.F234]" table:style-name="ce10">
            <text:p>0.00</text:p>
          </table:table-cell>
          <table:table-cell office:value-type="float" office:value="0" table:formula="of:=[Sheet1.H234]*[Sheet1.$F$2]" table:style-name="ce10">
            <text:p>0.00</text:p>
          </table:table-cell>
          <table:table-cell office:value-type="float" office:value="-50000" table:formula="of:=[Sheet1.$T$3]*([Sheet1.I234]-1)*[Sheet1.E234]-[Sheet1.$T$3]*[Sheet1.D234]" table:style-name="ce11">
            <text:p>-50,000</text:p>
          </table:table-cell>
          <table:table-cell office:value-type="float" office:value="0" table:formula="of:=COUNTIF([Sheet1.$P$3:.$P$106001];&quot;&gt;&quot;&amp;[Sheet1.I234])/[Sheet1.$P$2]" table:style-name="ce47">
            <text:p>0.00</text:p>
          </table:table-cell>
          <table:table-cell office:value-type="float" office:value="24.2" table:style-name="ce4">
            <text:p>24.2</text:p>
          </table:table-cell>
          <table:table-cell office:value-type="percentage" office:value="-1" table:formula="of:=[Sheet1.C234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34]/([Sheet1.$T$3]*[Sheet1.$S$3])" table:style-name="ce48">
            <text:p>-100.0%</text:p>
          </table:table-cell>
          <table:table-cell office:value-type="float" office:value="0" table:formula="of:=IF([Sheet1.J234]&gt;0;IF([Sheet1.M234]&gt;0;&quot;good&quot;;0);0)" table:style-name="ce44">
            <text:p>0</text:p>
          </table:table-cell>
          <table:table-cell office:value-type="float" office:value="50000" table:formula="of:=[Sheet1.A234]*[Sheet1.$T$3]" table:style-name="ce14">
            <text:p>50,000</text:p>
          </table:table-cell>
          <table:table-cell table:style-name="ce1"/>
          <table:table-cell office:value-type="float" office:value="0" table:formula="of:=AVERAGE([Sheet1.P220:.P234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35])" table:style-name="ce10">
            <text:p>100.00</text:p>
          </table:table-cell>
          <table:table-cell office:value-type="float" office:value="0" table:formula="of:=[Sheet1.$S$3]*[Sheet1.H235]" table:style-name="ce10">
            <text:p>0.00</text:p>
          </table:table-cell>
          <table:table-cell office:value-type="float" office:value="-50000" table:formula="of:=[Sheet1.$T$3]*([Sheet1.I235]-1)*[Sheet1.B235]-[Sheet1.$T$3]*[Sheet1.A235]" table:style-name="ce45">
            <text:p>-50,000</text:p>
          </table:table-cell>
          <table:table-cell office:value-type="float" office:value="100" table:formula="of:=[Sheet1.$S$3]*(1-[Sheet1.F235])" table:style-name="ce10">
            <text:p>100.00</text:p>
          </table:table-cell>
          <table:table-cell office:value-type="float" office:value="0" table:formula="of:=[Sheet1.$S$3]*[Sheet1.F235]" table:style-name="ce10">
            <text:p>0.00</text:p>
          </table:table-cell>
          <table:table-cell office:value-type="float" office:value="0" table:formula="of:=[Sheet1.H235]*[Sheet1.$F$2]" table:style-name="ce10">
            <text:p>0.00</text:p>
          </table:table-cell>
          <table:table-cell office:value-type="float" office:value="-50000" table:formula="of:=[Sheet1.$T$3]*([Sheet1.I235]-1)*[Sheet1.E235]-[Sheet1.$T$3]*[Sheet1.D235]" table:style-name="ce11">
            <text:p>-50,000</text:p>
          </table:table-cell>
          <table:table-cell office:value-type="float" office:value="0" table:formula="of:=COUNTIF([Sheet1.$P$3:.$P$106001];&quot;&gt;&quot;&amp;[Sheet1.I235])/[Sheet1.$P$2]" table:style-name="ce47">
            <text:p>0.00</text:p>
          </table:table-cell>
          <table:table-cell office:value-type="float" office:value="24.3" table:style-name="ce4">
            <text:p>24.3</text:p>
          </table:table-cell>
          <table:table-cell office:value-type="percentage" office:value="-1" table:formula="of:=[Sheet1.C235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35]/([Sheet1.$T$3]*[Sheet1.$S$3])" table:style-name="ce48">
            <text:p>-100.0%</text:p>
          </table:table-cell>
          <table:table-cell office:value-type="float" office:value="0" table:formula="of:=IF([Sheet1.J235]&gt;0;IF([Sheet1.M235]&gt;0;&quot;good&quot;;0);0)" table:style-name="ce44">
            <text:p>0</text:p>
          </table:table-cell>
          <table:table-cell office:value-type="float" office:value="50000" table:formula="of:=[Sheet1.A235]*[Sheet1.$T$3]" table:style-name="ce14">
            <text:p>50,000</text:p>
          </table:table-cell>
          <table:table-cell table:style-name="ce1"/>
          <table:table-cell office:value-type="float" office:value="0" table:formula="of:=AVERAGE([Sheet1.P221:.P235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36])" table:style-name="ce10">
            <text:p>100.00</text:p>
          </table:table-cell>
          <table:table-cell office:value-type="float" office:value="0" table:formula="of:=[Sheet1.$S$3]*[Sheet1.H236]" table:style-name="ce10">
            <text:p>0.00</text:p>
          </table:table-cell>
          <table:table-cell office:value-type="float" office:value="-50000" table:formula="of:=[Sheet1.$T$3]*([Sheet1.I236]-1)*[Sheet1.B236]-[Sheet1.$T$3]*[Sheet1.A236]" table:style-name="ce45">
            <text:p>-50,000</text:p>
          </table:table-cell>
          <table:table-cell office:value-type="float" office:value="100" table:formula="of:=[Sheet1.$S$3]*(1-[Sheet1.F236])" table:style-name="ce10">
            <text:p>100.00</text:p>
          </table:table-cell>
          <table:table-cell office:value-type="float" office:value="0" table:formula="of:=[Sheet1.$S$3]*[Sheet1.F236]" table:style-name="ce10">
            <text:p>0.00</text:p>
          </table:table-cell>
          <table:table-cell office:value-type="float" office:value="0" table:formula="of:=[Sheet1.H236]*[Sheet1.$F$2]" table:style-name="ce10">
            <text:p>0.00</text:p>
          </table:table-cell>
          <table:table-cell office:value-type="float" office:value="-50000" table:formula="of:=[Sheet1.$T$3]*([Sheet1.I236]-1)*[Sheet1.E236]-[Sheet1.$T$3]*[Sheet1.D236]" table:style-name="ce11">
            <text:p>-50,000</text:p>
          </table:table-cell>
          <table:table-cell office:value-type="float" office:value="0" table:formula="of:=COUNTIF([Sheet1.$P$3:.$P$106001];&quot;&gt;&quot;&amp;[Sheet1.I236])/[Sheet1.$P$2]" table:style-name="ce47">
            <text:p>0.00</text:p>
          </table:table-cell>
          <table:table-cell office:value-type="float" office:value="24.4" table:style-name="ce4">
            <text:p>24.4</text:p>
          </table:table-cell>
          <table:table-cell office:value-type="percentage" office:value="-1" table:formula="of:=[Sheet1.C236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36]/([Sheet1.$T$3]*[Sheet1.$S$3])" table:style-name="ce48">
            <text:p>-100.0%</text:p>
          </table:table-cell>
          <table:table-cell office:value-type="float" office:value="0" table:formula="of:=IF([Sheet1.J236]&gt;0;IF([Sheet1.M236]&gt;0;&quot;good&quot;;0);0)" table:style-name="ce44">
            <text:p>0</text:p>
          </table:table-cell>
          <table:table-cell office:value-type="float" office:value="50000" table:formula="of:=[Sheet1.A236]*[Sheet1.$T$3]" table:style-name="ce14">
            <text:p>50,000</text:p>
          </table:table-cell>
          <table:table-cell table:style-name="ce1"/>
          <table:table-cell office:value-type="float" office:value="0" table:formula="of:=AVERAGE([Sheet1.P222:.P236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37])" table:style-name="ce10">
            <text:p>100.00</text:p>
          </table:table-cell>
          <table:table-cell office:value-type="float" office:value="0" table:formula="of:=[Sheet1.$S$3]*[Sheet1.H237]" table:style-name="ce10">
            <text:p>0.00</text:p>
          </table:table-cell>
          <table:table-cell office:value-type="float" office:value="-50000" table:formula="of:=[Sheet1.$T$3]*([Sheet1.I237]-1)*[Sheet1.B237]-[Sheet1.$T$3]*[Sheet1.A237]" table:style-name="ce45">
            <text:p>-50,000</text:p>
          </table:table-cell>
          <table:table-cell office:value-type="float" office:value="100" table:formula="of:=[Sheet1.$S$3]*(1-[Sheet1.F237])" table:style-name="ce10">
            <text:p>100.00</text:p>
          </table:table-cell>
          <table:table-cell office:value-type="float" office:value="0" table:formula="of:=[Sheet1.$S$3]*[Sheet1.F237]" table:style-name="ce10">
            <text:p>0.00</text:p>
          </table:table-cell>
          <table:table-cell office:value-type="float" office:value="0" table:formula="of:=[Sheet1.H237]*[Sheet1.$F$2]" table:style-name="ce10">
            <text:p>0.00</text:p>
          </table:table-cell>
          <table:table-cell office:value-type="float" office:value="-50000" table:formula="of:=[Sheet1.$T$3]*([Sheet1.I237]-1)*[Sheet1.E237]-[Sheet1.$T$3]*[Sheet1.D237]" table:style-name="ce11">
            <text:p>-50,000</text:p>
          </table:table-cell>
          <table:table-cell office:value-type="float" office:value="0" table:formula="of:=COUNTIF([Sheet1.$P$3:.$P$106001];&quot;&gt;&quot;&amp;[Sheet1.I237])/[Sheet1.$P$2]" table:style-name="ce47">
            <text:p>0.00</text:p>
          </table:table-cell>
          <table:table-cell office:value-type="float" office:value="24.5" table:style-name="ce4">
            <text:p>24.5</text:p>
          </table:table-cell>
          <table:table-cell office:value-type="percentage" office:value="-1" table:formula="of:=[Sheet1.C237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37]/([Sheet1.$T$3]*[Sheet1.$S$3])" table:style-name="ce48">
            <text:p>-100.0%</text:p>
          </table:table-cell>
          <table:table-cell office:value-type="float" office:value="0" table:formula="of:=IF([Sheet1.J237]&gt;0;IF([Sheet1.M237]&gt;0;&quot;good&quot;;0);0)" table:style-name="ce44">
            <text:p>0</text:p>
          </table:table-cell>
          <table:table-cell office:value-type="float" office:value="50000" table:formula="of:=[Sheet1.A237]*[Sheet1.$T$3]" table:style-name="ce14">
            <text:p>50,000</text:p>
          </table:table-cell>
          <table:table-cell table:style-name="ce1"/>
          <table:table-cell office:value-type="float" office:value="0" table:formula="of:=AVERAGE([Sheet1.P223:.P237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38])" table:style-name="ce10">
            <text:p>100.00</text:p>
          </table:table-cell>
          <table:table-cell office:value-type="float" office:value="0" table:formula="of:=[Sheet1.$S$3]*[Sheet1.H238]" table:style-name="ce10">
            <text:p>0.00</text:p>
          </table:table-cell>
          <table:table-cell office:value-type="float" office:value="-50000" table:formula="of:=[Sheet1.$T$3]*([Sheet1.I238]-1)*[Sheet1.B238]-[Sheet1.$T$3]*[Sheet1.A238]" table:style-name="ce45">
            <text:p>-50,000</text:p>
          </table:table-cell>
          <table:table-cell office:value-type="float" office:value="100" table:formula="of:=[Sheet1.$S$3]*(1-[Sheet1.F238])" table:style-name="ce10">
            <text:p>100.00</text:p>
          </table:table-cell>
          <table:table-cell office:value-type="float" office:value="0" table:formula="of:=[Sheet1.$S$3]*[Sheet1.F238]" table:style-name="ce10">
            <text:p>0.00</text:p>
          </table:table-cell>
          <table:table-cell office:value-type="float" office:value="0" table:formula="of:=[Sheet1.H238]*[Sheet1.$F$2]" table:style-name="ce10">
            <text:p>0.00</text:p>
          </table:table-cell>
          <table:table-cell office:value-type="float" office:value="-50000" table:formula="of:=[Sheet1.$T$3]*([Sheet1.I238]-1)*[Sheet1.E238]-[Sheet1.$T$3]*[Sheet1.D238]" table:style-name="ce11">
            <text:p>-50,000</text:p>
          </table:table-cell>
          <table:table-cell office:value-type="float" office:value="0" table:formula="of:=COUNTIF([Sheet1.$P$3:.$P$106001];&quot;&gt;&quot;&amp;[Sheet1.I238])/[Sheet1.$P$2]" table:style-name="ce47">
            <text:p>0.00</text:p>
          </table:table-cell>
          <table:table-cell office:value-type="float" office:value="24.6" table:style-name="ce4">
            <text:p>24.6</text:p>
          </table:table-cell>
          <table:table-cell office:value-type="percentage" office:value="-1" table:formula="of:=[Sheet1.C238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38]/([Sheet1.$T$3]*[Sheet1.$S$3])" table:style-name="ce48">
            <text:p>-100.0%</text:p>
          </table:table-cell>
          <table:table-cell office:value-type="float" office:value="0" table:formula="of:=IF([Sheet1.J238]&gt;0;IF([Sheet1.M238]&gt;0;&quot;good&quot;;0);0)" table:style-name="ce44">
            <text:p>0</text:p>
          </table:table-cell>
          <table:table-cell office:value-type="float" office:value="50000" table:formula="of:=[Sheet1.A238]*[Sheet1.$T$3]" table:style-name="ce14">
            <text:p>50,000</text:p>
          </table:table-cell>
          <table:table-cell table:style-name="ce1"/>
          <table:table-cell office:value-type="float" office:value="0" table:formula="of:=AVERAGE([Sheet1.P224:.P238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39])" table:style-name="ce10">
            <text:p>100.00</text:p>
          </table:table-cell>
          <table:table-cell office:value-type="float" office:value="0" table:formula="of:=[Sheet1.$S$3]*[Sheet1.H239]" table:style-name="ce10">
            <text:p>0.00</text:p>
          </table:table-cell>
          <table:table-cell office:value-type="float" office:value="-50000" table:formula="of:=[Sheet1.$T$3]*([Sheet1.I239]-1)*[Sheet1.B239]-[Sheet1.$T$3]*[Sheet1.A239]" table:style-name="ce45">
            <text:p>-50,000</text:p>
          </table:table-cell>
          <table:table-cell office:value-type="float" office:value="100" table:formula="of:=[Sheet1.$S$3]*(1-[Sheet1.F239])" table:style-name="ce10">
            <text:p>100.00</text:p>
          </table:table-cell>
          <table:table-cell office:value-type="float" office:value="0" table:formula="of:=[Sheet1.$S$3]*[Sheet1.F239]" table:style-name="ce10">
            <text:p>0.00</text:p>
          </table:table-cell>
          <table:table-cell office:value-type="float" office:value="0" table:formula="of:=[Sheet1.H239]*[Sheet1.$F$2]" table:style-name="ce10">
            <text:p>0.00</text:p>
          </table:table-cell>
          <table:table-cell office:value-type="float" office:value="-50000" table:formula="of:=[Sheet1.$T$3]*([Sheet1.I239]-1)*[Sheet1.E239]-[Sheet1.$T$3]*[Sheet1.D239]" table:style-name="ce11">
            <text:p>-50,000</text:p>
          </table:table-cell>
          <table:table-cell office:value-type="float" office:value="0" table:formula="of:=COUNTIF([Sheet1.$P$3:.$P$106001];&quot;&gt;&quot;&amp;[Sheet1.I239])/[Sheet1.$P$2]" table:style-name="ce47">
            <text:p>0.00</text:p>
          </table:table-cell>
          <table:table-cell office:value-type="float" office:value="24.7" table:style-name="ce4">
            <text:p>24.7</text:p>
          </table:table-cell>
          <table:table-cell office:value-type="percentage" office:value="-1" table:formula="of:=[Sheet1.C239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39]/([Sheet1.$T$3]*[Sheet1.$S$3])" table:style-name="ce48">
            <text:p>-100.0%</text:p>
          </table:table-cell>
          <table:table-cell office:value-type="float" office:value="0" table:formula="of:=IF([Sheet1.J239]&gt;0;IF([Sheet1.M239]&gt;0;&quot;good&quot;;0);0)" table:style-name="ce44">
            <text:p>0</text:p>
          </table:table-cell>
          <table:table-cell office:value-type="float" office:value="50000" table:formula="of:=[Sheet1.A239]*[Sheet1.$T$3]" table:style-name="ce14">
            <text:p>50,000</text:p>
          </table:table-cell>
          <table:table-cell table:style-name="ce1"/>
          <table:table-cell office:value-type="float" office:value="0" table:formula="of:=AVERAGE([Sheet1.P225:.P239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40])" table:style-name="ce10">
            <text:p>100.00</text:p>
          </table:table-cell>
          <table:table-cell office:value-type="float" office:value="0" table:formula="of:=[Sheet1.$S$3]*[Sheet1.H240]" table:style-name="ce10">
            <text:p>0.00</text:p>
          </table:table-cell>
          <table:table-cell office:value-type="float" office:value="-50000" table:formula="of:=[Sheet1.$T$3]*([Sheet1.I240]-1)*[Sheet1.B240]-[Sheet1.$T$3]*[Sheet1.A240]" table:style-name="ce45">
            <text:p>-50,000</text:p>
          </table:table-cell>
          <table:table-cell office:value-type="float" office:value="100" table:formula="of:=[Sheet1.$S$3]*(1-[Sheet1.F240])" table:style-name="ce10">
            <text:p>100.00</text:p>
          </table:table-cell>
          <table:table-cell office:value-type="float" office:value="0" table:formula="of:=[Sheet1.$S$3]*[Sheet1.F240]" table:style-name="ce10">
            <text:p>0.00</text:p>
          </table:table-cell>
          <table:table-cell office:value-type="float" office:value="0" table:formula="of:=[Sheet1.H240]*[Sheet1.$F$2]" table:style-name="ce10">
            <text:p>0.00</text:p>
          </table:table-cell>
          <table:table-cell office:value-type="float" office:value="-50000" table:formula="of:=[Sheet1.$T$3]*([Sheet1.I240]-1)*[Sheet1.E240]-[Sheet1.$T$3]*[Sheet1.D240]" table:style-name="ce11">
            <text:p>-50,000</text:p>
          </table:table-cell>
          <table:table-cell office:value-type="float" office:value="0" table:formula="of:=COUNTIF([Sheet1.$P$3:.$P$106001];&quot;&gt;&quot;&amp;[Sheet1.I240])/[Sheet1.$P$2]" table:style-name="ce47">
            <text:p>0.00</text:p>
          </table:table-cell>
          <table:table-cell office:value-type="float" office:value="24.8" table:style-name="ce4">
            <text:p>24.8</text:p>
          </table:table-cell>
          <table:table-cell office:value-type="percentage" office:value="-1" table:formula="of:=[Sheet1.C240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40]/([Sheet1.$T$3]*[Sheet1.$S$3])" table:style-name="ce48">
            <text:p>-100.0%</text:p>
          </table:table-cell>
          <table:table-cell office:value-type="float" office:value="0" table:formula="of:=IF([Sheet1.J240]&gt;0;IF([Sheet1.M240]&gt;0;&quot;good&quot;;0);0)" table:style-name="ce44">
            <text:p>0</text:p>
          </table:table-cell>
          <table:table-cell office:value-type="float" office:value="50000" table:formula="of:=[Sheet1.A240]*[Sheet1.$T$3]" table:style-name="ce14">
            <text:p>50,000</text:p>
          </table:table-cell>
          <table:table-cell table:style-name="ce1"/>
          <table:table-cell office:value-type="float" office:value="0" table:formula="of:=AVERAGE([Sheet1.P226:.P240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41])" table:style-name="ce10">
            <text:p>100.00</text:p>
          </table:table-cell>
          <table:table-cell office:value-type="float" office:value="0" table:formula="of:=[Sheet1.$S$3]*[Sheet1.H241]" table:style-name="ce10">
            <text:p>0.00</text:p>
          </table:table-cell>
          <table:table-cell office:value-type="float" office:value="-50000" table:formula="of:=[Sheet1.$T$3]*([Sheet1.I241]-1)*[Sheet1.B241]-[Sheet1.$T$3]*[Sheet1.A241]" table:style-name="ce45">
            <text:p>-50,000</text:p>
          </table:table-cell>
          <table:table-cell office:value-type="float" office:value="100" table:formula="of:=[Sheet1.$S$3]*(1-[Sheet1.F241])" table:style-name="ce10">
            <text:p>100.00</text:p>
          </table:table-cell>
          <table:table-cell office:value-type="float" office:value="0" table:formula="of:=[Sheet1.$S$3]*[Sheet1.F241]" table:style-name="ce10">
            <text:p>0.00</text:p>
          </table:table-cell>
          <table:table-cell office:value-type="float" office:value="0" table:formula="of:=[Sheet1.H241]*[Sheet1.$F$2]" table:style-name="ce10">
            <text:p>0.00</text:p>
          </table:table-cell>
          <table:table-cell office:value-type="float" office:value="-50000" table:formula="of:=[Sheet1.$T$3]*([Sheet1.I241]-1)*[Sheet1.E241]-[Sheet1.$T$3]*[Sheet1.D241]" table:style-name="ce11">
            <text:p>-50,000</text:p>
          </table:table-cell>
          <table:table-cell office:value-type="float" office:value="0" table:formula="of:=COUNTIF([Sheet1.$P$3:.$P$106001];&quot;&gt;&quot;&amp;[Sheet1.I241])/[Sheet1.$P$2]" table:style-name="ce47">
            <text:p>0.00</text:p>
          </table:table-cell>
          <table:table-cell office:value-type="float" office:value="24.9" table:style-name="ce4">
            <text:p>24.9</text:p>
          </table:table-cell>
          <table:table-cell office:value-type="percentage" office:value="-1" table:formula="of:=[Sheet1.C241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41]/([Sheet1.$T$3]*[Sheet1.$S$3])" table:style-name="ce48">
            <text:p>-100.0%</text:p>
          </table:table-cell>
          <table:table-cell office:value-type="float" office:value="0" table:formula="of:=IF([Sheet1.J241]&gt;0;IF([Sheet1.M241]&gt;0;&quot;good&quot;;0);0)" table:style-name="ce44">
            <text:p>0</text:p>
          </table:table-cell>
          <table:table-cell office:value-type="float" office:value="50000" table:formula="of:=[Sheet1.A241]*[Sheet1.$T$3]" table:style-name="ce14">
            <text:p>50,000</text:p>
          </table:table-cell>
          <table:table-cell table:style-name="ce1"/>
          <table:table-cell office:value-type="float" office:value="0" table:formula="of:=AVERAGE([Sheet1.P227:.P241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42])" table:style-name="ce10">
            <text:p>100.00</text:p>
          </table:table-cell>
          <table:table-cell office:value-type="float" office:value="0" table:formula="of:=[Sheet1.$S$3]*[Sheet1.H242]" table:style-name="ce10">
            <text:p>0.00</text:p>
          </table:table-cell>
          <table:table-cell office:value-type="float" office:value="-50000" table:formula="of:=[Sheet1.$T$3]*([Sheet1.I242]-1)*[Sheet1.B242]-[Sheet1.$T$3]*[Sheet1.A242]" table:style-name="ce45">
            <text:p>-50,000</text:p>
          </table:table-cell>
          <table:table-cell office:value-type="float" office:value="100" table:formula="of:=[Sheet1.$S$3]*(1-[Sheet1.F242])" table:style-name="ce10">
            <text:p>100.00</text:p>
          </table:table-cell>
          <table:table-cell office:value-type="float" office:value="0" table:formula="of:=[Sheet1.$S$3]*[Sheet1.F242]" table:style-name="ce10">
            <text:p>0.00</text:p>
          </table:table-cell>
          <table:table-cell office:value-type="float" office:value="0" table:formula="of:=[Sheet1.H242]*[Sheet1.$F$2]" table:style-name="ce10">
            <text:p>0.00</text:p>
          </table:table-cell>
          <table:table-cell office:value-type="float" office:value="-50000" table:formula="of:=[Sheet1.$T$3]*([Sheet1.I242]-1)*[Sheet1.E242]-[Sheet1.$T$3]*[Sheet1.D242]" table:style-name="ce11">
            <text:p>-50,000</text:p>
          </table:table-cell>
          <table:table-cell office:value-type="float" office:value="0" table:formula="of:=COUNTIF([Sheet1.$P$3:.$P$106001];&quot;&gt;&quot;&amp;[Sheet1.I242])/[Sheet1.$P$2]" table:style-name="ce47">
            <text:p>0.00</text:p>
          </table:table-cell>
          <table:table-cell office:value-type="float" office:value="25" table:style-name="ce4">
            <text:p>25</text:p>
          </table:table-cell>
          <table:table-cell office:value-type="percentage" office:value="-1" table:formula="of:=[Sheet1.C242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42]/([Sheet1.$T$3]*[Sheet1.$S$3])" table:style-name="ce48">
            <text:p>-100.0%</text:p>
          </table:table-cell>
          <table:table-cell office:value-type="float" office:value="0" table:formula="of:=IF([Sheet1.J242]&gt;0;IF([Sheet1.M242]&gt;0;&quot;good&quot;;0);0)" table:style-name="ce44">
            <text:p>0</text:p>
          </table:table-cell>
          <table:table-cell office:value-type="float" office:value="50000" table:formula="of:=[Sheet1.A242]*[Sheet1.$T$3]" table:style-name="ce14">
            <text:p>50,000</text:p>
          </table:table-cell>
          <table:table-cell table:style-name="ce1"/>
          <table:table-cell office:value-type="float" office:value="0" table:formula="of:=AVERAGE([Sheet1.P228:.P242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43])" table:style-name="ce10">
            <text:p>100.00</text:p>
          </table:table-cell>
          <table:table-cell office:value-type="float" office:value="0" table:formula="of:=[Sheet1.$S$3]*[Sheet1.H243]" table:style-name="ce10">
            <text:p>0.00</text:p>
          </table:table-cell>
          <table:table-cell office:value-type="float" office:value="-50000" table:formula="of:=[Sheet1.$T$3]*([Sheet1.I243]-1)*[Sheet1.B243]-[Sheet1.$T$3]*[Sheet1.A243]" table:style-name="ce45">
            <text:p>-50,000</text:p>
          </table:table-cell>
          <table:table-cell office:value-type="float" office:value="100" table:formula="of:=[Sheet1.$S$3]*(1-[Sheet1.F243])" table:style-name="ce10">
            <text:p>100.00</text:p>
          </table:table-cell>
          <table:table-cell office:value-type="float" office:value="0" table:formula="of:=[Sheet1.$S$3]*[Sheet1.F243]" table:style-name="ce10">
            <text:p>0.00</text:p>
          </table:table-cell>
          <table:table-cell office:value-type="float" office:value="0" table:formula="of:=[Sheet1.H243]*[Sheet1.$F$2]" table:style-name="ce10">
            <text:p>0.00</text:p>
          </table:table-cell>
          <table:table-cell office:value-type="float" office:value="-50000" table:formula="of:=[Sheet1.$T$3]*([Sheet1.I243]-1)*[Sheet1.E243]-[Sheet1.$T$3]*[Sheet1.D243]" table:style-name="ce11">
            <text:p>-50,000</text:p>
          </table:table-cell>
          <table:table-cell office:value-type="float" office:value="0" table:formula="of:=COUNTIF([Sheet1.$P$3:.$P$106001];&quot;&gt;&quot;&amp;[Sheet1.I243])/[Sheet1.$P$2]" table:style-name="ce47">
            <text:p>0.00</text:p>
          </table:table-cell>
          <table:table-cell office:value-type="float" office:value="25.1" table:style-name="ce4">
            <text:p>25.1</text:p>
          </table:table-cell>
          <table:table-cell office:value-type="percentage" office:value="-1" table:formula="of:=[Sheet1.C243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43]/([Sheet1.$T$3]*[Sheet1.$S$3])" table:style-name="ce48">
            <text:p>-100.0%</text:p>
          </table:table-cell>
          <table:table-cell office:value-type="float" office:value="0" table:formula="of:=IF([Sheet1.J243]&gt;0;IF([Sheet1.M243]&gt;0;&quot;good&quot;;0);0)" table:style-name="ce44">
            <text:p>0</text:p>
          </table:table-cell>
          <table:table-cell office:value-type="float" office:value="50000" table:formula="of:=[Sheet1.A243]*[Sheet1.$T$3]" table:style-name="ce14">
            <text:p>50,000</text:p>
          </table:table-cell>
          <table:table-cell table:style-name="ce1"/>
          <table:table-cell office:value-type="float" office:value="0" table:formula="of:=AVERAGE([Sheet1.P229:.P243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44])" table:style-name="ce10">
            <text:p>100.00</text:p>
          </table:table-cell>
          <table:table-cell office:value-type="float" office:value="0" table:formula="of:=[Sheet1.$S$3]*[Sheet1.H244]" table:style-name="ce10">
            <text:p>0.00</text:p>
          </table:table-cell>
          <table:table-cell office:value-type="float" office:value="-50000" table:formula="of:=[Sheet1.$T$3]*([Sheet1.I244]-1)*[Sheet1.B244]-[Sheet1.$T$3]*[Sheet1.A244]" table:style-name="ce45">
            <text:p>-50,000</text:p>
          </table:table-cell>
          <table:table-cell office:value-type="float" office:value="100" table:formula="of:=[Sheet1.$S$3]*(1-[Sheet1.F244])" table:style-name="ce10">
            <text:p>100.00</text:p>
          </table:table-cell>
          <table:table-cell office:value-type="float" office:value="0" table:formula="of:=[Sheet1.$S$3]*[Sheet1.F244]" table:style-name="ce10">
            <text:p>0.00</text:p>
          </table:table-cell>
          <table:table-cell office:value-type="float" office:value="0" table:formula="of:=[Sheet1.H244]*[Sheet1.$F$2]" table:style-name="ce10">
            <text:p>0.00</text:p>
          </table:table-cell>
          <table:table-cell office:value-type="float" office:value="-50000" table:formula="of:=[Sheet1.$T$3]*([Sheet1.I244]-1)*[Sheet1.E244]-[Sheet1.$T$3]*[Sheet1.D244]" table:style-name="ce11">
            <text:p>-50,000</text:p>
          </table:table-cell>
          <table:table-cell office:value-type="float" office:value="0" table:formula="of:=COUNTIF([Sheet1.$P$3:.$P$106001];&quot;&gt;&quot;&amp;[Sheet1.I244])/[Sheet1.$P$2]" table:style-name="ce47">
            <text:p>0.00</text:p>
          </table:table-cell>
          <table:table-cell office:value-type="float" office:value="25.2" table:style-name="ce4">
            <text:p>25.2</text:p>
          </table:table-cell>
          <table:table-cell office:value-type="percentage" office:value="-1" table:formula="of:=[Sheet1.C244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44]/([Sheet1.$T$3]*[Sheet1.$S$3])" table:style-name="ce48">
            <text:p>-100.0%</text:p>
          </table:table-cell>
          <table:table-cell office:value-type="float" office:value="0" table:formula="of:=IF([Sheet1.J244]&gt;0;IF([Sheet1.M244]&gt;0;&quot;good&quot;;0);0)" table:style-name="ce44">
            <text:p>0</text:p>
          </table:table-cell>
          <table:table-cell office:value-type="float" office:value="50000" table:formula="of:=[Sheet1.A244]*[Sheet1.$T$3]" table:style-name="ce14">
            <text:p>50,000</text:p>
          </table:table-cell>
          <table:table-cell table:style-name="ce1"/>
          <table:table-cell office:value-type="float" office:value="0" table:formula="of:=AVERAGE([Sheet1.P230:.P244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45])" table:style-name="ce10">
            <text:p>100.00</text:p>
          </table:table-cell>
          <table:table-cell office:value-type="float" office:value="0" table:formula="of:=[Sheet1.$S$3]*[Sheet1.H245]" table:style-name="ce10">
            <text:p>0.00</text:p>
          </table:table-cell>
          <table:table-cell office:value-type="float" office:value="-50000" table:formula="of:=[Sheet1.$T$3]*([Sheet1.I245]-1)*[Sheet1.B245]-[Sheet1.$T$3]*[Sheet1.A245]" table:style-name="ce45">
            <text:p>-50,000</text:p>
          </table:table-cell>
          <table:table-cell office:value-type="float" office:value="100" table:formula="of:=[Sheet1.$S$3]*(1-[Sheet1.F245])" table:style-name="ce10">
            <text:p>100.00</text:p>
          </table:table-cell>
          <table:table-cell office:value-type="float" office:value="0" table:formula="of:=[Sheet1.$S$3]*[Sheet1.F245]" table:style-name="ce10">
            <text:p>0.00</text:p>
          </table:table-cell>
          <table:table-cell office:value-type="float" office:value="0" table:formula="of:=[Sheet1.H245]*[Sheet1.$F$2]" table:style-name="ce10">
            <text:p>0.00</text:p>
          </table:table-cell>
          <table:table-cell office:value-type="float" office:value="-50000" table:formula="of:=[Sheet1.$T$3]*([Sheet1.I245]-1)*[Sheet1.E245]-[Sheet1.$T$3]*[Sheet1.D245]" table:style-name="ce11">
            <text:p>-50,000</text:p>
          </table:table-cell>
          <table:table-cell office:value-type="float" office:value="0" table:formula="of:=COUNTIF([Sheet1.$P$3:.$P$106001];&quot;&gt;&quot;&amp;[Sheet1.I245])/[Sheet1.$P$2]" table:style-name="ce47">
            <text:p>0.00</text:p>
          </table:table-cell>
          <table:table-cell office:value-type="float" office:value="25.3" table:style-name="ce4">
            <text:p>25.3</text:p>
          </table:table-cell>
          <table:table-cell office:value-type="percentage" office:value="-1" table:formula="of:=[Sheet1.C245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45]/([Sheet1.$T$3]*[Sheet1.$S$3])" table:style-name="ce48">
            <text:p>-100.0%</text:p>
          </table:table-cell>
          <table:table-cell office:value-type="float" office:value="0" table:formula="of:=IF([Sheet1.J245]&gt;0;IF([Sheet1.M245]&gt;0;&quot;good&quot;;0);0)" table:style-name="ce44">
            <text:p>0</text:p>
          </table:table-cell>
          <table:table-cell office:value-type="float" office:value="50000" table:formula="of:=[Sheet1.A245]*[Sheet1.$T$3]" table:style-name="ce14">
            <text:p>50,000</text:p>
          </table:table-cell>
          <table:table-cell table:style-name="ce1"/>
          <table:table-cell office:value-type="float" office:value="0" table:formula="of:=AVERAGE([Sheet1.P231:.P245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46])" table:style-name="ce10">
            <text:p>100.00</text:p>
          </table:table-cell>
          <table:table-cell office:value-type="float" office:value="0" table:formula="of:=[Sheet1.$S$3]*[Sheet1.H246]" table:style-name="ce10">
            <text:p>0.00</text:p>
          </table:table-cell>
          <table:table-cell office:value-type="float" office:value="-50000" table:formula="of:=[Sheet1.$T$3]*([Sheet1.I246]-1)*[Sheet1.B246]-[Sheet1.$T$3]*[Sheet1.A246]" table:style-name="ce45">
            <text:p>-50,000</text:p>
          </table:table-cell>
          <table:table-cell office:value-type="float" office:value="100" table:formula="of:=[Sheet1.$S$3]*(1-[Sheet1.F246])" table:style-name="ce10">
            <text:p>100.00</text:p>
          </table:table-cell>
          <table:table-cell office:value-type="float" office:value="0" table:formula="of:=[Sheet1.$S$3]*[Sheet1.F246]" table:style-name="ce10">
            <text:p>0.00</text:p>
          </table:table-cell>
          <table:table-cell office:value-type="float" office:value="0" table:formula="of:=[Sheet1.H246]*[Sheet1.$F$2]" table:style-name="ce10">
            <text:p>0.00</text:p>
          </table:table-cell>
          <table:table-cell office:value-type="float" office:value="-50000" table:formula="of:=[Sheet1.$T$3]*([Sheet1.I246]-1)*[Sheet1.E246]-[Sheet1.$T$3]*[Sheet1.D246]" table:style-name="ce11">
            <text:p>-50,000</text:p>
          </table:table-cell>
          <table:table-cell office:value-type="float" office:value="0" table:formula="of:=COUNTIF([Sheet1.$P$3:.$P$106001];&quot;&gt;&quot;&amp;[Sheet1.I246])/[Sheet1.$P$2]" table:style-name="ce47">
            <text:p>0.00</text:p>
          </table:table-cell>
          <table:table-cell office:value-type="float" office:value="25.4" table:style-name="ce4">
            <text:p>25.4</text:p>
          </table:table-cell>
          <table:table-cell office:value-type="percentage" office:value="-1" table:formula="of:=[Sheet1.C246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46]/([Sheet1.$T$3]*[Sheet1.$S$3])" table:style-name="ce48">
            <text:p>-100.0%</text:p>
          </table:table-cell>
          <table:table-cell office:value-type="float" office:value="0" table:formula="of:=IF([Sheet1.J246]&gt;0;IF([Sheet1.M246]&gt;0;&quot;good&quot;;0);0)" table:style-name="ce44">
            <text:p>0</text:p>
          </table:table-cell>
          <table:table-cell office:value-type="float" office:value="50000" table:formula="of:=[Sheet1.A246]*[Sheet1.$T$3]" table:style-name="ce14">
            <text:p>50,000</text:p>
          </table:table-cell>
          <table:table-cell table:style-name="ce1"/>
          <table:table-cell office:value-type="float" office:value="0" table:formula="of:=AVERAGE([Sheet1.P232:.P246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47])" table:style-name="ce10">
            <text:p>100.00</text:p>
          </table:table-cell>
          <table:table-cell office:value-type="float" office:value="0" table:formula="of:=[Sheet1.$S$3]*[Sheet1.H247]" table:style-name="ce10">
            <text:p>0.00</text:p>
          </table:table-cell>
          <table:table-cell office:value-type="float" office:value="-50000" table:formula="of:=[Sheet1.$T$3]*([Sheet1.I247]-1)*[Sheet1.B247]-[Sheet1.$T$3]*[Sheet1.A247]" table:style-name="ce45">
            <text:p>-50,000</text:p>
          </table:table-cell>
          <table:table-cell office:value-type="float" office:value="100" table:formula="of:=[Sheet1.$S$3]*(1-[Sheet1.F247])" table:style-name="ce10">
            <text:p>100.00</text:p>
          </table:table-cell>
          <table:table-cell office:value-type="float" office:value="0" table:formula="of:=[Sheet1.$S$3]*[Sheet1.F247]" table:style-name="ce10">
            <text:p>0.00</text:p>
          </table:table-cell>
          <table:table-cell office:value-type="float" office:value="0" table:formula="of:=[Sheet1.H247]*[Sheet1.$F$2]" table:style-name="ce10">
            <text:p>0.00</text:p>
          </table:table-cell>
          <table:table-cell office:value-type="float" office:value="-50000" table:formula="of:=[Sheet1.$T$3]*([Sheet1.I247]-1)*[Sheet1.E247]-[Sheet1.$T$3]*[Sheet1.D247]" table:style-name="ce11">
            <text:p>-50,000</text:p>
          </table:table-cell>
          <table:table-cell office:value-type="float" office:value="0" table:formula="of:=COUNTIF([Sheet1.$P$3:.$P$106001];&quot;&gt;&quot;&amp;[Sheet1.I247])/[Sheet1.$P$2]" table:style-name="ce47">
            <text:p>0.00</text:p>
          </table:table-cell>
          <table:table-cell office:value-type="float" office:value="25.5" table:style-name="ce4">
            <text:p>25.5</text:p>
          </table:table-cell>
          <table:table-cell office:value-type="percentage" office:value="-1" table:formula="of:=[Sheet1.C247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47]/([Sheet1.$T$3]*[Sheet1.$S$3])" table:style-name="ce48">
            <text:p>-100.0%</text:p>
          </table:table-cell>
          <table:table-cell office:value-type="float" office:value="0" table:formula="of:=IF([Sheet1.J247]&gt;0;IF([Sheet1.M247]&gt;0;&quot;good&quot;;0);0)" table:style-name="ce44">
            <text:p>0</text:p>
          </table:table-cell>
          <table:table-cell office:value-type="float" office:value="50000" table:formula="of:=[Sheet1.A247]*[Sheet1.$T$3]" table:style-name="ce14">
            <text:p>50,000</text:p>
          </table:table-cell>
          <table:table-cell table:style-name="ce1"/>
          <table:table-cell office:value-type="float" office:value="0" table:formula="of:=AVERAGE([Sheet1.P233:.P247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48])" table:style-name="ce10">
            <text:p>100.00</text:p>
          </table:table-cell>
          <table:table-cell office:value-type="float" office:value="0" table:formula="of:=[Sheet1.$S$3]*[Sheet1.H248]" table:style-name="ce10">
            <text:p>0.00</text:p>
          </table:table-cell>
          <table:table-cell office:value-type="float" office:value="-50000" table:formula="of:=[Sheet1.$T$3]*([Sheet1.I248]-1)*[Sheet1.B248]-[Sheet1.$T$3]*[Sheet1.A248]" table:style-name="ce45">
            <text:p>-50,000</text:p>
          </table:table-cell>
          <table:table-cell office:value-type="float" office:value="100" table:formula="of:=[Sheet1.$S$3]*(1-[Sheet1.F248])" table:style-name="ce10">
            <text:p>100.00</text:p>
          </table:table-cell>
          <table:table-cell office:value-type="float" office:value="0" table:formula="of:=[Sheet1.$S$3]*[Sheet1.F248]" table:style-name="ce10">
            <text:p>0.00</text:p>
          </table:table-cell>
          <table:table-cell office:value-type="float" office:value="0" table:formula="of:=[Sheet1.H248]*[Sheet1.$F$2]" table:style-name="ce10">
            <text:p>0.00</text:p>
          </table:table-cell>
          <table:table-cell office:value-type="float" office:value="-50000" table:formula="of:=[Sheet1.$T$3]*([Sheet1.I248]-1)*[Sheet1.E248]-[Sheet1.$T$3]*[Sheet1.D248]" table:style-name="ce11">
            <text:p>-50,000</text:p>
          </table:table-cell>
          <table:table-cell office:value-type="float" office:value="0" table:formula="of:=COUNTIF([Sheet1.$P$3:.$P$106001];&quot;&gt;&quot;&amp;[Sheet1.I248])/[Sheet1.$P$2]" table:style-name="ce47">
            <text:p>0.00</text:p>
          </table:table-cell>
          <table:table-cell office:value-type="float" office:value="25.6" table:style-name="ce4">
            <text:p>25.6</text:p>
          </table:table-cell>
          <table:table-cell office:value-type="percentage" office:value="-1" table:formula="of:=[Sheet1.C248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48]/([Sheet1.$T$3]*[Sheet1.$S$3])" table:style-name="ce48">
            <text:p>-100.0%</text:p>
          </table:table-cell>
          <table:table-cell office:value-type="float" office:value="0" table:formula="of:=IF([Sheet1.J248]&gt;0;IF([Sheet1.M248]&gt;0;&quot;good&quot;;0);0)" table:style-name="ce44">
            <text:p>0</text:p>
          </table:table-cell>
          <table:table-cell office:value-type="float" office:value="50000" table:formula="of:=[Sheet1.A248]*[Sheet1.$T$3]" table:style-name="ce14">
            <text:p>50,000</text:p>
          </table:table-cell>
          <table:table-cell table:style-name="ce1"/>
          <table:table-cell office:value-type="float" office:value="0" table:formula="of:=AVERAGE([Sheet1.P234:.P248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49])" table:style-name="ce10">
            <text:p>100.00</text:p>
          </table:table-cell>
          <table:table-cell office:value-type="float" office:value="0" table:formula="of:=[Sheet1.$S$3]*[Sheet1.H249]" table:style-name="ce10">
            <text:p>0.00</text:p>
          </table:table-cell>
          <table:table-cell office:value-type="float" office:value="-50000" table:formula="of:=[Sheet1.$T$3]*([Sheet1.I249]-1)*[Sheet1.B249]-[Sheet1.$T$3]*[Sheet1.A249]" table:style-name="ce45">
            <text:p>-50,000</text:p>
          </table:table-cell>
          <table:table-cell office:value-type="float" office:value="100" table:formula="of:=[Sheet1.$S$3]*(1-[Sheet1.F249])" table:style-name="ce10">
            <text:p>100.00</text:p>
          </table:table-cell>
          <table:table-cell office:value-type="float" office:value="0" table:formula="of:=[Sheet1.$S$3]*[Sheet1.F249]" table:style-name="ce10">
            <text:p>0.00</text:p>
          </table:table-cell>
          <table:table-cell office:value-type="float" office:value="0" table:formula="of:=[Sheet1.H249]*[Sheet1.$F$2]" table:style-name="ce10">
            <text:p>0.00</text:p>
          </table:table-cell>
          <table:table-cell office:value-type="float" office:value="-50000" table:formula="of:=[Sheet1.$T$3]*([Sheet1.I249]-1)*[Sheet1.E249]-[Sheet1.$T$3]*[Sheet1.D249]" table:style-name="ce11">
            <text:p>-50,000</text:p>
          </table:table-cell>
          <table:table-cell office:value-type="float" office:value="0" table:formula="of:=COUNTIF([Sheet1.$P$3:.$P$106001];&quot;&gt;&quot;&amp;[Sheet1.I249])/[Sheet1.$P$2]" table:style-name="ce47">
            <text:p>0.00</text:p>
          </table:table-cell>
          <table:table-cell office:value-type="float" office:value="25.7" table:style-name="ce4">
            <text:p>25.7</text:p>
          </table:table-cell>
          <table:table-cell office:value-type="percentage" office:value="-1" table:formula="of:=[Sheet1.C249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49]/([Sheet1.$T$3]*[Sheet1.$S$3])" table:style-name="ce48">
            <text:p>-100.0%</text:p>
          </table:table-cell>
          <table:table-cell office:value-type="float" office:value="0" table:formula="of:=IF([Sheet1.J249]&gt;0;IF([Sheet1.M249]&gt;0;&quot;good&quot;;0);0)" table:style-name="ce44">
            <text:p>0</text:p>
          </table:table-cell>
          <table:table-cell office:value-type="float" office:value="50000" table:formula="of:=[Sheet1.A249]*[Sheet1.$T$3]" table:style-name="ce14">
            <text:p>50,000</text:p>
          </table:table-cell>
          <table:table-cell table:style-name="ce1"/>
          <table:table-cell office:value-type="float" office:value="0" table:formula="of:=AVERAGE([Sheet1.P235:.P249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50])" table:style-name="ce10">
            <text:p>100.00</text:p>
          </table:table-cell>
          <table:table-cell office:value-type="float" office:value="0" table:formula="of:=[Sheet1.$S$3]*[Sheet1.H250]" table:style-name="ce10">
            <text:p>0.00</text:p>
          </table:table-cell>
          <table:table-cell office:value-type="float" office:value="-50000" table:formula="of:=[Sheet1.$T$3]*([Sheet1.I250]-1)*[Sheet1.B250]-[Sheet1.$T$3]*[Sheet1.A250]" table:style-name="ce45">
            <text:p>-50,000</text:p>
          </table:table-cell>
          <table:table-cell office:value-type="float" office:value="100" table:formula="of:=[Sheet1.$S$3]*(1-[Sheet1.F250])" table:style-name="ce10">
            <text:p>100.00</text:p>
          </table:table-cell>
          <table:table-cell office:value-type="float" office:value="0" table:formula="of:=[Sheet1.$S$3]*[Sheet1.F250]" table:style-name="ce10">
            <text:p>0.00</text:p>
          </table:table-cell>
          <table:table-cell office:value-type="float" office:value="0" table:formula="of:=[Sheet1.H250]*[Sheet1.$F$2]" table:style-name="ce10">
            <text:p>0.00</text:p>
          </table:table-cell>
          <table:table-cell office:value-type="float" office:value="-50000" table:formula="of:=[Sheet1.$T$3]*([Sheet1.I250]-1)*[Sheet1.E250]-[Sheet1.$T$3]*[Sheet1.D250]" table:style-name="ce11">
            <text:p>-50,000</text:p>
          </table:table-cell>
          <table:table-cell office:value-type="float" office:value="0" table:formula="of:=COUNTIF([Sheet1.$P$3:.$P$106001];&quot;&gt;&quot;&amp;[Sheet1.I250])/[Sheet1.$P$2]" table:style-name="ce47">
            <text:p>0.00</text:p>
          </table:table-cell>
          <table:table-cell office:value-type="float" office:value="25.8" table:style-name="ce4">
            <text:p>25.8</text:p>
          </table:table-cell>
          <table:table-cell office:value-type="percentage" office:value="-1" table:formula="of:=[Sheet1.C250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50]/([Sheet1.$T$3]*[Sheet1.$S$3])" table:style-name="ce48">
            <text:p>-100.0%</text:p>
          </table:table-cell>
          <table:table-cell office:value-type="float" office:value="0" table:formula="of:=IF([Sheet1.J250]&gt;0;IF([Sheet1.M250]&gt;0;&quot;good&quot;;0);0)" table:style-name="ce44">
            <text:p>0</text:p>
          </table:table-cell>
          <table:table-cell office:value-type="float" office:value="50000" table:formula="of:=[Sheet1.A250]*[Sheet1.$T$3]" table:style-name="ce14">
            <text:p>50,000</text:p>
          </table:table-cell>
          <table:table-cell table:style-name="ce1"/>
          <table:table-cell office:value-type="float" office:value="0" table:formula="of:=AVERAGE([Sheet1.P236:.P250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51])" table:style-name="ce10">
            <text:p>100.00</text:p>
          </table:table-cell>
          <table:table-cell office:value-type="float" office:value="0" table:formula="of:=[Sheet1.$S$3]*[Sheet1.H251]" table:style-name="ce10">
            <text:p>0.00</text:p>
          </table:table-cell>
          <table:table-cell office:value-type="float" office:value="-50000" table:formula="of:=[Sheet1.$T$3]*([Sheet1.I251]-1)*[Sheet1.B251]-[Sheet1.$T$3]*[Sheet1.A251]" table:style-name="ce45">
            <text:p>-50,000</text:p>
          </table:table-cell>
          <table:table-cell office:value-type="float" office:value="100" table:formula="of:=[Sheet1.$S$3]*(1-[Sheet1.F251])" table:style-name="ce10">
            <text:p>100.00</text:p>
          </table:table-cell>
          <table:table-cell office:value-type="float" office:value="0" table:formula="of:=[Sheet1.$S$3]*[Sheet1.F251]" table:style-name="ce10">
            <text:p>0.00</text:p>
          </table:table-cell>
          <table:table-cell office:value-type="float" office:value="0" table:formula="of:=[Sheet1.H251]*[Sheet1.$F$2]" table:style-name="ce10">
            <text:p>0.00</text:p>
          </table:table-cell>
          <table:table-cell office:value-type="float" office:value="-50000" table:formula="of:=[Sheet1.$T$3]*([Sheet1.I251]-1)*[Sheet1.E251]-[Sheet1.$T$3]*[Sheet1.D251]" table:style-name="ce11">
            <text:p>-50,000</text:p>
          </table:table-cell>
          <table:table-cell office:value-type="float" office:value="0" table:formula="of:=COUNTIF([Sheet1.$P$3:.$P$106001];&quot;&gt;&quot;&amp;[Sheet1.I251])/[Sheet1.$P$2]" table:style-name="ce47">
            <text:p>0.00</text:p>
          </table:table-cell>
          <table:table-cell office:value-type="float" office:value="25.9" table:style-name="ce4">
            <text:p>25.9</text:p>
          </table:table-cell>
          <table:table-cell office:value-type="percentage" office:value="-1" table:formula="of:=[Sheet1.C251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51]/([Sheet1.$T$3]*[Sheet1.$S$3])" table:style-name="ce48">
            <text:p>-100.0%</text:p>
          </table:table-cell>
          <table:table-cell office:value-type="float" office:value="0" table:formula="of:=IF([Sheet1.J251]&gt;0;IF([Sheet1.M251]&gt;0;&quot;good&quot;;0);0)" table:style-name="ce44">
            <text:p>0</text:p>
          </table:table-cell>
          <table:table-cell office:value-type="float" office:value="50000" table:formula="of:=[Sheet1.A251]*[Sheet1.$T$3]" table:style-name="ce14">
            <text:p>50,000</text:p>
          </table:table-cell>
          <table:table-cell table:style-name="ce1"/>
          <table:table-cell office:value-type="float" office:value="0" table:formula="of:=AVERAGE([Sheet1.P237:.P251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52])" table:style-name="ce10">
            <text:p>100.00</text:p>
          </table:table-cell>
          <table:table-cell office:value-type="float" office:value="0" table:formula="of:=[Sheet1.$S$3]*[Sheet1.H252]" table:style-name="ce10">
            <text:p>0.00</text:p>
          </table:table-cell>
          <table:table-cell office:value-type="float" office:value="-50000" table:formula="of:=[Sheet1.$T$3]*([Sheet1.I252]-1)*[Sheet1.B252]-[Sheet1.$T$3]*[Sheet1.A252]" table:style-name="ce45">
            <text:p>-50,000</text:p>
          </table:table-cell>
          <table:table-cell office:value-type="float" office:value="100" table:formula="of:=[Sheet1.$S$3]*(1-[Sheet1.F252])" table:style-name="ce10">
            <text:p>100.00</text:p>
          </table:table-cell>
          <table:table-cell office:value-type="float" office:value="0" table:formula="of:=[Sheet1.$S$3]*[Sheet1.F252]" table:style-name="ce10">
            <text:p>0.00</text:p>
          </table:table-cell>
          <table:table-cell office:value-type="float" office:value="0" table:formula="of:=[Sheet1.H252]*[Sheet1.$F$2]" table:style-name="ce10">
            <text:p>0.00</text:p>
          </table:table-cell>
          <table:table-cell office:value-type="float" office:value="-50000" table:formula="of:=[Sheet1.$T$3]*([Sheet1.I252]-1)*[Sheet1.E252]-[Sheet1.$T$3]*[Sheet1.D252]" table:style-name="ce11">
            <text:p>-50,000</text:p>
          </table:table-cell>
          <table:table-cell office:value-type="float" office:value="0" table:formula="of:=COUNTIF([Sheet1.$P$3:.$P$106001];&quot;&gt;&quot;&amp;[Sheet1.I252])/[Sheet1.$P$2]" table:style-name="ce47">
            <text:p>0.00</text:p>
          </table:table-cell>
          <table:table-cell office:value-type="float" office:value="26" table:style-name="ce4">
            <text:p>26</text:p>
          </table:table-cell>
          <table:table-cell office:value-type="percentage" office:value="-1" table:formula="of:=[Sheet1.C252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52]/([Sheet1.$T$3]*[Sheet1.$S$3])" table:style-name="ce48">
            <text:p>-100.0%</text:p>
          </table:table-cell>
          <table:table-cell office:value-type="float" office:value="0" table:formula="of:=IF([Sheet1.J252]&gt;0;IF([Sheet1.M252]&gt;0;&quot;good&quot;;0);0)" table:style-name="ce44">
            <text:p>0</text:p>
          </table:table-cell>
          <table:table-cell office:value-type="float" office:value="50000" table:formula="of:=[Sheet1.A252]*[Sheet1.$T$3]" table:style-name="ce14">
            <text:p>50,000</text:p>
          </table:table-cell>
          <table:table-cell table:style-name="ce1"/>
          <table:table-cell office:value-type="float" office:value="0" table:formula="of:=AVERAGE([Sheet1.P238:.P252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53])" table:style-name="ce10">
            <text:p>100.00</text:p>
          </table:table-cell>
          <table:table-cell office:value-type="float" office:value="0" table:formula="of:=[Sheet1.$S$3]*[Sheet1.H253]" table:style-name="ce10">
            <text:p>0.00</text:p>
          </table:table-cell>
          <table:table-cell office:value-type="float" office:value="-50000" table:formula="of:=[Sheet1.$T$3]*([Sheet1.I253]-1)*[Sheet1.B253]-[Sheet1.$T$3]*[Sheet1.A253]" table:style-name="ce45">
            <text:p>-50,000</text:p>
          </table:table-cell>
          <table:table-cell office:value-type="float" office:value="100" table:formula="of:=[Sheet1.$S$3]*(1-[Sheet1.F253])" table:style-name="ce10">
            <text:p>100.00</text:p>
          </table:table-cell>
          <table:table-cell office:value-type="float" office:value="0" table:formula="of:=[Sheet1.$S$3]*[Sheet1.F253]" table:style-name="ce10">
            <text:p>0.00</text:p>
          </table:table-cell>
          <table:table-cell office:value-type="float" office:value="0" table:formula="of:=[Sheet1.H253]*[Sheet1.$F$2]" table:style-name="ce10">
            <text:p>0.00</text:p>
          </table:table-cell>
          <table:table-cell office:value-type="float" office:value="-50000" table:formula="of:=[Sheet1.$T$3]*([Sheet1.I253]-1)*[Sheet1.E253]-[Sheet1.$T$3]*[Sheet1.D253]" table:style-name="ce11">
            <text:p>-50,000</text:p>
          </table:table-cell>
          <table:table-cell office:value-type="float" office:value="0" table:formula="of:=COUNTIF([Sheet1.$P$3:.$P$106001];&quot;&gt;&quot;&amp;[Sheet1.I253])/[Sheet1.$P$2]" table:style-name="ce47">
            <text:p>0.00</text:p>
          </table:table-cell>
          <table:table-cell office:value-type="float" office:value="26.1" table:style-name="ce4">
            <text:p>26.1</text:p>
          </table:table-cell>
          <table:table-cell office:value-type="percentage" office:value="-1" table:formula="of:=[Sheet1.C253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53]/([Sheet1.$T$3]*[Sheet1.$S$3])" table:style-name="ce48">
            <text:p>-100.0%</text:p>
          </table:table-cell>
          <table:table-cell office:value-type="float" office:value="0" table:formula="of:=IF([Sheet1.J253]&gt;0;IF([Sheet1.M253]&gt;0;&quot;good&quot;;0);0)" table:style-name="ce44">
            <text:p>0</text:p>
          </table:table-cell>
          <table:table-cell office:value-type="float" office:value="50000" table:formula="of:=[Sheet1.A253]*[Sheet1.$T$3]" table:style-name="ce14">
            <text:p>50,000</text:p>
          </table:table-cell>
          <table:table-cell table:style-name="ce1"/>
          <table:table-cell office:value-type="float" office:value="0" table:formula="of:=AVERAGE([Sheet1.P239:.P253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54])" table:style-name="ce10">
            <text:p>100.00</text:p>
          </table:table-cell>
          <table:table-cell office:value-type="float" office:value="0" table:formula="of:=[Sheet1.$S$3]*[Sheet1.H254]" table:style-name="ce10">
            <text:p>0.00</text:p>
          </table:table-cell>
          <table:table-cell office:value-type="float" office:value="-50000" table:formula="of:=[Sheet1.$T$3]*([Sheet1.I254]-1)*[Sheet1.B254]-[Sheet1.$T$3]*[Sheet1.A254]" table:style-name="ce45">
            <text:p>-50,000</text:p>
          </table:table-cell>
          <table:table-cell office:value-type="float" office:value="100" table:formula="of:=[Sheet1.$S$3]*(1-[Sheet1.F254])" table:style-name="ce10">
            <text:p>100.00</text:p>
          </table:table-cell>
          <table:table-cell office:value-type="float" office:value="0" table:formula="of:=[Sheet1.$S$3]*[Sheet1.F254]" table:style-name="ce10">
            <text:p>0.00</text:p>
          </table:table-cell>
          <table:table-cell office:value-type="float" office:value="0" table:formula="of:=[Sheet1.H254]*[Sheet1.$F$2]" table:style-name="ce10">
            <text:p>0.00</text:p>
          </table:table-cell>
          <table:table-cell office:value-type="float" office:value="-50000" table:formula="of:=[Sheet1.$T$3]*([Sheet1.I254]-1)*[Sheet1.E254]-[Sheet1.$T$3]*[Sheet1.D254]" table:style-name="ce11">
            <text:p>-50,000</text:p>
          </table:table-cell>
          <table:table-cell office:value-type="float" office:value="0" table:formula="of:=COUNTIF([Sheet1.$P$3:.$P$106001];&quot;&gt;&quot;&amp;[Sheet1.I254])/[Sheet1.$P$2]" table:style-name="ce47">
            <text:p>0.00</text:p>
          </table:table-cell>
          <table:table-cell office:value-type="float" office:value="26.2" table:style-name="ce4">
            <text:p>26.2</text:p>
          </table:table-cell>
          <table:table-cell office:value-type="percentage" office:value="-1" table:formula="of:=[Sheet1.C254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54]/([Sheet1.$T$3]*[Sheet1.$S$3])" table:style-name="ce48">
            <text:p>-100.0%</text:p>
          </table:table-cell>
          <table:table-cell office:value-type="float" office:value="0" table:formula="of:=IF([Sheet1.J254]&gt;0;IF([Sheet1.M254]&gt;0;&quot;good&quot;;0);0)" table:style-name="ce44">
            <text:p>0</text:p>
          </table:table-cell>
          <table:table-cell office:value-type="float" office:value="50000" table:formula="of:=[Sheet1.A254]*[Sheet1.$T$3]" table:style-name="ce14">
            <text:p>50,000</text:p>
          </table:table-cell>
          <table:table-cell table:style-name="ce1"/>
          <table:table-cell office:value-type="float" office:value="0" table:formula="of:=AVERAGE([Sheet1.P240:.P254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55])" table:style-name="ce10">
            <text:p>100.00</text:p>
          </table:table-cell>
          <table:table-cell office:value-type="float" office:value="0" table:formula="of:=[Sheet1.$S$3]*[Sheet1.H255]" table:style-name="ce10">
            <text:p>0.00</text:p>
          </table:table-cell>
          <table:table-cell office:value-type="float" office:value="-50000" table:formula="of:=[Sheet1.$T$3]*([Sheet1.I255]-1)*[Sheet1.B255]-[Sheet1.$T$3]*[Sheet1.A255]" table:style-name="ce45">
            <text:p>-50,000</text:p>
          </table:table-cell>
          <table:table-cell office:value-type="float" office:value="100" table:formula="of:=[Sheet1.$S$3]*(1-[Sheet1.F255])" table:style-name="ce10">
            <text:p>100.00</text:p>
          </table:table-cell>
          <table:table-cell office:value-type="float" office:value="0" table:formula="of:=[Sheet1.$S$3]*[Sheet1.F255]" table:style-name="ce10">
            <text:p>0.00</text:p>
          </table:table-cell>
          <table:table-cell office:value-type="float" office:value="0" table:formula="of:=[Sheet1.H255]*[Sheet1.$F$2]" table:style-name="ce10">
            <text:p>0.00</text:p>
          </table:table-cell>
          <table:table-cell office:value-type="float" office:value="-50000" table:formula="of:=[Sheet1.$T$3]*([Sheet1.I255]-1)*[Sheet1.E255]-[Sheet1.$T$3]*[Sheet1.D255]" table:style-name="ce11">
            <text:p>-50,000</text:p>
          </table:table-cell>
          <table:table-cell office:value-type="float" office:value="0" table:formula="of:=COUNTIF([Sheet1.$P$3:.$P$106001];&quot;&gt;&quot;&amp;[Sheet1.I255])/[Sheet1.$P$2]" table:style-name="ce47">
            <text:p>0.00</text:p>
          </table:table-cell>
          <table:table-cell office:value-type="float" office:value="26.3" table:style-name="ce4">
            <text:p>26.3</text:p>
          </table:table-cell>
          <table:table-cell office:value-type="percentage" office:value="-1" table:formula="of:=[Sheet1.C255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55]/([Sheet1.$T$3]*[Sheet1.$S$3])" table:style-name="ce48">
            <text:p>-100.0%</text:p>
          </table:table-cell>
          <table:table-cell office:value-type="float" office:value="0" table:formula="of:=IF([Sheet1.J255]&gt;0;IF([Sheet1.M255]&gt;0;&quot;good&quot;;0);0)" table:style-name="ce44">
            <text:p>0</text:p>
          </table:table-cell>
          <table:table-cell office:value-type="float" office:value="50000" table:formula="of:=[Sheet1.A255]*[Sheet1.$T$3]" table:style-name="ce14">
            <text:p>50,000</text:p>
          </table:table-cell>
          <table:table-cell table:style-name="ce1"/>
          <table:table-cell office:value-type="float" office:value="0" table:formula="of:=AVERAGE([Sheet1.P241:.P255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56])" table:style-name="ce10">
            <text:p>100.00</text:p>
          </table:table-cell>
          <table:table-cell office:value-type="float" office:value="0" table:formula="of:=[Sheet1.$S$3]*[Sheet1.H256]" table:style-name="ce10">
            <text:p>0.00</text:p>
          </table:table-cell>
          <table:table-cell office:value-type="float" office:value="-50000" table:formula="of:=[Sheet1.$T$3]*([Sheet1.I256]-1)*[Sheet1.B256]-[Sheet1.$T$3]*[Sheet1.A256]" table:style-name="ce45">
            <text:p>-50,000</text:p>
          </table:table-cell>
          <table:table-cell office:value-type="float" office:value="100" table:formula="of:=[Sheet1.$S$3]*(1-[Sheet1.F256])" table:style-name="ce10">
            <text:p>100.00</text:p>
          </table:table-cell>
          <table:table-cell office:value-type="float" office:value="0" table:formula="of:=[Sheet1.$S$3]*[Sheet1.F256]" table:style-name="ce10">
            <text:p>0.00</text:p>
          </table:table-cell>
          <table:table-cell office:value-type="float" office:value="0" table:formula="of:=[Sheet1.H256]*[Sheet1.$F$2]" table:style-name="ce10">
            <text:p>0.00</text:p>
          </table:table-cell>
          <table:table-cell office:value-type="float" office:value="-50000" table:formula="of:=[Sheet1.$T$3]*([Sheet1.I256]-1)*[Sheet1.E256]-[Sheet1.$T$3]*[Sheet1.D256]" table:style-name="ce11">
            <text:p>-50,000</text:p>
          </table:table-cell>
          <table:table-cell office:value-type="float" office:value="0" table:formula="of:=COUNTIF([Sheet1.$P$3:.$P$106001];&quot;&gt;&quot;&amp;[Sheet1.I256])/[Sheet1.$P$2]" table:style-name="ce47">
            <text:p>0.00</text:p>
          </table:table-cell>
          <table:table-cell office:value-type="float" office:value="26.4" table:style-name="ce4">
            <text:p>26.4</text:p>
          </table:table-cell>
          <table:table-cell office:value-type="percentage" office:value="-1" table:formula="of:=[Sheet1.C256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56]/([Sheet1.$T$3]*[Sheet1.$S$3])" table:style-name="ce48">
            <text:p>-100.0%</text:p>
          </table:table-cell>
          <table:table-cell office:value-type="float" office:value="0" table:formula="of:=IF([Sheet1.J256]&gt;0;IF([Sheet1.M256]&gt;0;&quot;good&quot;;0);0)" table:style-name="ce44">
            <text:p>0</text:p>
          </table:table-cell>
          <table:table-cell office:value-type="float" office:value="50000" table:formula="of:=[Sheet1.A256]*[Sheet1.$T$3]" table:style-name="ce14">
            <text:p>50,000</text:p>
          </table:table-cell>
          <table:table-cell table:style-name="ce1"/>
          <table:table-cell office:value-type="float" office:value="0" table:formula="of:=AVERAGE([Sheet1.P242:.P256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57])" table:style-name="ce10">
            <text:p>100.00</text:p>
          </table:table-cell>
          <table:table-cell office:value-type="float" office:value="0" table:formula="of:=[Sheet1.$S$3]*[Sheet1.H257]" table:style-name="ce10">
            <text:p>0.00</text:p>
          </table:table-cell>
          <table:table-cell office:value-type="float" office:value="-50000" table:formula="of:=[Sheet1.$T$3]*([Sheet1.I257]-1)*[Sheet1.B257]-[Sheet1.$T$3]*[Sheet1.A257]" table:style-name="ce45">
            <text:p>-50,000</text:p>
          </table:table-cell>
          <table:table-cell office:value-type="float" office:value="100" table:formula="of:=[Sheet1.$S$3]*(1-[Sheet1.F257])" table:style-name="ce10">
            <text:p>100.00</text:p>
          </table:table-cell>
          <table:table-cell office:value-type="float" office:value="0" table:formula="of:=[Sheet1.$S$3]*[Sheet1.F257]" table:style-name="ce10">
            <text:p>0.00</text:p>
          </table:table-cell>
          <table:table-cell office:value-type="float" office:value="0" table:formula="of:=[Sheet1.H257]*[Sheet1.$F$2]" table:style-name="ce10">
            <text:p>0.00</text:p>
          </table:table-cell>
          <table:table-cell office:value-type="float" office:value="-50000" table:formula="of:=[Sheet1.$T$3]*([Sheet1.I257]-1)*[Sheet1.E257]-[Sheet1.$T$3]*[Sheet1.D257]" table:style-name="ce11">
            <text:p>-50,000</text:p>
          </table:table-cell>
          <table:table-cell office:value-type="float" office:value="0" table:formula="of:=COUNTIF([Sheet1.$P$3:.$P$106001];&quot;&gt;&quot;&amp;[Sheet1.I257])/[Sheet1.$P$2]" table:style-name="ce47">
            <text:p>0.00</text:p>
          </table:table-cell>
          <table:table-cell office:value-type="float" office:value="26.5" table:style-name="ce4">
            <text:p>26.5</text:p>
          </table:table-cell>
          <table:table-cell office:value-type="percentage" office:value="-1" table:formula="of:=[Sheet1.C257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57]/([Sheet1.$T$3]*[Sheet1.$S$3])" table:style-name="ce48">
            <text:p>-100.0%</text:p>
          </table:table-cell>
          <table:table-cell office:value-type="float" office:value="0" table:formula="of:=IF([Sheet1.J257]&gt;0;IF([Sheet1.M257]&gt;0;&quot;good&quot;;0);0)" table:style-name="ce44">
            <text:p>0</text:p>
          </table:table-cell>
          <table:table-cell office:value-type="float" office:value="50000" table:formula="of:=[Sheet1.A257]*[Sheet1.$T$3]" table:style-name="ce14">
            <text:p>50,000</text:p>
          </table:table-cell>
          <table:table-cell table:style-name="ce1"/>
          <table:table-cell office:value-type="float" office:value="0" table:formula="of:=AVERAGE([Sheet1.P243:.P257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58])" table:style-name="ce10">
            <text:p>100.00</text:p>
          </table:table-cell>
          <table:table-cell office:value-type="float" office:value="0" table:formula="of:=[Sheet1.$S$3]*[Sheet1.H258]" table:style-name="ce10">
            <text:p>0.00</text:p>
          </table:table-cell>
          <table:table-cell office:value-type="float" office:value="-50000" table:formula="of:=[Sheet1.$T$3]*([Sheet1.I258]-1)*[Sheet1.B258]-[Sheet1.$T$3]*[Sheet1.A258]" table:style-name="ce45">
            <text:p>-50,000</text:p>
          </table:table-cell>
          <table:table-cell office:value-type="float" office:value="100" table:formula="of:=[Sheet1.$S$3]*(1-[Sheet1.F258])" table:style-name="ce10">
            <text:p>100.00</text:p>
          </table:table-cell>
          <table:table-cell office:value-type="float" office:value="0" table:formula="of:=[Sheet1.$S$3]*[Sheet1.F258]" table:style-name="ce10">
            <text:p>0.00</text:p>
          </table:table-cell>
          <table:table-cell office:value-type="float" office:value="0" table:formula="of:=[Sheet1.H258]*[Sheet1.$F$2]" table:style-name="ce10">
            <text:p>0.00</text:p>
          </table:table-cell>
          <table:table-cell office:value-type="float" office:value="-50000" table:formula="of:=[Sheet1.$T$3]*([Sheet1.I258]-1)*[Sheet1.E258]-[Sheet1.$T$3]*[Sheet1.D258]" table:style-name="ce11">
            <text:p>-50,000</text:p>
          </table:table-cell>
          <table:table-cell office:value-type="float" office:value="0" table:formula="of:=COUNTIF([Sheet1.$P$3:.$P$106001];&quot;&gt;&quot;&amp;[Sheet1.I258])/[Sheet1.$P$2]" table:style-name="ce47">
            <text:p>0.00</text:p>
          </table:table-cell>
          <table:table-cell office:value-type="float" office:value="26.6" table:style-name="ce4">
            <text:p>26.6</text:p>
          </table:table-cell>
          <table:table-cell office:value-type="percentage" office:value="-1" table:formula="of:=[Sheet1.C258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58]/([Sheet1.$T$3]*[Sheet1.$S$3])" table:style-name="ce48">
            <text:p>-100.0%</text:p>
          </table:table-cell>
          <table:table-cell office:value-type="float" office:value="0" table:formula="of:=IF([Sheet1.J258]&gt;0;IF([Sheet1.M258]&gt;0;&quot;good&quot;;0);0)" table:style-name="ce44">
            <text:p>0</text:p>
          </table:table-cell>
          <table:table-cell office:value-type="float" office:value="50000" table:formula="of:=[Sheet1.A258]*[Sheet1.$T$3]" table:style-name="ce14">
            <text:p>50,000</text:p>
          </table:table-cell>
          <table:table-cell table:style-name="ce1"/>
          <table:table-cell office:value-type="float" office:value="0" table:formula="of:=AVERAGE([Sheet1.P244:.P258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59])" table:style-name="ce10">
            <text:p>100.00</text:p>
          </table:table-cell>
          <table:table-cell office:value-type="float" office:value="0" table:formula="of:=[Sheet1.$S$3]*[Sheet1.H259]" table:style-name="ce10">
            <text:p>0.00</text:p>
          </table:table-cell>
          <table:table-cell office:value-type="float" office:value="-50000" table:formula="of:=[Sheet1.$T$3]*([Sheet1.I259]-1)*[Sheet1.B259]-[Sheet1.$T$3]*[Sheet1.A259]" table:style-name="ce45">
            <text:p>-50,000</text:p>
          </table:table-cell>
          <table:table-cell office:value-type="float" office:value="100" table:formula="of:=[Sheet1.$S$3]*(1-[Sheet1.F259])" table:style-name="ce10">
            <text:p>100.00</text:p>
          </table:table-cell>
          <table:table-cell office:value-type="float" office:value="0" table:formula="of:=[Sheet1.$S$3]*[Sheet1.F259]" table:style-name="ce10">
            <text:p>0.00</text:p>
          </table:table-cell>
          <table:table-cell office:value-type="float" office:value="0" table:formula="of:=[Sheet1.H259]*[Sheet1.$F$2]" table:style-name="ce10">
            <text:p>0.00</text:p>
          </table:table-cell>
          <table:table-cell office:value-type="float" office:value="-50000" table:formula="of:=[Sheet1.$T$3]*([Sheet1.I259]-1)*[Sheet1.E259]-[Sheet1.$T$3]*[Sheet1.D259]" table:style-name="ce11">
            <text:p>-50,000</text:p>
          </table:table-cell>
          <table:table-cell office:value-type="float" office:value="0" table:formula="of:=COUNTIF([Sheet1.$P$3:.$P$106001];&quot;&gt;&quot;&amp;[Sheet1.I259])/[Sheet1.$P$2]" table:style-name="ce47">
            <text:p>0.00</text:p>
          </table:table-cell>
          <table:table-cell office:value-type="float" office:value="26.7" table:style-name="ce4">
            <text:p>26.7</text:p>
          </table:table-cell>
          <table:table-cell office:value-type="percentage" office:value="-1" table:formula="of:=[Sheet1.C259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59]/([Sheet1.$T$3]*[Sheet1.$S$3])" table:style-name="ce48">
            <text:p>-100.0%</text:p>
          </table:table-cell>
          <table:table-cell office:value-type="float" office:value="0" table:formula="of:=IF([Sheet1.J259]&gt;0;IF([Sheet1.M259]&gt;0;&quot;good&quot;;0);0)" table:style-name="ce44">
            <text:p>0</text:p>
          </table:table-cell>
          <table:table-cell office:value-type="float" office:value="50000" table:formula="of:=[Sheet1.A259]*[Sheet1.$T$3]" table:style-name="ce14">
            <text:p>50,000</text:p>
          </table:table-cell>
          <table:table-cell table:style-name="ce1"/>
          <table:table-cell office:value-type="float" office:value="0" table:formula="of:=AVERAGE([Sheet1.P245:.P259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60])" table:style-name="ce10">
            <text:p>100.00</text:p>
          </table:table-cell>
          <table:table-cell office:value-type="float" office:value="0" table:formula="of:=[Sheet1.$S$3]*[Sheet1.H260]" table:style-name="ce10">
            <text:p>0.00</text:p>
          </table:table-cell>
          <table:table-cell office:value-type="float" office:value="-50000" table:formula="of:=[Sheet1.$T$3]*([Sheet1.I260]-1)*[Sheet1.B260]-[Sheet1.$T$3]*[Sheet1.A260]" table:style-name="ce45">
            <text:p>-50,000</text:p>
          </table:table-cell>
          <table:table-cell office:value-type="float" office:value="100" table:formula="of:=[Sheet1.$S$3]*(1-[Sheet1.F260])" table:style-name="ce10">
            <text:p>100.00</text:p>
          </table:table-cell>
          <table:table-cell office:value-type="float" office:value="0" table:formula="of:=[Sheet1.$S$3]*[Sheet1.F260]" table:style-name="ce10">
            <text:p>0.00</text:p>
          </table:table-cell>
          <table:table-cell office:value-type="float" office:value="0" table:formula="of:=[Sheet1.H260]*[Sheet1.$F$2]" table:style-name="ce10">
            <text:p>0.00</text:p>
          </table:table-cell>
          <table:table-cell office:value-type="float" office:value="-50000" table:formula="of:=[Sheet1.$T$3]*([Sheet1.I260]-1)*[Sheet1.E260]-[Sheet1.$T$3]*[Sheet1.D260]" table:style-name="ce11">
            <text:p>-50,000</text:p>
          </table:table-cell>
          <table:table-cell office:value-type="float" office:value="0" table:formula="of:=COUNTIF([Sheet1.$P$3:.$P$106001];&quot;&gt;&quot;&amp;[Sheet1.I260])/[Sheet1.$P$2]" table:style-name="ce47">
            <text:p>0.00</text:p>
          </table:table-cell>
          <table:table-cell office:value-type="float" office:value="26.8" table:style-name="ce4">
            <text:p>26.8</text:p>
          </table:table-cell>
          <table:table-cell office:value-type="percentage" office:value="-1" table:formula="of:=[Sheet1.C260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60]/([Sheet1.$T$3]*[Sheet1.$S$3])" table:style-name="ce48">
            <text:p>-100.0%</text:p>
          </table:table-cell>
          <table:table-cell office:value-type="float" office:value="0" table:formula="of:=IF([Sheet1.J260]&gt;0;IF([Sheet1.M260]&gt;0;&quot;good&quot;;0);0)" table:style-name="ce44">
            <text:p>0</text:p>
          </table:table-cell>
          <table:table-cell office:value-type="float" office:value="50000" table:formula="of:=[Sheet1.A260]*[Sheet1.$T$3]" table:style-name="ce14">
            <text:p>50,000</text:p>
          </table:table-cell>
          <table:table-cell table:style-name="ce1"/>
          <table:table-cell office:value-type="float" office:value="0" table:formula="of:=AVERAGE([Sheet1.P246:.P260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61])" table:style-name="ce10">
            <text:p>100.00</text:p>
          </table:table-cell>
          <table:table-cell office:value-type="float" office:value="0" table:formula="of:=[Sheet1.$S$3]*[Sheet1.H261]" table:style-name="ce10">
            <text:p>0.00</text:p>
          </table:table-cell>
          <table:table-cell office:value-type="float" office:value="-50000" table:formula="of:=[Sheet1.$T$3]*([Sheet1.I261]-1)*[Sheet1.B261]-[Sheet1.$T$3]*[Sheet1.A261]" table:style-name="ce45">
            <text:p>-50,000</text:p>
          </table:table-cell>
          <table:table-cell office:value-type="float" office:value="100" table:formula="of:=[Sheet1.$S$3]*(1-[Sheet1.F261])" table:style-name="ce10">
            <text:p>100.00</text:p>
          </table:table-cell>
          <table:table-cell office:value-type="float" office:value="0" table:formula="of:=[Sheet1.$S$3]*[Sheet1.F261]" table:style-name="ce10">
            <text:p>0.00</text:p>
          </table:table-cell>
          <table:table-cell office:value-type="float" office:value="0" table:formula="of:=[Sheet1.H261]*[Sheet1.$F$2]" table:style-name="ce10">
            <text:p>0.00</text:p>
          </table:table-cell>
          <table:table-cell office:value-type="float" office:value="-50000" table:formula="of:=[Sheet1.$T$3]*([Sheet1.I261]-1)*[Sheet1.E261]-[Sheet1.$T$3]*[Sheet1.D261]" table:style-name="ce11">
            <text:p>-50,000</text:p>
          </table:table-cell>
          <table:table-cell office:value-type="float" office:value="0" table:formula="of:=COUNTIF([Sheet1.$P$3:.$P$106001];&quot;&gt;&quot;&amp;[Sheet1.I261])/[Sheet1.$P$2]" table:style-name="ce47">
            <text:p>0.00</text:p>
          </table:table-cell>
          <table:table-cell office:value-type="float" office:value="26.9" table:style-name="ce4">
            <text:p>26.9</text:p>
          </table:table-cell>
          <table:table-cell office:value-type="percentage" office:value="-1" table:formula="of:=[Sheet1.C261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61]/([Sheet1.$T$3]*[Sheet1.$S$3])" table:style-name="ce48">
            <text:p>-100.0%</text:p>
          </table:table-cell>
          <table:table-cell office:value-type="float" office:value="0" table:formula="of:=IF([Sheet1.J261]&gt;0;IF([Sheet1.M261]&gt;0;&quot;good&quot;;0);0)" table:style-name="ce44">
            <text:p>0</text:p>
          </table:table-cell>
          <table:table-cell office:value-type="float" office:value="50000" table:formula="of:=[Sheet1.A261]*[Sheet1.$T$3]" table:style-name="ce14">
            <text:p>50,000</text:p>
          </table:table-cell>
          <table:table-cell table:style-name="ce1"/>
          <table:table-cell office:value-type="float" office:value="0" table:formula="of:=AVERAGE([Sheet1.P247:.P261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62])" table:style-name="ce10">
            <text:p>100.00</text:p>
          </table:table-cell>
          <table:table-cell office:value-type="float" office:value="0" table:formula="of:=[Sheet1.$S$3]*[Sheet1.H262]" table:style-name="ce10">
            <text:p>0.00</text:p>
          </table:table-cell>
          <table:table-cell office:value-type="float" office:value="-50000" table:formula="of:=[Sheet1.$T$3]*([Sheet1.I262]-1)*[Sheet1.B262]-[Sheet1.$T$3]*[Sheet1.A262]" table:style-name="ce45">
            <text:p>-50,000</text:p>
          </table:table-cell>
          <table:table-cell office:value-type="float" office:value="100" table:formula="of:=[Sheet1.$S$3]*(1-[Sheet1.F262])" table:style-name="ce10">
            <text:p>100.00</text:p>
          </table:table-cell>
          <table:table-cell office:value-type="float" office:value="0" table:formula="of:=[Sheet1.$S$3]*[Sheet1.F262]" table:style-name="ce10">
            <text:p>0.00</text:p>
          </table:table-cell>
          <table:table-cell office:value-type="float" office:value="0" table:formula="of:=[Sheet1.H262]*[Sheet1.$F$2]" table:style-name="ce10">
            <text:p>0.00</text:p>
          </table:table-cell>
          <table:table-cell office:value-type="float" office:value="-50000" table:formula="of:=[Sheet1.$T$3]*([Sheet1.I262]-1)*[Sheet1.E262]-[Sheet1.$T$3]*[Sheet1.D262]" table:style-name="ce11">
            <text:p>-50,000</text:p>
          </table:table-cell>
          <table:table-cell office:value-type="float" office:value="0" table:formula="of:=COUNTIF([Sheet1.$P$3:.$P$106001];&quot;&gt;&quot;&amp;[Sheet1.I262])/[Sheet1.$P$2]" table:style-name="ce47">
            <text:p>0.00</text:p>
          </table:table-cell>
          <table:table-cell office:value-type="float" office:value="27" table:style-name="ce4">
            <text:p>27</text:p>
          </table:table-cell>
          <table:table-cell office:value-type="percentage" office:value="-1" table:formula="of:=[Sheet1.C262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62]/([Sheet1.$T$3]*[Sheet1.$S$3])" table:style-name="ce48">
            <text:p>-100.0%</text:p>
          </table:table-cell>
          <table:table-cell office:value-type="float" office:value="0" table:formula="of:=IF([Sheet1.J262]&gt;0;IF([Sheet1.M262]&gt;0;&quot;good&quot;;0);0)" table:style-name="ce44">
            <text:p>0</text:p>
          </table:table-cell>
          <table:table-cell office:value-type="float" office:value="50000" table:formula="of:=[Sheet1.A262]*[Sheet1.$T$3]" table:style-name="ce14">
            <text:p>50,000</text:p>
          </table:table-cell>
          <table:table-cell table:style-name="ce1"/>
          <table:table-cell office:value-type="float" office:value="0" table:formula="of:=AVERAGE([Sheet1.P248:.P262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63])" table:style-name="ce10">
            <text:p>100.00</text:p>
          </table:table-cell>
          <table:table-cell office:value-type="float" office:value="0" table:formula="of:=[Sheet1.$S$3]*[Sheet1.H263]" table:style-name="ce10">
            <text:p>0.00</text:p>
          </table:table-cell>
          <table:table-cell office:value-type="float" office:value="-50000" table:formula="of:=[Sheet1.$T$3]*([Sheet1.I263]-1)*[Sheet1.B263]-[Sheet1.$T$3]*[Sheet1.A263]" table:style-name="ce45">
            <text:p>-50,000</text:p>
          </table:table-cell>
          <table:table-cell office:value-type="float" office:value="100" table:formula="of:=[Sheet1.$S$3]*(1-[Sheet1.F263])" table:style-name="ce10">
            <text:p>100.00</text:p>
          </table:table-cell>
          <table:table-cell office:value-type="float" office:value="0" table:formula="of:=[Sheet1.$S$3]*[Sheet1.F263]" table:style-name="ce10">
            <text:p>0.00</text:p>
          </table:table-cell>
          <table:table-cell office:value-type="float" office:value="0" table:formula="of:=[Sheet1.H263]*[Sheet1.$F$2]" table:style-name="ce10">
            <text:p>0.00</text:p>
          </table:table-cell>
          <table:table-cell office:value-type="float" office:value="-50000" table:formula="of:=[Sheet1.$T$3]*([Sheet1.I263]-1)*[Sheet1.E263]-[Sheet1.$T$3]*[Sheet1.D263]" table:style-name="ce11">
            <text:p>-50,000</text:p>
          </table:table-cell>
          <table:table-cell office:value-type="float" office:value="0" table:formula="of:=COUNTIF([Sheet1.$P$3:.$P$106001];&quot;&gt;&quot;&amp;[Sheet1.I263])/[Sheet1.$P$2]" table:style-name="ce47">
            <text:p>0.00</text:p>
          </table:table-cell>
          <table:table-cell office:value-type="float" office:value="27.1" table:style-name="ce4">
            <text:p>27.1</text:p>
          </table:table-cell>
          <table:table-cell office:value-type="percentage" office:value="-1" table:formula="of:=[Sheet1.C263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63]/([Sheet1.$T$3]*[Sheet1.$S$3])" table:style-name="ce48">
            <text:p>-100.0%</text:p>
          </table:table-cell>
          <table:table-cell office:value-type="float" office:value="0" table:formula="of:=IF([Sheet1.J263]&gt;0;IF([Sheet1.M263]&gt;0;&quot;good&quot;;0);0)" table:style-name="ce44">
            <text:p>0</text:p>
          </table:table-cell>
          <table:table-cell office:value-type="float" office:value="50000" table:formula="of:=[Sheet1.A263]*[Sheet1.$T$3]" table:style-name="ce14">
            <text:p>50,000</text:p>
          </table:table-cell>
          <table:table-cell table:style-name="ce1"/>
          <table:table-cell office:value-type="float" office:value="0" table:formula="of:=AVERAGE([Sheet1.P249:.P263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64])" table:style-name="ce10">
            <text:p>100.00</text:p>
          </table:table-cell>
          <table:table-cell office:value-type="float" office:value="0" table:formula="of:=[Sheet1.$S$3]*[Sheet1.H264]" table:style-name="ce10">
            <text:p>0.00</text:p>
          </table:table-cell>
          <table:table-cell office:value-type="float" office:value="-50000" table:formula="of:=[Sheet1.$T$3]*([Sheet1.I264]-1)*[Sheet1.B264]-[Sheet1.$T$3]*[Sheet1.A264]" table:style-name="ce45">
            <text:p>-50,000</text:p>
          </table:table-cell>
          <table:table-cell office:value-type="float" office:value="100" table:formula="of:=[Sheet1.$S$3]*(1-[Sheet1.F264])" table:style-name="ce10">
            <text:p>100.00</text:p>
          </table:table-cell>
          <table:table-cell office:value-type="float" office:value="0" table:formula="of:=[Sheet1.$S$3]*[Sheet1.F264]" table:style-name="ce10">
            <text:p>0.00</text:p>
          </table:table-cell>
          <table:table-cell office:value-type="float" office:value="0" table:formula="of:=[Sheet1.H264]*[Sheet1.$F$2]" table:style-name="ce10">
            <text:p>0.00</text:p>
          </table:table-cell>
          <table:table-cell office:value-type="float" office:value="-50000" table:formula="of:=[Sheet1.$T$3]*([Sheet1.I264]-1)*[Sheet1.E264]-[Sheet1.$T$3]*[Sheet1.D264]" table:style-name="ce11">
            <text:p>-50,000</text:p>
          </table:table-cell>
          <table:table-cell office:value-type="float" office:value="0" table:formula="of:=COUNTIF([Sheet1.$P$3:.$P$106001];&quot;&gt;&quot;&amp;[Sheet1.I264])/[Sheet1.$P$2]" table:style-name="ce47">
            <text:p>0.00</text:p>
          </table:table-cell>
          <table:table-cell office:value-type="float" office:value="27.2" table:style-name="ce4">
            <text:p>27.2</text:p>
          </table:table-cell>
          <table:table-cell office:value-type="percentage" office:value="-1" table:formula="of:=[Sheet1.C264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64]/([Sheet1.$T$3]*[Sheet1.$S$3])" table:style-name="ce48">
            <text:p>-100.0%</text:p>
          </table:table-cell>
          <table:table-cell office:value-type="float" office:value="0" table:formula="of:=IF([Sheet1.J264]&gt;0;IF([Sheet1.M264]&gt;0;&quot;good&quot;;0);0)" table:style-name="ce44">
            <text:p>0</text:p>
          </table:table-cell>
          <table:table-cell office:value-type="float" office:value="50000" table:formula="of:=[Sheet1.A264]*[Sheet1.$T$3]" table:style-name="ce14">
            <text:p>50,000</text:p>
          </table:table-cell>
          <table:table-cell table:style-name="ce1"/>
          <table:table-cell office:value-type="float" office:value="0" table:formula="of:=AVERAGE([Sheet1.P250:.P264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65])" table:style-name="ce10">
            <text:p>100.00</text:p>
          </table:table-cell>
          <table:table-cell office:value-type="float" office:value="0" table:formula="of:=[Sheet1.$S$3]*[Sheet1.H265]" table:style-name="ce10">
            <text:p>0.00</text:p>
          </table:table-cell>
          <table:table-cell office:value-type="float" office:value="-50000" table:formula="of:=[Sheet1.$T$3]*([Sheet1.I265]-1)*[Sheet1.B265]-[Sheet1.$T$3]*[Sheet1.A265]" table:style-name="ce45">
            <text:p>-50,000</text:p>
          </table:table-cell>
          <table:table-cell office:value-type="float" office:value="100" table:formula="of:=[Sheet1.$S$3]*(1-[Sheet1.F265])" table:style-name="ce10">
            <text:p>100.00</text:p>
          </table:table-cell>
          <table:table-cell office:value-type="float" office:value="0" table:formula="of:=[Sheet1.$S$3]*[Sheet1.F265]" table:style-name="ce10">
            <text:p>0.00</text:p>
          </table:table-cell>
          <table:table-cell office:value-type="float" office:value="0" table:formula="of:=[Sheet1.H265]*[Sheet1.$F$2]" table:style-name="ce10">
            <text:p>0.00</text:p>
          </table:table-cell>
          <table:table-cell office:value-type="float" office:value="-50000" table:formula="of:=[Sheet1.$T$3]*([Sheet1.I265]-1)*[Sheet1.E265]-[Sheet1.$T$3]*[Sheet1.D265]" table:style-name="ce11">
            <text:p>-50,000</text:p>
          </table:table-cell>
          <table:table-cell office:value-type="float" office:value="0" table:formula="of:=COUNTIF([Sheet1.$P$3:.$P$106001];&quot;&gt;&quot;&amp;[Sheet1.I265])/[Sheet1.$P$2]" table:style-name="ce47">
            <text:p>0.00</text:p>
          </table:table-cell>
          <table:table-cell office:value-type="float" office:value="27.3" table:style-name="ce4">
            <text:p>27.3</text:p>
          </table:table-cell>
          <table:table-cell office:value-type="percentage" office:value="-1" table:formula="of:=[Sheet1.C265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65]/([Sheet1.$T$3]*[Sheet1.$S$3])" table:style-name="ce48">
            <text:p>-100.0%</text:p>
          </table:table-cell>
          <table:table-cell office:value-type="float" office:value="0" table:formula="of:=IF([Sheet1.J265]&gt;0;IF([Sheet1.M265]&gt;0;&quot;good&quot;;0);0)" table:style-name="ce44">
            <text:p>0</text:p>
          </table:table-cell>
          <table:table-cell office:value-type="float" office:value="50000" table:formula="of:=[Sheet1.A265]*[Sheet1.$T$3]" table:style-name="ce14">
            <text:p>50,000</text:p>
          </table:table-cell>
          <table:table-cell table:style-name="ce1"/>
          <table:table-cell office:value-type="float" office:value="0" table:formula="of:=AVERAGE([Sheet1.P251:.P265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66])" table:style-name="ce10">
            <text:p>100.00</text:p>
          </table:table-cell>
          <table:table-cell office:value-type="float" office:value="0" table:formula="of:=[Sheet1.$S$3]*[Sheet1.H266]" table:style-name="ce10">
            <text:p>0.00</text:p>
          </table:table-cell>
          <table:table-cell office:value-type="float" office:value="-50000" table:formula="of:=[Sheet1.$T$3]*([Sheet1.I266]-1)*[Sheet1.B266]-[Sheet1.$T$3]*[Sheet1.A266]" table:style-name="ce45">
            <text:p>-50,000</text:p>
          </table:table-cell>
          <table:table-cell office:value-type="float" office:value="100" table:formula="of:=[Sheet1.$S$3]*(1-[Sheet1.F266])" table:style-name="ce10">
            <text:p>100.00</text:p>
          </table:table-cell>
          <table:table-cell office:value-type="float" office:value="0" table:formula="of:=[Sheet1.$S$3]*[Sheet1.F266]" table:style-name="ce10">
            <text:p>0.00</text:p>
          </table:table-cell>
          <table:table-cell office:value-type="float" office:value="0" table:formula="of:=[Sheet1.H266]*[Sheet1.$F$2]" table:style-name="ce10">
            <text:p>0.00</text:p>
          </table:table-cell>
          <table:table-cell office:value-type="float" office:value="-50000" table:formula="of:=[Sheet1.$T$3]*([Sheet1.I266]-1)*[Sheet1.E266]-[Sheet1.$T$3]*[Sheet1.D266]" table:style-name="ce11">
            <text:p>-50,000</text:p>
          </table:table-cell>
          <table:table-cell office:value-type="float" office:value="0" table:formula="of:=COUNTIF([Sheet1.$P$3:.$P$106001];&quot;&gt;&quot;&amp;[Sheet1.I266])/[Sheet1.$P$2]" table:style-name="ce47">
            <text:p>0.00</text:p>
          </table:table-cell>
          <table:table-cell office:value-type="float" office:value="27.4" table:style-name="ce4">
            <text:p>27.4</text:p>
          </table:table-cell>
          <table:table-cell office:value-type="percentage" office:value="-1" table:formula="of:=[Sheet1.C266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66]/([Sheet1.$T$3]*[Sheet1.$S$3])" table:style-name="ce48">
            <text:p>-100.0%</text:p>
          </table:table-cell>
          <table:table-cell office:value-type="float" office:value="0" table:formula="of:=IF([Sheet1.J266]&gt;0;IF([Sheet1.M266]&gt;0;&quot;good&quot;;0);0)" table:style-name="ce44">
            <text:p>0</text:p>
          </table:table-cell>
          <table:table-cell office:value-type="float" office:value="50000" table:formula="of:=[Sheet1.A266]*[Sheet1.$T$3]" table:style-name="ce14">
            <text:p>50,000</text:p>
          </table:table-cell>
          <table:table-cell table:style-name="ce1"/>
          <table:table-cell office:value-type="float" office:value="0" table:formula="of:=AVERAGE([Sheet1.P252:.P266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67])" table:style-name="ce10">
            <text:p>100.00</text:p>
          </table:table-cell>
          <table:table-cell office:value-type="float" office:value="0" table:formula="of:=[Sheet1.$S$3]*[Sheet1.H267]" table:style-name="ce10">
            <text:p>0.00</text:p>
          </table:table-cell>
          <table:table-cell office:value-type="float" office:value="-50000" table:formula="of:=[Sheet1.$T$3]*([Sheet1.I267]-1)*[Sheet1.B267]-[Sheet1.$T$3]*[Sheet1.A267]" table:style-name="ce45">
            <text:p>-50,000</text:p>
          </table:table-cell>
          <table:table-cell office:value-type="float" office:value="100" table:formula="of:=[Sheet1.$S$3]*(1-[Sheet1.F267])" table:style-name="ce10">
            <text:p>100.00</text:p>
          </table:table-cell>
          <table:table-cell office:value-type="float" office:value="0" table:formula="of:=[Sheet1.$S$3]*[Sheet1.F267]" table:style-name="ce10">
            <text:p>0.00</text:p>
          </table:table-cell>
          <table:table-cell office:value-type="float" office:value="0" table:formula="of:=[Sheet1.H267]*[Sheet1.$F$2]" table:style-name="ce10">
            <text:p>0.00</text:p>
          </table:table-cell>
          <table:table-cell office:value-type="float" office:value="-50000" table:formula="of:=[Sheet1.$T$3]*([Sheet1.I267]-1)*[Sheet1.E267]-[Sheet1.$T$3]*[Sheet1.D267]" table:style-name="ce11">
            <text:p>-50,000</text:p>
          </table:table-cell>
          <table:table-cell office:value-type="float" office:value="0" table:formula="of:=COUNTIF([Sheet1.$P$3:.$P$106001];&quot;&gt;&quot;&amp;[Sheet1.I267])/[Sheet1.$P$2]" table:style-name="ce47">
            <text:p>0.00</text:p>
          </table:table-cell>
          <table:table-cell office:value-type="float" office:value="27.5" table:style-name="ce4">
            <text:p>27.5</text:p>
          </table:table-cell>
          <table:table-cell office:value-type="percentage" office:value="-1" table:formula="of:=[Sheet1.C267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67]/([Sheet1.$T$3]*[Sheet1.$S$3])" table:style-name="ce48">
            <text:p>-100.0%</text:p>
          </table:table-cell>
          <table:table-cell office:value-type="float" office:value="0" table:formula="of:=IF([Sheet1.J267]&gt;0;IF([Sheet1.M267]&gt;0;&quot;good&quot;;0);0)" table:style-name="ce44">
            <text:p>0</text:p>
          </table:table-cell>
          <table:table-cell office:value-type="float" office:value="50000" table:formula="of:=[Sheet1.A267]*[Sheet1.$T$3]" table:style-name="ce14">
            <text:p>50,000</text:p>
          </table:table-cell>
          <table:table-cell table:style-name="ce1"/>
          <table:table-cell office:value-type="float" office:value="0" table:formula="of:=AVERAGE([Sheet1.P253:.P267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68])" table:style-name="ce10">
            <text:p>100.00</text:p>
          </table:table-cell>
          <table:table-cell office:value-type="float" office:value="0" table:formula="of:=[Sheet1.$S$3]*[Sheet1.H268]" table:style-name="ce10">
            <text:p>0.00</text:p>
          </table:table-cell>
          <table:table-cell office:value-type="float" office:value="-50000" table:formula="of:=[Sheet1.$T$3]*([Sheet1.I268]-1)*[Sheet1.B268]-[Sheet1.$T$3]*[Sheet1.A268]" table:style-name="ce45">
            <text:p>-50,000</text:p>
          </table:table-cell>
          <table:table-cell office:value-type="float" office:value="100" table:formula="of:=[Sheet1.$S$3]*(1-[Sheet1.F268])" table:style-name="ce10">
            <text:p>100.00</text:p>
          </table:table-cell>
          <table:table-cell office:value-type="float" office:value="0" table:formula="of:=[Sheet1.$S$3]*[Sheet1.F268]" table:style-name="ce10">
            <text:p>0.00</text:p>
          </table:table-cell>
          <table:table-cell office:value-type="float" office:value="0" table:formula="of:=[Sheet1.H268]*[Sheet1.$F$2]" table:style-name="ce10">
            <text:p>0.00</text:p>
          </table:table-cell>
          <table:table-cell office:value-type="float" office:value="-50000" table:formula="of:=[Sheet1.$T$3]*([Sheet1.I268]-1)*[Sheet1.E268]-[Sheet1.$T$3]*[Sheet1.D268]" table:style-name="ce11">
            <text:p>-50,000</text:p>
          </table:table-cell>
          <table:table-cell office:value-type="float" office:value="0" table:formula="of:=COUNTIF([Sheet1.$P$3:.$P$106001];&quot;&gt;&quot;&amp;[Sheet1.I268])/[Sheet1.$P$2]" table:style-name="ce47">
            <text:p>0.00</text:p>
          </table:table-cell>
          <table:table-cell office:value-type="float" office:value="27.6" table:style-name="ce4">
            <text:p>27.6</text:p>
          </table:table-cell>
          <table:table-cell office:value-type="percentage" office:value="-1" table:formula="of:=[Sheet1.C268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68]/([Sheet1.$T$3]*[Sheet1.$S$3])" table:style-name="ce48">
            <text:p>-100.0%</text:p>
          </table:table-cell>
          <table:table-cell office:value-type="float" office:value="0" table:formula="of:=IF([Sheet1.J268]&gt;0;IF([Sheet1.M268]&gt;0;&quot;good&quot;;0);0)" table:style-name="ce44">
            <text:p>0</text:p>
          </table:table-cell>
          <table:table-cell office:value-type="float" office:value="50000" table:formula="of:=[Sheet1.A268]*[Sheet1.$T$3]" table:style-name="ce14">
            <text:p>50,000</text:p>
          </table:table-cell>
          <table:table-cell table:style-name="ce1"/>
          <table:table-cell office:value-type="float" office:value="0" table:formula="of:=AVERAGE([Sheet1.P254:.P268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69])" table:style-name="ce10">
            <text:p>100.00</text:p>
          </table:table-cell>
          <table:table-cell office:value-type="float" office:value="0" table:formula="of:=[Sheet1.$S$3]*[Sheet1.H269]" table:style-name="ce10">
            <text:p>0.00</text:p>
          </table:table-cell>
          <table:table-cell office:value-type="float" office:value="-50000" table:formula="of:=[Sheet1.$T$3]*([Sheet1.I269]-1)*[Sheet1.B269]-[Sheet1.$T$3]*[Sheet1.A269]" table:style-name="ce45">
            <text:p>-50,000</text:p>
          </table:table-cell>
          <table:table-cell office:value-type="float" office:value="100" table:formula="of:=[Sheet1.$S$3]*(1-[Sheet1.F269])" table:style-name="ce10">
            <text:p>100.00</text:p>
          </table:table-cell>
          <table:table-cell office:value-type="float" office:value="0" table:formula="of:=[Sheet1.$S$3]*[Sheet1.F269]" table:style-name="ce10">
            <text:p>0.00</text:p>
          </table:table-cell>
          <table:table-cell office:value-type="float" office:value="0" table:formula="of:=[Sheet1.H269]*[Sheet1.$F$2]" table:style-name="ce10">
            <text:p>0.00</text:p>
          </table:table-cell>
          <table:table-cell office:value-type="float" office:value="-50000" table:formula="of:=[Sheet1.$T$3]*([Sheet1.I269]-1)*[Sheet1.E269]-[Sheet1.$T$3]*[Sheet1.D269]" table:style-name="ce11">
            <text:p>-50,000</text:p>
          </table:table-cell>
          <table:table-cell office:value-type="float" office:value="0" table:formula="of:=COUNTIF([Sheet1.$P$3:.$P$106001];&quot;&gt;&quot;&amp;[Sheet1.I269])/[Sheet1.$P$2]" table:style-name="ce47">
            <text:p>0.00</text:p>
          </table:table-cell>
          <table:table-cell office:value-type="float" office:value="27.7" table:style-name="ce4">
            <text:p>27.7</text:p>
          </table:table-cell>
          <table:table-cell office:value-type="percentage" office:value="-1" table:formula="of:=[Sheet1.C269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69]/([Sheet1.$T$3]*[Sheet1.$S$3])" table:style-name="ce48">
            <text:p>-100.0%</text:p>
          </table:table-cell>
          <table:table-cell office:value-type="float" office:value="0" table:formula="of:=IF([Sheet1.J269]&gt;0;IF([Sheet1.M269]&gt;0;&quot;good&quot;;0);0)" table:style-name="ce44">
            <text:p>0</text:p>
          </table:table-cell>
          <table:table-cell office:value-type="float" office:value="50000" table:formula="of:=[Sheet1.A269]*[Sheet1.$T$3]" table:style-name="ce14">
            <text:p>50,000</text:p>
          </table:table-cell>
          <table:table-cell table:style-name="ce1"/>
          <table:table-cell office:value-type="float" office:value="0" table:formula="of:=AVERAGE([Sheet1.P255:.P269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70])" table:style-name="ce10">
            <text:p>100.00</text:p>
          </table:table-cell>
          <table:table-cell office:value-type="float" office:value="0" table:formula="of:=[Sheet1.$S$3]*[Sheet1.H270]" table:style-name="ce10">
            <text:p>0.00</text:p>
          </table:table-cell>
          <table:table-cell office:value-type="float" office:value="-50000" table:formula="of:=[Sheet1.$T$3]*([Sheet1.I270]-1)*[Sheet1.B270]-[Sheet1.$T$3]*[Sheet1.A270]" table:style-name="ce45">
            <text:p>-50,000</text:p>
          </table:table-cell>
          <table:table-cell office:value-type="float" office:value="100" table:formula="of:=[Sheet1.$S$3]*(1-[Sheet1.F270])" table:style-name="ce10">
            <text:p>100.00</text:p>
          </table:table-cell>
          <table:table-cell office:value-type="float" office:value="0" table:formula="of:=[Sheet1.$S$3]*[Sheet1.F270]" table:style-name="ce10">
            <text:p>0.00</text:p>
          </table:table-cell>
          <table:table-cell office:value-type="float" office:value="0" table:formula="of:=[Sheet1.H270]*[Sheet1.$F$2]" table:style-name="ce10">
            <text:p>0.00</text:p>
          </table:table-cell>
          <table:table-cell office:value-type="float" office:value="-50000" table:formula="of:=[Sheet1.$T$3]*([Sheet1.I270]-1)*[Sheet1.E270]-[Sheet1.$T$3]*[Sheet1.D270]" table:style-name="ce11">
            <text:p>-50,000</text:p>
          </table:table-cell>
          <table:table-cell office:value-type="float" office:value="0" table:formula="of:=COUNTIF([Sheet1.$P$3:.$P$106001];&quot;&gt;&quot;&amp;[Sheet1.I270])/[Sheet1.$P$2]" table:style-name="ce47">
            <text:p>0.00</text:p>
          </table:table-cell>
          <table:table-cell office:value-type="float" office:value="27.8" table:style-name="ce4">
            <text:p>27.8</text:p>
          </table:table-cell>
          <table:table-cell office:value-type="percentage" office:value="-1" table:formula="of:=[Sheet1.C270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70]/([Sheet1.$T$3]*[Sheet1.$S$3])" table:style-name="ce48">
            <text:p>-100.0%</text:p>
          </table:table-cell>
          <table:table-cell office:value-type="float" office:value="0" table:formula="of:=IF([Sheet1.J270]&gt;0;IF([Sheet1.M270]&gt;0;&quot;good&quot;;0);0)" table:style-name="ce44">
            <text:p>0</text:p>
          </table:table-cell>
          <table:table-cell office:value-type="float" office:value="50000" table:formula="of:=[Sheet1.A270]*[Sheet1.$T$3]" table:style-name="ce14">
            <text:p>50,000</text:p>
          </table:table-cell>
          <table:table-cell table:style-name="ce1"/>
          <table:table-cell office:value-type="float" office:value="0" table:formula="of:=AVERAGE([Sheet1.P256:.P270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71])" table:style-name="ce10">
            <text:p>100.00</text:p>
          </table:table-cell>
          <table:table-cell office:value-type="float" office:value="0" table:formula="of:=[Sheet1.$S$3]*[Sheet1.H271]" table:style-name="ce10">
            <text:p>0.00</text:p>
          </table:table-cell>
          <table:table-cell office:value-type="float" office:value="-50000" table:formula="of:=[Sheet1.$T$3]*([Sheet1.I271]-1)*[Sheet1.B271]-[Sheet1.$T$3]*[Sheet1.A271]" table:style-name="ce45">
            <text:p>-50,000</text:p>
          </table:table-cell>
          <table:table-cell office:value-type="float" office:value="100" table:formula="of:=[Sheet1.$S$3]*(1-[Sheet1.F271])" table:style-name="ce10">
            <text:p>100.00</text:p>
          </table:table-cell>
          <table:table-cell office:value-type="float" office:value="0" table:formula="of:=[Sheet1.$S$3]*[Sheet1.F271]" table:style-name="ce10">
            <text:p>0.00</text:p>
          </table:table-cell>
          <table:table-cell office:value-type="float" office:value="0" table:formula="of:=[Sheet1.H271]*[Sheet1.$F$2]" table:style-name="ce10">
            <text:p>0.00</text:p>
          </table:table-cell>
          <table:table-cell office:value-type="float" office:value="-50000" table:formula="of:=[Sheet1.$T$3]*([Sheet1.I271]-1)*[Sheet1.E271]-[Sheet1.$T$3]*[Sheet1.D271]" table:style-name="ce11">
            <text:p>-50,000</text:p>
          </table:table-cell>
          <table:table-cell office:value-type="float" office:value="0" table:formula="of:=COUNTIF([Sheet1.$P$3:.$P$106001];&quot;&gt;&quot;&amp;[Sheet1.I271])/[Sheet1.$P$2]" table:style-name="ce47">
            <text:p>0.00</text:p>
          </table:table-cell>
          <table:table-cell office:value-type="float" office:value="27.9" table:style-name="ce4">
            <text:p>27.9</text:p>
          </table:table-cell>
          <table:table-cell office:value-type="percentage" office:value="-1" table:formula="of:=[Sheet1.C271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71]/([Sheet1.$T$3]*[Sheet1.$S$3])" table:style-name="ce48">
            <text:p>-100.0%</text:p>
          </table:table-cell>
          <table:table-cell office:value-type="float" office:value="0" table:formula="of:=IF([Sheet1.J271]&gt;0;IF([Sheet1.M271]&gt;0;&quot;good&quot;;0);0)" table:style-name="ce44">
            <text:p>0</text:p>
          </table:table-cell>
          <table:table-cell office:value-type="float" office:value="50000" table:formula="of:=[Sheet1.A271]*[Sheet1.$T$3]" table:style-name="ce14">
            <text:p>50,000</text:p>
          </table:table-cell>
          <table:table-cell table:style-name="ce1"/>
          <table:table-cell office:value-type="float" office:value="0" table:formula="of:=AVERAGE([Sheet1.P257:.P271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72])" table:style-name="ce10">
            <text:p>100.00</text:p>
          </table:table-cell>
          <table:table-cell office:value-type="float" office:value="0" table:formula="of:=[Sheet1.$S$3]*[Sheet1.H272]" table:style-name="ce10">
            <text:p>0.00</text:p>
          </table:table-cell>
          <table:table-cell office:value-type="float" office:value="-50000" table:formula="of:=[Sheet1.$T$3]*([Sheet1.I272]-1)*[Sheet1.B272]-[Sheet1.$T$3]*[Sheet1.A272]" table:style-name="ce45">
            <text:p>-50,000</text:p>
          </table:table-cell>
          <table:table-cell office:value-type="float" office:value="100" table:formula="of:=[Sheet1.$S$3]*(1-[Sheet1.F272])" table:style-name="ce10">
            <text:p>100.00</text:p>
          </table:table-cell>
          <table:table-cell office:value-type="float" office:value="0" table:formula="of:=[Sheet1.$S$3]*[Sheet1.F272]" table:style-name="ce10">
            <text:p>0.00</text:p>
          </table:table-cell>
          <table:table-cell office:value-type="float" office:value="0" table:formula="of:=[Sheet1.H272]*[Sheet1.$F$2]" table:style-name="ce10">
            <text:p>0.00</text:p>
          </table:table-cell>
          <table:table-cell office:value-type="float" office:value="-50000" table:formula="of:=[Sheet1.$T$3]*([Sheet1.I272]-1)*[Sheet1.E272]-[Sheet1.$T$3]*[Sheet1.D272]" table:style-name="ce11">
            <text:p>-50,000</text:p>
          </table:table-cell>
          <table:table-cell office:value-type="float" office:value="0" table:formula="of:=COUNTIF([Sheet1.$P$3:.$P$106001];&quot;&gt;&quot;&amp;[Sheet1.I272])/[Sheet1.$P$2]" table:style-name="ce47">
            <text:p>0.00</text:p>
          </table:table-cell>
          <table:table-cell office:value-type="float" office:value="28" table:style-name="ce4">
            <text:p>28</text:p>
          </table:table-cell>
          <table:table-cell office:value-type="percentage" office:value="-1" table:formula="of:=[Sheet1.C272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72]/([Sheet1.$T$3]*[Sheet1.$S$3])" table:style-name="ce48">
            <text:p>-100.0%</text:p>
          </table:table-cell>
          <table:table-cell office:value-type="float" office:value="0" table:formula="of:=IF([Sheet1.J272]&gt;0;IF([Sheet1.M272]&gt;0;&quot;good&quot;;0);0)" table:style-name="ce44">
            <text:p>0</text:p>
          </table:table-cell>
          <table:table-cell office:value-type="float" office:value="50000" table:formula="of:=[Sheet1.A272]*[Sheet1.$T$3]" table:style-name="ce14">
            <text:p>50,000</text:p>
          </table:table-cell>
          <table:table-cell table:style-name="ce1"/>
          <table:table-cell office:value-type="float" office:value="0" table:formula="of:=AVERAGE([Sheet1.P258:.P272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73])" table:style-name="ce10">
            <text:p>100.00</text:p>
          </table:table-cell>
          <table:table-cell office:value-type="float" office:value="0" table:formula="of:=[Sheet1.$S$3]*[Sheet1.H273]" table:style-name="ce10">
            <text:p>0.00</text:p>
          </table:table-cell>
          <table:table-cell office:value-type="float" office:value="-50000" table:formula="of:=[Sheet1.$T$3]*([Sheet1.I273]-1)*[Sheet1.B273]-[Sheet1.$T$3]*[Sheet1.A273]" table:style-name="ce45">
            <text:p>-50,000</text:p>
          </table:table-cell>
          <table:table-cell office:value-type="float" office:value="100" table:formula="of:=[Sheet1.$S$3]*(1-[Sheet1.F273])" table:style-name="ce10">
            <text:p>100.00</text:p>
          </table:table-cell>
          <table:table-cell office:value-type="float" office:value="0" table:formula="of:=[Sheet1.$S$3]*[Sheet1.F273]" table:style-name="ce10">
            <text:p>0.00</text:p>
          </table:table-cell>
          <table:table-cell office:value-type="float" office:value="0" table:formula="of:=[Sheet1.H273]*[Sheet1.$F$2]" table:style-name="ce10">
            <text:p>0.00</text:p>
          </table:table-cell>
          <table:table-cell office:value-type="float" office:value="-50000" table:formula="of:=[Sheet1.$T$3]*([Sheet1.I273]-1)*[Sheet1.E273]-[Sheet1.$T$3]*[Sheet1.D273]" table:style-name="ce11">
            <text:p>-50,000</text:p>
          </table:table-cell>
          <table:table-cell office:value-type="float" office:value="0" table:formula="of:=COUNTIF([Sheet1.$P$3:.$P$106001];&quot;&gt;&quot;&amp;[Sheet1.I273])/[Sheet1.$P$2]" table:style-name="ce47">
            <text:p>0.00</text:p>
          </table:table-cell>
          <table:table-cell office:value-type="float" office:value="28.1" table:style-name="ce4">
            <text:p>28.1</text:p>
          </table:table-cell>
          <table:table-cell office:value-type="percentage" office:value="-1" table:formula="of:=[Sheet1.C273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73]/([Sheet1.$T$3]*[Sheet1.$S$3])" table:style-name="ce48">
            <text:p>-100.0%</text:p>
          </table:table-cell>
          <table:table-cell office:value-type="float" office:value="0" table:formula="of:=IF([Sheet1.J273]&gt;0;IF([Sheet1.M273]&gt;0;&quot;good&quot;;0);0)" table:style-name="ce44">
            <text:p>0</text:p>
          </table:table-cell>
          <table:table-cell office:value-type="float" office:value="50000" table:formula="of:=[Sheet1.A273]*[Sheet1.$T$3]" table:style-name="ce14">
            <text:p>50,000</text:p>
          </table:table-cell>
          <table:table-cell table:style-name="ce1"/>
          <table:table-cell office:value-type="float" office:value="0" table:formula="of:=AVERAGE([Sheet1.P259:.P273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74])" table:style-name="ce10">
            <text:p>100.00</text:p>
          </table:table-cell>
          <table:table-cell office:value-type="float" office:value="0" table:formula="of:=[Sheet1.$S$3]*[Sheet1.H274]" table:style-name="ce10">
            <text:p>0.00</text:p>
          </table:table-cell>
          <table:table-cell office:value-type="float" office:value="-50000" table:formula="of:=[Sheet1.$T$3]*([Sheet1.I274]-1)*[Sheet1.B274]-[Sheet1.$T$3]*[Sheet1.A274]" table:style-name="ce45">
            <text:p>-50,000</text:p>
          </table:table-cell>
          <table:table-cell office:value-type="float" office:value="100" table:formula="of:=[Sheet1.$S$3]*(1-[Sheet1.F274])" table:style-name="ce10">
            <text:p>100.00</text:p>
          </table:table-cell>
          <table:table-cell office:value-type="float" office:value="0" table:formula="of:=[Sheet1.$S$3]*[Sheet1.F274]" table:style-name="ce10">
            <text:p>0.00</text:p>
          </table:table-cell>
          <table:table-cell office:value-type="float" office:value="0" table:formula="of:=[Sheet1.H274]*[Sheet1.$F$2]" table:style-name="ce10">
            <text:p>0.00</text:p>
          </table:table-cell>
          <table:table-cell office:value-type="float" office:value="-50000" table:formula="of:=[Sheet1.$T$3]*([Sheet1.I274]-1)*[Sheet1.E274]-[Sheet1.$T$3]*[Sheet1.D274]" table:style-name="ce11">
            <text:p>-50,000</text:p>
          </table:table-cell>
          <table:table-cell office:value-type="float" office:value="0" table:formula="of:=COUNTIF([Sheet1.$P$3:.$P$106001];&quot;&gt;&quot;&amp;[Sheet1.I274])/[Sheet1.$P$2]" table:style-name="ce47">
            <text:p>0.00</text:p>
          </table:table-cell>
          <table:table-cell office:value-type="float" office:value="28.2" table:style-name="ce4">
            <text:p>28.2</text:p>
          </table:table-cell>
          <table:table-cell office:value-type="percentage" office:value="-1" table:formula="of:=[Sheet1.C274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74]/([Sheet1.$T$3]*[Sheet1.$S$3])" table:style-name="ce48">
            <text:p>-100.0%</text:p>
          </table:table-cell>
          <table:table-cell office:value-type="float" office:value="0" table:formula="of:=IF([Sheet1.J274]&gt;0;IF([Sheet1.M274]&gt;0;&quot;good&quot;;0);0)" table:style-name="ce44">
            <text:p>0</text:p>
          </table:table-cell>
          <table:table-cell office:value-type="float" office:value="50000" table:formula="of:=[Sheet1.A274]*[Sheet1.$T$3]" table:style-name="ce14">
            <text:p>50,000</text:p>
          </table:table-cell>
          <table:table-cell table:style-name="ce1"/>
          <table:table-cell office:value-type="float" office:value="0" table:formula="of:=AVERAGE([Sheet1.P260:.P274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75])" table:style-name="ce10">
            <text:p>100.00</text:p>
          </table:table-cell>
          <table:table-cell office:value-type="float" office:value="0" table:formula="of:=[Sheet1.$S$3]*[Sheet1.H275]" table:style-name="ce10">
            <text:p>0.00</text:p>
          </table:table-cell>
          <table:table-cell office:value-type="float" office:value="-50000" table:formula="of:=[Sheet1.$T$3]*([Sheet1.I275]-1)*[Sheet1.B275]-[Sheet1.$T$3]*[Sheet1.A275]" table:style-name="ce45">
            <text:p>-50,000</text:p>
          </table:table-cell>
          <table:table-cell office:value-type="float" office:value="100" table:formula="of:=[Sheet1.$S$3]*(1-[Sheet1.F275])" table:style-name="ce10">
            <text:p>100.00</text:p>
          </table:table-cell>
          <table:table-cell office:value-type="float" office:value="0" table:formula="of:=[Sheet1.$S$3]*[Sheet1.F275]" table:style-name="ce10">
            <text:p>0.00</text:p>
          </table:table-cell>
          <table:table-cell office:value-type="float" office:value="0" table:formula="of:=[Sheet1.H275]*[Sheet1.$F$2]" table:style-name="ce10">
            <text:p>0.00</text:p>
          </table:table-cell>
          <table:table-cell office:value-type="float" office:value="-50000" table:formula="of:=[Sheet1.$T$3]*([Sheet1.I275]-1)*[Sheet1.E275]-[Sheet1.$T$3]*[Sheet1.D275]" table:style-name="ce11">
            <text:p>-50,000</text:p>
          </table:table-cell>
          <table:table-cell office:value-type="float" office:value="0" table:formula="of:=COUNTIF([Sheet1.$P$3:.$P$106001];&quot;&gt;&quot;&amp;[Sheet1.I275])/[Sheet1.$P$2]" table:style-name="ce47">
            <text:p>0.00</text:p>
          </table:table-cell>
          <table:table-cell office:value-type="float" office:value="28.3" table:style-name="ce4">
            <text:p>28.3</text:p>
          </table:table-cell>
          <table:table-cell office:value-type="percentage" office:value="-1" table:formula="of:=[Sheet1.C275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75]/([Sheet1.$T$3]*[Sheet1.$S$3])" table:style-name="ce48">
            <text:p>-100.0%</text:p>
          </table:table-cell>
          <table:table-cell office:value-type="float" office:value="0" table:formula="of:=IF([Sheet1.J275]&gt;0;IF([Sheet1.M275]&gt;0;&quot;good&quot;;0);0)" table:style-name="ce44">
            <text:p>0</text:p>
          </table:table-cell>
          <table:table-cell office:value-type="float" office:value="50000" table:formula="of:=[Sheet1.A275]*[Sheet1.$T$3]" table:style-name="ce14">
            <text:p>50,000</text:p>
          </table:table-cell>
          <table:table-cell table:style-name="ce1"/>
          <table:table-cell office:value-type="float" office:value="0" table:formula="of:=AVERAGE([Sheet1.P261:.P275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76])" table:style-name="ce10">
            <text:p>100.00</text:p>
          </table:table-cell>
          <table:table-cell office:value-type="float" office:value="0" table:formula="of:=[Sheet1.$S$3]*[Sheet1.H276]" table:style-name="ce10">
            <text:p>0.00</text:p>
          </table:table-cell>
          <table:table-cell office:value-type="float" office:value="-50000" table:formula="of:=[Sheet1.$T$3]*([Sheet1.I276]-1)*[Sheet1.B276]-[Sheet1.$T$3]*[Sheet1.A276]" table:style-name="ce45">
            <text:p>-50,000</text:p>
          </table:table-cell>
          <table:table-cell office:value-type="float" office:value="100" table:formula="of:=[Sheet1.$S$3]*(1-[Sheet1.F276])" table:style-name="ce10">
            <text:p>100.00</text:p>
          </table:table-cell>
          <table:table-cell office:value-type="float" office:value="0" table:formula="of:=[Sheet1.$S$3]*[Sheet1.F276]" table:style-name="ce10">
            <text:p>0.00</text:p>
          </table:table-cell>
          <table:table-cell office:value-type="float" office:value="0" table:formula="of:=[Sheet1.H276]*[Sheet1.$F$2]" table:style-name="ce10">
            <text:p>0.00</text:p>
          </table:table-cell>
          <table:table-cell office:value-type="float" office:value="-50000" table:formula="of:=[Sheet1.$T$3]*([Sheet1.I276]-1)*[Sheet1.E276]-[Sheet1.$T$3]*[Sheet1.D276]" table:style-name="ce11">
            <text:p>-50,000</text:p>
          </table:table-cell>
          <table:table-cell office:value-type="float" office:value="0" table:formula="of:=COUNTIF([Sheet1.$P$3:.$P$106001];&quot;&gt;&quot;&amp;[Sheet1.I276])/[Sheet1.$P$2]" table:style-name="ce47">
            <text:p>0.00</text:p>
          </table:table-cell>
          <table:table-cell office:value-type="float" office:value="28.4" table:style-name="ce4">
            <text:p>28.4</text:p>
          </table:table-cell>
          <table:table-cell office:value-type="percentage" office:value="-1" table:formula="of:=[Sheet1.C276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76]/([Sheet1.$T$3]*[Sheet1.$S$3])" table:style-name="ce48">
            <text:p>-100.0%</text:p>
          </table:table-cell>
          <table:table-cell office:value-type="float" office:value="0" table:formula="of:=IF([Sheet1.J276]&gt;0;IF([Sheet1.M276]&gt;0;&quot;good&quot;;0);0)" table:style-name="ce44">
            <text:p>0</text:p>
          </table:table-cell>
          <table:table-cell office:value-type="float" office:value="50000" table:formula="of:=[Sheet1.A276]*[Sheet1.$T$3]" table:style-name="ce14">
            <text:p>50,000</text:p>
          </table:table-cell>
          <table:table-cell table:style-name="ce1"/>
          <table:table-cell office:value-type="float" office:value="0" table:formula="of:=AVERAGE([Sheet1.P262:.P276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77])" table:style-name="ce10">
            <text:p>100.00</text:p>
          </table:table-cell>
          <table:table-cell office:value-type="float" office:value="0" table:formula="of:=[Sheet1.$S$3]*[Sheet1.H277]" table:style-name="ce10">
            <text:p>0.00</text:p>
          </table:table-cell>
          <table:table-cell office:value-type="float" office:value="-50000" table:formula="of:=[Sheet1.$T$3]*([Sheet1.I277]-1)*[Sheet1.B277]-[Sheet1.$T$3]*[Sheet1.A277]" table:style-name="ce45">
            <text:p>-50,000</text:p>
          </table:table-cell>
          <table:table-cell office:value-type="float" office:value="100" table:formula="of:=[Sheet1.$S$3]*(1-[Sheet1.F277])" table:style-name="ce10">
            <text:p>100.00</text:p>
          </table:table-cell>
          <table:table-cell office:value-type="float" office:value="0" table:formula="of:=[Sheet1.$S$3]*[Sheet1.F277]" table:style-name="ce10">
            <text:p>0.00</text:p>
          </table:table-cell>
          <table:table-cell office:value-type="float" office:value="0" table:formula="of:=[Sheet1.H277]*[Sheet1.$F$2]" table:style-name="ce10">
            <text:p>0.00</text:p>
          </table:table-cell>
          <table:table-cell office:value-type="float" office:value="-50000" table:formula="of:=[Sheet1.$T$3]*([Sheet1.I277]-1)*[Sheet1.E277]-[Sheet1.$T$3]*[Sheet1.D277]" table:style-name="ce11">
            <text:p>-50,000</text:p>
          </table:table-cell>
          <table:table-cell office:value-type="float" office:value="0" table:formula="of:=COUNTIF([Sheet1.$P$3:.$P$106001];&quot;&gt;&quot;&amp;[Sheet1.I277])/[Sheet1.$P$2]" table:style-name="ce47">
            <text:p>0.00</text:p>
          </table:table-cell>
          <table:table-cell office:value-type="float" office:value="28.5" table:style-name="ce4">
            <text:p>28.5</text:p>
          </table:table-cell>
          <table:table-cell office:value-type="percentage" office:value="-1" table:formula="of:=[Sheet1.C277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77]/([Sheet1.$T$3]*[Sheet1.$S$3])" table:style-name="ce48">
            <text:p>-100.0%</text:p>
          </table:table-cell>
          <table:table-cell office:value-type="float" office:value="0" table:formula="of:=IF([Sheet1.J277]&gt;0;IF([Sheet1.M277]&gt;0;&quot;good&quot;;0);0)" table:style-name="ce44">
            <text:p>0</text:p>
          </table:table-cell>
          <table:table-cell office:value-type="float" office:value="50000" table:formula="of:=[Sheet1.A277]*[Sheet1.$T$3]" table:style-name="ce14">
            <text:p>50,000</text:p>
          </table:table-cell>
          <table:table-cell table:style-name="ce1"/>
          <table:table-cell office:value-type="float" office:value="0" table:formula="of:=AVERAGE([Sheet1.P263:.P277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78])" table:style-name="ce10">
            <text:p>100.00</text:p>
          </table:table-cell>
          <table:table-cell office:value-type="float" office:value="0" table:formula="of:=[Sheet1.$S$3]*[Sheet1.H278]" table:style-name="ce10">
            <text:p>0.00</text:p>
          </table:table-cell>
          <table:table-cell office:value-type="float" office:value="-50000" table:formula="of:=[Sheet1.$T$3]*([Sheet1.I278]-1)*[Sheet1.B278]-[Sheet1.$T$3]*[Sheet1.A278]" table:style-name="ce45">
            <text:p>-50,000</text:p>
          </table:table-cell>
          <table:table-cell office:value-type="float" office:value="100" table:formula="of:=[Sheet1.$S$3]*(1-[Sheet1.F278])" table:style-name="ce10">
            <text:p>100.00</text:p>
          </table:table-cell>
          <table:table-cell office:value-type="float" office:value="0" table:formula="of:=[Sheet1.$S$3]*[Sheet1.F278]" table:style-name="ce10">
            <text:p>0.00</text:p>
          </table:table-cell>
          <table:table-cell office:value-type="float" office:value="0" table:formula="of:=[Sheet1.H278]*[Sheet1.$F$2]" table:style-name="ce10">
            <text:p>0.00</text:p>
          </table:table-cell>
          <table:table-cell office:value-type="float" office:value="-50000" table:formula="of:=[Sheet1.$T$3]*([Sheet1.I278]-1)*[Sheet1.E278]-[Sheet1.$T$3]*[Sheet1.D278]" table:style-name="ce11">
            <text:p>-50,000</text:p>
          </table:table-cell>
          <table:table-cell office:value-type="float" office:value="0" table:formula="of:=COUNTIF([Sheet1.$P$3:.$P$106001];&quot;&gt;&quot;&amp;[Sheet1.I278])/[Sheet1.$P$2]" table:style-name="ce47">
            <text:p>0.00</text:p>
          </table:table-cell>
          <table:table-cell office:value-type="float" office:value="28.6" table:style-name="ce4">
            <text:p>28.6</text:p>
          </table:table-cell>
          <table:table-cell office:value-type="percentage" office:value="-1" table:formula="of:=[Sheet1.C278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78]/([Sheet1.$T$3]*[Sheet1.$S$3])" table:style-name="ce48">
            <text:p>-100.0%</text:p>
          </table:table-cell>
          <table:table-cell office:value-type="float" office:value="0" table:formula="of:=IF([Sheet1.J278]&gt;0;IF([Sheet1.M278]&gt;0;&quot;good&quot;;0);0)" table:style-name="ce44">
            <text:p>0</text:p>
          </table:table-cell>
          <table:table-cell office:value-type="float" office:value="50000" table:formula="of:=[Sheet1.A278]*[Sheet1.$T$3]" table:style-name="ce14">
            <text:p>50,000</text:p>
          </table:table-cell>
          <table:table-cell table:style-name="ce1"/>
          <table:table-cell office:value-type="float" office:value="0" table:formula="of:=AVERAGE([Sheet1.P264:.P278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79])" table:style-name="ce10">
            <text:p>100.00</text:p>
          </table:table-cell>
          <table:table-cell office:value-type="float" office:value="0" table:formula="of:=[Sheet1.$S$3]*[Sheet1.H279]" table:style-name="ce10">
            <text:p>0.00</text:p>
          </table:table-cell>
          <table:table-cell office:value-type="float" office:value="-50000" table:formula="of:=[Sheet1.$T$3]*([Sheet1.I279]-1)*[Sheet1.B279]-[Sheet1.$T$3]*[Sheet1.A279]" table:style-name="ce45">
            <text:p>-50,000</text:p>
          </table:table-cell>
          <table:table-cell office:value-type="float" office:value="100" table:formula="of:=[Sheet1.$S$3]*(1-[Sheet1.F279])" table:style-name="ce10">
            <text:p>100.00</text:p>
          </table:table-cell>
          <table:table-cell office:value-type="float" office:value="0" table:formula="of:=[Sheet1.$S$3]*[Sheet1.F279]" table:style-name="ce10">
            <text:p>0.00</text:p>
          </table:table-cell>
          <table:table-cell office:value-type="float" office:value="0" table:formula="of:=[Sheet1.H279]*[Sheet1.$F$2]" table:style-name="ce10">
            <text:p>0.00</text:p>
          </table:table-cell>
          <table:table-cell office:value-type="float" office:value="-50000" table:formula="of:=[Sheet1.$T$3]*([Sheet1.I279]-1)*[Sheet1.E279]-[Sheet1.$T$3]*[Sheet1.D279]" table:style-name="ce11">
            <text:p>-50,000</text:p>
          </table:table-cell>
          <table:table-cell office:value-type="float" office:value="0" table:formula="of:=COUNTIF([Sheet1.$P$3:.$P$106001];&quot;&gt;&quot;&amp;[Sheet1.I279])/[Sheet1.$P$2]" table:style-name="ce47">
            <text:p>0.00</text:p>
          </table:table-cell>
          <table:table-cell office:value-type="float" office:value="28.7" table:style-name="ce4">
            <text:p>28.7</text:p>
          </table:table-cell>
          <table:table-cell office:value-type="percentage" office:value="-1" table:formula="of:=[Sheet1.C279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79]/([Sheet1.$T$3]*[Sheet1.$S$3])" table:style-name="ce48">
            <text:p>-100.0%</text:p>
          </table:table-cell>
          <table:table-cell office:value-type="float" office:value="0" table:formula="of:=IF([Sheet1.J279]&gt;0;IF([Sheet1.M279]&gt;0;&quot;good&quot;;0);0)" table:style-name="ce44">
            <text:p>0</text:p>
          </table:table-cell>
          <table:table-cell office:value-type="float" office:value="50000" table:formula="of:=[Sheet1.A279]*[Sheet1.$T$3]" table:style-name="ce14">
            <text:p>50,000</text:p>
          </table:table-cell>
          <table:table-cell table:style-name="ce1"/>
          <table:table-cell office:value-type="float" office:value="0" table:formula="of:=AVERAGE([Sheet1.P265:.P279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80])" table:style-name="ce10">
            <text:p>100.00</text:p>
          </table:table-cell>
          <table:table-cell office:value-type="float" office:value="0" table:formula="of:=[Sheet1.$S$3]*[Sheet1.H280]" table:style-name="ce10">
            <text:p>0.00</text:p>
          </table:table-cell>
          <table:table-cell office:value-type="float" office:value="-50000" table:formula="of:=[Sheet1.$T$3]*([Sheet1.I280]-1)*[Sheet1.B280]-[Sheet1.$T$3]*[Sheet1.A280]" table:style-name="ce45">
            <text:p>-50,000</text:p>
          </table:table-cell>
          <table:table-cell office:value-type="float" office:value="100" table:formula="of:=[Sheet1.$S$3]*(1-[Sheet1.F280])" table:style-name="ce10">
            <text:p>100.00</text:p>
          </table:table-cell>
          <table:table-cell office:value-type="float" office:value="0" table:formula="of:=[Sheet1.$S$3]*[Sheet1.F280]" table:style-name="ce10">
            <text:p>0.00</text:p>
          </table:table-cell>
          <table:table-cell office:value-type="float" office:value="0" table:formula="of:=[Sheet1.H280]*[Sheet1.$F$2]" table:style-name="ce10">
            <text:p>0.00</text:p>
          </table:table-cell>
          <table:table-cell office:value-type="float" office:value="-50000" table:formula="of:=[Sheet1.$T$3]*([Sheet1.I280]-1)*[Sheet1.E280]-[Sheet1.$T$3]*[Sheet1.D280]" table:style-name="ce11">
            <text:p>-50,000</text:p>
          </table:table-cell>
          <table:table-cell office:value-type="float" office:value="0" table:formula="of:=COUNTIF([Sheet1.$P$3:.$P$106001];&quot;&gt;&quot;&amp;[Sheet1.I280])/[Sheet1.$P$2]" table:style-name="ce47">
            <text:p>0.00</text:p>
          </table:table-cell>
          <table:table-cell office:value-type="float" office:value="28.8" table:style-name="ce4">
            <text:p>28.8</text:p>
          </table:table-cell>
          <table:table-cell office:value-type="percentage" office:value="-1" table:formula="of:=[Sheet1.C280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80]/([Sheet1.$T$3]*[Sheet1.$S$3])" table:style-name="ce48">
            <text:p>-100.0%</text:p>
          </table:table-cell>
          <table:table-cell office:value-type="float" office:value="0" table:formula="of:=IF([Sheet1.J280]&gt;0;IF([Sheet1.M280]&gt;0;&quot;good&quot;;0);0)" table:style-name="ce44">
            <text:p>0</text:p>
          </table:table-cell>
          <table:table-cell office:value-type="float" office:value="50000" table:formula="of:=[Sheet1.A280]*[Sheet1.$T$3]" table:style-name="ce14">
            <text:p>50,000</text:p>
          </table:table-cell>
          <table:table-cell table:style-name="ce1"/>
          <table:table-cell office:value-type="float" office:value="0" table:formula="of:=AVERAGE([Sheet1.P266:.P280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81])" table:style-name="ce10">
            <text:p>100.00</text:p>
          </table:table-cell>
          <table:table-cell office:value-type="float" office:value="0" table:formula="of:=[Sheet1.$S$3]*[Sheet1.H281]" table:style-name="ce10">
            <text:p>0.00</text:p>
          </table:table-cell>
          <table:table-cell office:value-type="float" office:value="-50000" table:formula="of:=[Sheet1.$T$3]*([Sheet1.I281]-1)*[Sheet1.B281]-[Sheet1.$T$3]*[Sheet1.A281]" table:style-name="ce45">
            <text:p>-50,000</text:p>
          </table:table-cell>
          <table:table-cell office:value-type="float" office:value="100" table:formula="of:=[Sheet1.$S$3]*(1-[Sheet1.F281])" table:style-name="ce10">
            <text:p>100.00</text:p>
          </table:table-cell>
          <table:table-cell office:value-type="float" office:value="0" table:formula="of:=[Sheet1.$S$3]*[Sheet1.F281]" table:style-name="ce10">
            <text:p>0.00</text:p>
          </table:table-cell>
          <table:table-cell office:value-type="float" office:value="0" table:formula="of:=[Sheet1.H281]*[Sheet1.$F$2]" table:style-name="ce10">
            <text:p>0.00</text:p>
          </table:table-cell>
          <table:table-cell office:value-type="float" office:value="-50000" table:formula="of:=[Sheet1.$T$3]*([Sheet1.I281]-1)*[Sheet1.E281]-[Sheet1.$T$3]*[Sheet1.D281]" table:style-name="ce11">
            <text:p>-50,000</text:p>
          </table:table-cell>
          <table:table-cell office:value-type="float" office:value="0" table:formula="of:=COUNTIF([Sheet1.$P$3:.$P$106001];&quot;&gt;&quot;&amp;[Sheet1.I281])/[Sheet1.$P$2]" table:style-name="ce47">
            <text:p>0.00</text:p>
          </table:table-cell>
          <table:table-cell office:value-type="float" office:value="28.9" table:style-name="ce4">
            <text:p>28.9</text:p>
          </table:table-cell>
          <table:table-cell office:value-type="percentage" office:value="-1" table:formula="of:=[Sheet1.C281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81]/([Sheet1.$T$3]*[Sheet1.$S$3])" table:style-name="ce48">
            <text:p>-100.0%</text:p>
          </table:table-cell>
          <table:table-cell office:value-type="float" office:value="0" table:formula="of:=IF([Sheet1.J281]&gt;0;IF([Sheet1.M281]&gt;0;&quot;good&quot;;0);0)" table:style-name="ce44">
            <text:p>0</text:p>
          </table:table-cell>
          <table:table-cell office:value-type="float" office:value="50000" table:formula="of:=[Sheet1.A281]*[Sheet1.$T$3]" table:style-name="ce14">
            <text:p>50,000</text:p>
          </table:table-cell>
          <table:table-cell table:style-name="ce1"/>
          <table:table-cell office:value-type="float" office:value="0" table:formula="of:=AVERAGE([Sheet1.P267:.P281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82])" table:style-name="ce10">
            <text:p>100.00</text:p>
          </table:table-cell>
          <table:table-cell office:value-type="float" office:value="0" table:formula="of:=[Sheet1.$S$3]*[Sheet1.H282]" table:style-name="ce10">
            <text:p>0.00</text:p>
          </table:table-cell>
          <table:table-cell office:value-type="float" office:value="-50000" table:formula="of:=[Sheet1.$T$3]*([Sheet1.I282]-1)*[Sheet1.B282]-[Sheet1.$T$3]*[Sheet1.A282]" table:style-name="ce45">
            <text:p>-50,000</text:p>
          </table:table-cell>
          <table:table-cell office:value-type="float" office:value="100" table:formula="of:=[Sheet1.$S$3]*(1-[Sheet1.F282])" table:style-name="ce10">
            <text:p>100.00</text:p>
          </table:table-cell>
          <table:table-cell office:value-type="float" office:value="0" table:formula="of:=[Sheet1.$S$3]*[Sheet1.F282]" table:style-name="ce10">
            <text:p>0.00</text:p>
          </table:table-cell>
          <table:table-cell office:value-type="float" office:value="0" table:formula="of:=[Sheet1.H282]*[Sheet1.$F$2]" table:style-name="ce10">
            <text:p>0.00</text:p>
          </table:table-cell>
          <table:table-cell office:value-type="float" office:value="-50000" table:formula="of:=[Sheet1.$T$3]*([Sheet1.I282]-1)*[Sheet1.E282]-[Sheet1.$T$3]*[Sheet1.D282]" table:style-name="ce11">
            <text:p>-50,000</text:p>
          </table:table-cell>
          <table:table-cell office:value-type="float" office:value="0" table:formula="of:=COUNTIF([Sheet1.$P$3:.$P$106001];&quot;&gt;&quot;&amp;[Sheet1.I282])/[Sheet1.$P$2]" table:style-name="ce47">
            <text:p>0.00</text:p>
          </table:table-cell>
          <table:table-cell office:value-type="float" office:value="29" table:style-name="ce4">
            <text:p>29</text:p>
          </table:table-cell>
          <table:table-cell office:value-type="percentage" office:value="-1" table:formula="of:=[Sheet1.C282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82]/([Sheet1.$T$3]*[Sheet1.$S$3])" table:style-name="ce48">
            <text:p>-100.0%</text:p>
          </table:table-cell>
          <table:table-cell office:value-type="float" office:value="0" table:formula="of:=IF([Sheet1.J282]&gt;0;IF([Sheet1.M282]&gt;0;&quot;good&quot;;0);0)" table:style-name="ce44">
            <text:p>0</text:p>
          </table:table-cell>
          <table:table-cell office:value-type="float" office:value="50000" table:formula="of:=[Sheet1.A282]*[Sheet1.$T$3]" table:style-name="ce14">
            <text:p>50,000</text:p>
          </table:table-cell>
          <table:table-cell table:style-name="ce1"/>
          <table:table-cell office:value-type="float" office:value="0" table:formula="of:=AVERAGE([Sheet1.P268:.P282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83])" table:style-name="ce10">
            <text:p>100.00</text:p>
          </table:table-cell>
          <table:table-cell office:value-type="float" office:value="0" table:formula="of:=[Sheet1.$S$3]*[Sheet1.H283]" table:style-name="ce10">
            <text:p>0.00</text:p>
          </table:table-cell>
          <table:table-cell office:value-type="float" office:value="-50000" table:formula="of:=[Sheet1.$T$3]*([Sheet1.I283]-1)*[Sheet1.B283]-[Sheet1.$T$3]*[Sheet1.A283]" table:style-name="ce45">
            <text:p>-50,000</text:p>
          </table:table-cell>
          <table:table-cell office:value-type="float" office:value="100" table:formula="of:=[Sheet1.$S$3]*(1-[Sheet1.F283])" table:style-name="ce10">
            <text:p>100.00</text:p>
          </table:table-cell>
          <table:table-cell office:value-type="float" office:value="0" table:formula="of:=[Sheet1.$S$3]*[Sheet1.F283]" table:style-name="ce10">
            <text:p>0.00</text:p>
          </table:table-cell>
          <table:table-cell office:value-type="float" office:value="0" table:formula="of:=[Sheet1.H283]*[Sheet1.$F$2]" table:style-name="ce10">
            <text:p>0.00</text:p>
          </table:table-cell>
          <table:table-cell office:value-type="float" office:value="-50000" table:formula="of:=[Sheet1.$T$3]*([Sheet1.I283]-1)*[Sheet1.E283]-[Sheet1.$T$3]*[Sheet1.D283]" table:style-name="ce11">
            <text:p>-50,000</text:p>
          </table:table-cell>
          <table:table-cell office:value-type="float" office:value="0" table:formula="of:=COUNTIF([Sheet1.$P$3:.$P$106001];&quot;&gt;&quot;&amp;[Sheet1.I283])/[Sheet1.$P$2]" table:style-name="ce47">
            <text:p>0.00</text:p>
          </table:table-cell>
          <table:table-cell office:value-type="float" office:value="29.1" table:style-name="ce4">
            <text:p>29.1</text:p>
          </table:table-cell>
          <table:table-cell office:value-type="percentage" office:value="-1" table:formula="of:=[Sheet1.C283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83]/([Sheet1.$T$3]*[Sheet1.$S$3])" table:style-name="ce48">
            <text:p>-100.0%</text:p>
          </table:table-cell>
          <table:table-cell office:value-type="float" office:value="0" table:formula="of:=IF([Sheet1.J283]&gt;0;IF([Sheet1.M283]&gt;0;&quot;good&quot;;0);0)" table:style-name="ce44">
            <text:p>0</text:p>
          </table:table-cell>
          <table:table-cell office:value-type="float" office:value="50000" table:formula="of:=[Sheet1.A283]*[Sheet1.$T$3]" table:style-name="ce14">
            <text:p>50,000</text:p>
          </table:table-cell>
          <table:table-cell table:style-name="ce1"/>
          <table:table-cell office:value-type="float" office:value="0" table:formula="of:=AVERAGE([Sheet1.P269:.P283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84])" table:style-name="ce10">
            <text:p>100.00</text:p>
          </table:table-cell>
          <table:table-cell office:value-type="float" office:value="0" table:formula="of:=[Sheet1.$S$3]*[Sheet1.H284]" table:style-name="ce10">
            <text:p>0.00</text:p>
          </table:table-cell>
          <table:table-cell office:value-type="float" office:value="-50000" table:formula="of:=[Sheet1.$T$3]*([Sheet1.I284]-1)*[Sheet1.B284]-[Sheet1.$T$3]*[Sheet1.A284]" table:style-name="ce45">
            <text:p>-50,000</text:p>
          </table:table-cell>
          <table:table-cell office:value-type="float" office:value="100" table:formula="of:=[Sheet1.$S$3]*(1-[Sheet1.F284])" table:style-name="ce10">
            <text:p>100.00</text:p>
          </table:table-cell>
          <table:table-cell office:value-type="float" office:value="0" table:formula="of:=[Sheet1.$S$3]*[Sheet1.F284]" table:style-name="ce10">
            <text:p>0.00</text:p>
          </table:table-cell>
          <table:table-cell office:value-type="float" office:value="0" table:formula="of:=[Sheet1.H284]*[Sheet1.$F$2]" table:style-name="ce10">
            <text:p>0.00</text:p>
          </table:table-cell>
          <table:table-cell office:value-type="float" office:value="-50000" table:formula="of:=[Sheet1.$T$3]*([Sheet1.I284]-1)*[Sheet1.E284]-[Sheet1.$T$3]*[Sheet1.D284]" table:style-name="ce11">
            <text:p>-50,000</text:p>
          </table:table-cell>
          <table:table-cell office:value-type="float" office:value="0" table:formula="of:=COUNTIF([Sheet1.$P$3:.$P$106001];&quot;&gt;&quot;&amp;[Sheet1.I284])/[Sheet1.$P$2]" table:style-name="ce47">
            <text:p>0.00</text:p>
          </table:table-cell>
          <table:table-cell office:value-type="float" office:value="29.2" table:style-name="ce4">
            <text:p>29.2</text:p>
          </table:table-cell>
          <table:table-cell office:value-type="percentage" office:value="-1" table:formula="of:=[Sheet1.C284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84]/([Sheet1.$T$3]*[Sheet1.$S$3])" table:style-name="ce48">
            <text:p>-100.0%</text:p>
          </table:table-cell>
          <table:table-cell office:value-type="float" office:value="0" table:formula="of:=IF([Sheet1.J284]&gt;0;IF([Sheet1.M284]&gt;0;&quot;good&quot;;0);0)" table:style-name="ce44">
            <text:p>0</text:p>
          </table:table-cell>
          <table:table-cell office:value-type="float" office:value="50000" table:formula="of:=[Sheet1.A284]*[Sheet1.$T$3]" table:style-name="ce14">
            <text:p>50,000</text:p>
          </table:table-cell>
          <table:table-cell table:style-name="ce1"/>
          <table:table-cell office:value-type="float" office:value="0" table:formula="of:=AVERAGE([Sheet1.P270:.P284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85])" table:style-name="ce10">
            <text:p>100.00</text:p>
          </table:table-cell>
          <table:table-cell office:value-type="float" office:value="0" table:formula="of:=[Sheet1.$S$3]*[Sheet1.H285]" table:style-name="ce10">
            <text:p>0.00</text:p>
          </table:table-cell>
          <table:table-cell office:value-type="float" office:value="-50000" table:formula="of:=[Sheet1.$T$3]*([Sheet1.I285]-1)*[Sheet1.B285]-[Sheet1.$T$3]*[Sheet1.A285]" table:style-name="ce45">
            <text:p>-50,000</text:p>
          </table:table-cell>
          <table:table-cell office:value-type="float" office:value="100" table:formula="of:=[Sheet1.$S$3]*(1-[Sheet1.F285])" table:style-name="ce10">
            <text:p>100.00</text:p>
          </table:table-cell>
          <table:table-cell office:value-type="float" office:value="0" table:formula="of:=[Sheet1.$S$3]*[Sheet1.F285]" table:style-name="ce10">
            <text:p>0.00</text:p>
          </table:table-cell>
          <table:table-cell office:value-type="float" office:value="0" table:formula="of:=[Sheet1.H285]*[Sheet1.$F$2]" table:style-name="ce10">
            <text:p>0.00</text:p>
          </table:table-cell>
          <table:table-cell office:value-type="float" office:value="-50000" table:formula="of:=[Sheet1.$T$3]*([Sheet1.I285]-1)*[Sheet1.E285]-[Sheet1.$T$3]*[Sheet1.D285]" table:style-name="ce11">
            <text:p>-50,000</text:p>
          </table:table-cell>
          <table:table-cell office:value-type="float" office:value="0" table:formula="of:=COUNTIF([Sheet1.$P$3:.$P$106001];&quot;&gt;&quot;&amp;[Sheet1.I285])/[Sheet1.$P$2]" table:style-name="ce47">
            <text:p>0.00</text:p>
          </table:table-cell>
          <table:table-cell office:value-type="float" office:value="29.3" table:style-name="ce4">
            <text:p>29.3</text:p>
          </table:table-cell>
          <table:table-cell office:value-type="percentage" office:value="-1" table:formula="of:=[Sheet1.C285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85]/([Sheet1.$T$3]*[Sheet1.$S$3])" table:style-name="ce48">
            <text:p>-100.0%</text:p>
          </table:table-cell>
          <table:table-cell office:value-type="float" office:value="0" table:formula="of:=IF([Sheet1.J285]&gt;0;IF([Sheet1.M285]&gt;0;&quot;good&quot;;0);0)" table:style-name="ce44">
            <text:p>0</text:p>
          </table:table-cell>
          <table:table-cell office:value-type="float" office:value="50000" table:formula="of:=[Sheet1.A285]*[Sheet1.$T$3]" table:style-name="ce14">
            <text:p>50,000</text:p>
          </table:table-cell>
          <table:table-cell table:style-name="ce1"/>
          <table:table-cell office:value-type="float" office:value="0" table:formula="of:=AVERAGE([Sheet1.P271:.P285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86])" table:style-name="ce10">
            <text:p>100.00</text:p>
          </table:table-cell>
          <table:table-cell office:value-type="float" office:value="0" table:formula="of:=[Sheet1.$S$3]*[Sheet1.H286]" table:style-name="ce10">
            <text:p>0.00</text:p>
          </table:table-cell>
          <table:table-cell office:value-type="float" office:value="-50000" table:formula="of:=[Sheet1.$T$3]*([Sheet1.I286]-1)*[Sheet1.B286]-[Sheet1.$T$3]*[Sheet1.A286]" table:style-name="ce45">
            <text:p>-50,000</text:p>
          </table:table-cell>
          <table:table-cell office:value-type="float" office:value="100" table:formula="of:=[Sheet1.$S$3]*(1-[Sheet1.F286])" table:style-name="ce10">
            <text:p>100.00</text:p>
          </table:table-cell>
          <table:table-cell office:value-type="float" office:value="0" table:formula="of:=[Sheet1.$S$3]*[Sheet1.F286]" table:style-name="ce10">
            <text:p>0.00</text:p>
          </table:table-cell>
          <table:table-cell office:value-type="float" office:value="0" table:formula="of:=[Sheet1.H286]*[Sheet1.$F$2]" table:style-name="ce10">
            <text:p>0.00</text:p>
          </table:table-cell>
          <table:table-cell office:value-type="float" office:value="-50000" table:formula="of:=[Sheet1.$T$3]*([Sheet1.I286]-1)*[Sheet1.E286]-[Sheet1.$T$3]*[Sheet1.D286]" table:style-name="ce11">
            <text:p>-50,000</text:p>
          </table:table-cell>
          <table:table-cell office:value-type="float" office:value="0" table:formula="of:=COUNTIF([Sheet1.$P$3:.$P$106001];&quot;&gt;&quot;&amp;[Sheet1.I286])/[Sheet1.$P$2]" table:style-name="ce47">
            <text:p>0.00</text:p>
          </table:table-cell>
          <table:table-cell office:value-type="float" office:value="29.4" table:style-name="ce4">
            <text:p>29.4</text:p>
          </table:table-cell>
          <table:table-cell office:value-type="percentage" office:value="-1" table:formula="of:=[Sheet1.C286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86]/([Sheet1.$T$3]*[Sheet1.$S$3])" table:style-name="ce48">
            <text:p>-100.0%</text:p>
          </table:table-cell>
          <table:table-cell office:value-type="float" office:value="0" table:formula="of:=IF([Sheet1.J286]&gt;0;IF([Sheet1.M286]&gt;0;&quot;good&quot;;0);0)" table:style-name="ce44">
            <text:p>0</text:p>
          </table:table-cell>
          <table:table-cell office:value-type="float" office:value="50000" table:formula="of:=[Sheet1.A286]*[Sheet1.$T$3]" table:style-name="ce14">
            <text:p>50,000</text:p>
          </table:table-cell>
          <table:table-cell table:style-name="ce1"/>
          <table:table-cell office:value-type="float" office:value="0" table:formula="of:=AVERAGE([Sheet1.P272:.P286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87])" table:style-name="ce10">
            <text:p>100.00</text:p>
          </table:table-cell>
          <table:table-cell office:value-type="float" office:value="0" table:formula="of:=[Sheet1.$S$3]*[Sheet1.H287]" table:style-name="ce10">
            <text:p>0.00</text:p>
          </table:table-cell>
          <table:table-cell office:value-type="float" office:value="-50000" table:formula="of:=[Sheet1.$T$3]*([Sheet1.I287]-1)*[Sheet1.B287]-[Sheet1.$T$3]*[Sheet1.A287]" table:style-name="ce45">
            <text:p>-50,000</text:p>
          </table:table-cell>
          <table:table-cell office:value-type="float" office:value="100" table:formula="of:=[Sheet1.$S$3]*(1-[Sheet1.F287])" table:style-name="ce10">
            <text:p>100.00</text:p>
          </table:table-cell>
          <table:table-cell office:value-type="float" office:value="0" table:formula="of:=[Sheet1.$S$3]*[Sheet1.F287]" table:style-name="ce10">
            <text:p>0.00</text:p>
          </table:table-cell>
          <table:table-cell office:value-type="float" office:value="0" table:formula="of:=[Sheet1.H287]*[Sheet1.$F$2]" table:style-name="ce10">
            <text:p>0.00</text:p>
          </table:table-cell>
          <table:table-cell office:value-type="float" office:value="-50000" table:formula="of:=[Sheet1.$T$3]*([Sheet1.I287]-1)*[Sheet1.E287]-[Sheet1.$T$3]*[Sheet1.D287]" table:style-name="ce11">
            <text:p>-50,000</text:p>
          </table:table-cell>
          <table:table-cell office:value-type="float" office:value="0" table:formula="of:=COUNTIF([Sheet1.$P$3:.$P$106001];&quot;&gt;&quot;&amp;[Sheet1.I287])/[Sheet1.$P$2]" table:style-name="ce47">
            <text:p>0.00</text:p>
          </table:table-cell>
          <table:table-cell office:value-type="float" office:value="29.5" table:style-name="ce4">
            <text:p>29.5</text:p>
          </table:table-cell>
          <table:table-cell office:value-type="percentage" office:value="-1" table:formula="of:=[Sheet1.C287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87]/([Sheet1.$T$3]*[Sheet1.$S$3])" table:style-name="ce48">
            <text:p>-100.0%</text:p>
          </table:table-cell>
          <table:table-cell office:value-type="float" office:value="0" table:formula="of:=IF([Sheet1.J287]&gt;0;IF([Sheet1.M287]&gt;0;&quot;good&quot;;0);0)" table:style-name="ce44">
            <text:p>0</text:p>
          </table:table-cell>
          <table:table-cell office:value-type="float" office:value="50000" table:formula="of:=[Sheet1.A287]*[Sheet1.$T$3]" table:style-name="ce14">
            <text:p>50,000</text:p>
          </table:table-cell>
          <table:table-cell table:style-name="ce1"/>
          <table:table-cell office:value-type="float" office:value="0" table:formula="of:=AVERAGE([Sheet1.P273:.P287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88])" table:style-name="ce10">
            <text:p>100.00</text:p>
          </table:table-cell>
          <table:table-cell office:value-type="float" office:value="0" table:formula="of:=[Sheet1.$S$3]*[Sheet1.H288]" table:style-name="ce10">
            <text:p>0.00</text:p>
          </table:table-cell>
          <table:table-cell office:value-type="float" office:value="-50000" table:formula="of:=[Sheet1.$T$3]*([Sheet1.I288]-1)*[Sheet1.B288]-[Sheet1.$T$3]*[Sheet1.A288]" table:style-name="ce45">
            <text:p>-50,000</text:p>
          </table:table-cell>
          <table:table-cell office:value-type="float" office:value="100" table:formula="of:=[Sheet1.$S$3]*(1-[Sheet1.F288])" table:style-name="ce10">
            <text:p>100.00</text:p>
          </table:table-cell>
          <table:table-cell office:value-type="float" office:value="0" table:formula="of:=[Sheet1.$S$3]*[Sheet1.F288]" table:style-name="ce10">
            <text:p>0.00</text:p>
          </table:table-cell>
          <table:table-cell office:value-type="float" office:value="0" table:formula="of:=[Sheet1.H288]*[Sheet1.$F$2]" table:style-name="ce10">
            <text:p>0.00</text:p>
          </table:table-cell>
          <table:table-cell office:value-type="float" office:value="-50000" table:formula="of:=[Sheet1.$T$3]*([Sheet1.I288]-1)*[Sheet1.E288]-[Sheet1.$T$3]*[Sheet1.D288]" table:style-name="ce11">
            <text:p>-50,000</text:p>
          </table:table-cell>
          <table:table-cell office:value-type="float" office:value="0" table:formula="of:=COUNTIF([Sheet1.$P$3:.$P$106001];&quot;&gt;&quot;&amp;[Sheet1.I288])/[Sheet1.$P$2]" table:style-name="ce47">
            <text:p>0.00</text:p>
          </table:table-cell>
          <table:table-cell office:value-type="float" office:value="29.6" table:style-name="ce4">
            <text:p>29.6</text:p>
          </table:table-cell>
          <table:table-cell office:value-type="percentage" office:value="-1" table:formula="of:=[Sheet1.C288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88]/([Sheet1.$T$3]*[Sheet1.$S$3])" table:style-name="ce48">
            <text:p>-100.0%</text:p>
          </table:table-cell>
          <table:table-cell office:value-type="float" office:value="0" table:formula="of:=IF([Sheet1.J288]&gt;0;IF([Sheet1.M288]&gt;0;&quot;good&quot;;0);0)" table:style-name="ce44">
            <text:p>0</text:p>
          </table:table-cell>
          <table:table-cell office:value-type="float" office:value="50000" table:formula="of:=[Sheet1.A288]*[Sheet1.$T$3]" table:style-name="ce14">
            <text:p>50,000</text:p>
          </table:table-cell>
          <table:table-cell table:style-name="ce1"/>
          <table:table-cell office:value-type="float" office:value="0" table:formula="of:=AVERAGE([Sheet1.P274:.P288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89])" table:style-name="ce10">
            <text:p>100.00</text:p>
          </table:table-cell>
          <table:table-cell office:value-type="float" office:value="0" table:formula="of:=[Sheet1.$S$3]*[Sheet1.H289]" table:style-name="ce10">
            <text:p>0.00</text:p>
          </table:table-cell>
          <table:table-cell office:value-type="float" office:value="-50000" table:formula="of:=[Sheet1.$T$3]*([Sheet1.I289]-1)*[Sheet1.B289]-[Sheet1.$T$3]*[Sheet1.A289]" table:style-name="ce45">
            <text:p>-50,000</text:p>
          </table:table-cell>
          <table:table-cell office:value-type="float" office:value="100" table:formula="of:=[Sheet1.$S$3]*(1-[Sheet1.F289])" table:style-name="ce10">
            <text:p>100.00</text:p>
          </table:table-cell>
          <table:table-cell office:value-type="float" office:value="0" table:formula="of:=[Sheet1.$S$3]*[Sheet1.F289]" table:style-name="ce10">
            <text:p>0.00</text:p>
          </table:table-cell>
          <table:table-cell office:value-type="float" office:value="0" table:formula="of:=[Sheet1.H289]*[Sheet1.$F$2]" table:style-name="ce10">
            <text:p>0.00</text:p>
          </table:table-cell>
          <table:table-cell office:value-type="float" office:value="-50000" table:formula="of:=[Sheet1.$T$3]*([Sheet1.I289]-1)*[Sheet1.E289]-[Sheet1.$T$3]*[Sheet1.D289]" table:style-name="ce11">
            <text:p>-50,000</text:p>
          </table:table-cell>
          <table:table-cell office:value-type="float" office:value="0" table:formula="of:=COUNTIF([Sheet1.$P$3:.$P$106001];&quot;&gt;&quot;&amp;[Sheet1.I289])/[Sheet1.$P$2]" table:style-name="ce47">
            <text:p>0.00</text:p>
          </table:table-cell>
          <table:table-cell office:value-type="float" office:value="29.7" table:style-name="ce4">
            <text:p>29.7</text:p>
          </table:table-cell>
          <table:table-cell office:value-type="percentage" office:value="-1" table:formula="of:=[Sheet1.C289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89]/([Sheet1.$T$3]*[Sheet1.$S$3])" table:style-name="ce48">
            <text:p>-100.0%</text:p>
          </table:table-cell>
          <table:table-cell office:value-type="float" office:value="0" table:formula="of:=IF([Sheet1.J289]&gt;0;IF([Sheet1.M289]&gt;0;&quot;good&quot;;0);0)" table:style-name="ce44">
            <text:p>0</text:p>
          </table:table-cell>
          <table:table-cell office:value-type="float" office:value="50000" table:formula="of:=[Sheet1.A289]*[Sheet1.$T$3]" table:style-name="ce14">
            <text:p>50,000</text:p>
          </table:table-cell>
          <table:table-cell table:style-name="ce1"/>
          <table:table-cell office:value-type="float" office:value="0" table:formula="of:=AVERAGE([Sheet1.P275:.P289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90])" table:style-name="ce10">
            <text:p>100.00</text:p>
          </table:table-cell>
          <table:table-cell office:value-type="float" office:value="0" table:formula="of:=[Sheet1.$S$3]*[Sheet1.H290]" table:style-name="ce10">
            <text:p>0.00</text:p>
          </table:table-cell>
          <table:table-cell office:value-type="float" office:value="-50000" table:formula="of:=[Sheet1.$T$3]*([Sheet1.I290]-1)*[Sheet1.B290]-[Sheet1.$T$3]*[Sheet1.A290]" table:style-name="ce45">
            <text:p>-50,000</text:p>
          </table:table-cell>
          <table:table-cell office:value-type="float" office:value="100" table:formula="of:=[Sheet1.$S$3]*(1-[Sheet1.F290])" table:style-name="ce10">
            <text:p>100.00</text:p>
          </table:table-cell>
          <table:table-cell office:value-type="float" office:value="0" table:formula="of:=[Sheet1.$S$3]*[Sheet1.F290]" table:style-name="ce10">
            <text:p>0.00</text:p>
          </table:table-cell>
          <table:table-cell office:value-type="float" office:value="0" table:formula="of:=[Sheet1.H290]*[Sheet1.$F$2]" table:style-name="ce10">
            <text:p>0.00</text:p>
          </table:table-cell>
          <table:table-cell office:value-type="float" office:value="-50000" table:formula="of:=[Sheet1.$T$3]*([Sheet1.I290]-1)*[Sheet1.E290]-[Sheet1.$T$3]*[Sheet1.D290]" table:style-name="ce11">
            <text:p>-50,000</text:p>
          </table:table-cell>
          <table:table-cell office:value-type="float" office:value="0" table:formula="of:=COUNTIF([Sheet1.$P$3:.$P$106001];&quot;&gt;&quot;&amp;[Sheet1.I290])/[Sheet1.$P$2]" table:style-name="ce47">
            <text:p>0.00</text:p>
          </table:table-cell>
          <table:table-cell office:value-type="float" office:value="29.8" table:style-name="ce4">
            <text:p>29.8</text:p>
          </table:table-cell>
          <table:table-cell office:value-type="percentage" office:value="-1" table:formula="of:=[Sheet1.C290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90]/([Sheet1.$T$3]*[Sheet1.$S$3])" table:style-name="ce48">
            <text:p>-100.0%</text:p>
          </table:table-cell>
          <table:table-cell office:value-type="float" office:value="0" table:formula="of:=IF([Sheet1.J290]&gt;0;IF([Sheet1.M290]&gt;0;&quot;good&quot;;0);0)" table:style-name="ce44">
            <text:p>0</text:p>
          </table:table-cell>
          <table:table-cell office:value-type="float" office:value="50000" table:formula="of:=[Sheet1.A290]*[Sheet1.$T$3]" table:style-name="ce14">
            <text:p>50,000</text:p>
          </table:table-cell>
          <table:table-cell table:style-name="ce1"/>
          <table:table-cell office:value-type="float" office:value="0" table:formula="of:=AVERAGE([Sheet1.P276:.P290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91])" table:style-name="ce10">
            <text:p>100.00</text:p>
          </table:table-cell>
          <table:table-cell office:value-type="float" office:value="0" table:formula="of:=[Sheet1.$S$3]*[Sheet1.H291]" table:style-name="ce10">
            <text:p>0.00</text:p>
          </table:table-cell>
          <table:table-cell office:value-type="float" office:value="-50000" table:formula="of:=[Sheet1.$T$3]*([Sheet1.I291]-1)*[Sheet1.B291]-[Sheet1.$T$3]*[Sheet1.A291]" table:style-name="ce45">
            <text:p>-50,000</text:p>
          </table:table-cell>
          <table:table-cell office:value-type="float" office:value="100" table:formula="of:=[Sheet1.$S$3]*(1-[Sheet1.F291])" table:style-name="ce10">
            <text:p>100.00</text:p>
          </table:table-cell>
          <table:table-cell office:value-type="float" office:value="0" table:formula="of:=[Sheet1.$S$3]*[Sheet1.F291]" table:style-name="ce10">
            <text:p>0.00</text:p>
          </table:table-cell>
          <table:table-cell office:value-type="float" office:value="0" table:formula="of:=[Sheet1.H291]*[Sheet1.$F$2]" table:style-name="ce10">
            <text:p>0.00</text:p>
          </table:table-cell>
          <table:table-cell office:value-type="float" office:value="-50000" table:formula="of:=[Sheet1.$T$3]*([Sheet1.I291]-1)*[Sheet1.E291]-[Sheet1.$T$3]*[Sheet1.D291]" table:style-name="ce11">
            <text:p>-50,000</text:p>
          </table:table-cell>
          <table:table-cell office:value-type="float" office:value="0" table:formula="of:=COUNTIF([Sheet1.$P$3:.$P$106001];&quot;&gt;&quot;&amp;[Sheet1.I291])/[Sheet1.$P$2]" table:style-name="ce47">
            <text:p>0.00</text:p>
          </table:table-cell>
          <table:table-cell office:value-type="float" office:value="29.9" table:style-name="ce4">
            <text:p>29.9</text:p>
          </table:table-cell>
          <table:table-cell office:value-type="percentage" office:value="-1" table:formula="of:=[Sheet1.C291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91]/([Sheet1.$T$3]*[Sheet1.$S$3])" table:style-name="ce48">
            <text:p>-100.0%</text:p>
          </table:table-cell>
          <table:table-cell office:value-type="float" office:value="0" table:formula="of:=IF([Sheet1.J291]&gt;0;IF([Sheet1.M291]&gt;0;&quot;good&quot;;0);0)" table:style-name="ce44">
            <text:p>0</text:p>
          </table:table-cell>
          <table:table-cell office:value-type="float" office:value="50000" table:formula="of:=[Sheet1.A291]*[Sheet1.$T$3]" table:style-name="ce14">
            <text:p>50,000</text:p>
          </table:table-cell>
          <table:table-cell table:style-name="ce1"/>
          <table:table-cell office:value-type="float" office:value="0" table:formula="of:=AVERAGE([Sheet1.P277:.P291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92])" table:style-name="ce10">
            <text:p>100.00</text:p>
          </table:table-cell>
          <table:table-cell office:value-type="float" office:value="0" table:formula="of:=[Sheet1.$S$3]*[Sheet1.H292]" table:style-name="ce10">
            <text:p>0.00</text:p>
          </table:table-cell>
          <table:table-cell office:value-type="float" office:value="-50000" table:formula="of:=[Sheet1.$T$3]*([Sheet1.I292]-1)*[Sheet1.B292]-[Sheet1.$T$3]*[Sheet1.A292]" table:style-name="ce45">
            <text:p>-50,000</text:p>
          </table:table-cell>
          <table:table-cell office:value-type="float" office:value="100" table:formula="of:=[Sheet1.$S$3]*(1-[Sheet1.F292])" table:style-name="ce10">
            <text:p>100.00</text:p>
          </table:table-cell>
          <table:table-cell office:value-type="float" office:value="0" table:formula="of:=[Sheet1.$S$3]*[Sheet1.F292]" table:style-name="ce10">
            <text:p>0.00</text:p>
          </table:table-cell>
          <table:table-cell office:value-type="float" office:value="0" table:formula="of:=[Sheet1.H292]*[Sheet1.$F$2]" table:style-name="ce10">
            <text:p>0.00</text:p>
          </table:table-cell>
          <table:table-cell office:value-type="float" office:value="-50000" table:formula="of:=[Sheet1.$T$3]*([Sheet1.I292]-1)*[Sheet1.E292]-[Sheet1.$T$3]*[Sheet1.D292]" table:style-name="ce11">
            <text:p>-50,000</text:p>
          </table:table-cell>
          <table:table-cell office:value-type="float" office:value="0" table:formula="of:=COUNTIF([Sheet1.$P$3:.$P$106001];&quot;&gt;&quot;&amp;[Sheet1.I292])/[Sheet1.$P$2]" table:style-name="ce47">
            <text:p>0.00</text:p>
          </table:table-cell>
          <table:table-cell office:value-type="float" office:value="30" table:style-name="ce4">
            <text:p>30</text:p>
          </table:table-cell>
          <table:table-cell office:value-type="percentage" office:value="-1" table:formula="of:=[Sheet1.C292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92]/([Sheet1.$T$3]*[Sheet1.$S$3])" table:style-name="ce48">
            <text:p>-100.0%</text:p>
          </table:table-cell>
          <table:table-cell office:value-type="float" office:value="0" table:formula="of:=IF([Sheet1.J292]&gt;0;IF([Sheet1.M292]&gt;0;&quot;good&quot;;0);0)" table:style-name="ce44">
            <text:p>0</text:p>
          </table:table-cell>
          <table:table-cell office:value-type="float" office:value="50000" table:formula="of:=[Sheet1.A292]*[Sheet1.$T$3]" table:style-name="ce14">
            <text:p>50,000</text:p>
          </table:table-cell>
          <table:table-cell table:style-name="ce1"/>
          <table:table-cell office:value-type="float" office:value="0" table:formula="of:=AVERAGE([Sheet1.P278:.P292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93])" table:style-name="ce10">
            <text:p>100.00</text:p>
          </table:table-cell>
          <table:table-cell office:value-type="float" office:value="0" table:formula="of:=[Sheet1.$S$3]*[Sheet1.H293]" table:style-name="ce10">
            <text:p>0.00</text:p>
          </table:table-cell>
          <table:table-cell office:value-type="float" office:value="-50000" table:formula="of:=[Sheet1.$T$3]*([Sheet1.I293]-1)*[Sheet1.B293]-[Sheet1.$T$3]*[Sheet1.A293]" table:style-name="ce45">
            <text:p>-50,000</text:p>
          </table:table-cell>
          <table:table-cell office:value-type="float" office:value="100" table:formula="of:=[Sheet1.$S$3]*(1-[Sheet1.F293])" table:style-name="ce10">
            <text:p>100.00</text:p>
          </table:table-cell>
          <table:table-cell office:value-type="float" office:value="0" table:formula="of:=[Sheet1.$S$3]*[Sheet1.F293]" table:style-name="ce10">
            <text:p>0.00</text:p>
          </table:table-cell>
          <table:table-cell office:value-type="float" office:value="0" table:formula="of:=[Sheet1.H293]*[Sheet1.$F$2]" table:style-name="ce10">
            <text:p>0.00</text:p>
          </table:table-cell>
          <table:table-cell office:value-type="float" office:value="-50000" table:formula="of:=[Sheet1.$T$3]*([Sheet1.I293]-1)*[Sheet1.E293]-[Sheet1.$T$3]*[Sheet1.D293]" table:style-name="ce11">
            <text:p>-50,000</text:p>
          </table:table-cell>
          <table:table-cell office:value-type="float" office:value="0" table:formula="of:=COUNTIF([Sheet1.$P$3:.$P$106001];&quot;&gt;&quot;&amp;[Sheet1.I293])/[Sheet1.$P$2]" table:style-name="ce47">
            <text:p>0.00</text:p>
          </table:table-cell>
          <table:table-cell office:value-type="float" office:value="30.1" table:style-name="ce4">
            <text:p>30.1</text:p>
          </table:table-cell>
          <table:table-cell office:value-type="percentage" office:value="-1" table:formula="of:=[Sheet1.C293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93]/([Sheet1.$T$3]*[Sheet1.$S$3])" table:style-name="ce48">
            <text:p>-100.0%</text:p>
          </table:table-cell>
          <table:table-cell office:value-type="float" office:value="0" table:formula="of:=IF([Sheet1.J293]&gt;0;IF([Sheet1.M293]&gt;0;&quot;good&quot;;0);0)" table:style-name="ce44">
            <text:p>0</text:p>
          </table:table-cell>
          <table:table-cell office:value-type="float" office:value="50000" table:formula="of:=[Sheet1.A293]*[Sheet1.$T$3]" table:style-name="ce14">
            <text:p>50,000</text:p>
          </table:table-cell>
          <table:table-cell table:style-name="ce1"/>
          <table:table-cell office:value-type="float" office:value="0" table:formula="of:=AVERAGE([Sheet1.P279:.P293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94])" table:style-name="ce10">
            <text:p>100.00</text:p>
          </table:table-cell>
          <table:table-cell office:value-type="float" office:value="0" table:formula="of:=[Sheet1.$S$3]*[Sheet1.H294]" table:style-name="ce10">
            <text:p>0.00</text:p>
          </table:table-cell>
          <table:table-cell office:value-type="float" office:value="-50000" table:formula="of:=[Sheet1.$T$3]*([Sheet1.I294]-1)*[Sheet1.B294]-[Sheet1.$T$3]*[Sheet1.A294]" table:style-name="ce45">
            <text:p>-50,000</text:p>
          </table:table-cell>
          <table:table-cell office:value-type="float" office:value="100" table:formula="of:=[Sheet1.$S$3]*(1-[Sheet1.F294])" table:style-name="ce10">
            <text:p>100.00</text:p>
          </table:table-cell>
          <table:table-cell office:value-type="float" office:value="0" table:formula="of:=[Sheet1.$S$3]*[Sheet1.F294]" table:style-name="ce10">
            <text:p>0.00</text:p>
          </table:table-cell>
          <table:table-cell office:value-type="float" office:value="0" table:formula="of:=[Sheet1.H294]*[Sheet1.$F$2]" table:style-name="ce10">
            <text:p>0.00</text:p>
          </table:table-cell>
          <table:table-cell office:value-type="float" office:value="-50000" table:formula="of:=[Sheet1.$T$3]*([Sheet1.I294]-1)*[Sheet1.E294]-[Sheet1.$T$3]*[Sheet1.D294]" table:style-name="ce11">
            <text:p>-50,000</text:p>
          </table:table-cell>
          <table:table-cell office:value-type="float" office:value="0" table:formula="of:=COUNTIF([Sheet1.$P$3:.$P$106001];&quot;&gt;&quot;&amp;[Sheet1.I294])/[Sheet1.$P$2]" table:style-name="ce47">
            <text:p>0.00</text:p>
          </table:table-cell>
          <table:table-cell office:value-type="float" office:value="30.2" table:style-name="ce4">
            <text:p>30.2</text:p>
          </table:table-cell>
          <table:table-cell office:value-type="percentage" office:value="-1" table:formula="of:=[Sheet1.C294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94]/([Sheet1.$T$3]*[Sheet1.$S$3])" table:style-name="ce48">
            <text:p>-100.0%</text:p>
          </table:table-cell>
          <table:table-cell office:value-type="float" office:value="0" table:formula="of:=IF([Sheet1.J294]&gt;0;IF([Sheet1.M294]&gt;0;&quot;good&quot;;0);0)" table:style-name="ce44">
            <text:p>0</text:p>
          </table:table-cell>
          <table:table-cell office:value-type="float" office:value="50000" table:formula="of:=[Sheet1.A294]*[Sheet1.$T$3]" table:style-name="ce14">
            <text:p>50,000</text:p>
          </table:table-cell>
          <table:table-cell table:style-name="ce1"/>
          <table:table-cell office:value-type="float" office:value="0" table:formula="of:=AVERAGE([Sheet1.P280:.P294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95])" table:style-name="ce10">
            <text:p>100.00</text:p>
          </table:table-cell>
          <table:table-cell office:value-type="float" office:value="0" table:formula="of:=[Sheet1.$S$3]*[Sheet1.H295]" table:style-name="ce10">
            <text:p>0.00</text:p>
          </table:table-cell>
          <table:table-cell office:value-type="float" office:value="-50000" table:formula="of:=[Sheet1.$T$3]*([Sheet1.I295]-1)*[Sheet1.B295]-[Sheet1.$T$3]*[Sheet1.A295]" table:style-name="ce45">
            <text:p>-50,000</text:p>
          </table:table-cell>
          <table:table-cell office:value-type="float" office:value="100" table:formula="of:=[Sheet1.$S$3]*(1-[Sheet1.F295])" table:style-name="ce10">
            <text:p>100.00</text:p>
          </table:table-cell>
          <table:table-cell office:value-type="float" office:value="0" table:formula="of:=[Sheet1.$S$3]*[Sheet1.F295]" table:style-name="ce10">
            <text:p>0.00</text:p>
          </table:table-cell>
          <table:table-cell office:value-type="float" office:value="0" table:formula="of:=[Sheet1.H295]*[Sheet1.$F$2]" table:style-name="ce10">
            <text:p>0.00</text:p>
          </table:table-cell>
          <table:table-cell office:value-type="float" office:value="-50000" table:formula="of:=[Sheet1.$T$3]*([Sheet1.I295]-1)*[Sheet1.E295]-[Sheet1.$T$3]*[Sheet1.D295]" table:style-name="ce11">
            <text:p>-50,000</text:p>
          </table:table-cell>
          <table:table-cell office:value-type="float" office:value="0" table:formula="of:=COUNTIF([Sheet1.$P$3:.$P$106001];&quot;&gt;&quot;&amp;[Sheet1.I295])/[Sheet1.$P$2]" table:style-name="ce47">
            <text:p>0.00</text:p>
          </table:table-cell>
          <table:table-cell office:value-type="float" office:value="30.3" table:style-name="ce4">
            <text:p>30.3</text:p>
          </table:table-cell>
          <table:table-cell office:value-type="percentage" office:value="-1" table:formula="of:=[Sheet1.C295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95]/([Sheet1.$T$3]*[Sheet1.$S$3])" table:style-name="ce48">
            <text:p>-100.0%</text:p>
          </table:table-cell>
          <table:table-cell office:value-type="float" office:value="0" table:formula="of:=IF([Sheet1.J295]&gt;0;IF([Sheet1.M295]&gt;0;&quot;good&quot;;0);0)" table:style-name="ce44">
            <text:p>0</text:p>
          </table:table-cell>
          <table:table-cell office:value-type="float" office:value="50000" table:formula="of:=[Sheet1.A295]*[Sheet1.$T$3]" table:style-name="ce14">
            <text:p>50,000</text:p>
          </table:table-cell>
          <table:table-cell table:style-name="ce1"/>
          <table:table-cell office:value-type="float" office:value="0" table:formula="of:=AVERAGE([Sheet1.P281:.P295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96])" table:style-name="ce10">
            <text:p>100.00</text:p>
          </table:table-cell>
          <table:table-cell office:value-type="float" office:value="0" table:formula="of:=[Sheet1.$S$3]*[Sheet1.H296]" table:style-name="ce10">
            <text:p>0.00</text:p>
          </table:table-cell>
          <table:table-cell office:value-type="float" office:value="-50000" table:formula="of:=[Sheet1.$T$3]*([Sheet1.I296]-1)*[Sheet1.B296]-[Sheet1.$T$3]*[Sheet1.A296]" table:style-name="ce45">
            <text:p>-50,000</text:p>
          </table:table-cell>
          <table:table-cell office:value-type="float" office:value="100" table:formula="of:=[Sheet1.$S$3]*(1-[Sheet1.F296])" table:style-name="ce10">
            <text:p>100.00</text:p>
          </table:table-cell>
          <table:table-cell office:value-type="float" office:value="0" table:formula="of:=[Sheet1.$S$3]*[Sheet1.F296]" table:style-name="ce10">
            <text:p>0.00</text:p>
          </table:table-cell>
          <table:table-cell office:value-type="float" office:value="0" table:formula="of:=[Sheet1.H296]*[Sheet1.$F$2]" table:style-name="ce10">
            <text:p>0.00</text:p>
          </table:table-cell>
          <table:table-cell office:value-type="float" office:value="-50000" table:formula="of:=[Sheet1.$T$3]*([Sheet1.I296]-1)*[Sheet1.E296]-[Sheet1.$T$3]*[Sheet1.D296]" table:style-name="ce11">
            <text:p>-50,000</text:p>
          </table:table-cell>
          <table:table-cell office:value-type="float" office:value="0" table:formula="of:=COUNTIF([Sheet1.$P$3:.$P$106001];&quot;&gt;&quot;&amp;[Sheet1.I296])/[Sheet1.$P$2]" table:style-name="ce47">
            <text:p>0.00</text:p>
          </table:table-cell>
          <table:table-cell office:value-type="float" office:value="30.4" table:style-name="ce4">
            <text:p>30.4</text:p>
          </table:table-cell>
          <table:table-cell office:value-type="percentage" office:value="-1" table:formula="of:=[Sheet1.C296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96]/([Sheet1.$T$3]*[Sheet1.$S$3])" table:style-name="ce48">
            <text:p>-100.0%</text:p>
          </table:table-cell>
          <table:table-cell office:value-type="float" office:value="0" table:formula="of:=IF([Sheet1.J296]&gt;0;IF([Sheet1.M296]&gt;0;&quot;good&quot;;0);0)" table:style-name="ce44">
            <text:p>0</text:p>
          </table:table-cell>
          <table:table-cell office:value-type="float" office:value="50000" table:formula="of:=[Sheet1.A296]*[Sheet1.$T$3]" table:style-name="ce14">
            <text:p>50,000</text:p>
          </table:table-cell>
          <table:table-cell table:style-name="ce1"/>
          <table:table-cell office:value-type="float" office:value="0" table:formula="of:=AVERAGE([Sheet1.P282:.P296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97])" table:style-name="ce10">
            <text:p>100.00</text:p>
          </table:table-cell>
          <table:table-cell office:value-type="float" office:value="0" table:formula="of:=[Sheet1.$S$3]*[Sheet1.H297]" table:style-name="ce10">
            <text:p>0.00</text:p>
          </table:table-cell>
          <table:table-cell office:value-type="float" office:value="-50000" table:formula="of:=[Sheet1.$T$3]*([Sheet1.I297]-1)*[Sheet1.B297]-[Sheet1.$T$3]*[Sheet1.A297]" table:style-name="ce45">
            <text:p>-50,000</text:p>
          </table:table-cell>
          <table:table-cell office:value-type="float" office:value="100" table:formula="of:=[Sheet1.$S$3]*(1-[Sheet1.F297])" table:style-name="ce10">
            <text:p>100.00</text:p>
          </table:table-cell>
          <table:table-cell office:value-type="float" office:value="0" table:formula="of:=[Sheet1.$S$3]*[Sheet1.F297]" table:style-name="ce10">
            <text:p>0.00</text:p>
          </table:table-cell>
          <table:table-cell office:value-type="float" office:value="0" table:formula="of:=[Sheet1.H297]*[Sheet1.$F$2]" table:style-name="ce10">
            <text:p>0.00</text:p>
          </table:table-cell>
          <table:table-cell office:value-type="float" office:value="-50000" table:formula="of:=[Sheet1.$T$3]*([Sheet1.I297]-1)*[Sheet1.E297]-[Sheet1.$T$3]*[Sheet1.D297]" table:style-name="ce11">
            <text:p>-50,000</text:p>
          </table:table-cell>
          <table:table-cell office:value-type="float" office:value="0" table:formula="of:=COUNTIF([Sheet1.$P$3:.$P$106001];&quot;&gt;&quot;&amp;[Sheet1.I297])/[Sheet1.$P$2]" table:style-name="ce47">
            <text:p>0.00</text:p>
          </table:table-cell>
          <table:table-cell office:value-type="float" office:value="30.5" table:style-name="ce4">
            <text:p>30.5</text:p>
          </table:table-cell>
          <table:table-cell office:value-type="percentage" office:value="-1" table:formula="of:=[Sheet1.C297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97]/([Sheet1.$T$3]*[Sheet1.$S$3])" table:style-name="ce48">
            <text:p>-100.0%</text:p>
          </table:table-cell>
          <table:table-cell office:value-type="float" office:value="0" table:formula="of:=IF([Sheet1.J297]&gt;0;IF([Sheet1.M297]&gt;0;&quot;good&quot;;0);0)" table:style-name="ce44">
            <text:p>0</text:p>
          </table:table-cell>
          <table:table-cell office:value-type="float" office:value="50000" table:formula="of:=[Sheet1.A297]*[Sheet1.$T$3]" table:style-name="ce14">
            <text:p>50,000</text:p>
          </table:table-cell>
          <table:table-cell table:style-name="ce1"/>
          <table:table-cell office:value-type="float" office:value="0" table:formula="of:=AVERAGE([Sheet1.P283:.P297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98])" table:style-name="ce10">
            <text:p>100.00</text:p>
          </table:table-cell>
          <table:table-cell office:value-type="float" office:value="0" table:formula="of:=[Sheet1.$S$3]*[Sheet1.H298]" table:style-name="ce10">
            <text:p>0.00</text:p>
          </table:table-cell>
          <table:table-cell office:value-type="float" office:value="-50000" table:formula="of:=[Sheet1.$T$3]*([Sheet1.I298]-1)*[Sheet1.B298]-[Sheet1.$T$3]*[Sheet1.A298]" table:style-name="ce45">
            <text:p>-50,000</text:p>
          </table:table-cell>
          <table:table-cell office:value-type="float" office:value="100" table:formula="of:=[Sheet1.$S$3]*(1-[Sheet1.F298])" table:style-name="ce10">
            <text:p>100.00</text:p>
          </table:table-cell>
          <table:table-cell office:value-type="float" office:value="0" table:formula="of:=[Sheet1.$S$3]*[Sheet1.F298]" table:style-name="ce10">
            <text:p>0.00</text:p>
          </table:table-cell>
          <table:table-cell office:value-type="float" office:value="0" table:formula="of:=[Sheet1.H298]*[Sheet1.$F$2]" table:style-name="ce10">
            <text:p>0.00</text:p>
          </table:table-cell>
          <table:table-cell office:value-type="float" office:value="-50000" table:formula="of:=[Sheet1.$T$3]*([Sheet1.I298]-1)*[Sheet1.E298]-[Sheet1.$T$3]*[Sheet1.D298]" table:style-name="ce11">
            <text:p>-50,000</text:p>
          </table:table-cell>
          <table:table-cell office:value-type="float" office:value="0" table:formula="of:=COUNTIF([Sheet1.$P$3:.$P$106001];&quot;&gt;&quot;&amp;[Sheet1.I298])/[Sheet1.$P$2]" table:style-name="ce47">
            <text:p>0.00</text:p>
          </table:table-cell>
          <table:table-cell office:value-type="float" office:value="30.6" table:style-name="ce4">
            <text:p>30.6</text:p>
          </table:table-cell>
          <table:table-cell office:value-type="percentage" office:value="-1" table:formula="of:=[Sheet1.C298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98]/([Sheet1.$T$3]*[Sheet1.$S$3])" table:style-name="ce48">
            <text:p>-100.0%</text:p>
          </table:table-cell>
          <table:table-cell office:value-type="float" office:value="0" table:formula="of:=IF([Sheet1.J298]&gt;0;IF([Sheet1.M298]&gt;0;&quot;good&quot;;0);0)" table:style-name="ce44">
            <text:p>0</text:p>
          </table:table-cell>
          <table:table-cell office:value-type="float" office:value="50000" table:formula="of:=[Sheet1.A298]*[Sheet1.$T$3]" table:style-name="ce14">
            <text:p>50,000</text:p>
          </table:table-cell>
          <table:table-cell table:style-name="ce1"/>
          <table:table-cell office:value-type="float" office:value="0" table:formula="of:=AVERAGE([Sheet1.P284:.P298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299])" table:style-name="ce10">
            <text:p>100.00</text:p>
          </table:table-cell>
          <table:table-cell office:value-type="float" office:value="0" table:formula="of:=[Sheet1.$S$3]*[Sheet1.H299]" table:style-name="ce10">
            <text:p>0.00</text:p>
          </table:table-cell>
          <table:table-cell office:value-type="float" office:value="-50000" table:formula="of:=[Sheet1.$T$3]*([Sheet1.I299]-1)*[Sheet1.B299]-[Sheet1.$T$3]*[Sheet1.A299]" table:style-name="ce45">
            <text:p>-50,000</text:p>
          </table:table-cell>
          <table:table-cell office:value-type="float" office:value="100" table:formula="of:=[Sheet1.$S$3]*(1-[Sheet1.F299])" table:style-name="ce10">
            <text:p>100.00</text:p>
          </table:table-cell>
          <table:table-cell office:value-type="float" office:value="0" table:formula="of:=[Sheet1.$S$3]*[Sheet1.F299]" table:style-name="ce10">
            <text:p>0.00</text:p>
          </table:table-cell>
          <table:table-cell office:value-type="float" office:value="0" table:formula="of:=[Sheet1.H299]*[Sheet1.$F$2]" table:style-name="ce10">
            <text:p>0.00</text:p>
          </table:table-cell>
          <table:table-cell office:value-type="float" office:value="-50000" table:formula="of:=[Sheet1.$T$3]*([Sheet1.I299]-1)*[Sheet1.E299]-[Sheet1.$T$3]*[Sheet1.D299]" table:style-name="ce11">
            <text:p>-50,000</text:p>
          </table:table-cell>
          <table:table-cell office:value-type="float" office:value="0" table:formula="of:=COUNTIF([Sheet1.$P$3:.$P$106001];&quot;&gt;&quot;&amp;[Sheet1.I299])/[Sheet1.$P$2]" table:style-name="ce47">
            <text:p>0.00</text:p>
          </table:table-cell>
          <table:table-cell office:value-type="float" office:value="30.7" table:style-name="ce4">
            <text:p>30.7</text:p>
          </table:table-cell>
          <table:table-cell office:value-type="percentage" office:value="-1" table:formula="of:=[Sheet1.C299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299]/([Sheet1.$T$3]*[Sheet1.$S$3])" table:style-name="ce48">
            <text:p>-100.0%</text:p>
          </table:table-cell>
          <table:table-cell office:value-type="float" office:value="0" table:formula="of:=IF([Sheet1.J299]&gt;0;IF([Sheet1.M299]&gt;0;&quot;good&quot;;0);0)" table:style-name="ce44">
            <text:p>0</text:p>
          </table:table-cell>
          <table:table-cell office:value-type="float" office:value="50000" table:formula="of:=[Sheet1.A299]*[Sheet1.$T$3]" table:style-name="ce14">
            <text:p>50,000</text:p>
          </table:table-cell>
          <table:table-cell table:style-name="ce1"/>
          <table:table-cell office:value-type="float" office:value="0" table:formula="of:=AVERAGE([Sheet1.P285:.P299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00])" table:style-name="ce10">
            <text:p>100.00</text:p>
          </table:table-cell>
          <table:table-cell office:value-type="float" office:value="0" table:formula="of:=[Sheet1.$S$3]*[Sheet1.H300]" table:style-name="ce10">
            <text:p>0.00</text:p>
          </table:table-cell>
          <table:table-cell office:value-type="float" office:value="-50000" table:formula="of:=[Sheet1.$T$3]*([Sheet1.I300]-1)*[Sheet1.B300]-[Sheet1.$T$3]*[Sheet1.A300]" table:style-name="ce45">
            <text:p>-50,000</text:p>
          </table:table-cell>
          <table:table-cell office:value-type="float" office:value="100" table:formula="of:=[Sheet1.$S$3]*(1-[Sheet1.F300])" table:style-name="ce10">
            <text:p>100.00</text:p>
          </table:table-cell>
          <table:table-cell office:value-type="float" office:value="0" table:formula="of:=[Sheet1.$S$3]*[Sheet1.F300]" table:style-name="ce10">
            <text:p>0.00</text:p>
          </table:table-cell>
          <table:table-cell office:value-type="float" office:value="0" table:formula="of:=[Sheet1.H300]*[Sheet1.$F$2]" table:style-name="ce10">
            <text:p>0.00</text:p>
          </table:table-cell>
          <table:table-cell office:value-type="float" office:value="-50000" table:formula="of:=[Sheet1.$T$3]*([Sheet1.I300]-1)*[Sheet1.E300]-[Sheet1.$T$3]*[Sheet1.D300]" table:style-name="ce11">
            <text:p>-50,000</text:p>
          </table:table-cell>
          <table:table-cell office:value-type="float" office:value="0" table:formula="of:=COUNTIF([Sheet1.$P$3:.$P$106001];&quot;&gt;&quot;&amp;[Sheet1.I300])/[Sheet1.$P$2]" table:style-name="ce47">
            <text:p>0.00</text:p>
          </table:table-cell>
          <table:table-cell office:value-type="float" office:value="30.8" table:style-name="ce4">
            <text:p>30.8</text:p>
          </table:table-cell>
          <table:table-cell office:value-type="percentage" office:value="-1" table:formula="of:=[Sheet1.C300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00]/([Sheet1.$T$3]*[Sheet1.$S$3])" table:style-name="ce48">
            <text:p>-100.0%</text:p>
          </table:table-cell>
          <table:table-cell office:value-type="float" office:value="0" table:formula="of:=IF([Sheet1.J300]&gt;0;IF([Sheet1.M300]&gt;0;&quot;good&quot;;0);0)" table:style-name="ce44">
            <text:p>0</text:p>
          </table:table-cell>
          <table:table-cell office:value-type="float" office:value="50000" table:formula="of:=[Sheet1.A300]*[Sheet1.$T$3]" table:style-name="ce14">
            <text:p>50,000</text:p>
          </table:table-cell>
          <table:table-cell table:style-name="ce1"/>
          <table:table-cell office:value-type="float" office:value="0" table:formula="of:=AVERAGE([Sheet1.P286:.P300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01])" table:style-name="ce10">
            <text:p>100.00</text:p>
          </table:table-cell>
          <table:table-cell office:value-type="float" office:value="0" table:formula="of:=[Sheet1.$S$3]*[Sheet1.H301]" table:style-name="ce10">
            <text:p>0.00</text:p>
          </table:table-cell>
          <table:table-cell office:value-type="float" office:value="-50000" table:formula="of:=[Sheet1.$T$3]*([Sheet1.I301]-1)*[Sheet1.B301]-[Sheet1.$T$3]*[Sheet1.A301]" table:style-name="ce45">
            <text:p>-50,000</text:p>
          </table:table-cell>
          <table:table-cell office:value-type="float" office:value="100" table:formula="of:=[Sheet1.$S$3]*(1-[Sheet1.F301])" table:style-name="ce10">
            <text:p>100.00</text:p>
          </table:table-cell>
          <table:table-cell office:value-type="float" office:value="0" table:formula="of:=[Sheet1.$S$3]*[Sheet1.F301]" table:style-name="ce10">
            <text:p>0.00</text:p>
          </table:table-cell>
          <table:table-cell office:value-type="float" office:value="0" table:formula="of:=[Sheet1.H301]*[Sheet1.$F$2]" table:style-name="ce10">
            <text:p>0.00</text:p>
          </table:table-cell>
          <table:table-cell office:value-type="float" office:value="-50000" table:formula="of:=[Sheet1.$T$3]*([Sheet1.I301]-1)*[Sheet1.E301]-[Sheet1.$T$3]*[Sheet1.D301]" table:style-name="ce11">
            <text:p>-50,000</text:p>
          </table:table-cell>
          <table:table-cell office:value-type="float" office:value="0" table:formula="of:=COUNTIF([Sheet1.$P$3:.$P$106001];&quot;&gt;&quot;&amp;[Sheet1.I301])/[Sheet1.$P$2]" table:style-name="ce47">
            <text:p>0.00</text:p>
          </table:table-cell>
          <table:table-cell office:value-type="float" office:value="30.9" table:style-name="ce4">
            <text:p>30.9</text:p>
          </table:table-cell>
          <table:table-cell office:value-type="percentage" office:value="-1" table:formula="of:=[Sheet1.C301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01]/([Sheet1.$T$3]*[Sheet1.$S$3])" table:style-name="ce48">
            <text:p>-100.0%</text:p>
          </table:table-cell>
          <table:table-cell office:value-type="float" office:value="0" table:formula="of:=IF([Sheet1.J301]&gt;0;IF([Sheet1.M301]&gt;0;&quot;good&quot;;0);0)" table:style-name="ce44">
            <text:p>0</text:p>
          </table:table-cell>
          <table:table-cell office:value-type="float" office:value="50000" table:formula="of:=[Sheet1.A301]*[Sheet1.$T$3]" table:style-name="ce14">
            <text:p>50,000</text:p>
          </table:table-cell>
          <table:table-cell table:style-name="ce1"/>
          <table:table-cell office:value-type="float" office:value="0" table:formula="of:=AVERAGE([Sheet1.P287:.P301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02])" table:style-name="ce10">
            <text:p>100.00</text:p>
          </table:table-cell>
          <table:table-cell office:value-type="float" office:value="0" table:formula="of:=[Sheet1.$S$3]*[Sheet1.H302]" table:style-name="ce10">
            <text:p>0.00</text:p>
          </table:table-cell>
          <table:table-cell office:value-type="float" office:value="-50000" table:formula="of:=[Sheet1.$T$3]*([Sheet1.I302]-1)*[Sheet1.B302]-[Sheet1.$T$3]*[Sheet1.A302]" table:style-name="ce45">
            <text:p>-50,000</text:p>
          </table:table-cell>
          <table:table-cell office:value-type="float" office:value="100" table:formula="of:=[Sheet1.$S$3]*(1-[Sheet1.F302])" table:style-name="ce10">
            <text:p>100.00</text:p>
          </table:table-cell>
          <table:table-cell office:value-type="float" office:value="0" table:formula="of:=[Sheet1.$S$3]*[Sheet1.F302]" table:style-name="ce10">
            <text:p>0.00</text:p>
          </table:table-cell>
          <table:table-cell office:value-type="float" office:value="0" table:formula="of:=[Sheet1.H302]*[Sheet1.$F$2]" table:style-name="ce10">
            <text:p>0.00</text:p>
          </table:table-cell>
          <table:table-cell office:value-type="float" office:value="-50000" table:formula="of:=[Sheet1.$T$3]*([Sheet1.I302]-1)*[Sheet1.E302]-[Sheet1.$T$3]*[Sheet1.D302]" table:style-name="ce11">
            <text:p>-50,000</text:p>
          </table:table-cell>
          <table:table-cell office:value-type="float" office:value="0" table:formula="of:=COUNTIF([Sheet1.$P$3:.$P$106001];&quot;&gt;&quot;&amp;[Sheet1.I302])/[Sheet1.$P$2]" table:style-name="ce47">
            <text:p>0.00</text:p>
          </table:table-cell>
          <table:table-cell office:value-type="float" office:value="31" table:style-name="ce4">
            <text:p>31</text:p>
          </table:table-cell>
          <table:table-cell office:value-type="percentage" office:value="-1" table:formula="of:=[Sheet1.C302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02]/([Sheet1.$T$3]*[Sheet1.$S$3])" table:style-name="ce48">
            <text:p>-100.0%</text:p>
          </table:table-cell>
          <table:table-cell office:value-type="float" office:value="0" table:formula="of:=IF([Sheet1.J302]&gt;0;IF([Sheet1.M302]&gt;0;&quot;good&quot;;0);0)" table:style-name="ce44">
            <text:p>0</text:p>
          </table:table-cell>
          <table:table-cell office:value-type="float" office:value="50000" table:formula="of:=[Sheet1.A302]*[Sheet1.$T$3]" table:style-name="ce14">
            <text:p>50,000</text:p>
          </table:table-cell>
          <table:table-cell table:style-name="ce1"/>
          <table:table-cell office:value-type="float" office:value="0" table:formula="of:=AVERAGE([Sheet1.P288:.P302])" table:style-name="ce15">
            <text:p>#DIV/0!</text:p>
          </table:table-cell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03])" table:style-name="ce10">
            <text:p>100.00</text:p>
          </table:table-cell>
          <table:table-cell office:value-type="float" office:value="0" table:formula="of:=[Sheet1.$S$3]*[Sheet1.H303]" table:style-name="ce10">
            <text:p>0.00</text:p>
          </table:table-cell>
          <table:table-cell office:value-type="float" office:value="-50000" table:formula="of:=[Sheet1.$T$3]*([Sheet1.I303]-1)*[Sheet1.B303]-[Sheet1.$T$3]*[Sheet1.A303]" table:style-name="ce45">
            <text:p>-50,000</text:p>
          </table:table-cell>
          <table:table-cell office:value-type="float" office:value="100" table:formula="of:=[Sheet1.$S$3]*(1-[Sheet1.F303])" table:style-name="ce10">
            <text:p>100.00</text:p>
          </table:table-cell>
          <table:table-cell office:value-type="float" office:value="0" table:formula="of:=[Sheet1.$S$3]*[Sheet1.F303]" table:style-name="ce10">
            <text:p>0.00</text:p>
          </table:table-cell>
          <table:table-cell office:value-type="float" office:value="0" table:formula="of:=[Sheet1.H303]*[Sheet1.$F$2]" table:style-name="ce10">
            <text:p>0.00</text:p>
          </table:table-cell>
          <table:table-cell office:value-type="float" office:value="-50000" table:formula="of:=[Sheet1.$T$3]*([Sheet1.I303]-1)*[Sheet1.E303]-[Sheet1.$T$3]*[Sheet1.D303]" table:style-name="ce11">
            <text:p>-50,000</text:p>
          </table:table-cell>
          <table:table-cell office:value-type="float" office:value="0" table:formula="of:=COUNTIF([Sheet1.$P$3:.$P$106001];&quot;&gt;&quot;&amp;[Sheet1.I303])/[Sheet1.$P$2]" table:style-name="ce47">
            <text:p>0.00</text:p>
          </table:table-cell>
          <table:table-cell office:value-type="float" office:value="31.1" table:style-name="ce4">
            <text:p>31.1</text:p>
          </table:table-cell>
          <table:table-cell office:value-type="percentage" office:value="-1" table:formula="of:=[Sheet1.C303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03]/([Sheet1.$T$3]*[Sheet1.$S$3])" table:style-name="ce48">
            <text:p>-100.0%</text:p>
          </table:table-cell>
          <table:table-cell office:value-type="float" office:value="0" table:formula="of:=IF([Sheet1.J303]&gt;0;IF([Sheet1.M303]&gt;0;&quot;good&quot;;0);0)" table:style-name="ce44">
            <text:p>0</text:p>
          </table:table-cell>
          <table:table-cell office:value-type="float" office:value="50000" table:formula="of:=[Sheet1.A303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04])" table:style-name="ce10">
            <text:p>100.00</text:p>
          </table:table-cell>
          <table:table-cell office:value-type="float" office:value="0" table:formula="of:=[Sheet1.$S$3]*[Sheet1.H304]" table:style-name="ce10">
            <text:p>0.00</text:p>
          </table:table-cell>
          <table:table-cell office:value-type="float" office:value="-50000" table:formula="of:=[Sheet1.$T$3]*([Sheet1.I304]-1)*[Sheet1.B304]-[Sheet1.$T$3]*[Sheet1.A304]" table:style-name="ce45">
            <text:p>-50,000</text:p>
          </table:table-cell>
          <table:table-cell office:value-type="float" office:value="100" table:formula="of:=[Sheet1.$S$3]*(1-[Sheet1.F304])" table:style-name="ce10">
            <text:p>100.00</text:p>
          </table:table-cell>
          <table:table-cell office:value-type="float" office:value="0" table:formula="of:=[Sheet1.$S$3]*[Sheet1.F304]" table:style-name="ce10">
            <text:p>0.00</text:p>
          </table:table-cell>
          <table:table-cell office:value-type="float" office:value="0" table:formula="of:=[Sheet1.H304]*[Sheet1.$F$2]" table:style-name="ce10">
            <text:p>0.00</text:p>
          </table:table-cell>
          <table:table-cell office:value-type="float" office:value="-50000" table:formula="of:=[Sheet1.$T$3]*([Sheet1.I304]-1)*[Sheet1.E304]-[Sheet1.$T$3]*[Sheet1.D304]" table:style-name="ce11">
            <text:p>-50,000</text:p>
          </table:table-cell>
          <table:table-cell office:value-type="float" office:value="0" table:formula="of:=COUNTIF([Sheet1.$P$3:.$P$106001];&quot;&gt;&quot;&amp;[Sheet1.I304])/[Sheet1.$P$2]" table:style-name="ce47">
            <text:p>0.00</text:p>
          </table:table-cell>
          <table:table-cell office:value-type="float" office:value="31.2" table:style-name="ce4">
            <text:p>31.2</text:p>
          </table:table-cell>
          <table:table-cell office:value-type="percentage" office:value="-1" table:formula="of:=[Sheet1.C304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04]/([Sheet1.$T$3]*[Sheet1.$S$3])" table:style-name="ce48">
            <text:p>-100.0%</text:p>
          </table:table-cell>
          <table:table-cell office:value-type="float" office:value="0" table:formula="of:=IF([Sheet1.J304]&gt;0;IF([Sheet1.M304]&gt;0;&quot;good&quot;;0);0)" table:style-name="ce44">
            <text:p>0</text:p>
          </table:table-cell>
          <table:table-cell office:value-type="float" office:value="50000" table:formula="of:=[Sheet1.A304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05])" table:style-name="ce10">
            <text:p>100.00</text:p>
          </table:table-cell>
          <table:table-cell office:value-type="float" office:value="0" table:formula="of:=[Sheet1.$S$3]*[Sheet1.H305]" table:style-name="ce10">
            <text:p>0.00</text:p>
          </table:table-cell>
          <table:table-cell office:value-type="float" office:value="-50000" table:formula="of:=[Sheet1.$T$3]*([Sheet1.I305]-1)*[Sheet1.B305]-[Sheet1.$T$3]*[Sheet1.A305]" table:style-name="ce45">
            <text:p>-50,000</text:p>
          </table:table-cell>
          <table:table-cell office:value-type="float" office:value="100" table:formula="of:=[Sheet1.$S$3]*(1-[Sheet1.F305])" table:style-name="ce10">
            <text:p>100.00</text:p>
          </table:table-cell>
          <table:table-cell office:value-type="float" office:value="0" table:formula="of:=[Sheet1.$S$3]*[Sheet1.F305]" table:style-name="ce10">
            <text:p>0.00</text:p>
          </table:table-cell>
          <table:table-cell office:value-type="float" office:value="0" table:formula="of:=[Sheet1.H305]*[Sheet1.$F$2]" table:style-name="ce10">
            <text:p>0.00</text:p>
          </table:table-cell>
          <table:table-cell office:value-type="float" office:value="-50000" table:formula="of:=[Sheet1.$T$3]*([Sheet1.I305]-1)*[Sheet1.E305]-[Sheet1.$T$3]*[Sheet1.D305]" table:style-name="ce11">
            <text:p>-50,000</text:p>
          </table:table-cell>
          <table:table-cell office:value-type="float" office:value="0" table:formula="of:=COUNTIF([Sheet1.$P$3:.$P$106001];&quot;&gt;&quot;&amp;[Sheet1.I305])/[Sheet1.$P$2]" table:style-name="ce47">
            <text:p>0.00</text:p>
          </table:table-cell>
          <table:table-cell office:value-type="float" office:value="31.3" table:style-name="ce4">
            <text:p>31.3</text:p>
          </table:table-cell>
          <table:table-cell office:value-type="percentage" office:value="-1" table:formula="of:=[Sheet1.C305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05]/([Sheet1.$T$3]*[Sheet1.$S$3])" table:style-name="ce48">
            <text:p>-100.0%</text:p>
          </table:table-cell>
          <table:table-cell office:value-type="float" office:value="0" table:formula="of:=IF([Sheet1.J305]&gt;0;IF([Sheet1.M305]&gt;0;&quot;good&quot;;0);0)" table:style-name="ce44">
            <text:p>0</text:p>
          </table:table-cell>
          <table:table-cell office:value-type="float" office:value="50000" table:formula="of:=[Sheet1.A305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06])" table:style-name="ce10">
            <text:p>100.00</text:p>
          </table:table-cell>
          <table:table-cell office:value-type="float" office:value="0" table:formula="of:=[Sheet1.$S$3]*[Sheet1.H306]" table:style-name="ce10">
            <text:p>0.00</text:p>
          </table:table-cell>
          <table:table-cell office:value-type="float" office:value="-50000" table:formula="of:=[Sheet1.$T$3]*([Sheet1.I306]-1)*[Sheet1.B306]-[Sheet1.$T$3]*[Sheet1.A306]" table:style-name="ce45">
            <text:p>-50,000</text:p>
          </table:table-cell>
          <table:table-cell office:value-type="float" office:value="100" table:formula="of:=[Sheet1.$S$3]*(1-[Sheet1.F306])" table:style-name="ce10">
            <text:p>100.00</text:p>
          </table:table-cell>
          <table:table-cell office:value-type="float" office:value="0" table:formula="of:=[Sheet1.$S$3]*[Sheet1.F306]" table:style-name="ce10">
            <text:p>0.00</text:p>
          </table:table-cell>
          <table:table-cell office:value-type="float" office:value="0" table:formula="of:=[Sheet1.H306]*[Sheet1.$F$2]" table:style-name="ce10">
            <text:p>0.00</text:p>
          </table:table-cell>
          <table:table-cell office:value-type="float" office:value="-50000" table:formula="of:=[Sheet1.$T$3]*([Sheet1.I306]-1)*[Sheet1.E306]-[Sheet1.$T$3]*[Sheet1.D306]" table:style-name="ce11">
            <text:p>-50,000</text:p>
          </table:table-cell>
          <table:table-cell office:value-type="float" office:value="0" table:formula="of:=COUNTIF([Sheet1.$P$3:.$P$106001];&quot;&gt;&quot;&amp;[Sheet1.I306])/[Sheet1.$P$2]" table:style-name="ce47">
            <text:p>0.00</text:p>
          </table:table-cell>
          <table:table-cell office:value-type="float" office:value="31.4" table:style-name="ce4">
            <text:p>31.4</text:p>
          </table:table-cell>
          <table:table-cell office:value-type="percentage" office:value="-1" table:formula="of:=[Sheet1.C306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06]/([Sheet1.$T$3]*[Sheet1.$S$3])" table:style-name="ce48">
            <text:p>-100.0%</text:p>
          </table:table-cell>
          <table:table-cell office:value-type="float" office:value="0" table:formula="of:=IF([Sheet1.J306]&gt;0;IF([Sheet1.M306]&gt;0;&quot;good&quot;;0);0)" table:style-name="ce44">
            <text:p>0</text:p>
          </table:table-cell>
          <table:table-cell office:value-type="float" office:value="50000" table:formula="of:=[Sheet1.A306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07])" table:style-name="ce10">
            <text:p>100.00</text:p>
          </table:table-cell>
          <table:table-cell office:value-type="float" office:value="0" table:formula="of:=[Sheet1.$S$3]*[Sheet1.H307]" table:style-name="ce10">
            <text:p>0.00</text:p>
          </table:table-cell>
          <table:table-cell office:value-type="float" office:value="-50000" table:formula="of:=[Sheet1.$T$3]*([Sheet1.I307]-1)*[Sheet1.B307]-[Sheet1.$T$3]*[Sheet1.A307]" table:style-name="ce45">
            <text:p>-50,000</text:p>
          </table:table-cell>
          <table:table-cell office:value-type="float" office:value="100" table:formula="of:=[Sheet1.$S$3]*(1-[Sheet1.F307])" table:style-name="ce10">
            <text:p>100.00</text:p>
          </table:table-cell>
          <table:table-cell office:value-type="float" office:value="0" table:formula="of:=[Sheet1.$S$3]*[Sheet1.F307]" table:style-name="ce10">
            <text:p>0.00</text:p>
          </table:table-cell>
          <table:table-cell office:value-type="float" office:value="0" table:formula="of:=[Sheet1.H307]*[Sheet1.$F$2]" table:style-name="ce10">
            <text:p>0.00</text:p>
          </table:table-cell>
          <table:table-cell office:value-type="float" office:value="-50000" table:formula="of:=[Sheet1.$T$3]*([Sheet1.I307]-1)*[Sheet1.E307]-[Sheet1.$T$3]*[Sheet1.D307]" table:style-name="ce11">
            <text:p>-50,000</text:p>
          </table:table-cell>
          <table:table-cell office:value-type="float" office:value="0" table:formula="of:=COUNTIF([Sheet1.$P$3:.$P$106001];&quot;&gt;&quot;&amp;[Sheet1.I307])/[Sheet1.$P$2]" table:style-name="ce47">
            <text:p>0.00</text:p>
          </table:table-cell>
          <table:table-cell office:value-type="float" office:value="31.5" table:style-name="ce4">
            <text:p>31.5</text:p>
          </table:table-cell>
          <table:table-cell office:value-type="percentage" office:value="-1" table:formula="of:=[Sheet1.C307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07]/([Sheet1.$T$3]*[Sheet1.$S$3])" table:style-name="ce48">
            <text:p>-100.0%</text:p>
          </table:table-cell>
          <table:table-cell office:value-type="float" office:value="0" table:formula="of:=IF([Sheet1.J307]&gt;0;IF([Sheet1.M307]&gt;0;&quot;good&quot;;0);0)" table:style-name="ce44">
            <text:p>0</text:p>
          </table:table-cell>
          <table:table-cell office:value-type="float" office:value="50000" table:formula="of:=[Sheet1.A307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08])" table:style-name="ce10">
            <text:p>100.00</text:p>
          </table:table-cell>
          <table:table-cell office:value-type="float" office:value="0" table:formula="of:=[Sheet1.$S$3]*[Sheet1.H308]" table:style-name="ce10">
            <text:p>0.00</text:p>
          </table:table-cell>
          <table:table-cell office:value-type="float" office:value="-50000" table:formula="of:=[Sheet1.$T$3]*([Sheet1.I308]-1)*[Sheet1.B308]-[Sheet1.$T$3]*[Sheet1.A308]" table:style-name="ce45">
            <text:p>-50,000</text:p>
          </table:table-cell>
          <table:table-cell office:value-type="float" office:value="100" table:formula="of:=[Sheet1.$S$3]*(1-[Sheet1.F308])" table:style-name="ce10">
            <text:p>100.00</text:p>
          </table:table-cell>
          <table:table-cell office:value-type="float" office:value="0" table:formula="of:=[Sheet1.$S$3]*[Sheet1.F308]" table:style-name="ce10">
            <text:p>0.00</text:p>
          </table:table-cell>
          <table:table-cell office:value-type="float" office:value="0" table:formula="of:=[Sheet1.H308]*[Sheet1.$F$2]" table:style-name="ce10">
            <text:p>0.00</text:p>
          </table:table-cell>
          <table:table-cell office:value-type="float" office:value="-50000" table:formula="of:=[Sheet1.$T$3]*([Sheet1.I308]-1)*[Sheet1.E308]-[Sheet1.$T$3]*[Sheet1.D308]" table:style-name="ce11">
            <text:p>-50,000</text:p>
          </table:table-cell>
          <table:table-cell office:value-type="float" office:value="0" table:formula="of:=COUNTIF([Sheet1.$P$3:.$P$106001];&quot;&gt;&quot;&amp;[Sheet1.I308])/[Sheet1.$P$2]" table:style-name="ce47">
            <text:p>0.00</text:p>
          </table:table-cell>
          <table:table-cell office:value-type="float" office:value="31.6" table:style-name="ce4">
            <text:p>31.6</text:p>
          </table:table-cell>
          <table:table-cell office:value-type="percentage" office:value="-1" table:formula="of:=[Sheet1.C308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08]/([Sheet1.$T$3]*[Sheet1.$S$3])" table:style-name="ce48">
            <text:p>-100.0%</text:p>
          </table:table-cell>
          <table:table-cell office:value-type="float" office:value="0" table:formula="of:=IF([Sheet1.J308]&gt;0;IF([Sheet1.M308]&gt;0;&quot;good&quot;;0);0)" table:style-name="ce44">
            <text:p>0</text:p>
          </table:table-cell>
          <table:table-cell office:value-type="float" office:value="50000" table:formula="of:=[Sheet1.A308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09])" table:style-name="ce10">
            <text:p>100.00</text:p>
          </table:table-cell>
          <table:table-cell office:value-type="float" office:value="0" table:formula="of:=[Sheet1.$S$3]*[Sheet1.H309]" table:style-name="ce10">
            <text:p>0.00</text:p>
          </table:table-cell>
          <table:table-cell office:value-type="float" office:value="-50000" table:formula="of:=[Sheet1.$T$3]*([Sheet1.I309]-1)*[Sheet1.B309]-[Sheet1.$T$3]*[Sheet1.A309]" table:style-name="ce45">
            <text:p>-50,000</text:p>
          </table:table-cell>
          <table:table-cell office:value-type="float" office:value="100" table:formula="of:=[Sheet1.$S$3]*(1-[Sheet1.F309])" table:style-name="ce10">
            <text:p>100.00</text:p>
          </table:table-cell>
          <table:table-cell office:value-type="float" office:value="0" table:formula="of:=[Sheet1.$S$3]*[Sheet1.F309]" table:style-name="ce10">
            <text:p>0.00</text:p>
          </table:table-cell>
          <table:table-cell office:value-type="float" office:value="0" table:formula="of:=[Sheet1.H309]*[Sheet1.$F$2]" table:style-name="ce10">
            <text:p>0.00</text:p>
          </table:table-cell>
          <table:table-cell office:value-type="float" office:value="-50000" table:formula="of:=[Sheet1.$T$3]*([Sheet1.I309]-1)*[Sheet1.E309]-[Sheet1.$T$3]*[Sheet1.D309]" table:style-name="ce11">
            <text:p>-50,000</text:p>
          </table:table-cell>
          <table:table-cell office:value-type="float" office:value="0" table:formula="of:=COUNTIF([Sheet1.$P$3:.$P$106001];&quot;&gt;&quot;&amp;[Sheet1.I309])/[Sheet1.$P$2]" table:style-name="ce47">
            <text:p>0.00</text:p>
          </table:table-cell>
          <table:table-cell office:value-type="float" office:value="31.7" table:style-name="ce4">
            <text:p>31.7</text:p>
          </table:table-cell>
          <table:table-cell office:value-type="percentage" office:value="-1" table:formula="of:=[Sheet1.C309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09]/([Sheet1.$T$3]*[Sheet1.$S$3])" table:style-name="ce48">
            <text:p>-100.0%</text:p>
          </table:table-cell>
          <table:table-cell office:value-type="float" office:value="0" table:formula="of:=IF([Sheet1.J309]&gt;0;IF([Sheet1.M309]&gt;0;&quot;good&quot;;0);0)" table:style-name="ce44">
            <text:p>0</text:p>
          </table:table-cell>
          <table:table-cell office:value-type="float" office:value="50000" table:formula="of:=[Sheet1.A309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10])" table:style-name="ce10">
            <text:p>100.00</text:p>
          </table:table-cell>
          <table:table-cell office:value-type="float" office:value="0" table:formula="of:=[Sheet1.$S$3]*[Sheet1.H310]" table:style-name="ce10">
            <text:p>0.00</text:p>
          </table:table-cell>
          <table:table-cell office:value-type="float" office:value="-50000" table:formula="of:=[Sheet1.$T$3]*([Sheet1.I310]-1)*[Sheet1.B310]-[Sheet1.$T$3]*[Sheet1.A310]" table:style-name="ce45">
            <text:p>-50,000</text:p>
          </table:table-cell>
          <table:table-cell office:value-type="float" office:value="100" table:formula="of:=[Sheet1.$S$3]*(1-[Sheet1.F310])" table:style-name="ce10">
            <text:p>100.00</text:p>
          </table:table-cell>
          <table:table-cell office:value-type="float" office:value="0" table:formula="of:=[Sheet1.$S$3]*[Sheet1.F310]" table:style-name="ce10">
            <text:p>0.00</text:p>
          </table:table-cell>
          <table:table-cell office:value-type="float" office:value="0" table:formula="of:=[Sheet1.H310]*[Sheet1.$F$2]" table:style-name="ce10">
            <text:p>0.00</text:p>
          </table:table-cell>
          <table:table-cell office:value-type="float" office:value="-50000" table:formula="of:=[Sheet1.$T$3]*([Sheet1.I310]-1)*[Sheet1.E310]-[Sheet1.$T$3]*[Sheet1.D310]" table:style-name="ce11">
            <text:p>-50,000</text:p>
          </table:table-cell>
          <table:table-cell office:value-type="float" office:value="0" table:formula="of:=COUNTIF([Sheet1.$P$3:.$P$106001];&quot;&gt;&quot;&amp;[Sheet1.I310])/[Sheet1.$P$2]" table:style-name="ce47">
            <text:p>0.00</text:p>
          </table:table-cell>
          <table:table-cell office:value-type="float" office:value="31.8" table:style-name="ce4">
            <text:p>31.8</text:p>
          </table:table-cell>
          <table:table-cell office:value-type="percentage" office:value="-1" table:formula="of:=[Sheet1.C310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10]/([Sheet1.$T$3]*[Sheet1.$S$3])" table:style-name="ce48">
            <text:p>-100.0%</text:p>
          </table:table-cell>
          <table:table-cell office:value-type="float" office:value="0" table:formula="of:=IF([Sheet1.J310]&gt;0;IF([Sheet1.M310]&gt;0;&quot;good&quot;;0);0)" table:style-name="ce44">
            <text:p>0</text:p>
          </table:table-cell>
          <table:table-cell office:value-type="float" office:value="50000" table:formula="of:=[Sheet1.A310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11])" table:style-name="ce10">
            <text:p>100.00</text:p>
          </table:table-cell>
          <table:table-cell office:value-type="float" office:value="0" table:formula="of:=[Sheet1.$S$3]*[Sheet1.H311]" table:style-name="ce10">
            <text:p>0.00</text:p>
          </table:table-cell>
          <table:table-cell office:value-type="float" office:value="-50000" table:formula="of:=[Sheet1.$T$3]*([Sheet1.I311]-1)*[Sheet1.B311]-[Sheet1.$T$3]*[Sheet1.A311]" table:style-name="ce45">
            <text:p>-50,000</text:p>
          </table:table-cell>
          <table:table-cell office:value-type="float" office:value="100" table:formula="of:=[Sheet1.$S$3]*(1-[Sheet1.F311])" table:style-name="ce10">
            <text:p>100.00</text:p>
          </table:table-cell>
          <table:table-cell office:value-type="float" office:value="0" table:formula="of:=[Sheet1.$S$3]*[Sheet1.F311]" table:style-name="ce10">
            <text:p>0.00</text:p>
          </table:table-cell>
          <table:table-cell office:value-type="float" office:value="0" table:formula="of:=[Sheet1.H311]*[Sheet1.$F$2]" table:style-name="ce10">
            <text:p>0.00</text:p>
          </table:table-cell>
          <table:table-cell office:value-type="float" office:value="-50000" table:formula="of:=[Sheet1.$T$3]*([Sheet1.I311]-1)*[Sheet1.E311]-[Sheet1.$T$3]*[Sheet1.D311]" table:style-name="ce11">
            <text:p>-50,000</text:p>
          </table:table-cell>
          <table:table-cell office:value-type="float" office:value="0" table:formula="of:=COUNTIF([Sheet1.$P$3:.$P$106001];&quot;&gt;&quot;&amp;[Sheet1.I311])/[Sheet1.$P$2]" table:style-name="ce47">
            <text:p>0.00</text:p>
          </table:table-cell>
          <table:table-cell office:value-type="float" office:value="31.9" table:style-name="ce4">
            <text:p>31.9</text:p>
          </table:table-cell>
          <table:table-cell office:value-type="percentage" office:value="-1" table:formula="of:=[Sheet1.C311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11]/([Sheet1.$T$3]*[Sheet1.$S$3])" table:style-name="ce48">
            <text:p>-100.0%</text:p>
          </table:table-cell>
          <table:table-cell office:value-type="float" office:value="0" table:formula="of:=IF([Sheet1.J311]&gt;0;IF([Sheet1.M311]&gt;0;&quot;good&quot;;0);0)" table:style-name="ce44">
            <text:p>0</text:p>
          </table:table-cell>
          <table:table-cell office:value-type="float" office:value="50000" table:formula="of:=[Sheet1.A311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12])" table:style-name="ce10">
            <text:p>100.00</text:p>
          </table:table-cell>
          <table:table-cell office:value-type="float" office:value="0" table:formula="of:=[Sheet1.$S$3]*[Sheet1.H312]" table:style-name="ce10">
            <text:p>0.00</text:p>
          </table:table-cell>
          <table:table-cell office:value-type="float" office:value="-50000" table:formula="of:=[Sheet1.$T$3]*([Sheet1.I312]-1)*[Sheet1.B312]-[Sheet1.$T$3]*[Sheet1.A312]" table:style-name="ce45">
            <text:p>-50,000</text:p>
          </table:table-cell>
          <table:table-cell office:value-type="float" office:value="100" table:formula="of:=[Sheet1.$S$3]*(1-[Sheet1.F312])" table:style-name="ce10">
            <text:p>100.00</text:p>
          </table:table-cell>
          <table:table-cell office:value-type="float" office:value="0" table:formula="of:=[Sheet1.$S$3]*[Sheet1.F312]" table:style-name="ce10">
            <text:p>0.00</text:p>
          </table:table-cell>
          <table:table-cell office:value-type="float" office:value="0" table:formula="of:=[Sheet1.H312]*[Sheet1.$F$2]" table:style-name="ce10">
            <text:p>0.00</text:p>
          </table:table-cell>
          <table:table-cell office:value-type="float" office:value="-50000" table:formula="of:=[Sheet1.$T$3]*([Sheet1.I312]-1)*[Sheet1.E312]-[Sheet1.$T$3]*[Sheet1.D312]" table:style-name="ce11">
            <text:p>-50,000</text:p>
          </table:table-cell>
          <table:table-cell office:value-type="float" office:value="0" table:formula="of:=COUNTIF([Sheet1.$P$3:.$P$106001];&quot;&gt;&quot;&amp;[Sheet1.I312])/[Sheet1.$P$2]" table:style-name="ce47">
            <text:p>0.00</text:p>
          </table:table-cell>
          <table:table-cell office:value-type="float" office:value="32" table:style-name="ce4">
            <text:p>32</text:p>
          </table:table-cell>
          <table:table-cell office:value-type="percentage" office:value="-1" table:formula="of:=[Sheet1.C312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12]/([Sheet1.$T$3]*[Sheet1.$S$3])" table:style-name="ce48">
            <text:p>-100.0%</text:p>
          </table:table-cell>
          <table:table-cell office:value-type="float" office:value="0" table:formula="of:=IF([Sheet1.J312]&gt;0;IF([Sheet1.M312]&gt;0;&quot;good&quot;;0);0)" table:style-name="ce44">
            <text:p>0</text:p>
          </table:table-cell>
          <table:table-cell office:value-type="float" office:value="50000" table:formula="of:=[Sheet1.A312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13])" table:style-name="ce10">
            <text:p>100.00</text:p>
          </table:table-cell>
          <table:table-cell office:value-type="float" office:value="0" table:formula="of:=[Sheet1.$S$3]*[Sheet1.H313]" table:style-name="ce10">
            <text:p>0.00</text:p>
          </table:table-cell>
          <table:table-cell office:value-type="float" office:value="-50000" table:formula="of:=[Sheet1.$T$3]*([Sheet1.I313]-1)*[Sheet1.B313]-[Sheet1.$T$3]*[Sheet1.A313]" table:style-name="ce45">
            <text:p>-50,000</text:p>
          </table:table-cell>
          <table:table-cell office:value-type="float" office:value="100" table:formula="of:=[Sheet1.$S$3]*(1-[Sheet1.F313])" table:style-name="ce10">
            <text:p>100.00</text:p>
          </table:table-cell>
          <table:table-cell office:value-type="float" office:value="0" table:formula="of:=[Sheet1.$S$3]*[Sheet1.F313]" table:style-name="ce10">
            <text:p>0.00</text:p>
          </table:table-cell>
          <table:table-cell office:value-type="float" office:value="0" table:formula="of:=[Sheet1.H313]*[Sheet1.$F$2]" table:style-name="ce10">
            <text:p>0.00</text:p>
          </table:table-cell>
          <table:table-cell office:value-type="float" office:value="-50000" table:formula="of:=[Sheet1.$T$3]*([Sheet1.I313]-1)*[Sheet1.E313]-[Sheet1.$T$3]*[Sheet1.D313]" table:style-name="ce11">
            <text:p>-50,000</text:p>
          </table:table-cell>
          <table:table-cell office:value-type="float" office:value="0" table:formula="of:=COUNTIF([Sheet1.$P$3:.$P$106001];&quot;&gt;&quot;&amp;[Sheet1.I313])/[Sheet1.$P$2]" table:style-name="ce47">
            <text:p>0.00</text:p>
          </table:table-cell>
          <table:table-cell office:value-type="float" office:value="32.1" table:style-name="ce4">
            <text:p>32.1</text:p>
          </table:table-cell>
          <table:table-cell office:value-type="percentage" office:value="-1" table:formula="of:=[Sheet1.C313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13]/([Sheet1.$T$3]*[Sheet1.$S$3])" table:style-name="ce48">
            <text:p>-100.0%</text:p>
          </table:table-cell>
          <table:table-cell office:value-type="float" office:value="0" table:formula="of:=IF([Sheet1.J313]&gt;0;IF([Sheet1.M313]&gt;0;&quot;good&quot;;0);0)" table:style-name="ce44">
            <text:p>0</text:p>
          </table:table-cell>
          <table:table-cell office:value-type="float" office:value="50000" table:formula="of:=[Sheet1.A313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14])" table:style-name="ce10">
            <text:p>100.00</text:p>
          </table:table-cell>
          <table:table-cell office:value-type="float" office:value="0" table:formula="of:=[Sheet1.$S$3]*[Sheet1.H314]" table:style-name="ce10">
            <text:p>0.00</text:p>
          </table:table-cell>
          <table:table-cell office:value-type="float" office:value="-50000" table:formula="of:=[Sheet1.$T$3]*([Sheet1.I314]-1)*[Sheet1.B314]-[Sheet1.$T$3]*[Sheet1.A314]" table:style-name="ce45">
            <text:p>-50,000</text:p>
          </table:table-cell>
          <table:table-cell office:value-type="float" office:value="100" table:formula="of:=[Sheet1.$S$3]*(1-[Sheet1.F314])" table:style-name="ce10">
            <text:p>100.00</text:p>
          </table:table-cell>
          <table:table-cell office:value-type="float" office:value="0" table:formula="of:=[Sheet1.$S$3]*[Sheet1.F314]" table:style-name="ce10">
            <text:p>0.00</text:p>
          </table:table-cell>
          <table:table-cell office:value-type="float" office:value="0" table:formula="of:=[Sheet1.H314]*[Sheet1.$F$2]" table:style-name="ce10">
            <text:p>0.00</text:p>
          </table:table-cell>
          <table:table-cell office:value-type="float" office:value="-50000" table:formula="of:=[Sheet1.$T$3]*([Sheet1.I314]-1)*[Sheet1.E314]-[Sheet1.$T$3]*[Sheet1.D314]" table:style-name="ce11">
            <text:p>-50,000</text:p>
          </table:table-cell>
          <table:table-cell office:value-type="float" office:value="0" table:formula="of:=COUNTIF([Sheet1.$P$3:.$P$106001];&quot;&gt;&quot;&amp;[Sheet1.I314])/[Sheet1.$P$2]" table:style-name="ce47">
            <text:p>0.00</text:p>
          </table:table-cell>
          <table:table-cell office:value-type="float" office:value="32.200000000000003" table:style-name="ce4">
            <text:p>32.2</text:p>
          </table:table-cell>
          <table:table-cell office:value-type="percentage" office:value="-1" table:formula="of:=[Sheet1.C314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14]/([Sheet1.$T$3]*[Sheet1.$S$3])" table:style-name="ce48">
            <text:p>-100.0%</text:p>
          </table:table-cell>
          <table:table-cell office:value-type="float" office:value="0" table:formula="of:=IF([Sheet1.J314]&gt;0;IF([Sheet1.M314]&gt;0;&quot;good&quot;;0);0)" table:style-name="ce44">
            <text:p>0</text:p>
          </table:table-cell>
          <table:table-cell office:value-type="float" office:value="50000" table:formula="of:=[Sheet1.A314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15])" table:style-name="ce10">
            <text:p>100.00</text:p>
          </table:table-cell>
          <table:table-cell office:value-type="float" office:value="0" table:formula="of:=[Sheet1.$S$3]*[Sheet1.H315]" table:style-name="ce10">
            <text:p>0.00</text:p>
          </table:table-cell>
          <table:table-cell office:value-type="float" office:value="-50000" table:formula="of:=[Sheet1.$T$3]*([Sheet1.I315]-1)*[Sheet1.B315]-[Sheet1.$T$3]*[Sheet1.A315]" table:style-name="ce45">
            <text:p>-50,000</text:p>
          </table:table-cell>
          <table:table-cell office:value-type="float" office:value="100" table:formula="of:=[Sheet1.$S$3]*(1-[Sheet1.F315])" table:style-name="ce10">
            <text:p>100.00</text:p>
          </table:table-cell>
          <table:table-cell office:value-type="float" office:value="0" table:formula="of:=[Sheet1.$S$3]*[Sheet1.F315]" table:style-name="ce10">
            <text:p>0.00</text:p>
          </table:table-cell>
          <table:table-cell office:value-type="float" office:value="0" table:formula="of:=[Sheet1.H315]*[Sheet1.$F$2]" table:style-name="ce10">
            <text:p>0.00</text:p>
          </table:table-cell>
          <table:table-cell office:value-type="float" office:value="-50000" table:formula="of:=[Sheet1.$T$3]*([Sheet1.I315]-1)*[Sheet1.E315]-[Sheet1.$T$3]*[Sheet1.D315]" table:style-name="ce11">
            <text:p>-50,000</text:p>
          </table:table-cell>
          <table:table-cell office:value-type="float" office:value="0" table:formula="of:=COUNTIF([Sheet1.$P$3:.$P$106001];&quot;&gt;&quot;&amp;[Sheet1.I315])/[Sheet1.$P$2]" table:style-name="ce47">
            <text:p>0.00</text:p>
          </table:table-cell>
          <table:table-cell office:value-type="float" office:value="32.299999999999997" table:style-name="ce4">
            <text:p>32.3</text:p>
          </table:table-cell>
          <table:table-cell office:value-type="percentage" office:value="-1" table:formula="of:=[Sheet1.C315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15]/([Sheet1.$T$3]*[Sheet1.$S$3])" table:style-name="ce48">
            <text:p>-100.0%</text:p>
          </table:table-cell>
          <table:table-cell office:value-type="float" office:value="0" table:formula="of:=IF([Sheet1.J315]&gt;0;IF([Sheet1.M315]&gt;0;&quot;good&quot;;0);0)" table:style-name="ce44">
            <text:p>0</text:p>
          </table:table-cell>
          <table:table-cell office:value-type="float" office:value="50000" table:formula="of:=[Sheet1.A315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16])" table:style-name="ce10">
            <text:p>100.00</text:p>
          </table:table-cell>
          <table:table-cell office:value-type="float" office:value="0" table:formula="of:=[Sheet1.$S$3]*[Sheet1.H316]" table:style-name="ce10">
            <text:p>0.00</text:p>
          </table:table-cell>
          <table:table-cell office:value-type="float" office:value="-50000" table:formula="of:=[Sheet1.$T$3]*([Sheet1.I316]-1)*[Sheet1.B316]-[Sheet1.$T$3]*[Sheet1.A316]" table:style-name="ce45">
            <text:p>-50,000</text:p>
          </table:table-cell>
          <table:table-cell office:value-type="float" office:value="100" table:formula="of:=[Sheet1.$S$3]*(1-[Sheet1.F316])" table:style-name="ce10">
            <text:p>100.00</text:p>
          </table:table-cell>
          <table:table-cell office:value-type="float" office:value="0" table:formula="of:=[Sheet1.$S$3]*[Sheet1.F316]" table:style-name="ce10">
            <text:p>0.00</text:p>
          </table:table-cell>
          <table:table-cell office:value-type="float" office:value="0" table:formula="of:=[Sheet1.H316]*[Sheet1.$F$2]" table:style-name="ce10">
            <text:p>0.00</text:p>
          </table:table-cell>
          <table:table-cell office:value-type="float" office:value="-50000" table:formula="of:=[Sheet1.$T$3]*([Sheet1.I316]-1)*[Sheet1.E316]-[Sheet1.$T$3]*[Sheet1.D316]" table:style-name="ce11">
            <text:p>-50,000</text:p>
          </table:table-cell>
          <table:table-cell office:value-type="float" office:value="0" table:formula="of:=COUNTIF([Sheet1.$P$3:.$P$106001];&quot;&gt;&quot;&amp;[Sheet1.I316])/[Sheet1.$P$2]" table:style-name="ce47">
            <text:p>0.00</text:p>
          </table:table-cell>
          <table:table-cell office:value-type="float" office:value="32.4" table:style-name="ce4">
            <text:p>32.4</text:p>
          </table:table-cell>
          <table:table-cell office:value-type="percentage" office:value="-1" table:formula="of:=[Sheet1.C316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16]/([Sheet1.$T$3]*[Sheet1.$S$3])" table:style-name="ce48">
            <text:p>-100.0%</text:p>
          </table:table-cell>
          <table:table-cell office:value-type="float" office:value="0" table:formula="of:=IF([Sheet1.J316]&gt;0;IF([Sheet1.M316]&gt;0;&quot;good&quot;;0);0)" table:style-name="ce44">
            <text:p>0</text:p>
          </table:table-cell>
          <table:table-cell office:value-type="float" office:value="50000" table:formula="of:=[Sheet1.A316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17])" table:style-name="ce10">
            <text:p>100.00</text:p>
          </table:table-cell>
          <table:table-cell office:value-type="float" office:value="0" table:formula="of:=[Sheet1.$S$3]*[Sheet1.H317]" table:style-name="ce10">
            <text:p>0.00</text:p>
          </table:table-cell>
          <table:table-cell office:value-type="float" office:value="-50000" table:formula="of:=[Sheet1.$T$3]*([Sheet1.I317]-1)*[Sheet1.B317]-[Sheet1.$T$3]*[Sheet1.A317]" table:style-name="ce45">
            <text:p>-50,000</text:p>
          </table:table-cell>
          <table:table-cell office:value-type="float" office:value="100" table:formula="of:=[Sheet1.$S$3]*(1-[Sheet1.F317])" table:style-name="ce10">
            <text:p>100.00</text:p>
          </table:table-cell>
          <table:table-cell office:value-type="float" office:value="0" table:formula="of:=[Sheet1.$S$3]*[Sheet1.F317]" table:style-name="ce10">
            <text:p>0.00</text:p>
          </table:table-cell>
          <table:table-cell office:value-type="float" office:value="0" table:formula="of:=[Sheet1.H317]*[Sheet1.$F$2]" table:style-name="ce10">
            <text:p>0.00</text:p>
          </table:table-cell>
          <table:table-cell office:value-type="float" office:value="-50000" table:formula="of:=[Sheet1.$T$3]*([Sheet1.I317]-1)*[Sheet1.E317]-[Sheet1.$T$3]*[Sheet1.D317]" table:style-name="ce11">
            <text:p>-50,000</text:p>
          </table:table-cell>
          <table:table-cell office:value-type="float" office:value="0" table:formula="of:=COUNTIF([Sheet1.$P$3:.$P$106001];&quot;&gt;&quot;&amp;[Sheet1.I317])/[Sheet1.$P$2]" table:style-name="ce47">
            <text:p>0.00</text:p>
          </table:table-cell>
          <table:table-cell office:value-type="float" office:value="32.5" table:style-name="ce4">
            <text:p>32.5</text:p>
          </table:table-cell>
          <table:table-cell office:value-type="percentage" office:value="-1" table:formula="of:=[Sheet1.C317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17]/([Sheet1.$T$3]*[Sheet1.$S$3])" table:style-name="ce48">
            <text:p>-100.0%</text:p>
          </table:table-cell>
          <table:table-cell office:value-type="float" office:value="0" table:formula="of:=IF([Sheet1.J317]&gt;0;IF([Sheet1.M317]&gt;0;&quot;good&quot;;0);0)" table:style-name="ce44">
            <text:p>0</text:p>
          </table:table-cell>
          <table:table-cell office:value-type="float" office:value="50000" table:formula="of:=[Sheet1.A317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18])" table:style-name="ce10">
            <text:p>100.00</text:p>
          </table:table-cell>
          <table:table-cell office:value-type="float" office:value="0" table:formula="of:=[Sheet1.$S$3]*[Sheet1.H318]" table:style-name="ce10">
            <text:p>0.00</text:p>
          </table:table-cell>
          <table:table-cell office:value-type="float" office:value="-50000" table:formula="of:=[Sheet1.$T$3]*([Sheet1.I318]-1)*[Sheet1.B318]-[Sheet1.$T$3]*[Sheet1.A318]" table:style-name="ce45">
            <text:p>-50,000</text:p>
          </table:table-cell>
          <table:table-cell office:value-type="float" office:value="100" table:formula="of:=[Sheet1.$S$3]*(1-[Sheet1.F318])" table:style-name="ce10">
            <text:p>100.00</text:p>
          </table:table-cell>
          <table:table-cell office:value-type="float" office:value="0" table:formula="of:=[Sheet1.$S$3]*[Sheet1.F318]" table:style-name="ce10">
            <text:p>0.00</text:p>
          </table:table-cell>
          <table:table-cell office:value-type="float" office:value="0" table:formula="of:=[Sheet1.H318]*[Sheet1.$F$2]" table:style-name="ce10">
            <text:p>0.00</text:p>
          </table:table-cell>
          <table:table-cell office:value-type="float" office:value="-50000" table:formula="of:=[Sheet1.$T$3]*([Sheet1.I318]-1)*[Sheet1.E318]-[Sheet1.$T$3]*[Sheet1.D318]" table:style-name="ce11">
            <text:p>-50,000</text:p>
          </table:table-cell>
          <table:table-cell office:value-type="float" office:value="0" table:formula="of:=COUNTIF([Sheet1.$P$3:.$P$106001];&quot;&gt;&quot;&amp;[Sheet1.I318])/[Sheet1.$P$2]" table:style-name="ce47">
            <text:p>0.00</text:p>
          </table:table-cell>
          <table:table-cell office:value-type="float" office:value="32.6" table:style-name="ce4">
            <text:p>32.6</text:p>
          </table:table-cell>
          <table:table-cell office:value-type="percentage" office:value="-1" table:formula="of:=[Sheet1.C318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18]/([Sheet1.$T$3]*[Sheet1.$S$3])" table:style-name="ce48">
            <text:p>-100.0%</text:p>
          </table:table-cell>
          <table:table-cell office:value-type="float" office:value="0" table:formula="of:=IF([Sheet1.J318]&gt;0;IF([Sheet1.M318]&gt;0;&quot;good&quot;;0);0)" table:style-name="ce44">
            <text:p>0</text:p>
          </table:table-cell>
          <table:table-cell office:value-type="float" office:value="50000" table:formula="of:=[Sheet1.A318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19])" table:style-name="ce10">
            <text:p>100.00</text:p>
          </table:table-cell>
          <table:table-cell office:value-type="float" office:value="0" table:formula="of:=[Sheet1.$S$3]*[Sheet1.H319]" table:style-name="ce10">
            <text:p>0.00</text:p>
          </table:table-cell>
          <table:table-cell office:value-type="float" office:value="-50000" table:formula="of:=[Sheet1.$T$3]*([Sheet1.I319]-1)*[Sheet1.B319]-[Sheet1.$T$3]*[Sheet1.A319]" table:style-name="ce45">
            <text:p>-50,000</text:p>
          </table:table-cell>
          <table:table-cell office:value-type="float" office:value="100" table:formula="of:=[Sheet1.$S$3]*(1-[Sheet1.F319])" table:style-name="ce10">
            <text:p>100.00</text:p>
          </table:table-cell>
          <table:table-cell office:value-type="float" office:value="0" table:formula="of:=[Sheet1.$S$3]*[Sheet1.F319]" table:style-name="ce10">
            <text:p>0.00</text:p>
          </table:table-cell>
          <table:table-cell office:value-type="float" office:value="0" table:formula="of:=[Sheet1.H319]*[Sheet1.$F$2]" table:style-name="ce10">
            <text:p>0.00</text:p>
          </table:table-cell>
          <table:table-cell office:value-type="float" office:value="-50000" table:formula="of:=[Sheet1.$T$3]*([Sheet1.I319]-1)*[Sheet1.E319]-[Sheet1.$T$3]*[Sheet1.D319]" table:style-name="ce11">
            <text:p>-50,000</text:p>
          </table:table-cell>
          <table:table-cell office:value-type="float" office:value="0" table:formula="of:=COUNTIF([Sheet1.$P$3:.$P$106001];&quot;&gt;&quot;&amp;[Sheet1.I319])/[Sheet1.$P$2]" table:style-name="ce47">
            <text:p>0.00</text:p>
          </table:table-cell>
          <table:table-cell office:value-type="float" office:value="32.700000000000003" table:style-name="ce4">
            <text:p>32.7</text:p>
          </table:table-cell>
          <table:table-cell office:value-type="percentage" office:value="-1" table:formula="of:=[Sheet1.C319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19]/([Sheet1.$T$3]*[Sheet1.$S$3])" table:style-name="ce48">
            <text:p>-100.0%</text:p>
          </table:table-cell>
          <table:table-cell office:value-type="float" office:value="0" table:formula="of:=IF([Sheet1.J319]&gt;0;IF([Sheet1.M319]&gt;0;&quot;good&quot;;0);0)" table:style-name="ce44">
            <text:p>0</text:p>
          </table:table-cell>
          <table:table-cell office:value-type="float" office:value="50000" table:formula="of:=[Sheet1.A319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20])" table:style-name="ce10">
            <text:p>100.00</text:p>
          </table:table-cell>
          <table:table-cell office:value-type="float" office:value="0" table:formula="of:=[Sheet1.$S$3]*[Sheet1.H320]" table:style-name="ce10">
            <text:p>0.00</text:p>
          </table:table-cell>
          <table:table-cell office:value-type="float" office:value="-50000" table:formula="of:=[Sheet1.$T$3]*([Sheet1.I320]-1)*[Sheet1.B320]-[Sheet1.$T$3]*[Sheet1.A320]" table:style-name="ce45">
            <text:p>-50,000</text:p>
          </table:table-cell>
          <table:table-cell office:value-type="float" office:value="100" table:formula="of:=[Sheet1.$S$3]*(1-[Sheet1.F320])" table:style-name="ce10">
            <text:p>100.00</text:p>
          </table:table-cell>
          <table:table-cell office:value-type="float" office:value="0" table:formula="of:=[Sheet1.$S$3]*[Sheet1.F320]" table:style-name="ce10">
            <text:p>0.00</text:p>
          </table:table-cell>
          <table:table-cell office:value-type="float" office:value="0" table:formula="of:=[Sheet1.H320]*[Sheet1.$F$2]" table:style-name="ce10">
            <text:p>0.00</text:p>
          </table:table-cell>
          <table:table-cell office:value-type="float" office:value="-50000" table:formula="of:=[Sheet1.$T$3]*([Sheet1.I320]-1)*[Sheet1.E320]-[Sheet1.$T$3]*[Sheet1.D320]" table:style-name="ce11">
            <text:p>-50,000</text:p>
          </table:table-cell>
          <table:table-cell office:value-type="float" office:value="0" table:formula="of:=COUNTIF([Sheet1.$P$3:.$P$106001];&quot;&gt;&quot;&amp;[Sheet1.I320])/[Sheet1.$P$2]" table:style-name="ce47">
            <text:p>0.00</text:p>
          </table:table-cell>
          <table:table-cell office:value-type="float" office:value="32.799999999999997" table:style-name="ce4">
            <text:p>32.8</text:p>
          </table:table-cell>
          <table:table-cell office:value-type="percentage" office:value="-1" table:formula="of:=[Sheet1.C320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20]/([Sheet1.$T$3]*[Sheet1.$S$3])" table:style-name="ce48">
            <text:p>-100.0%</text:p>
          </table:table-cell>
          <table:table-cell office:value-type="float" office:value="0" table:formula="of:=IF([Sheet1.J320]&gt;0;IF([Sheet1.M320]&gt;0;&quot;good&quot;;0);0)" table:style-name="ce44">
            <text:p>0</text:p>
          </table:table-cell>
          <table:table-cell office:value-type="float" office:value="50000" table:formula="of:=[Sheet1.A320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21])" table:style-name="ce10">
            <text:p>100.00</text:p>
          </table:table-cell>
          <table:table-cell office:value-type="float" office:value="0" table:formula="of:=[Sheet1.$S$3]*[Sheet1.H321]" table:style-name="ce10">
            <text:p>0.00</text:p>
          </table:table-cell>
          <table:table-cell office:value-type="float" office:value="-50000" table:formula="of:=[Sheet1.$T$3]*([Sheet1.I321]-1)*[Sheet1.B321]-[Sheet1.$T$3]*[Sheet1.A321]" table:style-name="ce45">
            <text:p>-50,000</text:p>
          </table:table-cell>
          <table:table-cell office:value-type="float" office:value="100" table:formula="of:=[Sheet1.$S$3]*(1-[Sheet1.F321])" table:style-name="ce10">
            <text:p>100.00</text:p>
          </table:table-cell>
          <table:table-cell office:value-type="float" office:value="0" table:formula="of:=[Sheet1.$S$3]*[Sheet1.F321]" table:style-name="ce10">
            <text:p>0.00</text:p>
          </table:table-cell>
          <table:table-cell office:value-type="float" office:value="0" table:formula="of:=[Sheet1.H321]*[Sheet1.$F$2]" table:style-name="ce10">
            <text:p>0.00</text:p>
          </table:table-cell>
          <table:table-cell office:value-type="float" office:value="-50000" table:formula="of:=[Sheet1.$T$3]*([Sheet1.I321]-1)*[Sheet1.E321]-[Sheet1.$T$3]*[Sheet1.D321]" table:style-name="ce11">
            <text:p>-50,000</text:p>
          </table:table-cell>
          <table:table-cell office:value-type="float" office:value="0" table:formula="of:=COUNTIF([Sheet1.$P$3:.$P$106001];&quot;&gt;&quot;&amp;[Sheet1.I321])/[Sheet1.$P$2]" table:style-name="ce47">
            <text:p>0.00</text:p>
          </table:table-cell>
          <table:table-cell office:value-type="float" office:value="32.9" table:style-name="ce4">
            <text:p>32.9</text:p>
          </table:table-cell>
          <table:table-cell office:value-type="percentage" office:value="-1" table:formula="of:=[Sheet1.C321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21]/([Sheet1.$T$3]*[Sheet1.$S$3])" table:style-name="ce48">
            <text:p>-100.0%</text:p>
          </table:table-cell>
          <table:table-cell office:value-type="float" office:value="0" table:formula="of:=IF([Sheet1.J321]&gt;0;IF([Sheet1.M321]&gt;0;&quot;good&quot;;0);0)" table:style-name="ce44">
            <text:p>0</text:p>
          </table:table-cell>
          <table:table-cell office:value-type="float" office:value="50000" table:formula="of:=[Sheet1.A321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22])" table:style-name="ce10">
            <text:p>100.00</text:p>
          </table:table-cell>
          <table:table-cell office:value-type="float" office:value="0" table:formula="of:=[Sheet1.$S$3]*[Sheet1.H322]" table:style-name="ce10">
            <text:p>0.00</text:p>
          </table:table-cell>
          <table:table-cell office:value-type="float" office:value="-50000" table:formula="of:=[Sheet1.$T$3]*([Sheet1.I322]-1)*[Sheet1.B322]-[Sheet1.$T$3]*[Sheet1.A322]" table:style-name="ce45">
            <text:p>-50,000</text:p>
          </table:table-cell>
          <table:table-cell office:value-type="float" office:value="100" table:formula="of:=[Sheet1.$S$3]*(1-[Sheet1.F322])" table:style-name="ce10">
            <text:p>100.00</text:p>
          </table:table-cell>
          <table:table-cell office:value-type="float" office:value="0" table:formula="of:=[Sheet1.$S$3]*[Sheet1.F322]" table:style-name="ce10">
            <text:p>0.00</text:p>
          </table:table-cell>
          <table:table-cell office:value-type="float" office:value="0" table:formula="of:=[Sheet1.H322]*[Sheet1.$F$2]" table:style-name="ce10">
            <text:p>0.00</text:p>
          </table:table-cell>
          <table:table-cell office:value-type="float" office:value="-50000" table:formula="of:=[Sheet1.$T$3]*([Sheet1.I322]-1)*[Sheet1.E322]-[Sheet1.$T$3]*[Sheet1.D322]" table:style-name="ce11">
            <text:p>-50,000</text:p>
          </table:table-cell>
          <table:table-cell office:value-type="float" office:value="0" table:formula="of:=COUNTIF([Sheet1.$P$3:.$P$106001];&quot;&gt;&quot;&amp;[Sheet1.I322])/[Sheet1.$P$2]" table:style-name="ce47">
            <text:p>0.00</text:p>
          </table:table-cell>
          <table:table-cell office:value-type="float" office:value="33" table:style-name="ce4">
            <text:p>33</text:p>
          </table:table-cell>
          <table:table-cell office:value-type="percentage" office:value="-1" table:formula="of:=[Sheet1.C322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22]/([Sheet1.$T$3]*[Sheet1.$S$3])" table:style-name="ce48">
            <text:p>-100.0%</text:p>
          </table:table-cell>
          <table:table-cell office:value-type="float" office:value="0" table:formula="of:=IF([Sheet1.J322]&gt;0;IF([Sheet1.M322]&gt;0;&quot;good&quot;;0);0)" table:style-name="ce44">
            <text:p>0</text:p>
          </table:table-cell>
          <table:table-cell office:value-type="float" office:value="50000" table:formula="of:=[Sheet1.A322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23])" table:style-name="ce10">
            <text:p>100.00</text:p>
          </table:table-cell>
          <table:table-cell office:value-type="float" office:value="0" table:formula="of:=[Sheet1.$S$3]*[Sheet1.H323]" table:style-name="ce10">
            <text:p>0.00</text:p>
          </table:table-cell>
          <table:table-cell office:value-type="float" office:value="-50000" table:formula="of:=[Sheet1.$T$3]*([Sheet1.I323]-1)*[Sheet1.B323]-[Sheet1.$T$3]*[Sheet1.A323]" table:style-name="ce45">
            <text:p>-50,000</text:p>
          </table:table-cell>
          <table:table-cell office:value-type="float" office:value="100" table:formula="of:=[Sheet1.$S$3]*(1-[Sheet1.F323])" table:style-name="ce10">
            <text:p>100.00</text:p>
          </table:table-cell>
          <table:table-cell office:value-type="float" office:value="0" table:formula="of:=[Sheet1.$S$3]*[Sheet1.F323]" table:style-name="ce10">
            <text:p>0.00</text:p>
          </table:table-cell>
          <table:table-cell office:value-type="float" office:value="0" table:formula="of:=[Sheet1.H323]*[Sheet1.$F$2]" table:style-name="ce10">
            <text:p>0.00</text:p>
          </table:table-cell>
          <table:table-cell office:value-type="float" office:value="-50000" table:formula="of:=[Sheet1.$T$3]*([Sheet1.I323]-1)*[Sheet1.E323]-[Sheet1.$T$3]*[Sheet1.D323]" table:style-name="ce11">
            <text:p>-50,000</text:p>
          </table:table-cell>
          <table:table-cell office:value-type="float" office:value="0" table:formula="of:=COUNTIF([Sheet1.$P$3:.$P$106001];&quot;&gt;&quot;&amp;[Sheet1.I323])/[Sheet1.$P$2]" table:style-name="ce47">
            <text:p>0.00</text:p>
          </table:table-cell>
          <table:table-cell office:value-type="float" office:value="33.1" table:style-name="ce4">
            <text:p>33.1</text:p>
          </table:table-cell>
          <table:table-cell office:value-type="percentage" office:value="-1" table:formula="of:=[Sheet1.C323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23]/([Sheet1.$T$3]*[Sheet1.$S$3])" table:style-name="ce48">
            <text:p>-100.0%</text:p>
          </table:table-cell>
          <table:table-cell office:value-type="float" office:value="0" table:formula="of:=IF([Sheet1.J323]&gt;0;IF([Sheet1.M323]&gt;0;&quot;good&quot;;0);0)" table:style-name="ce44">
            <text:p>0</text:p>
          </table:table-cell>
          <table:table-cell office:value-type="float" office:value="50000" table:formula="of:=[Sheet1.A323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24])" table:style-name="ce10">
            <text:p>100.00</text:p>
          </table:table-cell>
          <table:table-cell office:value-type="float" office:value="0" table:formula="of:=[Sheet1.$S$3]*[Sheet1.H324]" table:style-name="ce10">
            <text:p>0.00</text:p>
          </table:table-cell>
          <table:table-cell office:value-type="float" office:value="-50000" table:formula="of:=[Sheet1.$T$3]*([Sheet1.I324]-1)*[Sheet1.B324]-[Sheet1.$T$3]*[Sheet1.A324]" table:style-name="ce45">
            <text:p>-50,000</text:p>
          </table:table-cell>
          <table:table-cell office:value-type="float" office:value="100" table:formula="of:=[Sheet1.$S$3]*(1-[Sheet1.F324])" table:style-name="ce10">
            <text:p>100.00</text:p>
          </table:table-cell>
          <table:table-cell office:value-type="float" office:value="0" table:formula="of:=[Sheet1.$S$3]*[Sheet1.F324]" table:style-name="ce10">
            <text:p>0.00</text:p>
          </table:table-cell>
          <table:table-cell office:value-type="float" office:value="0" table:formula="of:=[Sheet1.H324]*[Sheet1.$F$2]" table:style-name="ce10">
            <text:p>0.00</text:p>
          </table:table-cell>
          <table:table-cell office:value-type="float" office:value="-50000" table:formula="of:=[Sheet1.$T$3]*([Sheet1.I324]-1)*[Sheet1.E324]-[Sheet1.$T$3]*[Sheet1.D324]" table:style-name="ce11">
            <text:p>-50,000</text:p>
          </table:table-cell>
          <table:table-cell office:value-type="float" office:value="0" table:formula="of:=COUNTIF([Sheet1.$P$3:.$P$106001];&quot;&gt;&quot;&amp;[Sheet1.I324])/[Sheet1.$P$2]" table:style-name="ce47">
            <text:p>0.00</text:p>
          </table:table-cell>
          <table:table-cell office:value-type="float" office:value="33.200000000000003" table:style-name="ce4">
            <text:p>33.2</text:p>
          </table:table-cell>
          <table:table-cell office:value-type="percentage" office:value="-1" table:formula="of:=[Sheet1.C324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24]/([Sheet1.$T$3]*[Sheet1.$S$3])" table:style-name="ce48">
            <text:p>-100.0%</text:p>
          </table:table-cell>
          <table:table-cell office:value-type="float" office:value="0" table:formula="of:=IF([Sheet1.J324]&gt;0;IF([Sheet1.M324]&gt;0;&quot;good&quot;;0);0)" table:style-name="ce44">
            <text:p>0</text:p>
          </table:table-cell>
          <table:table-cell office:value-type="float" office:value="50000" table:formula="of:=[Sheet1.A324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25])" table:style-name="ce10">
            <text:p>100.00</text:p>
          </table:table-cell>
          <table:table-cell office:value-type="float" office:value="0" table:formula="of:=[Sheet1.$S$3]*[Sheet1.H325]" table:style-name="ce10">
            <text:p>0.00</text:p>
          </table:table-cell>
          <table:table-cell office:value-type="float" office:value="-50000" table:formula="of:=[Sheet1.$T$3]*([Sheet1.I325]-1)*[Sheet1.B325]-[Sheet1.$T$3]*[Sheet1.A325]" table:style-name="ce45">
            <text:p>-50,000</text:p>
          </table:table-cell>
          <table:table-cell office:value-type="float" office:value="100" table:formula="of:=[Sheet1.$S$3]*(1-[Sheet1.F325])" table:style-name="ce10">
            <text:p>100.00</text:p>
          </table:table-cell>
          <table:table-cell office:value-type="float" office:value="0" table:formula="of:=[Sheet1.$S$3]*[Sheet1.F325]" table:style-name="ce10">
            <text:p>0.00</text:p>
          </table:table-cell>
          <table:table-cell office:value-type="float" office:value="0" table:formula="of:=[Sheet1.H325]*[Sheet1.$F$2]" table:style-name="ce10">
            <text:p>0.00</text:p>
          </table:table-cell>
          <table:table-cell office:value-type="float" office:value="-50000" table:formula="of:=[Sheet1.$T$3]*([Sheet1.I325]-1)*[Sheet1.E325]-[Sheet1.$T$3]*[Sheet1.D325]" table:style-name="ce11">
            <text:p>-50,000</text:p>
          </table:table-cell>
          <table:table-cell office:value-type="float" office:value="0" table:formula="of:=COUNTIF([Sheet1.$P$3:.$P$106001];&quot;&gt;&quot;&amp;[Sheet1.I325])/[Sheet1.$P$2]" table:style-name="ce47">
            <text:p>0.00</text:p>
          </table:table-cell>
          <table:table-cell office:value-type="float" office:value="33.299999999999997" table:style-name="ce4">
            <text:p>33.3</text:p>
          </table:table-cell>
          <table:table-cell office:value-type="percentage" office:value="-1" table:formula="of:=[Sheet1.C325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25]/([Sheet1.$T$3]*[Sheet1.$S$3])" table:style-name="ce48">
            <text:p>-100.0%</text:p>
          </table:table-cell>
          <table:table-cell office:value-type="float" office:value="0" table:formula="of:=IF([Sheet1.J325]&gt;0;IF([Sheet1.M325]&gt;0;&quot;good&quot;;0);0)" table:style-name="ce44">
            <text:p>0</text:p>
          </table:table-cell>
          <table:table-cell office:value-type="float" office:value="50000" table:formula="of:=[Sheet1.A325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26])" table:style-name="ce10">
            <text:p>100.00</text:p>
          </table:table-cell>
          <table:table-cell office:value-type="float" office:value="0" table:formula="of:=[Sheet1.$S$3]*[Sheet1.H326]" table:style-name="ce10">
            <text:p>0.00</text:p>
          </table:table-cell>
          <table:table-cell office:value-type="float" office:value="-50000" table:formula="of:=[Sheet1.$T$3]*([Sheet1.I326]-1)*[Sheet1.B326]-[Sheet1.$T$3]*[Sheet1.A326]" table:style-name="ce45">
            <text:p>-50,000</text:p>
          </table:table-cell>
          <table:table-cell office:value-type="float" office:value="100" table:formula="of:=[Sheet1.$S$3]*(1-[Sheet1.F326])" table:style-name="ce10">
            <text:p>100.00</text:p>
          </table:table-cell>
          <table:table-cell office:value-type="float" office:value="0" table:formula="of:=[Sheet1.$S$3]*[Sheet1.F326]" table:style-name="ce10">
            <text:p>0.00</text:p>
          </table:table-cell>
          <table:table-cell office:value-type="float" office:value="0" table:formula="of:=[Sheet1.H326]*[Sheet1.$F$2]" table:style-name="ce10">
            <text:p>0.00</text:p>
          </table:table-cell>
          <table:table-cell office:value-type="float" office:value="-50000" table:formula="of:=[Sheet1.$T$3]*([Sheet1.I326]-1)*[Sheet1.E326]-[Sheet1.$T$3]*[Sheet1.D326]" table:style-name="ce11">
            <text:p>-50,000</text:p>
          </table:table-cell>
          <table:table-cell office:value-type="float" office:value="0" table:formula="of:=COUNTIF([Sheet1.$P$3:.$P$106001];&quot;&gt;&quot;&amp;[Sheet1.I326])/[Sheet1.$P$2]" table:style-name="ce47">
            <text:p>0.00</text:p>
          </table:table-cell>
          <table:table-cell office:value-type="float" office:value="33.4" table:style-name="ce4">
            <text:p>33.4</text:p>
          </table:table-cell>
          <table:table-cell office:value-type="percentage" office:value="-1" table:formula="of:=[Sheet1.C326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26]/([Sheet1.$T$3]*[Sheet1.$S$3])" table:style-name="ce48">
            <text:p>-100.0%</text:p>
          </table:table-cell>
          <table:table-cell office:value-type="float" office:value="0" table:formula="of:=IF([Sheet1.J326]&gt;0;IF([Sheet1.M326]&gt;0;&quot;good&quot;;0);0)" table:style-name="ce44">
            <text:p>0</text:p>
          </table:table-cell>
          <table:table-cell office:value-type="float" office:value="50000" table:formula="of:=[Sheet1.A326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27])" table:style-name="ce10">
            <text:p>100.00</text:p>
          </table:table-cell>
          <table:table-cell office:value-type="float" office:value="0" table:formula="of:=[Sheet1.$S$3]*[Sheet1.H327]" table:style-name="ce10">
            <text:p>0.00</text:p>
          </table:table-cell>
          <table:table-cell office:value-type="float" office:value="-50000" table:formula="of:=[Sheet1.$T$3]*([Sheet1.I327]-1)*[Sheet1.B327]-[Sheet1.$T$3]*[Sheet1.A327]" table:style-name="ce45">
            <text:p>-50,000</text:p>
          </table:table-cell>
          <table:table-cell office:value-type="float" office:value="100" table:formula="of:=[Sheet1.$S$3]*(1-[Sheet1.F327])" table:style-name="ce10">
            <text:p>100.00</text:p>
          </table:table-cell>
          <table:table-cell office:value-type="float" office:value="0" table:formula="of:=[Sheet1.$S$3]*[Sheet1.F327]" table:style-name="ce10">
            <text:p>0.00</text:p>
          </table:table-cell>
          <table:table-cell office:value-type="float" office:value="0" table:formula="of:=[Sheet1.H327]*[Sheet1.$F$2]" table:style-name="ce10">
            <text:p>0.00</text:p>
          </table:table-cell>
          <table:table-cell office:value-type="float" office:value="-50000" table:formula="of:=[Sheet1.$T$3]*([Sheet1.I327]-1)*[Sheet1.E327]-[Sheet1.$T$3]*[Sheet1.D327]" table:style-name="ce11">
            <text:p>-50,000</text:p>
          </table:table-cell>
          <table:table-cell office:value-type="float" office:value="0" table:formula="of:=COUNTIF([Sheet1.$P$3:.$P$106001];&quot;&gt;&quot;&amp;[Sheet1.I327])/[Sheet1.$P$2]" table:style-name="ce47">
            <text:p>0.00</text:p>
          </table:table-cell>
          <table:table-cell office:value-type="float" office:value="33.5" table:style-name="ce4">
            <text:p>33.5</text:p>
          </table:table-cell>
          <table:table-cell office:value-type="percentage" office:value="-1" table:formula="of:=[Sheet1.C327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27]/([Sheet1.$T$3]*[Sheet1.$S$3])" table:style-name="ce48">
            <text:p>-100.0%</text:p>
          </table:table-cell>
          <table:table-cell office:value-type="float" office:value="0" table:formula="of:=IF([Sheet1.J327]&gt;0;IF([Sheet1.M327]&gt;0;&quot;good&quot;;0);0)" table:style-name="ce44">
            <text:p>0</text:p>
          </table:table-cell>
          <table:table-cell office:value-type="float" office:value="50000" table:formula="of:=[Sheet1.A327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28])" table:style-name="ce10">
            <text:p>100.00</text:p>
          </table:table-cell>
          <table:table-cell office:value-type="float" office:value="0" table:formula="of:=[Sheet1.$S$3]*[Sheet1.H328]" table:style-name="ce10">
            <text:p>0.00</text:p>
          </table:table-cell>
          <table:table-cell office:value-type="float" office:value="-50000" table:formula="of:=[Sheet1.$T$3]*([Sheet1.I328]-1)*[Sheet1.B328]-[Sheet1.$T$3]*[Sheet1.A328]" table:style-name="ce45">
            <text:p>-50,000</text:p>
          </table:table-cell>
          <table:table-cell office:value-type="float" office:value="100" table:formula="of:=[Sheet1.$S$3]*(1-[Sheet1.F328])" table:style-name="ce10">
            <text:p>100.00</text:p>
          </table:table-cell>
          <table:table-cell office:value-type="float" office:value="0" table:formula="of:=[Sheet1.$S$3]*[Sheet1.F328]" table:style-name="ce10">
            <text:p>0.00</text:p>
          </table:table-cell>
          <table:table-cell office:value-type="float" office:value="0" table:formula="of:=[Sheet1.H328]*[Sheet1.$F$2]" table:style-name="ce10">
            <text:p>0.00</text:p>
          </table:table-cell>
          <table:table-cell office:value-type="float" office:value="-50000" table:formula="of:=[Sheet1.$T$3]*([Sheet1.I328]-1)*[Sheet1.E328]-[Sheet1.$T$3]*[Sheet1.D328]" table:style-name="ce11">
            <text:p>-50,000</text:p>
          </table:table-cell>
          <table:table-cell office:value-type="float" office:value="0" table:formula="of:=COUNTIF([Sheet1.$P$3:.$P$106001];&quot;&gt;&quot;&amp;[Sheet1.I328])/[Sheet1.$P$2]" table:style-name="ce47">
            <text:p>0.00</text:p>
          </table:table-cell>
          <table:table-cell office:value-type="float" office:value="33.6" table:style-name="ce4">
            <text:p>33.6</text:p>
          </table:table-cell>
          <table:table-cell office:value-type="percentage" office:value="-1" table:formula="of:=[Sheet1.C328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28]/([Sheet1.$T$3]*[Sheet1.$S$3])" table:style-name="ce48">
            <text:p>-100.0%</text:p>
          </table:table-cell>
          <table:table-cell office:value-type="float" office:value="0" table:formula="of:=IF([Sheet1.J328]&gt;0;IF([Sheet1.M328]&gt;0;&quot;good&quot;;0);0)" table:style-name="ce44">
            <text:p>0</text:p>
          </table:table-cell>
          <table:table-cell office:value-type="float" office:value="50000" table:formula="of:=[Sheet1.A328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29])" table:style-name="ce10">
            <text:p>100.00</text:p>
          </table:table-cell>
          <table:table-cell office:value-type="float" office:value="0" table:formula="of:=[Sheet1.$S$3]*[Sheet1.H329]" table:style-name="ce10">
            <text:p>0.00</text:p>
          </table:table-cell>
          <table:table-cell office:value-type="float" office:value="-50000" table:formula="of:=[Sheet1.$T$3]*([Sheet1.I329]-1)*[Sheet1.B329]-[Sheet1.$T$3]*[Sheet1.A329]" table:style-name="ce45">
            <text:p>-50,000</text:p>
          </table:table-cell>
          <table:table-cell office:value-type="float" office:value="100" table:formula="of:=[Sheet1.$S$3]*(1-[Sheet1.F329])" table:style-name="ce10">
            <text:p>100.00</text:p>
          </table:table-cell>
          <table:table-cell office:value-type="float" office:value="0" table:formula="of:=[Sheet1.$S$3]*[Sheet1.F329]" table:style-name="ce10">
            <text:p>0.00</text:p>
          </table:table-cell>
          <table:table-cell office:value-type="float" office:value="0" table:formula="of:=[Sheet1.H329]*[Sheet1.$F$2]" table:style-name="ce10">
            <text:p>0.00</text:p>
          </table:table-cell>
          <table:table-cell office:value-type="float" office:value="-50000" table:formula="of:=[Sheet1.$T$3]*([Sheet1.I329]-1)*[Sheet1.E329]-[Sheet1.$T$3]*[Sheet1.D329]" table:style-name="ce11">
            <text:p>-50,000</text:p>
          </table:table-cell>
          <table:table-cell office:value-type="float" office:value="0" table:formula="of:=COUNTIF([Sheet1.$P$3:.$P$106001];&quot;&gt;&quot;&amp;[Sheet1.I329])/[Sheet1.$P$2]" table:style-name="ce47">
            <text:p>0.00</text:p>
          </table:table-cell>
          <table:table-cell office:value-type="float" office:value="33.700000000000003" table:style-name="ce4">
            <text:p>33.7</text:p>
          </table:table-cell>
          <table:table-cell office:value-type="percentage" office:value="-1" table:formula="of:=[Sheet1.C329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29]/([Sheet1.$T$3]*[Sheet1.$S$3])" table:style-name="ce48">
            <text:p>-100.0%</text:p>
          </table:table-cell>
          <table:table-cell office:value-type="float" office:value="0" table:formula="of:=IF([Sheet1.J329]&gt;0;IF([Sheet1.M329]&gt;0;&quot;good&quot;;0);0)" table:style-name="ce44">
            <text:p>0</text:p>
          </table:table-cell>
          <table:table-cell office:value-type="float" office:value="50000" table:formula="of:=[Sheet1.A329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30])" table:style-name="ce10">
            <text:p>100.00</text:p>
          </table:table-cell>
          <table:table-cell office:value-type="float" office:value="0" table:formula="of:=[Sheet1.$S$3]*[Sheet1.H330]" table:style-name="ce10">
            <text:p>0.00</text:p>
          </table:table-cell>
          <table:table-cell office:value-type="float" office:value="-50000" table:formula="of:=[Sheet1.$T$3]*([Sheet1.I330]-1)*[Sheet1.B330]-[Sheet1.$T$3]*[Sheet1.A330]" table:style-name="ce45">
            <text:p>-50,000</text:p>
          </table:table-cell>
          <table:table-cell office:value-type="float" office:value="100" table:formula="of:=[Sheet1.$S$3]*(1-[Sheet1.F330])" table:style-name="ce10">
            <text:p>100.00</text:p>
          </table:table-cell>
          <table:table-cell office:value-type="float" office:value="0" table:formula="of:=[Sheet1.$S$3]*[Sheet1.F330]" table:style-name="ce10">
            <text:p>0.00</text:p>
          </table:table-cell>
          <table:table-cell office:value-type="float" office:value="0" table:formula="of:=[Sheet1.H330]*[Sheet1.$F$2]" table:style-name="ce10">
            <text:p>0.00</text:p>
          </table:table-cell>
          <table:table-cell office:value-type="float" office:value="-50000" table:formula="of:=[Sheet1.$T$3]*([Sheet1.I330]-1)*[Sheet1.E330]-[Sheet1.$T$3]*[Sheet1.D330]" table:style-name="ce11">
            <text:p>-50,000</text:p>
          </table:table-cell>
          <table:table-cell office:value-type="float" office:value="0" table:formula="of:=COUNTIF([Sheet1.$P$3:.$P$106001];&quot;&gt;&quot;&amp;[Sheet1.I330])/[Sheet1.$P$2]" table:style-name="ce47">
            <text:p>0.00</text:p>
          </table:table-cell>
          <table:table-cell office:value-type="float" office:value="33.799999999999997" table:style-name="ce4">
            <text:p>33.8</text:p>
          </table:table-cell>
          <table:table-cell office:value-type="percentage" office:value="-1" table:formula="of:=[Sheet1.C330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30]/([Sheet1.$T$3]*[Sheet1.$S$3])" table:style-name="ce48">
            <text:p>-100.0%</text:p>
          </table:table-cell>
          <table:table-cell office:value-type="float" office:value="0" table:formula="of:=IF([Sheet1.J330]&gt;0;IF([Sheet1.M330]&gt;0;&quot;good&quot;;0);0)" table:style-name="ce44">
            <text:p>0</text:p>
          </table:table-cell>
          <table:table-cell office:value-type="float" office:value="50000" table:formula="of:=[Sheet1.A330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31])" table:style-name="ce10">
            <text:p>100.00</text:p>
          </table:table-cell>
          <table:table-cell office:value-type="float" office:value="0" table:formula="of:=[Sheet1.$S$3]*[Sheet1.H331]" table:style-name="ce10">
            <text:p>0.00</text:p>
          </table:table-cell>
          <table:table-cell office:value-type="float" office:value="-50000" table:formula="of:=[Sheet1.$T$3]*([Sheet1.I331]-1)*[Sheet1.B331]-[Sheet1.$T$3]*[Sheet1.A331]" table:style-name="ce45">
            <text:p>-50,000</text:p>
          </table:table-cell>
          <table:table-cell office:value-type="float" office:value="100" table:formula="of:=[Sheet1.$S$3]*(1-[Sheet1.F331])" table:style-name="ce10">
            <text:p>100.00</text:p>
          </table:table-cell>
          <table:table-cell office:value-type="float" office:value="0" table:formula="of:=[Sheet1.$S$3]*[Sheet1.F331]" table:style-name="ce10">
            <text:p>0.00</text:p>
          </table:table-cell>
          <table:table-cell office:value-type="float" office:value="0" table:formula="of:=[Sheet1.H331]*[Sheet1.$F$2]" table:style-name="ce10">
            <text:p>0.00</text:p>
          </table:table-cell>
          <table:table-cell office:value-type="float" office:value="-50000" table:formula="of:=[Sheet1.$T$3]*([Sheet1.I331]-1)*[Sheet1.E331]-[Sheet1.$T$3]*[Sheet1.D331]" table:style-name="ce11">
            <text:p>-50,000</text:p>
          </table:table-cell>
          <table:table-cell office:value-type="float" office:value="0" table:formula="of:=COUNTIF([Sheet1.$P$3:.$P$106001];&quot;&gt;&quot;&amp;[Sheet1.I331])/[Sheet1.$P$2]" table:style-name="ce47">
            <text:p>0.00</text:p>
          </table:table-cell>
          <table:table-cell office:value-type="float" office:value="33.9" table:style-name="ce4">
            <text:p>33.9</text:p>
          </table:table-cell>
          <table:table-cell office:value-type="percentage" office:value="-1" table:formula="of:=[Sheet1.C331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31]/([Sheet1.$T$3]*[Sheet1.$S$3])" table:style-name="ce48">
            <text:p>-100.0%</text:p>
          </table:table-cell>
          <table:table-cell office:value-type="float" office:value="0" table:formula="of:=IF([Sheet1.J331]&gt;0;IF([Sheet1.M331]&gt;0;&quot;good&quot;;0);0)" table:style-name="ce44">
            <text:p>0</text:p>
          </table:table-cell>
          <table:table-cell office:value-type="float" office:value="50000" table:formula="of:=[Sheet1.A331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32])" table:style-name="ce10">
            <text:p>100.00</text:p>
          </table:table-cell>
          <table:table-cell office:value-type="float" office:value="0" table:formula="of:=[Sheet1.$S$3]*[Sheet1.H332]" table:style-name="ce10">
            <text:p>0.00</text:p>
          </table:table-cell>
          <table:table-cell office:value-type="float" office:value="-50000" table:formula="of:=[Sheet1.$T$3]*([Sheet1.I332]-1)*[Sheet1.B332]-[Sheet1.$T$3]*[Sheet1.A332]" table:style-name="ce45">
            <text:p>-50,000</text:p>
          </table:table-cell>
          <table:table-cell office:value-type="float" office:value="100" table:formula="of:=[Sheet1.$S$3]*(1-[Sheet1.F332])" table:style-name="ce10">
            <text:p>100.00</text:p>
          </table:table-cell>
          <table:table-cell office:value-type="float" office:value="0" table:formula="of:=[Sheet1.$S$3]*[Sheet1.F332]" table:style-name="ce10">
            <text:p>0.00</text:p>
          </table:table-cell>
          <table:table-cell office:value-type="float" office:value="0" table:formula="of:=[Sheet1.H332]*[Sheet1.$F$2]" table:style-name="ce10">
            <text:p>0.00</text:p>
          </table:table-cell>
          <table:table-cell office:value-type="float" office:value="-50000" table:formula="of:=[Sheet1.$T$3]*([Sheet1.I332]-1)*[Sheet1.E332]-[Sheet1.$T$3]*[Sheet1.D332]" table:style-name="ce11">
            <text:p>-50,000</text:p>
          </table:table-cell>
          <table:table-cell office:value-type="float" office:value="0" table:formula="of:=COUNTIF([Sheet1.$P$3:.$P$106001];&quot;&gt;&quot;&amp;[Sheet1.I332])/[Sheet1.$P$2]" table:style-name="ce47">
            <text:p>0.00</text:p>
          </table:table-cell>
          <table:table-cell office:value-type="float" office:value="34" table:style-name="ce4">
            <text:p>34</text:p>
          </table:table-cell>
          <table:table-cell office:value-type="percentage" office:value="-1" table:formula="of:=[Sheet1.C332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32]/([Sheet1.$T$3]*[Sheet1.$S$3])" table:style-name="ce48">
            <text:p>-100.0%</text:p>
          </table:table-cell>
          <table:table-cell office:value-type="float" office:value="0" table:formula="of:=IF([Sheet1.J332]&gt;0;IF([Sheet1.M332]&gt;0;&quot;good&quot;;0);0)" table:style-name="ce44">
            <text:p>0</text:p>
          </table:table-cell>
          <table:table-cell office:value-type="float" office:value="50000" table:formula="of:=[Sheet1.A332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33])" table:style-name="ce10">
            <text:p>100.00</text:p>
          </table:table-cell>
          <table:table-cell office:value-type="float" office:value="0" table:formula="of:=[Sheet1.$S$3]*[Sheet1.H333]" table:style-name="ce10">
            <text:p>0.00</text:p>
          </table:table-cell>
          <table:table-cell office:value-type="float" office:value="-50000" table:formula="of:=[Sheet1.$T$3]*([Sheet1.I333]-1)*[Sheet1.B333]-[Sheet1.$T$3]*[Sheet1.A333]" table:style-name="ce45">
            <text:p>-50,000</text:p>
          </table:table-cell>
          <table:table-cell office:value-type="float" office:value="100" table:formula="of:=[Sheet1.$S$3]*(1-[Sheet1.F333])" table:style-name="ce10">
            <text:p>100.00</text:p>
          </table:table-cell>
          <table:table-cell office:value-type="float" office:value="0" table:formula="of:=[Sheet1.$S$3]*[Sheet1.F333]" table:style-name="ce10">
            <text:p>0.00</text:p>
          </table:table-cell>
          <table:table-cell office:value-type="float" office:value="0" table:formula="of:=[Sheet1.H333]*[Sheet1.$F$2]" table:style-name="ce10">
            <text:p>0.00</text:p>
          </table:table-cell>
          <table:table-cell office:value-type="float" office:value="-50000" table:formula="of:=[Sheet1.$T$3]*([Sheet1.I333]-1)*[Sheet1.E333]-[Sheet1.$T$3]*[Sheet1.D333]" table:style-name="ce11">
            <text:p>-50,000</text:p>
          </table:table-cell>
          <table:table-cell office:value-type="float" office:value="0" table:formula="of:=COUNTIF([Sheet1.$P$3:.$P$106001];&quot;&gt;&quot;&amp;[Sheet1.I333])/[Sheet1.$P$2]" table:style-name="ce47">
            <text:p>0.00</text:p>
          </table:table-cell>
          <table:table-cell office:value-type="float" office:value="34.1" table:style-name="ce4">
            <text:p>34.1</text:p>
          </table:table-cell>
          <table:table-cell office:value-type="percentage" office:value="-1" table:formula="of:=[Sheet1.C333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33]/([Sheet1.$T$3]*[Sheet1.$S$3])" table:style-name="ce48">
            <text:p>-100.0%</text:p>
          </table:table-cell>
          <table:table-cell office:value-type="float" office:value="0" table:formula="of:=IF([Sheet1.J333]&gt;0;IF([Sheet1.M333]&gt;0;&quot;good&quot;;0);0)" table:style-name="ce44">
            <text:p>0</text:p>
          </table:table-cell>
          <table:table-cell office:value-type="float" office:value="50000" table:formula="of:=[Sheet1.A333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34])" table:style-name="ce10">
            <text:p>100.00</text:p>
          </table:table-cell>
          <table:table-cell office:value-type="float" office:value="0" table:formula="of:=[Sheet1.$S$3]*[Sheet1.H334]" table:style-name="ce10">
            <text:p>0.00</text:p>
          </table:table-cell>
          <table:table-cell office:value-type="float" office:value="-50000" table:formula="of:=[Sheet1.$T$3]*([Sheet1.I334]-1)*[Sheet1.B334]-[Sheet1.$T$3]*[Sheet1.A334]" table:style-name="ce45">
            <text:p>-50,000</text:p>
          </table:table-cell>
          <table:table-cell office:value-type="float" office:value="100" table:formula="of:=[Sheet1.$S$3]*(1-[Sheet1.F334])" table:style-name="ce10">
            <text:p>100.00</text:p>
          </table:table-cell>
          <table:table-cell office:value-type="float" office:value="0" table:formula="of:=[Sheet1.$S$3]*[Sheet1.F334]" table:style-name="ce10">
            <text:p>0.00</text:p>
          </table:table-cell>
          <table:table-cell office:value-type="float" office:value="0" table:formula="of:=[Sheet1.H334]*[Sheet1.$F$2]" table:style-name="ce10">
            <text:p>0.00</text:p>
          </table:table-cell>
          <table:table-cell office:value-type="float" office:value="-50000" table:formula="of:=[Sheet1.$T$3]*([Sheet1.I334]-1)*[Sheet1.E334]-[Sheet1.$T$3]*[Sheet1.D334]" table:style-name="ce11">
            <text:p>-50,000</text:p>
          </table:table-cell>
          <table:table-cell office:value-type="float" office:value="0" table:formula="of:=COUNTIF([Sheet1.$P$3:.$P$106001];&quot;&gt;&quot;&amp;[Sheet1.I334])/[Sheet1.$P$2]" table:style-name="ce47">
            <text:p>0.00</text:p>
          </table:table-cell>
          <table:table-cell office:value-type="float" office:value="34.200000000000003" table:style-name="ce4">
            <text:p>34.2</text:p>
          </table:table-cell>
          <table:table-cell office:value-type="percentage" office:value="-1" table:formula="of:=[Sheet1.C334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34]/([Sheet1.$T$3]*[Sheet1.$S$3])" table:style-name="ce48">
            <text:p>-100.0%</text:p>
          </table:table-cell>
          <table:table-cell office:value-type="float" office:value="0" table:formula="of:=IF([Sheet1.J334]&gt;0;IF([Sheet1.M334]&gt;0;&quot;good&quot;;0);0)" table:style-name="ce44">
            <text:p>0</text:p>
          </table:table-cell>
          <table:table-cell office:value-type="float" office:value="50000" table:formula="of:=[Sheet1.A334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35])" table:style-name="ce10">
            <text:p>100.00</text:p>
          </table:table-cell>
          <table:table-cell office:value-type="float" office:value="0" table:formula="of:=[Sheet1.$S$3]*[Sheet1.H335]" table:style-name="ce10">
            <text:p>0.00</text:p>
          </table:table-cell>
          <table:table-cell office:value-type="float" office:value="-50000" table:formula="of:=[Sheet1.$T$3]*([Sheet1.I335]-1)*[Sheet1.B335]-[Sheet1.$T$3]*[Sheet1.A335]" table:style-name="ce45">
            <text:p>-50,000</text:p>
          </table:table-cell>
          <table:table-cell office:value-type="float" office:value="100" table:formula="of:=[Sheet1.$S$3]*(1-[Sheet1.F335])" table:style-name="ce10">
            <text:p>100.00</text:p>
          </table:table-cell>
          <table:table-cell office:value-type="float" office:value="0" table:formula="of:=[Sheet1.$S$3]*[Sheet1.F335]" table:style-name="ce10">
            <text:p>0.00</text:p>
          </table:table-cell>
          <table:table-cell office:value-type="float" office:value="0" table:formula="of:=[Sheet1.H335]*[Sheet1.$F$2]" table:style-name="ce10">
            <text:p>0.00</text:p>
          </table:table-cell>
          <table:table-cell office:value-type="float" office:value="-50000" table:formula="of:=[Sheet1.$T$3]*([Sheet1.I335]-1)*[Sheet1.E335]-[Sheet1.$T$3]*[Sheet1.D335]" table:style-name="ce11">
            <text:p>-50,000</text:p>
          </table:table-cell>
          <table:table-cell office:value-type="float" office:value="0" table:formula="of:=COUNTIF([Sheet1.$P$3:.$P$106001];&quot;&gt;&quot;&amp;[Sheet1.I335])/[Sheet1.$P$2]" table:style-name="ce47">
            <text:p>0.00</text:p>
          </table:table-cell>
          <table:table-cell office:value-type="float" office:value="34.299999999999997" table:style-name="ce4">
            <text:p>34.3</text:p>
          </table:table-cell>
          <table:table-cell office:value-type="percentage" office:value="-1" table:formula="of:=[Sheet1.C335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35]/([Sheet1.$T$3]*[Sheet1.$S$3])" table:style-name="ce48">
            <text:p>-100.0%</text:p>
          </table:table-cell>
          <table:table-cell office:value-type="float" office:value="0" table:formula="of:=IF([Sheet1.J335]&gt;0;IF([Sheet1.M335]&gt;0;&quot;good&quot;;0);0)" table:style-name="ce44">
            <text:p>0</text:p>
          </table:table-cell>
          <table:table-cell office:value-type="float" office:value="50000" table:formula="of:=[Sheet1.A335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36])" table:style-name="ce10">
            <text:p>100.00</text:p>
          </table:table-cell>
          <table:table-cell office:value-type="float" office:value="0" table:formula="of:=[Sheet1.$S$3]*[Sheet1.H336]" table:style-name="ce10">
            <text:p>0.00</text:p>
          </table:table-cell>
          <table:table-cell office:value-type="float" office:value="-50000" table:formula="of:=[Sheet1.$T$3]*([Sheet1.I336]-1)*[Sheet1.B336]-[Sheet1.$T$3]*[Sheet1.A336]" table:style-name="ce45">
            <text:p>-50,000</text:p>
          </table:table-cell>
          <table:table-cell office:value-type="float" office:value="100" table:formula="of:=[Sheet1.$S$3]*(1-[Sheet1.F336])" table:style-name="ce10">
            <text:p>100.00</text:p>
          </table:table-cell>
          <table:table-cell office:value-type="float" office:value="0" table:formula="of:=[Sheet1.$S$3]*[Sheet1.F336]" table:style-name="ce10">
            <text:p>0.00</text:p>
          </table:table-cell>
          <table:table-cell office:value-type="float" office:value="0" table:formula="of:=[Sheet1.H336]*[Sheet1.$F$2]" table:style-name="ce10">
            <text:p>0.00</text:p>
          </table:table-cell>
          <table:table-cell office:value-type="float" office:value="-50000" table:formula="of:=[Sheet1.$T$3]*([Sheet1.I336]-1)*[Sheet1.E336]-[Sheet1.$T$3]*[Sheet1.D336]" table:style-name="ce11">
            <text:p>-50,000</text:p>
          </table:table-cell>
          <table:table-cell office:value-type="float" office:value="0" table:formula="of:=COUNTIF([Sheet1.$P$3:.$P$106001];&quot;&gt;&quot;&amp;[Sheet1.I336])/[Sheet1.$P$2]" table:style-name="ce47">
            <text:p>0.00</text:p>
          </table:table-cell>
          <table:table-cell office:value-type="float" office:value="34.4" table:style-name="ce4">
            <text:p>34.4</text:p>
          </table:table-cell>
          <table:table-cell office:value-type="percentage" office:value="-1" table:formula="of:=[Sheet1.C336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36]/([Sheet1.$T$3]*[Sheet1.$S$3])" table:style-name="ce48">
            <text:p>-100.0%</text:p>
          </table:table-cell>
          <table:table-cell office:value-type="float" office:value="0" table:formula="of:=IF([Sheet1.J336]&gt;0;IF([Sheet1.M336]&gt;0;&quot;good&quot;;0);0)" table:style-name="ce44">
            <text:p>0</text:p>
          </table:table-cell>
          <table:table-cell office:value-type="float" office:value="50000" table:formula="of:=[Sheet1.A336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37])" table:style-name="ce10">
            <text:p>100.00</text:p>
          </table:table-cell>
          <table:table-cell office:value-type="float" office:value="0" table:formula="of:=[Sheet1.$S$3]*[Sheet1.H337]" table:style-name="ce10">
            <text:p>0.00</text:p>
          </table:table-cell>
          <table:table-cell office:value-type="float" office:value="-50000" table:formula="of:=[Sheet1.$T$3]*([Sheet1.I337]-1)*[Sheet1.B337]-[Sheet1.$T$3]*[Sheet1.A337]" table:style-name="ce45">
            <text:p>-50,000</text:p>
          </table:table-cell>
          <table:table-cell office:value-type="float" office:value="100" table:formula="of:=[Sheet1.$S$3]*(1-[Sheet1.F337])" table:style-name="ce10">
            <text:p>100.00</text:p>
          </table:table-cell>
          <table:table-cell office:value-type="float" office:value="0" table:formula="of:=[Sheet1.$S$3]*[Sheet1.F337]" table:style-name="ce10">
            <text:p>0.00</text:p>
          </table:table-cell>
          <table:table-cell office:value-type="float" office:value="0" table:formula="of:=[Sheet1.H337]*[Sheet1.$F$2]" table:style-name="ce10">
            <text:p>0.00</text:p>
          </table:table-cell>
          <table:table-cell office:value-type="float" office:value="-50000" table:formula="of:=[Sheet1.$T$3]*([Sheet1.I337]-1)*[Sheet1.E337]-[Sheet1.$T$3]*[Sheet1.D337]" table:style-name="ce11">
            <text:p>-50,000</text:p>
          </table:table-cell>
          <table:table-cell office:value-type="float" office:value="0" table:formula="of:=COUNTIF([Sheet1.$P$3:.$P$106001];&quot;&gt;&quot;&amp;[Sheet1.I337])/[Sheet1.$P$2]" table:style-name="ce47">
            <text:p>0.00</text:p>
          </table:table-cell>
          <table:table-cell office:value-type="float" office:value="34.5" table:style-name="ce4">
            <text:p>34.5</text:p>
          </table:table-cell>
          <table:table-cell office:value-type="percentage" office:value="-1" table:formula="of:=[Sheet1.C337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37]/([Sheet1.$T$3]*[Sheet1.$S$3])" table:style-name="ce48">
            <text:p>-100.0%</text:p>
          </table:table-cell>
          <table:table-cell office:value-type="float" office:value="0" table:formula="of:=IF([Sheet1.J337]&gt;0;IF([Sheet1.M337]&gt;0;&quot;good&quot;;0);0)" table:style-name="ce44">
            <text:p>0</text:p>
          </table:table-cell>
          <table:table-cell office:value-type="float" office:value="50000" table:formula="of:=[Sheet1.A337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38])" table:style-name="ce10">
            <text:p>100.00</text:p>
          </table:table-cell>
          <table:table-cell office:value-type="float" office:value="0" table:formula="of:=[Sheet1.$S$3]*[Sheet1.H338]" table:style-name="ce10">
            <text:p>0.00</text:p>
          </table:table-cell>
          <table:table-cell office:value-type="float" office:value="-50000" table:formula="of:=[Sheet1.$T$3]*([Sheet1.I338]-1)*[Sheet1.B338]-[Sheet1.$T$3]*[Sheet1.A338]" table:style-name="ce45">
            <text:p>-50,000</text:p>
          </table:table-cell>
          <table:table-cell office:value-type="float" office:value="100" table:formula="of:=[Sheet1.$S$3]*(1-[Sheet1.F338])" table:style-name="ce10">
            <text:p>100.00</text:p>
          </table:table-cell>
          <table:table-cell office:value-type="float" office:value="0" table:formula="of:=[Sheet1.$S$3]*[Sheet1.F338]" table:style-name="ce10">
            <text:p>0.00</text:p>
          </table:table-cell>
          <table:table-cell office:value-type="float" office:value="0" table:formula="of:=[Sheet1.H338]*[Sheet1.$F$2]" table:style-name="ce10">
            <text:p>0.00</text:p>
          </table:table-cell>
          <table:table-cell office:value-type="float" office:value="-50000" table:formula="of:=[Sheet1.$T$3]*([Sheet1.I338]-1)*[Sheet1.E338]-[Sheet1.$T$3]*[Sheet1.D338]" table:style-name="ce11">
            <text:p>-50,000</text:p>
          </table:table-cell>
          <table:table-cell office:value-type="float" office:value="0" table:formula="of:=COUNTIF([Sheet1.$P$3:.$P$106001];&quot;&gt;&quot;&amp;[Sheet1.I338])/[Sheet1.$P$2]" table:style-name="ce47">
            <text:p>0.00</text:p>
          </table:table-cell>
          <table:table-cell office:value-type="float" office:value="34.6" table:style-name="ce4">
            <text:p>34.6</text:p>
          </table:table-cell>
          <table:table-cell office:value-type="percentage" office:value="-1" table:formula="of:=[Sheet1.C338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38]/([Sheet1.$T$3]*[Sheet1.$S$3])" table:style-name="ce48">
            <text:p>-100.0%</text:p>
          </table:table-cell>
          <table:table-cell office:value-type="float" office:value="0" table:formula="of:=IF([Sheet1.J338]&gt;0;IF([Sheet1.M338]&gt;0;&quot;good&quot;;0);0)" table:style-name="ce44">
            <text:p>0</text:p>
          </table:table-cell>
          <table:table-cell office:value-type="float" office:value="50000" table:formula="of:=[Sheet1.A338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39])" table:style-name="ce10">
            <text:p>100.00</text:p>
          </table:table-cell>
          <table:table-cell office:value-type="float" office:value="0" table:formula="of:=[Sheet1.$S$3]*[Sheet1.H339]" table:style-name="ce10">
            <text:p>0.00</text:p>
          </table:table-cell>
          <table:table-cell office:value-type="float" office:value="-50000" table:formula="of:=[Sheet1.$T$3]*([Sheet1.I339]-1)*[Sheet1.B339]-[Sheet1.$T$3]*[Sheet1.A339]" table:style-name="ce45">
            <text:p>-50,000</text:p>
          </table:table-cell>
          <table:table-cell office:value-type="float" office:value="100" table:formula="of:=[Sheet1.$S$3]*(1-[Sheet1.F339])" table:style-name="ce10">
            <text:p>100.00</text:p>
          </table:table-cell>
          <table:table-cell office:value-type="float" office:value="0" table:formula="of:=[Sheet1.$S$3]*[Sheet1.F339]" table:style-name="ce10">
            <text:p>0.00</text:p>
          </table:table-cell>
          <table:table-cell office:value-type="float" office:value="0" table:formula="of:=[Sheet1.H339]*[Sheet1.$F$2]" table:style-name="ce10">
            <text:p>0.00</text:p>
          </table:table-cell>
          <table:table-cell office:value-type="float" office:value="-50000" table:formula="of:=[Sheet1.$T$3]*([Sheet1.I339]-1)*[Sheet1.E339]-[Sheet1.$T$3]*[Sheet1.D339]" table:style-name="ce11">
            <text:p>-50,000</text:p>
          </table:table-cell>
          <table:table-cell office:value-type="float" office:value="0" table:formula="of:=COUNTIF([Sheet1.$P$3:.$P$106001];&quot;&gt;&quot;&amp;[Sheet1.I339])/[Sheet1.$P$2]" table:style-name="ce47">
            <text:p>0.00</text:p>
          </table:table-cell>
          <table:table-cell office:value-type="float" office:value="34.700000000000003" table:style-name="ce4">
            <text:p>34.7</text:p>
          </table:table-cell>
          <table:table-cell office:value-type="percentage" office:value="-1" table:formula="of:=[Sheet1.C339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39]/([Sheet1.$T$3]*[Sheet1.$S$3])" table:style-name="ce48">
            <text:p>-100.0%</text:p>
          </table:table-cell>
          <table:table-cell office:value-type="float" office:value="0" table:formula="of:=IF([Sheet1.J339]&gt;0;IF([Sheet1.M339]&gt;0;&quot;good&quot;;0);0)" table:style-name="ce44">
            <text:p>0</text:p>
          </table:table-cell>
          <table:table-cell office:value-type="float" office:value="50000" table:formula="of:=[Sheet1.A339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40])" table:style-name="ce10">
            <text:p>100.00</text:p>
          </table:table-cell>
          <table:table-cell office:value-type="float" office:value="0" table:formula="of:=[Sheet1.$S$3]*[Sheet1.H340]" table:style-name="ce10">
            <text:p>0.00</text:p>
          </table:table-cell>
          <table:table-cell office:value-type="float" office:value="-50000" table:formula="of:=[Sheet1.$T$3]*([Sheet1.I340]-1)*[Sheet1.B340]-[Sheet1.$T$3]*[Sheet1.A340]" table:style-name="ce45">
            <text:p>-50,000</text:p>
          </table:table-cell>
          <table:table-cell office:value-type="float" office:value="100" table:formula="of:=[Sheet1.$S$3]*(1-[Sheet1.F340])" table:style-name="ce10">
            <text:p>100.00</text:p>
          </table:table-cell>
          <table:table-cell office:value-type="float" office:value="0" table:formula="of:=[Sheet1.$S$3]*[Sheet1.F340]" table:style-name="ce10">
            <text:p>0.00</text:p>
          </table:table-cell>
          <table:table-cell office:value-type="float" office:value="0" table:formula="of:=[Sheet1.H340]*[Sheet1.$F$2]" table:style-name="ce10">
            <text:p>0.00</text:p>
          </table:table-cell>
          <table:table-cell office:value-type="float" office:value="-50000" table:formula="of:=[Sheet1.$T$3]*([Sheet1.I340]-1)*[Sheet1.E340]-[Sheet1.$T$3]*[Sheet1.D340]" table:style-name="ce11">
            <text:p>-50,000</text:p>
          </table:table-cell>
          <table:table-cell office:value-type="float" office:value="0" table:formula="of:=COUNTIF([Sheet1.$P$3:.$P$106001];&quot;&gt;&quot;&amp;[Sheet1.I340])/[Sheet1.$P$2]" table:style-name="ce47">
            <text:p>0.00</text:p>
          </table:table-cell>
          <table:table-cell office:value-type="float" office:value="34.799999999999997" table:style-name="ce4">
            <text:p>34.8</text:p>
          </table:table-cell>
          <table:table-cell office:value-type="percentage" office:value="-1" table:formula="of:=[Sheet1.C340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40]/([Sheet1.$T$3]*[Sheet1.$S$3])" table:style-name="ce48">
            <text:p>-100.0%</text:p>
          </table:table-cell>
          <table:table-cell office:value-type="float" office:value="0" table:formula="of:=IF([Sheet1.J340]&gt;0;IF([Sheet1.M340]&gt;0;&quot;good&quot;;0);0)" table:style-name="ce44">
            <text:p>0</text:p>
          </table:table-cell>
          <table:table-cell office:value-type="float" office:value="50000" table:formula="of:=[Sheet1.A340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41])" table:style-name="ce10">
            <text:p>100.00</text:p>
          </table:table-cell>
          <table:table-cell office:value-type="float" office:value="0" table:formula="of:=[Sheet1.$S$3]*[Sheet1.H341]" table:style-name="ce10">
            <text:p>0.00</text:p>
          </table:table-cell>
          <table:table-cell office:value-type="float" office:value="-50000" table:formula="of:=[Sheet1.$T$3]*([Sheet1.I341]-1)*[Sheet1.B341]-[Sheet1.$T$3]*[Sheet1.A341]" table:style-name="ce45">
            <text:p>-50,000</text:p>
          </table:table-cell>
          <table:table-cell office:value-type="float" office:value="100" table:formula="of:=[Sheet1.$S$3]*(1-[Sheet1.F341])" table:style-name="ce10">
            <text:p>100.00</text:p>
          </table:table-cell>
          <table:table-cell office:value-type="float" office:value="0" table:formula="of:=[Sheet1.$S$3]*[Sheet1.F341]" table:style-name="ce10">
            <text:p>0.00</text:p>
          </table:table-cell>
          <table:table-cell office:value-type="float" office:value="0" table:formula="of:=[Sheet1.H341]*[Sheet1.$F$2]" table:style-name="ce10">
            <text:p>0.00</text:p>
          </table:table-cell>
          <table:table-cell office:value-type="float" office:value="-50000" table:formula="of:=[Sheet1.$T$3]*([Sheet1.I341]-1)*[Sheet1.E341]-[Sheet1.$T$3]*[Sheet1.D341]" table:style-name="ce11">
            <text:p>-50,000</text:p>
          </table:table-cell>
          <table:table-cell office:value-type="float" office:value="0" table:formula="of:=COUNTIF([Sheet1.$P$3:.$P$106001];&quot;&gt;&quot;&amp;[Sheet1.I341])/[Sheet1.$P$2]" table:style-name="ce47">
            <text:p>0.00</text:p>
          </table:table-cell>
          <table:table-cell office:value-type="float" office:value="34.9" table:style-name="ce4">
            <text:p>34.9</text:p>
          </table:table-cell>
          <table:table-cell office:value-type="percentage" office:value="-1" table:formula="of:=[Sheet1.C341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41]/([Sheet1.$T$3]*[Sheet1.$S$3])" table:style-name="ce48">
            <text:p>-100.0%</text:p>
          </table:table-cell>
          <table:table-cell office:value-type="float" office:value="0" table:formula="of:=IF([Sheet1.J341]&gt;0;IF([Sheet1.M341]&gt;0;&quot;good&quot;;0);0)" table:style-name="ce44">
            <text:p>0</text:p>
          </table:table-cell>
          <table:table-cell office:value-type="float" office:value="50000" table:formula="of:=[Sheet1.A341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42])" table:style-name="ce10">
            <text:p>100.00</text:p>
          </table:table-cell>
          <table:table-cell office:value-type="float" office:value="0" table:formula="of:=[Sheet1.$S$3]*[Sheet1.H342]" table:style-name="ce10">
            <text:p>0.00</text:p>
          </table:table-cell>
          <table:table-cell office:value-type="float" office:value="-50000" table:formula="of:=[Sheet1.$T$3]*([Sheet1.I342]-1)*[Sheet1.B342]-[Sheet1.$T$3]*[Sheet1.A342]" table:style-name="ce45">
            <text:p>-50,000</text:p>
          </table:table-cell>
          <table:table-cell office:value-type="float" office:value="100" table:formula="of:=[Sheet1.$S$3]*(1-[Sheet1.F342])" table:style-name="ce10">
            <text:p>100.00</text:p>
          </table:table-cell>
          <table:table-cell office:value-type="float" office:value="0" table:formula="of:=[Sheet1.$S$3]*[Sheet1.F342]" table:style-name="ce10">
            <text:p>0.00</text:p>
          </table:table-cell>
          <table:table-cell office:value-type="float" office:value="0" table:formula="of:=[Sheet1.H342]*[Sheet1.$F$2]" table:style-name="ce10">
            <text:p>0.00</text:p>
          </table:table-cell>
          <table:table-cell office:value-type="float" office:value="-50000" table:formula="of:=[Sheet1.$T$3]*([Sheet1.I342]-1)*[Sheet1.E342]-[Sheet1.$T$3]*[Sheet1.D342]" table:style-name="ce11">
            <text:p>-50,000</text:p>
          </table:table-cell>
          <table:table-cell office:value-type="float" office:value="0" table:formula="of:=COUNTIF([Sheet1.$P$3:.$P$106001];&quot;&gt;&quot;&amp;[Sheet1.I342])/[Sheet1.$P$2]" table:style-name="ce47">
            <text:p>0.00</text:p>
          </table:table-cell>
          <table:table-cell office:value-type="float" office:value="35" table:style-name="ce4">
            <text:p>35</text:p>
          </table:table-cell>
          <table:table-cell office:value-type="percentage" office:value="-1" table:formula="of:=[Sheet1.C342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42]/([Sheet1.$T$3]*[Sheet1.$S$3])" table:style-name="ce48">
            <text:p>-100.0%</text:p>
          </table:table-cell>
          <table:table-cell office:value-type="float" office:value="0" table:formula="of:=IF([Sheet1.J342]&gt;0;IF([Sheet1.M342]&gt;0;&quot;good&quot;;0);0)" table:style-name="ce44">
            <text:p>0</text:p>
          </table:table-cell>
          <table:table-cell office:value-type="float" office:value="50000" table:formula="of:=[Sheet1.A342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43])" table:style-name="ce10">
            <text:p>100.00</text:p>
          </table:table-cell>
          <table:table-cell office:value-type="float" office:value="0" table:formula="of:=[Sheet1.$S$3]*[Sheet1.H343]" table:style-name="ce10">
            <text:p>0.00</text:p>
          </table:table-cell>
          <table:table-cell office:value-type="float" office:value="-50000" table:formula="of:=[Sheet1.$T$3]*([Sheet1.I343]-1)*[Sheet1.B343]-[Sheet1.$T$3]*[Sheet1.A343]" table:style-name="ce45">
            <text:p>-50,000</text:p>
          </table:table-cell>
          <table:table-cell office:value-type="float" office:value="100" table:formula="of:=[Sheet1.$S$3]*(1-[Sheet1.F343])" table:style-name="ce10">
            <text:p>100.00</text:p>
          </table:table-cell>
          <table:table-cell office:value-type="float" office:value="0" table:formula="of:=[Sheet1.$S$3]*[Sheet1.F343]" table:style-name="ce10">
            <text:p>0.00</text:p>
          </table:table-cell>
          <table:table-cell office:value-type="float" office:value="0" table:formula="of:=[Sheet1.H343]*[Sheet1.$F$2]" table:style-name="ce10">
            <text:p>0.00</text:p>
          </table:table-cell>
          <table:table-cell office:value-type="float" office:value="-50000" table:formula="of:=[Sheet1.$T$3]*([Sheet1.I343]-1)*[Sheet1.E343]-[Sheet1.$T$3]*[Sheet1.D343]" table:style-name="ce11">
            <text:p>-50,000</text:p>
          </table:table-cell>
          <table:table-cell office:value-type="float" office:value="0" table:formula="of:=COUNTIF([Sheet1.$P$3:.$P$106001];&quot;&gt;&quot;&amp;[Sheet1.I343])/[Sheet1.$P$2]" table:style-name="ce47">
            <text:p>0.00</text:p>
          </table:table-cell>
          <table:table-cell office:value-type="float" office:value="35.1" table:style-name="ce4">
            <text:p>35.1</text:p>
          </table:table-cell>
          <table:table-cell office:value-type="percentage" office:value="-1" table:formula="of:=[Sheet1.C343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43]/([Sheet1.$T$3]*[Sheet1.$S$3])" table:style-name="ce48">
            <text:p>-100.0%</text:p>
          </table:table-cell>
          <table:table-cell office:value-type="float" office:value="0" table:formula="of:=IF([Sheet1.J343]&gt;0;IF([Sheet1.M343]&gt;0;&quot;good&quot;;0);0)" table:style-name="ce44">
            <text:p>0</text:p>
          </table:table-cell>
          <table:table-cell office:value-type="float" office:value="50000" table:formula="of:=[Sheet1.A343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44])" table:style-name="ce10">
            <text:p>100.00</text:p>
          </table:table-cell>
          <table:table-cell office:value-type="float" office:value="0" table:formula="of:=[Sheet1.$S$3]*[Sheet1.H344]" table:style-name="ce10">
            <text:p>0.00</text:p>
          </table:table-cell>
          <table:table-cell office:value-type="float" office:value="-50000" table:formula="of:=[Sheet1.$T$3]*([Sheet1.I344]-1)*[Sheet1.B344]-[Sheet1.$T$3]*[Sheet1.A344]" table:style-name="ce45">
            <text:p>-50,000</text:p>
          </table:table-cell>
          <table:table-cell office:value-type="float" office:value="100" table:formula="of:=[Sheet1.$S$3]*(1-[Sheet1.F344])" table:style-name="ce10">
            <text:p>100.00</text:p>
          </table:table-cell>
          <table:table-cell office:value-type="float" office:value="0" table:formula="of:=[Sheet1.$S$3]*[Sheet1.F344]" table:style-name="ce10">
            <text:p>0.00</text:p>
          </table:table-cell>
          <table:table-cell office:value-type="float" office:value="0" table:formula="of:=[Sheet1.H344]*[Sheet1.$F$2]" table:style-name="ce10">
            <text:p>0.00</text:p>
          </table:table-cell>
          <table:table-cell office:value-type="float" office:value="-50000" table:formula="of:=[Sheet1.$T$3]*([Sheet1.I344]-1)*[Sheet1.E344]-[Sheet1.$T$3]*[Sheet1.D344]" table:style-name="ce11">
            <text:p>-50,000</text:p>
          </table:table-cell>
          <table:table-cell office:value-type="float" office:value="0" table:formula="of:=COUNTIF([Sheet1.$P$3:.$P$106001];&quot;&gt;&quot;&amp;[Sheet1.I344])/[Sheet1.$P$2]" table:style-name="ce47">
            <text:p>0.00</text:p>
          </table:table-cell>
          <table:table-cell office:value-type="float" office:value="35.200000000000003" table:style-name="ce4">
            <text:p>35.2</text:p>
          </table:table-cell>
          <table:table-cell office:value-type="percentage" office:value="-1" table:formula="of:=[Sheet1.C344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44]/([Sheet1.$T$3]*[Sheet1.$S$3])" table:style-name="ce48">
            <text:p>-100.0%</text:p>
          </table:table-cell>
          <table:table-cell office:value-type="float" office:value="0" table:formula="of:=IF([Sheet1.J344]&gt;0;IF([Sheet1.M344]&gt;0;&quot;good&quot;;0);0)" table:style-name="ce44">
            <text:p>0</text:p>
          </table:table-cell>
          <table:table-cell office:value-type="float" office:value="50000" table:formula="of:=[Sheet1.A344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45])" table:style-name="ce10">
            <text:p>100.00</text:p>
          </table:table-cell>
          <table:table-cell office:value-type="float" office:value="0" table:formula="of:=[Sheet1.$S$3]*[Sheet1.H345]" table:style-name="ce10">
            <text:p>0.00</text:p>
          </table:table-cell>
          <table:table-cell office:value-type="float" office:value="-50000" table:formula="of:=[Sheet1.$T$3]*([Sheet1.I345]-1)*[Sheet1.B345]-[Sheet1.$T$3]*[Sheet1.A345]" table:style-name="ce45">
            <text:p>-50,000</text:p>
          </table:table-cell>
          <table:table-cell office:value-type="float" office:value="100" table:formula="of:=[Sheet1.$S$3]*(1-[Sheet1.F345])" table:style-name="ce10">
            <text:p>100.00</text:p>
          </table:table-cell>
          <table:table-cell office:value-type="float" office:value="0" table:formula="of:=[Sheet1.$S$3]*[Sheet1.F345]" table:style-name="ce10">
            <text:p>0.00</text:p>
          </table:table-cell>
          <table:table-cell office:value-type="float" office:value="0" table:formula="of:=[Sheet1.H345]*[Sheet1.$F$2]" table:style-name="ce10">
            <text:p>0.00</text:p>
          </table:table-cell>
          <table:table-cell office:value-type="float" office:value="-50000" table:formula="of:=[Sheet1.$T$3]*([Sheet1.I345]-1)*[Sheet1.E345]-[Sheet1.$T$3]*[Sheet1.D345]" table:style-name="ce11">
            <text:p>-50,000</text:p>
          </table:table-cell>
          <table:table-cell office:value-type="float" office:value="0" table:formula="of:=COUNTIF([Sheet1.$P$3:.$P$106001];&quot;&gt;&quot;&amp;[Sheet1.I345])/[Sheet1.$P$2]" table:style-name="ce47">
            <text:p>0.00</text:p>
          </table:table-cell>
          <table:table-cell office:value-type="float" office:value="35.299999999999997" table:style-name="ce4">
            <text:p>35.3</text:p>
          </table:table-cell>
          <table:table-cell office:value-type="percentage" office:value="-1" table:formula="of:=[Sheet1.C345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45]/([Sheet1.$T$3]*[Sheet1.$S$3])" table:style-name="ce48">
            <text:p>-100.0%</text:p>
          </table:table-cell>
          <table:table-cell office:value-type="float" office:value="0" table:formula="of:=IF([Sheet1.J345]&gt;0;IF([Sheet1.M345]&gt;0;&quot;good&quot;;0);0)" table:style-name="ce44">
            <text:p>0</text:p>
          </table:table-cell>
          <table:table-cell office:value-type="float" office:value="50000" table:formula="of:=[Sheet1.A345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46])" table:style-name="ce10">
            <text:p>100.00</text:p>
          </table:table-cell>
          <table:table-cell office:value-type="float" office:value="0" table:formula="of:=[Sheet1.$S$3]*[Sheet1.H346]" table:style-name="ce10">
            <text:p>0.00</text:p>
          </table:table-cell>
          <table:table-cell office:value-type="float" office:value="-50000" table:formula="of:=[Sheet1.$T$3]*([Sheet1.I346]-1)*[Sheet1.B346]-[Sheet1.$T$3]*[Sheet1.A346]" table:style-name="ce45">
            <text:p>-50,000</text:p>
          </table:table-cell>
          <table:table-cell office:value-type="float" office:value="100" table:formula="of:=[Sheet1.$S$3]*(1-[Sheet1.F346])" table:style-name="ce10">
            <text:p>100.00</text:p>
          </table:table-cell>
          <table:table-cell office:value-type="float" office:value="0" table:formula="of:=[Sheet1.$S$3]*[Sheet1.F346]" table:style-name="ce10">
            <text:p>0.00</text:p>
          </table:table-cell>
          <table:table-cell office:value-type="float" office:value="0" table:formula="of:=[Sheet1.H346]*[Sheet1.$F$2]" table:style-name="ce10">
            <text:p>0.00</text:p>
          </table:table-cell>
          <table:table-cell office:value-type="float" office:value="-50000" table:formula="of:=[Sheet1.$T$3]*([Sheet1.I346]-1)*[Sheet1.E346]-[Sheet1.$T$3]*[Sheet1.D346]" table:style-name="ce11">
            <text:p>-50,000</text:p>
          </table:table-cell>
          <table:table-cell office:value-type="float" office:value="0" table:formula="of:=COUNTIF([Sheet1.$P$3:.$P$106001];&quot;&gt;&quot;&amp;[Sheet1.I346])/[Sheet1.$P$2]" table:style-name="ce47">
            <text:p>0.00</text:p>
          </table:table-cell>
          <table:table-cell office:value-type="float" office:value="35.4" table:style-name="ce4">
            <text:p>35.4</text:p>
          </table:table-cell>
          <table:table-cell office:value-type="percentage" office:value="-1" table:formula="of:=[Sheet1.C346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46]/([Sheet1.$T$3]*[Sheet1.$S$3])" table:style-name="ce48">
            <text:p>-100.0%</text:p>
          </table:table-cell>
          <table:table-cell office:value-type="float" office:value="0" table:formula="of:=IF([Sheet1.J346]&gt;0;IF([Sheet1.M346]&gt;0;&quot;good&quot;;0);0)" table:style-name="ce44">
            <text:p>0</text:p>
          </table:table-cell>
          <table:table-cell office:value-type="float" office:value="50000" table:formula="of:=[Sheet1.A346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47])" table:style-name="ce10">
            <text:p>100.00</text:p>
          </table:table-cell>
          <table:table-cell office:value-type="float" office:value="0" table:formula="of:=[Sheet1.$S$3]*[Sheet1.H347]" table:style-name="ce10">
            <text:p>0.00</text:p>
          </table:table-cell>
          <table:table-cell office:value-type="float" office:value="-50000" table:formula="of:=[Sheet1.$T$3]*([Sheet1.I347]-1)*[Sheet1.B347]-[Sheet1.$T$3]*[Sheet1.A347]" table:style-name="ce45">
            <text:p>-50,000</text:p>
          </table:table-cell>
          <table:table-cell office:value-type="float" office:value="100" table:formula="of:=[Sheet1.$S$3]*(1-[Sheet1.F347])" table:style-name="ce10">
            <text:p>100.00</text:p>
          </table:table-cell>
          <table:table-cell office:value-type="float" office:value="0" table:formula="of:=[Sheet1.$S$3]*[Sheet1.F347]" table:style-name="ce10">
            <text:p>0.00</text:p>
          </table:table-cell>
          <table:table-cell office:value-type="float" office:value="0" table:formula="of:=[Sheet1.H347]*[Sheet1.$F$2]" table:style-name="ce10">
            <text:p>0.00</text:p>
          </table:table-cell>
          <table:table-cell office:value-type="float" office:value="-50000" table:formula="of:=[Sheet1.$T$3]*([Sheet1.I347]-1)*[Sheet1.E347]-[Sheet1.$T$3]*[Sheet1.D347]" table:style-name="ce11">
            <text:p>-50,000</text:p>
          </table:table-cell>
          <table:table-cell office:value-type="float" office:value="0" table:formula="of:=COUNTIF([Sheet1.$P$3:.$P$106001];&quot;&gt;&quot;&amp;[Sheet1.I347])/[Sheet1.$P$2]" table:style-name="ce47">
            <text:p>0.00</text:p>
          </table:table-cell>
          <table:table-cell office:value-type="float" office:value="35.5" table:style-name="ce4">
            <text:p>35.5</text:p>
          </table:table-cell>
          <table:table-cell office:value-type="percentage" office:value="-1" table:formula="of:=[Sheet1.C347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47]/([Sheet1.$T$3]*[Sheet1.$S$3])" table:style-name="ce48">
            <text:p>-100.0%</text:p>
          </table:table-cell>
          <table:table-cell office:value-type="float" office:value="0" table:formula="of:=IF([Sheet1.J347]&gt;0;IF([Sheet1.M347]&gt;0;&quot;good&quot;;0);0)" table:style-name="ce44">
            <text:p>0</text:p>
          </table:table-cell>
          <table:table-cell office:value-type="float" office:value="50000" table:formula="of:=[Sheet1.A347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48])" table:style-name="ce10">
            <text:p>100.00</text:p>
          </table:table-cell>
          <table:table-cell office:value-type="float" office:value="0" table:formula="of:=[Sheet1.$S$3]*[Sheet1.H348]" table:style-name="ce10">
            <text:p>0.00</text:p>
          </table:table-cell>
          <table:table-cell office:value-type="float" office:value="-50000" table:formula="of:=[Sheet1.$T$3]*([Sheet1.I348]-1)*[Sheet1.B348]-[Sheet1.$T$3]*[Sheet1.A348]" table:style-name="ce45">
            <text:p>-50,000</text:p>
          </table:table-cell>
          <table:table-cell office:value-type="float" office:value="100" table:formula="of:=[Sheet1.$S$3]*(1-[Sheet1.F348])" table:style-name="ce10">
            <text:p>100.00</text:p>
          </table:table-cell>
          <table:table-cell office:value-type="float" office:value="0" table:formula="of:=[Sheet1.$S$3]*[Sheet1.F348]" table:style-name="ce10">
            <text:p>0.00</text:p>
          </table:table-cell>
          <table:table-cell office:value-type="float" office:value="0" table:formula="of:=[Sheet1.H348]*[Sheet1.$F$2]" table:style-name="ce10">
            <text:p>0.00</text:p>
          </table:table-cell>
          <table:table-cell office:value-type="float" office:value="-50000" table:formula="of:=[Sheet1.$T$3]*([Sheet1.I348]-1)*[Sheet1.E348]-[Sheet1.$T$3]*[Sheet1.D348]" table:style-name="ce11">
            <text:p>-50,000</text:p>
          </table:table-cell>
          <table:table-cell office:value-type="float" office:value="0" table:formula="of:=COUNTIF([Sheet1.$P$3:.$P$106001];&quot;&gt;&quot;&amp;[Sheet1.I348])/[Sheet1.$P$2]" table:style-name="ce47">
            <text:p>0.00</text:p>
          </table:table-cell>
          <table:table-cell office:value-type="float" office:value="35.6" table:style-name="ce4">
            <text:p>35.6</text:p>
          </table:table-cell>
          <table:table-cell office:value-type="percentage" office:value="-1" table:formula="of:=[Sheet1.C348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48]/([Sheet1.$T$3]*[Sheet1.$S$3])" table:style-name="ce48">
            <text:p>-100.0%</text:p>
          </table:table-cell>
          <table:table-cell office:value-type="float" office:value="0" table:formula="of:=IF([Sheet1.J348]&gt;0;IF([Sheet1.M348]&gt;0;&quot;good&quot;;0);0)" table:style-name="ce44">
            <text:p>0</text:p>
          </table:table-cell>
          <table:table-cell office:value-type="float" office:value="50000" table:formula="of:=[Sheet1.A348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49])" table:style-name="ce10">
            <text:p>100.00</text:p>
          </table:table-cell>
          <table:table-cell office:value-type="float" office:value="0" table:formula="of:=[Sheet1.$S$3]*[Sheet1.H349]" table:style-name="ce10">
            <text:p>0.00</text:p>
          </table:table-cell>
          <table:table-cell office:value-type="float" office:value="-50000" table:formula="of:=[Sheet1.$T$3]*([Sheet1.I349]-1)*[Sheet1.B349]-[Sheet1.$T$3]*[Sheet1.A349]" table:style-name="ce45">
            <text:p>-50,000</text:p>
          </table:table-cell>
          <table:table-cell office:value-type="float" office:value="100" table:formula="of:=[Sheet1.$S$3]*(1-[Sheet1.F349])" table:style-name="ce10">
            <text:p>100.00</text:p>
          </table:table-cell>
          <table:table-cell office:value-type="float" office:value="0" table:formula="of:=[Sheet1.$S$3]*[Sheet1.F349]" table:style-name="ce10">
            <text:p>0.00</text:p>
          </table:table-cell>
          <table:table-cell office:value-type="float" office:value="0" table:formula="of:=[Sheet1.H349]*[Sheet1.$F$2]" table:style-name="ce10">
            <text:p>0.00</text:p>
          </table:table-cell>
          <table:table-cell office:value-type="float" office:value="-50000" table:formula="of:=[Sheet1.$T$3]*([Sheet1.I349]-1)*[Sheet1.E349]-[Sheet1.$T$3]*[Sheet1.D349]" table:style-name="ce11">
            <text:p>-50,000</text:p>
          </table:table-cell>
          <table:table-cell office:value-type="float" office:value="0" table:formula="of:=COUNTIF([Sheet1.$P$3:.$P$106001];&quot;&gt;&quot;&amp;[Sheet1.I349])/[Sheet1.$P$2]" table:style-name="ce47">
            <text:p>0.00</text:p>
          </table:table-cell>
          <table:table-cell office:value-type="float" office:value="35.700000000000003" table:style-name="ce4">
            <text:p>35.7</text:p>
          </table:table-cell>
          <table:table-cell office:value-type="percentage" office:value="-1" table:formula="of:=[Sheet1.C349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49]/([Sheet1.$T$3]*[Sheet1.$S$3])" table:style-name="ce48">
            <text:p>-100.0%</text:p>
          </table:table-cell>
          <table:table-cell office:value-type="float" office:value="0" table:formula="of:=IF([Sheet1.J349]&gt;0;IF([Sheet1.M349]&gt;0;&quot;good&quot;;0);0)" table:style-name="ce44">
            <text:p>0</text:p>
          </table:table-cell>
          <table:table-cell office:value-type="float" office:value="50000" table:formula="of:=[Sheet1.A349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50])" table:style-name="ce10">
            <text:p>100.00</text:p>
          </table:table-cell>
          <table:table-cell office:value-type="float" office:value="0" table:formula="of:=[Sheet1.$S$3]*[Sheet1.H350]" table:style-name="ce10">
            <text:p>0.00</text:p>
          </table:table-cell>
          <table:table-cell office:value-type="float" office:value="-50000" table:formula="of:=[Sheet1.$T$3]*([Sheet1.I350]-1)*[Sheet1.B350]-[Sheet1.$T$3]*[Sheet1.A350]" table:style-name="ce45">
            <text:p>-50,000</text:p>
          </table:table-cell>
          <table:table-cell office:value-type="float" office:value="100" table:formula="of:=[Sheet1.$S$3]*(1-[Sheet1.F350])" table:style-name="ce10">
            <text:p>100.00</text:p>
          </table:table-cell>
          <table:table-cell office:value-type="float" office:value="0" table:formula="of:=[Sheet1.$S$3]*[Sheet1.F350]" table:style-name="ce10">
            <text:p>0.00</text:p>
          </table:table-cell>
          <table:table-cell office:value-type="float" office:value="0" table:formula="of:=[Sheet1.H350]*[Sheet1.$F$2]" table:style-name="ce10">
            <text:p>0.00</text:p>
          </table:table-cell>
          <table:table-cell office:value-type="float" office:value="-50000" table:formula="of:=[Sheet1.$T$3]*([Sheet1.I350]-1)*[Sheet1.E350]-[Sheet1.$T$3]*[Sheet1.D350]" table:style-name="ce11">
            <text:p>-50,000</text:p>
          </table:table-cell>
          <table:table-cell office:value-type="float" office:value="0" table:formula="of:=COUNTIF([Sheet1.$P$3:.$P$106001];&quot;&gt;&quot;&amp;[Sheet1.I350])/[Sheet1.$P$2]" table:style-name="ce47">
            <text:p>0.00</text:p>
          </table:table-cell>
          <table:table-cell office:value-type="float" office:value="35.799999999999997" table:style-name="ce4">
            <text:p>35.8</text:p>
          </table:table-cell>
          <table:table-cell office:value-type="percentage" office:value="-1" table:formula="of:=[Sheet1.C350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50]/([Sheet1.$T$3]*[Sheet1.$S$3])" table:style-name="ce48">
            <text:p>-100.0%</text:p>
          </table:table-cell>
          <table:table-cell office:value-type="float" office:value="0" table:formula="of:=IF([Sheet1.J350]&gt;0;IF([Sheet1.M350]&gt;0;&quot;good&quot;;0);0)" table:style-name="ce44">
            <text:p>0</text:p>
          </table:table-cell>
          <table:table-cell office:value-type="float" office:value="50000" table:formula="of:=[Sheet1.A350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51])" table:style-name="ce10">
            <text:p>100.00</text:p>
          </table:table-cell>
          <table:table-cell office:value-type="float" office:value="0" table:formula="of:=[Sheet1.$S$3]*[Sheet1.H351]" table:style-name="ce10">
            <text:p>0.00</text:p>
          </table:table-cell>
          <table:table-cell office:value-type="float" office:value="-50000" table:formula="of:=[Sheet1.$T$3]*([Sheet1.I351]-1)*[Sheet1.B351]-[Sheet1.$T$3]*[Sheet1.A351]" table:style-name="ce45">
            <text:p>-50,000</text:p>
          </table:table-cell>
          <table:table-cell office:value-type="float" office:value="100" table:formula="of:=[Sheet1.$S$3]*(1-[Sheet1.F351])" table:style-name="ce10">
            <text:p>100.00</text:p>
          </table:table-cell>
          <table:table-cell office:value-type="float" office:value="0" table:formula="of:=[Sheet1.$S$3]*[Sheet1.F351]" table:style-name="ce10">
            <text:p>0.00</text:p>
          </table:table-cell>
          <table:table-cell office:value-type="float" office:value="0" table:formula="of:=[Sheet1.H351]*[Sheet1.$F$2]" table:style-name="ce10">
            <text:p>0.00</text:p>
          </table:table-cell>
          <table:table-cell office:value-type="float" office:value="-50000" table:formula="of:=[Sheet1.$T$3]*([Sheet1.I351]-1)*[Sheet1.E351]-[Sheet1.$T$3]*[Sheet1.D351]" table:style-name="ce11">
            <text:p>-50,000</text:p>
          </table:table-cell>
          <table:table-cell office:value-type="float" office:value="0" table:formula="of:=COUNTIF([Sheet1.$P$3:.$P$106001];&quot;&gt;&quot;&amp;[Sheet1.I351])/[Sheet1.$P$2]" table:style-name="ce47">
            <text:p>0.00</text:p>
          </table:table-cell>
          <table:table-cell office:value-type="float" office:value="35.9" table:style-name="ce4">
            <text:p>35.9</text:p>
          </table:table-cell>
          <table:table-cell office:value-type="percentage" office:value="-1" table:formula="of:=[Sheet1.C351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51]/([Sheet1.$T$3]*[Sheet1.$S$3])" table:style-name="ce48">
            <text:p>-100.0%</text:p>
          </table:table-cell>
          <table:table-cell office:value-type="float" office:value="0" table:formula="of:=IF([Sheet1.J351]&gt;0;IF([Sheet1.M351]&gt;0;&quot;good&quot;;0);0)" table:style-name="ce44">
            <text:p>0</text:p>
          </table:table-cell>
          <table:table-cell office:value-type="float" office:value="50000" table:formula="of:=[Sheet1.A351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52])" table:style-name="ce10">
            <text:p>100.00</text:p>
          </table:table-cell>
          <table:table-cell office:value-type="float" office:value="0" table:formula="of:=[Sheet1.$S$3]*[Sheet1.H352]" table:style-name="ce10">
            <text:p>0.00</text:p>
          </table:table-cell>
          <table:table-cell office:value-type="float" office:value="-50000" table:formula="of:=[Sheet1.$T$3]*([Sheet1.I352]-1)*[Sheet1.B352]-[Sheet1.$T$3]*[Sheet1.A352]" table:style-name="ce45">
            <text:p>-50,000</text:p>
          </table:table-cell>
          <table:table-cell office:value-type="float" office:value="100" table:formula="of:=[Sheet1.$S$3]*(1-[Sheet1.F352])" table:style-name="ce10">
            <text:p>100.00</text:p>
          </table:table-cell>
          <table:table-cell office:value-type="float" office:value="0" table:formula="of:=[Sheet1.$S$3]*[Sheet1.F352]" table:style-name="ce10">
            <text:p>0.00</text:p>
          </table:table-cell>
          <table:table-cell office:value-type="float" office:value="0" table:formula="of:=[Sheet1.H352]*[Sheet1.$F$2]" table:style-name="ce10">
            <text:p>0.00</text:p>
          </table:table-cell>
          <table:table-cell office:value-type="float" office:value="-50000" table:formula="of:=[Sheet1.$T$3]*([Sheet1.I352]-1)*[Sheet1.E352]-[Sheet1.$T$3]*[Sheet1.D352]" table:style-name="ce11">
            <text:p>-50,000</text:p>
          </table:table-cell>
          <table:table-cell office:value-type="float" office:value="0" table:formula="of:=COUNTIF([Sheet1.$P$3:.$P$106001];&quot;&gt;&quot;&amp;[Sheet1.I352])/[Sheet1.$P$2]" table:style-name="ce47">
            <text:p>0.00</text:p>
          </table:table-cell>
          <table:table-cell office:value-type="float" office:value="36" table:style-name="ce4">
            <text:p>36</text:p>
          </table:table-cell>
          <table:table-cell office:value-type="percentage" office:value="-1" table:formula="of:=[Sheet1.C352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52]/([Sheet1.$T$3]*[Sheet1.$S$3])" table:style-name="ce48">
            <text:p>-100.0%</text:p>
          </table:table-cell>
          <table:table-cell office:value-type="float" office:value="0" table:formula="of:=IF([Sheet1.J352]&gt;0;IF([Sheet1.M352]&gt;0;&quot;good&quot;;0);0)" table:style-name="ce44">
            <text:p>0</text:p>
          </table:table-cell>
          <table:table-cell office:value-type="float" office:value="50000" table:formula="of:=[Sheet1.A352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53])" table:style-name="ce10">
            <text:p>100.00</text:p>
          </table:table-cell>
          <table:table-cell office:value-type="float" office:value="0" table:formula="of:=[Sheet1.$S$3]*[Sheet1.H353]" table:style-name="ce10">
            <text:p>0.00</text:p>
          </table:table-cell>
          <table:table-cell office:value-type="float" office:value="-50000" table:formula="of:=[Sheet1.$T$3]*([Sheet1.I353]-1)*[Sheet1.B353]-[Sheet1.$T$3]*[Sheet1.A353]" table:style-name="ce45">
            <text:p>-50,000</text:p>
          </table:table-cell>
          <table:table-cell office:value-type="float" office:value="100" table:formula="of:=[Sheet1.$S$3]*(1-[Sheet1.F353])" table:style-name="ce10">
            <text:p>100.00</text:p>
          </table:table-cell>
          <table:table-cell office:value-type="float" office:value="0" table:formula="of:=[Sheet1.$S$3]*[Sheet1.F353]" table:style-name="ce10">
            <text:p>0.00</text:p>
          </table:table-cell>
          <table:table-cell office:value-type="float" office:value="0" table:formula="of:=[Sheet1.H353]*[Sheet1.$F$2]" table:style-name="ce10">
            <text:p>0.00</text:p>
          </table:table-cell>
          <table:table-cell office:value-type="float" office:value="-50000" table:formula="of:=[Sheet1.$T$3]*([Sheet1.I353]-1)*[Sheet1.E353]-[Sheet1.$T$3]*[Sheet1.D353]" table:style-name="ce11">
            <text:p>-50,000</text:p>
          </table:table-cell>
          <table:table-cell office:value-type="float" office:value="0" table:formula="of:=COUNTIF([Sheet1.$P$3:.$P$106001];&quot;&gt;&quot;&amp;[Sheet1.I353])/[Sheet1.$P$2]" table:style-name="ce47">
            <text:p>0.00</text:p>
          </table:table-cell>
          <table:table-cell office:value-type="float" office:value="36.1" table:style-name="ce4">
            <text:p>36.1</text:p>
          </table:table-cell>
          <table:table-cell office:value-type="percentage" office:value="-1" table:formula="of:=[Sheet1.C353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53]/([Sheet1.$T$3]*[Sheet1.$S$3])" table:style-name="ce48">
            <text:p>-100.0%</text:p>
          </table:table-cell>
          <table:table-cell office:value-type="float" office:value="0" table:formula="of:=IF([Sheet1.J353]&gt;0;IF([Sheet1.M353]&gt;0;&quot;good&quot;;0);0)" table:style-name="ce44">
            <text:p>0</text:p>
          </table:table-cell>
          <table:table-cell office:value-type="float" office:value="50000" table:formula="of:=[Sheet1.A353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54])" table:style-name="ce10">
            <text:p>100.00</text:p>
          </table:table-cell>
          <table:table-cell office:value-type="float" office:value="0" table:formula="of:=[Sheet1.$S$3]*[Sheet1.H354]" table:style-name="ce10">
            <text:p>0.00</text:p>
          </table:table-cell>
          <table:table-cell office:value-type="float" office:value="-50000" table:formula="of:=[Sheet1.$T$3]*([Sheet1.I354]-1)*[Sheet1.B354]-[Sheet1.$T$3]*[Sheet1.A354]" table:style-name="ce45">
            <text:p>-50,000</text:p>
          </table:table-cell>
          <table:table-cell office:value-type="float" office:value="100" table:formula="of:=[Sheet1.$S$3]*(1-[Sheet1.F354])" table:style-name="ce10">
            <text:p>100.00</text:p>
          </table:table-cell>
          <table:table-cell office:value-type="float" office:value="0" table:formula="of:=[Sheet1.$S$3]*[Sheet1.F354]" table:style-name="ce10">
            <text:p>0.00</text:p>
          </table:table-cell>
          <table:table-cell office:value-type="float" office:value="0" table:formula="of:=[Sheet1.H354]*[Sheet1.$F$2]" table:style-name="ce10">
            <text:p>0.00</text:p>
          </table:table-cell>
          <table:table-cell office:value-type="float" office:value="-50000" table:formula="of:=[Sheet1.$T$3]*([Sheet1.I354]-1)*[Sheet1.E354]-[Sheet1.$T$3]*[Sheet1.D354]" table:style-name="ce11">
            <text:p>-50,000</text:p>
          </table:table-cell>
          <table:table-cell office:value-type="float" office:value="0" table:formula="of:=COUNTIF([Sheet1.$P$3:.$P$106001];&quot;&gt;&quot;&amp;[Sheet1.I354])/[Sheet1.$P$2]" table:style-name="ce47">
            <text:p>0.00</text:p>
          </table:table-cell>
          <table:table-cell office:value-type="float" office:value="36.200000000000003" table:style-name="ce4">
            <text:p>36.2</text:p>
          </table:table-cell>
          <table:table-cell office:value-type="percentage" office:value="-1" table:formula="of:=[Sheet1.C354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54]/([Sheet1.$T$3]*[Sheet1.$S$3])" table:style-name="ce48">
            <text:p>-100.0%</text:p>
          </table:table-cell>
          <table:table-cell office:value-type="float" office:value="0" table:formula="of:=IF([Sheet1.J354]&gt;0;IF([Sheet1.M354]&gt;0;&quot;good&quot;;0);0)" table:style-name="ce44">
            <text:p>0</text:p>
          </table:table-cell>
          <table:table-cell office:value-type="float" office:value="50000" table:formula="of:=[Sheet1.A354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55])" table:style-name="ce10">
            <text:p>100.00</text:p>
          </table:table-cell>
          <table:table-cell office:value-type="float" office:value="0" table:formula="of:=[Sheet1.$S$3]*[Sheet1.H355]" table:style-name="ce10">
            <text:p>0.00</text:p>
          </table:table-cell>
          <table:table-cell office:value-type="float" office:value="-50000" table:formula="of:=[Sheet1.$T$3]*([Sheet1.I355]-1)*[Sheet1.B355]-[Sheet1.$T$3]*[Sheet1.A355]" table:style-name="ce45">
            <text:p>-50,000</text:p>
          </table:table-cell>
          <table:table-cell office:value-type="float" office:value="100" table:formula="of:=[Sheet1.$S$3]*(1-[Sheet1.F355])" table:style-name="ce10">
            <text:p>100.00</text:p>
          </table:table-cell>
          <table:table-cell office:value-type="float" office:value="0" table:formula="of:=[Sheet1.$S$3]*[Sheet1.F355]" table:style-name="ce10">
            <text:p>0.00</text:p>
          </table:table-cell>
          <table:table-cell office:value-type="float" office:value="0" table:formula="of:=[Sheet1.H355]*[Sheet1.$F$2]" table:style-name="ce10">
            <text:p>0.00</text:p>
          </table:table-cell>
          <table:table-cell office:value-type="float" office:value="-50000" table:formula="of:=[Sheet1.$T$3]*([Sheet1.I355]-1)*[Sheet1.E355]-[Sheet1.$T$3]*[Sheet1.D355]" table:style-name="ce11">
            <text:p>-50,000</text:p>
          </table:table-cell>
          <table:table-cell office:value-type="float" office:value="0" table:formula="of:=COUNTIF([Sheet1.$P$3:.$P$106001];&quot;&gt;&quot;&amp;[Sheet1.I355])/[Sheet1.$P$2]" table:style-name="ce47">
            <text:p>0.00</text:p>
          </table:table-cell>
          <table:table-cell office:value-type="float" office:value="36.299999999999997" table:style-name="ce4">
            <text:p>36.3</text:p>
          </table:table-cell>
          <table:table-cell office:value-type="percentage" office:value="-1" table:formula="of:=[Sheet1.C355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55]/([Sheet1.$T$3]*[Sheet1.$S$3])" table:style-name="ce48">
            <text:p>-100.0%</text:p>
          </table:table-cell>
          <table:table-cell office:value-type="float" office:value="0" table:formula="of:=IF([Sheet1.J355]&gt;0;IF([Sheet1.M355]&gt;0;&quot;good&quot;;0);0)" table:style-name="ce44">
            <text:p>0</text:p>
          </table:table-cell>
          <table:table-cell office:value-type="float" office:value="50000" table:formula="of:=[Sheet1.A355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56])" table:style-name="ce10">
            <text:p>100.00</text:p>
          </table:table-cell>
          <table:table-cell office:value-type="float" office:value="0" table:formula="of:=[Sheet1.$S$3]*[Sheet1.H356]" table:style-name="ce10">
            <text:p>0.00</text:p>
          </table:table-cell>
          <table:table-cell office:value-type="float" office:value="-50000" table:formula="of:=[Sheet1.$T$3]*([Sheet1.I356]-1)*[Sheet1.B356]-[Sheet1.$T$3]*[Sheet1.A356]" table:style-name="ce45">
            <text:p>-50,000</text:p>
          </table:table-cell>
          <table:table-cell office:value-type="float" office:value="100" table:formula="of:=[Sheet1.$S$3]*(1-[Sheet1.F356])" table:style-name="ce10">
            <text:p>100.00</text:p>
          </table:table-cell>
          <table:table-cell office:value-type="float" office:value="0" table:formula="of:=[Sheet1.$S$3]*[Sheet1.F356]" table:style-name="ce10">
            <text:p>0.00</text:p>
          </table:table-cell>
          <table:table-cell office:value-type="float" office:value="0" table:formula="of:=[Sheet1.H356]*[Sheet1.$F$2]" table:style-name="ce10">
            <text:p>0.00</text:p>
          </table:table-cell>
          <table:table-cell office:value-type="float" office:value="-50000" table:formula="of:=[Sheet1.$T$3]*([Sheet1.I356]-1)*[Sheet1.E356]-[Sheet1.$T$3]*[Sheet1.D356]" table:style-name="ce11">
            <text:p>-50,000</text:p>
          </table:table-cell>
          <table:table-cell office:value-type="float" office:value="0" table:formula="of:=COUNTIF([Sheet1.$P$3:.$P$106001];&quot;&gt;&quot;&amp;[Sheet1.I356])/[Sheet1.$P$2]" table:style-name="ce47">
            <text:p>0.00</text:p>
          </table:table-cell>
          <table:table-cell office:value-type="float" office:value="36.4" table:style-name="ce4">
            <text:p>36.4</text:p>
          </table:table-cell>
          <table:table-cell office:value-type="percentage" office:value="-1" table:formula="of:=[Sheet1.C356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56]/([Sheet1.$T$3]*[Sheet1.$S$3])" table:style-name="ce48">
            <text:p>-100.0%</text:p>
          </table:table-cell>
          <table:table-cell office:value-type="float" office:value="0" table:formula="of:=IF([Sheet1.J356]&gt;0;IF([Sheet1.M356]&gt;0;&quot;good&quot;;0);0)" table:style-name="ce44">
            <text:p>0</text:p>
          </table:table-cell>
          <table:table-cell office:value-type="float" office:value="50000" table:formula="of:=[Sheet1.A356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57])" table:style-name="ce10">
            <text:p>100.00</text:p>
          </table:table-cell>
          <table:table-cell office:value-type="float" office:value="0" table:formula="of:=[Sheet1.$S$3]*[Sheet1.H357]" table:style-name="ce10">
            <text:p>0.00</text:p>
          </table:table-cell>
          <table:table-cell office:value-type="float" office:value="-50000" table:formula="of:=[Sheet1.$T$3]*([Sheet1.I357]-1)*[Sheet1.B357]-[Sheet1.$T$3]*[Sheet1.A357]" table:style-name="ce45">
            <text:p>-50,000</text:p>
          </table:table-cell>
          <table:table-cell office:value-type="float" office:value="100" table:formula="of:=[Sheet1.$S$3]*(1-[Sheet1.F357])" table:style-name="ce10">
            <text:p>100.00</text:p>
          </table:table-cell>
          <table:table-cell office:value-type="float" office:value="0" table:formula="of:=[Sheet1.$S$3]*[Sheet1.F357]" table:style-name="ce10">
            <text:p>0.00</text:p>
          </table:table-cell>
          <table:table-cell office:value-type="float" office:value="0" table:formula="of:=[Sheet1.H357]*[Sheet1.$F$2]" table:style-name="ce10">
            <text:p>0.00</text:p>
          </table:table-cell>
          <table:table-cell office:value-type="float" office:value="-50000" table:formula="of:=[Sheet1.$T$3]*([Sheet1.I357]-1)*[Sheet1.E357]-[Sheet1.$T$3]*[Sheet1.D357]" table:style-name="ce11">
            <text:p>-50,000</text:p>
          </table:table-cell>
          <table:table-cell office:value-type="float" office:value="0" table:formula="of:=COUNTIF([Sheet1.$P$3:.$P$106001];&quot;&gt;&quot;&amp;[Sheet1.I357])/[Sheet1.$P$2]" table:style-name="ce47">
            <text:p>0.00</text:p>
          </table:table-cell>
          <table:table-cell office:value-type="float" office:value="36.5" table:style-name="ce4">
            <text:p>36.5</text:p>
          </table:table-cell>
          <table:table-cell office:value-type="percentage" office:value="-1" table:formula="of:=[Sheet1.C357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57]/([Sheet1.$T$3]*[Sheet1.$S$3])" table:style-name="ce48">
            <text:p>-100.0%</text:p>
          </table:table-cell>
          <table:table-cell office:value-type="float" office:value="0" table:formula="of:=IF([Sheet1.J357]&gt;0;IF([Sheet1.M357]&gt;0;&quot;good&quot;;0);0)" table:style-name="ce44">
            <text:p>0</text:p>
          </table:table-cell>
          <table:table-cell office:value-type="float" office:value="50000" table:formula="of:=[Sheet1.A357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58])" table:style-name="ce10">
            <text:p>100.00</text:p>
          </table:table-cell>
          <table:table-cell office:value-type="float" office:value="0" table:formula="of:=[Sheet1.$S$3]*[Sheet1.H358]" table:style-name="ce10">
            <text:p>0.00</text:p>
          </table:table-cell>
          <table:table-cell office:value-type="float" office:value="-50000" table:formula="of:=[Sheet1.$T$3]*([Sheet1.I358]-1)*[Sheet1.B358]-[Sheet1.$T$3]*[Sheet1.A358]" table:style-name="ce45">
            <text:p>-50,000</text:p>
          </table:table-cell>
          <table:table-cell office:value-type="float" office:value="100" table:formula="of:=[Sheet1.$S$3]*(1-[Sheet1.F358])" table:style-name="ce10">
            <text:p>100.00</text:p>
          </table:table-cell>
          <table:table-cell office:value-type="float" office:value="0" table:formula="of:=[Sheet1.$S$3]*[Sheet1.F358]" table:style-name="ce10">
            <text:p>0.00</text:p>
          </table:table-cell>
          <table:table-cell office:value-type="float" office:value="0" table:formula="of:=[Sheet1.H358]*[Sheet1.$F$2]" table:style-name="ce10">
            <text:p>0.00</text:p>
          </table:table-cell>
          <table:table-cell office:value-type="float" office:value="-50000" table:formula="of:=[Sheet1.$T$3]*([Sheet1.I358]-1)*[Sheet1.E358]-[Sheet1.$T$3]*[Sheet1.D358]" table:style-name="ce11">
            <text:p>-50,000</text:p>
          </table:table-cell>
          <table:table-cell office:value-type="float" office:value="0" table:formula="of:=COUNTIF([Sheet1.$P$3:.$P$106001];&quot;&gt;&quot;&amp;[Sheet1.I358])/[Sheet1.$P$2]" table:style-name="ce47">
            <text:p>0.00</text:p>
          </table:table-cell>
          <table:table-cell office:value-type="float" office:value="36.6" table:style-name="ce4">
            <text:p>36.6</text:p>
          </table:table-cell>
          <table:table-cell office:value-type="percentage" office:value="-1" table:formula="of:=[Sheet1.C358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58]/([Sheet1.$T$3]*[Sheet1.$S$3])" table:style-name="ce48">
            <text:p>-100.0%</text:p>
          </table:table-cell>
          <table:table-cell office:value-type="float" office:value="0" table:formula="of:=IF([Sheet1.J358]&gt;0;IF([Sheet1.M358]&gt;0;&quot;good&quot;;0);0)" table:style-name="ce44">
            <text:p>0</text:p>
          </table:table-cell>
          <table:table-cell office:value-type="float" office:value="50000" table:formula="of:=[Sheet1.A358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59])" table:style-name="ce10">
            <text:p>100.00</text:p>
          </table:table-cell>
          <table:table-cell office:value-type="float" office:value="0" table:formula="of:=[Sheet1.$S$3]*[Sheet1.H359]" table:style-name="ce10">
            <text:p>0.00</text:p>
          </table:table-cell>
          <table:table-cell office:value-type="float" office:value="-50000" table:formula="of:=[Sheet1.$T$3]*([Sheet1.I359]-1)*[Sheet1.B359]-[Sheet1.$T$3]*[Sheet1.A359]" table:style-name="ce45">
            <text:p>-50,000</text:p>
          </table:table-cell>
          <table:table-cell office:value-type="float" office:value="100" table:formula="of:=[Sheet1.$S$3]*(1-[Sheet1.F359])" table:style-name="ce10">
            <text:p>100.00</text:p>
          </table:table-cell>
          <table:table-cell office:value-type="float" office:value="0" table:formula="of:=[Sheet1.$S$3]*[Sheet1.F359]" table:style-name="ce10">
            <text:p>0.00</text:p>
          </table:table-cell>
          <table:table-cell office:value-type="float" office:value="0" table:formula="of:=[Sheet1.H359]*[Sheet1.$F$2]" table:style-name="ce10">
            <text:p>0.00</text:p>
          </table:table-cell>
          <table:table-cell office:value-type="float" office:value="-50000" table:formula="of:=[Sheet1.$T$3]*([Sheet1.I359]-1)*[Sheet1.E359]-[Sheet1.$T$3]*[Sheet1.D359]" table:style-name="ce11">
            <text:p>-50,000</text:p>
          </table:table-cell>
          <table:table-cell office:value-type="float" office:value="0" table:formula="of:=COUNTIF([Sheet1.$P$3:.$P$106001];&quot;&gt;&quot;&amp;[Sheet1.I359])/[Sheet1.$P$2]" table:style-name="ce47">
            <text:p>0.00</text:p>
          </table:table-cell>
          <table:table-cell office:value-type="float" office:value="36.700000000000003" table:style-name="ce4">
            <text:p>36.7</text:p>
          </table:table-cell>
          <table:table-cell office:value-type="percentage" office:value="-1" table:formula="of:=[Sheet1.C359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59]/([Sheet1.$T$3]*[Sheet1.$S$3])" table:style-name="ce48">
            <text:p>-100.0%</text:p>
          </table:table-cell>
          <table:table-cell office:value-type="float" office:value="0" table:formula="of:=IF([Sheet1.J359]&gt;0;IF([Sheet1.M359]&gt;0;&quot;good&quot;;0);0)" table:style-name="ce44">
            <text:p>0</text:p>
          </table:table-cell>
          <table:table-cell office:value-type="float" office:value="50000" table:formula="of:=[Sheet1.A359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60])" table:style-name="ce10">
            <text:p>100.00</text:p>
          </table:table-cell>
          <table:table-cell office:value-type="float" office:value="0" table:formula="of:=[Sheet1.$S$3]*[Sheet1.H360]" table:style-name="ce10">
            <text:p>0.00</text:p>
          </table:table-cell>
          <table:table-cell office:value-type="float" office:value="-50000" table:formula="of:=[Sheet1.$T$3]*([Sheet1.I360]-1)*[Sheet1.B360]-[Sheet1.$T$3]*[Sheet1.A360]" table:style-name="ce45">
            <text:p>-50,000</text:p>
          </table:table-cell>
          <table:table-cell office:value-type="float" office:value="100" table:formula="of:=[Sheet1.$S$3]*(1-[Sheet1.F360])" table:style-name="ce10">
            <text:p>100.00</text:p>
          </table:table-cell>
          <table:table-cell office:value-type="float" office:value="0" table:formula="of:=[Sheet1.$S$3]*[Sheet1.F360]" table:style-name="ce10">
            <text:p>0.00</text:p>
          </table:table-cell>
          <table:table-cell office:value-type="float" office:value="0" table:formula="of:=[Sheet1.H360]*[Sheet1.$F$2]" table:style-name="ce10">
            <text:p>0.00</text:p>
          </table:table-cell>
          <table:table-cell office:value-type="float" office:value="-50000" table:formula="of:=[Sheet1.$T$3]*([Sheet1.I360]-1)*[Sheet1.E360]-[Sheet1.$T$3]*[Sheet1.D360]" table:style-name="ce11">
            <text:p>-50,000</text:p>
          </table:table-cell>
          <table:table-cell office:value-type="float" office:value="0" table:formula="of:=COUNTIF([Sheet1.$P$3:.$P$106001];&quot;&gt;&quot;&amp;[Sheet1.I360])/[Sheet1.$P$2]" table:style-name="ce47">
            <text:p>0.00</text:p>
          </table:table-cell>
          <table:table-cell office:value-type="float" office:value="36.799999999999997" table:style-name="ce4">
            <text:p>36.8</text:p>
          </table:table-cell>
          <table:table-cell office:value-type="percentage" office:value="-1" table:formula="of:=[Sheet1.C360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60]/([Sheet1.$T$3]*[Sheet1.$S$3])" table:style-name="ce48">
            <text:p>-100.0%</text:p>
          </table:table-cell>
          <table:table-cell office:value-type="float" office:value="0" table:formula="of:=IF([Sheet1.J360]&gt;0;IF([Sheet1.M360]&gt;0;&quot;good&quot;;0);0)" table:style-name="ce44">
            <text:p>0</text:p>
          </table:table-cell>
          <table:table-cell office:value-type="float" office:value="50000" table:formula="of:=[Sheet1.A360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61])" table:style-name="ce10">
            <text:p>100.00</text:p>
          </table:table-cell>
          <table:table-cell office:value-type="float" office:value="0" table:formula="of:=[Sheet1.$S$3]*[Sheet1.H361]" table:style-name="ce10">
            <text:p>0.00</text:p>
          </table:table-cell>
          <table:table-cell office:value-type="float" office:value="-50000" table:formula="of:=[Sheet1.$T$3]*([Sheet1.I361]-1)*[Sheet1.B361]-[Sheet1.$T$3]*[Sheet1.A361]" table:style-name="ce45">
            <text:p>-50,000</text:p>
          </table:table-cell>
          <table:table-cell office:value-type="float" office:value="100" table:formula="of:=[Sheet1.$S$3]*(1-[Sheet1.F361])" table:style-name="ce10">
            <text:p>100.00</text:p>
          </table:table-cell>
          <table:table-cell office:value-type="float" office:value="0" table:formula="of:=[Sheet1.$S$3]*[Sheet1.F361]" table:style-name="ce10">
            <text:p>0.00</text:p>
          </table:table-cell>
          <table:table-cell office:value-type="float" office:value="0" table:formula="of:=[Sheet1.H361]*[Sheet1.$F$2]" table:style-name="ce10">
            <text:p>0.00</text:p>
          </table:table-cell>
          <table:table-cell office:value-type="float" office:value="-50000" table:formula="of:=[Sheet1.$T$3]*([Sheet1.I361]-1)*[Sheet1.E361]-[Sheet1.$T$3]*[Sheet1.D361]" table:style-name="ce11">
            <text:p>-50,000</text:p>
          </table:table-cell>
          <table:table-cell office:value-type="float" office:value="0" table:formula="of:=COUNTIF([Sheet1.$P$3:.$P$106001];&quot;&gt;&quot;&amp;[Sheet1.I361])/[Sheet1.$P$2]" table:style-name="ce47">
            <text:p>0.00</text:p>
          </table:table-cell>
          <table:table-cell office:value-type="float" office:value="36.9" table:style-name="ce4">
            <text:p>36.9</text:p>
          </table:table-cell>
          <table:table-cell office:value-type="percentage" office:value="-1" table:formula="of:=[Sheet1.C361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61]/([Sheet1.$T$3]*[Sheet1.$S$3])" table:style-name="ce48">
            <text:p>-100.0%</text:p>
          </table:table-cell>
          <table:table-cell office:value-type="float" office:value="0" table:formula="of:=IF([Sheet1.J361]&gt;0;IF([Sheet1.M361]&gt;0;&quot;good&quot;;0);0)" table:style-name="ce44">
            <text:p>0</text:p>
          </table:table-cell>
          <table:table-cell office:value-type="float" office:value="50000" table:formula="of:=[Sheet1.A361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62])" table:style-name="ce10">
            <text:p>100.00</text:p>
          </table:table-cell>
          <table:table-cell office:value-type="float" office:value="0" table:formula="of:=[Sheet1.$S$3]*[Sheet1.H362]" table:style-name="ce10">
            <text:p>0.00</text:p>
          </table:table-cell>
          <table:table-cell office:value-type="float" office:value="-50000" table:formula="of:=[Sheet1.$T$3]*([Sheet1.I362]-1)*[Sheet1.B362]-[Sheet1.$T$3]*[Sheet1.A362]" table:style-name="ce45">
            <text:p>-50,000</text:p>
          </table:table-cell>
          <table:table-cell office:value-type="float" office:value="100" table:formula="of:=[Sheet1.$S$3]*(1-[Sheet1.F362])" table:style-name="ce10">
            <text:p>100.00</text:p>
          </table:table-cell>
          <table:table-cell office:value-type="float" office:value="0" table:formula="of:=[Sheet1.$S$3]*[Sheet1.F362]" table:style-name="ce10">
            <text:p>0.00</text:p>
          </table:table-cell>
          <table:table-cell office:value-type="float" office:value="0" table:formula="of:=[Sheet1.H362]*[Sheet1.$F$2]" table:style-name="ce10">
            <text:p>0.00</text:p>
          </table:table-cell>
          <table:table-cell office:value-type="float" office:value="-50000" table:formula="of:=[Sheet1.$T$3]*([Sheet1.I362]-1)*[Sheet1.E362]-[Sheet1.$T$3]*[Sheet1.D362]" table:style-name="ce11">
            <text:p>-50,000</text:p>
          </table:table-cell>
          <table:table-cell office:value-type="float" office:value="0" table:formula="of:=COUNTIF([Sheet1.$P$3:.$P$106001];&quot;&gt;&quot;&amp;[Sheet1.I362])/[Sheet1.$P$2]" table:style-name="ce47">
            <text:p>0.00</text:p>
          </table:table-cell>
          <table:table-cell office:value-type="float" office:value="37" table:style-name="ce4">
            <text:p>37</text:p>
          </table:table-cell>
          <table:table-cell office:value-type="percentage" office:value="-1" table:formula="of:=[Sheet1.C362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62]/([Sheet1.$T$3]*[Sheet1.$S$3])" table:style-name="ce48">
            <text:p>-100.0%</text:p>
          </table:table-cell>
          <table:table-cell office:value-type="float" office:value="0" table:formula="of:=IF([Sheet1.J362]&gt;0;IF([Sheet1.M362]&gt;0;&quot;good&quot;;0);0)" table:style-name="ce44">
            <text:p>0</text:p>
          </table:table-cell>
          <table:table-cell office:value-type="float" office:value="50000" table:formula="of:=[Sheet1.A362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63])" table:style-name="ce10">
            <text:p>100.00</text:p>
          </table:table-cell>
          <table:table-cell office:value-type="float" office:value="0" table:formula="of:=[Sheet1.$S$3]*[Sheet1.H363]" table:style-name="ce10">
            <text:p>0.00</text:p>
          </table:table-cell>
          <table:table-cell office:value-type="float" office:value="-50000" table:formula="of:=[Sheet1.$T$3]*([Sheet1.I363]-1)*[Sheet1.B363]-[Sheet1.$T$3]*[Sheet1.A363]" table:style-name="ce45">
            <text:p>-50,000</text:p>
          </table:table-cell>
          <table:table-cell office:value-type="float" office:value="100" table:formula="of:=[Sheet1.$S$3]*(1-[Sheet1.F363])" table:style-name="ce10">
            <text:p>100.00</text:p>
          </table:table-cell>
          <table:table-cell office:value-type="float" office:value="0" table:formula="of:=[Sheet1.$S$3]*[Sheet1.F363]" table:style-name="ce10">
            <text:p>0.00</text:p>
          </table:table-cell>
          <table:table-cell office:value-type="float" office:value="0" table:formula="of:=[Sheet1.H363]*[Sheet1.$F$2]" table:style-name="ce10">
            <text:p>0.00</text:p>
          </table:table-cell>
          <table:table-cell office:value-type="float" office:value="-50000" table:formula="of:=[Sheet1.$T$3]*([Sheet1.I363]-1)*[Sheet1.E363]-[Sheet1.$T$3]*[Sheet1.D363]" table:style-name="ce11">
            <text:p>-50,000</text:p>
          </table:table-cell>
          <table:table-cell office:value-type="float" office:value="0" table:formula="of:=COUNTIF([Sheet1.$P$3:.$P$106001];&quot;&gt;&quot;&amp;[Sheet1.I363])/[Sheet1.$P$2]" table:style-name="ce47">
            <text:p>0.00</text:p>
          </table:table-cell>
          <table:table-cell office:value-type="float" office:value="37.1" table:style-name="ce4">
            <text:p>37.1</text:p>
          </table:table-cell>
          <table:table-cell office:value-type="percentage" office:value="-1" table:formula="of:=[Sheet1.C363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63]/([Sheet1.$T$3]*[Sheet1.$S$3])" table:style-name="ce48">
            <text:p>-100.0%</text:p>
          </table:table-cell>
          <table:table-cell office:value-type="float" office:value="0" table:formula="of:=IF([Sheet1.J363]&gt;0;IF([Sheet1.M363]&gt;0;&quot;good&quot;;0);0)" table:style-name="ce44">
            <text:p>0</text:p>
          </table:table-cell>
          <table:table-cell office:value-type="float" office:value="50000" table:formula="of:=[Sheet1.A363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64])" table:style-name="ce10">
            <text:p>100.00</text:p>
          </table:table-cell>
          <table:table-cell office:value-type="float" office:value="0" table:formula="of:=[Sheet1.$S$3]*[Sheet1.H364]" table:style-name="ce10">
            <text:p>0.00</text:p>
          </table:table-cell>
          <table:table-cell office:value-type="float" office:value="-50000" table:formula="of:=[Sheet1.$T$3]*([Sheet1.I364]-1)*[Sheet1.B364]-[Sheet1.$T$3]*[Sheet1.A364]" table:style-name="ce45">
            <text:p>-50,000</text:p>
          </table:table-cell>
          <table:table-cell office:value-type="float" office:value="100" table:formula="of:=[Sheet1.$S$3]*(1-[Sheet1.F364])" table:style-name="ce10">
            <text:p>100.00</text:p>
          </table:table-cell>
          <table:table-cell office:value-type="float" office:value="0" table:formula="of:=[Sheet1.$S$3]*[Sheet1.F364]" table:style-name="ce10">
            <text:p>0.00</text:p>
          </table:table-cell>
          <table:table-cell office:value-type="float" office:value="0" table:formula="of:=[Sheet1.H364]*[Sheet1.$F$2]" table:style-name="ce10">
            <text:p>0.00</text:p>
          </table:table-cell>
          <table:table-cell office:value-type="float" office:value="-50000" table:formula="of:=[Sheet1.$T$3]*([Sheet1.I364]-1)*[Sheet1.E364]-[Sheet1.$T$3]*[Sheet1.D364]" table:style-name="ce11">
            <text:p>-50,000</text:p>
          </table:table-cell>
          <table:table-cell office:value-type="float" office:value="0" table:formula="of:=COUNTIF([Sheet1.$P$3:.$P$106001];&quot;&gt;&quot;&amp;[Sheet1.I364])/[Sheet1.$P$2]" table:style-name="ce47">
            <text:p>0.00</text:p>
          </table:table-cell>
          <table:table-cell office:value-type="float" office:value="37.200000000000003" table:style-name="ce4">
            <text:p>37.2</text:p>
          </table:table-cell>
          <table:table-cell office:value-type="percentage" office:value="-1" table:formula="of:=[Sheet1.C364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64]/([Sheet1.$T$3]*[Sheet1.$S$3])" table:style-name="ce48">
            <text:p>-100.0%</text:p>
          </table:table-cell>
          <table:table-cell office:value-type="float" office:value="0" table:formula="of:=IF([Sheet1.J364]&gt;0;IF([Sheet1.M364]&gt;0;&quot;good&quot;;0);0)" table:style-name="ce44">
            <text:p>0</text:p>
          </table:table-cell>
          <table:table-cell office:value-type="float" office:value="50000" table:formula="of:=[Sheet1.A364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style-name="ro1">
          <table:table-cell office:value-type="float" office:value="100" table:formula="of:=[Sheet1.$S$3]*(1-[Sheet1.H365])" table:style-name="ce10">
            <text:p>100.00</text:p>
          </table:table-cell>
          <table:table-cell office:value-type="float" office:value="0" table:formula="of:=[Sheet1.$S$3]*[Sheet1.H365]" table:style-name="ce10">
            <text:p>0.00</text:p>
          </table:table-cell>
          <table:table-cell office:value-type="float" office:value="-50000" table:formula="of:=[Sheet1.$T$3]*([Sheet1.I365]-1)*[Sheet1.B365]-[Sheet1.$T$3]*[Sheet1.A365]" table:style-name="ce45">
            <text:p>-50,000</text:p>
          </table:table-cell>
          <table:table-cell office:value-type="float" office:value="100" table:formula="of:=[Sheet1.$S$3]*(1-[Sheet1.F365])" table:style-name="ce10">
            <text:p>100.00</text:p>
          </table:table-cell>
          <table:table-cell office:value-type="float" office:value="0" table:formula="of:=[Sheet1.$S$3]*[Sheet1.F365]" table:style-name="ce10">
            <text:p>0.00</text:p>
          </table:table-cell>
          <table:table-cell office:value-type="float" office:value="0" table:formula="of:=[Sheet1.H365]*[Sheet1.$F$2]" table:style-name="ce10">
            <text:p>0.00</text:p>
          </table:table-cell>
          <table:table-cell office:value-type="float" office:value="-50000" table:formula="of:=[Sheet1.$T$3]*([Sheet1.I365]-1)*[Sheet1.E365]-[Sheet1.$T$3]*[Sheet1.D365]" table:style-name="ce11">
            <text:p>-50,000</text:p>
          </table:table-cell>
          <table:table-cell office:value-type="float" office:value="0" table:formula="of:=COUNTIF([Sheet1.$P$3:.$P$106001];&quot;&gt;&quot;&amp;[Sheet1.I365])/[Sheet1.$P$2]" table:style-name="ce47">
            <text:p>0.00</text:p>
          </table:table-cell>
          <table:table-cell office:value-type="float" office:value="37.299999999999997" table:style-name="ce4">
            <text:p>37.3</text:p>
          </table:table-cell>
          <table:table-cell office:value-type="percentage" office:value="-1" table:formula="of:=[Sheet1.C365]/([Sheet1.$T$3]*[Sheet1.$S$3])" table:style-name="ce46">
            <text:p>-100.0%</text:p>
          </table:table-cell>
          <table:table-cell table:style-name="ce46"/>
          <table:table-cell table:style-name="ce46"/>
          <table:table-cell office:value-type="percentage" office:value="-1" table:formula="of:=[Sheet1.G365]/([Sheet1.$T$3]*[Sheet1.$S$3])" table:style-name="ce48">
            <text:p>-100.0%</text:p>
          </table:table-cell>
          <table:table-cell office:value-type="float" office:value="0" table:formula="of:=IF([Sheet1.J365]&gt;0;IF([Sheet1.M365]&gt;0;&quot;good&quot;;0);0)" table:style-name="ce44">
            <text:p>0</text:p>
          </table:table-cell>
          <table:table-cell office:value-type="float" office:value="50000" table:formula="of:=[Sheet1.A365]*[Sheet1.$T$3]" table:style-name="ce14">
            <text:p>50,000</text:p>
          </table:table-cell>
          <table:table-cell table:number-columns-repeated="2" table:style-name="ce1"/>
          <table:table-cell table:style-name="ce16"/>
          <table:table-cell table:number-columns-repeated="16366"/>
        </table:table-row>
        <table:table-row table:number-rows-repeated="3" table:style-name="ro4">
          <table:table-cell table:number-columns-repeated="17" table:style-name="ce1"/>
          <table:table-cell table:style-name="ce16"/>
          <table:table-cell table:number-columns-repeated="16366"/>
        </table:table-row>
        <table:table-row table:number-rows-repeated="328" table:style-name="ro4">
          <table:table-cell table:number-columns-repeated="17"/>
          <table:table-cell table:style-name="ce16"/>
          <table:table-cell table:number-columns-repeated="16366"/>
        </table:table-row>
        <table:table-row table:number-rows-repeated="1047880" table:style-name="ro4">
          <table:table-cell table:number-columns-repeated="16384"/>
        </table:table-row>
      </table:table>
      <table:table table:name="Sheet2" table:style-name="ta1"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2" table:default-cell-style-name="ce19"/>
        <table:table-column table:style-name="co1" table:default-cell-style-name="ce19"/>
        <table:table-column table:style-name="co1" table:default-cell-style-name="ce1"/>
        <table:table-column table:style-name="co1" table:default-cell-style-name="ce42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0" table:number-columns-repeated="2" table:default-cell-style-name="ce1"/>
        <table:table-column table:style-name="co16" table:default-cell-style-name="ce1"/>
        <table:table-column table:style-name="co1" table:number-columns-repeated="9" table:default-cell-style-name="ce1"/>
        <table:table-column table:style-name="co9" table:number-columns-repeated="16356" table:default-cell-style-name="ce1"/>
        <table:table-row table:style-name="ro1">
          <table:table-cell office:value-type="string" table:style-name="ce17">
            <text:p>Bet</text:p>
          </table:table-cell>
          <table:table-cell office:value-type="string" table:style-name="ce17">
            <text:p>Rate</text:p>
          </table:table-cell>
          <table:table-cell office:value-type="string" table:style-name="ce18">
            <text:p>Loss Recover</text:p>
          </table:table-cell>
          <table:table-cell office:value-type="string" table:style-name="ce18">
            <text:p>Max Invest</text:p>
          </table:table-cell>
          <table:table-cell table:style-name="ce19"/>
          <table:table-cell office:value-type="string" table:style-name="ce17">
            <text:p>Bet</text:p>
          </table:table-cell>
          <table:table-cell office:value-type="string" table:style-name="ce17">
            <text:p>Rate</text:p>
          </table:table-cell>
          <table:table-cell office:value-type="string" table:style-name="ce18">
            <text:p>Loss Recover</text:p>
          </table:table-cell>
          <table:table-cell office:value-type="string" table:style-name="ce18">
            <text:p>Total</text:p>
          </table:table-cell>
          <table:table-cell office:value-type="string" table:style-name="ce17">
            <text:p>Win</text:p>
          </table:table-cell>
          <table:table-cell office:value-type="string" table:style-name="ce17">
            <text:p>Lost</text:p>
          </table:table-cell>
          <table:table-cell table:number-columns-repeated="16373" table:style-name="ce1"/>
        </table:table-row>
        <table:table-row table:style-name="ro1">
          <table:table-cell office:value-type="float" office:value="11.5" table:style-name="ce20">
            <text:p>11.5</text:p>
          </table:table-cell>
          <table:table-cell office:value-type="float" office:value="2.2999999999999998" table:style-name="ce21">
            <text:p>2.30</text:p>
          </table:table-cell>
          <table:table-cell office:value-type="float" office:value="5" table:style-name="ce22">
            <text:p>5.0</text:p>
          </table:table-cell>
          <table:table-cell office:value-type="float" office:value="8981.5" table:formula="of:=([Sheet2.A2]*(1-([Sheet2.C2]^([Sheet2.C4]+1))))/(1-[Sheet2.C2])" table:style-name="ce23">
            <text:p>8,982</text:p>
          </table:table-cell>
          <table:table-cell table:style-name="ce16"/>
          <table:table-cell office:value-type="float" office:value="11.5" table:formula="of:=[Sheet2.A2]" table:style-name="ce17">
            <text:p>11.5</text:p>
          </table:table-cell>
          <table:table-cell office:value-type="float" office:value="2.2999999999999998" table:formula="of:=[Sheet2.B2]" table:style-name="ce24">
            <text:p>2.30</text:p>
          </table:table-cell>
          <table:table-cell office:value-type="float" office:value="5" table:formula="of:=[Sheet2.C2]" table:style-name="ce25">
            <text:p>5.0</text:p>
          </table:table-cell>
          <table:table-cell office:value-type="float" office:value="19" table:formula="of:=COUNT([Sheet2.H11:.H36])" table:style-name="ce17">
            <text:p>19</text:p>
          </table:table-cell>
          <table:table-cell office:value-type="float" office:value="16" table:formula="of:=COUNTIF([Sheet2.I11:.I36];&quot;=1&quot;)" table:style-name="ce17">
            <text:p>16</text:p>
          </table:table-cell>
          <table:table-cell office:value-type="float" office:value="3" table:formula="of:=[Sheet2.I2]-[Sheet2.J2]" table:style-name="ce26">
            <text:p>3</text:p>
          </table:table-cell>
          <table:table-cell table:number-columns-repeated="9" table:style-name="ce1"/>
          <table:table-cell office:value-type="string" table:style-name="ce26">
            <text:p>Remain Time</text:p>
          </table:table-cell>
          <table:table-cell office:value-type="string" table:style-name="ce26">
            <text:p>Betting Rate</text:p>
          </table:table-cell>
          <table:table-cell office:value-type="string" table:style-name="ce26">
            <text:p>Increase Rate</text:p>
          </table:table-cell>
          <table:table-cell office:value-type="string" table:style-name="ce26">
            <text:p>Budget</text:p>
          </table:table-cell>
          <table:table-cell table:number-columns-repeated="16360"/>
        </table:table-row>
        <table:table-row table:style-name="ro1">
          <table:table-cell office:value-type="string" table:style-name="ce17">
            <text:p>Profit / Game</text:p>
          </table:table-cell>
          <table:table-cell office:value-type="string" table:style-name="ce24">
            <text:p>How many</text:p>
          </table:table-cell>
          <table:table-cell office:value-type="string" table:style-name="ce27">
            <text:p>Max Loss Interval</text:p>
          </table:table-cell>
          <table:table-cell office:value-type="string" table:style-name="ce25">
            <text:p>Frequency Max Interval</text:p>
          </table:table-cell>
          <table:table-cell table:number-columns-repeated="2" table:style-name="ce16"/>
          <table:table-cell table:style-name="ce28"/>
          <table:table-cell table:style-name="ce2"/>
          <table:table-cell table:style-name="ce29"/>
          <table:table-cell office:value-type="percentage" office:value="0.84210526315789469" table:formula="of:=[Sheet2.J2]/[Sheet2.I2]" table:style-name="ce30">
            <text:p>84.21%</text:p>
          </table:table-cell>
          <table:table-cell table:number-columns-repeated="2" table:style-name="ce2"/>
          <table:table-cell table:number-columns-repeated="8" table:style-name="ce1"/>
          <table:table-cell office:value-type="string" table:style-name="ce26">
            <text:p>t</text:p>
          </table:table-cell>
          <table:table-cell office:value-type="string" table:style-name="ce26">
            <text:p>r&gt;</text:p>
          </table:table-cell>
          <table:table-cell office:value-type="string" table:style-name="ce26">
            <text:p>y</text:p>
          </table:table-cell>
          <table:table-cell table:style-name="ce26"/>
          <table:table-cell table:number-columns-repeated="16360"/>
        </table:table-row>
        <table:table-row table:style-name="ro1">
          <table:table-cell office:value-type="float" office:value="14.95" table:formula="of:=[Sheet2.B2]*[Sheet2.A2]-[Sheet2.A2]" table:style-name="ce31">
            <text:p>15.0</text:p>
          </table:table-cell>
          <table:table-cell office:value-type="float" office:value="9" table:formula="of:=COUNTIF([Sheet2.A8:.A178203];&quot;&gt;=&quot;&amp;[Sheet2.B2])" table:style-name="ce23">
            <text:p>9</text:p>
          </table:table-cell>
          <table:table-cell office:value-type="float" office:value="4" table:formula="of:=MAX([Sheet2.C8:.C178203])" table:style-name="ce23">
            <text:p>4</text:p>
          </table:table-cell>
          <table:table-cell office:value-type="float" office:value="2" table:formula="of:=COUNTIF([Sheet2.C8:.C178203];&quot;&gt;=&quot;&amp;[Sheet2.C4])" table:style-name="ce27">
            <text:p>2</text:p>
          </table:table-cell>
          <table:table-cell table:style-name="ce16"/>
          <table:table-cell office:value-type="float" office:value="20" table:style-name="ce16">
            <text:p>20.0</text:p>
          </table:table-cell>
          <table:table-cell table:style-name="ce28"/>
          <table:table-cell table:style-name="ce2"/>
          <table:table-cell table:style-name="ce29"/>
          <table:table-cell table:style-name="ce32"/>
          <table:table-cell table:number-columns-repeated="2" table:style-name="ce2"/>
          <table:table-cell table:number-columns-repeated="8" table:style-name="ce1"/>
          <table:table-cell office:value-type="float" office:value="1" table:style-name="ce13">
            <text:p>1</text:p>
          </table:table-cell>
          <table:table-cell office:value-type="string" table:style-name="ce13">
            <text:p>any</text:p>
          </table:table-cell>
          <table:table-cell office:value-type="string" table:style-name="ce13">
            <text:p>any</text:p>
          </table:table-cell>
          <table:table-cell table:number-columns-repeated="16361" table:style-name="ce1"/>
        </table:table-row>
        <table:table-row table:style-name="ro1">
          <table:table-cell table:style-name="ce1"/>
          <table:table-cell office:value-type="percentage" office:value="0.29032258064516131" table:formula="of:=[Sheet2.B4]/COUNT([Sheet2.A8:.A178203])" table:style-name="ce30">
            <text:p>29.03%</text:p>
          </table:table-cell>
          <table:table-cell table:number-columns-repeated="2" table:style-name="ce1"/>
          <table:table-cell table:number-columns-repeated="2" table:style-name="ce16"/>
          <table:table-cell table:style-name="ce28"/>
          <table:table-cell table:style-name="ce2"/>
          <table:table-cell table:style-name="ce29"/>
          <table:table-cell table:style-name="ce32"/>
          <table:table-cell table:number-columns-repeated="2" table:style-name="ce2"/>
          <table:table-cell table:number-columns-repeated="8" table:style-name="ce1"/>
          <table:table-cell office:value-type="float" office:value="2" table:style-name="ce13">
            <text:p>2</text:p>
          </table:table-cell>
          <table:table-cell office:value-type="string" table:style-name="ce13">
            <text:p>any</text:p>
          </table:table-cell>
          <table:table-cell office:value-type="string" table:style-name="ce13">
            <text:p>any</text:p>
          </table:table-cell>
          <table:table-cell table:number-columns-repeated="16361" table:style-name="ce1"/>
        </table:table-row>
        <table:table-row table:style-name="ro1">
          <table:table-cell office:value-type="float" office:value="31" table:formula="of:=COUNT([Sheet2.A8:.A947800])" table:style-name="ce1">
            <text:p>31</text:p>
          </table:table-cell>
          <table:table-cell table:style-name="ce30"/>
          <table:table-cell table:number-columns-repeated="2" table:style-name="ce1"/>
          <table:table-cell table:number-columns-repeated="2" table:style-name="ce16"/>
          <table:table-cell table:style-name="ce28"/>
          <table:table-cell table:style-name="ce2"/>
          <table:table-cell table:style-name="ce29"/>
          <table:table-cell table:style-name="ce32"/>
          <table:table-cell table:number-columns-repeated="2" table:style-name="ce2"/>
          <table:table-cell table:number-columns-repeated="8" table:style-name="ce1"/>
          <table:table-cell office:value-type="float" office:value="3" table:style-name="ce13">
            <text:p>3</text:p>
          </table:table-cell>
          <table:table-cell office:value-type="float" office:value="1.6" table:style-name="ce13">
            <text:p>1.6</text:p>
          </table:table-cell>
          <table:table-cell office:value-type="float" office:value="1.1000000000000001" table:style-name="ce13">
            <text:p>1.1</text:p>
          </table:table-cell>
          <table:table-cell table:number-columns-repeated="16361" table:style-name="ce1"/>
        </table:table-row>
        <table:table-row table:style-name="ro1">
          <table:table-cell office:value-type="string" table:style-name="ce33">
            <text:p>History</text:p>
          </table:table-cell>
          <table:table-cell office:value-type="string" table:style-name="ce33">
            <text:p>Check Win</text:p>
          </table:table-cell>
          <table:table-cell office:value-type="string" table:style-name="ce33">
            <text:p>Linked Loss Count</text:p>
          </table:table-cell>
          <table:table-cell table:style-name="ce34"/>
          <table:table-cell table:number-columns-repeated="2" table:style-name="ce16"/>
          <table:table-cell table:style-name="ce28"/>
          <table:table-cell table:style-name="ce2"/>
          <table:table-cell table:style-name="ce29"/>
          <table:table-cell table:style-name="ce32"/>
          <table:table-cell table:number-columns-repeated="2" table:style-name="ce2"/>
          <table:table-cell table:number-columns-repeated="8" table:style-name="ce1"/>
          <table:table-cell table:style-name="ce13"/>
          <table:table-cell office:value-type="float" office:value="1.3" table:style-name="ce13">
            <text:p>1.3</text:p>
          </table:table-cell>
          <table:table-cell office:value-type="float" office:value="1.2" table:style-name="ce13">
            <text:p>1.2</text:p>
          </table:table-cell>
          <table:table-cell table:number-columns-repeated="16361" table:style-name="ce1"/>
        </table:table-row>
        <table:table-row table:style-name="ro1">
          <table:table-cell office:value-type="float" office:value="1.98" table:style-name="ce1">
            <text:p>1.98</text:p>
          </table:table-cell>
          <table:table-cell office:value-type="float" office:value="0" table:formula="of:=IF([Sheet2.A8]&gt;=[Sheet2.$B$2];1;0)" table:style-name="ce11">
            <text:p>0</text:p>
          </table:table-cell>
          <table:table-cell office:value-type="float" office:value="1" table:formula="of:=IF([Sheet2.B8]=0;1;0)" table:style-name="ce51">
            <text:p>1</text:p>
          </table:table-cell>
          <table:table-cell table:style-name="ce19"/>
          <table:table-cell office:value-type="float" office:value="0.891967621419676" table:style-name="ce49">
            <text:p>0.89</text:p>
          </table:table-cell>
          <table:table-cell office:value-type="float" office:value="1.1000000000000001" table:style-name="ce4">
            <text:p>1.1</text:p>
          </table:table-cell>
          <table:table-cell table:style-name="ce28"/>
          <table:table-cell office:value-type="string" table:style-name="ce17">
            <text:p>Horrible Risk</text:p>
          </table:table-cell>
          <table:table-cell office:value-type="string" table:style-name="ce17">
            <text:p>Horrible Fail</text:p>
          </table:table-cell>
          <table:table-cell office:value-type="string" table:style-name="ce17">
            <text:p>Total Profit</text:p>
          </table:table-cell>
          <table:table-cell table:style-name="ce30"/>
          <table:table-cell table:number-columns-repeated="4" table:style-name="ce1"/>
          <table:table-cell office:value-type="string" table:style-name="ce26">
            <text:p>Betting Rate</text:p>
          </table:table-cell>
          <table:table-cell office:value-type="string" table:style-name="ce26">
            <text:p>Remain Time</text:p>
          </table:table-cell>
          <table:table-cell office:value-type="string" table:style-name="ce26">
            <text:p>Increase Rate</text:p>
          </table:table-cell>
          <table:table-cell office:value-type="string" table:style-name="ce26">
            <text:p>Budget</text:p>
          </table:table-cell>
          <table:table-cell table:style-name="ce1"/>
          <table:table-cell office:value-type="float" office:value="4" table:style-name="ce13">
            <text:p>4</text:p>
          </table:table-cell>
          <table:table-cell office:value-type="float" office:value="2.2999999999999998" table:style-name="ce13">
            <text:p>2.3</text:p>
          </table:table-cell>
          <table:table-cell office:value-type="float" office:value="1.1000000000000001" table:style-name="ce13">
            <text:p>1.1</text:p>
          </table:table-cell>
          <table:table-cell table:number-columns-repeated="16361" table:style-name="ce1"/>
        </table:table-row>
        <table:table-row table:style-name="ro1">
          <table:table-cell office:value-type="float" office:value="1.02" table:style-name="ce1">
            <text:p>1.02</text:p>
          </table:table-cell>
          <table:table-cell office:value-type="float" office:value="0" table:formula="of:=IF([Sheet2.A9]&gt;=[Sheet2.$B$2];1;0)" table:style-name="ce11">
            <text:p>0</text:p>
          </table:table-cell>
          <table:table-cell office:value-type="float" office:value="2" table:formula="of:=IF([Sheet2.B9]=0;[Sheet2.C8]+1;0)" table:style-name="ce51">
            <text:p>2</text:p>
          </table:table-cell>
          <table:table-cell table:style-name="ce50"/>
          <table:table-cell office:value-type="float" office:value="0.818363428808634" table:style-name="ce49">
            <text:p>0.82</text:p>
          </table:table-cell>
          <table:table-cell office:value-type="float" office:value="1.2" table:style-name="ce4">
            <text:p>1.2</text:p>
          </table:table-cell>
          <table:table-cell table:style-name="ce1"/>
          <table:table-cell office:value-type="float" office:value="1" table:style-name="ce35">
            <text:p>1</text:p>
          </table:table-cell>
          <table:table-cell office:value-type="float" office:value="4" table:formula="of:=[Sheet2.H9]*[Sheet2.C4]" table:style-name="ce35">
            <text:p>4</text:p>
          </table:table-cell>
          <table:table-cell office:value-type="float" office:value="1759.4999999999984" table:formula="of:=SUM([Sheet2.J11:.J36])" table:style-name="ce36">
            <text:p>1,760</text:p>
          </table:table-cell>
          <table:table-cell table:style-name="ce29"/>
          <table:table-cell table:style-name="ce1"/>
          <table:table-cell office:value-type="string" table:style-name="ce13">
            <text:p>r</text:p>
          </table:table-cell>
          <table:table-cell office:value-type="float" office:value="1" table:style-name="ce13">
            <text:p>1</text:p>
          </table:table-cell>
          <table:table-cell table:style-name="ce1"/>
          <table:table-cell office:value-type="string" table:style-name="ce26">
            <text:p>r</text:p>
          </table:table-cell>
          <table:table-cell office:value-type="string" table:style-name="ce26">
            <text:p>t</text:p>
          </table:table-cell>
          <table:table-cell office:value-type="string" table:style-name="ce26">
            <text:p>y</text:p>
          </table:table-cell>
          <table:table-cell office:value-type="float" office:value="3200" table:style-name="ce26">
            <text:p>3200</text:p>
          </table:table-cell>
          <table:table-cell table:style-name="ce1"/>
          <table:table-cell table:style-name="ce13"/>
          <table:table-cell office:value-type="float" office:value="1.8" table:style-name="ce13">
            <text:p>1.8</text:p>
          </table:table-cell>
          <table:table-cell office:value-type="float" office:value="1.2" table:style-name="ce13">
            <text:p>1.2</text:p>
          </table:table-cell>
          <table:table-cell table:number-columns-repeated="16361" table:style-name="ce1"/>
        </table:table-row>
        <table:table-row table:style-name="ro1">
          <table:table-cell office:value-type="float" office:value="2.4900000000000002" table:style-name="ce1">
            <text:p>2.49</text:p>
          </table:table-cell>
          <table:table-cell office:value-type="float" office:value="1" table:formula="of:=IF([Sheet2.A10]&gt;=[Sheet2.$B$2];1;0)" table:style-name="ce11">
            <text:p>1</text:p>
          </table:table-cell>
          <table:table-cell office:value-type="float" office:value="0" table:formula="of:=IF([Sheet2.B10]=0;[Sheet2.C9]+1;0)" table:style-name="ce51">
            <text:p>0</text:p>
          </table:table-cell>
          <table:table-cell table:style-name="ce1"/>
          <table:table-cell office:value-type="float" office:value="0.75578559568285597" table:style-name="ce49">
            <text:p>0.76</text:p>
          </table:table-cell>
          <table:table-cell office:value-type="float" office:value="1.3" table:style-name="ce4">
            <text:p>1.3</text:p>
          </table:table-cell>
          <table:table-cell table:style-name="ce28"/>
          <table:table-cell office:value-type="float" office:value="1989.5" table:formula="of:=SUM([Sheet2.H11:.H36])" table:style-name="ce37">
            <text:p>1,989.5</text:p>
          </table:table-cell>
          <table:table-cell table:style-name="ce38"/>
          <table:table-cell office:value-type="percentage" office:value="0.8843930635838142" table:formula="of:=[Sheet2.J9]/[Sheet2.H10]" table:style-name="ce39">
            <text:p>88.44%</text:p>
          </table:table-cell>
          <table:table-cell table:number-columns-repeated="2" table:style-name="ce1"/>
          <table:table-cell office:value-type="string" table:style-name="ce40">
            <text:p>t</text:p>
          </table:table-cell>
          <table:table-cell office:value-type="float" office:value="5" table:style-name="ce13">
            <text:p>5</text:p>
          </table:table-cell>
          <table:table-cell table:style-name="ce1"/>
          <table:table-cell office:value-type="float" office:value="1.1000000000000001" table:style-name="ce1">
            <text:p>1.1</text:p>
          </table:table-cell>
          <table:table-cell office:value-type="float" office:value="10" table:style-name="ce1">
            <text:p>10</text:p>
          </table:table-cell>
          <table:table-cell table:number-columns-repeated="3" table:style-name="ce1"/>
          <table:table-cell table:style-name="ce13"/>
          <table:table-cell office:value-type="float" office:value="1.4" table:style-name="ce13">
            <text:p>1.4</text:p>
          </table:table-cell>
          <table:table-cell office:value-type="float" office:value="1.3" table:style-name="ce13">
            <text:p>1.3</text:p>
          </table:table-cell>
          <table:table-cell table:number-columns-repeated="16361" table:style-name="ce1"/>
        </table:table-row>
        <table:table-row table:style-name="ro1">
          <table:table-cell office:value-type="float" office:value="1.76" table:style-name="ce1">
            <text:p>1.76</text:p>
          </table:table-cell>
          <table:table-cell office:value-type="float" office:value="0" table:formula="of:=IF([Sheet2.A11]&gt;=[Sheet2.$B$2];1;0)" table:style-name="ce11">
            <text:p>0</text:p>
          </table:table-cell>
          <table:table-cell office:value-type="float" office:value="1" table:formula="of:=IF([Sheet2.B11]=0;[Sheet2.C10]+1;0)" table:style-name="ce51">
            <text:p>1</text:p>
          </table:table-cell>
          <table:table-cell table:style-name="ce1"/>
          <table:table-cell office:value-type="float" office:value="0.69964196762141995" table:style-name="ce49">
            <text:p>0.70</text:p>
          </table:table-cell>
          <table:table-cell office:value-type="float" office:value="1.4" table:style-name="ce4">
            <text:p>1.4</text:p>
          </table:table-cell>
          <table:table-cell office:value-type="float" office:value="1" table:style-name="ce28">
            <text:p>1</text:p>
          </table:table-cell>
          <table:table-cell office:value-type="float" office:value="11.5" table:formula="of:=[Sheet2.F2]" table:style-name="ce15">
            <text:p>11.50</text:p>
          </table:table-cell>
          <table:table-cell office:value-type="float" office:value="0" table:formula="of:=IF([Sheet2.G11]&gt;=[Sheet2.$I$9];1;0)" table:style-name="ce1">
            <text:p>0</text:p>
          </table:table-cell>
          <table:table-cell office:value-type="float" office:value="-11.5" table:formula="of:=IF([Sheet2.I11]=1;[Sheet2.H11]*([Sheet2.$G$2]-1);-[Sheet2.H11])" table:style-name="ce11">
            <text:p>-12</text:p>
          </table:table-cell>
          <table:table-cell office:value-type="float" office:value="11.5" table:formula="of:=[Sheet2.H11]" table:style-name="ce11">
            <text:p>12</text:p>
          </table:table-cell>
          <table:table-cell table:number-columns-repeated="9" table:style-name="ce1"/>
          <table:table-cell table:style-name="ce13"/>
          <table:table-cell office:value-type="float" office:value="1.2" table:style-name="ce13">
            <text:p>1.2</text:p>
          </table:table-cell>
          <table:table-cell office:value-type="float" office:value="1.4" table:style-name="ce13">
            <text:p>1.4</text:p>
          </table:table-cell>
          <table:table-cell table:number-columns-repeated="16361" table:style-name="ce1"/>
        </table:table-row>
        <table:table-row table:style-name="ro1">
          <table:table-cell office:value-type="float" office:value="1.02" table:style-name="ce1">
            <text:p>1.02</text:p>
          </table:table-cell>
          <table:table-cell office:value-type="float" office:value="0" table:formula="of:=IF([Sheet2.A12]&gt;=[Sheet2.$B$2];1;0)" table:style-name="ce11">
            <text:p>0</text:p>
          </table:table-cell>
          <table:table-cell office:value-type="float" office:value="2" table:formula="of:=IF([Sheet2.B12]=0;[Sheet2.C11]+1;0)" table:style-name="ce51">
            <text:p>2</text:p>
          </table:table-cell>
          <table:table-cell table:style-name="ce1"/>
          <table:table-cell office:value-type="float" office:value="0.65312370278123699" table:style-name="ce49">
            <text:p>0.65</text:p>
          </table:table-cell>
          <table:table-cell office:value-type="float" office:value="1.5" table:style-name="ce4">
            <text:p>1.5</text:p>
          </table:table-cell>
          <table:table-cell office:value-type="float" office:value="2" table:style-name="ce28">
            <text:p>2</text:p>
          </table:table-cell>
          <table:table-cell office:value-type="float" office:value="58" table:formula="of:=CEILING(IF([Sheet2.I11]=1;[Sheet2.$F$2];[Sheet2.H11]*[Sheet2.$H$2]))" table:style-name="ce15">
            <text:p>58.00</text:p>
          </table:table-cell>
          <table:table-cell office:value-type="float" office:value="0" table:formula="of:=IF([Sheet2.G12]&gt;=[Sheet2.$I$9];1;0)" table:style-name="ce1">
            <text:p>0</text:p>
          </table:table-cell>
          <table:table-cell office:value-type="float" office:value="-58" table:formula="of:=IF([Sheet2.I12]=1;[Sheet2.H12]*([Sheet2.$G$2]-1);-[Sheet2.H12])" table:style-name="ce11">
            <text:p>-58</text:p>
          </table:table-cell>
          <table:table-cell office:value-type="float" office:value="16.099999999999998" table:formula="of:=[Sheet2.K11]*1.4" table:style-name="ce11">
            <text:p>16</text:p>
          </table:table-cell>
          <table:table-cell table:number-columns-repeated="9" table:style-name="ce1"/>
          <table:table-cell table:number-columns-repeated="3" table:style-name="ce13"/>
          <table:table-cell table:number-columns-repeated="16361" table:style-name="ce1"/>
        </table:table-row>
        <table:table-row table:style-name="ro1">
          <table:table-cell office:value-type="float" office:value="1.51" table:style-name="ce1">
            <text:p>1.51</text:p>
          </table:table-cell>
          <table:table-cell office:value-type="float" office:value="0" table:formula="of:=IF([Sheet2.A13]&gt;=[Sheet2.$B$2];1;0)" table:style-name="ce11">
            <text:p>0</text:p>
          </table:table-cell>
          <table:table-cell office:value-type="float" office:value="3" table:formula="of:=IF([Sheet2.B13]=0;[Sheet2.C12]+1;0)" table:style-name="ce51">
            <text:p>3</text:p>
          </table:table-cell>
          <table:table-cell table:style-name="ce1"/>
          <table:table-cell office:value-type="float" office:value="0.61293586550435897" table:style-name="ce49">
            <text:p>0.61</text:p>
          </table:table-cell>
          <table:table-cell office:value-type="float" office:value="1.6" table:style-name="ce4">
            <text:p>1.6</text:p>
          </table:table-cell>
          <table:table-cell office:value-type="float" office:value="3" table:style-name="ce28">
            <text:p>3</text:p>
          </table:table-cell>
          <table:table-cell office:value-type="float" office:value="290" table:formula="of:=CEILING(IF([Sheet2.I12]=1;[Sheet2.$F$2];[Sheet2.H12]*[Sheet2.$H$2]))" table:style-name="ce15">
            <text:p>290.00</text:p>
          </table:table-cell>
          <table:table-cell office:value-type="float" office:value="0" table:formula="of:=IF([Sheet2.G13]&gt;=[Sheet2.$I$9];1;0)" table:style-name="ce1">
            <text:p>0</text:p>
          </table:table-cell>
          <table:table-cell office:value-type="float" office:value="-290" table:formula="of:=IF([Sheet2.I13]=1;[Sheet2.H13]*([Sheet2.$G$2]-1);-[Sheet2.H13])" table:style-name="ce11">
            <text:p>-290</text:p>
          </table:table-cell>
          <table:table-cell office:value-type="float" office:value="22.539999999999996" table:formula="of:=[Sheet2.K12]*1.4" table:style-name="ce11">
            <text:p>23</text:p>
          </table:table-cell>
          <table:table-cell table:style-name="ce1"/>
          <table:table-cell office:value-type="string" table:style-name="ce33">
            <text:p>y(Increase)</text:p>
          </table:table-cell>
          <table:table-cell office:value-type="string" table:style-name="ce33">
            <text:p>r(Rate)&gt;</text:p>
          </table:table-cell>
          <table:table-cell table:number-columns-repeated="16370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formula="of:=IF([Sheet2.A14]&gt;=[Sheet2.$B$2];1;0)" table:style-name="ce11">
            <text:p>0</text:p>
          </table:table-cell>
          <table:table-cell office:value-type="float" office:value="4" table:formula="of:=IF([Sheet2.B14]=0;[Sheet2.C13]+1;0)" table:style-name="ce51">
            <text:p>4</text:p>
          </table:table-cell>
          <table:table-cell table:style-name="ce1"/>
          <table:table-cell office:value-type="float" office:value="0.57726234952262301" table:style-name="ce49">
            <text:p>0.58</text:p>
          </table:table-cell>
          <table:table-cell office:value-type="float" office:value="1.7" table:style-name="ce4">
            <text:p>1.7</text:p>
          </table:table-cell>
          <table:table-cell office:value-type="float" office:value="4" table:style-name="ce28">
            <text:p>4</text:p>
          </table:table-cell>
          <table:table-cell office:value-type="float" office:value="1450" table:formula="of:=CEILING(IF([Sheet2.I13]=1;[Sheet2.$F$2];[Sheet2.H13]*[Sheet2.$H$2]))" table:style-name="ce15">
            <text:p>1,450.00</text:p>
          </table:table-cell>
          <table:table-cell office:value-type="float" office:value="1" table:formula="of:=IF([Sheet2.G14]&gt;=[Sheet2.$I$9];1;0)" table:style-name="ce1">
            <text:p>1</text:p>
          </table:table-cell>
          <table:table-cell office:value-type="float" office:value="1884.9999999999998" table:formula="of:=IF([Sheet2.I14]=1;[Sheet2.H14]*([Sheet2.$G$2]-1);-[Sheet2.H14])" table:style-name="ce11">
            <text:p>1,885</text:p>
          </table:table-cell>
          <table:table-cell office:value-type="float" office:value="31.55599999999999" table:formula="of:=[Sheet2.K13]*1.4" table:style-name="ce11">
            <text:p>32</text:p>
          </table:table-cell>
          <table:table-cell table:style-name="ce1"/>
          <table:table-cell office:value-type="float" office:value="1.1000000000000001" table:style-name="ce13">
            <text:p>1.1</text:p>
          </table:table-cell>
          <table:table-cell office:value-type="float" office:value="2.8816958603175378" table:formula="of:=(1-[.M14]^(-[.$N$10]+1))/([.M14]*([.M14]-1))" table:style-name="ce41">
            <text:p>2.882</text:p>
          </table:table-cell>
          <table:table-cell table:style-name="ce1"/>
          <table:table-cell office:value-type="float" office:value="1.2" table:style-name="ce1">
            <text:p>1.2</text:p>
          </table:table-cell>
          <table:table-cell table:number-columns-repeated="16368" table:style-name="ce1"/>
        </table:table-row>
        <table:table-row table:style-name="ro1">
          <table:table-cell office:value-type="float" office:value="7.48" table:style-name="ce1">
            <text:p>7.48</text:p>
          </table:table-cell>
          <table:table-cell office:value-type="float" office:value="1" table:formula="of:=IF([Sheet2.A15]&gt;=[Sheet2.$B$2];1;0)" table:style-name="ce11">
            <text:p>1</text:p>
          </table:table-cell>
          <table:table-cell office:value-type="float" office:value="0" table:formula="of:=IF([Sheet2.B15]=0;[Sheet2.C14]+1;0)" table:style-name="ce51">
            <text:p>0</text:p>
          </table:table-cell>
          <table:table-cell table:style-name="ce1"/>
          <table:table-cell office:value-type="float" office:value="0.54439082606890798" table:style-name="ce49">
            <text:p>0.54</text:p>
          </table:table-cell>
          <table:table-cell office:value-type="float" office:value="1.8" table:style-name="ce4">
            <text:p>1.8</text:p>
          </table:table-cell>
          <table:table-cell office:value-type="float" office:value="5" table:style-name="ce28">
            <text:p>5</text:p>
          </table:table-cell>
          <table:table-cell office:value-type="float" office:value="12" table:formula="of:=CEILING(IF([Sheet2.I14]=1;[Sheet2.$F$2];[Sheet2.H14]*[Sheet2.$H$2]))" table:style-name="ce15">
            <text:p>12.00</text:p>
          </table:table-cell>
          <table:table-cell office:value-type="float" office:value="1" table:formula="of:=IF([Sheet2.G15]&gt;=[Sheet2.$I$9];1;0)" table:style-name="ce1">
            <text:p>1</text:p>
          </table:table-cell>
          <table:table-cell office:value-type="float" office:value="15.599999999999998" table:formula="of:=IF([Sheet2.I15]=1;[Sheet2.H15]*([Sheet2.$G$2]-1);-[Sheet2.H15])" table:style-name="ce11">
            <text:p>16</text:p>
          </table:table-cell>
          <table:table-cell office:value-type="float" office:value="44.178399999999982" table:formula="of:=[Sheet2.K14]*1.4" table:style-name="ce11">
            <text:p>44</text:p>
          </table:table-cell>
          <table:table-cell table:style-name="ce1"/>
          <table:table-cell office:value-type="float" office:value="1.2" table:style-name="ce13">
            <text:p>1.2</text:p>
          </table:table-cell>
          <table:table-cell office:value-type="float" office:value="2.1572788065843622" table:formula="of:=(1-[.M15]^(-[.$N$10]+1))/([.M15]*([.M15]-1))" table:style-name="ce41">
            <text:p>2.157</text:p>
          </table:table-cell>
          <table:table-cell table:style-name="ce1"/>
          <table:table-cell office:value-type="float" office:value="1.3" table:style-name="ce1">
            <text:p>1.3</text:p>
          </table:table-cell>
          <table:table-cell table:number-columns-repeated="16368" table:style-name="ce1"/>
        </table:table-row>
        <table:table-row table:style-name="ro1">
          <table:table-cell office:value-type="float" office:value="1.1399999999999999" table:style-name="ce1">
            <text:p>1.14</text:p>
          </table:table-cell>
          <table:table-cell office:value-type="float" office:value="0" table:formula="of:=IF([Sheet2.A16]&gt;=[Sheet2.$B$2];1;0)" table:style-name="ce11">
            <text:p>0</text:p>
          </table:table-cell>
          <table:table-cell office:value-type="float" office:value="1" table:formula="of:=IF([Sheet2.B16]=0;[Sheet2.C15]+1;0)" table:style-name="ce51">
            <text:p>1</text:p>
          </table:table-cell>
          <table:table-cell table:style-name="ce1"/>
          <table:table-cell office:value-type="float" office:value="0.515073682025737" table:style-name="ce49">
            <text:p>0.52</text:p>
          </table:table-cell>
          <table:table-cell office:value-type="float" office:value="1.9" table:style-name="ce4">
            <text:p>1.9</text:p>
          </table:table-cell>
          <table:table-cell office:value-type="float" office:value="6" table:style-name="ce28">
            <text:p>6</text:p>
          </table:table-cell>
          <table:table-cell office:value-type="float" office:value="12" table:formula="of:=CEILING(IF([Sheet2.I15]=1;[Sheet2.$F$2];[Sheet2.H15]*[Sheet2.$H$2]))" table:style-name="ce15">
            <text:p>12.00</text:p>
          </table:table-cell>
          <table:table-cell office:value-type="float" office:value="1" table:formula="of:=IF([Sheet2.G16]&gt;=[Sheet2.$I$9];1;0)" table:style-name="ce1">
            <text:p>1</text:p>
          </table:table-cell>
          <table:table-cell office:value-type="float" office:value="15.599999999999998" table:formula="of:=IF([Sheet2.I16]=1;[Sheet2.H16]*([Sheet2.$G$2]-1);-[Sheet2.H16])" table:style-name="ce11">
            <text:p>16</text:p>
          </table:table-cell>
          <table:table-cell office:value-type="float" office:value="61.849759999999968" table:formula="of:=[Sheet2.K15]*1.4" table:style-name="ce11">
            <text:p>62</text:p>
          </table:table-cell>
          <table:table-cell table:style-name="ce1"/>
          <table:table-cell office:value-type="float" office:value="1.3" table:style-name="ce13">
            <text:p>1.3</text:p>
          </table:table-cell>
          <table:table-cell office:value-type="float" office:value="1.6663389829595494" table:formula="of:=(1-[.M16]^(-[.$N$10]+1))/([.M16]*([.M16]-1))" table:style-name="ce41">
            <text:p>1.666</text:p>
          </table:table-cell>
          <table:table-cell table:style-name="ce1"/>
          <table:table-cell office:value-type="float" office:value="2.2999999999999998" table:style-name="ce1">
            <text:p>2.3</text:p>
          </table:table-cell>
          <table:table-cell table:number-columns-repeated="16368" table:style-name="ce1"/>
        </table:table-row>
        <table:table-row table:style-name="ro1">
          <table:table-cell office:value-type="float" office:value="5.16" table:style-name="ce1">
            <text:p>5.16</text:p>
          </table:table-cell>
          <table:table-cell office:value-type="float" office:value="1" table:formula="of:=IF([Sheet2.A17]&gt;=[Sheet2.$B$2];1;0)" table:style-name="ce11">
            <text:p>1</text:p>
          </table:table-cell>
          <table:table-cell office:value-type="float" office:value="0" table:formula="of:=IF([Sheet2.B17]=0;[Sheet2.C16]+1;0)" table:style-name="ce51">
            <text:p>0</text:p>
          </table:table-cell>
          <table:table-cell table:style-name="ce1"/>
          <table:table-cell office:value-type="float" office:value="0.48980386052303898" table:style-name="ce49">
            <text:p>0.49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28">
            <text:p>7</text:p>
          </table:table-cell>
          <table:table-cell office:value-type="float" office:value="12" table:formula="of:=CEILING(IF([Sheet2.I16]=1;[Sheet2.$F$2];[Sheet2.H16]*[Sheet2.$H$2]))" table:style-name="ce15">
            <text:p>12.00</text:p>
          </table:table-cell>
          <table:table-cell office:value-type="float" office:value="1" table:formula="of:=IF([Sheet2.G17]&gt;=[Sheet2.$I$9];1;0)" table:style-name="ce1">
            <text:p>1</text:p>
          </table:table-cell>
          <table:table-cell office:value-type="float" office:value="15.599999999999998" table:formula="of:=IF([Sheet2.I17]=1;[Sheet2.H17]*([Sheet2.$G$2]-1);-[Sheet2.H17])" table:style-name="ce11">
            <text:p>16</text:p>
          </table:table-cell>
          <table:table-cell office:value-type="float" office:value="86.589663999999956" table:formula="of:=[Sheet2.K16]*1.4" table:style-name="ce11">
            <text:p>87</text:p>
          </table:table-cell>
          <table:table-cell table:style-name="ce1"/>
          <table:table-cell office:value-type="float" office:value="1.4" table:style-name="ce13">
            <text:p>1.4</text:p>
          </table:table-cell>
          <table:table-cell office:value-type="float" office:value="1.3208782055096093" table:formula="of:=(1-[.M17]^(-[.$N$10]+1))/([.M17]*([.M17]-1))" table:style-name="ce41">
            <text:p>1.321</text:p>
          </table:table-cell>
          <table:table-cell table:style-name="ce1"/>
          <table:table-cell office:value-type="float" office:value="3.3" table:style-name="ce1">
            <text:p>3.3</text:p>
          </table:table-cell>
          <table:table-cell table:number-columns-repeated="16368" table:style-name="ce1"/>
        </table:table-row>
        <table:table-row table:style-name="ro1">
          <table:table-cell office:value-type="float" office:value="1.73" table:style-name="ce1">
            <text:p>1.73</text:p>
          </table:table-cell>
          <table:table-cell office:value-type="float" office:value="0" table:formula="of:=IF([Sheet2.A18]&gt;=[Sheet2.$B$2];1;0)" table:style-name="ce11">
            <text:p>0</text:p>
          </table:table-cell>
          <table:table-cell office:value-type="float" office:value="1" table:formula="of:=IF([Sheet2.B18]=0;[Sheet2.C17]+1;0)" table:style-name="ce51">
            <text:p>1</text:p>
          </table:table-cell>
          <table:table-cell table:style-name="ce1"/>
          <table:table-cell office:value-type="float" office:value="0.467517642175176" table:style-name="ce49">
            <text:p>0.47</text:p>
          </table:table-cell>
          <table:table-cell office:value-type="float" office:value="2.1" table:style-name="ce4">
            <text:p>2.1</text:p>
          </table:table-cell>
          <table:table-cell office:value-type="float" office:value="8" table:style-name="ce28">
            <text:p>8</text:p>
          </table:table-cell>
          <table:table-cell office:value-type="float" office:value="12" table:formula="of:=CEILING(IF([Sheet2.I17]=1;[Sheet2.$F$2];[Sheet2.H17]*[Sheet2.$H$2]))" table:style-name="ce15">
            <text:p>12.00</text:p>
          </table:table-cell>
          <table:table-cell office:value-type="float" office:value="1" table:formula="of:=IF([Sheet2.G18]&gt;=[Sheet2.$I$9];1;0)" table:style-name="ce1">
            <text:p>1</text:p>
          </table:table-cell>
          <table:table-cell office:value-type="float" office:value="15.599999999999998" table:formula="of:=IF([Sheet2.I18]=1;[Sheet2.H18]*([Sheet2.$G$2]-1);-[Sheet2.H18])" table:style-name="ce11">
            <text:p>16</text:p>
          </table:table-cell>
          <table:table-cell office:value-type="float" office:value="121.22552959999993" table:formula="of:=[Sheet2.K17]*1.4" table:style-name="ce11">
            <text:p>121</text:p>
          </table:table-cell>
          <table:table-cell table:style-name="ce1"/>
          <table:table-cell office:value-type="float" office:value="1.5" table:style-name="ce13">
            <text:p>1.5</text:p>
          </table:table-cell>
          <table:table-cell office:value-type="float" office:value="1.0699588477366255" table:formula="of:=(1-[.M18]^(-[.$N$10]+1))/([.M18]*([.M18]-1))" table:style-name="ce41">
            <text:p>1.070</text:p>
          </table:table-cell>
          <table:table-cell table:style-name="ce1"/>
          <table:table-cell office:value-type="float" office:value="4.3" table:style-name="ce1">
            <text:p>4.3</text:p>
          </table:table-cell>
          <table:table-cell table:number-columns-repeated="16368" table:style-name="ce1"/>
        </table:table-row>
        <table:table-row table:style-name="ro1">
          <table:table-cell office:value-type="float" office:value="1.61" table:style-name="ce1">
            <text:p>1.61</text:p>
          </table:table-cell>
          <table:table-cell office:value-type="float" office:value="0" table:formula="of:=IF([Sheet2.A19]&gt;=[Sheet2.$B$2];1;0)" table:style-name="ce11">
            <text:p>0</text:p>
          </table:table-cell>
          <table:table-cell office:value-type="float" office:value="2" table:formula="of:=IF([Sheet2.B19]=0;[Sheet2.C18]+1;0)" table:style-name="ce51">
            <text:p>2</text:p>
          </table:table-cell>
          <table:table-cell table:style-name="ce1"/>
          <table:table-cell office:value-type="float" office:value="0.44754047322540502" table:style-name="ce49">
            <text:p>0.45</text:p>
          </table:table-cell>
          <table:table-cell office:value-type="float" office:value="2.2000000000000002" table:style-name="ce4">
            <text:p>2.2</text:p>
          </table:table-cell>
          <table:table-cell office:value-type="float" office:value="9" table:style-name="ce28">
            <text:p>9</text:p>
          </table:table-cell>
          <table:table-cell office:value-type="float" office:value="12" table:formula="of:=CEILING(IF([Sheet2.I18]=1;[Sheet2.$F$2];[Sheet2.H18]*[Sheet2.$H$2]))" table:style-name="ce15">
            <text:p>12.00</text:p>
          </table:table-cell>
          <table:table-cell office:value-type="float" office:value="1" table:formula="of:=IF([Sheet2.G19]&gt;=[Sheet2.$I$9];1;0)" table:style-name="ce1">
            <text:p>1</text:p>
          </table:table-cell>
          <table:table-cell office:value-type="float" office:value="15.599999999999998" table:formula="of:=IF([Sheet2.I19]=1;[Sheet2.H19]*([Sheet2.$G$2]-1);-[Sheet2.H19])" table:style-name="ce11">
            <text:p>16</text:p>
          </table:table-cell>
          <table:table-cell office:value-type="float" office:value="169.7157414399999" table:formula="of:=[Sheet2.K18]*1.4" table:style-name="ce11">
            <text:p>170</text:p>
          </table:table-cell>
          <table:table-cell table:style-name="ce1"/>
          <table:table-cell office:value-type="float" office:value="1.6" table:style-name="ce13">
            <text:p>1.6</text:p>
          </table:table-cell>
          <table:table-cell office:value-type="float" office:value="0.88272094726562478" table:formula="of:=(1-[.M19]^(-[.$N$10]+1))/([.M19]*([.M19]-1))" table:style-name="ce41">
            <text:p>0.883</text:p>
          </table:table-cell>
          <table:table-cell table:number-columns-repeated="16370" table:style-name="ce1"/>
        </table:table-row>
        <table:table-row table:style-name="ro1">
          <table:table-cell office:value-type="float" office:value="3.83" table:style-name="ce1">
            <text:p>3.83</text:p>
          </table:table-cell>
          <table:table-cell office:value-type="float" office:value="1" table:formula="of:=IF([Sheet2.A20]&gt;=[Sheet2.$B$2];1;0)" table:style-name="ce11">
            <text:p>1</text:p>
          </table:table-cell>
          <table:table-cell office:value-type="float" office:value="0" table:formula="of:=IF([Sheet2.B20]=0;[Sheet2.C19]+1;0)" table:style-name="ce51">
            <text:p>0</text:p>
          </table:table-cell>
          <table:table-cell table:style-name="ce19"/>
          <table:table-cell office:value-type="float" office:value="0.42823785803237902" table:style-name="ce49">
            <text:p>0.43</text:p>
          </table:table-cell>
          <table:table-cell office:value-type="float" office:value="2.2999999999999998" table:style-name="ce4">
            <text:p>2.3</text:p>
          </table:table-cell>
          <table:table-cell office:value-type="float" office:value="10" table:style-name="ce28">
            <text:p>10</text:p>
          </table:table-cell>
          <table:table-cell office:value-type="float" office:value="12" table:formula="of:=CEILING(IF([Sheet2.I19]=1;[Sheet2.$F$2];[Sheet2.H19]*[Sheet2.$H$2]))" table:style-name="ce15">
            <text:p>12.00</text:p>
          </table:table-cell>
          <table:table-cell office:value-type="float" office:value="1" table:formula="of:=IF([Sheet2.G20]&gt;=[Sheet2.$I$9];1;0)" table:style-name="ce1">
            <text:p>1</text:p>
          </table:table-cell>
          <table:table-cell office:value-type="float" office:value="15.599999999999998" table:formula="of:=IF([Sheet2.I20]=1;[Sheet2.H20]*([Sheet2.$G$2]-1);-[Sheet2.H20])" table:style-name="ce11">
            <text:p>16</text:p>
          </table:table-cell>
          <table:table-cell office:value-type="float" office:value="237.60203801599985" table:formula="of:=[Sheet2.K19]*1.4" table:style-name="ce11">
            <text:p>238</text:p>
          </table:table-cell>
          <table:table-cell table:style-name="ce1"/>
          <table:table-cell office:value-type="float" office:value="1.7" table:style-name="ce13">
            <text:p>1.7</text:p>
          </table:table-cell>
          <table:table-cell office:value-type="float" office:value="0.73972238049324679" table:formula="of:=(1-[.M20]^(-[.$N$10]+1))/([.M20]*([.M20]-1))" table:style-name="ce41">
            <text:p>0.740</text:p>
          </table:table-cell>
          <table:table-cell table:style-name="ce1"/>
          <table:table-cell office:value-type="string" table:style-name="ce1">
            <text:p>r</text:p>
          </table:table-cell>
          <table:table-cell office:value-type="float" office:value="1.4" table:style-name="ce1">
            <text:p>1.4</text:p>
          </table:table-cell>
          <table:table-cell table:number-columns-repeated="16367" table:style-name="ce1"/>
        </table:table-row>
        <table:table-row table:style-name="ro1">
          <table:table-cell office:value-type="float" office:value="1.37" table:style-name="ce1">
            <text:p>1.37</text:p>
          </table:table-cell>
          <table:table-cell office:value-type="float" office:value="0" table:formula="of:=IF([Sheet2.A21]&gt;=[Sheet2.$B$2];1;0)" table:style-name="ce11">
            <text:p>0</text:p>
          </table:table-cell>
          <table:table-cell office:value-type="float" office:value="1" table:formula="of:=IF([Sheet2.B21]=0;[Sheet2.C20]+1;0)" table:style-name="ce51">
            <text:p>1</text:p>
          </table:table-cell>
          <table:table-cell table:style-name="ce19"/>
          <table:table-cell office:value-type="float" office:value="0.41025840597758401" table:style-name="ce49">
            <text:p>0.41</text:p>
          </table:table-cell>
          <table:table-cell office:value-type="float" office:value="2.4" table:style-name="ce4">
            <text:p>2.4</text:p>
          </table:table-cell>
          <table:table-cell office:value-type="float" office:value="11" table:style-name="ce28">
            <text:p>11</text:p>
          </table:table-cell>
          <table:table-cell office:value-type="float" office:value="12" table:formula="of:=CEILING(IF([Sheet2.I20]=1;[Sheet2.$F$2];[Sheet2.H20]*[Sheet2.$H$2]))" table:style-name="ce15">
            <text:p>12.00</text:p>
          </table:table-cell>
          <table:table-cell office:value-type="float" office:value="1" table:formula="of:=IF([Sheet2.G21]&gt;=[Sheet2.$I$9];1;0)" table:style-name="ce1">
            <text:p>1</text:p>
          </table:table-cell>
          <table:table-cell office:value-type="float" office:value="15.599999999999998" table:formula="of:=IF([Sheet2.I21]=1;[Sheet2.H21]*([Sheet2.$G$2]-1);-[Sheet2.H21])" table:style-name="ce11">
            <text:p>16</text:p>
          </table:table-cell>
          <table:table-cell office:value-type="float" office:value="332.64285322239976" table:formula="of:=[Sheet2.K20]*1.4" table:style-name="ce11">
            <text:p>333</text:p>
          </table:table-cell>
          <table:table-cell table:style-name="ce1"/>
          <table:table-cell office:value-type="float" office:value="1.8" table:style-name="ce13">
            <text:p>1.8</text:p>
          </table:table-cell>
          <table:table-cell office:value-type="float" office:value="0.62829175769276357" table:formula="of:=(1-[.M21]^(-[.$N$10]+1))/([.M21]*([.M21]-1))" table:style-name="ce41">
            <text:p>0.628</text:p>
          </table:table-cell>
          <table:table-cell table:style-name="ce1"/>
          <table:table-cell office:value-type="string" table:style-name="ce33">
            <text:p>y</text:p>
          </table:table-cell>
          <table:table-cell office:value-type="float" office:value="4" table:style-name="ce33">
            <text:p>4</text:p>
          </table:table-cell>
          <table:table-cell office:value-type="string" table:style-name="ce33">
            <text:p>t</text:p>
          </table:table-cell>
          <table:table-cell office:value-type="float" office:value="6" table:style-name="ce33">
            <text:p>6</text:p>
          </table:table-cell>
          <table:table-cell table:number-columns-repeated="16365" table:style-name="ce1"/>
        </table:table-row>
        <table:table-row table:style-name="ro1">
          <table:table-cell office:value-type="float" office:value="3.23" table:style-name="ce1">
            <text:p>3.23</text:p>
          </table:table-cell>
          <table:table-cell office:value-type="float" office:value="1" table:formula="of:=IF([Sheet2.A22]&gt;=[Sheet2.$B$2];1;0)" table:style-name="ce11">
            <text:p>1</text:p>
          </table:table-cell>
          <table:table-cell office:value-type="float" office:value="0" table:formula="of:=IF([Sheet2.B22]=0;[Sheet2.C21]+1;0)" table:style-name="ce51">
            <text:p>0</text:p>
          </table:table-cell>
          <table:table-cell table:style-name="ce19"/>
          <table:table-cell office:value-type="float" office:value="0.3927200083022" table:style-name="ce49">
            <text:p>0.39</text:p>
          </table:table-cell>
          <table:table-cell office:value-type="float" office:value="2.5" table:style-name="ce4">
            <text:p>2.5</text:p>
          </table:table-cell>
          <table:table-cell office:value-type="float" office:value="12" table:style-name="ce28">
            <text:p>12</text:p>
          </table:table-cell>
          <table:table-cell office:value-type="float" office:value="12" table:formula="of:=CEILING(IF([Sheet2.I21]=1;[Sheet2.$F$2];[Sheet2.H21]*[Sheet2.$H$2]))" table:style-name="ce15">
            <text:p>12.00</text:p>
          </table:table-cell>
          <table:table-cell office:value-type="float" office:value="1" table:formula="of:=IF([Sheet2.G22]&gt;=[Sheet2.$I$9];1;0)" table:style-name="ce1">
            <text:p>1</text:p>
          </table:table-cell>
          <table:table-cell office:value-type="float" office:value="15.599999999999998" table:formula="of:=IF([Sheet2.I22]=1;[Sheet2.H22]*([Sheet2.$G$2]-1);-[Sheet2.H22])" table:style-name="ce11">
            <text:p>16</text:p>
          </table:table-cell>
          <table:table-cell office:value-type="float" office:value="465.69999451135965" table:formula="of:=[Sheet2.K21]*1.4" table:style-name="ce11">
            <text:p>466</text:p>
          </table:table-cell>
          <table:table-cell table:style-name="ce1"/>
          <table:table-cell office:value-type="float" office:value="1.9" table:style-name="ce13">
            <text:p>1.9</text:p>
          </table:table-cell>
          <table:table-cell office:value-type="float" office:value="0.539921869036739" table:formula="of:=(1-[.M22]^(-[.$N$10]+1))/([.M22]*([.M22]-1))" table:style-name="ce41">
            <text:p>0.540</text:p>
          </table:table-cell>
          <table:table-cell table:number-columns-repeated="16370" table:style-name="ce1"/>
        </table:table-row>
        <table:table-row table:style-name="ro1">
          <table:table-cell office:value-type="float" office:value="2.59" table:style-name="ce1">
            <text:p>2.59</text:p>
          </table:table-cell>
          <table:table-cell office:value-type="float" office:value="1" table:formula="of:=IF([Sheet2.A23]&gt;=[Sheet2.$B$2];1;0)" table:style-name="ce11">
            <text:p>1</text:p>
          </table:table-cell>
          <table:table-cell office:value-type="float" office:value="0" table:formula="of:=IF([Sheet2.B23]=0;[Sheet2.C22]+1;0)" table:style-name="ce51">
            <text:p>0</text:p>
          </table:table-cell>
          <table:table-cell table:style-name="ce19"/>
          <table:table-cell office:value-type="float" office:value="0.37756849315068503" table:style-name="ce49">
            <text:p>0.38</text:p>
          </table:table-cell>
          <table:table-cell office:value-type="float" office:value="2.6" table:style-name="ce4">
            <text:p>2.6</text:p>
          </table:table-cell>
          <table:table-cell office:value-type="float" office:value="13" table:style-name="ce28">
            <text:p>13</text:p>
          </table:table-cell>
          <table:table-cell office:value-type="float" office:value="12" table:formula="of:=CEILING(IF([Sheet2.I22]=1;[Sheet2.$F$2];[Sheet2.H22]*[Sheet2.$H$2]))" table:style-name="ce15">
            <text:p>12.00</text:p>
          </table:table-cell>
          <table:table-cell office:value-type="float" office:value="1" table:formula="of:=IF([Sheet2.G23]&gt;=[Sheet2.$I$9];1;0)" table:style-name="ce1">
            <text:p>1</text:p>
          </table:table-cell>
          <table:table-cell office:value-type="float" office:value="15.599999999999998" table:formula="of:=IF([Sheet2.I23]=1;[Sheet2.H23]*([Sheet2.$G$2]-1);-[Sheet2.H23])" table:style-name="ce11">
            <text:p>16</text:p>
          </table:table-cell>
          <table:table-cell office:value-type="float" office:value="651.97999231590347" table:formula="of:=[Sheet2.K22]*1.4" table:style-name="ce11">
            <text:p>652</text:p>
          </table:table-cell>
          <table:table-cell table:style-name="ce1"/>
          <table:table-cell office:value-type="float" office:value="2" table:style-name="ce13">
            <text:p>2</text:p>
          </table:table-cell>
          <table:table-cell office:value-type="float" office:value="0.46875" table:formula="of:=(1-[.M23]^(-[.$N$10]+1))/([.M23]*([.M23]-1))" table:style-name="ce41">
            <text:p>0.469</text:p>
          </table:table-cell>
          <table:table-cell table:number-columns-repeated="2" table:style-name="ce1"/>
          <table:table-cell office:value-type="float" office:value="1.333251953125" table:formula="of:=([.Q21]^([.S21]+1)-1)/(([.Q21]-1)*[.Q21]^[.S21])" table:style-name="ce1">
            <text:p>1.333251953</text:p>
          </table:table-cell>
          <table:table-cell table:number-columns-repeated="16367" table:style-name="ce1"/>
        </table:table-row>
        <table:table-row table:style-name="ro1">
          <table:table-cell office:value-type="float" office:value="1.97" table:style-name="ce1">
            <text:p>1.97</text:p>
          </table:table-cell>
          <table:table-cell office:value-type="float" office:value="0" table:formula="of:=IF([Sheet2.A24]&gt;=[Sheet2.$B$2];1;0)" table:style-name="ce11">
            <text:p>0</text:p>
          </table:table-cell>
          <table:table-cell office:value-type="float" office:value="1" table:formula="of:=IF([Sheet2.B24]=0;[Sheet2.C23]+1;0)" table:style-name="ce51">
            <text:p>1</text:p>
          </table:table-cell>
          <table:table-cell table:style-name="ce19"/>
          <table:table-cell office:value-type="float" office:value="0.363143420506434" table:style-name="ce49">
            <text:p>0.36</text:p>
          </table:table-cell>
          <table:table-cell office:value-type="float" office:value="2.7" table:style-name="ce4">
            <text:p>2.7</text:p>
          </table:table-cell>
          <table:table-cell office:value-type="float" office:value="14" table:style-name="ce28">
            <text:p>14</text:p>
          </table:table-cell>
          <table:table-cell office:value-type="float" office:value="12" table:formula="of:=CEILING(IF([Sheet2.I23]=1;[Sheet2.$F$2];[Sheet2.H23]*[Sheet2.$H$2]))" table:style-name="ce15">
            <text:p>12.00</text:p>
          </table:table-cell>
          <table:table-cell office:value-type="float" office:value="1" table:formula="of:=IF([Sheet2.G24]&gt;=[Sheet2.$I$9];1;0)" table:style-name="ce1">
            <text:p>1</text:p>
          </table:table-cell>
          <table:table-cell office:value-type="float" office:value="15.599999999999998" table:formula="of:=IF([Sheet2.I24]=1;[Sheet2.H24]*([Sheet2.$G$2]-1);-[Sheet2.H24])" table:style-name="ce11">
            <text:p>16</text:p>
          </table:table-cell>
          <table:table-cell office:value-type="float" office:value="912.77198924226479" table:formula="of:=[Sheet2.K23]*1.4" table:style-name="ce11">
            <text:p>913</text:p>
          </table:table-cell>
          <table:table-cell table:style-name="ce1"/>
          <table:table-cell office:value-type="float" office:value="2.1" table:style-name="ce13">
            <text:p>2.1</text:p>
          </table:table-cell>
          <table:table-cell office:value-type="float" office:value="0.41064116680757884" table:formula="of:=(1-[.M24]^(-[.$N$10]+1))/([.M24]*([.M24]-1))" table:style-name="ce41">
            <text:p>0.411</text:p>
          </table:table-cell>
          <table:table-cell table:style-name="ce1"/>
          <table:table-cell office:value-type="string" table:style-name="ce1">
            <text:p>BigArray</text:p>
          </table:table-cell>
          <table:table-cell table:number-columns-repeated="16368" table:style-name="ce1"/>
        </table:table-row>
        <table:table-row table:style-name="ro1">
          <table:table-cell office:value-type="float" office:value="1.2" table:style-name="ce1">
            <text:p>1.2</text:p>
          </table:table-cell>
          <table:table-cell office:value-type="float" office:value="0" table:formula="of:=IF([Sheet2.A25]&gt;=[Sheet2.$B$2];1;0)" table:style-name="ce11">
            <text:p>0</text:p>
          </table:table-cell>
          <table:table-cell office:value-type="float" office:value="2" table:formula="of:=IF([Sheet2.B25]=0;[Sheet2.C24]+1;0)" table:style-name="ce51">
            <text:p>2</text:p>
          </table:table-cell>
          <table:table-cell table:style-name="ce19"/>
          <table:table-cell office:value-type="float" office:value="0.35063823163138202" table:style-name="ce49">
            <text:p>0.35</text:p>
          </table:table-cell>
          <table:table-cell office:value-type="float" office:value="2.8" table:style-name="ce4">
            <text:p>2.8</text:p>
          </table:table-cell>
          <table:table-cell office:value-type="float" office:value="15" table:style-name="ce28">
            <text:p>15</text:p>
          </table:table-cell>
          <table:table-cell office:value-type="float" office:value="12" table:formula="of:=CEILING(IF([Sheet2.I24]=1;[Sheet2.$F$2];[Sheet2.H24]*[Sheet2.$H$2]))" table:style-name="ce15">
            <text:p>12.00</text:p>
          </table:table-cell>
          <table:table-cell office:value-type="float" office:value="1" table:formula="of:=IF([Sheet2.G25]&gt;=[Sheet2.$I$9];1;0)" table:style-name="ce1">
            <text:p>1</text:p>
          </table:table-cell>
          <table:table-cell office:value-type="float" office:value="15.599999999999998" table:formula="of:=IF([Sheet2.I25]=1;[Sheet2.H25]*([Sheet2.$G$2]-1);-[Sheet2.H25])" table:style-name="ce11">
            <text:p>16</text:p>
          </table:table-cell>
          <table:table-cell office:value-type="float" office:value="1277.8807849391706" table:formula="of:=[Sheet2.K24]*1.4" table:style-name="ce11">
            <text:p>1,278</text:p>
          </table:table-cell>
          <table:table-cell table:style-name="ce1"/>
          <table:table-cell office:value-type="float" office:value="2.2000000000000002" table:style-name="ce13">
            <text:p>2.2</text:p>
          </table:table-cell>
          <table:table-cell office:value-type="float" office:value="0.36261805266654656" table:formula="of:=(1-[.M25]^(-[.$N$10]+1))/([.M25]*([.M25]-1))" table:style-name="ce41">
            <text:p>0.363</text:p>
          </table:table-cell>
          <table:table-cell table:style-name="ce1"/>
          <table:table-cell office:value-type="string" table:style-name="ce1">
            <text:p>Loop (optimal R )</text:p>
          </table:table-cell>
          <table:table-cell table:number-columns-repeated="16368" table:style-name="ce1"/>
        </table:table-row>
        <table:table-row table:style-name="ro1">
          <table:table-cell office:value-type="float" office:value="2.98" table:style-name="ce1">
            <text:p>2.98</text:p>
          </table:table-cell>
          <table:table-cell office:value-type="float" office:value="1" table:formula="of:=IF([Sheet2.A26]&gt;=[Sheet2.$B$2];1;0)" table:style-name="ce11">
            <text:p>1</text:p>
          </table:table-cell>
          <table:table-cell office:value-type="float" office:value="0" table:formula="of:=IF([Sheet2.B26]=0;[Sheet2.C25]+1;0)" table:style-name="ce51">
            <text:p>0</text:p>
          </table:table-cell>
          <table:table-cell table:style-name="ce19"/>
          <table:table-cell office:value-type="float" office:value="0.338418430884184" table:style-name="ce49">
            <text:p>0.34</text:p>
          </table:table-cell>
          <table:table-cell office:value-type="float" office:value="2.9" table:style-name="ce4">
            <text:p>2.9</text:p>
          </table:table-cell>
          <table:table-cell office:value-type="float" office:value="16" table:style-name="ce28">
            <text:p>16</text:p>
          </table:table-cell>
          <table:table-cell office:value-type="float" office:value="12" table:formula="of:=CEILING(IF([Sheet2.I25]=1;[Sheet2.$F$2];[Sheet2.H25]*[Sheet2.$H$2]))" table:style-name="ce15">
            <text:p>12.00</text:p>
          </table:table-cell>
          <table:table-cell office:value-type="float" office:value="1" table:formula="of:=IF([Sheet2.G26]&gt;=[Sheet2.$I$9];1;0)" table:style-name="ce1">
            <text:p>1</text:p>
          </table:table-cell>
          <table:table-cell office:value-type="float" office:value="15.599999999999998" table:formula="of:=IF([Sheet2.I26]=1;[Sheet2.H26]*([Sheet2.$G$2]-1);-[Sheet2.H26])" table:style-name="ce11">
            <text:p>16</text:p>
          </table:table-cell>
          <table:table-cell office:value-type="float" office:value="1789.0330989148388" table:formula="of:=[Sheet2.K25]*1.4" table:style-name="ce11">
            <text:p>1,789</text:p>
          </table:table-cell>
          <table:table-cell table:style-name="ce1"/>
          <table:table-cell office:value-type="float" office:value="2.2999999999999998" table:style-name="ce13">
            <text:p>2.3</text:p>
          </table:table-cell>
          <table:table-cell office:value-type="float" office:value="0.32249679670583131" table:formula="of:=(1-[.M26]^(-[.$N$10]+1))/([.M26]*([.M26]-1))" table:style-name="ce41">
            <text:p>0.322</text:p>
          </table:table-cell>
          <table:table-cell table:number-columns-repeated="4" table:style-name="ce1"/>
          <table:table-cell office:value-type="string" table:style-name="ce1">
            <text:p>| 1.1 <text:s/>| <text:s text:c="3"/>4 |</text:p>
          </table:table-cell>
          <table:table-cell table:style-name="ce1"/>
          <table:table-cell office:value-type="string" table:style-name="ce1">
            <text:p>T=2</text:p>
          </table:table-cell>
          <table:table-cell office:value-type="float" office:value="250" table:style-name="ce1">
            <text:p>250</text:p>
          </table:table-cell>
          <table:table-cell office:value-type="float" office:value="3250" table:formula="of:=[.V26]*13" table:style-name="ce1">
            <text:p>3250</text:p>
          </table:table-cell>
          <table:table-cell table:number-columns-repeated="4" table:style-name="ce1"/>
          <table:table-cell office:value-type="float" office:value="3500" table:formula="of:=SUM([.V26:.AA26])" table:style-name="ce1">
            <text:p>3500</text:p>
          </table:table-cell>
          <table:table-cell table:number-columns-repeated="1635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formula="of:=IF([Sheet2.A27]&gt;=[Sheet2.$B$2];1;0)" table:style-name="ce11">
            <text:p>0</text:p>
          </table:table-cell>
          <table:table-cell office:value-type="float" office:value="1" table:formula="of:=IF([Sheet2.B27]=0;[Sheet2.C26]+1;0)" table:style-name="ce51">
            <text:p>1</text:p>
          </table:table-cell>
          <table:table-cell table:style-name="ce19"/>
          <table:table-cell office:value-type="float" office:value="0.32759962640099599" table:style-name="ce49">
            <text:p>0.33</text:p>
          </table:table-cell>
          <table:table-cell office:value-type="float" office:value="3" table:style-name="ce4">
            <text:p>3</text:p>
          </table:table-cell>
          <table:table-cell office:value-type="float" office:value="17" table:style-name="ce28">
            <text:p>17</text:p>
          </table:table-cell>
          <table:table-cell office:value-type="float" office:value="12" table:formula="of:=CEILING(IF([Sheet2.I26]=1;[Sheet2.$F$2];[Sheet2.H26]*[Sheet2.$H$2]))" table:style-name="ce15">
            <text:p>12.00</text:p>
          </table:table-cell>
          <table:table-cell office:value-type="float" office:value="1" table:formula="of:=IF([Sheet2.G27]&gt;=[Sheet2.$I$9];1;0)" table:style-name="ce1">
            <text:p>1</text:p>
          </table:table-cell>
          <table:table-cell office:value-type="float" office:value="15.599999999999998" table:formula="of:=IF([Sheet2.I27]=1;[Sheet2.H27]*([Sheet2.$G$2]-1);-[Sheet2.H27])" table:style-name="ce11">
            <text:p>16</text:p>
          </table:table-cell>
          <table:table-cell office:value-type="float" office:value="2504.6463384807739" table:formula="of:=[Sheet2.K26]*1.4" table:style-name="ce11">
            <text:p>2,505</text:p>
          </table:table-cell>
          <table:table-cell table:style-name="ce1"/>
          <table:table-cell office:value-type="float" office:value="2.4" table:style-name="ce13">
            <text:p>2.4</text:p>
          </table:table-cell>
          <table:table-cell office:value-type="float" office:value="0.28864856610082307" table:formula="of:=(1-[.M27]^(-[.$N$10]+1))/([.M27]*([.M27]-1))" table:style-name="ce41">
            <text:p>0.289</text:p>
          </table:table-cell>
          <table:table-cell table:number-columns-repeated="4" table:style-name="ce1"/>
          <table:table-cell office:value-type="string" table:style-name="ce1">
            <text:p>| 1.2 <text:s/>| <text:s text:c="3"/>5 |</text:p>
          </table:table-cell>
          <table:table-cell table:style-name="ce1"/>
          <table:table-cell office:value-type="string" table:style-name="ce1">
            <text:p>T=3</text:p>
          </table:table-cell>
          <table:table-cell office:value-type="float" office:value="65" table:style-name="ce1">
            <text:p>65</text:p>
          </table:table-cell>
          <table:table-cell office:value-type="float" office:value="455" table:formula="of:=[.V27]*7" table:style-name="ce1">
            <text:p>455</text:p>
          </table:table-cell>
          <table:table-cell office:value-type="float" office:value="3185" table:formula="of:=[.W27]*7" table:style-name="ce1">
            <text:p>3185</text:p>
          </table:table-cell>
          <table:table-cell table:number-columns-repeated="3" table:style-name="ce1"/>
          <table:table-cell office:value-type="float" office:value="3705" table:formula="of:=SUM([.V27:.AA27])" table:style-name="ce1">
            <text:p>3705</text:p>
          </table:table-cell>
          <table:table-cell table:number-columns-repeated="16356"/>
        </table:table-row>
        <table:table-row table:style-name="ro1">
          <table:table-cell office:value-type="float" office:value="1.53" table:style-name="ce1">
            <text:p>1.53</text:p>
          </table:table-cell>
          <table:table-cell office:value-type="float" office:value="0" table:formula="of:=IF([Sheet2.A28]&gt;=[Sheet2.$B$2];1;0)" table:style-name="ce11">
            <text:p>0</text:p>
          </table:table-cell>
          <table:table-cell office:value-type="float" office:value="2" table:formula="of:=IF([Sheet2.B28]=0;[Sheet2.C27]+1;0)" table:style-name="ce51">
            <text:p>2</text:p>
          </table:table-cell>
          <table:table-cell table:style-name="ce19"/>
          <table:table-cell office:value-type="float" office:value="0.31649543378995398" table:style-name="ce49">
            <text:p>0.32</text:p>
          </table:table-cell>
          <table:table-cell office:value-type="float" office:value="3.1" table:style-name="ce4">
            <text:p>3.1</text:p>
          </table:table-cell>
          <table:table-cell office:value-type="float" office:value="18" table:style-name="ce28">
            <text:p>18</text:p>
          </table:table-cell>
          <table:table-cell office:value-type="float" office:value="12" table:formula="of:=CEILING(IF([Sheet2.I27]=1;[Sheet2.$F$2];[Sheet2.H27]*[Sheet2.$H$2]))" table:style-name="ce15">
            <text:p>12.00</text:p>
          </table:table-cell>
          <table:table-cell office:value-type="float" office:value="1" table:formula="of:=IF([Sheet2.G28]&gt;=[Sheet2.$I$9];1;0)" table:style-name="ce1">
            <text:p>1</text:p>
          </table:table-cell>
          <table:table-cell office:value-type="float" office:value="15.599999999999998" table:formula="of:=IF([Sheet2.I28]=1;[Sheet2.H28]*([Sheet2.$G$2]-1);-[Sheet2.H28])" table:style-name="ce11">
            <text:p>16</text:p>
          </table:table-cell>
          <table:table-cell office:value-type="float" office:value="3506.5048738730834" table:formula="of:=[Sheet2.K27]*1.4" table:style-name="ce11">
            <text:p>3,507</text:p>
          </table:table-cell>
          <table:table-cell table:style-name="ce1"/>
          <table:table-cell office:value-type="float" office:value="2.5" table:style-name="ce13">
            <text:p>2.5</text:p>
          </table:table-cell>
          <table:table-cell office:value-type="float" office:value="0.25984000000000002" table:formula="of:=(1-[.M28]^(-[.$N$10]+1))/([.M28]*([.M28]-1))" table:style-name="ce41">
            <text:p>0.260</text:p>
          </table:table-cell>
          <table:table-cell table:style-name="ce1"/>
          <table:table-cell office:value-type="string" table:style-name="ce1">
            <text:p>R=1.3, T=4</text:p>
          </table:table-cell>
          <table:table-cell table:number-columns-repeated="2" table:style-name="ce1"/>
          <table:table-cell office:value-type="string" table:style-name="ce1">
            <text:p>| 1.3 <text:s/>| <text:s text:c="3"/>7 |</text:p>
          </table:table-cell>
          <table:table-cell table:style-name="ce1"/>
          <table:table-cell office:value-type="string" table:style-name="ce1">
            <text:p>T=4</text:p>
          </table:table-cell>
          <table:table-cell office:value-type="float" office:value="24" table:style-name="ce1">
            <text:p>24</text:p>
          </table:table-cell>
          <table:table-cell office:value-type="float" office:value="120" table:formula="of:=[.V28]*5" table:style-name="ce1">
            <text:p>120</text:p>
          </table:table-cell>
          <table:table-cell office:value-type="float" office:value="600" table:formula="of:=[.W28]*5" table:style-name="ce1">
            <text:p>600</text:p>
          </table:table-cell>
          <table:table-cell office:value-type="float" office:value="3000" table:formula="of:=[.X28]*5" table:style-name="ce1">
            <text:p>3000</text:p>
          </table:table-cell>
          <table:table-cell table:number-columns-repeated="2" table:style-name="ce1"/>
          <table:table-cell office:value-type="float" office:value="3744" table:formula="of:=SUM([.V28:.AA28])" table:style-name="ce1">
            <text:p>3744</text:p>
          </table:table-cell>
          <table:table-cell table:number-columns-repeated="16356"/>
        </table:table-row>
        <table:table-row table:style-name="ro1">
          <table:table-cell office:value-type="float" office:value="1.19" table:style-name="ce1">
            <text:p>1.19</text:p>
          </table:table-cell>
          <table:table-cell office:value-type="float" office:value="0" table:formula="of:=IF([Sheet2.A29]&gt;=[Sheet2.$B$2];1;0)" table:style-name="ce11">
            <text:p>0</text:p>
          </table:table-cell>
          <table:table-cell office:value-type="float" office:value="3" table:formula="of:=IF([Sheet2.B29]=0;[Sheet2.C28]+1;0)" table:style-name="ce51">
            <text:p>3</text:p>
          </table:table-cell>
          <table:table-cell table:style-name="ce19"/>
          <table:table-cell office:value-type="float" office:value="0.30601390618513902" table:style-name="ce49">
            <text:p>0.31</text:p>
          </table:table-cell>
          <table:table-cell office:value-type="float" office:value="3.2" table:style-name="ce4">
            <text:p>3.2</text:p>
          </table:table-cell>
          <table:table-cell office:value-type="float" office:value="19" table:style-name="ce28">
            <text:p>19</text:p>
          </table:table-cell>
          <table:table-cell office:value-type="float" office:value="12" table:formula="of:=CEILING(IF([Sheet2.I28]=1;[Sheet2.$F$2];[Sheet2.H28]*[Sheet2.$H$2]))" table:style-name="ce15">
            <text:p>12.00</text:p>
          </table:table-cell>
          <table:table-cell office:value-type="float" office:value="1" table:formula="of:=IF([Sheet2.G29]&gt;=[Sheet2.$I$9];1;0)" table:style-name="ce1">
            <text:p>1</text:p>
          </table:table-cell>
          <table:table-cell office:value-type="float" office:value="15.599999999999998" table:formula="of:=IF([Sheet2.I29]=1;[Sheet2.H29]*([Sheet2.$G$2]-1);-[Sheet2.H29])" table:style-name="ce11">
            <text:p>16</text:p>
          </table:table-cell>
          <table:table-cell office:value-type="float" office:value="4909.1068234223167" table:formula="of:=[Sheet2.K28]*1.4" table:style-name="ce11">
            <text:p>4,909</text:p>
          </table:table-cell>
          <table:table-cell table:style-name="ce1"/>
          <table:table-cell office:value-type="float" office:value="2.6" table:style-name="ce13">
            <text:p>2.6</text:p>
          </table:table-cell>
          <table:table-cell office:value-type="float" office:value="0.23512428190135554" table:formula="of:=(1-[.M29]^(-[.$N$10]+1))/([.M29]*([.M29]-1))" table:style-name="ce41">
            <text:p>0.235</text:p>
          </table:table-cell>
          <table:table-cell table:style-name="ce1"/>
          <table:table-cell office:value-type="string" table:style-name="ce1">
            <text:p>array=[]</text:p>
          </table:table-cell>
          <table:table-cell table:number-columns-repeated="2" table:style-name="ce1"/>
          <table:table-cell office:value-type="string" table:style-name="ce1">
            <text:p>| 1.4 <text:s/>| <text:s text:c="3"/>9</text:p>
          </table:table-cell>
          <table:table-cell table:style-name="ce1"/>
          <table:table-cell office:value-type="string" table:style-name="ce1">
            <text:p>T=6</text:p>
          </table:table-cell>
          <table:table-cell office:value-type="float" office:value="2" table:style-name="ce1">
            <text:p>2</text:p>
          </table:table-cell>
          <table:table-cell office:value-type="float" office:value="8" table:formula="of:=[.V29]*4" table:style-name="ce1">
            <text:p>8</text:p>
          </table:table-cell>
          <table:table-cell office:value-type="float" office:value="32" table:formula="of:=[.W29]*4" table:style-name="ce1">
            <text:p>32</text:p>
          </table:table-cell>
          <table:table-cell office:value-type="float" office:value="128" table:formula="of:=[.X29]*4" table:style-name="ce1">
            <text:p>128</text:p>
          </table:table-cell>
          <table:table-cell office:value-type="float" office:value="512" table:formula="of:=[.Y29]*4" table:style-name="ce1">
            <text:p>512</text:p>
          </table:table-cell>
          <table:table-cell office:value-type="float" office:value="2048" table:formula="of:=[.Z29]*4" table:style-name="ce1">
            <text:p>2048</text:p>
          </table:table-cell>
          <table:table-cell office:value-type="float" office:value="2730" table:formula="of:=SUM([.V29:.AA29])" table:style-name="ce1">
            <text:p>2730</text:p>
          </table:table-cell>
          <table:table-cell table:number-columns-repeated="16356"/>
        </table:table-row>
        <table:table-row table:style-name="ro1">
          <table:table-cell office:value-type="float" office:value="3.77" table:style-name="ce1">
            <text:p>3.77</text:p>
          </table:table-cell>
          <table:table-cell office:value-type="float" office:value="1" table:formula="of:=IF([Sheet2.A30]&gt;=[Sheet2.$B$2];1;0)" table:style-name="ce11">
            <text:p>1</text:p>
          </table:table-cell>
          <table:table-cell office:value-type="float" office:value="0" table:formula="of:=IF([Sheet2.B30]=0;[Sheet2.C29]+1;0)" table:style-name="ce51">
            <text:p>0</text:p>
          </table:table-cell>
          <table:table-cell table:style-name="ce19"/>
          <table:table-cell office:value-type="float" office:value="0.29641448733914499" table:style-name="ce49">
            <text:p>0.30</text:p>
          </table:table-cell>
          <table:table-cell office:value-type="float" office:value="3.3" table:style-name="ce4">
            <text:p>3.3</text:p>
          </table:table-cell>
          <table:table-cell office:value-type="float" office:value="20" table:style-name="ce28">
            <text:p>20</text:p>
          </table:table-cell>
          <table:table-cell table:number-columns-repeated="3" table:style-name="ce1"/>
          <table:table-cell office:value-type="float" office:value="6872.7495527912433" table:formula="of:=[Sheet2.K29]*1.4" table:style-name="ce11">
            <text:p>6,873</text:p>
          </table:table-cell>
          <table:table-cell table:style-name="ce1"/>
          <table:table-cell office:value-type="float" office:value="2.7" table:style-name="ce13">
            <text:p>2.7</text:p>
          </table:table-cell>
          <table:table-cell office:value-type="float" office:value="0.21376541084279099" table:formula="of:=(1-[.M30]^(-[.$N$10]+1))/([.M30]*([.M30]-1))" table:style-name="ce41">
            <text:p>0.214</text:p>
          </table:table-cell>
          <table:table-cell table:style-name="ce1"/>
          <table:table-cell office:value-type="string" table:style-name="ce1">
            <text:p>loop (y 1.1 ~ 10)</text:p>
          </table:table-cell>
          <table:table-cell table:number-columns-repeated="16368" table:style-name="ce1"/>
        </table:table-row>
        <table:table-row table:style-name="ro1">
          <table:table-cell office:value-type="float" office:value="1.3" table:style-name="ce1">
            <text:p>1.3</text:p>
          </table:table-cell>
          <table:table-cell office:value-type="float" office:value="0" table:formula="of:=IF([Sheet2.A31]&gt;=[Sheet2.$B$2];1;0)" table:style-name="ce11">
            <text:p>0</text:p>
          </table:table-cell>
          <table:table-cell office:value-type="float" office:value="1" table:formula="of:=IF([Sheet2.B31]=0;[Sheet2.C30]+1;0)" table:style-name="ce51">
            <text:p>1</text:p>
          </table:table-cell>
          <table:table-cell table:style-name="ce19"/>
          <table:table-cell office:value-type="float" office:value="0.3" table:style-name="ce49">
            <text:p>0.30</text:p>
          </table:table-cell>
          <table:table-cell office:value-type="float" office:value="3.4" table:style-name="ce4">
            <text:p>3.4</text:p>
          </table:table-cell>
          <table:table-cell office:value-type="float" office:value="21" table:style-name="ce28">
            <text:p>21</text:p>
          </table:table-cell>
          <table:table-cell table:number-columns-repeated="3" table:style-name="ce1"/>
          <table:table-cell office:value-type="float" office:value="9621.8493739077403" table:formula="of:=[Sheet2.K30]*1.4" table:style-name="ce11">
            <text:p>9,622</text:p>
          </table:table-cell>
          <table:table-cell table:style-name="ce1"/>
          <table:table-cell office:value-type="float" office:value="2.8" table:style-name="ce13">
            <text:p>2.8</text:p>
          </table:table-cell>
          <table:table-cell office:value-type="float" office:value="0.19518467007794374" table:formula="of:=(1-[.M31]^(-[.$N$10]+1))/([.M31]*([.M31]-1))" table:style-name="ce41">
            <text:p>0.195</text:p>
          </table:table-cell>
          <table:table-cell table:number-columns-repeated="2" table:style-name="ce1"/>
          <table:table-cell office:value-type="string" table:style-name="ce1">
            <text:p>var result = formula</text:p>
          </table:table-cell>
          <table:table-cell table:number-columns-repeated="16367" table:style-name="ce1"/>
        </table:table-row>
        <table:table-row table:style-name="ro1">
          <table:table-cell office:value-type="float" office:value="1.38" table:style-name="ce1">
            <text:p>1.38</text:p>
          </table:table-cell>
          <table:table-cell office:value-type="float" office:value="0" table:formula="of:=IF([Sheet2.A32]&gt;=[Sheet2.$B$2];1;0)" table:style-name="ce11">
            <text:p>0</text:p>
          </table:table-cell>
          <table:table-cell office:value-type="float" office:value="2" table:formula="of:=IF([Sheet2.B32]=0;[Sheet2.C31]+1;0)" table:style-name="ce51">
            <text:p>2</text:p>
          </table:table-cell>
          <table:table-cell table:style-name="ce19"/>
          <table:table-cell office:value-type="float" office:value="0.28032897467828999" table:style-name="ce49">
            <text:p>0.28</text:p>
          </table:table-cell>
          <table:table-cell office:value-type="float" office:value="3.5" table:style-name="ce4">
            <text:p>3.5</text:p>
          </table:table-cell>
          <table:table-cell office:value-type="float" office:value="22" table:style-name="ce28">
            <text:p>22</text:p>
          </table:table-cell>
          <table:table-cell table:number-columns-repeated="3" table:style-name="ce1"/>
          <table:table-cell office:value-type="float" office:value="13470.589123470836" table:formula="of:=[Sheet2.K31]*1.4" table:style-name="ce11">
            <text:p>13,471</text:p>
          </table:table-cell>
          <table:table-cell table:style-name="ce1"/>
          <table:table-cell office:value-type="float" office:value="2.9" table:style-name="ce13">
            <text:p>2.9</text:p>
          </table:table-cell>
          <table:table-cell office:value-type="float" office:value="0.17892220469950271" table:formula="of:=(1-[.M32]^(-[.$N$10]+1))/([.M32]*([.M32]-1))" table:style-name="ce41">
            <text:p>0.179</text:p>
          </table:table-cell>
          <table:table-cell table:number-columns-repeated="2" table:style-name="ce1"/>
          <table:table-cell office:value-type="string" table:style-name="ce1">
            <text:p>if(result &lt;1.03)</text:p>
          </table:table-cell>
          <table:table-cell table:number-columns-repeated="16367" table:style-name="ce1"/>
        </table:table-row>
        <table:table-row table:style-name="ro1">
          <table:table-cell office:value-type="float" office:value="1.57" table:style-name="ce1">
            <text:p>1.57</text:p>
          </table:table-cell>
          <table:table-cell office:value-type="float" office:value="0" table:formula="of:=IF([Sheet2.A33]&gt;=[Sheet2.$B$2];1;0)" table:style-name="ce11">
            <text:p>0</text:p>
          </table:table-cell>
          <table:table-cell office:value-type="float" office:value="3" table:formula="of:=IF([Sheet2.B33]=0;[Sheet2.C32]+1;0)" table:style-name="ce51">
            <text:p>3</text:p>
          </table:table-cell>
          <table:table-cell table:style-name="ce19"/>
          <table:table-cell office:value-type="float" office:value="0.27264943960149401" table:style-name="ce49">
            <text:p>0.27</text:p>
          </table:table-cell>
          <table:table-cell office:value-type="float" office:value="3.6" table:style-name="ce4">
            <text:p>3.6</text:p>
          </table:table-cell>
          <table:table-cell office:value-type="float" office:value="23" table:style-name="ce28">
            <text:p>23</text:p>
          </table:table-cell>
          <table:table-cell table:number-columns-repeated="3" table:style-name="ce1"/>
          <table:table-cell office:value-type="float" office:value="18858.82477285917" table:formula="of:=[Sheet2.K32]*1.4" table:style-name="ce11">
            <text:p>18,859</text:p>
          </table:table-cell>
          <table:table-cell table:style-name="ce1"/>
          <table:table-cell office:value-type="float" office:value="3" table:style-name="ce13">
            <text:p>3</text:p>
          </table:table-cell>
          <table:table-cell office:value-type="float" office:value="0.16460905349794239" table:formula="of:=(1-[.M33]^(-[.$N$10]+1))/([.M33]*([.M33]-1))" table:style-name="ce41">
            <text:p>0.165</text:p>
          </table:table-cell>
          <table:table-cell table:number-columns-repeated="3" table:style-name="ce1"/>
          <table:table-cell office:value-type="string" table:style-name="ce1">
            <text:p>break</text:p>
          </table:table-cell>
          <table:table-cell table:number-columns-repeated="16366"/>
        </table:table-row>
        <table:table-row table:style-name="ro1">
          <table:table-cell office:value-type="float" office:value="1.0900000000000001" table:style-name="ce1">
            <text:p>1.09</text:p>
          </table:table-cell>
          <table:table-cell office:value-type="float" office:value="0" table:formula="of:=IF([Sheet2.A34]&gt;=[Sheet2.$B$2];1;0)" table:style-name="ce11">
            <text:p>0</text:p>
          </table:table-cell>
          <table:table-cell office:value-type="float" office:value="4" table:formula="of:=IF([Sheet2.B34]=0;[Sheet2.C33]+1;0)" table:style-name="ce51">
            <text:p>4</text:p>
          </table:table-cell>
          <table:table-cell table:style-name="ce19"/>
          <table:table-cell office:value-type="float" office:value="0.26486612702366102" table:style-name="ce49">
            <text:p>0.26</text:p>
          </table:table-cell>
          <table:table-cell office:value-type="float" office:value="3.7" table:style-name="ce4">
            <text:p>3.7</text:p>
          </table:table-cell>
          <table:table-cell office:value-type="float" office:value="24" table:style-name="ce28">
            <text:p>24</text:p>
          </table:table-cell>
          <table:table-cell table:number-columns-repeated="3" table:style-name="ce1"/>
          <table:table-cell office:value-type="float" office:value="26402.354682002839" table:formula="of:=[Sheet2.K33]*1.4" table:style-name="ce11">
            <text:p>26,402</text:p>
          </table:table-cell>
          <table:table-cell table:style-name="ce1"/>
          <table:table-cell office:value-type="float" office:value="3.1" table:style-name="ce13">
            <text:p>3.1</text:p>
          </table:table-cell>
          <table:table-cell office:value-type="float" office:value="0.1519465247153155" table:formula="of:=(1-[.M34]^(-[.$N$10]+1))/([.M34]*([.M34]-1))" table:style-name="ce41">
            <text:p>0.152</text:p>
          </table:table-cell>
          <table:table-cell table:number-columns-repeated="2" table:style-name="ce1"/>
          <table:table-cell office:value-type="string" table:style-name="ce1">
            <text:p>if(result&gt;R)</text:p>
          </table:table-cell>
          <table:table-cell table:number-columns-repeated="16367" table:style-name="ce1"/>
        </table:table-row>
        <table:table-row table:style-name="ro1">
          <table:table-cell office:value-type="float" office:value="3.36" table:style-name="ce1">
            <text:p>3.36</text:p>
          </table:table-cell>
          <table:table-cell office:value-type="float" office:value="1" table:formula="of:=IF([Sheet2.A35]&gt;=[Sheet2.$B$2];1;0)" table:style-name="ce11">
            <text:p>1</text:p>
          </table:table-cell>
          <table:table-cell office:value-type="float" office:value="0" table:formula="of:=IF([Sheet2.B35]=0;[Sheet2.C34]+1;0)" table:style-name="ce51">
            <text:p>0</text:p>
          </table:table-cell>
          <table:table-cell table:style-name="ce19"/>
          <table:table-cell office:value-type="float" office:value="0.25796492320464898" table:style-name="ce49">
            <text:p>0.26</text:p>
          </table:table-cell>
          <table:table-cell office:value-type="float" office:value="3.8" table:style-name="ce4">
            <text:p>3.8</text:p>
          </table:table-cell>
          <table:table-cell office:value-type="float" office:value="25" table:style-name="ce28">
            <text:p>25</text:p>
          </table:table-cell>
          <table:table-cell table:number-columns-repeated="3" table:style-name="ce1"/>
          <table:table-cell table:style-name="ce11"/>
          <table:table-cell table:style-name="ce1"/>
          <table:table-cell office:value-type="float" office:value="3.2" table:style-name="ce13">
            <text:p>3.2</text:p>
          </table:table-cell>
          <table:table-cell office:value-type="float" office:value="0.140690803527832" table:formula="of:=(1-[.M35]^(-[.$N$10]+1))/([.M35]*([.M35]-1))" table:style-name="ce41">
            <text:p>0.141</text:p>
          </table:table-cell>
          <table:table-cell table:number-columns-repeated="3" table:style-name="ce1"/>
          <table:table-cell office:value-type="string" table:style-name="ce1">
            <text:p>break</text:p>
          </table:table-cell>
          <table:table-cell table:number-columns-repeated="16366"/>
        </table:table-row>
        <table:table-row table:style-name="ro1">
          <table:table-cell office:value-type="float" office:value="1.46" table:style-name="ce1">
            <text:p>1.46</text:p>
          </table:table-cell>
          <table:table-cell office:value-type="float" office:value="0" table:formula="of:=IF([Sheet2.A36]&gt;=[Sheet2.$B$2];1;0)" table:style-name="ce11">
            <text:p>0</text:p>
          </table:table-cell>
          <table:table-cell office:value-type="float" office:value="1" table:formula="of:=IF([Sheet2.B36]=0;[Sheet2.C35]+1;0)" table:style-name="ce51">
            <text:p>1</text:p>
          </table:table-cell>
          <table:table-cell table:style-name="ce19"/>
          <table:table-cell office:value-type="float" office:value="0.251452885014529" table:style-name="ce49">
            <text:p>0.25</text:p>
          </table:table-cell>
          <table:table-cell office:value-type="float" office:value="3.9" table:style-name="ce4">
            <text:p>3.9</text:p>
          </table:table-cell>
          <table:table-cell office:value-type="float" office:value="26" table:style-name="ce28">
            <text:p>26</text:p>
          </table:table-cell>
          <table:table-cell table:number-columns-repeated="3" table:style-name="ce1"/>
          <table:table-cell table:style-name="ce11"/>
          <table:table-cell table:style-name="ce1"/>
          <table:table-cell office:value-type="float" office:value="3.3" table:style-name="ce13">
            <text:p>3.3</text:p>
          </table:table-cell>
          <table:table-cell office:value-type="float" office:value="0.13064133532528982" table:formula="of:=(1-[.M36]^(-[.$N$10]+1))/([.M36]*([.M36]-1))" table:style-name="ce41">
            <text:p>0.131</text:p>
          </table:table-cell>
          <table:table-cell table:number-columns-repeated="2" table:style-name="ce1"/>
          <table:table-cell office:value-type="string" table:style-name="ce1">
            <text:p>if(등비수열 &gt; budget)</text:p>
          </table:table-cell>
          <table:table-cell table:number-columns-repeated="16367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formula="of:=IF([Sheet2.A37]&gt;=[Sheet2.$B$2];1;0)" table:style-name="ce11">
            <text:p>0</text:p>
          </table:table-cell>
          <table:table-cell office:value-type="float" office:value="2" table:formula="of:=IF([Sheet2.B37]=0;[Sheet2.C36]+1;0)" table:style-name="ce51">
            <text:p>2</text:p>
          </table:table-cell>
          <table:table-cell table:style-name="ce19"/>
          <table:table-cell office:value-type="float" office:value="0.24548567870485699" table:style-name="ce49">
            <text:p>0.25</text:p>
          </table:table-cell>
          <table:table-cell office:value-type="float" office:value="4" table:style-name="ce4">
            <text:p>4</text:p>
          </table:table-cell>
          <table:table-cell office:value-type="float" office:value="27" table:style-name="ce28">
            <text:p>27</text:p>
          </table:table-cell>
          <table:table-cell table:number-columns-repeated="3" table:style-name="ce1"/>
          <table:table-cell table:style-name="ce11"/>
          <table:table-cell table:style-name="ce1"/>
          <table:table-cell office:value-type="float" office:value="3.4" table:style-name="ce13">
            <text:p>3.4</text:p>
          </table:table-cell>
          <table:table-cell office:value-type="float" office:value="0.12163196716289035" table:formula="of:=(1-[.M37]^(-[.$N$10]+1))/([.M37]*([.M37]-1))" table:style-name="ce41">
            <text:p>0.122</text:p>
          </table:table-cell>
          <table:table-cell table:number-columns-repeated="3" table:style-name="ce1"/>
          <table:table-cell office:value-type="string" table:style-name="ce1">
            <text:p>break</text:p>
          </table:table-cell>
          <table:table-cell table:number-columns-repeated="16366"/>
        </table:table-row>
        <table:table-row table:style-name="ro1">
          <table:table-cell office:value-type="float" office:value="1.08" table:style-name="ce1">
            <text:p>1.08</text:p>
          </table:table-cell>
          <table:table-cell office:value-type="float" office:value="0" table:formula="of:=IF([Sheet2.A38]&gt;=[Sheet2.$B$2];1;0)" table:style-name="ce11">
            <text:p>0</text:p>
          </table:table-cell>
          <table:table-cell office:value-type="float" office:value="3" table:formula="of:=IF([Sheet2.B38]=0;[Sheet2.C37]+1;0)" table:style-name="ce51">
            <text:p>3</text:p>
          </table:table-cell>
          <table:table-cell table:style-name="ce19"/>
          <table:table-cell office:value-type="float" office:value="0.239310917393109" table:style-name="ce49">
            <text:p>0.24</text:p>
          </table:table-cell>
          <table:table-cell office:value-type="float" office:value="4.0999999999999996" table:style-name="ce4">
            <text:p>4.1</text:p>
          </table:table-cell>
          <table:table-cell office:value-type="float" office:value="28" table:style-name="ce28">
            <text:p>28</text:p>
          </table:table-cell>
          <table:table-cell table:number-columns-repeated="3" table:style-name="ce1"/>
          <table:table-cell table:style-name="ce11"/>
          <table:table-cell table:style-name="ce1"/>
          <table:table-cell office:value-type="float" office:value="3.5" table:style-name="ce13">
            <text:p>3.5</text:p>
          </table:table-cell>
          <table:table-cell office:value-type="float" office:value="0.11352412685190694" table:formula="of:=(1-[.M38]^(-[.$N$10]+1))/([.M38]*([.M38]-1))" table:style-name="ce41">
            <text:p>0.114</text:p>
          </table:table-cell>
          <table:table-cell table:number-columns-repeated="2" table:style-name="ce1"/>
          <table:table-cell office:value-type="string" table:style-name="ce1">
            <text:p>else</text:p>
          </table:table-cell>
          <table:table-cell table:number-columns-repeated="16367" table:style-name="ce1"/>
        </table:table-row>
        <table:table-row table:style-name="ro1">
          <table:table-cell table:style-name="ce1"/>
          <table:table-cell table:style-name="ce11"/>
          <table:table-cell table:style-name="ce51"/>
          <table:table-cell table:style-name="ce19"/>
          <table:table-cell office:value-type="float" office:value="0.233032378580324" table:style-name="ce49">
            <text:p>0.23</text:p>
          </table:table-cell>
          <table:table-cell office:value-type="float" office:value="4.2" table:style-name="ce4">
            <text:p>4.2</text:p>
          </table:table-cell>
          <table:table-cell office:value-type="float" office:value="29" table:style-name="ce28">
            <text:p>29</text:p>
          </table:table-cell>
          <table:table-cell table:number-columns-repeated="3" table:style-name="ce1"/>
          <table:table-cell table:style-name="ce11"/>
          <table:table-cell table:style-name="ce1"/>
          <table:table-cell office:value-type="float" office:value="3.6" table:style-name="ce13">
            <text:p>3.6</text:p>
          </table:table-cell>
          <table:table-cell office:value-type="float" office:value="0.10620152331114835" table:formula="of:=(1-[.M39]^(-[.$N$10]+1))/([.M39]*([.M39]-1))" table:style-name="ce41">
            <text:p>0.106</text:p>
          </table:table-cell>
          <table:table-cell table:number-columns-repeated="3" table:style-name="ce1"/>
          <table:table-cell office:value-type="string" table:style-name="ce1">
            <text:p>array.add(y)</text:p>
          </table:table-cell>
          <table:table-cell table:number-columns-repeated="16366"/>
        </table:table-row>
        <table:table-row table:style-name="ro1">
          <table:table-cell table:style-name="ce1"/>
          <table:table-cell table:style-name="ce11"/>
          <table:table-cell table:style-name="ce51"/>
          <table:table-cell table:style-name="ce19"/>
          <table:table-cell office:value-type="float" office:value="0.227687837276878" table:style-name="ce49">
            <text:p>0.23</text:p>
          </table:table-cell>
          <table:table-cell office:value-type="float" office:value="4.3" table:style-name="ce4">
            <text:p>4.3</text:p>
          </table:table-cell>
          <table:table-cell office:value-type="float" office:value="30" table:style-name="ce28">
            <text:p>30</text:p>
          </table:table-cell>
          <table:table-cell table:number-columns-repeated="3" table:style-name="ce1"/>
          <table:table-cell table:style-name="ce11"/>
          <table:table-cell table:style-name="ce1"/>
          <table:table-cell office:value-type="float" office:value="3.7" table:style-name="ce13">
            <text:p>3.7</text:p>
          </table:table-cell>
          <table:table-cell office:value-type="float" office:value="9.9565993904847369E-2" table:formula="of:=(1-[.M40]^(-[.$N$10]+1))/([.M40]*([.M40]-1))" table:style-name="ce41">
            <text:p>0.100</text:p>
          </table:table-cell>
          <table:table-cell table:style-name="ce1"/>
          <table:table-cell table:number-columns-repeated="3" table:style-name="ce13"/>
          <table:table-cell table:number-columns-repeated="16366"/>
        </table:table-row>
        <table:table-row table:style-name="ro1">
          <table:table-cell table:style-name="ce1"/>
          <table:table-cell table:style-name="ce11"/>
          <table:table-cell table:style-name="ce51"/>
          <table:table-cell table:style-name="ce19"/>
          <table:table-cell office:value-type="float" office:value="0.221902241594022" table:style-name="ce49">
            <text:p>0.22</text:p>
          </table:table-cell>
          <table:table-cell office:value-type="float" office:value="4.4000000000000004" table:style-name="ce4">
            <text:p>4.4</text:p>
          </table:table-cell>
          <table:table-cell office:value-type="float" office:value="31" table:style-name="ce28">
            <text:p>31</text:p>
          </table:table-cell>
          <table:table-cell table:number-columns-repeated="3" table:style-name="ce1"/>
          <table:table-cell table:style-name="ce11"/>
          <table:table-cell table:style-name="ce1"/>
          <table:table-cell office:value-type="float" office:value="3.8" table:style-name="ce13">
            <text:p>3.8</text:p>
          </table:table-cell>
          <table:table-cell office:value-type="float" office:value="9.3534224600874211E-2" table:formula="of:=(1-[.M41]^(-[.$N$10]+1))/([.M41]*([.M41]-1))" table:style-name="ce41">
            <text:p>0.094</text:p>
          </table:table-cell>
          <table:table-cell table:style-name="ce1"/>
          <table:table-cell table:number-columns-repeated="3" table:style-name="ce13"/>
          <table:table-cell table:number-columns-repeated="16366"/>
        </table:table-row>
        <table:table-row table:style-name="ro1">
          <table:table-cell table:style-name="ce1"/>
          <table:table-cell table:style-name="ce11"/>
          <table:table-cell table:style-name="ce51"/>
          <table:table-cell table:style-name="ce19"/>
          <table:table-cell office:value-type="float" office:value="0.216765255292653" table:style-name="ce49">
            <text:p>0.22</text:p>
          </table:table-cell>
          <table:table-cell office:value-type="float" office:value="4.5" table:style-name="ce4">
            <text:p>4.5</text:p>
          </table:table-cell>
          <table:table-cell office:value-type="float" office:value="32" table:style-name="ce28">
            <text:p>32</text:p>
          </table:table-cell>
          <table:table-cell table:number-columns-repeated="3" table:style-name="ce1"/>
          <table:table-cell table:style-name="ce11"/>
          <table:table-cell table:style-name="ce1"/>
          <table:table-cell office:value-type="float" office:value="3.9" table:style-name="ce13">
            <text:p>3.9</text:p>
          </table:table-cell>
          <table:table-cell office:value-type="float" office:value="8.8035140106924106E-2" table:formula="of:=(1-[.M42]^(-[.$N$10]+1))/([.M42]*([.M42]-1))" table:style-name="ce41">
            <text:p>0.088</text:p>
          </table:table-cell>
          <table:table-cell table:style-name="ce1"/>
          <table:table-cell table:number-columns-repeated="3" table:style-name="ce13"/>
          <table:table-cell table:number-columns-repeated="16366"/>
        </table:table-row>
        <table:table-row table:style-name="ro1">
          <table:table-cell table:style-name="ce1"/>
          <table:table-cell table:style-name="ce11"/>
          <table:table-cell table:style-name="ce51"/>
          <table:table-cell table:style-name="ce19"/>
          <table:table-cell office:value-type="float" office:value="0.21147260273972601" table:style-name="ce49">
            <text:p>0.21</text:p>
          </table:table-cell>
          <table:table-cell office:value-type="float" office:value="4.5999999999999996" table:style-name="ce4">
            <text:p>4.6</text:p>
          </table:table-cell>
          <table:table-cell office:value-type="float" office:value="33" table:style-name="ce28">
            <text:p>33</text:p>
          </table:table-cell>
          <table:table-cell table:number-columns-repeated="3" table:style-name="ce1"/>
          <table:table-cell table:style-name="ce11"/>
          <table:table-cell table:style-name="ce1"/>
          <table:table-cell office:value-type="float" office:value="4" table:style-name="ce13">
            <text:p>4</text:p>
          </table:table-cell>
          <table:table-cell office:value-type="float" office:value="8.30078125E-2" table:formula="of:=(1-[.M43]^(-[.$N$10]+1))/([.M43]*([.M43]-1))" table:style-name="ce41">
            <text:p>0.083</text:p>
          </table:table-cell>
          <table:table-cell table:style-name="ce1"/>
          <table:table-cell table:number-columns-repeated="3" table:style-name="ce13"/>
          <table:table-cell table:number-columns-repeated="16366"/>
        </table:table-row>
        <table:table-row table:style-name="ro1">
          <table:table-cell table:style-name="ce1"/>
          <table:table-cell table:style-name="ce11"/>
          <table:table-cell table:style-name="ce51"/>
          <table:table-cell table:style-name="ce19"/>
          <table:table-cell office:value-type="float" office:value="0.20698422581984199" table:style-name="ce49">
            <text:p>0.21</text:p>
          </table:table-cell>
          <table:table-cell office:value-type="float" office:value="4.7" table:style-name="ce4">
            <text:p>4.7</text:p>
          </table:table-cell>
          <table:table-cell office:value-type="float" office:value="34" table:style-name="ce28">
            <text:p>34</text:p>
          </table:table-cell>
          <table:table-cell table:number-columns-repeated="3" table:style-name="ce1"/>
          <table:table-cell table:style-name="ce11"/>
          <table:table-cell table:style-name="ce1"/>
          <table:table-cell office:value-type="float" office:value="4.0999999999999996" table:style-name="ce13">
            <text:p>4.1</text:p>
          </table:table-cell>
          <table:table-cell office:value-type="float" office:value="7.8399774216660195E-2" table:formula="of:=(1-[.M44]^(-[.$N$10]+1))/([.M44]*([.M44]-1))" table:style-name="ce41">
            <text:p>0.078</text:p>
          </table:table-cell>
          <table:table-cell table:style-name="ce1"/>
          <table:table-cell table:number-columns-repeated="3" table:style-name="ce13"/>
          <table:table-cell table:number-columns-repeated="16366"/>
        </table:table-row>
        <table:table-row table:style-name="ro1">
          <table:table-cell table:style-name="ce1"/>
          <table:table-cell table:style-name="ce11"/>
          <table:table-cell table:style-name="ce51"/>
          <table:table-cell table:style-name="ce19"/>
          <table:table-cell office:value-type="float" office:value="0.20298879202988801" table:style-name="ce49">
            <text:p>0.20</text:p>
          </table:table-cell>
          <table:table-cell office:value-type="float" office:value="4.8" table:style-name="ce4">
            <text:p>4.8</text:p>
          </table:table-cell>
          <table:table-cell office:value-type="float" office:value="35" table:style-name="ce28">
            <text:p>35</text:p>
          </table:table-cell>
          <table:table-cell table:number-columns-repeated="3" table:style-name="ce1"/>
          <table:table-cell table:style-name="ce11"/>
          <table:table-cell table:style-name="ce1"/>
          <table:table-cell office:value-type="float" office:value="4.2" table:style-name="ce13">
            <text:p>4.2</text:p>
          </table:table-cell>
          <table:table-cell office:value-type="float" office:value="7.4165648694780067E-2" table:formula="of:=(1-[.M45]^(-[.$N$10]+1))/([.M45]*([.M45]-1))" table:style-name="ce41">
            <text:p>0.074</text:p>
          </table:table-cell>
          <table:table-cell table:style-name="ce1"/>
          <table:table-cell table:number-columns-repeated="3" table:style-name="ce13"/>
          <table:table-cell table:number-columns-repeated="16366"/>
        </table:table-row>
        <table:table-row table:style-name="ro1">
          <table:table-cell table:style-name="ce1"/>
          <table:table-cell table:style-name="ce11"/>
          <table:table-cell table:style-name="ce51"/>
          <table:table-cell table:style-name="ce19"/>
          <table:table-cell office:value-type="float" office:value="0.19852635948526401" table:style-name="ce49">
            <text:p>0.20</text:p>
          </table:table-cell>
          <table:table-cell office:value-type="float" office:value="4.9000000000000004" table:style-name="ce4">
            <text:p>4.9</text:p>
          </table:table-cell>
          <table:table-cell office:value-type="float" office:value="36" table:style-name="ce28">
            <text:p>36</text:p>
          </table:table-cell>
          <table:table-cell table:number-columns-repeated="3" table:style-name="ce1"/>
          <table:table-cell table:style-name="ce11"/>
          <table:table-cell table:style-name="ce1"/>
          <table:table-cell office:value-type="float" office:value="4.3" table:style-name="ce13">
            <text:p>4.3</text:p>
          </table:table-cell>
          <table:table-cell office:value-type="float" office:value="7.0266032271357373E-2" table:formula="of:=(1-[.M46]^(-[.$N$10]+1))/([.M46]*([.M46]-1))" table:style-name="ce41">
            <text:p>0.070</text:p>
          </table:table-cell>
          <table:table-cell table:style-name="ce1"/>
          <table:table-cell table:number-columns-repeated="3" table:style-name="ce13"/>
          <table:table-cell table:number-columns-repeated="16366"/>
        </table:table-row>
        <table:table-row table:style-name="ro1">
          <table:table-cell table:style-name="ce1"/>
          <table:table-cell table:style-name="ce11"/>
          <table:table-cell table:style-name="ce51"/>
          <table:table-cell table:style-name="ce19"/>
          <table:table-cell office:value-type="float" office:value="0.19370070568700701" table:style-name="ce49">
            <text:p>0.19</text:p>
          </table:table-cell>
          <table:table-cell office:value-type="float" office:value="5" table:style-name="ce4">
            <text:p>5</text:p>
          </table:table-cell>
          <table:table-cell office:value-type="float" office:value="37" table:style-name="ce28">
            <text:p>37</text:p>
          </table:table-cell>
          <table:table-cell table:number-columns-repeated="3" table:style-name="ce1"/>
          <table:table-cell table:style-name="ce11"/>
          <table:table-cell table:style-name="ce1"/>
          <table:table-cell office:value-type="float" office:value="4.4000000000000004" table:style-name="ce13">
            <text:p>4.4</text:p>
          </table:table-cell>
          <table:table-cell office:value-type="float" office:value="6.6666576115640377E-2" table:formula="of:=(1-[.M47]^(-[.$N$10]+1))/([.M47]*([.M47]-1))" table:style-name="ce41">
            <text:p>0.067</text:p>
          </table:table-cell>
          <table:table-cell table:style-name="ce1"/>
          <table:table-cell table:number-columns-repeated="3" table:style-name="ce13"/>
          <table:table-cell table:number-columns-repeated="16366"/>
        </table:table-row>
        <table:table-row table:style-name="ro1">
          <table:table-cell table:style-name="ce1"/>
          <table:table-cell table:style-name="ce11"/>
          <table:table-cell table:style-name="ce51"/>
          <table:table-cell table:style-name="ce19"/>
          <table:table-cell office:value-type="float" office:value="0.18978310502283099" table:style-name="ce49">
            <text:p>0.19</text:p>
          </table:table-cell>
          <table:table-cell office:value-type="float" office:value="5.0999999999999996" table:style-name="ce4">
            <text:p>5.1</text:p>
          </table:table-cell>
          <table:table-cell office:value-type="float" office:value="38" table:style-name="ce28">
            <text:p>38</text:p>
          </table:table-cell>
          <table:table-cell table:number-columns-repeated="3" table:style-name="ce1"/>
          <table:table-cell table:style-name="ce11"/>
          <table:table-cell table:style-name="ce1"/>
          <table:table-cell office:value-type="float" office:value="4.5" table:style-name="ce13">
            <text:p>4.5</text:p>
          </table:table-cell>
          <table:table-cell office:value-type="float" office:value="6.3337228403529275E-2" table:formula="of:=(1-[.M48]^(-[.$N$10]+1))/([.M48]*([.M48]-1))" table:style-name="ce41">
            <text:p>0.063</text:p>
          </table:table-cell>
          <table:table-cell table:number-columns-repeated="16370" table:style-name="ce1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0.18615089248650901" table:style-name="ce49">
            <text:p>0.19</text:p>
          </table:table-cell>
          <table:table-cell office:value-type="float" office:value="5.2" table:style-name="ce4">
            <text:p>5.2</text:p>
          </table:table-cell>
          <table:table-cell office:value-type="float" office:value="39" table:style-name="ce28">
            <text:p>39</text:p>
          </table:table-cell>
          <table:table-cell table:number-columns-repeated="3" table:style-name="ce1"/>
          <table:table-cell table:style-name="ce11"/>
          <table:table-cell table:style-name="ce1"/>
          <table:table-cell office:value-type="float" office:value="4.5999999999999996" table:style-name="ce13">
            <text:p>4.6</text:p>
          </table:table-cell>
          <table:table-cell office:value-type="float" office:value="6.0251605608961485E-2" table:formula="of:=(1-[.M49]^(-[.$N$10]+1))/([.M49]*([.M49]-1))" table:style-name="ce41">
            <text:p>0.060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0.18220734744707301" table:style-name="ce49">
            <text:p>0.18</text:p>
          </table:table-cell>
          <table:table-cell office:value-type="float" office:value="5.3" table:style-name="ce4">
            <text:p>5.3</text:p>
          </table:table-cell>
          <table:table-cell office:value-type="float" office:value="40" table:style-name="ce28">
            <text:p>40</text:p>
          </table:table-cell>
          <table:table-cell table:number-columns-repeated="3" table:style-name="ce1"/>
          <table:table-cell table:style-name="ce11"/>
          <table:table-cell table:style-name="ce1"/>
          <table:table-cell office:value-type="float" office:value="4.7" table:style-name="ce13">
            <text:p>4.7</text:p>
          </table:table-cell>
          <table:table-cell office:value-type="float" office:value="5.7386468413502451E-2" table:formula="of:=(1-[.M50]^(-[.$N$10]+1))/([.M50]*([.M50]-1))" table:style-name="ce41">
            <text:p>0.057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0.17844541303445399" table:style-name="ce49">
            <text:p>0.18</text:p>
          </table:table-cell>
          <table:table-cell office:value-type="float" office:value="5.4" table:style-name="ce4">
            <text:p>5.4</text:p>
          </table:table-cell>
          <table:table-cell office:value-type="float" office:value="41" table:style-name="ce28">
            <text:p>41</text:p>
          </table:table-cell>
          <table:table-cell table:number-columns-repeated="3" table:style-name="ce1"/>
          <table:table-cell table:style-name="ce11"/>
          <table:table-cell table:style-name="ce1"/>
          <table:table-cell office:value-type="float" office:value="4.8" table:style-name="ce13">
            <text:p>4.8</text:p>
          </table:table-cell>
          <table:table-cell office:value-type="float" office:value="5.4721282833397639E-2" table:formula="of:=(1-[.M51]^(-[.$N$10]+1))/([.M51]*([.M51]-1))" table:style-name="ce41">
            <text:p>0.055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0.175202366127024" table:style-name="ce49">
            <text:p>0.18</text:p>
          </table:table-cell>
          <table:table-cell office:value-type="float" office:value="5.5" table:style-name="ce4">
            <text:p>5.5</text:p>
          </table:table-cell>
          <table:table-cell office:value-type="float" office:value="42" table:style-name="ce28">
            <text:p>42</text:p>
          </table:table-cell>
          <table:table-cell table:number-columns-repeated="3" table:style-name="ce1"/>
          <table:table-cell table:style-name="ce11"/>
          <table:table-cell table:style-name="ce1"/>
          <table:table-cell office:value-type="float" office:value="4.9000000000000004" table:style-name="ce13">
            <text:p>4.9</text:p>
          </table:table-cell>
          <table:table-cell office:value-type="float" office:value="5.2237851111691554E-2" table:formula="of:=(1-[.M52]^(-[.$N$10]+1))/([.M52]*([.M52]-1))" table:style-name="ce41">
            <text:p>0.052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0.171777708592777" table:style-name="ce49">
            <text:p>0.17</text:p>
          </table:table-cell>
          <table:table-cell office:value-type="float" office:value="5.6" table:style-name="ce4">
            <text:p>5.6</text:p>
          </table:table-cell>
          <table:table-cell office:value-type="float" office:value="43" table:style-name="ce28">
            <text:p>43</text:p>
          </table:table-cell>
          <table:table-cell table:number-columns-repeated="3" table:style-name="ce1"/>
          <table:table-cell table:style-name="ce11"/>
          <table:table-cell table:style-name="ce1"/>
          <table:table-cell office:value-type="float" office:value="5" table:style-name="ce13">
            <text:p>5</text:p>
          </table:table-cell>
          <table:table-cell office:value-type="float" office:value="4.9919999999999999E-2" table:formula="of:=(1-[.M53]^(-[.$N$10]+1))/([.M53]*([.M53]-1))" table:style-name="ce41">
            <text:p>0.050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0.16856060606060599" table:style-name="ce49">
            <text:p>0.17</text:p>
          </table:table-cell>
          <table:table-cell office:value-type="float" office:value="5.7" table:style-name="ce4">
            <text:p>5.7</text:p>
          </table:table-cell>
          <table:table-cell office:value-type="float" office:value="44" table:style-name="ce28">
            <text:p>44</text:p>
          </table:table-cell>
          <table:table-cell table:number-columns-repeated="3" table:style-name="ce1"/>
          <table:table-cell table:style-name="ce11"/>
          <table:table-cell table:style-name="ce1"/>
          <table:table-cell office:value-type="float" office:value="5.0999999999999996" table:style-name="ce13">
            <text:p>5.1</text:p>
          </table:table-cell>
          <table:table-cell office:value-type="float" office:value="4.7753316466683772E-2" table:formula="of:=(1-[.M54]^(-[.$N$10]+1))/([.M54]*([.M54]-1))" table:style-name="ce41">
            <text:p>0.048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0.16542133665421299" table:style-name="ce49">
            <text:p>0.17</text:p>
          </table:table-cell>
          <table:table-cell office:value-type="float" office:value="5.8" table:style-name="ce4">
            <text:p>5.8</text:p>
          </table:table-cell>
          <table:table-cell office:value-type="float" office:value="45" table:style-name="ce28">
            <text:p>45</text:p>
          </table:table-cell>
          <table:table-cell table:number-columns-repeated="5" table:style-name="ce1"/>
          <table:table-cell office:value-type="float" office:value="5.2" table:style-name="ce13">
            <text:p>5.2</text:p>
          </table:table-cell>
          <table:table-cell office:value-type="float" office:value="4.5724922769887925E-2" table:formula="of:=(1-[.M55]^(-[.$N$10]+1))/([.M55]*([.M55]-1))" table:style-name="ce41">
            <text:p>0.046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0.162178289746783" table:style-name="ce49">
            <text:p>0.16</text:p>
          </table:table-cell>
          <table:table-cell office:value-type="float" office:value="5.9" table:style-name="ce4">
            <text:p>5.9</text:p>
          </table:table-cell>
          <table:table-cell office:value-type="float" office:value="46" table:style-name="ce28">
            <text:p>46</text:p>
          </table:table-cell>
          <table:table-cell table:number-columns-repeated="5" table:style-name="ce1"/>
          <table:table-cell office:value-type="float" office:value="5.3" table:style-name="ce13">
            <text:p>5.3</text:p>
          </table:table-cell>
          <table:table-cell office:value-type="float" office:value="4.3823284341325985E-2" table:formula="of:=(1-[.M56]^(-[.$N$10]+1))/([.M56]*([.M56]-1))" table:style-name="ce41">
            <text:p>0.044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0.159402241594022" table:style-name="ce49">
            <text:p>0.16</text:p>
          </table:table-cell>
          <table:table-cell office:value-type="float" office:value="6" table:style-name="ce4">
            <text:p>6</text:p>
          </table:table-cell>
          <table:table-cell office:value-type="float" office:value="47" table:style-name="ce28">
            <text:p>47</text:p>
          </table:table-cell>
          <table:table-cell table:number-columns-repeated="5" table:style-name="ce1"/>
          <table:table-cell office:value-type="float" office:value="5.4" table:style-name="ce13">
            <text:p>5.4</text:p>
          </table:table-cell>
          <table:table-cell office:value-type="float" office:value="4.2038045127757807E-2" table:formula="of:=(1-[.M57]^(-[.$N$10]+1))/([.M57]*([.M57]-1))" table:style-name="ce41">
            <text:p>0.042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0.156548360315484" table:style-name="ce49">
            <text:p>0.16</text:p>
          </table:table-cell>
          <table:table-cell office:value-type="float" office:value="6.0999999999999899" table:style-name="ce4">
            <text:p>6.1</text:p>
          </table:table-cell>
          <table:table-cell office:value-type="float" office:value="48" table:style-name="ce28">
            <text:p>48</text:p>
          </table:table-cell>
          <table:table-cell table:number-columns-repeated="5" table:style-name="ce1"/>
          <table:table-cell office:value-type="float" office:value="5.5" table:style-name="ce13">
            <text:p>5.5</text:p>
          </table:table-cell>
          <table:table-cell office:value-type="float" office:value="4.0359885998845088E-2" table:formula="of:=(1-[.M58]^(-[.$N$10]+1))/([.M58]*([.M58]-1))" table:style-name="ce41">
            <text:p>0.040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0.15385014528850099" table:style-name="ce49">
            <text:p>0.15</text:p>
          </table:table-cell>
          <table:table-cell office:value-type="float" office:value="6.1999999999999904" table:style-name="ce4">
            <text:p>6.2</text:p>
          </table:table-cell>
          <table:table-cell office:value-type="float" office:value="49" table:style-name="ce28">
            <text:p>49</text:p>
          </table:table-cell>
          <table:table-cell table:number-columns-repeated="5" table:style-name="ce1"/>
          <table:table-cell office:value-type="float" office:value="5.6" table:style-name="ce13">
            <text:p>5.6</text:p>
          </table:table-cell>
          <table:table-cell office:value-type="float" office:value="3.8780402603825787E-2" table:formula="of:=(1-[.M59]^(-[.$N$10]+1))/([.M59]*([.M59]-1))" table:style-name="ce41">
            <text:p>0.039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0.15117787463677901" table:style-name="ce49">
            <text:p>0.15</text:p>
          </table:table-cell>
          <table:table-cell office:value-type="float" office:value="6.3" table:style-name="ce4">
            <text:p>6.3</text:p>
          </table:table-cell>
          <table:table-cell office:value-type="float" office:value="50" table:style-name="ce28">
            <text:p>50</text:p>
          </table:table-cell>
          <table:table-cell table:number-columns-repeated="5" table:style-name="ce1"/>
          <table:table-cell office:value-type="float" office:value="5.7" table:style-name="ce13">
            <text:p>5.7</text:p>
          </table:table-cell>
          <table:table-cell office:value-type="float" office:value="3.7291999684815516E-2" table:formula="of:=(1-[.M60]^(-[.$N$10]+1))/([.M60]*([.M60]-1))" table:style-name="ce41">
            <text:p>0.037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0.14897260273972601" table:style-name="ce49">
            <text:p>0.15</text:p>
          </table:table-cell>
          <table:table-cell office:value-type="float" office:value="6.4" table:style-name="ce4">
            <text:p>6.4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5.8" table:style-name="ce13">
            <text:p>5.8</text:p>
          </table:table-cell>
          <table:table-cell office:value-type="float" office:value="3.5887799362190775E-2" table:formula="of:=(1-[.M61]^(-[.$N$10]+1))/([.M61]*([.M61]-1))" table:style-name="ce41">
            <text:p>0.036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0.14648194271481901" table:style-name="ce49">
            <text:p>0.15</text:p>
          </table:table-cell>
          <table:table-cell office:value-type="float" office:value="6.5" table:style-name="ce4">
            <text:p>6.5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5.9" table:style-name="ce13">
            <text:p>5.9</text:p>
          </table:table-cell>
          <table:table-cell office:value-type="float" office:value="3.4561561321333679E-2" table:formula="of:=(1-[.M62]^(-[.$N$10]+1))/([.M62]*([.M62]-1))" table:style-name="ce41">
            <text:p>0.035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0.14430261519302601" table:style-name="ce49">
            <text:p>0.14</text:p>
          </table:table-cell>
          <table:table-cell office:value-type="float" office:value="6.5999999999999899" table:style-name="ce4">
            <text:p>6.6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6" table:style-name="ce13">
            <text:p>6</text:p>
          </table:table-cell>
          <table:table-cell office:value-type="float" office:value="3.3307613168724284E-2" table:formula="of:=(1-[.M63]^(-[.$N$10]+1))/([.M63]*([.M63]-1))" table:style-name="ce41">
            <text:p>0.033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0.141967621419676" table:style-name="ce49">
            <text:p>0.14</text:p>
          </table:table-cell>
          <table:table-cell office:value-type="float" office:value="6.6999999999999904" table:style-name="ce4">
            <text:p>6.7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6.0999999999999899" table:style-name="ce13">
            <text:p>6.1</text:p>
          </table:table-cell>
          <table:table-cell office:value-type="float" office:value="3.2120789503670935E-2" table:formula="of:=(1-[.M64]^(-[.$N$10]+1))/([.M64]*([.M64]-1))" table:style-name="ce41">
            <text:p>0.032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0.139866127023661" table:style-name="ce49">
            <text:p>0.14</text:p>
          </table:table-cell>
          <table:table-cell office:value-type="float" office:value="6.7999999999999901" table:style-name="ce4">
            <text:p>6.8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6.1999999999999904" table:style-name="ce13">
            <text:p>6.2</text:p>
          </table:table-cell>
          <table:table-cell office:value-type="float" office:value="3.0996378481499609E-2" table:formula="of:=(1-[.M65]^(-[.$N$10]+1))/([.M65]*([.M65]-1))" table:style-name="ce41">
            <text:p>0.031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0.13779057700290601" table:style-name="ce49">
            <text:p>0.14</text:p>
          </table:table-cell>
          <table:table-cell office:value-type="float" office:value="6.8999999999999897" table:style-name="ce4">
            <text:p>6.9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6.3" table:style-name="ce13">
            <text:p>6.3</text:p>
          </table:table-cell>
          <table:table-cell office:value-type="float" office:value="2.9930074834013845E-2" table:formula="of:=(1-[.M66]^(-[.$N$10]+1))/([.M66]*([.M66]-1))" table:style-name="ce41">
            <text:p>0.030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0.135844748858447" table:style-name="ce49">
            <text:p>0.14</text:p>
          </table:table-cell>
          <table:table-cell office:value-type="float" office:value="7" table:style-name="ce4">
            <text:p>7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6.4" table:style-name="ce13">
            <text:p>6.4</text:p>
          </table:table-cell>
          <table:table-cell office:value-type="float" office:value="2.8917938470840451E-2" table:formula="of:=(1-[.M67]^(-[.$N$10]+1))/([.M67]*([.M67]-1))" table:style-name="ce41">
            <text:p>0.029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0.133769198837692" table:style-name="ce49">
            <text:p>0.13</text:p>
          </table:table-cell>
          <table:table-cell office:value-type="float" office:value="7.0999999999999899" table:style-name="ce4">
            <text:p>7.1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6.5" table:style-name="ce13">
            <text:p>6.5</text:p>
          </table:table-cell>
          <table:table-cell office:value-type="float" office:value="2.7956357916793476E-2" table:formula="of:=(1-[.M68]^(-[.$N$10]+1))/([.M68]*([.M68]-1))" table:style-name="ce41">
            <text:p>0.028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0.13169364881693599" table:style-name="ce49">
            <text:p>0.13</text:p>
          </table:table-cell>
          <table:table-cell office:value-type="float" office:value="7.1999999999999904" table:style-name="ce4">
            <text:p>7.2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6.5999999999999899" table:style-name="ce13">
            <text:p>6.6</text:p>
          </table:table-cell>
          <table:table-cell office:value-type="float" office:value="2.704201795035005E-2" table:formula="of:=(1-[.M69]^(-[.$N$10]+1))/([.M69]*([.M69]-1))" table:style-name="ce41">
            <text:p>0.027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0.12979970942299701" table:style-name="ce49">
            <text:p>0.13</text:p>
          </table:table-cell>
          <table:table-cell office:value-type="float" office:value="7.2999999999999901" table:style-name="ce4">
            <text:p>7.3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6.6999999999999904" table:style-name="ce13">
            <text:p>6.7</text:p>
          </table:table-cell>
          <table:table-cell office:value-type="float" office:value="2.6171870900553593E-2" table:formula="of:=(1-[.M70]^(-[.$N$10]+1))/([.M70]*([.M70]-1))" table:style-name="ce41">
            <text:p>0.026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0.12795765877957699" table:style-name="ce49">
            <text:p>0.13</text:p>
          </table:table-cell>
          <table:table-cell office:value-type="float" office:value="7.3999999999999897" table:style-name="ce4">
            <text:p>7.4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6.7999999999999901" table:style-name="ce13">
            <text:p>6.8</text:p>
          </table:table-cell>
          <table:table-cell office:value-type="float" office:value="2.5343111137248409E-2" table:formula="of:=(1-[.M71]^(-[.$N$10]+1))/([.M71]*([.M71]-1))" table:style-name="ce41">
            <text:p>0.025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0.125959941884599" table:style-name="ce49">
            <text:p>0.13</text:p>
          </table:table-cell>
          <table:table-cell office:value-type="float" office:value="7.4999999999999902" table:style-name="ce4">
            <text:p>7.5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6.8999999999999897" table:style-name="ce13">
            <text:p>6.9</text:p>
          </table:table-cell>
          <table:table-cell office:value-type="float" office:value="2.4553152355004444E-2" table:formula="of:=(1-[.M72]^(-[.$N$10]+1))/([.M72]*([.M72]-1))" table:style-name="ce41">
            <text:p>0.025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0.124481112494811" table:style-name="ce49">
            <text:p>0.12</text:p>
          </table:table-cell>
          <table:table-cell office:value-type="float" office:value="7.5999999999999899" table:style-name="ce4">
            <text:p>7.6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7" table:style-name="ce13">
            <text:p>7</text:p>
          </table:table-cell>
          <table:table-cell office:value-type="float" office:value="2.3799607306479443E-2" table:formula="of:=(1-[.M73]^(-[.$N$10]+1))/([.M73]*([.M73]-1))" table:style-name="ce41">
            <text:p>0.024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0.122846616853466" table:style-name="ce49">
            <text:p>0.12</text:p>
          </table:table-cell>
          <table:table-cell office:value-type="float" office:value="7.6999999999999904" table:style-name="ce4">
            <text:p>7.7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7.0999999999999899" table:style-name="ce13">
            <text:p>7.1</text:p>
          </table:table-cell>
          <table:table-cell office:value-type="float" office:value="2.3080269687952841E-2" table:formula="of:=(1-[.M74]^(-[.$N$10]+1))/([.M74]*([.M74]-1))" table:style-name="ce41">
            <text:p>0.023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0.121082399335824" table:style-name="ce49">
            <text:p>0.12</text:p>
          </table:table-cell>
          <table:table-cell office:value-type="float" office:value="7.7999999999999901" table:style-name="ce4">
            <text:p>7.8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7.1999999999999904" table:style-name="ce13">
            <text:p>7.2</text:p>
          </table:table-cell>
          <table:table-cell office:value-type="float" office:value="2.2393097919736215E-2" table:formula="of:=(1-[.M75]^(-[.$N$10]+1))/([.M75]*([.M75]-1))" table:style-name="ce41">
            <text:p>0.022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0.119266293067663" table:style-name="ce49">
            <text:p>0.12</text:p>
          </table:table-cell>
          <table:table-cell office:value-type="float" office:value="7.8999999999999897" table:style-name="ce4">
            <text:p>7.9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7.2999999999999901" table:style-name="ce13">
            <text:p>7.3</text:p>
          </table:table-cell>
          <table:table-cell office:value-type="float" office:value="2.1736200598258901E-2" table:formula="of:=(1-[.M76]^(-[.$N$10]+1))/([.M76]*([.M76]-1))" table:style-name="ce41">
            <text:p>0.022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0.117424242424242" table:style-name="ce49">
            <text:p>0.12</text:p>
          </table:table-cell>
          <table:table-cell office:value-type="float" office:value="8" table:style-name="ce4">
            <text:p>8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7.3999999999999897" table:style-name="ce13">
            <text:p>7.4</text:p>
          </table:table-cell>
          <table:table-cell office:value-type="float" office:value="2.110782342576736E-2" table:formula="of:=(1-[.M77]^(-[.$N$10]+1))/([.M77]*([.M77]-1))" table:style-name="ce41">
            <text:p>0.021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0.11586757990867599" table:style-name="ce49">
            <text:p>0.12</text:p>
          </table:table-cell>
          <table:table-cell office:value-type="float" office:value="8.0999999999999908" table:style-name="ce4">
            <text:p>8.1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7.4999999999999902" table:style-name="ce13">
            <text:p>7.5</text:p>
          </table:table-cell>
          <table:table-cell office:value-type="float" office:value="2.0506337448559727E-2" table:formula="of:=(1-[.M78]^(-[.$N$10]+1))/([.M78]*([.M78]-1))" table:style-name="ce41">
            <text:p>0.021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0.11428497301785" table:style-name="ce49">
            <text:p>0.11</text:p>
          </table:table-cell>
          <table:table-cell office:value-type="float" office:value="8.1999999999999904" table:style-name="ce4">
            <text:p>8.2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7.5999999999999899" table:style-name="ce13">
            <text:p>7.6</text:p>
          </table:table-cell>
          <table:table-cell office:value-type="float" office:value="1.993022845613206E-2" table:formula="of:=(1-[.M79]^(-[.$N$10]+1))/([.M79]*([.M79]-1))" table:style-name="ce41">
            <text:p>0.020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0.112961809879618" table:style-name="ce49">
            <text:p>0.11</text:p>
          </table:table-cell>
          <table:table-cell office:value-type="float" office:value="8.2999999999999901" table:style-name="ce4">
            <text:p>8.3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7.6999999999999904" table:style-name="ce13">
            <text:p>7.7</text:p>
          </table:table-cell>
          <table:table-cell office:value-type="float" office:value="1.937808741208771E-2" table:formula="of:=(1-[.M80]^(-[.$N$10]+1))/([.M80]*([.M80]-1))" table:style-name="ce41">
            <text:p>0.019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0.11140514736405099" table:style-name="ce49">
            <text:p>0.11</text:p>
          </table:table-cell>
          <table:table-cell office:value-type="float" office:value="8.3999999999999897" table:style-name="ce4">
            <text:p>8.4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7.7999999999999901" table:style-name="ce13">
            <text:p>7.8</text:p>
          </table:table-cell>
          <table:table-cell office:value-type="float" office:value="1.8848601803602653E-2" table:formula="of:=(1-[.M81]^(-[.$N$10]+1))/([.M81]*([.M81]-1))" table:style-name="ce41">
            <text:p>0.019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0.110315483603155" table:style-name="ce49">
            <text:p>0.11</text:p>
          </table:table-cell>
          <table:table-cell office:value-type="float" office:value="8.4999999999999893" table:style-name="ce4">
            <text:p>8.5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7.8999999999999897" table:style-name="ce13">
            <text:p>7.9</text:p>
          </table:table-cell>
          <table:table-cell office:value-type="float" office:value="1.8340547810024119E-2" table:formula="of:=(1-[.M82]^(-[.$N$10]+1))/([.M82]*([.M82]-1))" table:style-name="ce41">
            <text:p>0.018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0.10914798671648" table:style-name="ce49">
            <text:p>0.11</text:p>
          </table:table-cell>
          <table:table-cell office:value-type="float" office:value="8.5999999999999908" table:style-name="ce4">
            <text:p>8.6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7.9999999999999902" table:style-name="ce13">
            <text:p>8</text:p>
          </table:table-cell>
          <table:table-cell office:value-type="float" office:value="1.7852783203125049E-2" table:formula="of:=(1-[.M83]^(-[.$N$10]+1))/([.M83]*([.M83]-1))" table:style-name="ce41">
            <text:p>0.018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0.107954545454545" table:style-name="ce49">
            <text:p>0.11</text:p>
          </table:table-cell>
          <table:table-cell office:value-type="float" office:value="8.6999999999999904" table:style-name="ce4">
            <text:p>8.7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8.0999999999999908" table:style-name="ce13">
            <text:p>8.1</text:p>
          </table:table-cell>
          <table:table-cell office:value-type="float" office:value="1.7384240901908331E-2" table:formula="of:=(1-[.M84]^(-[.$N$10]+1))/([.M84]*([.M84]-1))" table:style-name="ce41">
            <text:p>0.017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0.106553549190535" table:style-name="ce49">
            <text:p>0.11</text:p>
          </table:table-cell>
          <table:table-cell office:value-type="float" office:value="8.7999999999999901" table:style-name="ce4">
            <text:p>8.8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8.1999999999999904" table:style-name="ce13">
            <text:p>8.2</text:p>
          </table:table-cell>
          <table:table-cell office:value-type="float" office:value="1.6933923113878081E-2" table:formula="of:=(1-[.M85]^(-[.$N$10]+1))/([.M85]*([.M85]-1))" table:style-name="ce41">
            <text:p>0.017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0.105463885429639" table:style-name="ce49">
            <text:p>0.11</text:p>
          </table:table-cell>
          <table:table-cell office:value-type="float" office:value="8.8999999999999897" table:style-name="ce4">
            <text:p>8.9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8.2999999999999901" table:style-name="ce13">
            <text:p>8.3</text:p>
          </table:table-cell>
          <table:table-cell office:value-type="float" office:value="1.6500896002560023E-2" table:formula="of:=(1-[.M86]^(-[.$N$10]+1))/([.M86]*([.M86]-1))" table:style-name="ce41">
            <text:p>0.017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0.10452988792029901" table:style-name="ce49">
            <text:p>0.10</text:p>
          </table:table-cell>
          <table:table-cell office:value-type="float" office:value="9" table:style-name="ce4">
            <text:p>9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8.3999999999999897" table:style-name="ce13">
            <text:p>8.4</text:p>
          </table:table-cell>
          <table:table-cell office:value-type="float" office:value="1.6084284827921781E-2" table:formula="of:=(1-[.M87]^(-[.$N$10]+1))/([.M87]*([.M87]-1))" table:style-name="ce41">
            <text:p>0.016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0.10346616853466201" table:style-name="ce49">
            <text:p>0.10</text:p>
          </table:table-cell>
          <table:table-cell office:value-type="float" office:value="9.0999999999999908" table:style-name="ce4">
            <text:p>9.1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8.4999999999999893" table:style-name="ce13">
            <text:p>8.5</text:p>
          </table:table-cell>
          <table:table-cell office:value-type="float" office:value="1.5683269512352341E-2" table:formula="of:=(1-[.M88]^(-[.$N$10]+1))/([.M88]*([.M88]-1))" table:style-name="ce41">
            <text:p>0.016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0.10229867164798701" table:style-name="ce49">
            <text:p>0.10</text:p>
          </table:table-cell>
          <table:table-cell office:value-type="float" office:value="9.1999999999999904" table:style-name="ce4">
            <text:p>9.2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8.5999999999999908" table:style-name="ce13">
            <text:p>8.6</text:p>
          </table:table-cell>
          <table:table-cell office:value-type="float" office:value="1.5297080590126411E-2" table:formula="of:=(1-[.M89]^(-[.$N$10]+1))/([.M89]*([.M89]-1))" table:style-name="ce41">
            <text:p>0.015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0.101183063511831" table:style-name="ce49">
            <text:p>0.10</text:p>
          </table:table-cell>
          <table:table-cell office:value-type="float" office:value="9.2999999999999901" table:style-name="ce4">
            <text:p>9.3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8.6999999999999904" table:style-name="ce13">
            <text:p>8.7</text:p>
          </table:table-cell>
          <table:table-cell office:value-type="float" office:value="1.4924995502902489E-2" table:formula="of:=(1-[.M90]^(-[.$N$10]+1))/([.M90]*([.M90]-1))" table:style-name="ce41">
            <text:p>0.015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0.100093399750934" table:style-name="ce49">
            <text:p>0.10</text:p>
          </table:table-cell>
          <table:table-cell office:value-type="float" office:value="9.3999999999999897" table:style-name="ce4">
            <text:p>9.4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8.7999999999999901" table:style-name="ce13">
            <text:p>8.8</text:p>
          </table:table-cell>
          <table:table-cell office:value-type="float" office:value="1.4566335207868972E-2" table:formula="of:=(1-[.M91]^(-[.$N$10]+1))/([.M91]*([.M91]-1))" table:style-name="ce41">
            <text:p>0.015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9.9185346616853506E-2" table:style-name="ce49">
            <text:p>0.10</text:p>
          </table:table-cell>
          <table:table-cell office:value-type="float" office:value="9.4999999999999893" table:style-name="ce4">
            <text:p>9.5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8.8999999999999897" table:style-name="ce13">
            <text:p>8.9</text:p>
          </table:table-cell>
          <table:table-cell office:value-type="float" office:value="1.4220461068733902E-2" table:formula="of:=(1-[.M92]^(-[.$N$10]+1))/([.M92]*([.M92]-1))" table:style-name="ce41">
            <text:p>0.014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9.8329182233291804E-2" table:style-name="ce49">
            <text:p>0.10</text:p>
          </table:table-cell>
          <table:table-cell office:value-type="float" office:value="9.5999999999999908" table:style-name="ce4">
            <text:p>9.6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8.9999999999999893" table:style-name="ce13">
            <text:p>9</text:p>
          </table:table-cell>
          <table:table-cell office:value-type="float" office:value="1.388677200291287E-2" table:formula="of:=(1-[.M93]^(-[.$N$10]+1))/([.M93]*([.M93]-1))" table:style-name="ce41">
            <text:p>0.014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9.7161685346616899E-2" table:style-name="ce49">
            <text:p>0.10</text:p>
          </table:table-cell>
          <table:table-cell office:value-type="float" office:value="9.6999999999999904" table:style-name="ce4">
            <text:p>9.7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9.0999999999999908" table:style-name="ce13">
            <text:p>9.1</text:p>
          </table:table-cell>
          <table:table-cell office:value-type="float" office:value="1.3564701861061257E-2" table:formula="of:=(1-[.M94]^(-[.$N$10]+1))/([.M94]*([.M94]-1))" table:style-name="ce41">
            <text:p>0.014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9.5734744707347399E-2" table:style-name="ce49">
            <text:p>0.10</text:p>
          </table:table-cell>
          <table:table-cell office:value-type="float" office:value="9.7999999999999901" table:style-name="ce4">
            <text:p>9.8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9.1999999999999904" table:style-name="ce13">
            <text:p>9.2</text:p>
          </table:table-cell>
          <table:table-cell office:value-type="float" office:value="1.3253717017567305E-2" table:formula="of:=(1-[.M95]^(-[.$N$10]+1))/([.M95]*([.M95]-1))" table:style-name="ce41">
            <text:p>0.013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9.4826691573266897E-2" table:style-name="ce49">
            <text:p>0.09</text:p>
          </table:table-cell>
          <table:table-cell office:value-type="float" office:value="9.8999999999999897" table:style-name="ce4">
            <text:p>9.9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9.2999999999999901" table:style-name="ce13">
            <text:p>9.3</text:p>
          </table:table-cell>
          <table:table-cell office:value-type="float" office:value="1.2953314152811467E-2" table:formula="of:=(1-[.M96]^(-[.$N$10]+1))/([.M96]*([.M96]-1))" table:style-name="ce41">
            <text:p>0.013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9.3892694063926904E-2" table:style-name="ce49">
            <text:p>0.09</text:p>
          </table:table-cell>
          <table:table-cell office:value-type="float" office:value="10" table:style-name="ce4">
            <text:p>10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9.3999999999999897" table:style-name="ce13">
            <text:p>9.4</text:p>
          </table:table-cell>
          <table:table-cell office:value-type="float" office:value="1.2663018209940828E-2" table:formula="of:=(1-[.M97]^(-[.$N$10]+1))/([.M97]*([.M97]-1))" table:style-name="ce41">
            <text:p>0.013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9.32959734329597E-2" table:style-name="ce49">
            <text:p>0.09</text:p>
          </table:table-cell>
          <table:table-cell office:value-type="float" office:value="10.1" table:style-name="ce4">
            <text:p>10.1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9.4999999999999893" table:style-name="ce13">
            <text:p>9.5</text:p>
          </table:table-cell>
          <table:table-cell office:value-type="float" office:value="1.2382380510633895E-2" table:formula="of:=(1-[.M98]^(-[.$N$10]+1))/([.M98]*([.M98]-1))" table:style-name="ce41">
            <text:p>0.012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9.2310087173100894E-2" table:style-name="ce49">
            <text:p>0.09</text:p>
          </table:table-cell>
          <table:table-cell office:value-type="float" office:value="10.199999999999999" table:style-name="ce4">
            <text:p>10.2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9.5999999999999908" table:style-name="ce13">
            <text:p>9.6</text:p>
          </table:table-cell>
          <table:table-cell office:value-type="float" office:value="1.2110977015868161E-2" table:formula="of:=(1-[.M99]^(-[.$N$10]+1))/([.M99]*([.M99]-1))" table:style-name="ce41">
            <text:p>0.012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9.1402034039020294E-2" table:style-name="ce49">
            <text:p>0.09</text:p>
          </table:table-cell>
          <table:table-cell office:value-type="float" office:value="10.3" table:style-name="ce4">
            <text:p>10.3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9.6999999999999904" table:style-name="ce13">
            <text:p>9.7</text:p>
          </table:table-cell>
          <table:table-cell office:value-type="float" office:value="1.1848406719072458E-2" table:formula="of:=(1-[.M100]^(-[.$N$10]+1))/([.M100]*([.M100]-1))" table:style-name="ce41">
            <text:p>0.012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8.9949149024491498E-2" table:style-name="ce49">
            <text:p>0.09</text:p>
          </table:table-cell>
          <table:table-cell office:value-type="float" office:value="10.4" table:style-name="ce4">
            <text:p>10.4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9.7999999999999901" table:style-name="ce13">
            <text:p>9.8</text:p>
          </table:table-cell>
          <table:table-cell office:value-type="float" office:value="1.1594290160268191E-2" table:formula="of:=(1-[.M101]^(-[.$N$10]+1))/([.M101]*([.M101]-1))" table:style-name="ce41">
            <text:p>0.012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8.9222706517227093E-2" table:style-name="ce49">
            <text:p>0.09</text:p>
          </table:table-cell>
          <table:table-cell office:value-type="float" office:value="10.5" table:style-name="ce4">
            <text:p>10.5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9.8999999999999897" table:style-name="ce13">
            <text:p>9.9</text:p>
          </table:table-cell>
          <table:table-cell office:value-type="float" office:value="1.1348268050895855E-2" table:formula="of:=(1-[.M102]^(-[.$N$10]+1))/([.M102]*([.M102]-1))" table:style-name="ce41">
            <text:p>0.011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8.8496264009962605E-2" table:style-name="ce49">
            <text:p>0.09</text:p>
          </table:table-cell>
          <table:table-cell office:value-type="float" office:value="10.6" table:style-name="ce4">
            <text:p>10.6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9.9999999999999893" table:style-name="ce13">
            <text:p>10</text:p>
          </table:table-cell>
          <table:table-cell office:value-type="float" office:value="1.1110000000000024E-2" table:formula="of:=(1-[.M103]^(-[.$N$10]+1))/([.M103]*([.M103]-1))" table:style-name="ce41">
            <text:p>0.011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8.7562266500622696E-2" table:style-name="ce49">
            <text:p>0.09</text:p>
          </table:table-cell>
          <table:table-cell office:value-type="float" office:value="10.7" table:style-name="ce4">
            <text:p>10.7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0.1" table:style-name="ce13">
            <text:p>10.1</text:p>
          </table:table-cell>
          <table:table-cell office:value-type="float" office:value="1.0879163333321203E-2" table:formula="of:=(1-[.M104]^(-[.$N$10]+1))/([.M104]*([.M104]-1))" table:style-name="ce41">
            <text:p>0.011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8.6809879618098801E-2" table:style-name="ce49">
            <text:p>0.09</text:p>
          </table:table-cell>
          <table:table-cell office:value-type="float" office:value="10.8" table:style-name="ce4">
            <text:p>10.8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0.199999999999999" table:style-name="ce13">
            <text:p>10.2</text:p>
          </table:table-cell>
          <table:table-cell office:value-type="float" office:value="1.065545199762785E-2" table:formula="of:=(1-[.M105]^(-[.$N$10]+1))/([.M105]*([.M105]-1))" table:style-name="ce41">
            <text:p>0.011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8.5875882108758794E-2" table:style-name="ce49">
            <text:p>0.09</text:p>
          </table:table-cell>
          <table:table-cell office:value-type="float" office:value="10.9" table:style-name="ce4">
            <text:p>10.9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0.3" table:style-name="ce13">
            <text:p>10.3</text:p>
          </table:table-cell>
          <table:table-cell office:value-type="float" office:value="1.0438575543326112E-2" table:formula="of:=(1-[.M106]^(-[.$N$10]+1))/([.M106]*([.M106]-1))" table:style-name="ce41">
            <text:p>0.010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8.4967828974678306E-2" table:style-name="ce49">
            <text:p>0.08</text:p>
          </table:table-cell>
          <table:table-cell office:value-type="float" office:value="11" table:style-name="ce4">
            <text:p>11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0.4" table:style-name="ce13">
            <text:p>10.4</text:p>
          </table:table-cell>
          <table:table-cell office:value-type="float" office:value="1.0228258179018996E-2" table:formula="of:=(1-[.M107]^(-[.$N$10]+1))/([.M107]*([.M107]-1))" table:style-name="ce41">
            <text:p>0.010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8.4345163968451597E-2" table:style-name="ce49">
            <text:p>0.08</text:p>
          </table:table-cell>
          <table:table-cell office:value-type="float" office:value="11.1" table:style-name="ce4">
            <text:p>11.1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0.5" table:style-name="ce13">
            <text:p>10.5</text:p>
          </table:table-cell>
          <table:table-cell office:value-type="float" office:value="1.0024237892255847E-2" table:formula="of:=(1-[.M108]^(-[.$N$10]+1))/([.M108]*([.M108]-1))" table:style-name="ce41">
            <text:p>0.010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8.3566832710668296E-2" table:style-name="ce49">
            <text:p>0.08</text:p>
          </table:table-cell>
          <table:table-cell office:value-type="float" office:value="11.2" table:style-name="ce4">
            <text:p>11.2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0.6" table:style-name="ce13">
            <text:p>10.6</text:p>
          </table:table-cell>
          <table:table-cell office:value-type="float" office:value="9.826265631227165E-3" table:formula="of:=(1-[.M109]^(-[.$N$10]+1))/([.M109]*([.M109]-1))" table:style-name="ce41">
            <text:p>0.010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8.26328352013284E-2" table:style-name="ce49">
            <text:p>0.08</text:p>
          </table:table-cell>
          <table:table-cell office:value-type="float" office:value="11.3" table:style-name="ce4">
            <text:p>11.3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0.7" table:style-name="ce13">
            <text:p>10.7</text:p>
          </table:table-cell>
          <table:table-cell office:value-type="float" office:value="9.634104542622559E-3" table:formula="of:=(1-[.M110]^(-[.$N$10]+1))/([.M110]*([.M110]-1))" table:style-name="ce41">
            <text:p>0.010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8.1984225819842299E-2" table:style-name="ce49">
            <text:p>0.08</text:p>
          </table:table-cell>
          <table:table-cell office:value-type="float" office:value="11.4" table:style-name="ce4">
            <text:p>11.4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0.8" table:style-name="ce13">
            <text:p>10.8</text:p>
          </table:table-cell>
          <table:table-cell office:value-type="float" office:value="9.447529261287984E-3" table:formula="of:=(1-[.M111]^(-[.$N$10]+1))/([.M111]*([.M111]-1))" table:style-name="ce41">
            <text:p>0.009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8.1309672063096694E-2" table:style-name="ce49">
            <text:p>0.08</text:p>
          </table:table-cell>
          <table:table-cell office:value-type="float" office:value="11.5" table:style-name="ce4">
            <text:p>11.5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0.9" table:style-name="ce13">
            <text:p>10.9</text:p>
          </table:table-cell>
          <table:table-cell office:value-type="float" office:value="9.2663252476961663E-3" table:formula="of:=(1-[.M112]^(-[.$N$10]+1))/([.M112]*([.M112]-1))" table:style-name="ce41">
            <text:p>0.009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8.0505396430053999E-2" table:style-name="ce49">
            <text:p>0.08</text:p>
          </table:table-cell>
          <table:table-cell office:value-type="float" office:value="11.6" table:style-name="ce4">
            <text:p>11.6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1" table:style-name="ce13">
            <text:p>11</text:p>
          </table:table-cell>
          <table:table-cell office:value-type="float" office:value="9.0902881695860312E-3" table:formula="of:=(1-[.M113]^(-[.$N$10]+1))/([.M113]*([.M113]-1))" table:style-name="ce41">
            <text:p>0.009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7.9856787048567898E-2" table:style-name="ce49">
            <text:p>0.08</text:p>
          </table:table-cell>
          <table:table-cell office:value-type="float" office:value="11.7" table:style-name="ce4">
            <text:p>11.7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1.1" table:style-name="ce13">
            <text:p>11.1</text:p>
          </table:table-cell>
          <table:table-cell office:value-type="float" office:value="8.9192233244365857E-3" table:formula="of:=(1-[.M114]^(-[.$N$10]+1))/([.M114]*([.M114]-1))" table:style-name="ce41">
            <text:p>0.009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7.9026567040265699E-2" table:style-name="ce49">
            <text:p>0.08</text:p>
          </table:table-cell>
          <table:table-cell office:value-type="float" office:value="11.8" table:style-name="ce4">
            <text:p>11.8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1.2" table:style-name="ce13">
            <text:p>11.2</text:p>
          </table:table-cell>
          <table:table-cell office:value-type="float" office:value="8.7529450997212866E-3" table:formula="of:=(1-[.M115]^(-[.$N$10]+1))/([.M115]*([.M115]-1))" table:style-name="ce41">
            <text:p>0.009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7.8222291407222894E-2" table:style-name="ce49">
            <text:p>0.08</text:p>
          </table:table-cell>
          <table:table-cell office:value-type="float" office:value="11.9" table:style-name="ce4">
            <text:p>11.9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1.3" table:style-name="ce13">
            <text:p>11.3</text:p>
          </table:table-cell>
          <table:table-cell office:value-type="float" office:value="8.5912764681435865E-3" table:formula="of:=(1-[.M116]^(-[.$N$10]+1))/([.M116]*([.M116]-1))" table:style-name="ce41">
            <text:p>0.009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7.7443960149439606E-2" table:style-name="ce49">
            <text:p>0.08</text:p>
          </table:table-cell>
          <table:table-cell office:value-type="float" office:value="12" table:style-name="ce4">
            <text:p>12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1.4" table:style-name="ce13">
            <text:p>11.4</text:p>
          </table:table-cell>
          <table:table-cell office:value-type="float" office:value="8.4340485152856175E-3" table:formula="of:=(1-[.M117]^(-[.$N$10]+1))/([.M117]*([.M117]-1))" table:style-name="ce41">
            <text:p>0.008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7.6925072644250705E-2" table:style-name="ce49">
            <text:p>0.08</text:p>
          </table:table-cell>
          <table:table-cell office:value-type="float" office:value="12.1" table:style-name="ce4">
            <text:p>12.1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1.5" table:style-name="ce13">
            <text:p>11.5</text:p>
          </table:table-cell>
          <table:table-cell office:value-type="float" office:value="8.2810999973121392E-3" table:formula="of:=(1-[.M118]^(-[.$N$10]+1))/([.M118]*([.M118]-1))" table:style-name="ce41">
            <text:p>0.008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7.6250518887505198E-2" table:style-name="ce49">
            <text:p>0.08</text:p>
          </table:table-cell>
          <table:table-cell office:value-type="float" office:value="12.2" table:style-name="ce4">
            <text:p>12.2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1.6" table:style-name="ce13">
            <text:p>11.6</text:p>
          </table:table-cell>
          <table:table-cell office:value-type="float" office:value="8.1322769265632072E-3" table:formula="of:=(1-[.M119]^(-[.$N$10]+1))/([.M119]*([.M119]-1))" table:style-name="ce41">
            <text:p>0.008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7.5601909506019097E-2" table:style-name="ce49">
            <text:p>0.08</text:p>
          </table:table-cell>
          <table:table-cell office:value-type="float" office:value="12.3" table:style-name="ce4">
            <text:p>12.3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1.7" table:style-name="ce13">
            <text:p>11.7</text:p>
          </table:table-cell>
          <table:table-cell office:value-type="float" office:value="7.9874321830431892E-3" table:formula="of:=(1-[.M120]^(-[.$N$10]+1))/([.M120]*([.M120]-1))" table:style-name="ce41">
            <text:p>0.008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7.5134910751349093E-2" table:style-name="ce49">
            <text:p>0.08</text:p>
          </table:table-cell>
          <table:table-cell office:value-type="float" office:value="12.4" table:style-name="ce4">
            <text:p>12.4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1.8" table:style-name="ce13">
            <text:p>11.8</text:p>
          </table:table-cell>
          <table:table-cell office:value-type="float" office:value="7.8464251499724171E-3" table:formula="of:=(1-[.M121]^(-[.$N$10]+1))/([.M121]*([.M121]-1))" table:style-name="ce41">
            <text:p>0.008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7.4512245745122496E-2" table:style-name="ce49">
            <text:p>0.07</text:p>
          </table:table-cell>
          <table:table-cell office:value-type="float" office:value="12.5" table:style-name="ce4">
            <text:p>12.5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1.9" table:style-name="ce13">
            <text:p>11.9</text:p>
          </table:table-cell>
          <table:table-cell office:value-type="float" office:value="7.7091213717127372E-3" table:formula="of:=(1-[.M122]^(-[.$N$10]+1))/([.M122]*([.M122]-1))" table:style-name="ce41">
            <text:p>0.008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7.3863636363636395E-2" table:style-name="ce49">
            <text:p>0.07</text:p>
          </table:table-cell>
          <table:table-cell office:value-type="float" office:value="12.6" table:style-name="ce4">
            <text:p>12.6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2" table:style-name="ce13">
            <text:p>12</text:p>
          </table:table-cell>
          <table:table-cell office:value-type="float" office:value="7.5753922325102882E-3" table:formula="of:=(1-[.M123]^(-[.$N$10]+1))/([.M123]*([.M123]-1))" table:style-name="ce41">
            <text:p>0.008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7.3396637608966406E-2" table:style-name="ce49">
            <text:p>0.07</text:p>
          </table:table-cell>
          <table:table-cell office:value-type="float" office:value="12.7" table:style-name="ce4">
            <text:p>12.7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2.1" table:style-name="ce13">
            <text:p>12.1</text:p>
          </table:table-cell>
          <table:table-cell office:value-type="float" office:value="7.4451146546197526E-3" table:formula="of:=(1-[.M124]^(-[.$N$10]+1))/([.M124]*([.M124]-1))" table:style-name="ce41">
            <text:p>0.007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7.2540473225404703E-2" table:style-name="ce49">
            <text:p>0.07</text:p>
          </table:table-cell>
          <table:table-cell office:value-type="float" office:value="12.8" table:style-name="ce4">
            <text:p>12.8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2.2" table:style-name="ce13">
            <text:p>12.2</text:p>
          </table:table-cell>
          <table:table-cell office:value-type="float" office:value="7.3181708144847779E-3" table:formula="of:=(1-[.M125]^(-[.$N$10]+1))/([.M125]*([.M125]-1))" table:style-name="ce41">
            <text:p>0.007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7.1865919468659195E-2" table:style-name="ce49">
            <text:p>0.07</text:p>
          </table:table-cell>
          <table:table-cell office:value-type="float" office:value="12.9" table:style-name="ce4">
            <text:p>12.9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2.3" table:style-name="ce13">
            <text:p>12.3</text:p>
          </table:table-cell>
          <table:table-cell office:value-type="float" office:value="7.1944478757503417E-3" table:formula="of:=(1-[.M126]^(-[.$N$10]+1))/([.M126]*([.M126]-1))" table:style-name="ce41">
            <text:p>0.007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7.1321087588210902E-2" table:style-name="ce49">
            <text:p>0.07</text:p>
          </table:table-cell>
          <table:table-cell office:value-type="float" office:value="13" table:style-name="ce4">
            <text:p>13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2.4" table:style-name="ce13">
            <text:p>12.4</text:p>
          </table:table-cell>
          <table:table-cell office:value-type="float" office:value="7.0738377379755335E-3" table:formula="of:=(1-[.M127]^(-[.$N$10]+1))/([.M127]*([.M127]-1))" table:style-name="ce41">
            <text:p>0.007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7.1009755085097506E-2" table:style-name="ce49">
            <text:p>0.07</text:p>
          </table:table-cell>
          <table:table-cell office:value-type="float" office:value="13.1" table:style-name="ce4">
            <text:p>13.1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2.5" table:style-name="ce13">
            <text:p>12.5</text:p>
          </table:table-cell>
          <table:table-cell office:value-type="float" office:value="6.9562368000000005E-3" table:formula="of:=(1-[.M128]^(-[.$N$10]+1))/([.M128]*([.M128]-1))" table:style-name="ce41">
            <text:p>0.007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7.0490867579908703E-2" table:style-name="ce49">
            <text:p>0.07</text:p>
          </table:table-cell>
          <table:table-cell office:value-type="float" office:value="13.2" table:style-name="ce4">
            <text:p>13.2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2.6" table:style-name="ce13">
            <text:p>12.6</text:p>
          </table:table-cell>
          <table:table-cell office:value-type="float" office:value="6.8415457369952973E-3" table:formula="of:=(1-[.M129]^(-[.$N$10]+1))/([.M129]*([.M129]-1))" table:style-name="ce41">
            <text:p>0.007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6.9920091324200906E-2" table:style-name="ce49">
            <text:p>0.07</text:p>
          </table:table-cell>
          <table:table-cell office:value-type="float" office:value="13.3" table:style-name="ce4">
            <text:p>13.3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2.7" table:style-name="ce13">
            <text:p>12.7</text:p>
          </table:table-cell>
          <table:table-cell office:value-type="float" office:value="6.7296692903037868E-3" table:formula="of:=(1-[.M130]^(-[.$N$10]+1))/([.M130]*([.M130]-1))" table:style-name="ce41">
            <text:p>0.007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6.9401203819012006E-2" table:style-name="ce49">
            <text:p>0.07</text:p>
          </table:table-cell>
          <table:table-cell office:value-type="float" office:value="13.4" table:style-name="ce4">
            <text:p>13.4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2.8" table:style-name="ce13">
            <text:p>12.8</text:p>
          </table:table-cell>
          <table:table-cell office:value-type="float" office:value="6.6205160692334166E-3" table:formula="of:=(1-[.M131]^(-[.$N$10]+1))/([.M131]*([.M131]-1))" table:style-name="ce41">
            <text:p>0.007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6.8856371938563699E-2" table:style-name="ce49">
            <text:p>0.07</text:p>
          </table:table-cell>
          <table:table-cell office:value-type="float" office:value="13.5" table:style-name="ce4">
            <text:p>13.5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2.9" table:style-name="ce13">
            <text:p>12.9</text:p>
          </table:table-cell>
          <table:table-cell office:value-type="float" office:value="6.513998364037132E-3" table:formula="of:=(1-[.M132]^(-[.$N$10]+1))/([.M132]*([.M132]-1))" table:style-name="ce41">
            <text:p>0.007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6.8337484433374798E-2" table:style-name="ce49">
            <text:p>0.07</text:p>
          </table:table-cell>
          <table:table-cell office:value-type="float" office:value="13.6" table:style-name="ce4">
            <text:p>13.6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3" table:style-name="ce13">
            <text:p>13</text:p>
          </table:table-cell>
          <table:table-cell office:value-type="float" office:value="6.4100319693611244E-3" table:formula="of:=(1-[.M133]^(-[.$N$10]+1))/([.M133]*([.M133]-1))" table:style-name="ce41">
            <text:p>0.006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6.7896430053964299E-2" table:style-name="ce49">
            <text:p>0.07</text:p>
          </table:table-cell>
          <table:table-cell office:value-type="float" office:value="13.7" table:style-name="ce4">
            <text:p>13.7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3.1" table:style-name="ce13">
            <text:p>13.1</text:p>
          </table:table-cell>
          <table:table-cell office:value-type="float" office:value="6.308536017497356E-3" table:formula="of:=(1-[.M134]^(-[.$N$10]+1))/([.M134]*([.M134]-1))" table:style-name="ce41">
            <text:p>0.006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6.7481320049813207E-2" table:style-name="ce49">
            <text:p>0.07</text:p>
          </table:table-cell>
          <table:table-cell office:value-type="float" office:value="13.8" table:style-name="ce4">
            <text:p>13.8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3.2" table:style-name="ce13">
            <text:p>13.2</text:p>
          </table:table-cell>
          <table:table-cell office:value-type="float" office:value="6.2094328208228298E-3" table:formula="of:=(1-[.M135]^(-[.$N$10]+1))/([.M135]*([.M135]-1))" table:style-name="ce41">
            <text:p>0.006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6.6884599418846002E-2" table:style-name="ce49">
            <text:p>0.07</text:p>
          </table:table-cell>
          <table:table-cell office:value-type="float" office:value="13.9" table:style-name="ce4">
            <text:p>13.9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3.3" table:style-name="ce13">
            <text:p>13.3</text:p>
          </table:table-cell>
          <table:table-cell office:value-type="float" office:value="6.1126477228515162E-3" table:formula="of:=(1-[.M136]^(-[.$N$10]+1))/([.M136]*([.M136]-1))" table:style-name="ce41">
            <text:p>0.006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6.6469489414694896E-2" table:style-name="ce49">
            <text:p>0.07</text:p>
          </table:table-cell>
          <table:table-cell office:value-type="float" office:value="14" table:style-name="ce4">
            <text:p>14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3.4" table:style-name="ce13">
            <text:p>13.4</text:p>
          </table:table-cell>
          <table:table-cell office:value-type="float" office:value="6.0181089573649411E-3" table:formula="of:=(1-[.M137]^(-[.$N$10]+1))/([.M137]*([.M137]-1))" table:style-name="ce41">
            <text:p>0.006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6.6028435035284397E-2" table:style-name="ce49">
            <text:p>0.07</text:p>
          </table:table-cell>
          <table:table-cell office:value-type="float" office:value="14.1" table:style-name="ce4">
            <text:p>14.1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3.5" table:style-name="ce13">
            <text:p>13.5</text:p>
          </table:table-cell>
          <table:table-cell office:value-type="float" office:value="5.9257475151243228E-3" table:formula="of:=(1-[.M138]^(-[.$N$10]+1))/([.M138]*([.M138]-1))" table:style-name="ce41">
            <text:p>0.006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6.5483603154836006E-2" table:style-name="ce49">
            <text:p>0.07</text:p>
          </table:table-cell>
          <table:table-cell office:value-type="float" office:value="14.2" table:style-name="ce4">
            <text:p>14.2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3.6" table:style-name="ce13">
            <text:p>13.6</text:p>
          </table:table-cell>
          <table:table-cell office:value-type="float" office:value="5.8354970177014309E-3" table:formula="of:=(1-[.M139]^(-[.$N$10]+1))/([.M139]*([.M139]-1))" table:style-name="ce41">
            <text:p>0.006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6.4990660024906596E-2" table:style-name="ce49">
            <text:p>0.06</text:p>
          </table:table-cell>
          <table:table-cell office:value-type="float" office:value="14.3" table:style-name="ce4">
            <text:p>14.3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3.7" table:style-name="ce13">
            <text:p>13.7</text:p>
          </table:table-cell>
          <table:table-cell office:value-type="float" office:value="5.7472935979967655E-3" table:formula="of:=(1-[.M140]^(-[.$N$10]+1))/([.M140]*([.M140]-1))" table:style-name="ce41">
            <text:p>0.006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6.4601494396014897E-2" table:style-name="ce49">
            <text:p>0.06</text:p>
          </table:table-cell>
          <table:table-cell office:value-type="float" office:value="14.4" table:style-name="ce4">
            <text:p>14.4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3.8" table:style-name="ce13">
            <text:p>13.8</text:p>
          </table:table-cell>
          <table:table-cell office:value-type="float" office:value="5.6610757870429358E-3" table:formula="of:=(1-[.M141]^(-[.$N$10]+1))/([.M141]*([.M141]-1))" table:style-name="ce41">
            <text:p>0.006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6.4186384391863804E-2" table:style-name="ce49">
            <text:p>0.06</text:p>
          </table:table-cell>
          <table:table-cell office:value-type="float" office:value="14.5" table:style-name="ce4">
            <text:p>14.5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3.9" table:style-name="ce13">
            <text:p>13.9</text:p>
          </table:table-cell>
          <table:table-cell office:value-type="float" office:value="5.5767844067180937E-3" table:formula="of:=(1-[.M142]^(-[.$N$10]+1))/([.M142]*([.M142]-1))" table:style-name="ce41">
            <text:p>0.006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6.3667496886675001E-2" table:style-name="ce49">
            <text:p>0.06</text:p>
          </table:table-cell>
          <table:table-cell office:value-type="float" office:value="14.6" table:style-name="ce4">
            <text:p>14.6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4" table:style-name="ce13">
            <text:p>14</text:p>
          </table:table-cell>
          <table:table-cell office:value-type="float" office:value="5.4943624680192779E-3" table:formula="of:=(1-[.M143]^(-[.$N$10]+1))/([.M143]*([.M143]-1))" table:style-name="ce41">
            <text:p>0.005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6.3304275633042695E-2" table:style-name="ce49">
            <text:p>0.06</text:p>
          </table:table-cell>
          <table:table-cell office:value-type="float" office:value="14.7" table:style-name="ce4">
            <text:p>14.7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4.1" table:style-name="ce13">
            <text:p>14.1</text:p>
          </table:table-cell>
          <table:table-cell office:value-type="float" office:value="5.4137550745687315E-3" table:formula="of:=(1-[.M144]^(-[.$N$10]+1))/([.M144]*([.M144]-1))" table:style-name="ce41">
            <text:p>0.005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6.2992943129929396E-2" table:style-name="ce49">
            <text:p>0.06</text:p>
          </table:table-cell>
          <table:table-cell office:value-type="float" office:value="14.8" table:style-name="ce4">
            <text:p>14.8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4.2" table:style-name="ce13">
            <text:p>14.2</text:p>
          </table:table-cell>
          <table:table-cell office:value-type="float" office:value="5.3349093310476811E-3" table:formula="of:=(1-[.M145]^(-[.$N$10]+1))/([.M145]*([.M145]-1))" table:style-name="ce41">
            <text:p>0.005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6.2525944375259407E-2" table:style-name="ce49">
            <text:p>0.06</text:p>
          </table:table-cell>
          <table:table-cell office:value-type="float" office:value="14.9" table:style-name="ce4">
            <text:p>14.9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4.3" table:style-name="ce13">
            <text:p>14.3</text:p>
          </table:table-cell>
          <table:table-cell office:value-type="float" office:value="5.2577742562720398E-3" table:formula="of:=(1-[.M146]^(-[.$N$10]+1))/([.M146]*([.M146]-1))" table:style-name="ce41">
            <text:p>0.005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6.2188667496886701E-2" table:style-name="ce49">
            <text:p>0.06</text:p>
          </table:table-cell>
          <table:table-cell office:value-type="float" office:value="15" table:style-name="ce4">
            <text:p>15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4.4" table:style-name="ce13">
            <text:p>14.4</text:p>
          </table:table-cell>
          <table:table-cell office:value-type="float" office:value="5.1823007006429507E-3" table:formula="of:=(1-[.M147]^(-[.$N$10]+1))/([.M147]*([.M147]-1))" table:style-name="ce41">
            <text:p>0.005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6.1799501867995002E-2" table:style-name="ce49">
            <text:p>0.06</text:p>
          </table:table-cell>
          <table:table-cell office:value-type="float" office:value="15.1" table:style-name="ce4">
            <text:p>15.1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4.5" table:style-name="ce13">
            <text:p>14.5</text:p>
          </table:table-cell>
          <table:table-cell office:value-type="float" office:value="5.1084412677222515E-3" table:formula="of:=(1-[.M148]^(-[.$N$10]+1))/([.M148]*([.M148]-1))" table:style-name="ce41">
            <text:p>0.005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6.1462224989622199E-2" table:style-name="ce49">
            <text:p>0.06</text:p>
          </table:table-cell>
          <table:table-cell office:value-type="float" office:value="15.2" table:style-name="ce4">
            <text:p>15.2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4.6" table:style-name="ce13">
            <text:p>14.6</text:p>
          </table:table-cell>
          <table:table-cell office:value-type="float" office:value="5.0361502396989331E-3" table:formula="of:=(1-[.M149]^(-[.$N$10]+1))/([.M149]*([.M149]-1))" table:style-name="ce41">
            <text:p>0.005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6.10211706102117E-2" table:style-name="ce49">
            <text:p>0.06</text:p>
          </table:table-cell>
          <table:table-cell office:value-type="float" office:value="15.3" table:style-name="ce4">
            <text:p>15.3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4.7" table:style-name="ce13">
            <text:p>14.7</text:p>
          </table:table-cell>
          <table:table-cell office:value-type="float" office:value="4.9653835065274383E-3" table:formula="of:=(1-[.M150]^(-[.$N$10]+1))/([.M150]*([.M150]-1))" table:style-name="ce41">
            <text:p>0.005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6.0657949356579498E-2" table:style-name="ce49">
            <text:p>0.06</text:p>
          </table:table-cell>
          <table:table-cell office:value-type="float" office:value="15.4" table:style-name="ce4">
            <text:p>15.4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4.8" table:style-name="ce13">
            <text:p>14.8</text:p>
          </table:table-cell>
          <table:table-cell office:value-type="float" office:value="4.8960984985324677E-3" table:formula="of:=(1-[.M151]^(-[.$N$10]+1))/([.M151]*([.M151]-1))" table:style-name="ce41">
            <text:p>0.005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6.0216894977168901E-2" table:style-name="ce49">
            <text:p>0.06</text:p>
          </table:table-cell>
          <table:table-cell office:value-type="float" office:value="15.5" table:style-name="ce4">
            <text:p>15.5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4.9" table:style-name="ce13">
            <text:p>14.9</text:p>
          </table:table-cell>
          <table:table-cell office:value-type="float" office:value="4.8282541222877881E-3" table:formula="of:=(1-[.M152]^(-[.$N$10]+1))/([.M152]*([.M152]-1))" table:style-name="ce41">
            <text:p>0.005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5.9775840597758402E-2" table:style-name="ce49">
            <text:p>0.06</text:p>
          </table:table-cell>
          <table:table-cell office:value-type="float" office:value="15.6" table:style-name="ce4">
            <text:p>15.6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5" table:style-name="ce13">
            <text:p>15</text:p>
          </table:table-cell>
          <table:table-cell office:value-type="float" office:value="4.7618106995884774E-3" table:formula="of:=(1-[.M153]^(-[.$N$10]+1))/([.M153]*([.M153]-1))" table:style-name="ce41">
            <text:p>0.005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5.95423412204234E-2" table:style-name="ce49">
            <text:p>0.06</text:p>
          </table:table-cell>
          <table:table-cell office:value-type="float" office:value="15.7" table:style-name="ce4">
            <text:p>15.7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5.1" table:style-name="ce13">
            <text:p>15.1</text:p>
          </table:table-cell>
          <table:table-cell office:value-type="float" office:value="4.6967299093471707E-3" table:formula="of:=(1-[.M154]^(-[.$N$10]+1))/([.M154]*([.M154]-1))" table:style-name="ce41">
            <text:p>0.005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5.9308841843088399E-2" table:style-name="ce49">
            <text:p>0.06</text:p>
          </table:table-cell>
          <table:table-cell office:value-type="float" office:value="15.8" table:style-name="ce4">
            <text:p>15.8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5.2" table:style-name="ce13">
            <text:p>15.2</text:p>
          </table:table-cell>
          <table:table-cell office:value-type="float" office:value="4.6329747322552536E-3" table:formula="of:=(1-[.M155]^(-[.$N$10]+1))/([.M155]*([.M155]-1))" table:style-name="ce41">
            <text:p>0.005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5.89975093399751E-2" table:style-name="ce49">
            <text:p>0.06</text:p>
          </table:table-cell>
          <table:table-cell office:value-type="float" office:value="15.9" table:style-name="ce4">
            <text:p>15.9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5.3" table:style-name="ce13">
            <text:p>15.3</text:p>
          </table:table-cell>
          <table:table-cell office:value-type="float" office:value="4.5705093980596056E-3" table:formula="of:=(1-[.M156]^(-[.$N$10]+1))/([.M156]*([.M156]-1))" table:style-name="ce41">
            <text:p>0.005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5.8738065587380699E-2" table:style-name="ce49">
            <text:p>0.06</text:p>
          </table:table-cell>
          <table:table-cell office:value-type="float" office:value="16" table:style-name="ce4">
            <text:p>16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5.4" table:style-name="ce13">
            <text:p>15.4</text:p>
          </table:table-cell>
          <table:table-cell office:value-type="float" office:value="4.5092993353145292E-3" table:formula="of:=(1-[.M157]^(-[.$N$10]+1))/([.M157]*([.M157]-1))" table:style-name="ce41">
            <text:p>0.005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5.8271066832710702E-2" table:style-name="ce49">
            <text:p>0.06</text:p>
          </table:table-cell>
          <table:table-cell office:value-type="float" office:value="16.100000000000001" table:style-name="ce4">
            <text:p>16.1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5.5" table:style-name="ce13">
            <text:p>15.5</text:p>
          </table:table-cell>
          <table:table-cell office:value-type="float" office:value="4.4493111234769058E-3" table:formula="of:=(1-[.M158]^(-[.$N$10]+1))/([.M158]*([.M158]-1))" table:style-name="ce41">
            <text:p>0.004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5.79078455790785E-2" table:style-name="ce49">
            <text:p>0.06</text:p>
          </table:table-cell>
          <table:table-cell office:value-type="float" office:value="16.2" table:style-name="ce4">
            <text:p>16.2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5.6" table:style-name="ce13">
            <text:p>15.6</text:p>
          </table:table-cell>
          <table:table-cell office:value-type="float" office:value="4.3905124472205072E-3" table:formula="of:=(1-[.M159]^(-[.$N$10]+1))/([.M159]*([.M159]-1))" table:style-name="ce41">
            <text:p>0.004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5.73889580738896E-2" table:style-name="ce49">
            <text:p>0.06</text:p>
          </table:table-cell>
          <table:table-cell office:value-type="float" office:value="16.3" table:style-name="ce4">
            <text:p>16.3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5.7" table:style-name="ce13">
            <text:p>15.7</text:p>
          </table:table-cell>
          <table:table-cell office:value-type="float" office:value="4.3328720528527055E-3" table:formula="of:=(1-[.M160]^(-[.$N$10]+1))/([.M160]*([.M160]-1))" table:style-name="ce41">
            <text:p>0.004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5.7077625570776301E-2" table:style-name="ce49">
            <text:p>0.06</text:p>
          </table:table-cell>
          <table:table-cell office:value-type="float" office:value="16.399999999999999" table:style-name="ce4">
            <text:p>16.4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5.8" table:style-name="ce13">
            <text:p>15.8</text:p>
          </table:table-cell>
          <table:table-cell office:value-type="float" office:value="4.2763597067237242E-3" table:formula="of:=(1-[.M161]^(-[.$N$10]+1))/([.M161]*([.M161]-1))" table:style-name="ce41">
            <text:p>0.004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5.6740348692403499E-2" table:style-name="ce49">
            <text:p>0.06</text:p>
          </table:table-cell>
          <table:table-cell office:value-type="float" office:value="16.5" table:style-name="ce4">
            <text:p>16.5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5.9" table:style-name="ce13">
            <text:p>15.9</text:p>
          </table:table-cell>
          <table:table-cell office:value-type="float" office:value="4.2209461555249564E-3" table:formula="of:=(1-[.M162]^(-[.$N$10]+1))/([.M162]*([.M162]-1))" table:style-name="ce41">
            <text:p>0.004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5.6299294312992999E-2" table:style-name="ce49">
            <text:p>0.06</text:p>
          </table:table-cell>
          <table:table-cell office:value-type="float" office:value="16.600000000000001" table:style-name="ce4">
            <text:p>16.6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6" table:style-name="ce13">
            <text:p>16</text:p>
          </table:table-cell>
          <table:table-cell office:value-type="float" office:value="4.1666030883789063E-3" table:formula="of:=(1-[.M163]^(-[.$N$10]+1))/([.M163]*([.M163]-1))" table:style-name="ce41">
            <text:p>0.004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5.6039850560398501E-2" table:style-name="ce49">
            <text:p>0.06</text:p>
          </table:table-cell>
          <table:table-cell office:value-type="float" office:value="16.7" table:style-name="ce4">
            <text:p>16.7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6.100000000000001" table:style-name="ce13">
            <text:p>16.1</text:p>
          </table:table-cell>
          <table:table-cell office:value-type="float" office:value="4.1133031006289266E-3" table:formula="of:=(1-[.M164]^(-[.$N$10]+1))/([.M164]*([.M164]-1))" table:style-name="ce41">
            <text:p>0.004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5.5728518057285202E-2" table:style-name="ce49">
            <text:p>0.06</text:p>
          </table:table-cell>
          <table:table-cell office:value-type="float" office:value="16.8" table:style-name="ce4">
            <text:p>16.8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6.2" table:style-name="ce13">
            <text:p>16.2</text:p>
          </table:table-cell>
          <table:table-cell office:value-type="float" office:value="4.0610196592421894E-3" table:formula="of:=(1-[.M165]^(-[.$N$10]+1))/([.M165]*([.M165]-1))" table:style-name="ce41">
            <text:p>0.004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5.54950186799502E-2" table:style-name="ce49">
            <text:p>0.06</text:p>
          </table:table-cell>
          <table:table-cell office:value-type="float" office:value="16.899999999999999" table:style-name="ce4">
            <text:p>16.9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6.3" table:style-name="ce13">
            <text:p>16.3</text:p>
          </table:table-cell>
          <table:table-cell office:value-type="float" office:value="4.0097270697442245E-3" table:formula="of:=(1-[.M166]^(-[.$N$10]+1))/([.M166]*([.M166]-1))" table:style-name="ce41">
            <text:p>0.004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5.5028019925280197E-2" table:style-name="ce49">
            <text:p>0.06</text:p>
          </table:table-cell>
          <table:table-cell office:value-type="float" office:value="17" table:style-name="ce4">
            <text:p>17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6.399999999999999" table:style-name="ce13">
            <text:p>16.4</text:p>
          </table:table-cell>
          <table:table-cell office:value-type="float" office:value="3.9594004446080544E-3" table:formula="of:=(1-[.M167]^(-[.$N$10]+1))/([.M167]*([.M167]-1))" table:style-name="ce41">
            <text:p>0.004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5.4638854296388498E-2" table:style-name="ce49">
            <text:p>0.05</text:p>
          </table:table-cell>
          <table:table-cell office:value-type="float" office:value="17.100000000000001" table:style-name="ce4">
            <text:p>17.1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6.5" table:style-name="ce13">
            <text:p>16.5</text:p>
          </table:table-cell>
          <table:table-cell office:value-type="float" office:value="3.9100156730251818E-3" table:formula="of:=(1-[.M168]^(-[.$N$10]+1))/([.M168]*([.M168]-1))" table:style-name="ce41">
            <text:p>0.004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5.4509132420091297E-2" table:style-name="ce49">
            <text:p>0.05</text:p>
          </table:table-cell>
          <table:table-cell office:value-type="float" office:value="17.2" table:style-name="ce4">
            <text:p>17.2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6.600000000000001" table:style-name="ce13">
            <text:p>16.6</text:p>
          </table:table-cell>
          <table:table-cell office:value-type="float" office:value="3.86154939198986E-3" table:formula="of:=(1-[.M169]^(-[.$N$10]+1))/([.M169]*([.M169]-1))" table:style-name="ce41">
            <text:p>0.004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5.4275633042756302E-2" table:style-name="ce49">
            <text:p>0.05</text:p>
          </table:table-cell>
          <table:table-cell office:value-type="float" office:value="17.3" table:style-name="ce4">
            <text:p>17.3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6.7" table:style-name="ce13">
            <text:p>16.7</text:p>
          </table:table-cell>
          <table:table-cell office:value-type="float" office:value="3.8139789586317798E-3" table:formula="of:=(1-[.M170]^(-[.$N$10]+1))/([.M170]*([.M170]-1))" table:style-name="ce41">
            <text:p>0.004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5.4042133665421301E-2" table:style-name="ce49">
            <text:p>0.05</text:p>
          </table:table-cell>
          <table:table-cell office:value-type="float" office:value="17.399999999999999" table:style-name="ce4">
            <text:p>17.4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6.8" table:style-name="ce13">
            <text:p>16.8</text:p>
          </table:table-cell>
          <table:table-cell office:value-type="float" office:value="3.7672824237359706E-3" table:formula="of:=(1-[.M171]^(-[.$N$10]+1))/([.M171]*([.M171]-1))" table:style-name="ce41">
            <text:p>0.004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5.3756745537567499E-2" table:style-name="ce49">
            <text:p>0.05</text:p>
          </table:table-cell>
          <table:table-cell office:value-type="float" office:value="17.5" table:style-name="ce4">
            <text:p>17.5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6.899999999999999" table:style-name="ce13">
            <text:p>16.9</text:p>
          </table:table-cell>
          <table:table-cell office:value-type="float" office:value="3.7214385063920274E-3" table:formula="of:=(1-[.M172]^(-[.$N$10]+1))/([.M172]*([.M172]-1))" table:style-name="ce41">
            <text:p>0.004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5.3523246160232497E-2" table:style-name="ce49">
            <text:p>0.05</text:p>
          </table:table-cell>
          <table:table-cell office:value-type="float" office:value="17.600000000000001" table:style-name="ce4">
            <text:p>17.6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7" table:style-name="ce13">
            <text:p>17</text:p>
          </table:table-cell>
          <table:table-cell office:value-type="float" office:value="3.6764265697179365E-3" table:formula="of:=(1-[.M173]^(-[.$N$10]+1))/([.M173]*([.M173]-1))" table:style-name="ce41">
            <text:p>0.004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5.3082191780821901E-2" table:style-name="ce49">
            <text:p>0.05</text:p>
          </table:table-cell>
          <table:table-cell office:value-type="float" office:value="17.7" table:style-name="ce4">
            <text:p>17.7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7.100000000000001" table:style-name="ce13">
            <text:p>17.1</text:p>
          </table:table-cell>
          <table:table-cell office:value-type="float" office:value="3.6322265976067468E-3" table:formula="of:=(1-[.M174]^(-[.$N$10]+1))/([.M174]*([.M174]-1))" table:style-name="ce41">
            <text:p>0.004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5.2900581154005803E-2" table:style-name="ce49">
            <text:p>0.05</text:p>
          </table:table-cell>
          <table:table-cell office:value-type="float" office:value="17.8" table:style-name="ce4">
            <text:p>17.8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7.2" table:style-name="ce13">
            <text:p>17.2</text:p>
          </table:table-cell>
          <table:table-cell office:value-type="float" office:value="3.5888191724471226E-3" table:formula="of:=(1-[.M175]^(-[.$N$10]+1))/([.M175]*([.M175]-1))" table:style-name="ce41">
            <text:p>0.004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5.2537359900373601E-2" table:style-name="ce49">
            <text:p>0.05</text:p>
          </table:table-cell>
          <table:table-cell office:value-type="float" office:value="17.899999999999999" table:style-name="ce4">
            <text:p>17.9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7.3" table:style-name="ce13">
            <text:p>17.3</text:p>
          </table:table-cell>
          <table:table-cell office:value-type="float" office:value="3.5461854537714162E-3" table:formula="of:=(1-[.M176]^(-[.$N$10]+1))/([.M176]*([.M176]-1))" table:style-name="ce41">
            <text:p>0.004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5.2303860523038599E-2" table:style-name="ce49">
            <text:p>0.05</text:p>
          </table:table-cell>
          <table:table-cell office:value-type="float" office:value="18" table:style-name="ce4">
            <text:p>18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7.399999999999999" table:style-name="ce13">
            <text:p>17.4</text:p>
          </table:table-cell>
          <table:table-cell office:value-type="float" office:value="3.504307157787408E-3" table:formula="of:=(1-[.M177]^(-[.$N$10]+1))/([.M177]*([.M177]-1))" table:style-name="ce41">
            <text:p>0.004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5.2096305520963102E-2" table:style-name="ce49">
            <text:p>0.05</text:p>
          </table:table-cell>
          <table:table-cell office:value-type="float" office:value="18.100000000000001" table:style-name="ce4">
            <text:p>18.1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7.5" table:style-name="ce13">
            <text:p>17.5</text:p>
          </table:table-cell>
          <table:table-cell office:value-type="float" office:value="3.4631665377521273E-3" table:formula="of:=(1-[.M178]^(-[.$N$10]+1))/([.M178]*([.M178]-1))" table:style-name="ce41">
            <text:p>0.003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5.1836861768368603E-2" table:style-name="ce49">
            <text:p>0.05</text:p>
          </table:table-cell>
          <table:table-cell office:value-type="float" office:value="18.2" table:style-name="ce4">
            <text:p>18.2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7.600000000000001" table:style-name="ce13">
            <text:p>17.6</text:p>
          </table:table-cell>
          <table:table-cell office:value-type="float" office:value="3.4227463651484036E-3" table:formula="of:=(1-[.M179]^(-[.$N$10]+1))/([.M179]*([.M179]-1))" table:style-name="ce41">
            <text:p>0.003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5.1551473640514697E-2" table:style-name="ce49">
            <text:p>0.05</text:p>
          </table:table-cell>
          <table:table-cell office:value-type="float" office:value="18.3" table:style-name="ce4">
            <text:p>18.3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7.7" table:style-name="ce13">
            <text:p>17.7</text:p>
          </table:table-cell>
          <table:table-cell office:value-type="float" office:value="3.3830299116268305E-3" table:formula="of:=(1-[.M180]^(-[.$N$10]+1))/([.M180]*([.M180]-1))" table:style-name="ce41">
            <text:p>0.003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5.13439186384392E-2" table:style-name="ce49">
            <text:p>0.05</text:p>
          </table:table-cell>
          <table:table-cell office:value-type="float" office:value="18.399999999999999" table:style-name="ce4">
            <text:p>18.4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7.8" table:style-name="ce13">
            <text:p>17.8</text:p>
          </table:table-cell>
          <table:table-cell office:value-type="float" office:value="3.3440009316777599E-3" table:formula="of:=(1-[.M181]^(-[.$N$10]+1))/([.M181]*([.M181]-1))" table:style-name="ce41">
            <text:p>0.003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5.1006641760066397E-2" table:style-name="ce49">
            <text:p>0.05</text:p>
          </table:table-cell>
          <table:table-cell office:value-type="float" office:value="18.5" table:style-name="ce4">
            <text:p>18.5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7.899999999999999" table:style-name="ce13">
            <text:p>17.9</text:p>
          </table:table-cell>
          <table:table-cell office:value-type="float" office:value="3.3056436459998101E-3" table:formula="of:=(1-[.M182]^(-[.$N$10]+1))/([.M182]*([.M182]-1))" table:style-name="ce41">
            <text:p>0.003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5.0669364881693602E-2" table:style-name="ce49">
            <text:p>0.05</text:p>
          </table:table-cell>
          <table:table-cell office:value-type="float" office:value="18.600000000000001" table:style-name="ce4">
            <text:p>18.6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8" table:style-name="ce13">
            <text:p>18</text:p>
          </table:table-cell>
          <table:table-cell office:value-type="float" office:value="3.2679427255330319E-3" table:formula="of:=(1-[.M183]^(-[.$N$10]+1))/([.M183]*([.M183]-1))" table:style-name="ce41">
            <text:p>0.003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5.04099211290992E-2" table:style-name="ce49">
            <text:p>0.05</text:p>
          </table:table-cell>
          <table:table-cell office:value-type="float" office:value="18.7" table:style-name="ce4">
            <text:p>18.7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8.100000000000001" table:style-name="ce13">
            <text:p>18.1</text:p>
          </table:table-cell>
          <table:table-cell office:value-type="float" office:value="3.2308832761265838E-3" table:formula="of:=(1-[.M184]^(-[.$N$10]+1))/([.M184]*([.M184]-1))" table:style-name="ce41">
            <text:p>0.003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5.0176421751764198E-2" table:style-name="ce49">
            <text:p>0.05</text:p>
          </table:table-cell>
          <table:table-cell office:value-type="float" office:value="18.8" table:style-name="ce4">
            <text:p>18.8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8.2" table:style-name="ce13">
            <text:p>18.2</text:p>
          </table:table-cell>
          <table:table-cell office:value-type="float" office:value="3.1944508238122174E-3" table:formula="of:=(1-[.M185]^(-[.$N$10]+1))/([.M185]*([.M185]-1))" table:style-name="ce41">
            <text:p>0.003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4.9968866749688701E-2" table:style-name="ce49">
            <text:p>0.05</text:p>
          </table:table-cell>
          <table:table-cell office:value-type="float" office:value="18.899999999999999" table:style-name="ce4">
            <text:p>18.9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8.3" table:style-name="ce13">
            <text:p>18.3</text:p>
          </table:table-cell>
          <table:table-cell office:value-type="float" office:value="3.1586313006563846E-3" table:formula="of:=(1-[.M186]^(-[.$N$10]+1))/([.M186]*([.M186]-1))" table:style-name="ce41">
            <text:p>0.003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4.98391448733915E-2" table:style-name="ce49">
            <text:p>0.05</text:p>
          </table:table-cell>
          <table:table-cell office:value-type="float" office:value="19" table:style-name="ce4">
            <text:p>19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8.399999999999999" table:style-name="ce13">
            <text:p>18.4</text:p>
          </table:table-cell>
          <table:table-cell office:value-type="float" office:value="3.1234110311651356E-3" table:formula="of:=(1-[.M187]^(-[.$N$10]+1))/([.M187]*([.M187]-1))" table:style-name="ce41">
            <text:p>0.003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4.9579701120797001E-2" table:style-name="ce49">
            <text:p>0.05</text:p>
          </table:table-cell>
          <table:table-cell office:value-type="float" office:value="19.100000000000001" table:style-name="ce4">
            <text:p>19.1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8.5" table:style-name="ce13">
            <text:p>18.5</text:p>
          </table:table-cell>
          <table:table-cell office:value-type="float" office:value="3.0887767192172202E-3" table:formula="of:=(1-[.M188]^(-[.$N$10]+1))/([.M188]*([.M188]-1))" table:style-name="ce41">
            <text:p>0.003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4.9424034869240401E-2" table:style-name="ce49">
            <text:p>0.05</text:p>
          </table:table-cell>
          <table:table-cell office:value-type="float" office:value="19.2" table:style-name="ce4">
            <text:p>19.2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8.600000000000001" table:style-name="ce13">
            <text:p>18.6</text:p>
          </table:table-cell>
          <table:table-cell office:value-type="float" office:value="3.0547154355021061E-3" table:formula="of:=(1-[.M189]^(-[.$N$10]+1))/([.M189]*([.M189]-1))" table:style-name="ce41">
            <text:p>0.003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4.9112702366126998E-2" table:style-name="ce49">
            <text:p>0.05</text:p>
          </table:table-cell>
          <table:table-cell office:value-type="float" office:value="19.3" table:style-name="ce4">
            <text:p>19.3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8.7" table:style-name="ce13">
            <text:p>18.7</text:p>
          </table:table-cell>
          <table:table-cell office:value-type="float" office:value="3.0212146054407018E-3" table:formula="of:=(1-[.M190]^(-[.$N$10]+1))/([.M190]*([.M190]-1))" table:style-name="ce41">
            <text:p>0.003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4.8879202988792003E-2" table:style-name="ce49">
            <text:p>0.05</text:p>
          </table:table-cell>
          <table:table-cell office:value-type="float" office:value="19.399999999999999" table:style-name="ce4">
            <text:p>19.4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8.8" table:style-name="ce13">
            <text:p>18.8</text:p>
          </table:table-cell>
          <table:table-cell office:value-type="float" office:value="2.9882619975677076E-3" table:formula="of:=(1-[.M191]^(-[.$N$10]+1))/([.M191]*([.M191]-1))" table:style-name="ce41">
            <text:p>0.003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4.8749481112494802E-2" table:style-name="ce49">
            <text:p>0.05</text:p>
          </table:table-cell>
          <table:table-cell office:value-type="float" office:value="19.5" table:style-name="ce4">
            <text:p>19.5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8.899999999999999" table:style-name="ce13">
            <text:p>18.9</text:p>
          </table:table-cell>
          <table:table-cell office:value-type="float" office:value="2.9558457123555586E-3" table:formula="of:=(1-[.M192]^(-[.$N$10]+1))/([.M192]*([.M192]-1))" table:style-name="ce41">
            <text:p>0.003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4.8567870485678698E-2" table:style-name="ce49">
            <text:p>0.05</text:p>
          </table:table-cell>
          <table:table-cell office:value-type="float" office:value="19.600000000000001" table:style-name="ce4">
            <text:p>19.6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9" table:style-name="ce13">
            <text:p>19</text:p>
          </table:table-cell>
          <table:table-cell office:value-type="float" office:value="2.9239541714608341E-3" table:formula="of:=(1-[.M193]^(-[.$N$10]+1))/([.M193]*([.M193]-1))" table:style-name="ce41">
            <text:p>0.003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4.8256537982565399E-2" table:style-name="ce49">
            <text:p>0.05</text:p>
          </table:table-cell>
          <table:table-cell office:value-type="float" office:value="19.7" table:style-name="ce4">
            <text:p>19.7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9.100000000000001" table:style-name="ce13">
            <text:p>19.1</text:p>
          </table:table-cell>
          <table:table-cell office:value-type="float" office:value="2.892576107375026E-3" table:formula="of:=(1-[.M194]^(-[.$N$10]+1))/([.M194]*([.M194]-1))" table:style-name="ce41">
            <text:p>0.003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4.8023038605230398E-2" table:style-name="ce49">
            <text:p>0.05</text:p>
          </table:table-cell>
          <table:table-cell office:value-type="float" office:value="19.8" table:style-name="ce4">
            <text:p>19.8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9.2" table:style-name="ce13">
            <text:p>19.2</text:p>
          </table:table-cell>
          <table:table-cell office:value-type="float" office:value="2.8617005534623385E-3" table:formula="of:=(1-[.M195]^(-[.$N$10]+1))/([.M195]*([.M195]-1))" table:style-name="ce41">
            <text:p>0.003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4.7763594852636003E-2" table:style-name="ce49">
            <text:p>0.05</text:p>
          </table:table-cell>
          <table:table-cell office:value-type="float" office:value="19.899999999999999" table:style-name="ce4">
            <text:p>19.9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9.3" table:style-name="ce13">
            <text:p>19.3</text:p>
          </table:table-cell>
          <table:table-cell office:value-type="float" office:value="2.8313168343680872E-3" table:formula="of:=(1-[.M196]^(-[.$N$10]+1))/([.M196]*([.M196]-1))" table:style-name="ce41">
            <text:p>0.003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4.7607928601079298E-2" table:style-name="ce49">
            <text:p>0.05</text:p>
          </table:table-cell>
          <table:table-cell office:value-type="float" office:value="20" table:style-name="ce4">
            <text:p>20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9.399999999999999" table:style-name="ce13">
            <text:p>19.4</text:p>
          </table:table-cell>
          <table:table-cell office:value-type="float" office:value="2.8014145567820145E-3" table:formula="of:=(1-[.M197]^(-[.$N$10]+1))/([.M197]*([.M197]-1))" table:style-name="ce41">
            <text:p>0.003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4.7348484848484799E-2" table:style-name="ce49">
            <text:p>0.05</text:p>
          </table:table-cell>
          <table:table-cell office:value-type="float" office:value="20.100000000000001" table:style-name="ce4">
            <text:p>20.1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9.5" table:style-name="ce13">
            <text:p>19.5</text:p>
          </table:table-cell>
          <table:table-cell office:value-type="float" office:value="2.7719836005415796E-3" table:formula="of:=(1-[.M198]^(-[.$N$10]+1))/([.M198]*([.M198]-1))" table:style-name="ce41">
            <text:p>0.003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4.7063096720630998E-2" table:style-name="ce49">
            <text:p>0.05</text:p>
          </table:table-cell>
          <table:table-cell office:value-type="float" office:value="20.2" table:style-name="ce4">
            <text:p>20.2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9.600000000000001" table:style-name="ce13">
            <text:p>19.6</text:p>
          </table:table-cell>
          <table:table-cell office:value-type="float" office:value="2.7430141100610195E-3" table:formula="of:=(1-[.M199]^(-[.$N$10]+1))/([.M199]*([.M199]-1))" table:style-name="ce41">
            <text:p>0.003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4.6803652968036499E-2" table:style-name="ce49">
            <text:p>0.05</text:p>
          </table:table-cell>
          <table:table-cell office:value-type="float" office:value="20.3" table:style-name="ce4">
            <text:p>20.3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9.7" table:style-name="ce13">
            <text:p>19.7</text:p>
          </table:table-cell>
          <table:table-cell office:value-type="float" office:value="2.7144964860725831E-3" table:formula="of:=(1-[.M200]^(-[.$N$10]+1))/([.M200]*([.M200]-1))" table:style-name="ce41">
            <text:p>0.003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4.6544209215442098E-2" table:style-name="ce49">
            <text:p>0.05</text:p>
          </table:table-cell>
          <table:table-cell office:value-type="float" office:value="20.399999999999999" table:style-name="ce4">
            <text:p>20.4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9.8" table:style-name="ce13">
            <text:p>19.8</text:p>
          </table:table-cell>
          <table:table-cell office:value-type="float" office:value="2.6864213776670348E-3" table:formula="of:=(1-[.M201]^(-[.$N$10]+1))/([.M201]*([.M201]-1))" table:style-name="ce41">
            <text:p>0.003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4.6284765462847703E-2" table:style-name="ce49">
            <text:p>0.05</text:p>
          </table:table-cell>
          <table:table-cell office:value-type="float" office:value="20.5" table:style-name="ce4">
            <text:p>20.5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19.899999999999999" table:style-name="ce13">
            <text:p>19.9</text:p>
          </table:table-cell>
          <table:table-cell office:value-type="float" office:value="2.6587796746210877E-3" table:formula="of:=(1-[.M202]^(-[.$N$10]+1))/([.M202]*([.M202]-1))" table:style-name="ce41">
            <text:p>0.003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4.6051266085512702E-2" table:style-name="ce49">
            <text:p>0.05</text:p>
          </table:table-cell>
          <table:table-cell office:value-type="float" office:value="20.6" table:style-name="ce4">
            <text:p>20.6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20" table:style-name="ce13">
            <text:p>20</text:p>
          </table:table-cell>
          <table:table-cell office:value-type="float" office:value="2.6315625000000002E-3" table:formula="of:=(1-[.M203]^(-[.$N$10]+1))/([.M203]*([.M203]-1))" table:style-name="ce41">
            <text:p>0.003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4.5947488584474901E-2" table:style-name="ce49">
            <text:p>0.05</text:p>
          </table:table-cell>
          <table:table-cell office:value-type="float" office:value="20.7" table:style-name="ce4">
            <text:p>20.7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20.100000000000001" table:style-name="ce13">
            <text:p>20.1</text:p>
          </table:table-cell>
          <table:table-cell office:value-type="float" office:value="2.6047612030241181E-3" table:formula="of:=(1-[.M204]^(-[.$N$10]+1))/([.M204]*([.M204]-1))" table:style-name="ce41">
            <text:p>0.003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4.5713989207139899E-2" table:style-name="ce49">
            <text:p>0.05</text:p>
          </table:table-cell>
          <table:table-cell office:value-type="float" office:value="20.8" table:style-name="ce4">
            <text:p>20.8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20.2" table:style-name="ce13">
            <text:p>20.2</text:p>
          </table:table-cell>
          <table:table-cell office:value-type="float" office:value="2.5783673521886526E-3" table:formula="of:=(1-[.M205]^(-[.$N$10]+1))/([.M205]*([.M205]-1))" table:style-name="ce41">
            <text:p>0.003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4.5584267330842698E-2" table:style-name="ce49">
            <text:p>0.05</text:p>
          </table:table-cell>
          <table:table-cell office:value-type="float" office:value="20.9" table:style-name="ce4">
            <text:p>20.9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20.3" table:style-name="ce13">
            <text:p>20.3</text:p>
          </table:table-cell>
          <table:table-cell office:value-type="float" office:value="2.5523727286264597E-3" table:formula="of:=(1-[.M206]^(-[.$N$10]+1))/([.M206]*([.M206]-1))" table:style-name="ce41">
            <text:p>0.003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4.5428601079286E-2" table:style-name="ce49">
            <text:p>0.05</text:p>
          </table:table-cell>
          <table:table-cell office:value-type="float" office:value="21" table:style-name="ce4">
            <text:p>21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20.399999999999999" table:style-name="ce13">
            <text:p>20.4</text:p>
          </table:table-cell>
          <table:table-cell office:value-type="float" office:value="2.5267693197040821E-3" table:formula="of:=(1-[.M207]^(-[.$N$10]+1))/([.M207]*([.M207]-1))" table:style-name="ce41">
            <text:p>0.003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4.5195101701950999E-2" table:style-name="ce49">
            <text:p>0.05</text:p>
          </table:table-cell>
          <table:table-cell office:value-type="float" office:value="21.1" table:style-name="ce4">
            <text:p>21.1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20.5" table:style-name="ce13">
            <text:p>20.5</text:p>
          </table:table-cell>
          <table:table-cell office:value-type="float" office:value="2.5015493128417009E-3" table:formula="of:=(1-[.M208]^(-[.$N$10]+1))/([.M208]*([.M208]-1))" table:style-name="ce41">
            <text:p>0.003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4.4987546699875501E-2" table:style-name="ce49">
            <text:p>0.04</text:p>
          </table:table-cell>
          <table:table-cell office:value-type="float" office:value="21.2" table:style-name="ce4">
            <text:p>21.2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20.6" table:style-name="ce13">
            <text:p>20.6</text:p>
          </table:table-cell>
          <table:table-cell office:value-type="float" office:value="2.4767050895481237E-3" table:formula="of:=(1-[.M209]^(-[.$N$10]+1))/([.M209]*([.M209]-1))" table:style-name="ce41">
            <text:p>0.002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4.4831880448318803E-2" table:style-name="ce49">
            <text:p>0.04</text:p>
          </table:table-cell>
          <table:table-cell office:value-type="float" office:value="21.3" table:style-name="ce4">
            <text:p>21.3</text:p>
          </table:table-cell>
          <table:table-cell table:style-name="ce28"/>
          <table:table-cell table:style-name="ce15"/>
          <table:table-cell table:style-name="ce1"/>
          <table:table-cell table:style-name="ce11"/>
          <table:table-cell table:number-columns-repeated="2" table:style-name="ce1"/>
          <table:table-cell office:value-type="float" office:value="20.7" table:style-name="ce13">
            <text:p>20.7</text:p>
          </table:table-cell>
          <table:table-cell office:value-type="float" office:value="2.4522292196622699E-3" table:formula="of:=(1-[.M210]^(-[.$N$10]+1))/([.M210]*([.M210]-1))" table:style-name="ce41">
            <text:p>0.002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4.4598381070983802E-2" table:style-name="ce49">
            <text:p>0.04</text:p>
          </table:table-cell>
          <table:table-cell office:value-type="float" office:value="21.4" table:style-name="ce4">
            <text:p>21.4</text:p>
          </table:table-cell>
          <table:table-cell table:style-name="ce28"/>
          <table:table-cell table:number-columns-repeated="5" table:style-name="ce1"/>
          <table:table-cell office:value-type="float" office:value="20.8" table:style-name="ce13">
            <text:p>20.8</text:p>
          </table:table-cell>
          <table:table-cell office:value-type="float" office:value="2.4281144557930412E-3" table:formula="of:=(1-[.M211]^(-[.$N$10]+1))/([.M211]*([.M211]-1))" table:style-name="ce41">
            <text:p>0.002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4.43648816936488E-2" table:style-name="ce49">
            <text:p>0.04</text:p>
          </table:table-cell>
          <table:table-cell office:value-type="float" office:value="21.5" table:style-name="ce4">
            <text:p>21.5</text:p>
          </table:table-cell>
          <table:table-cell table:style-name="ce28"/>
          <table:table-cell table:number-columns-repeated="5" table:style-name="ce1"/>
          <table:table-cell office:value-type="float" office:value="20.9" table:style-name="ce13">
            <text:p>20.9</text:p>
          </table:table-cell>
          <table:table-cell office:value-type="float" office:value="2.404353727949803E-3" table:formula="of:=(1-[.M212]^(-[.$N$10]+1))/([.M212]*([.M212]-1))" table:style-name="ce41">
            <text:p>0.002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4.4079493565794901E-2" table:style-name="ce49">
            <text:p>0.04</text:p>
          </table:table-cell>
          <table:table-cell office:value-type="float" office:value="21.6" table:style-name="ce4">
            <text:p>21.6</text:p>
          </table:table-cell>
          <table:table-cell table:style-name="ce28"/>
          <table:table-cell table:number-columns-repeated="5" table:style-name="ce1"/>
          <table:table-cell office:value-type="float" office:value="21" table:style-name="ce13">
            <text:p>21</text:p>
          </table:table-cell>
          <table:table-cell office:value-type="float" office:value="2.38094013835603E-3" table:formula="of:=(1-[.M213]^(-[.$N$10]+1))/([.M213]*([.M213]-1))" table:style-name="ce41">
            <text:p>0.002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4.3768161062681603E-2" table:style-name="ce49">
            <text:p>0.04</text:p>
          </table:table-cell>
          <table:table-cell office:value-type="float" office:value="21.7" table:style-name="ce4">
            <text:p>21.7</text:p>
          </table:table-cell>
          <table:table-cell table:style-name="ce28"/>
          <table:table-cell table:number-columns-repeated="5" table:style-name="ce1"/>
          <table:table-cell office:value-type="float" office:value="21.1" table:style-name="ce13">
            <text:p>21.1</text:p>
          </table:table-cell>
          <table:table-cell office:value-type="float" office:value="2.3578669564390236E-3" table:formula="of:=(1-[.M214]^(-[.$N$10]+1))/([.M214]*([.M214]-1))" table:style-name="ce41">
            <text:p>0.002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4.3534661685346601E-2" table:style-name="ce49">
            <text:p>0.04</text:p>
          </table:table-cell>
          <table:table-cell office:value-type="float" office:value="21.8" table:style-name="ce4">
            <text:p>21.8</text:p>
          </table:table-cell>
          <table:table-cell table:style-name="ce28"/>
          <table:table-cell table:number-columns-repeated="5" table:style-name="ce1"/>
          <table:table-cell office:value-type="float" office:value="21.2" table:style-name="ce13">
            <text:p>21.2</text:p>
          </table:table-cell>
          <table:table-cell office:value-type="float" office:value="2.335127613988896E-3" table:formula="of:=(1-[.M215]^(-[.$N$10]+1))/([.M215]*([.M215]-1))" table:style-name="ce41">
            <text:p>0.002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4.34049398090494E-2" table:style-name="ce49">
            <text:p>0.04</text:p>
          </table:table-cell>
          <table:table-cell office:value-type="float" office:value="21.9" table:style-name="ce4">
            <text:p>21.9</text:p>
          </table:table-cell>
          <table:table-cell table:style-name="ce28"/>
          <table:table-cell table:number-columns-repeated="5" table:style-name="ce1"/>
          <table:table-cell office:value-type="float" office:value="21.3" table:style-name="ce13">
            <text:p>21.3</text:p>
          </table:table-cell>
          <table:table-cell office:value-type="float" office:value="2.3127157004803113E-3" table:formula="of:=(1-[.M216]^(-[.$N$10]+1))/([.M216]*([.M216]-1))" table:style-name="ce41">
            <text:p>0.002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4.3197384806973799E-2" table:style-name="ce49">
            <text:p>0.04</text:p>
          </table:table-cell>
          <table:table-cell office:value-type="float" office:value="22" table:style-name="ce4">
            <text:p>22</text:p>
          </table:table-cell>
          <table:table-cell table:style-name="ce28"/>
          <table:table-cell table:number-columns-repeated="5" table:style-name="ce1"/>
          <table:table-cell office:value-type="float" office:value="21.4" table:style-name="ce13">
            <text:p>21.4</text:p>
          </table:table-cell>
          <table:table-cell office:value-type="float" office:value="2.2906249585507715E-3" table:formula="of:=(1-[.M217]^(-[.$N$10]+1))/([.M217]*([.M217]-1))" table:style-name="ce41">
            <text:p>0.002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4.2989829804898301E-2" table:style-name="ce49">
            <text:p>0.04</text:p>
          </table:table-cell>
          <table:table-cell office:value-type="float" office:value="22.1" table:style-name="ce4">
            <text:p>22.1</text:p>
          </table:table-cell>
          <table:table-cell table:style-name="ce28"/>
          <table:table-cell table:number-columns-repeated="5" table:style-name="ce1"/>
          <table:table-cell office:value-type="float" office:value="21.5" table:style-name="ce13">
            <text:p>21.5</text:p>
          </table:table-cell>
          <table:table-cell office:value-type="float" office:value="2.2688492796294701E-3" table:formula="of:=(1-[.M218]^(-[.$N$10]+1))/([.M218]*([.M218]-1))" table:style-name="ce41">
            <text:p>0.002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4.2704441677044402E-2" table:style-name="ce49">
            <text:p>0.04</text:p>
          </table:table-cell>
          <table:table-cell office:value-type="float" office:value="22.2" table:style-name="ce4">
            <text:p>22.2</text:p>
          </table:table-cell>
          <table:table-cell table:style-name="ce28"/>
          <table:table-cell table:number-columns-repeated="5" table:style-name="ce1"/>
          <table:table-cell office:value-type="float" office:value="21.6" table:style-name="ce13">
            <text:p>21.6</text:p>
          </table:table-cell>
          <table:table-cell office:value-type="float" office:value="2.24738269971103E-3" table:formula="of:=(1-[.M219]^(-[.$N$10]+1))/([.M219]*([.M219]-1))" table:style-name="ce41">
            <text:p>0.002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4.2470942299709401E-2" table:style-name="ce49">
            <text:p>0.04</text:p>
          </table:table-cell>
          <table:table-cell office:value-type="float" office:value="22.3" table:style-name="ce4">
            <text:p>22.3</text:p>
          </table:table-cell>
          <table:table-cell table:style-name="ce28"/>
          <table:table-cell table:number-columns-repeated="5" table:style-name="ce1"/>
          <table:table-cell office:value-type="float" office:value="21.7" table:style-name="ce13">
            <text:p>21.7</text:p>
          </table:table-cell>
          <table:table-cell office:value-type="float" office:value="2.2262193952686466E-3" table:formula="of:=(1-[.M220]^(-[.$N$10]+1))/([.M220]*([.M220]-1))" table:style-name="ce41">
            <text:p>0.002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4.2367164798671697E-2" table:style-name="ce49">
            <text:p>0.04</text:p>
          </table:table-cell>
          <table:table-cell office:value-type="float" office:value="22.4" table:style-name="ce4">
            <text:p>22.4</text:p>
          </table:table-cell>
          <table:table-cell table:style-name="ce28"/>
          <table:table-cell table:number-columns-repeated="5" table:style-name="ce1"/>
          <table:table-cell office:value-type="float" office:value="21.8" table:style-name="ce13">
            <text:p>21.8</text:p>
          </table:table-cell>
          <table:table-cell office:value-type="float" office:value="2.2053536793014087E-3" table:formula="of:=(1-[.M221]^(-[.$N$10]+1))/([.M221]*([.M221]-1))" table:style-name="ce41">
            <text:p>0.002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4.2133665421336702E-2" table:style-name="ce49">
            <text:p>0.04</text:p>
          </table:table-cell>
          <table:table-cell office:value-type="float" office:value="22.5" table:style-name="ce4">
            <text:p>22.5</text:p>
          </table:table-cell>
          <table:table-cell table:style-name="ce28"/>
          <table:table-cell table:number-columns-repeated="16377" table:style-name="ce1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4.1874221668742197E-2" table:style-name="ce49">
            <text:p>0.04</text:p>
          </table:table-cell>
          <table:table-cell office:value-type="float" office:value="22.6" table:style-name="ce4">
            <text:p>22.6</text:p>
          </table:table-cell>
          <table:table-cell table:style-name="ce28"/>
          <table:table-cell table:number-columns-repeated="16377" table:style-name="ce1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4.1562889165628898E-2" table:style-name="ce49">
            <text:p>0.04</text:p>
          </table:table-cell>
          <table:table-cell office:value-type="float" office:value="22.7" table:style-name="ce4">
            <text:p>22.7</text:p>
          </table:table-cell>
          <table:table-cell table:style-name="ce28"/>
          <table:table-cell table:number-columns-repeated="16377" table:style-name="ce1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4.14072229140722E-2" table:style-name="ce49">
            <text:p>0.04</text:p>
          </table:table-cell>
          <table:table-cell office:value-type="float" office:value="22.8" table:style-name="ce4">
            <text:p>22.8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4.1225612287256103E-2" table:style-name="ce49">
            <text:p>0.04</text:p>
          </table:table-cell>
          <table:table-cell office:value-type="float" office:value="22.9" table:style-name="ce4">
            <text:p>22.9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4.1095890410958902E-2" table:style-name="ce49">
            <text:p>0.04</text:p>
          </table:table-cell>
          <table:table-cell office:value-type="float" office:value="23" table:style-name="ce4">
            <text:p>23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4.0810502283105003E-2" table:style-name="ce49">
            <text:p>0.04</text:p>
          </table:table-cell>
          <table:table-cell office:value-type="float" office:value="23.1" table:style-name="ce4">
            <text:p>23.1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4.0732669157326699E-2" table:style-name="ce49">
            <text:p>0.04</text:p>
          </table:table-cell>
          <table:table-cell office:value-type="float" office:value="23.2" table:style-name="ce4">
            <text:p>23.2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4.0525114155251098E-2" table:style-name="ce49">
            <text:p>0.04</text:p>
          </table:table-cell>
          <table:table-cell office:value-type="float" office:value="23.3" table:style-name="ce4">
            <text:p>23.3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4.0395392278953897E-2" table:style-name="ce49">
            <text:p>0.04</text:p>
          </table:table-cell>
          <table:table-cell office:value-type="float" office:value="23.4" table:style-name="ce4">
            <text:p>23.4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4.0084059775840598E-2" table:style-name="ce49">
            <text:p>0.04</text:p>
          </table:table-cell>
          <table:table-cell office:value-type="float" office:value="23.5" table:style-name="ce4">
            <text:p>23.5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9850560398505597E-2" table:style-name="ce49">
            <text:p>0.04</text:p>
          </table:table-cell>
          <table:table-cell office:value-type="float" office:value="23.6" table:style-name="ce4">
            <text:p>23.6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9746782897467803E-2" table:style-name="ce49">
            <text:p>0.04</text:p>
          </table:table-cell>
          <table:table-cell office:value-type="float" office:value="23.7" table:style-name="ce4">
            <text:p>23.7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9694894146948899E-2" table:style-name="ce49">
            <text:p>0.04</text:p>
          </table:table-cell>
          <table:table-cell office:value-type="float" office:value="23.8" table:style-name="ce4">
            <text:p>23.8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9591116645911202E-2" table:style-name="ce49">
            <text:p>0.04</text:p>
          </table:table-cell>
          <table:table-cell office:value-type="float" office:value="23.9" table:style-name="ce4">
            <text:p>23.9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93835616438356E-2" table:style-name="ce49">
            <text:p>0.04</text:p>
          </table:table-cell>
          <table:table-cell office:value-type="float" office:value="24" table:style-name="ce4">
            <text:p>24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9176006641760103E-2" table:style-name="ce49">
            <text:p>0.04</text:p>
          </table:table-cell>
          <table:table-cell office:value-type="float" office:value="24.1" table:style-name="ce4">
            <text:p>24.1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9098173515981702E-2" table:style-name="ce49">
            <text:p>0.04</text:p>
          </table:table-cell>
          <table:table-cell office:value-type="float" office:value="24.2" table:style-name="ce4">
            <text:p>24.2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8968451639684501E-2" table:style-name="ce49">
            <text:p>0.04</text:p>
          </table:table-cell>
          <table:table-cell office:value-type="float" office:value="24.3" table:style-name="ce4">
            <text:p>24.3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8812785388127803E-2" table:style-name="ce49">
            <text:p>0.04</text:p>
          </table:table-cell>
          <table:table-cell office:value-type="float" office:value="24.4" table:style-name="ce4">
            <text:p>24.4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8631174761311698E-2" table:style-name="ce49">
            <text:p>0.04</text:p>
          </table:table-cell>
          <table:table-cell office:value-type="float" office:value="24.5" table:style-name="ce4">
            <text:p>24.5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8501452885014498E-2" table:style-name="ce49">
            <text:p>0.04</text:p>
          </table:table-cell>
          <table:table-cell office:value-type="float" office:value="24.6" table:style-name="ce4">
            <text:p>24.6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8397675383976801E-2" table:style-name="ce49">
            <text:p>0.04</text:p>
          </table:table-cell>
          <table:table-cell office:value-type="float" office:value="24.7" table:style-name="ce4">
            <text:p>24.7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8190120381901199E-2" table:style-name="ce49">
            <text:p>0.04</text:p>
          </table:table-cell>
          <table:table-cell office:value-type="float" office:value="24.8" table:style-name="ce4">
            <text:p>24.8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8060398505603998E-2" table:style-name="ce49">
            <text:p>0.04</text:p>
          </table:table-cell>
          <table:table-cell office:value-type="float" office:value="24.9" table:style-name="ce4">
            <text:p>24.9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78009547530095E-2" table:style-name="ce49">
            <text:p>0.04</text:p>
          </table:table-cell>
          <table:table-cell office:value-type="float" office:value="25" table:style-name="ce4">
            <text:p>25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7645288501452899E-2" table:style-name="ce49">
            <text:p>0.04</text:p>
          </table:table-cell>
          <table:table-cell office:value-type="float" office:value="25.1" table:style-name="ce4">
            <text:p>25.1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7411789124117897E-2" table:style-name="ce49">
            <text:p>0.04</text:p>
          </table:table-cell>
          <table:table-cell office:value-type="float" office:value="25.2" table:style-name="ce4">
            <text:p>25.2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7204234122042303E-2" table:style-name="ce49">
            <text:p>0.04</text:p>
          </table:table-cell>
          <table:table-cell office:value-type="float" office:value="25.3" table:style-name="ce4">
            <text:p>25.3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7022623495226198E-2" table:style-name="ce49">
            <text:p>0.04</text:p>
          </table:table-cell>
          <table:table-cell office:value-type="float" office:value="25.4" table:style-name="ce4">
            <text:p>25.4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6711290992112899E-2" table:style-name="ce49">
            <text:p>0.04</text:p>
          </table:table-cell>
          <table:table-cell office:value-type="float" office:value="25.5" table:style-name="ce4">
            <text:p>25.5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6659402241594002E-2" table:style-name="ce49">
            <text:p>0.04</text:p>
          </table:table-cell>
          <table:table-cell office:value-type="float" office:value="25.6" table:style-name="ce4">
            <text:p>25.6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6555624740556202E-2" table:style-name="ce49">
            <text:p>0.04</text:p>
          </table:table-cell>
          <table:table-cell office:value-type="float" office:value="25.7" table:style-name="ce4">
            <text:p>25.7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6425902864259001E-2" table:style-name="ce49">
            <text:p>0.04</text:p>
          </table:table-cell>
          <table:table-cell office:value-type="float" office:value="25.8" table:style-name="ce4">
            <text:p>25.8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6244292237442903E-2" table:style-name="ce49">
            <text:p>0.04</text:p>
          </table:table-cell>
          <table:table-cell office:value-type="float" office:value="25.9" table:style-name="ce4">
            <text:p>25.9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6140514736405199E-2" table:style-name="ce49">
            <text:p>0.04</text:p>
          </table:table-cell>
          <table:table-cell office:value-type="float" office:value="26" table:style-name="ce4">
            <text:p>26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5984848484848501E-2" table:style-name="ce49">
            <text:p>0.04</text:p>
          </table:table-cell>
          <table:table-cell office:value-type="float" office:value="26.1" table:style-name="ce4">
            <text:p>26.1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5907015359070198E-2" table:style-name="ce49">
            <text:p>0.04</text:p>
          </table:table-cell>
          <table:table-cell office:value-type="float" office:value="26.2" table:style-name="ce4">
            <text:p>26.2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5673515981735203E-2" table:style-name="ce49">
            <text:p>0.04</text:p>
          </table:table-cell>
          <table:table-cell office:value-type="float" office:value="26.3" table:style-name="ce4">
            <text:p>26.3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5647571606475699E-2" table:style-name="ce49">
            <text:p>0.04</text:p>
          </table:table-cell>
          <table:table-cell office:value-type="float" office:value="26.4" table:style-name="ce4">
            <text:p>26.4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5491905354919098E-2" table:style-name="ce49">
            <text:p>0.04</text:p>
          </table:table-cell>
          <table:table-cell office:value-type="float" office:value="26.5" table:style-name="ce4">
            <text:p>26.5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53362391033624E-2" table:style-name="ce49">
            <text:p>0.04</text:p>
          </table:table-cell>
          <table:table-cell office:value-type="float" office:value="26.6" table:style-name="ce4">
            <text:p>26.6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5310294728102903E-2" table:style-name="ce49">
            <text:p>0.04</text:p>
          </table:table-cell>
          <table:table-cell office:value-type="float" office:value="26.7" table:style-name="ce4">
            <text:p>26.7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52324616023246E-2" table:style-name="ce49">
            <text:p>0.04</text:p>
          </table:table-cell>
          <table:table-cell office:value-type="float" office:value="26.8" table:style-name="ce4">
            <text:p>26.8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5180572851805703E-2" table:style-name="ce49">
            <text:p>0.04</text:p>
          </table:table-cell>
          <table:table-cell office:value-type="float" office:value="26.9" table:style-name="ce4">
            <text:p>26.9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5128684101286799E-2" table:style-name="ce49">
            <text:p>0.04</text:p>
          </table:table-cell>
          <table:table-cell office:value-type="float" office:value="27" table:style-name="ce4">
            <text:p>27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5024906600249102E-2" table:style-name="ce49">
            <text:p>0.04</text:p>
          </table:table-cell>
          <table:table-cell office:value-type="float" office:value="27.1" table:style-name="ce4">
            <text:p>27.1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4947073474470701E-2" table:style-name="ce49">
            <text:p>0.03</text:p>
          </table:table-cell>
          <table:table-cell office:value-type="float" office:value="27.2" table:style-name="ce4">
            <text:p>27.2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4765462847654603E-2" table:style-name="ce49">
            <text:p>0.03</text:p>
          </table:table-cell>
          <table:table-cell office:value-type="float" office:value="27.3" table:style-name="ce4">
            <text:p>27.3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4687629721876299E-2" table:style-name="ce49">
            <text:p>0.03</text:p>
          </table:table-cell>
          <table:table-cell office:value-type="float" office:value="27.4" table:style-name="ce4">
            <text:p>27.4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4583852220838499E-2" table:style-name="ce49">
            <text:p>0.03</text:p>
          </table:table-cell>
          <table:table-cell office:value-type="float" office:value="27.5" table:style-name="ce4">
            <text:p>27.5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4531963470319602E-2" table:style-name="ce49">
            <text:p>0.03</text:p>
          </table:table-cell>
          <table:table-cell office:value-type="float" office:value="27.6" table:style-name="ce4">
            <text:p>27.6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42984640929846E-2" table:style-name="ce49">
            <text:p>0.03</text:p>
          </table:table-cell>
          <table:table-cell office:value-type="float" office:value="27.7" table:style-name="ce4">
            <text:p>27.7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4194686591946903E-2" table:style-name="ce49">
            <text:p>0.03</text:p>
          </table:table-cell>
          <table:table-cell office:value-type="float" office:value="27.8" table:style-name="ce4">
            <text:p>27.8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4013075965130798E-2" table:style-name="ce49">
            <text:p>0.03</text:p>
          </table:table-cell>
          <table:table-cell office:value-type="float" office:value="27.9" table:style-name="ce4">
            <text:p>27.9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3909298464092998E-2" table:style-name="ce49">
            <text:p>0.03</text:p>
          </table:table-cell>
          <table:table-cell office:value-type="float" office:value="28" table:style-name="ce4">
            <text:p>28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3805520963055197E-2" table:style-name="ce49">
            <text:p>0.03</text:p>
          </table:table-cell>
          <table:table-cell office:value-type="float" office:value="28.1" table:style-name="ce4">
            <text:p>28.1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3649854711498499E-2" table:style-name="ce49">
            <text:p>0.03</text:p>
          </table:table-cell>
          <table:table-cell office:value-type="float" office:value="28.2" table:style-name="ce4">
            <text:p>28.2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3468244084682401E-2" table:style-name="ce49">
            <text:p>0.03</text:p>
          </table:table-cell>
          <table:table-cell office:value-type="float" office:value="28.3" table:style-name="ce4">
            <text:p>28.3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33385222083852E-2" table:style-name="ce49">
            <text:p>0.03</text:p>
          </table:table-cell>
          <table:table-cell office:value-type="float" office:value="28.4" table:style-name="ce4">
            <text:p>28.4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3208800332088E-2" table:style-name="ce49">
            <text:p>0.03</text:p>
          </table:table-cell>
          <table:table-cell office:value-type="float" office:value="28.5" table:style-name="ce4">
            <text:p>28.5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3105022831050199E-2" table:style-name="ce49">
            <text:p>0.03</text:p>
          </table:table-cell>
          <table:table-cell office:value-type="float" office:value="28.6" table:style-name="ce4">
            <text:p>28.6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3079078455790799E-2" table:style-name="ce49">
            <text:p>0.03</text:p>
          </table:table-cell>
          <table:table-cell office:value-type="float" office:value="28.7" table:style-name="ce4">
            <text:p>28.7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3001245330012502E-2" table:style-name="ce49">
            <text:p>0.03</text:p>
          </table:table-cell>
          <table:table-cell office:value-type="float" office:value="28.8" table:style-name="ce4">
            <text:p>28.8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28196347031963E-2" table:style-name="ce49">
            <text:p>0.03</text:p>
          </table:table-cell>
          <table:table-cell office:value-type="float" office:value="28.9" table:style-name="ce4">
            <text:p>28.9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27677459526775E-2" table:style-name="ce49">
            <text:p>0.03</text:p>
          </table:table-cell>
          <table:table-cell office:value-type="float" office:value="29" table:style-name="ce4">
            <text:p>29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2586135325861403E-2" table:style-name="ce49">
            <text:p>0.03</text:p>
          </table:table-cell>
          <table:table-cell office:value-type="float" office:value="29.1" table:style-name="ce4">
            <text:p>29.1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2508302200083002E-2" table:style-name="ce49">
            <text:p>0.03</text:p>
          </table:table-cell>
          <table:table-cell office:value-type="float" office:value="29.2" table:style-name="ce4">
            <text:p>29.2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2378580323785801E-2" table:style-name="ce49">
            <text:p>0.03</text:p>
          </table:table-cell>
          <table:table-cell office:value-type="float" office:value="29.3" table:style-name="ce4">
            <text:p>29.3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22488584474886E-2" table:style-name="ce49">
            <text:p>0.03</text:p>
          </table:table-cell>
          <table:table-cell office:value-type="float" office:value="29.4" table:style-name="ce4">
            <text:p>29.4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2196969696969703E-2" table:style-name="ce49">
            <text:p>0.03</text:p>
          </table:table-cell>
          <table:table-cell office:value-type="float" office:value="29.5" table:style-name="ce4">
            <text:p>29.5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2041303445412998E-2" table:style-name="ce49">
            <text:p>0.03</text:p>
          </table:table-cell>
          <table:table-cell office:value-type="float" office:value="29.6" table:style-name="ce4">
            <text:p>29.6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1937525944375302E-2" table:style-name="ce49">
            <text:p>0.03</text:p>
          </table:table-cell>
          <table:table-cell office:value-type="float" office:value="29.7" table:style-name="ce4">
            <text:p>29.7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1885637193856398E-2" table:style-name="ce49">
            <text:p>0.03</text:p>
          </table:table-cell>
          <table:table-cell office:value-type="float" office:value="29.8" table:style-name="ce4">
            <text:p>29.8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1833748443337501E-2" table:style-name="ce49">
            <text:p>0.03</text:p>
          </table:table-cell>
          <table:table-cell office:value-type="float" office:value="29.9" table:style-name="ce4">
            <text:p>29.9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17299709422997E-2" table:style-name="ce49">
            <text:p>0.03</text:p>
          </table:table-cell>
          <table:table-cell office:value-type="float" office:value="30" table:style-name="ce4">
            <text:p>30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1626193441261899E-2" table:style-name="ce49">
            <text:p>0.03</text:p>
          </table:table-cell>
          <table:table-cell office:value-type="float" office:value="30.1" table:style-name="ce4">
            <text:p>30.1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1548360315483602E-2" table:style-name="ce49">
            <text:p>0.03</text:p>
          </table:table-cell>
          <table:table-cell office:value-type="float" office:value="30.2" table:style-name="ce4">
            <text:p>30.2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1366749688667497E-2" table:style-name="ce49">
            <text:p>0.03</text:p>
          </table:table-cell>
          <table:table-cell office:value-type="float" office:value="30.3" table:style-name="ce4">
            <text:p>30.3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12110834371108E-2" table:style-name="ce49">
            <text:p>0.03</text:p>
          </table:table-cell>
          <table:table-cell office:value-type="float" office:value="30.4" table:style-name="ce4">
            <text:p>30.4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1159194686591899E-2" table:style-name="ce49">
            <text:p>0.03</text:p>
          </table:table-cell>
          <table:table-cell office:value-type="float" office:value="30.5" table:style-name="ce4">
            <text:p>30.5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1029472810294698E-2" table:style-name="ce49">
            <text:p>0.03</text:p>
          </table:table-cell>
          <table:table-cell office:value-type="float" office:value="30.6" table:style-name="ce4">
            <text:p>30.6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0925695309256901E-2" table:style-name="ce49">
            <text:p>0.03</text:p>
          </table:table-cell>
          <table:table-cell office:value-type="float" office:value="30.7" table:style-name="ce4">
            <text:p>30.7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07959734329597E-2" table:style-name="ce49">
            <text:p>0.03</text:p>
          </table:table-cell>
          <table:table-cell office:value-type="float" office:value="30.8" table:style-name="ce4">
            <text:p>30.8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0692195931922E-2" table:style-name="ce49">
            <text:p>0.03</text:p>
          </table:table-cell>
          <table:table-cell office:value-type="float" office:value="30.9" table:style-name="ce4">
            <text:p>30.9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0510585305105899E-2" table:style-name="ce49">
            <text:p>0.03</text:p>
          </table:table-cell>
          <table:table-cell office:value-type="float" office:value="31" table:style-name="ce4">
            <text:p>31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0458696554587002E-2" table:style-name="ce49">
            <text:p>0.03</text:p>
          </table:table-cell>
          <table:table-cell office:value-type="float" office:value="31.1" table:style-name="ce4">
            <text:p>31.1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0380863428808601E-2" table:style-name="ce49">
            <text:p>0.03</text:p>
          </table:table-cell>
          <table:table-cell office:value-type="float" office:value="31.2" table:style-name="ce4">
            <text:p>31.2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03030303030303E-2" table:style-name="ce49">
            <text:p>0.03</text:p>
          </table:table-cell>
          <table:table-cell office:value-type="float" office:value="31.3" table:style-name="ce4">
            <text:p>31.3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02770859277709E-2" table:style-name="ce49">
            <text:p>0.03</text:p>
          </table:table-cell>
          <table:table-cell office:value-type="float" office:value="31.4" table:style-name="ce4">
            <text:p>31.4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02511415525114E-2" table:style-name="ce49">
            <text:p>0.03</text:p>
          </table:table-cell>
          <table:table-cell office:value-type="float" office:value="31.5" table:style-name="ce4">
            <text:p>31.5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3.01733084267331E-2" table:style-name="ce49">
            <text:p>0.03</text:p>
          </table:table-cell>
          <table:table-cell office:value-type="float" office:value="31.6" table:style-name="ce4">
            <text:p>31.6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2.9991697799916998E-2" table:style-name="ce49">
            <text:p>0.03</text:p>
          </table:table-cell>
          <table:table-cell office:value-type="float" office:value="31.7" table:style-name="ce4">
            <text:p>31.7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2.9836031548360301E-2" table:style-name="ce49">
            <text:p>0.03</text:p>
          </table:table-cell>
          <table:table-cell office:value-type="float" office:value="31.8" table:style-name="ce4">
            <text:p>31.8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2.9758198422582E-2" table:style-name="ce49">
            <text:p>0.03</text:p>
          </table:table-cell>
          <table:table-cell office:value-type="float" office:value="31.9" table:style-name="ce4">
            <text:p>31.9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2.9654420921544199E-2" table:style-name="ce49">
            <text:p>0.03</text:p>
          </table:table-cell>
          <table:table-cell office:value-type="float" office:value="32" table:style-name="ce4">
            <text:p>32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2.9602532171025299E-2" table:style-name="ce49">
            <text:p>0.03</text:p>
          </table:table-cell>
          <table:table-cell office:value-type="float" office:value="32.1" table:style-name="ce4">
            <text:p>32.1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2.9576587795765899E-2" table:style-name="ce49">
            <text:p>0.03</text:p>
          </table:table-cell>
          <table:table-cell office:value-type="float" office:value="32.200000000000003" table:style-name="ce4">
            <text:p>32.2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2.9498754669987502E-2" table:style-name="ce49">
            <text:p>0.03</text:p>
          </table:table-cell>
          <table:table-cell office:value-type="float" office:value="32.299999999999997" table:style-name="ce4">
            <text:p>32.3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2.9472810294728102E-2" table:style-name="ce49">
            <text:p>0.03</text:p>
          </table:table-cell>
          <table:table-cell office:value-type="float" office:value="32.4" table:style-name="ce4">
            <text:p>32.4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2.9394977168949801E-2" table:style-name="ce49">
            <text:p>0.03</text:p>
          </table:table-cell>
          <table:table-cell office:value-type="float" office:value="32.5" table:style-name="ce4">
            <text:p>32.5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2.93171440431714E-2" table:style-name="ce49">
            <text:p>0.03</text:p>
          </table:table-cell>
          <table:table-cell office:value-type="float" office:value="32.6" table:style-name="ce4">
            <text:p>32.6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2.92652552926525E-2" table:style-name="ce49">
            <text:p>0.03</text:p>
          </table:table-cell>
          <table:table-cell office:value-type="float" office:value="32.700000000000003" table:style-name="ce4">
            <text:p>32.7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2.91874221668742E-2" table:style-name="ce49">
            <text:p>0.03</text:p>
          </table:table-cell>
          <table:table-cell office:value-type="float" office:value="32.799999999999997" table:style-name="ce4">
            <text:p>32.8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2.9083644665836399E-2" table:style-name="ce49">
            <text:p>0.03</text:p>
          </table:table-cell>
          <table:table-cell office:value-type="float" office:value="32.9" table:style-name="ce4">
            <text:p>32.9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2.8979867164798698E-2" table:style-name="ce49">
            <text:p>0.03</text:p>
          </table:table-cell>
          <table:table-cell office:value-type="float" office:value="33" table:style-name="ce4">
            <text:p>33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2.8876089663760901E-2" table:style-name="ce49">
            <text:p>0.03</text:p>
          </table:table-cell>
          <table:table-cell office:value-type="float" office:value="33.1" table:style-name="ce4">
            <text:p>33.1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2.87723121627231E-2" table:style-name="ce49">
            <text:p>0.03</text:p>
          </table:table-cell>
          <table:table-cell office:value-type="float" office:value="33.200000000000003" table:style-name="ce4">
            <text:p>33.2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2.87463677874637E-2" table:style-name="ce49">
            <text:p>0.03</text:p>
          </table:table-cell>
          <table:table-cell office:value-type="float" office:value="33.299999999999997" table:style-name="ce4">
            <text:p>33.3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2.8668534661685299E-2" table:style-name="ce49">
            <text:p>0.03</text:p>
          </table:table-cell>
          <table:table-cell office:value-type="float" office:value="33.4" table:style-name="ce4">
            <text:p>33.4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2.8642590286425899E-2" table:style-name="ce49">
            <text:p>0.03</text:p>
          </table:table-cell>
          <table:table-cell office:value-type="float" office:value="33.5" table:style-name="ce4">
            <text:p>33.5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2.8538812785388099E-2" table:style-name="ce49">
            <text:p>0.03</text:p>
          </table:table-cell>
          <table:table-cell office:value-type="float" office:value="33.6" table:style-name="ce4">
            <text:p>33.6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2.8435035284350402E-2" table:style-name="ce49">
            <text:p>0.03</text:p>
          </table:table-cell>
          <table:table-cell office:value-type="float" office:value="33.700000000000003" table:style-name="ce4">
            <text:p>33.7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2.8357202158572001E-2" table:style-name="ce49">
            <text:p>0.03</text:p>
          </table:table-cell>
          <table:table-cell office:value-type="float" office:value="33.799999999999997" table:style-name="ce4">
            <text:p>33.8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2.82015359070154E-2" table:style-name="ce49">
            <text:p>0.03</text:p>
          </table:table-cell>
          <table:table-cell office:value-type="float" office:value="33.9" table:style-name="ce4">
            <text:p>33.9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2.8071814030718099E-2" table:style-name="ce49">
            <text:p>0.03</text:p>
          </table:table-cell>
          <table:table-cell office:value-type="float" office:value="34" table:style-name="ce4">
            <text:p>34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2.7916147779161501E-2" table:style-name="ce49">
            <text:p>0.03</text:p>
          </table:table-cell>
          <table:table-cell office:value-type="float" office:value="34.1" table:style-name="ce4">
            <text:p>34.1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2.7812370278123701E-2" table:style-name="ce49">
            <text:p>0.03</text:p>
          </table:table-cell>
          <table:table-cell office:value-type="float" office:value="34.200000000000003" table:style-name="ce4">
            <text:p>34.2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2.77085927770859E-2" table:style-name="ce49">
            <text:p>0.03</text:p>
          </table:table-cell>
          <table:table-cell office:value-type="float" office:value="34.299999999999997" table:style-name="ce4">
            <text:p>34.3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2.7630759651307599E-2" table:style-name="ce49">
            <text:p>0.03</text:p>
          </table:table-cell>
          <table:table-cell office:value-type="float" office:value="34.4" table:style-name="ce4">
            <text:p>34.4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2.7501037775010399E-2" table:style-name="ce49">
            <text:p>0.03</text:p>
          </table:table-cell>
          <table:table-cell office:value-type="float" office:value="34.5" table:style-name="ce4">
            <text:p>34.5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2.7423204649232001E-2" table:style-name="ce49">
            <text:p>0.03</text:p>
          </table:table-cell>
          <table:table-cell office:value-type="float" office:value="34.6" table:style-name="ce4">
            <text:p>34.6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2.7371315898713201E-2" table:style-name="ce49">
            <text:p>0.03</text:p>
          </table:table-cell>
          <table:table-cell office:value-type="float" office:value="34.700000000000003" table:style-name="ce4">
            <text:p>34.7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2.7345371523453701E-2" table:style-name="ce49">
            <text:p>0.03</text:p>
          </table:table-cell>
          <table:table-cell office:value-type="float" office:value="34.799999999999997" table:style-name="ce4">
            <text:p>34.8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2.72934827729348E-2" table:style-name="ce49">
            <text:p>0.03</text:p>
          </table:table-cell>
          <table:table-cell office:value-type="float" office:value="34.9" table:style-name="ce4">
            <text:p>34.9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2.72156496471565E-2" table:style-name="ce49">
            <text:p>0.03</text:p>
          </table:table-cell>
          <table:table-cell office:value-type="float" office:value="35" table:style-name="ce4">
            <text:p>35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2.7111872146118699E-2" table:style-name="ce49">
            <text:p>0.03</text:p>
          </table:table-cell>
          <table:table-cell office:value-type="float" office:value="35.1" table:style-name="ce4">
            <text:p>35.1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2.7059983395599799E-2" table:style-name="ce49">
            <text:p>0.03</text:p>
          </table:table-cell>
          <table:table-cell office:value-type="float" office:value="35.200000000000003" table:style-name="ce4">
            <text:p>35.2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2.7008094645080898E-2" table:style-name="ce49">
            <text:p>0.03</text:p>
          </table:table-cell>
          <table:table-cell office:value-type="float" office:value="35.299999999999997" table:style-name="ce4">
            <text:p>35.3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2.6982150269821498E-2" table:style-name="ce49">
            <text:p>0.03</text:p>
          </table:table-cell>
          <table:table-cell office:value-type="float" office:value="35.4" table:style-name="ce4">
            <text:p>35.4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2.6930261519302601E-2" table:style-name="ce49">
            <text:p>0.03</text:p>
          </table:table-cell>
          <table:table-cell office:value-type="float" office:value="35.5" table:style-name="ce4">
            <text:p>35.5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2.6852428393524301E-2" table:style-name="ce49">
            <text:p>0.03</text:p>
          </table:table-cell>
          <table:table-cell office:value-type="float" office:value="35.6" table:style-name="ce4">
            <text:p>35.6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2.67486508924865E-2" table:style-name="ce49">
            <text:p>0.03</text:p>
          </table:table-cell>
          <table:table-cell office:value-type="float" office:value="35.700000000000003" table:style-name="ce4">
            <text:p>35.7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2.66708177667082E-2" table:style-name="ce49">
            <text:p>0.03</text:p>
          </table:table-cell>
          <table:table-cell office:value-type="float" office:value="35.799999999999997" table:style-name="ce4">
            <text:p>35.8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2.6567040265670399E-2" table:style-name="ce49">
            <text:p>0.03</text:p>
          </table:table-cell>
          <table:table-cell office:value-type="float" office:value="35.9" table:style-name="ce4">
            <text:p>35.9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2.6541095890410999E-2" table:style-name="ce49">
            <text:p>0.03</text:p>
          </table:table-cell>
          <table:table-cell office:value-type="float" office:value="36" table:style-name="ce4">
            <text:p>36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2.6411374014113701E-2" table:style-name="ce49">
            <text:p>0.03</text:p>
          </table:table-cell>
          <table:table-cell office:value-type="float" office:value="36.1" table:style-name="ce4">
            <text:p>36.1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2.6333540888335401E-2" table:style-name="ce49">
            <text:p>0.03</text:p>
          </table:table-cell>
          <table:table-cell office:value-type="float" office:value="36.200000000000003" table:style-name="ce4">
            <text:p>36.2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2.62297633872976E-2" table:style-name="ce49">
            <text:p>0.03</text:p>
          </table:table-cell>
          <table:table-cell office:value-type="float" office:value="36.299999999999997" table:style-name="ce4">
            <text:p>36.3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2.61259858862599E-2" table:style-name="ce49">
            <text:p>0.03</text:p>
          </table:table-cell>
          <table:table-cell office:value-type="float" office:value="36.4" table:style-name="ce4">
            <text:p>36.4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2.6022208385222099E-2" table:style-name="ce49">
            <text:p>0.03</text:p>
          </table:table-cell>
          <table:table-cell office:value-type="float" office:value="36.5" table:style-name="ce4">
            <text:p>36.5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2.5944375259443798E-2" table:style-name="ce49">
            <text:p>0.03</text:p>
          </table:table-cell>
          <table:table-cell office:value-type="float" office:value="36.6" table:style-name="ce4">
            <text:p>36.6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2.5866542133665401E-2" table:style-name="ce49">
            <text:p>0.03</text:p>
          </table:table-cell>
          <table:table-cell office:value-type="float" office:value="36.700000000000003" table:style-name="ce4">
            <text:p>36.7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2.57627646326276E-2" table:style-name="ce49">
            <text:p>0.03</text:p>
          </table:table-cell>
          <table:table-cell office:value-type="float" office:value="36.799999999999997" table:style-name="ce4">
            <text:p>36.8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2.56849315068493E-2" table:style-name="ce49">
            <text:p>0.03</text:p>
          </table:table-cell>
          <table:table-cell office:value-type="float" office:value="36.9" table:style-name="ce4">
            <text:p>36.9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2.5607098381070999E-2" table:style-name="ce49">
            <text:p>0.03</text:p>
          </table:table-cell>
          <table:table-cell office:value-type="float" office:value="37" table:style-name="ce4">
            <text:p>37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2.5581154005811499E-2" table:style-name="ce49">
            <text:p>0.03</text:p>
          </table:table-cell>
          <table:table-cell office:value-type="float" office:value="37.1" table:style-name="ce4">
            <text:p>37.1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2.5555209630552099E-2" table:style-name="ce49">
            <text:p>0.03</text:p>
          </table:table-cell>
          <table:table-cell office:value-type="float" office:value="37.200000000000003" table:style-name="ce4">
            <text:p>37.2</text:p>
          </table:table-cell>
          <table:table-cell table:style-name="ce28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51"/>
          <table:table-cell table:style-name="ce19"/>
          <table:table-cell office:value-type="float" office:value="2.5373599003736001E-2" table:style-name="ce49">
            <text:p>0.03</text:p>
          </table:table-cell>
          <table:table-cell office:value-type="float" office:value="37.299999999999997" table:style-name="ce4">
            <text:p>37.3</text:p>
          </table:table-cell>
          <table:table-cell table:style-name="ce28"/>
          <table:table-cell table:number-columns-repeated="16377"/>
        </table:table-row>
        <table:table-row table:number-rows-repeated="14" table:style-name="ro4">
          <table:table-cell/>
          <table:table-cell table:style-name="ce11"/>
          <table:table-cell table:style-name="ce51"/>
          <table:table-cell table:number-columns-repeated="2" table:style-name="ce19"/>
          <table:table-cell table:style-name="ce1"/>
          <table:table-cell table:style-name="ce42"/>
          <table:table-cell table:number-columns-repeated="16377"/>
        </table:table-row>
        <table:table-row table:number-rows-repeated="38167" table:style-name="ro4">
          <table:table-cell/>
          <table:table-cell table:style-name="ce11"/>
          <table:table-cell table:style-name="ce51"/>
          <table:table-cell table:number-columns-repeated="16381"/>
        </table:table-row>
        <table:table-row table:number-rows-repeated="1010025" table:style-name="ro5">
          <table:table-cell table:number-columns-repeated="16384"/>
        </table:table-row>
      </table:table>
      <table:table table:name="Sheet3" table:style-name="ta2">
        <table:table-column table:style-name="co9" table:number-columns-repeated="16384" table:default-cell-style-name="ce1"/>
        <table:table-row table:number-rows-repeated="7" table:style-name="ro4">
          <table:table-cell table:number-columns-repeated="16384"/>
        </table:table-row>
        <table:table-row table:style-name="ro4">
          <table:table-cell/>
          <table:table-cell table:number-columns-repeated="3" table:style-name="ce1"/>
          <table:table-cell office:value-type="string" table:style-name="ce1">
            <text:p>Within</text:p>
          </table:table-cell>
          <table:table-cell table:number-columns-repeated="16379" table:style-name="ce1"/>
        </table:table-row>
        <table:table-row table:style-name="ro4">
          <table:table-cell/>
          <table:table-cell table:style-name="ce1"/>
          <table:table-cell office:value-type="string" table:style-name="ce1">
            <text:p>Rate</text:p>
          </table:table-cell>
          <table:table-cell office:value-type="float" office:value="3.4" table:style-name="ce1">
            <text:p>3.4</text:p>
          </table:table-cell>
          <table:table-cell office:value-type="float" office:value="20" table:style-name="ce1">
            <text:p>20</text:p>
          </table:table-cell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table:style-name="ce1"/>
          <table:table-cell office:value-type="string" table:style-name="ce1">
            <text:p>Bet</text:p>
          </table:table-cell>
          <table:table-cell office:value-type="string" table:style-name="ce1">
            <text:p>Result</text:p>
          </table:table-cell>
          <table:table-cell office:value-type="string" table:style-name="ce1">
            <text:p>Gai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240" table:formula="of:=IF([.D12]=1;[.C12]*([.$D$9]-1);-[.C12])" table:style-name="ce1">
            <text:p>240</text:p>
          </table:table-cell>
          <table:table-cell office:value-type="float" office:value="240" table:formula="of:=[.E12]" table:style-name="ce1">
            <text:p>240</text:p>
          </table:table-cell>
          <table:table-cell table:number-columns-repeated="16378"/>
        </table:table-row>
        <table:table-row table:style-name="ro4">
          <table:table-cell/>
          <table:table-cell office:value-type="float" office:value="2" table:style-name="ce1">
            <text:p>2</text:p>
          </table:table-cell>
          <table:table-cell office:value-type="float" office:value="200" table:formula="of:=IF([.D12]=1;[.C12]+[.$C$12];[.C12])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480" table:formula="of:=IF([.D13]=1;[.C13]*([.$D$9]-1);-[.C13])" table:style-name="ce1">
            <text:p>480</text:p>
          </table:table-cell>
          <table:table-cell office:value-type="float" office:value="720" table:formula="of:=[.F12]+[.E13]" table:style-name="ce1">
            <text:p>720</text:p>
          </table:table-cell>
          <table:table-cell table:number-columns-repeated="16378"/>
        </table:table-row>
        <table:table-row table:style-name="ro4">
          <table:table-cell/>
          <table:table-cell office:value-type="float" office:value="3" table:style-name="ce1">
            <text:p>3</text:p>
          </table:table-cell>
          <table:table-cell office:value-type="float" office:value="300" table:formula="of:=IF([.D13]=1;[.C13]+[.$C$12];[.C13])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720" table:formula="of:=IF([.D14]=1;[.C14]*([.$D$9]-1);-[.C14])" table:style-name="ce1">
            <text:p>720</text:p>
          </table:table-cell>
          <table:table-cell office:value-type="float" office:value="1440" table:formula="of:=[.F13]+[.E14]" table:style-name="ce1">
            <text:p>1440</text:p>
          </table:table-cell>
          <table:table-cell table:number-columns-repeated="16378"/>
        </table:table-row>
        <table:table-row table:style-name="ro4">
          <table:table-cell/>
          <table:table-cell office:value-type="float" office:value="4" table:style-name="ce1">
            <text:p>4</text:p>
          </table:table-cell>
          <table:table-cell office:value-type="float" office:value="400" table:formula="of:=IF([.D14]=1;[.C14]+[.$C$12];[.C14])" table:style-name="ce1">
            <text:p>400</text:p>
          </table:table-cell>
          <table:table-cell office:value-type="float" office:value="1" table:style-name="ce1">
            <text:p>1</text:p>
          </table:table-cell>
          <table:table-cell office:value-type="float" office:value="960" table:formula="of:=IF([.D15]=1;[.C15]*([.$D$9]-1);-[.C15])" table:style-name="ce1">
            <text:p>960</text:p>
          </table:table-cell>
          <table:table-cell office:value-type="float" office:value="2400" table:formula="of:=[.F14]+[.E15]" table:style-name="ce1">
            <text:p>2400</text:p>
          </table:table-cell>
          <table:table-cell table:number-columns-repeated="16378"/>
        </table:table-row>
        <table:table-row table:style-name="ro4">
          <table:table-cell/>
          <table:table-cell office:value-type="float" office:value="5" table:style-name="ce1">
            <text:p>5</text:p>
          </table:table-cell>
          <table:table-cell office:value-type="float" office:value="500" table:formula="of:=IF([.D15]=1;[.C15]+[.$C$12];[.C15])" table:style-name="ce1">
            <text:p>500</text:p>
          </table:table-cell>
          <table:table-cell office:value-type="float" office:value="1" table:style-name="ce1">
            <text:p>1</text:p>
          </table:table-cell>
          <table:table-cell office:value-type="float" office:value="1200" table:formula="of:=IF([.D16]=1;[.C16]*([.$D$9]-1);-[.C16])" table:style-name="ce1">
            <text:p>1200</text:p>
          </table:table-cell>
          <table:table-cell office:value-type="float" office:value="3600" table:formula="of:=[.F15]+[.E16]" table:style-name="ce1">
            <text:p>3600</text:p>
          </table:table-cell>
          <table:table-cell table:number-columns-repeated="16378"/>
        </table:table-row>
        <table:table-row table:style-name="ro4">
          <table:table-cell/>
          <table:table-cell office:value-type="float" office:value="6" table:style-name="ce1">
            <text:p>6</text:p>
          </table:table-cell>
          <table:table-cell office:value-type="float" office:value="600" table:formula="of:=IF([.D16]=1;[.C16]+[.$C$12];[.C16])" table:style-name="ce1">
            <text:p>600</text:p>
          </table:table-cell>
          <table:table-cell table:style-name="ce1"/>
          <table:table-cell office:value-type="float" office:value="-600" table:formula="of:=IF([.D17]=1;[.C17]*([.$D$9]-1);-[.C17])" table:style-name="ce1">
            <text:p>-600</text:p>
          </table:table-cell>
          <table:table-cell office:value-type="float" office:value="3000" table:formula="of:=[.F16]+[.E17]" table:style-name="ce1">
            <text:p>3000</text:p>
          </table:table-cell>
          <table:table-cell table:number-columns-repeated="16378"/>
        </table:table-row>
        <table:table-row table:style-name="ro4">
          <table:table-cell/>
          <table:table-cell office:value-type="float" office:value="7" table:style-name="ce1">
            <text:p>7</text:p>
          </table:table-cell>
          <table:table-cell office:value-type="float" office:value="600" table:formula="of:=IF([.D17]=1;[.C17]+[.$C$12];[.C17])" table:style-name="ce1">
            <text:p>600</text:p>
          </table:table-cell>
          <table:table-cell table:style-name="ce1"/>
          <table:table-cell office:value-type="float" office:value="-600" table:formula="of:=IF([.D18]=1;[.C18]*([.$D$9]-1);-[.C18])" table:style-name="ce1">
            <text:p>-600</text:p>
          </table:table-cell>
          <table:table-cell office:value-type="float" office:value="2400" table:formula="of:=[.F17]+[.E18]" table:style-name="ce1">
            <text:p>2400</text:p>
          </table:table-cell>
          <table:table-cell table:number-columns-repeated="16378"/>
        </table:table-row>
        <table:table-row table:style-name="ro4">
          <table:table-cell/>
          <table:table-cell office:value-type="float" office:value="8" table:style-name="ce1">
            <text:p>8</text:p>
          </table:table-cell>
          <table:table-cell office:value-type="float" office:value="600" table:formula="of:=IF([.D18]=1;[.C18]+[.$C$12];[.C18])" table:style-name="ce1">
            <text:p>600</text:p>
          </table:table-cell>
          <table:table-cell table:style-name="ce1"/>
          <table:table-cell office:value-type="float" office:value="-600" table:formula="of:=IF([.D19]=1;[.C19]*([.$D$9]-1);-[.C19])" table:style-name="ce1">
            <text:p>-600</text:p>
          </table:table-cell>
          <table:table-cell office:value-type="float" office:value="1800" table:formula="of:=[.F18]+[.E19]" table:style-name="ce1">
            <text:p>1800</text:p>
          </table:table-cell>
          <table:table-cell table:number-columns-repeated="16378"/>
        </table:table-row>
        <table:table-row table:style-name="ro4">
          <table:table-cell/>
          <table:table-cell office:value-type="float" office:value="9" table:style-name="ce1">
            <text:p>9</text:p>
          </table:table-cell>
          <table:table-cell office:value-type="float" office:value="600" table:formula="of:=IF([.D19]=1;[.C19]+[.$C$12];[.C19])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440" table:formula="of:=IF([.D20]=1;[.C20]*([.$D$9]-1);-[.C20])" table:style-name="ce1">
            <text:p>1440</text:p>
          </table:table-cell>
          <table:table-cell office:value-type="float" office:value="3240" table:formula="of:=[.F19]+[.E20]" table:style-name="ce1">
            <text:p>3240</text:p>
          </table:table-cell>
          <table:table-cell table:number-columns-repeated="16378"/>
        </table:table-row>
        <table:table-row table:style-name="ro4">
          <table:table-cell/>
          <table:table-cell office:value-type="float" office:value="10" table:style-name="ce1">
            <text:p>10</text:p>
          </table:table-cell>
          <table:table-cell office:value-type="float" office:value="700" table:formula="of:=IF([.D20]=1;[.C20]+[.$C$12];[.C20])" table:style-name="ce1">
            <text:p>700</text:p>
          </table:table-cell>
          <table:table-cell office:value-type="float" office:value="1" table:style-name="ce1">
            <text:p>1</text:p>
          </table:table-cell>
          <table:table-cell office:value-type="float" office:value="1680" table:formula="of:=IF([.D21]=1;[.C21]*([.$D$9]-1);-[.C21])" table:style-name="ce1">
            <text:p>1680</text:p>
          </table:table-cell>
          <table:table-cell office:value-type="float" office:value="4920" table:formula="of:=[.F20]+[.E21]" table:style-name="ce1">
            <text:p>4920</text:p>
          </table:table-cell>
          <table:table-cell table:number-columns-repeated="16378"/>
        </table:table-row>
        <table:table-row table:style-name="ro4">
          <table:table-cell/>
          <table:table-cell office:value-type="float" office:value="11" table:style-name="ce1">
            <text:p>11</text:p>
          </table:table-cell>
          <table:table-cell office:value-type="float" office:value="800" table:formula="of:=IF([.D21]=1;[.C21]+[.$C$12];[.C21])" table:style-name="ce1">
            <text:p>800</text:p>
          </table:table-cell>
          <table:table-cell office:value-type="float" office:value="1" table:style-name="ce1">
            <text:p>1</text:p>
          </table:table-cell>
          <table:table-cell office:value-type="float" office:value="1920" table:formula="of:=IF([.D22]=1;[.C22]*([.$D$9]-1);-[.C22])" table:style-name="ce1">
            <text:p>1920</text:p>
          </table:table-cell>
          <table:table-cell office:value-type="float" office:value="6840" table:formula="of:=[.F21]+[.E22]" table:style-name="ce1">
            <text:p>6840</text:p>
          </table:table-cell>
          <table:table-cell table:number-columns-repeated="16378"/>
        </table:table-row>
        <table:table-row table:style-name="ro4">
          <table:table-cell/>
          <table:table-cell office:value-type="float" office:value="12" table:style-name="ce1">
            <text:p>12</text:p>
          </table:table-cell>
          <table:table-cell office:value-type="float" office:value="900" table:formula="of:=IF([.D22]=1;[.C22]+[.$C$12];[.C22])" table:style-name="ce1">
            <text:p>900</text:p>
          </table:table-cell>
          <table:table-cell table:style-name="ce1"/>
          <table:table-cell office:value-type="float" office:value="-900" table:formula="of:=IF([.D23]=1;[.C23]*([.$D$9]-1);-[.C23])" table:style-name="ce1">
            <text:p>-900</text:p>
          </table:table-cell>
          <table:table-cell office:value-type="float" office:value="5940" table:formula="of:=[.F22]+[.E23]" table:style-name="ce1">
            <text:p>5940</text:p>
          </table:table-cell>
          <table:table-cell table:number-columns-repeated="16378"/>
        </table:table-row>
        <table:table-row table:style-name="ro4">
          <table:table-cell/>
          <table:table-cell office:value-type="float" office:value="13" table:style-name="ce1">
            <text:p>13</text:p>
          </table:table-cell>
          <table:table-cell office:value-type="float" office:value="900" table:formula="of:=IF([.D23]=1;[.C23]+[.$C$12];[.C23])" table:style-name="ce1">
            <text:p>900</text:p>
          </table:table-cell>
          <table:table-cell table:style-name="ce1"/>
          <table:table-cell office:value-type="float" office:value="-900" table:formula="of:=IF([.D24]=1;[.C24]*([.$D$9]-1);-[.C24])" table:style-name="ce1">
            <text:p>-900</text:p>
          </table:table-cell>
          <table:table-cell office:value-type="float" office:value="5040" table:formula="of:=[.F23]+[.E24]" table:style-name="ce1">
            <text:p>5040</text:p>
          </table:table-cell>
          <table:table-cell table:number-columns-repeated="16378"/>
        </table:table-row>
        <table:table-row table:style-name="ro4">
          <table:table-cell/>
          <table:table-cell office:value-type="float" office:value="14" table:style-name="ce1">
            <text:p>14</text:p>
          </table:table-cell>
          <table:table-cell office:value-type="float" office:value="900" table:formula="of:=IF([.D24]=1;[.C24]+[.$C$12];[.C24])" table:style-name="ce1">
            <text:p>900</text:p>
          </table:table-cell>
          <table:table-cell table:style-name="ce1"/>
          <table:table-cell office:value-type="float" office:value="-900" table:formula="of:=IF([.D25]=1;[.C25]*([.$D$9]-1);-[.C25])" table:style-name="ce1">
            <text:p>-900</text:p>
          </table:table-cell>
          <table:table-cell office:value-type="float" office:value="4140" table:formula="of:=[.F24]+[.E25]" table:style-name="ce1">
            <text:p>4140</text:p>
          </table:table-cell>
          <table:table-cell table:number-columns-repeated="16378"/>
        </table:table-row>
        <table:table-row table:style-name="ro4">
          <table:table-cell/>
          <table:table-cell office:value-type="float" office:value="15" table:style-name="ce1">
            <text:p>15</text:p>
          </table:table-cell>
          <table:table-cell office:value-type="float" office:value="900" table:formula="of:=IF([.D25]=1;[.C25]+[.$C$12];[.C25])" table:style-name="ce1">
            <text:p>900</text:p>
          </table:table-cell>
          <table:table-cell table:style-name="ce1"/>
          <table:table-cell office:value-type="float" office:value="-900" table:formula="of:=IF([.D26]=1;[.C26]*([.$D$9]-1);-[.C26])" table:style-name="ce1">
            <text:p>-900</text:p>
          </table:table-cell>
          <table:table-cell office:value-type="float" office:value="3240" table:formula="of:=[.F25]+[.E26]" table:style-name="ce1">
            <text:p>3240</text:p>
          </table:table-cell>
          <table:table-cell table:number-columns-repeated="16378"/>
        </table:table-row>
        <table:table-row table:style-name="ro4">
          <table:table-cell/>
          <table:table-cell office:value-type="float" office:value="16" table:style-name="ce1">
            <text:p>16</text:p>
          </table:table-cell>
          <table:table-cell office:value-type="float" office:value="900" table:formula="of:=IF([.D26]=1;[.C26]+[.$C$12];[.C26])" table:style-name="ce1">
            <text:p>900</text:p>
          </table:table-cell>
          <table:table-cell table:style-name="ce1"/>
          <table:table-cell office:value-type="float" office:value="-900" table:formula="of:=IF([.D27]=1;[.C27]*([.$D$9]-1);-[.C27])" table:style-name="ce1">
            <text:p>-900</text:p>
          </table:table-cell>
          <table:table-cell office:value-type="float" office:value="2340" table:formula="of:=[.F26]+[.E27]" table:style-name="ce1">
            <text:p>2340</text:p>
          </table:table-cell>
          <table:table-cell table:number-columns-repeated="16378"/>
        </table:table-row>
        <table:table-row table:number-rows-repeated="3" table:style-name="ro4">
          <table:table-cell table:number-columns-repeated="16384"/>
        </table:table-row>
        <table:table-row table:style-name="ro4">
          <table:table-cell/>
          <table:table-cell office:value-type="string" table:style-name="ce1">
            <text:p>Count</text:p>
          </table:table-cell>
          <table:table-cell office:value-type="float" office:value="16" table:formula="of:=COUNT([.C12:.C27])" table:style-name="ce1">
            <text:p>16</text:p>
          </table:table-cell>
          <table:table-cell office:value-type="float" office:value="8" table:formula="of:=COUNTIF([.D12:.D27];&quot;=1&quot;)" table:style-name="ce1">
            <text:p>8</text:p>
          </table:table-cell>
          <table:table-cell office:value-type="percentage" office:value="0.5" table:formula="of:=[.D31]/[.C31]" table:style-name="ce43">
            <text:p>50%</text:p>
          </table:table-cell>
          <table:table-cell table:number-columns-repeated="16379" table:style-name="ce1"/>
        </table:table-row>
        <table:table-row table:style-name="ro4">
          <table:table-cell/>
          <table:table-cell office:value-type="string" table:style-name="ce1">
            <text:p>Total</text:p>
          </table:table-cell>
          <table:table-cell office:value-type="float" office:value="9900" table:formula="of:=SUM([.C12:.C27])" table:style-name="ce1">
            <text:p>9900</text:p>
          </table:table-cell>
          <table:table-cell table:style-name="ce1"/>
          <table:table-cell office:value-type="float" office:value="2340" table:formula="of:=SUM([.E12:.E27])" table:style-name="ce1">
            <text:p>2340</text:p>
          </table:table-cell>
          <table:table-cell table:number-columns-repeated="16379" table:style-name="ce1"/>
        </table:table-row>
        <table:table-row table:number-rows-repeated="104854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percentage-style style:name="N36">
      <number:number number:decimal-places="1" number:min-integer-digits="1"/>
      <number:text>%</number:text>
    </number:percentage-style>
    <number:number-style style:name="N37">
      <number:number number:decimal-places="1" number:min-integer-digits="1" number:grouping="true"/>
    </number:number-style>
    <number:number-style style:name="N38">
      <number:number number:decimal-places="3" number:min-integer-digits="1"/>
    </number:number-style>
    <number:number-style style:name="N39">
      <number:number number:decimal-places="1" number:min-integer-digits="1"/>
    </number:number-style>
    <number:time-style style:name="N40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41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1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1P0"/>
    </number:currency-style>
    <style:style style:name="blue" style:family="table-cell" style:data-style-name="N0">
      <style:table-cell-properties style:vertical-align="automatic" fo:background-color="transparent"/>
      <style:text-properties fo:color="#6666FF" fo:font-weight="bold" style:font-weight-asian="bold" style:font-weight-complex="bold"/>
    </style:style>
    <style:style style:name="cf1" style:family="table-cell" style:data-style-name="N0">
      <style:text-properties fo:color="#6666FF" fo:font-weight="bold" style:font-weight-asian="bold" style:font-weight-complex="bold"/>
    </style:style>
    <style:style style:name="cf2" style:family="table-cell" style:data-style-name="N0">
      <style:text-properties fo:color="#CCCCCC"/>
    </style:style>
    <style:style style:name="cf3" style:family="table-cell" style:data-style-name="N0">
      <style:text-properties fo:color="#FF3333" fo:font-weight="bold" style:font-weight-asian="bold" style:font-weight-complex="bold"/>
    </style:style>
    <style:style style:name="gray" style:family="table-cell" style:data-style-name="N0">
      <style:table-cell-properties style:vertical-align="automatic" fo:background-color="transparent"/>
      <style:text-properties fo:color="#CCCCCC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Percent" style:family="table-cell" style:data-style-name="N13"/>
    <style:style style:name="red" style:family="table-cell" style:data-style-name="N0">
      <style:table-cell-properties style:vertical-align="automatic" fo:background-color="transparent"/>
      <style:text-properties fo:color="#FF3333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1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dc:creator>Hyukpyo Hong</dc:creator>
    <meta:creation-date>2017-07-02T21:37:40Z</meta:creation-date>
    <dc:date>2017-07-10T18:06:28Z</dc:date>
    <meta:editing-cycles>20</meta:editing-cycles>
    <meta:editing-duration>PT118800S</meta:editing-duration>
    <meta:user-defined meta:name="WorkbookGuid">e7754a78-68fa-41bb-a58c-3ace4f1f3e9a</meta:user-defined>
  </office:meta>
</office:document-meta>
</file>